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1.893cm"/>
    </style:style>
    <style:style style:name="co14" style:family="table-column">
      <style:table-column-properties fo:break-before="auto" style:column-width="3.874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67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6.828cm"/>
    </style:style>
    <style:style style:name="co9" style:family="table-column">
      <style:table-column-properties fo:break-before="auto" style:column-width="4.987cm"/>
    </style:style>
    <style:style style:name="co10" style:family="table-column">
      <style:table-column-properties fo:break-before="auto" style:column-width="4.389cm"/>
    </style:style>
    <style:style style:name="co11" style:family="table-column">
      <style:table-column-properties fo:break-before="auto" style:column-width="5.549cm"/>
    </style:style>
    <style:style style:name="co17" style:family="table-column">
      <style:table-column-properties fo:break-before="auto" style:column-width="6.493cm"/>
    </style:style>
    <style:style style:name="co18" style:family="table-column">
      <style:table-column-properties fo:break-before="auto" style:column-width="4.625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3.999cm"/>
    </style:style>
    <style:style style:name="co21" style:family="table-column">
      <style:table-column-properties fo:break-before="auto" style:column-width="0.18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c2300"/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12" style:family="table-cell" style:parent-style-name="Default">
      <style:text-properties style:text-position="" style:font-name="Liberation Sans" style:font-name-asian="DejaVu Sans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text-underline-style="none"/>
    </style:style>
    <style:style style:name="ce9" style:family="table-cell" style:parent-style-name="Default">
      <style:table-cell-properties fo:background-color="#3deb3d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text-underline-style="non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Untitled4" style:base-cell-address="alignment.A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  <style:map style:condition="is-true-formula(ISODD(ROW()))" style:apply-style-name="Untitled4" style:base-cell-address="alignment.B5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  <style:map style:condition="is-true-formula(ISODD(ROW()))" style:apply-style-name="Untitled4" style:base-cell-address="alignment.A5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  <style:map style:condition="is-true-formula(ISODD(ROW()))" style:apply-style-name="Untitled6" style:base-cell-address="alignment.C2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  <style:map style:condition="is-true-formula(ISODD(ROW()))" style:apply-style-name="Untitled6" style:base-cell-address="alignment.C2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</office:automatic-styles>
  <office:body>
    <office:spreadsheet>
      <table:table table:name="alignment" table:style-name="ta1">
        <office:forms form:automatic-focus="false" form:apply-design-mode="false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number-columns-repeated="4" table:default-cell-style-name="ce16"/>
        <table:table-column table:style-name="co20" table:default-cell-style-name="ce16"/>
        <table:table-column table:style-name="co21" table:default-cell-style-name="ce16"/>
        <table:table-column table:style-name="co19" table:number-columns-repeated="1010" table:default-cell-style-name="ce16"/>
        <table:table-row table:style-name="ro1">
          <table:table-cell table:style-name="ce6" table:number-columns-repeated="2"/>
          <table:table-cell table:style-name="ce6" office:value-type="string">
            <text:p>AlchemyAPI</text:p>
          </table:table-cell>
          <table:table-cell table:style-name="ce6" office:value-type="string">
            <text:p>DBpedia Spotlight</text:p>
          </table:table-cell>
          <table:table-cell table:style-name="ce6" office:value-type="string">
            <text:p>Evri</text:p>
          </table:table-cell>
          <table:table-cell table:style-name="ce6" office:value-type="string">
            <text:p>Extractiv</text:p>
          </table:table-cell>
          <table:table-cell table:style-name="ce6" office:value-type="string">
            <text:p>Lupedia</text:p>
          </table:table-cell>
          <table:table-cell table:style-name="ce6" office:value-type="string">
            <text:p>OpenCalais</text:p>
          </table:table-cell>
          <table:table-cell table:style-name="ce6" office:value-type="string">
            <text:p>Saplo</text:p>
          </table:table-cell>
          <table:table-cell table:style-name="ce6" office:value-type="string">
            <text:p>Semitags</text:p>
          </table:table-cell>
          <table:table-cell table:style-name="ce6" office:value-type="string">
            <text:p>Wikimeta</text:p>
          </table:table-cell>
          <table:table-cell table:style-name="ce6" office:value-type="string">
            <text:p>YCA</text:p>
          </table:table-cell>
          <table:table-cell table:style-name="ce6" office:value-type="string">
            <text:p>Zemanta</text:p>
          </table:table-cell>
          <table:table-cell table:style-name="ce6"/>
          <table:table-cell table:style-name="ce6" office:value-type="string">
            <text:p>Occurrence</text:p>
          </table:table-cell>
          <table:table-cell table:style-name="ce19" table:number-columns-repeated="1009"/>
        </table:table-row>
        <table:table-row table:style-name="ro2">
          <table:table-cell table:style-name="ce7" office:value-type="string">
            <text:p>Person</text:p>
          </table:table-cell>
          <table:table-cell table:style-name="ce14"/>
          <table:table-cell table:number-columns-repeated="3" table:style-name="ce17" office:value-type="string">
            <text:p>Person</text:p>
          </table:table-cell>
          <table:table-cell table:style-name="ce17" office:value-type="string">
            <text:p>PERSON</text:p>
          </table:table-cell>
          <table:table-cell table:number-columns-repeated="2" table:style-name="ce17" office:value-type="string">
            <text:p>Person</text:p>
          </table:table-cell>
          <table:table-cell table:number-columns-repeated="2" table:style-name="ce17" office:value-type="string">
            <text:p>person</text:p>
          </table:table-cell>
          <table:table-cell table:style-name="ce17" office:value-type="string">
            <text:p>PERS</text:p>
          </table:table-cell>
          <table:table-cell table:number-columns-repeated="2" table:style-name="ce17" office:value-type="string">
            <text:p>person</text:p>
          </table:table-cell>
          <table:table-cell table:style-name="ce17"/>
          <table:table-cell table:style-name="ce18" table:formula="of:=IF([.C2]=&quot;&quot;;0;1) + IF([.D2]=&quot;&quot;;0;1) + IF([.E2]=&quot;&quot;;0;1) + IF([.F2]=&quot;&quot;;0;1) + IF([.G2]=&quot;&quot;;0;1) + IF([.H2]=&quot;&quot;;0;1) + IF([.I2]=&quot;&quot;;0;1) + IF([.K2]=&quot;&quot;;0;1) + IF([.L2]=&quot;&quot;;0;1) + IF([.M2]=&quot;&quot;;0;1) + IF([.J2]=&quot;&quot;;0;1)" office:value-type="float" office:value="11">
            <text:p>11</text:p>
          </table:table-cell>
          <table:table-cell table:number-columns-repeated="1009"/>
        </table:table-row>
        <table:table-row table:style-name="ro2">
          <table:table-cell table:style-name="ce7" office:value-type="string">
            <text:p>Organization</text:p>
          </table:table-cell>
          <table:table-cell table:style-name="ce14"/>
          <table:table-cell table:number-columns-repeated="3" table:style-name="ce17" office:value-type="string">
            <text:p>Organization</text:p>
          </table:table-cell>
          <table:table-cell table:style-name="ce17" office:value-type="string">
            <text:p>ORGANIZATION</text:p>
          </table:table-cell>
          <table:table-cell table:number-columns-repeated="3" table:style-name="ce17" office:value-type="string">
            <text:p>Organization</text:p>
          </table:table-cell>
          <table:table-cell table:style-name="ce17" office:value-type="string">
            <text:p>organization</text:p>
          </table:table-cell>
          <table:table-cell table:style-name="ce17" office:value-type="string">
            <text:p>ORG</text:p>
          </table:table-cell>
          <table:table-cell table:number-columns-repeated="2" table:style-name="ce17" office:value-type="string">
            <text:p>organization</text:p>
          </table:table-cell>
          <table:table-cell table:style-name="ce17"/>
          <table:table-cell table:style-name="ce18" table:formula="of:=IF([.C3]=&quot;&quot;;0;1) + IF([.D3]=&quot;&quot;;0;1) + IF([.E3]=&quot;&quot;;0;1) + IF([.F3]=&quot;&quot;;0;1) + IF([.G3]=&quot;&quot;;0;1) + IF([.H3]=&quot;&quot;;0;1) + IF([.I3]=&quot;&quot;;0;1) + IF([.K3]=&quot;&quot;;0;1) + IF([.L3]=&quot;&quot;;0;1) + IF([.M3]=&quot;&quot;;0;1) + IF([.J3]=&quot;&quot;;0;1)" office:value-type="float" office:value="11">
            <text:p>1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untry</text:p>
          </table:table-cell>
          <table:table-cell table:style-name="ce8"/>
          <table:table-cell table:number-columns-repeated="2" table:style-name="ce17" office:value-type="string">
            <text:p>Country</text:p>
          </table:table-cell>
          <table:table-cell table:style-name="ce17"/>
          <table:table-cell table:style-name="ce17" office:value-type="string">
            <text:p>COUNTRY</text:p>
          </table:table-cell>
          <table:table-cell table:number-columns-repeated="2" table:style-name="ce17" office:value-type="string">
            <text:p>Country</text:p>
          </table:table-cell>
          <table:table-cell table:number-columns-repeated="4" table:style-name="ce17"/>
          <table:table-cell table:style-name="ce17" office:value-type="string">
            <text:p>country</text:p>
          </table:table-cell>
          <table:table-cell table:style-name="ce17"/>
          <table:table-cell table:style-name="ce18" table:formula="of:=IF([.C4]=&quot;&quot;;0;1) + IF([.D4]=&quot;&quot;;0;1) + IF([.E4]=&quot;&quot;;0;1) + IF([.F4]=&quot;&quot;;0;1) + IF([.G4]=&quot;&quot;;0;1) + IF([.H4]=&quot;&quot;;0;1) + IF([.I4]=&quot;&quot;;0;1) + IF([.K4]=&quot;&quot;;0;1) + IF([.L4]=&quot;&quot;;0;1) + IF([.M4]=&quot;&quot;;0;1) + IF([.J4]=&quot;&quot;;0;1)" office:value-type="float" office:value="6">
            <text:p>6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pany</text:p>
          </table:table-cell>
          <table:table-cell table:style-name="ce8"/>
          <table:table-cell table:number-columns-repeated="2" table:style-name="ce17" office:value-type="string">
            <text:p>Company</text:p>
          </table:table-cell>
          <table:table-cell table:style-name="ce17"/>
          <table:table-cell table:style-name="ce17" office:value-type="string">
            <text:p>COMMERCIAL_ORG</text:p>
          </table:table-cell>
          <table:table-cell table:number-columns-repeated="2" table:style-name="ce17" office:value-type="string">
            <text:p>Company</text:p>
          </table:table-cell>
          <table:table-cell table:number-columns-repeated="4" table:style-name="ce17"/>
          <table:table-cell table:style-name="ce17" office:value-type="string">
            <text:p>company</text:p>
          </table:table-cell>
          <table:table-cell table:style-name="ce17"/>
          <table:table-cell table:style-name="ce18" table:formula="of:=IF([.C5]=&quot;&quot;;0;1) + IF([.D5]=&quot;&quot;;0;1) + IF([.E5]=&quot;&quot;;0;1) + IF([.F5]=&quot;&quot;;0;1) + IF([.G5]=&quot;&quot;;0;1) + IF([.H5]=&quot;&quot;;0;1) + IF([.I5]=&quot;&quot;;0;1) + IF([.K5]=&quot;&quot;;0;1) + IF([.L5]=&quot;&quot;;0;1) + IF([.M5]=&quot;&quot;;0;1) + IF([.J5]=&quot;&quot;;0;1)" office:value-type="float" office:value="6">
            <text:p>6</text:p>
          </table:table-cell>
          <table:table-cell table:number-columns-repeated="1009"/>
        </table:table-row>
        <table:table-row table:style-name="ro2">
          <table:table-cell table:style-name="ce7" office:value-type="string">
            <text:p>Location</text:p>
          </table:table-cell>
          <table:table-cell table:style-name="ce14"/>
          <table:table-cell table:style-name="ce17"/>
          <table:table-cell table:style-name="ce17" office:value-type="string">
            <text:p>Place</text:p>
          </table:table-cell>
          <table:table-cell table:style-name="ce17" office:value-type="string">
            <text:p>Location</text:p>
          </table:table-cell>
          <table:table-cell table:style-name="ce17"/>
          <table:table-cell table:style-name="ce17" office:value-type="string">
            <text:p>Place</text:p>
          </table:table-cell>
          <table:table-cell table:style-name="ce17"/>
          <table:table-cell table:number-columns-repeated="2" table:style-name="ce17" office:value-type="string">
            <text:p>location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location</text:p>
          </table:table-cell>
          <table:table-cell table:style-name="ce17"/>
          <table:table-cell table:style-name="ce17"/>
          <table:table-cell table:style-name="ce18" table:formula="of:=IF([.C6]=&quot;&quot;;0;1) + IF([.D6]=&quot;&quot;;0;1) + IF([.E6]=&quot;&quot;;0;1) + IF([.F6]=&quot;&quot;;0;1) + IF([.G6]=&quot;&quot;;0;1) + IF([.H6]=&quot;&quot;;0;1) + IF([.I6]=&quot;&quot;;0;1) + IF([.K6]=&quot;&quot;;0;1) + IF([.L6]=&quot;&quot;;0;1) + IF([.M6]=&quot;&quot;;0;1) + IF([.J6]=&quot;&quot;;0;1)" office:value-type="float" office:value="7">
            <text:p>7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ntinent</text:p>
          </table:table-cell>
          <table:table-cell table:style-name="ce8"/>
          <table:table-cell table:number-columns-repeated="2" table:style-name="ce17" office:value-type="string">
            <text:p>Continent</text:p>
          </table:table-cell>
          <table:table-cell table:style-name="ce17"/>
          <table:table-cell table:style-name="ce17" office:value-type="string">
            <text:p>CONTINENT</text:p>
          </table:table-cell>
          <table:table-cell table:number-columns-repeated="2" table:style-name="ce17" office:value-type="string">
            <text:p>Continent</text:p>
          </table:table-cell>
          <table:table-cell table:number-columns-repeated="5" table:style-name="ce17"/>
          <table:table-cell table:style-name="ce17"/>
          <table:table-cell table:style-name="ce18" table:formula="of:=IF([.C7]=&quot;&quot;;0;1) + IF([.D7]=&quot;&quot;;0;1) + IF([.E7]=&quot;&quot;;0;1) + IF([.F7]=&quot;&quot;;0;1) + IF([.G7]=&quot;&quot;;0;1) + IF([.H7]=&quot;&quot;;0;1) + IF([.I7]=&quot;&quot;;0;1) + IF([.K7]=&quot;&quot;;0;1) + IF([.L7]=&quot;&quot;;0;1) + IF([.M7]=&quot;&quot;;0;1) + IF([.J7]=&quot;&quot;;0;1)" office:value-type="float" office:value="5">
            <text:p>5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ity</text:p>
          </table:table-cell>
          <table:table-cell table:style-name="ce8"/>
          <table:table-cell table:number-columns-repeated="2" table:style-name="ce17" office:value-type="string">
            <text:p>City</text:p>
          </table:table-cell>
          <table:table-cell table:style-name="ce17"/>
          <table:table-cell table:style-name="ce17" office:value-type="string">
            <text:p>CITY</text:p>
          </table:table-cell>
          <table:table-cell table:number-columns-repeated="2" table:style-name="ce17" office:value-type="string">
            <text:p>City</text:p>
          </table:table-cell>
          <table:table-cell table:number-columns-repeated="5" table:style-name="ce17"/>
          <table:table-cell table:style-name="ce17"/>
          <table:table-cell table:style-name="ce18" table:formula="of:=IF([.C8]=&quot;&quot;;0;1) + IF([.D8]=&quot;&quot;;0;1) + IF([.E8]=&quot;&quot;;0;1) + IF([.F8]=&quot;&quot;;0;1) + IF([.G8]=&quot;&quot;;0;1) + IF([.H8]=&quot;&quot;;0;1) + IF([.I8]=&quot;&quot;;0;1) + IF([.K8]=&quot;&quot;;0;1) + IF([.L8]=&quot;&quot;;0;1) + IF([.M8]=&quot;&quot;;0;1) + IF([.J8]=&quot;&quot;;0;1)" office:value-type="float" office:value="5">
            <text:p>5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adioStation</text:p>
          </table:table-cell>
          <table:table-cell table:style-name="ce8"/>
          <table:table-cell table:style-name="ce17"/>
          <table:table-cell table:style-name="ce17" office:value-type="string">
            <text:p>RadioStation</text:p>
          </table:table-cell>
          <table:table-cell table:style-name="ce17"/>
          <table:table-cell table:style-name="ce17" office:value-type="string">
            <text:p>RADIO_STATION</text:p>
          </table:table-cell>
          <table:table-cell table:number-columns-repeated="2" table:style-name="ce17" office:value-type="string">
            <text:p>RadioStation</text:p>
          </table:table-cell>
          <table:table-cell table:number-columns-repeated="4" table:style-name="ce17"/>
          <table:table-cell table:style-name="ce17" office:value-type="string">
            <text:p>radio_station</text:p>
          </table:table-cell>
          <table:table-cell table:style-name="ce17"/>
          <table:table-cell table:style-name="ce18" table:formula="of:=IF([.C9]=&quot;&quot;;0;1) + IF([.D9]=&quot;&quot;;0;1) + IF([.E9]=&quot;&quot;;0;1) + IF([.F9]=&quot;&quot;;0;1) + IF([.G9]=&quot;&quot;;0;1) + IF([.H9]=&quot;&quot;;0;1) + IF([.I9]=&quot;&quot;;0;1) + IF([.K9]=&quot;&quot;;0;1) + IF([.L9]=&quot;&quot;;0;1) + IF([.M9]=&quot;&quot;;0;1) + IF([.J9]=&quot;&quot;;0;1)" office:value-type="float" office:value="5">
            <text:p>5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lbum</text:p>
          </table:table-cell>
          <table:table-cell table:style-name="ce8"/>
          <table:table-cell table:style-name="ce17"/>
          <table:table-cell table:style-name="ce17" office:value-type="string">
            <text:p>Album</text:p>
          </table:table-cell>
          <table:table-cell table:style-name="ce17"/>
          <table:table-cell table:style-name="ce17" office:value-type="string">
            <text:p>ALBUM</text:p>
          </table:table-cell>
          <table:table-cell table:number-columns-repeated="2" table:style-name="ce17" office:value-type="string">
            <text:p>Album</text:p>
          </table:table-cell>
          <table:table-cell table:number-columns-repeated="4" table:style-name="ce17"/>
          <table:table-cell table:style-name="ce17" office:value-type="string">
            <text:p>album</text:p>
          </table:table-cell>
          <table:table-cell table:style-name="ce17"/>
          <table:table-cell table:style-name="ce18" table:formula="of:=IF([.C10]=&quot;&quot;;0;1) + IF([.D10]=&quot;&quot;;0;1) + IF([.E10]=&quot;&quot;;0;1) + IF([.F10]=&quot;&quot;;0;1) + IF([.G10]=&quot;&quot;;0;1) + IF([.H10]=&quot;&quot;;0;1) + IF([.I10]=&quot;&quot;;0;1) + IF([.K10]=&quot;&quot;;0;1) + IF([.L10]=&quot;&quot;;0;1) + IF([.M10]=&quot;&quot;;0;1) + IF([.J10]=&quot;&quot;;0;1)" office:value-type="float" office:value="5">
            <text:p>5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duct</text:p>
          </table:table-cell>
          <table:table-cell table:style-name="ce8"/>
          <table:table-cell table:style-name="ce17" office:value-type="string">
            <text:p>Product</text:p>
          </table:table-cell>
          <table:table-cell table:style-name="ce17"/>
          <table:table-cell table:style-name="ce17" office:value-type="string">
            <text:p>Product</text:p>
          </table:table-cell>
          <table:table-cell table:number-columns-repeated="2" table:style-name="ce17"/>
          <table:table-cell table:style-name="ce17" office:value-type="string">
            <text:p>Product</text:p>
          </table:table-cell>
          <table:table-cell table:number-columns-repeated="2" table:style-name="ce17"/>
          <table:table-cell table:style-name="ce17" office:value-type="string">
            <text:p>PROD</text:p>
          </table:table-cell>
          <table:table-cell table:style-name="ce17"/>
          <table:table-cell table:style-name="ce17" office:value-type="string">
            <text:p>consumer_product</text:p>
          </table:table-cell>
          <table:table-cell table:style-name="ce17"/>
          <table:table-cell table:style-name="ce18" table:formula="of:=IF([.C11]=&quot;&quot;;0;1) + IF([.D11]=&quot;&quot;;0;1) + IF([.E11]=&quot;&quot;;0;1) + IF([.F11]=&quot;&quot;;0;1) + IF([.G11]=&quot;&quot;;0;1) + IF([.H11]=&quot;&quot;;0;1) + IF([.I11]=&quot;&quot;;0;1) + IF([.K11]=&quot;&quot;;0;1) + IF([.L11]=&quot;&quot;;0;1) + IF([.M11]=&quot;&quot;;0;1) + IF([.J11]=&quot;&quot;;0;1)" office:value-type="float" office:value="5">
            <text:p>5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rug</text:p>
          </table:table-cell>
          <table:table-cell table:style-name="ce8"/>
          <table:table-cell table:number-columns-repeated="2" table:style-name="ce17" office:value-type="string">
            <text:p>Drug</text:p>
          </table:table-cell>
          <table:table-cell table:style-name="ce17"/>
          <table:table-cell table:style-name="ce17" office:value-type="string">
            <text:p>DRUG</text:p>
          </table:table-cell>
          <table:table-cell table:style-name="ce17" office:value-type="string">
            <text:p>Drug</text:p>
          </table:table-cell>
          <table:table-cell table:number-columns-repeated="6" table:style-name="ce17"/>
          <table:table-cell table:style-name="ce17"/>
          <table:table-cell table:style-name="ce18" table:formula="of:=IF([.C12]=&quot;&quot;;0;1) + IF([.D12]=&quot;&quot;;0;1) + IF([.E12]=&quot;&quot;;0;1) + IF([.F12]=&quot;&quot;;0;1) + IF([.G12]=&quot;&quot;;0;1) + IF([.H12]=&quot;&quot;;0;1) + IF([.I12]=&quot;&quot;;0;1) + IF([.K12]=&quot;&quot;;0;1) + IF([.L12]=&quot;&quot;;0;1) + IF([.M12]=&quot;&quot;;0;1) + IF([.J12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peratingSystem</text:p>
          </table:table-cell>
          <table:table-cell table:style-name="ce8"/>
          <table:table-cell table:style-name="ce17" office:value-type="string">
            <text:p>OperatingSystem</text:p>
          </table:table-cell>
          <table:table-cell table:number-columns-repeated="2" table:style-name="ce17"/>
          <table:table-cell table:style-name="ce17" office:value-type="string">
            <text:p>OPERATING_SYSTEM</text:p>
          </table:table-cell>
          <table:table-cell table:style-name="ce17"/>
          <table:table-cell table:style-name="ce17" office:value-type="string">
            <text:p>OperatingSystem</text:p>
          </table:table-cell>
          <table:table-cell table:number-columns-repeated="4" table:style-name="ce17"/>
          <table:table-cell table:style-name="ce17" office:value-type="string">
            <text:p>operating_system</text:p>
          </table:table-cell>
          <table:table-cell table:style-name="ce17"/>
          <table:table-cell table:style-name="ce18" table:formula="of:=IF([.C13]=&quot;&quot;;0;1) + IF([.D13]=&quot;&quot;;0;1) + IF([.E13]=&quot;&quot;;0;1) + IF([.F13]=&quot;&quot;;0;1) + IF([.G13]=&quot;&quot;;0;1) + IF([.H13]=&quot;&quot;;0;1) + IF([.I13]=&quot;&quot;;0;1) + IF([.K13]=&quot;&quot;;0;1) + IF([.L13]=&quot;&quot;;0;1) + IF([.M13]=&quot;&quot;;0;1) + IF([.J13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tadium</text:p>
          </table:table-cell>
          <table:table-cell table:style-name="ce8"/>
          <table:table-cell table:number-columns-repeated="2" table:style-name="ce17" office:value-type="string">
            <text:p>Stadium</text:p>
          </table:table-cell>
          <table:table-cell table:style-name="ce17"/>
          <table:table-cell table:style-name="ce17" office:value-type="string">
            <text:p>STADIUM</text:p>
          </table:table-cell>
          <table:table-cell table:style-name="ce17" office:value-type="string">
            <text:p>Stadium</text:p>
          </table:table-cell>
          <table:table-cell table:number-columns-repeated="6" table:style-name="ce17"/>
          <table:table-cell table:style-name="ce17"/>
          <table:table-cell table:style-name="ce18" table:formula="of:=IF([.C14]=&quot;&quot;;0;1) + IF([.D14]=&quot;&quot;;0;1) + IF([.E14]=&quot;&quot;;0;1) + IF([.F14]=&quot;&quot;;0;1) + IF([.G14]=&quot;&quot;;0;1) + IF([.H14]=&quot;&quot;;0;1) + IF([.I14]=&quot;&quot;;0;1) + IF([.K14]=&quot;&quot;;0;1) + IF([.L14]=&quot;&quot;;0;1) + IF([.M14]=&quot;&quot;;0;1) + IF([.J14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ospital</text:p>
          </table:table-cell>
          <table:table-cell table:style-name="ce8"/>
          <table:table-cell table:number-columns-repeated="2" table:style-name="ce17" office:value-type="string">
            <text:p>Hospital</text:p>
          </table:table-cell>
          <table:table-cell table:style-name="ce17"/>
          <table:table-cell table:style-name="ce17" office:value-type="string">
            <text:p>HOSPITAL</text:p>
          </table:table-cell>
          <table:table-cell table:style-name="ce17" office:value-type="string">
            <text:p>Hospital</text:p>
          </table:table-cell>
          <table:table-cell table:number-columns-repeated="6" table:style-name="ce17"/>
          <table:table-cell table:style-name="ce17"/>
          <table:table-cell table:style-name="ce18" table:formula="of:=IF([.C15]=&quot;&quot;;0;1) + IF([.D15]=&quot;&quot;;0;1) + IF([.E15]=&quot;&quot;;0;1) + IF([.F15]=&quot;&quot;;0;1) + IF([.G15]=&quot;&quot;;0;1) + IF([.H15]=&quot;&quot;;0;1) + IF([.I15]=&quot;&quot;;0;1) + IF([.K15]=&quot;&quot;;0;1) + IF([.L15]=&quot;&quot;;0;1) + IF([.M15]=&quot;&quot;;0;1) + IF([.J15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irport</text:p>
          </table:table-cell>
          <table:table-cell table:style-name="ce8"/>
          <table:table-cell table:number-columns-repeated="2" table:style-name="ce17" office:value-type="string">
            <text:p>Airport</text:p>
          </table:table-cell>
          <table:table-cell table:style-name="ce17"/>
          <table:table-cell table:style-name="ce17" office:value-type="string">
            <text:p>AIRPORT</text:p>
          </table:table-cell>
          <table:table-cell table:style-name="ce17" office:value-type="string">
            <text:p>Airport</text:p>
          </table:table-cell>
          <table:table-cell table:number-columns-repeated="6" table:style-name="ce17"/>
          <table:table-cell table:style-name="ce17"/>
          <table:table-cell table:style-name="ce18" table:formula="of:=IF([.C16]=&quot;&quot;;0;1) + IF([.D16]=&quot;&quot;;0;1) + IF([.E16]=&quot;&quot;;0;1) + IF([.F16]=&quot;&quot;;0;1) + IF([.G16]=&quot;&quot;;0;1) + IF([.H16]=&quot;&quot;;0;1) + IF([.I16]=&quot;&quot;;0;1) + IF([.K16]=&quot;&quot;;0;1) + IF([.L16]=&quot;&quot;;0;1) + IF([.M16]=&quot;&quot;;0;1) + IF([.J16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ridge</text:p>
          </table:table-cell>
          <table:table-cell table:style-name="ce8"/>
          <table:table-cell table:number-columns-repeated="2" table:style-name="ce17" office:value-type="string">
            <text:p>Bridge</text:p>
          </table:table-cell>
          <table:table-cell table:style-name="ce17"/>
          <table:table-cell table:style-name="ce17" office:value-type="string">
            <text:p>BRIDGE</text:p>
          </table:table-cell>
          <table:table-cell table:style-name="ce17" office:value-type="string">
            <text:p>Bridge</text:p>
          </table:table-cell>
          <table:table-cell table:number-columns-repeated="6" table:style-name="ce17"/>
          <table:table-cell table:style-name="ce17"/>
          <table:table-cell table:style-name="ce18" table:formula="of:=IF([.C17]=&quot;&quot;;0;1) + IF([.D17]=&quot;&quot;;0;1) + IF([.E17]=&quot;&quot;;0;1) + IF([.F17]=&quot;&quot;;0;1) + IF([.G17]=&quot;&quot;;0;1) + IF([.H17]=&quot;&quot;;0;1) + IF([.I17]=&quot;&quot;;0;1) + IF([.K17]=&quot;&quot;;0;1) + IF([.L17]=&quot;&quot;;0;1) + IF([.M17]=&quot;&quot;;0;1) + IF([.J17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iver</text:p>
          </table:table-cell>
          <table:table-cell table:style-name="ce8"/>
          <table:table-cell table:number-columns-repeated="2" table:style-name="ce17" office:value-type="string">
            <text:p>River</text:p>
          </table:table-cell>
          <table:table-cell table:style-name="ce17"/>
          <table:table-cell table:style-name="ce17" office:value-type="string">
            <text:p>RIVER</text:p>
          </table:table-cell>
          <table:table-cell table:style-name="ce17" office:value-type="string">
            <text:p>River</text:p>
          </table:table-cell>
          <table:table-cell table:number-columns-repeated="6" table:style-name="ce17"/>
          <table:table-cell table:style-name="ce17"/>
          <table:table-cell table:style-name="ce18" table:formula="of:=IF([.C18]=&quot;&quot;;0;1) + IF([.D18]=&quot;&quot;;0;1) + IF([.E18]=&quot;&quot;;0;1) + IF([.F18]=&quot;&quot;;0;1) + IF([.G18]=&quot;&quot;;0;1) + IF([.H18]=&quot;&quot;;0;1) + IF([.I18]=&quot;&quot;;0;1) + IF([.K18]=&quot;&quot;;0;1) + IF([.L18]=&quot;&quot;;0;1) + IF([.M18]=&quot;&quot;;0;1) + IF([.J18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ake</text:p>
          </table:table-cell>
          <table:table-cell table:style-name="ce8"/>
          <table:table-cell table:number-columns-repeated="2" table:style-name="ce17" office:value-type="string">
            <text:p>Lake</text:p>
          </table:table-cell>
          <table:table-cell table:style-name="ce17"/>
          <table:table-cell table:style-name="ce17" office:value-type="string">
            <text:p>LAKE</text:p>
          </table:table-cell>
          <table:table-cell table:style-name="ce17" office:value-type="string">
            <text:p>Lake</text:p>
          </table:table-cell>
          <table:table-cell table:number-columns-repeated="6" table:style-name="ce17"/>
          <table:table-cell table:style-name="ce17"/>
          <table:table-cell table:style-name="ce18" table:formula="of:=IF([.C19]=&quot;&quot;;0;1) + IF([.D19]=&quot;&quot;;0;1) + IF([.E19]=&quot;&quot;;0;1) + IF([.F19]=&quot;&quot;;0;1) + IF([.G19]=&quot;&quot;;0;1) + IF([.H19]=&quot;&quot;;0;1) + IF([.I19]=&quot;&quot;;0;1) + IF([.K19]=&quot;&quot;;0;1) + IF([.L19]=&quot;&quot;;0;1) + IF([.M19]=&quot;&quot;;0;1) + IF([.J19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olitician</text:p>
          </table:table-cell>
          <table:table-cell table:style-name="ce8"/>
          <table:table-cell table:number-columns-repeated="2" table:style-name="ce17" office:value-type="string">
            <text:p>Politician</text:p>
          </table:table-cell>
          <table:table-cell table:number-columns-repeated="2" table:style-name="ce17"/>
          <table:table-cell table:style-name="ce17" office:value-type="string">
            <text:p>Politician</text:p>
          </table:table-cell>
          <table:table-cell table:number-columns-repeated="5" table:style-name="ce17"/>
          <table:table-cell table:style-name="ce17" office:value-type="string">
            <text:p>politician</text:p>
          </table:table-cell>
          <table:table-cell table:style-name="ce17"/>
          <table:table-cell table:style-name="ce18" table:formula="of:=IF([.C20]=&quot;&quot;;0;1) + IF([.D20]=&quot;&quot;;0;1) + IF([.E20]=&quot;&quot;;0;1) + IF([.F20]=&quot;&quot;;0;1) + IF([.G20]=&quot;&quot;;0;1) + IF([.H20]=&quot;&quot;;0;1) + IF([.I20]=&quot;&quot;;0;1) + IF([.K20]=&quot;&quot;;0;1) + IF([.L20]=&quot;&quot;;0;1) + IF([.M20]=&quot;&quot;;0;1) + IF([.J20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Station</text:p>
          </table:table-cell>
          <table:table-cell table:style-name="ce8"/>
          <table:table-cell table:style-name="ce17" office:value-type="string">
            <text:p>TelevisionStation</text:p>
          </table:table-cell>
          <table:table-cell table:style-name="ce17" office:value-type="string">
            <text:p>TVStation</text:p>
          </table:table-cell>
          <table:table-cell table:number-columns-repeated="2" table:style-name="ce17"/>
          <table:table-cell table:style-name="ce17" office:value-type="string">
            <text:p>TVStation</text:p>
          </table:table-cell>
          <table:table-cell table:number-columns-repeated="5" table:style-name="ce17"/>
          <table:table-cell table:style-name="ce17" office:value-type="string">
            <text:p>tv_station</text:p>
          </table:table-cell>
          <table:table-cell table:style-name="ce17"/>
          <table:table-cell table:style-name="ce18" table:formula="of:=IF([.C21]=&quot;&quot;;0;1) + IF([.D21]=&quot;&quot;;0;1) + IF([.E21]=&quot;&quot;;0;1) + IF([.F21]=&quot;&quot;;0;1) + IF([.G21]=&quot;&quot;;0;1) + IF([.H21]=&quot;&quot;;0;1) + IF([.I21]=&quot;&quot;;0;1) + IF([.K21]=&quot;&quot;;0;1) + IF([.L21]=&quot;&quot;;0;1) + IF([.M21]=&quot;&quot;;0;1) + IF([.J21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roadcast</text:p>
          </table:table-cell>
          <table:table-cell table:style-name="ce8"/>
          <table:table-cell table:style-name="ce17"/>
          <table:table-cell table:style-name="ce17" office:value-type="string">
            <text:p>Broadcast</text:p>
          </table:table-cell>
          <table:table-cell table:style-name="ce17"/>
          <table:table-cell table:style-name="ce17" office:value-type="string">
            <text:p>BROADCAST</text:p>
          </table:table-cell>
          <table:table-cell table:style-name="ce17" office:value-type="string">
            <text:p>Broadcast</text:p>
          </table:table-cell>
          <table:table-cell table:number-columns-repeated="5" table:style-name="ce17"/>
          <table:table-cell table:style-name="ce17" office:value-type="string">
            <text:p>broadcast</text:p>
          </table:table-cell>
          <table:table-cell table:style-name="ce17"/>
          <table:table-cell table:style-name="ce18" table:formula="of:=IF([.C22]=&quot;&quot;;0;1) + IF([.D22]=&quot;&quot;;0;1) + IF([.E22]=&quot;&quot;;0;1) + IF([.F22]=&quot;&quot;;0;1) + IF([.G22]=&quot;&quot;;0;1) + IF([.H22]=&quot;&quot;;0;1) + IF([.I22]=&quot;&quot;;0;1) + IF([.K22]=&quot;&quot;;0;1) + IF([.L22]=&quot;&quot;;0;1) + IF([.M22]=&quot;&quot;;0;1) + IF([.J22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and</text:p>
          </table:table-cell>
          <table:table-cell table:style-name="ce8"/>
          <table:table-cell table:style-name="ce17" office:value-type="string">
            <text:p>MusicGroup</text:p>
          </table:table-cell>
          <table:table-cell table:style-name="ce17" office:value-type="string">
            <text:p>Band</text:p>
          </table:table-cell>
          <table:table-cell table:style-name="ce17"/>
          <table:table-cell table:style-name="ce17" office:value-type="string">
            <text:p>BAND</text:p>
          </table:table-cell>
          <table:table-cell table:style-name="ce17" office:value-type="string">
            <text:p>Band</text:p>
          </table:table-cell>
          <table:table-cell table:number-columns-repeated="6" table:style-name="ce17"/>
          <table:table-cell table:style-name="ce17"/>
          <table:table-cell table:style-name="ce18" table:formula="of:=IF([.C23]=&quot;&quot;;0;1) + IF([.D23]=&quot;&quot;;0;1) + IF([.E23]=&quot;&quot;;0;1) + IF([.F23]=&quot;&quot;;0;1) + IF([.G23]=&quot;&quot;;0;1) + IF([.H23]=&quot;&quot;;0;1) + IF([.I23]=&quot;&quot;;0;1) + IF([.K23]=&quot;&quot;;0;1) + IF([.L23]=&quot;&quot;;0;1) + IF([.M23]=&quot;&quot;;0;1) + IF([.J23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sLeague</text:p>
          </table:table-cell>
          <table:table-cell table:style-name="ce8"/>
          <table:table-cell table:style-name="ce17"/>
          <table:table-cell table:style-name="ce17" office:value-type="string">
            <text:p>SportsLeague</text:p>
          </table:table-cell>
          <table:table-cell table:style-name="ce17"/>
          <table:table-cell table:style-name="ce17" office:value-type="string">
            <text:p>SPORTS_LEAGUE</text:p>
          </table:table-cell>
          <table:table-cell table:number-columns-repeated="2" table:style-name="ce17" office:value-type="string">
            <text:p>SportsLeague</text:p>
          </table:table-cell>
          <table:table-cell table:number-columns-repeated="5" table:style-name="ce17"/>
          <table:table-cell table:style-name="ce17"/>
          <table:table-cell table:style-name="ce18" table:formula="of:=IF([.C24]=&quot;&quot;;0;1) + IF([.D24]=&quot;&quot;;0;1) + IF([.E24]=&quot;&quot;;0;1) + IF([.F24]=&quot;&quot;;0;1) + IF([.G24]=&quot;&quot;;0;1) + IF([.H24]=&quot;&quot;;0;1) + IF([.I24]=&quot;&quot;;0;1) + IF([.K24]=&quot;&quot;;0;1) + IF([.L24]=&quot;&quot;;0;1) + IF([.M24]=&quot;&quot;;0;1) + IF([.J24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sTeam</text:p>
          </table:table-cell>
          <table:table-cell table:style-name="ce8"/>
          <table:table-cell table:style-name="ce17"/>
          <table:table-cell table:style-name="ce17" office:value-type="string">
            <text:p>SportsTeam</text:p>
          </table:table-cell>
          <table:table-cell table:style-name="ce17"/>
          <table:table-cell table:style-name="ce17" office:value-type="string">
            <text:p>SPORTS_TEAM</text:p>
          </table:table-cell>
          <table:table-cell table:style-name="ce17" office:value-type="string">
            <text:p>SportsTeam</text:p>
          </table:table-cell>
          <table:table-cell table:number-columns-repeated="5" table:style-name="ce17"/>
          <table:table-cell table:style-name="ce17" office:value-type="string">
            <text:p>sports_team</text:p>
          </table:table-cell>
          <table:table-cell table:style-name="ce17"/>
          <table:table-cell table:style-name="ce18" table:formula="of:=IF([.C25]=&quot;&quot;;0;1) + IF([.D25]=&quot;&quot;;0;1) + IF([.E25]=&quot;&quot;;0;1) + IF([.F25]=&quot;&quot;;0;1) + IF([.G25]=&quot;&quot;;0;1) + IF([.H25]=&quot;&quot;;0;1) + IF([.I25]=&quot;&quot;;0;1) + IF([.K25]=&quot;&quot;;0;1) + IF([.L25]=&quot;&quot;;0;1) + IF([.M25]=&quot;&quot;;0;1) + IF([.J25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ducationInstitution</text:p>
          </table:table-cell>
          <table:table-cell table:style-name="ce8"/>
          <table:table-cell table:style-name="ce17"/>
          <table:table-cell table:style-name="ce17" office:value-type="string">
            <text:p>EducationInstitution</text:p>
          </table:table-cell>
          <table:table-cell table:style-name="ce17"/>
          <table:table-cell table:style-name="ce17" office:value-type="string">
            <text:p>EDUCATIONAL_ORG</text:p>
          </table:table-cell>
          <table:table-cell table:style-name="ce17" office:value-type="string">
            <text:p>EducationInstitution</text:p>
          </table:table-cell>
          <table:table-cell table:number-columns-repeated="5" table:style-name="ce17"/>
          <table:table-cell table:style-name="ce17" office:value-type="string">
            <text:p>educational_institution</text:p>
          </table:table-cell>
          <table:table-cell table:style-name="ce17"/>
          <table:table-cell table:style-name="ce18" table:formula="of:=IF([.C26]=&quot;&quot;;0;1) + IF([.D26]=&quot;&quot;;0;1) + IF([.E26]=&quot;&quot;;0;1) + IF([.F26]=&quot;&quot;;0;1) + IF([.G26]=&quot;&quot;;0;1) + IF([.H26]=&quot;&quot;;0;1) + IF([.I26]=&quot;&quot;;0;1) + IF([.K26]=&quot;&quot;;0;1) + IF([.L26]=&quot;&quot;;0;1) + IF([.M26]=&quot;&quot;;0;1) + IF([.J26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irline</text:p>
          </table:table-cell>
          <table:table-cell table:style-name="ce8"/>
          <table:table-cell table:number-columns-repeated="2" table:style-name="ce17" office:value-type="string">
            <text:p>Airline</text:p>
          </table:table-cell>
          <table:table-cell table:style-name="ce17"/>
          <table:table-cell table:style-name="ce17" office:value-type="string">
            <text:p>AIRLINE</text:p>
          </table:table-cell>
          <table:table-cell table:style-name="ce17" office:value-type="string">
            <text:p>Airline</text:p>
          </table:table-cell>
          <table:table-cell table:number-columns-repeated="6" table:style-name="ce17"/>
          <table:table-cell table:style-name="ce17"/>
          <table:table-cell table:style-name="ce18" table:formula="of:=IF([.C27]=&quot;&quot;;0;1) + IF([.D27]=&quot;&quot;;0;1) + IF([.E27]=&quot;&quot;;0;1) + IF([.F27]=&quot;&quot;;0;1) + IF([.G27]=&quot;&quot;;0;1) + IF([.H27]=&quot;&quot;;0;1) + IF([.I27]=&quot;&quot;;0;1) + IF([.K27]=&quot;&quot;;0;1) + IF([.L27]=&quot;&quot;;0;1) + IF([.M27]=&quot;&quot;;0;1) + IF([.J27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Events</text:p>
          </table:table-cell>
          <table:table-cell table:style-name="ce8"/>
          <table:table-cell table:style-name="ce17"/>
          <table:table-cell table:style-name="ce17" office:value-type="string">
            <text:p>SportsEvents</text:p>
          </table:table-cell>
          <table:table-cell table:style-name="ce17"/>
          <table:table-cell table:style-name="ce17" office:value-type="string">
            <text:p>SPORTS_EVENT</text:p>
          </table:table-cell>
          <table:table-cell table:number-columns-repeated="2" table:style-name="ce17" office:value-type="string">
            <text:p>SportsEvents</text:p>
          </table:table-cell>
          <table:table-cell table:number-columns-repeated="5" table:style-name="ce17"/>
          <table:table-cell table:style-name="ce17"/>
          <table:table-cell table:style-name="ce18" table:formula="of:=IF([.C28]=&quot;&quot;;0;1) + IF([.D28]=&quot;&quot;;0;1) + IF([.E28]=&quot;&quot;;0;1) + IF([.F28]=&quot;&quot;;0;1) + IF([.G28]=&quot;&quot;;0;1) + IF([.H28]=&quot;&quot;;0;1) + IF([.I28]=&quot;&quot;;0;1) + IF([.K28]=&quot;&quot;;0;1) + IF([.L28]=&quot;&quot;;0;1) + IF([.M28]=&quot;&quot;;0;1) + IF([.J28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oftware</text:p>
          </table:table-cell>
          <table:table-cell table:style-name="ce8"/>
          <table:table-cell table:style-name="ce17"/>
          <table:table-cell table:style-name="ce17" office:value-type="string">
            <text:p>Software</text:p>
          </table:table-cell>
          <table:table-cell table:style-name="ce17"/>
          <table:table-cell table:style-name="ce17" office:value-type="string">
            <text:p>SOFTWARE</text:p>
          </table:table-cell>
          <table:table-cell table:style-name="ce17" office:value-type="string">
            <text:p>Software</text:p>
          </table:table-cell>
          <table:table-cell table:number-columns-repeated="5" table:style-name="ce17"/>
          <table:table-cell table:style-name="ce17" office:value-type="string">
            <text:p>software</text:p>
          </table:table-cell>
          <table:table-cell table:style-name="ce17"/>
          <table:table-cell table:style-name="ce18" table:formula="of:=IF([.C29]=&quot;&quot;;0;1) + IF([.D29]=&quot;&quot;;0;1) + IF([.E29]=&quot;&quot;;0;1) + IF([.F29]=&quot;&quot;;0;1) + IF([.G29]=&quot;&quot;;0;1) + IF([.H29]=&quot;&quot;;0;1) + IF([.I29]=&quot;&quot;;0;1) + IF([.K29]=&quot;&quot;;0;1) + IF([.L29]=&quot;&quot;;0;1) + IF([.M29]=&quot;&quot;;0;1) + IF([.J29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deoGame</text:p>
          </table:table-cell>
          <table:table-cell table:style-name="ce8"/>
          <table:table-cell table:style-name="ce17"/>
          <table:table-cell table:style-name="ce17" office:value-type="string">
            <text:p>VideoGame</text:p>
          </table:table-cell>
          <table:table-cell table:style-name="ce17"/>
          <table:table-cell table:style-name="ce17" office:value-type="string">
            <text:p>VIDEO_GAME</text:p>
          </table:table-cell>
          <table:table-cell table:style-name="ce17" office:value-type="string">
            <text:p>VideoGame</text:p>
          </table:table-cell>
          <table:table-cell table:number-columns-repeated="5" table:style-name="ce17"/>
          <table:table-cell table:style-name="ce17" office:value-type="string">
            <text:p>computer_videogame</text:p>
          </table:table-cell>
          <table:table-cell table:style-name="ce17"/>
          <table:table-cell table:style-name="ce18" table:formula="of:=IF([.C30]=&quot;&quot;;0;1) + IF([.D30]=&quot;&quot;;0;1) + IF([.E30]=&quot;&quot;;0;1) + IF([.F30]=&quot;&quot;;0;1) + IF([.G30]=&quot;&quot;;0;1) + IF([.H30]=&quot;&quot;;0;1) + IF([.I30]=&quot;&quot;;0;1) + IF([.K30]=&quot;&quot;;0;1) + IF([.L30]=&quot;&quot;;0;1) + IF([.M30]=&quot;&quot;;0;1) + IF([.J30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oad</text:p>
          </table:table-cell>
          <table:table-cell table:style-name="ce8"/>
          <table:table-cell table:style-name="ce17"/>
          <table:table-cell table:style-name="ce17" office:value-type="string">
            <text:p>Road</text:p>
          </table:table-cell>
          <table:table-cell table:style-name="ce17"/>
          <table:table-cell table:style-name="ce17" office:value-type="string">
            <text:p>ROAD</text:p>
          </table:table-cell>
          <table:table-cell table:style-name="ce17" office:value-type="string">
            <text:p>Road</text:p>
          </table:table-cell>
          <table:table-cell table:number-columns-repeated="5" table:style-name="ce17"/>
          <table:table-cell table:style-name="ce17" office:value-type="string">
            <text:p>road</text:p>
          </table:table-cell>
          <table:table-cell table:style-name="ce17"/>
          <table:table-cell table:style-name="ce18" table:formula="of:=IF([.C31]=&quot;&quot;;0;1) + IF([.D31]=&quot;&quot;;0;1) + IF([.E31]=&quot;&quot;;0;1) + IF([.F31]=&quot;&quot;;0;1) + IF([.G31]=&quot;&quot;;0;1) + IF([.H31]=&quot;&quot;;0;1) + IF([.I31]=&quot;&quot;;0;1) + IF([.K31]=&quot;&quot;;0;1) + IF([.L31]=&quot;&quot;;0;1) + IF([.M31]=&quot;&quot;;0;1) + IF([.J31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vie</text:p>
          </table:table-cell>
          <table:table-cell table:style-name="ce8"/>
          <table:table-cell table:style-name="ce17" office:value-type="string">
            <text:p>Movie</text:p>
          </table:table-cell>
          <table:table-cell table:style-name="ce17" office:value-type="string">
            <text:p>Film</text:p>
          </table:table-cell>
          <table:table-cell table:number-columns-repeated="2" table:style-name="ce17"/>
          <table:table-cell table:style-name="ce17" office:value-type="string">
            <text:p>Film</text:p>
          </table:table-cell>
          <table:table-cell table:style-name="ce17" office:value-type="string">
            <text:p>Movie</text:p>
          </table:table-cell>
          <table:table-cell table:number-columns-repeated="5" table:style-name="ce17"/>
          <table:table-cell table:style-name="ce17"/>
          <table:table-cell table:style-name="ce18" table:formula="of:=IF([.C32]=&quot;&quot;;0;1) + IF([.D32]=&quot;&quot;;0;1) + IF([.E32]=&quot;&quot;;0;1) + IF([.F32]=&quot;&quot;;0;1) + IF([.G32]=&quot;&quot;;0;1) + IF([.H32]=&quot;&quot;;0;1) + IF([.I32]=&quot;&quot;;0;1) + IF([.K32]=&quot;&quot;;0;1) + IF([.L32]=&quot;&quot;;0;1) + IF([.M32]=&quot;&quot;;0;1) + IF([.J32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ewspaper</text:p>
          </table:table-cell>
          <table:table-cell table:style-name="ce8"/>
          <table:table-cell table:number-columns-repeated="2" table:style-name="ce17" office:value-type="string">
            <text:p>Newspaper</text:p>
          </table:table-cell>
          <table:table-cell table:number-columns-repeated="2" table:style-name="ce17"/>
          <table:table-cell table:style-name="ce17" office:value-type="string">
            <text:p>Newspaper</text:p>
          </table:table-cell>
          <table:table-cell table:number-columns-repeated="5" table:style-name="ce17"/>
          <table:table-cell table:style-name="ce17" office:value-type="string">
            <text:p>newspaper</text:p>
          </table:table-cell>
          <table:table-cell table:style-name="ce17"/>
          <table:table-cell table:style-name="ce18" table:formula="of:=IF([.C33]=&quot;&quot;;0;1) + IF([.D33]=&quot;&quot;;0;1) + IF([.E33]=&quot;&quot;;0;1) + IF([.F33]=&quot;&quot;;0;1) + IF([.G33]=&quot;&quot;;0;1) + IF([.H33]=&quot;&quot;;0;1) + IF([.I33]=&quot;&quot;;0;1) + IF([.K33]=&quot;&quot;;0;1) + IF([.L33]=&quot;&quot;;0;1) + IF([.M33]=&quot;&quot;;0;1) + IF([.J33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urrency</text:p>
          </table:table-cell>
          <table:table-cell table:style-name="ce8"/>
          <table:table-cell table:style-name="ce17"/>
          <table:table-cell table:style-name="ce17" office:value-type="string">
            <text:p>Currency</text:p>
          </table:table-cell>
          <table:table-cell table:number-columns-repeated="2" table:style-name="ce17"/>
          <table:table-cell table:number-columns-repeated="2" table:style-name="ce17" office:value-type="string">
            <text:p>Currency</text:p>
          </table:table-cell>
          <table:table-cell table:number-columns-repeated="5" table:style-name="ce17"/>
          <table:table-cell table:style-name="ce17"/>
          <table:table-cell table:style-name="ce18" table:formula="of:=IF([.C34]=&quot;&quot;;0;1) + IF([.D34]=&quot;&quot;;0;1) + IF([.E34]=&quot;&quot;;0;1) + IF([.F34]=&quot;&quot;;0;1) + IF([.G34]=&quot;&quot;;0;1) + IF([.H34]=&quot;&quot;;0;1) + IF([.I34]=&quot;&quot;;0;1) + IF([.K34]=&quot;&quot;;0;1) + IF([.L34]=&quot;&quot;;0;1) + IF([.M34]=&quot;&quot;;0;1) + IF([.J34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Genr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USIC_GENRE</text:p>
          </table:table-cell>
          <table:table-cell table:style-name="ce17" office:value-type="string">
            <text:p>MusicGenre</text:p>
          </table:table-cell>
          <table:table-cell table:number-columns-repeated="6" table:style-name="ce17"/>
          <table:table-cell table:style-name="ce17"/>
          <table:table-cell table:style-name="ce18" table:formula="of:=IF([.C35]=&quot;&quot;;0;1) + IF([.D35]=&quot;&quot;;0;1) + IF([.E35]=&quot;&quot;;0;1) + IF([.F35]=&quot;&quot;;0;1) + IF([.G35]=&quot;&quot;;0;1) + IF([.H35]=&quot;&quot;;0;1) + IF([.I35]=&quot;&quot;;0;1) + IF([.K35]=&quot;&quot;;0;1) + IF([.L35]=&quot;&quot;;0;1) + IF([.M35]=&quot;&quot;;0;1) + IF([.J3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eanOfTransportation</text:p>
          </table:table-cell>
          <table:table-cell table:style-name="ce8"/>
          <table:table-cell table:style-name="ce17"/>
          <table:table-cell table:style-name="ce17" office:value-type="string">
            <text:p>MeanOfTransportation</text:p>
          </table:table-cell>
          <table:table-cell table:style-name="ce17"/>
          <table:table-cell table:style-name="ce17" office:value-type="string">
            <text:p>VEHICLE</text:p>
          </table:table-cell>
          <table:table-cell table:style-name="ce17" office:value-type="string">
            <text:p>MeanOfTransportation</text:p>
          </table:table-cell>
          <table:table-cell table:number-columns-repeated="6" table:style-name="ce17"/>
          <table:table-cell table:style-name="ce17"/>
          <table:table-cell table:style-name="ce18" table:formula="of:=IF([.C36]=&quot;&quot;;0;1) + IF([.D36]=&quot;&quot;;0;1) + IF([.E36]=&quot;&quot;;0;1) + IF([.F36]=&quot;&quot;;0;1) + IF([.G36]=&quot;&quot;;0;1) + IF([.H36]=&quot;&quot;;0;1) + IF([.I36]=&quot;&quot;;0;1) + IF([.K36]=&quot;&quot;;0;1) + IF([.L36]=&quot;&quot;;0;1) + IF([.M36]=&quot;&quot;;0;1) + IF([.J36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lour</text:p>
          </table:table-cell>
          <table:table-cell table:style-name="ce8"/>
          <table:table-cell table:style-name="ce17"/>
          <table:table-cell table:style-name="ce17" office:value-type="string">
            <text:p>Colour</text:p>
          </table:table-cell>
          <table:table-cell table:style-name="ce17"/>
          <table:table-cell table:style-name="ce17" office:value-type="string">
            <text:p>COLOUR</text:p>
          </table:table-cell>
          <table:table-cell table:style-name="ce17" office:value-type="string">
            <text:p>Colour</text:p>
          </table:table-cell>
          <table:table-cell table:number-columns-repeated="6" table:style-name="ce17"/>
          <table:table-cell table:style-name="ce17"/>
          <table:table-cell table:style-name="ce18" table:formula="of:=IF([.C37]=&quot;&quot;;0;1) + IF([.D37]=&quot;&quot;;0;1) + IF([.E37]=&quot;&quot;;0;1) + IF([.F37]=&quot;&quot;;0;1) + IF([.G37]=&quot;&quot;;0;1) + IF([.H37]=&quot;&quot;;0;1) + IF([.I37]=&quot;&quot;;0;1) + IF([.K37]=&quot;&quot;;0;1) + IF([.L37]=&quot;&quot;;0;1) + IF([.M37]=&quot;&quot;;0;1) + IF([.J37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eldTerminology</text:p>
          </table:table-cell>
          <table:table-cell table:style-name="ce8"/>
          <table:table-cell table:number-columns-repeated="4" table:style-name="ce17"/>
          <table:table-cell table:number-columns-repeated="2" table:style-name="ce17" office:value-type="string">
            <text:p>FieldTerminology</text:p>
          </table:table-cell>
          <table:table-cell table:number-columns-repeated="5" table:style-name="ce17"/>
          <table:table-cell table:style-name="ce17"/>
          <table:table-cell table:style-name="ce18" table:formula="of:=IF([.C38]=&quot;&quot;;0;1) + IF([.D38]=&quot;&quot;;0;1) + IF([.E38]=&quot;&quot;;0;1) + IF([.F38]=&quot;&quot;;0;1) + IF([.G38]=&quot;&quot;;0;1) + IF([.H38]=&quot;&quot;;0;1) + IF([.I38]=&quot;&quot;;0;1) + IF([.K38]=&quot;&quot;;0;1) + IF([.L38]=&quot;&quot;;0;1) + IF([.M38]=&quot;&quot;;0;1) + IF([.J3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oliday</text:p>
          </table:table-cell>
          <table:table-cell table:style-name="ce8"/>
          <table:table-cell table:style-name="ce17" office:value-type="string">
            <text:p>Holiday</text:p>
          </table:table-cell>
          <table:table-cell table:number-columns-repeated="2" table:style-name="ce17"/>
          <table:table-cell table:style-name="ce17" office:value-type="string">
            <text:p>HOLIDAY</text:p>
          </table:table-cell>
          <table:table-cell table:style-name="ce17"/>
          <table:table-cell table:style-name="ce17" office:value-type="string">
            <text:p>Holiday</text:p>
          </table:table-cell>
          <table:table-cell table:number-columns-repeated="5" table:style-name="ce17"/>
          <table:table-cell table:style-name="ce17"/>
          <table:table-cell table:style-name="ce18" table:formula="of:=IF([.C39]=&quot;&quot;;0;1) + IF([.D39]=&quot;&quot;;0;1) + IF([.E39]=&quot;&quot;;0;1) + IF([.F39]=&quot;&quot;;0;1) + IF([.G39]=&quot;&quot;;0;1) + IF([.H39]=&quot;&quot;;0;1) + IF([.I39]=&quot;&quot;;0;1) + IF([.K39]=&quot;&quot;;0;1) + IF([.L39]=&quot;&quot;;0;1) + IF([.M39]=&quot;&quot;;0;1) + IF([.J39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adioProgram</text:p>
          </table:table-cell>
          <table:table-cell table:style-name="ce8"/>
          <table:table-cell table:style-name="ce17" office:value-type="string">
            <text:p>RadioProgram</text:p>
          </table:table-cell>
          <table:table-cell table:number-columns-repeated="4" table:style-name="ce17"/>
          <table:table-cell table:style-name="ce17" office:value-type="string">
            <text:p>RadioProgram</text:p>
          </table:table-cell>
          <table:table-cell table:number-columns-repeated="4" table:style-name="ce17"/>
          <table:table-cell table:style-name="ce17" office:value-type="string">
            <text:p>radio_program</text:p>
          </table:table-cell>
          <table:table-cell table:style-name="ce17"/>
          <table:table-cell table:style-name="ce18" table:formula="of:=IF([.C40]=&quot;&quot;;0;1) + IF([.D40]=&quot;&quot;;0;1) + IF([.E40]=&quot;&quot;;0;1) + IF([.F40]=&quot;&quot;;0;1) + IF([.G40]=&quot;&quot;;0;1) + IF([.H40]=&quot;&quot;;0;1) + IF([.I40]=&quot;&quot;;0;1) + IF([.K40]=&quot;&quot;;0;1) + IF([.L40]=&quot;&quot;;0;1) + IF([.M40]=&quot;&quot;;0;1) + IF([.J40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mailAddress</text:p>
          </table:table-cell>
          <table:table-cell table:style-name="ce8"/>
          <table:table-cell table:style-name="ce17" office:value-type="string">
            <text:p>EmailAddress</text:p>
          </table:table-cell>
          <table:table-cell table:number-columns-repeated="2" table:style-name="ce17"/>
          <table:table-cell table:style-name="ce17" office:value-type="string">
            <text:p>EMAIL</text:p>
          </table:table-cell>
          <table:table-cell table:style-name="ce17"/>
          <table:table-cell table:style-name="ce17" office:value-type="string">
            <text:p>EmailAddress</text:p>
          </table:table-cell>
          <table:table-cell table:number-columns-repeated="5" table:style-name="ce17"/>
          <table:table-cell table:style-name="ce17"/>
          <table:table-cell table:style-name="ce18" table:formula="of:=IF([.C41]=&quot;&quot;;0;1) + IF([.D41]=&quot;&quot;;0;1) + IF([.E41]=&quot;&quot;;0;1) + IF([.F41]=&quot;&quot;;0;1) + IF([.G41]=&quot;&quot;;0;1) + IF([.H41]=&quot;&quot;;0;1) + IF([.I41]=&quot;&quot;;0;1) + IF([.K41]=&quot;&quot;;0;1) + IF([.L41]=&quot;&quot;;0;1) + IF([.M41]=&quot;&quot;;0;1) + IF([.J41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honeNumber</text:p>
          </table:table-cell>
          <table:table-cell table:style-name="ce8"/>
          <table:table-cell table:style-name="ce17" office:value-type="string">
            <text:p>PhoneNumber</text:p>
          </table:table-cell>
          <table:table-cell table:number-columns-repeated="2" table:style-name="ce17"/>
          <table:table-cell table:style-name="ce17" office:value-type="string">
            <text:p>PHONE_NUMBER</text:p>
          </table:table-cell>
          <table:table-cell table:style-name="ce17"/>
          <table:table-cell table:style-name="ce17" office:value-type="string">
            <text:p>PhoneNumber</text:p>
          </table:table-cell>
          <table:table-cell table:number-columns-repeated="5" table:style-name="ce17"/>
          <table:table-cell table:style-name="ce17"/>
          <table:table-cell table:style-name="ce18" table:formula="of:=IF([.C42]=&quot;&quot;;0;1) + IF([.D42]=&quot;&quot;;0;1) + IF([.E42]=&quot;&quot;;0;1) + IF([.F42]=&quot;&quot;;0;1) + IF([.G42]=&quot;&quot;;0;1) + IF([.H42]=&quot;&quot;;0;1) + IF([.I42]=&quot;&quot;;0;1) + IF([.K42]=&quot;&quot;;0;1) + IF([.L42]=&quot;&quot;;0;1) + IF([.M42]=&quot;&quot;;0;1) + IF([.J42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grammingLanguag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PROGRAMMING_LANGUAGE</text:p>
          </table:table-cell>
          <table:table-cell table:style-name="ce17"/>
          <table:table-cell table:style-name="ce17" office:value-type="string">
            <text:p>ProgrammingLanguage</text:p>
          </table:table-cell>
          <table:table-cell table:number-columns-repeated="4" table:style-name="ce17"/>
          <table:table-cell table:style-name="ce17" office:value-type="string">
            <text:p>programming_language</text:p>
          </table:table-cell>
          <table:table-cell table:style-name="ce17"/>
          <table:table-cell table:style-name="ce18" table:formula="of:=IF([.C43]=&quot;&quot;;0;1) + IF([.D43]=&quot;&quot;;0;1) + IF([.E43]=&quot;&quot;;0;1) + IF([.F43]=&quot;&quot;;0;1) + IF([.G43]=&quot;&quot;;0;1) + IF([.H43]=&quot;&quot;;0;1) + IF([.I43]=&quot;&quot;;0;1) + IF([.K43]=&quot;&quot;;0;1) + IF([.L43]=&quot;&quot;;0;1) + IF([.M43]=&quot;&quot;;0;1) + IF([.J43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ird</text:p>
          </table:table-cell>
          <table:table-cell table:style-name="ce8"/>
          <table:table-cell table:style-name="ce17"/>
          <table:table-cell table:style-name="ce17" office:value-type="string">
            <text:p>Bird</text:p>
          </table:table-cell>
          <table:table-cell table:style-name="ce17"/>
          <table:table-cell table:style-name="ce17" office:value-type="string">
            <text:p>BIRD</text:p>
          </table:table-cell>
          <table:table-cell table:style-name="ce17" office:value-type="string">
            <text:p>Bird</text:p>
          </table:table-cell>
          <table:table-cell table:number-columns-repeated="6" table:style-name="ce17"/>
          <table:table-cell table:style-name="ce17"/>
          <table:table-cell table:style-name="ce18" table:formula="of:=IF([.C44]=&quot;&quot;;0;1) + IF([.D44]=&quot;&quot;;0;1) + IF([.E44]=&quot;&quot;;0;1) + IF([.F44]=&quot;&quot;;0;1) + IF([.G44]=&quot;&quot;;0;1) + IF([.H44]=&quot;&quot;;0;1) + IF([.I44]=&quot;&quot;;0;1) + IF([.K44]=&quot;&quot;;0;1) + IF([.L44]=&quot;&quot;;0;1) + IF([.M44]=&quot;&quot;;0;1) + IF([.J44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nsect</text:p>
          </table:table-cell>
          <table:table-cell table:style-name="ce8"/>
          <table:table-cell table:style-name="ce17"/>
          <table:table-cell table:style-name="ce17" office:value-type="string">
            <text:p>Insect</text:p>
          </table:table-cell>
          <table:table-cell table:style-name="ce17"/>
          <table:table-cell table:style-name="ce17" office:value-type="string">
            <text:p>INSECT</text:p>
          </table:table-cell>
          <table:table-cell table:style-name="ce17" office:value-type="string">
            <text:p>Insect</text:p>
          </table:table-cell>
          <table:table-cell table:number-columns-repeated="6" table:style-name="ce17"/>
          <table:table-cell table:style-name="ce17"/>
          <table:table-cell table:style-name="ce18" table:formula="of:=IF([.C45]=&quot;&quot;;0;1) + IF([.D45]=&quot;&quot;;0;1) + IF([.E45]=&quot;&quot;;0;1) + IF([.F45]=&quot;&quot;;0;1) + IF([.G45]=&quot;&quot;;0;1) + IF([.H45]=&quot;&quot;;0;1) + IF([.I45]=&quot;&quot;;0;1) + IF([.K45]=&quot;&quot;;0;1) + IF([.L45]=&quot;&quot;;0;1) + IF([.M45]=&quot;&quot;;0;1) + IF([.J45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kyArea</text:p>
          </table:table-cell>
          <table:table-cell table:style-name="ce8"/>
          <table:table-cell table:style-name="ce17" office:value-type="string">
            <text:p>SkyArea</text:p>
          </table:table-cell>
          <table:table-cell table:number-columns-repeated="3" table:style-name="ce17"/>
          <table:table-cell table:style-name="ce17" office:value-type="string">
            <text:p>SkyArea</text:p>
          </table:table-cell>
          <table:table-cell table:number-columns-repeated="6" table:style-name="ce17"/>
          <table:table-cell table:style-name="ce17"/>
          <table:table-cell table:style-name="ce18" table:formula="of:=IF([.C46]=&quot;&quot;;0;1) + IF([.D46]=&quot;&quot;;0;1) + IF([.E46]=&quot;&quot;;0;1) + IF([.F46]=&quot;&quot;;0;1) + IF([.G46]=&quot;&quot;;0;1) + IF([.H46]=&quot;&quot;;0;1) + IF([.I46]=&quot;&quot;;0;1) + IF([.K46]=&quot;&quot;;0;1) + IF([.L46]=&quot;&quot;;0;1) + IF([.M46]=&quot;&quot;;0;1) + IF([.J4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alley</text:p>
          </table:table-cell>
          <table:table-cell table:style-name="ce8"/>
          <table:table-cell table:style-name="ce17"/>
          <table:table-cell table:style-name="ce17" office:value-type="string">
            <text:p>Valley</text:p>
          </table:table-cell>
          <table:table-cell table:style-name="ce17"/>
          <table:table-cell table:style-name="ce17" office:value-type="string">
            <text:p>VALLEY</text:p>
          </table:table-cell>
          <table:table-cell table:style-name="ce17" office:value-type="string">
            <text:p>Valley</text:p>
          </table:table-cell>
          <table:table-cell table:number-columns-repeated="6" table:style-name="ce17"/>
          <table:table-cell table:style-name="ce17"/>
          <table:table-cell table:style-name="ce18" table:formula="of:=IF([.C47]=&quot;&quot;;0;1) + IF([.D47]=&quot;&quot;;0;1) + IF([.E47]=&quot;&quot;;0;1) + IF([.F47]=&quot;&quot;;0;1) + IF([.G47]=&quot;&quot;;0;1) + IF([.H47]=&quot;&quot;;0;1) + IF([.I47]=&quot;&quot;;0;1) + IF([.K47]=&quot;&quot;;0;1) + IF([.L47]=&quot;&quot;;0;1) + IF([.M47]=&quot;&quot;;0;1) + IF([.J47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ark</text:p>
          </table:table-cell>
          <table:table-cell table:style-name="ce8"/>
          <table:table-cell table:number-columns-repeated="2" table:style-name="ce17" office:value-type="string">
            <text:p>Park</text:p>
          </table:table-cell>
          <table:table-cell table:number-columns-repeated="2" table:style-name="ce17"/>
          <table:table-cell table:style-name="ce17" office:value-type="string">
            <text:p>Park</text:p>
          </table:table-cell>
          <table:table-cell table:number-columns-repeated="6" table:style-name="ce17"/>
          <table:table-cell table:style-name="ce17"/>
          <table:table-cell table:style-name="ce18" table:formula="of:=IF([.C48]=&quot;&quot;;0;1) + IF([.D48]=&quot;&quot;;0;1) + IF([.E48]=&quot;&quot;;0;1) + IF([.F48]=&quot;&quot;;0;1) + IF([.G48]=&quot;&quot;;0;1) + IF([.H48]=&quot;&quot;;0;1) + IF([.I48]=&quot;&quot;;0;1) + IF([.K48]=&quot;&quot;;0;1) + IF([.L48]=&quot;&quot;;0;1) + IF([.M48]=&quot;&quot;;0;1) + IF([.J48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sland</text:p>
          </table:table-cell>
          <table:table-cell table:style-name="ce8"/>
          <table:table-cell table:style-name="ce17"/>
          <table:table-cell table:style-name="ce17" office:value-type="string">
            <text:p>Island</text:p>
          </table:table-cell>
          <table:table-cell table:style-name="ce17"/>
          <table:table-cell table:style-name="ce17" office:value-type="string">
            <text:p>ISLAND</text:p>
          </table:table-cell>
          <table:table-cell table:style-name="ce17" office:value-type="string">
            <text:p>Island</text:p>
          </table:table-cell>
          <table:table-cell table:number-columns-repeated="6" table:style-name="ce17"/>
          <table:table-cell table:style-name="ce17"/>
          <table:table-cell table:style-name="ce18" table:formula="of:=IF([.C49]=&quot;&quot;;0;1) + IF([.D49]=&quot;&quot;;0;1) + IF([.E49]=&quot;&quot;;0;1) + IF([.F49]=&quot;&quot;;0;1) + IF([.G49]=&quot;&quot;;0;1) + IF([.H49]=&quot;&quot;;0;1) + IF([.I49]=&quot;&quot;;0;1) + IF([.K49]=&quot;&quot;;0;1) + IF([.L49]=&quot;&quot;;0;1) + IF([.M49]=&quot;&quot;;0;1) + IF([.J49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dministrativeRegion</text:p>
          </table:table-cell>
          <table:table-cell table:style-name="ce8"/>
          <table:table-cell table:style-name="ce17" office:value-type="string">
            <text:p>AdministrativeDivision</text:p>
          </table:table-cell>
          <table:table-cell table:style-name="ce17" office:value-type="string">
            <text:p>AdministrativeRegion</text:p>
          </table:table-cell>
          <table:table-cell table:number-columns-repeated="2" table:style-name="ce17"/>
          <table:table-cell table:style-name="ce17" office:value-type="string">
            <text:p>AdministrativeRegion</text:p>
          </table:table-cell>
          <table:table-cell table:number-columns-repeated="6" table:style-name="ce17"/>
          <table:table-cell table:style-name="ce17"/>
          <table:table-cell table:style-name="ce18" table:formula="of:=IF([.C50]=&quot;&quot;;0;1) + IF([.D50]=&quot;&quot;;0;1) + IF([.E50]=&quot;&quot;;0;1) + IF([.F50]=&quot;&quot;;0;1) + IF([.G50]=&quot;&quot;;0;1) + IF([.H50]=&quot;&quot;;0;1) + IF([.I50]=&quot;&quot;;0;1) + IF([.K50]=&quot;&quot;;0;1) + IF([.L50]=&quot;&quot;;0;1) + IF([.M50]=&quot;&quot;;0;1) + IF([.J50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kyscraper</text:p>
          </table:table-cell>
          <table:table-cell table:style-name="ce8"/>
          <table:table-cell table:number-columns-repeated="2" table:style-name="ce17" office:value-type="string">
            <text:p>Skyscraper</text:p>
          </table:table-cell>
          <table:table-cell table:number-columns-repeated="2" table:style-name="ce17"/>
          <table:table-cell table:style-name="ce17" office:value-type="string">
            <text:p>Skyscraper</text:p>
          </table:table-cell>
          <table:table-cell table:number-columns-repeated="6" table:style-name="ce17"/>
          <table:table-cell table:style-name="ce17"/>
          <table:table-cell table:style-name="ce18" table:formula="of:=IF([.C51]=&quot;&quot;;0;1) + IF([.D51]=&quot;&quot;;0;1) + IF([.E51]=&quot;&quot;;0;1) + IF([.F51]=&quot;&quot;;0;1) + IF([.G51]=&quot;&quot;;0;1) + IF([.H51]=&quot;&quot;;0;1) + IF([.I51]=&quot;&quot;;0;1) + IF([.K51]=&quot;&quot;;0;1) + IF([.L51]=&quot;&quot;;0;1) + IF([.M51]=&quot;&quot;;0;1) + IF([.J51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ighthouse</text:p>
          </table:table-cell>
          <table:table-cell table:style-name="ce8"/>
          <table:table-cell table:number-columns-repeated="2" table:style-name="ce17" office:value-type="string">
            <text:p>Lighthouse</text:p>
          </table:table-cell>
          <table:table-cell table:number-columns-repeated="2" table:style-name="ce17"/>
          <table:table-cell table:style-name="ce17" office:value-type="string">
            <text:p>Lighthouse</text:p>
          </table:table-cell>
          <table:table-cell table:number-columns-repeated="6" table:style-name="ce17"/>
          <table:table-cell table:style-name="ce17"/>
          <table:table-cell table:style-name="ce18" table:formula="of:=IF([.C52]=&quot;&quot;;0;1) + IF([.D52]=&quot;&quot;;0;1) + IF([.E52]=&quot;&quot;;0;1) + IF([.F52]=&quot;&quot;;0;1) + IF([.G52]=&quot;&quot;;0;1) + IF([.H52]=&quot;&quot;;0;1) + IF([.I52]=&quot;&quot;;0;1) + IF([.K52]=&quot;&quot;;0;1) + IF([.L52]=&quot;&quot;;0;1) + IF([.M52]=&quot;&quot;;0;1) + IF([.J52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tation</text:p>
          </table:table-cell>
          <table:table-cell table:style-name="ce8"/>
          <table:table-cell table:number-columns-repeated="2" table:style-name="ce17" office:value-type="string">
            <text:p>Station</text:p>
          </table:table-cell>
          <table:table-cell table:number-columns-repeated="2" table:style-name="ce17"/>
          <table:table-cell table:style-name="ce17" office:value-type="string">
            <text:p>Station</text:p>
          </table:table-cell>
          <table:table-cell table:number-columns-repeated="6" table:style-name="ce17"/>
          <table:table-cell table:style-name="ce17"/>
          <table:table-cell table:style-name="ce18" table:formula="of:=IF([.C53]=&quot;&quot;;0;1) + IF([.D53]=&quot;&quot;;0;1) + IF([.E53]=&quot;&quot;;0;1) + IF([.F53]=&quot;&quot;;0;1) + IF([.G53]=&quot;&quot;;0;1) + IF([.H53]=&quot;&quot;;0;1) + IF([.I53]=&quot;&quot;;0;1) + IF([.K53]=&quot;&quot;;0;1) + IF([.L53]=&quot;&quot;;0;1) + IF([.M53]=&quot;&quot;;0;1) + IF([.J53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hoppingMall</text:p>
          </table:table-cell>
          <table:table-cell table:style-name="ce8"/>
          <table:table-cell table:number-columns-repeated="2" table:style-name="ce17" office:value-type="string">
            <text:p>ShoppingMall</text:p>
          </table:table-cell>
          <table:table-cell table:number-columns-repeated="2" table:style-name="ce17"/>
          <table:table-cell table:style-name="ce17" office:value-type="string">
            <text:p>ShoppingMall</text:p>
          </table:table-cell>
          <table:table-cell table:number-columns-repeated="6" table:style-name="ce17"/>
          <table:table-cell table:style-name="ce17"/>
          <table:table-cell table:style-name="ce18" table:formula="of:=IF([.C54]=&quot;&quot;;0;1) + IF([.D54]=&quot;&quot;;0;1) + IF([.E54]=&quot;&quot;;0;1) + IF([.F54]=&quot;&quot;;0;1) + IF([.G54]=&quot;&quot;;0;1) + IF([.H54]=&quot;&quot;;0;1) + IF([.I54]=&quot;&quot;;0;1) + IF([.K54]=&quot;&quot;;0;1) + IF([.L54]=&quot;&quot;;0;1) + IF([.M54]=&quot;&quot;;0;1) + IF([.J54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anal</text:p>
          </table:table-cell>
          <table:table-cell table:style-name="ce8"/>
          <table:table-cell table:style-name="ce17"/>
          <table:table-cell table:style-name="ce17" office:value-type="string">
            <text:p>Canal</text:p>
          </table:table-cell>
          <table:table-cell table:style-name="ce17"/>
          <table:table-cell table:style-name="ce17" office:value-type="string">
            <text:p>CANAL</text:p>
          </table:table-cell>
          <table:table-cell table:style-name="ce17" office:value-type="string">
            <text:p>Canal</text:p>
          </table:table-cell>
          <table:table-cell table:number-columns-repeated="6" table:style-name="ce17"/>
          <table:table-cell table:style-name="ce17"/>
          <table:table-cell table:style-name="ce18" table:formula="of:=IF([.C55]=&quot;&quot;;0;1) + IF([.D55]=&quot;&quot;;0;1) + IF([.E55]=&quot;&quot;;0;1) + IF([.F55]=&quot;&quot;;0;1) + IF([.G55]=&quot;&quot;;0;1) + IF([.H55]=&quot;&quot;;0;1) + IF([.I55]=&quot;&quot;;0;1) + IF([.K55]=&quot;&quot;;0;1) + IF([.L55]=&quot;&quot;;0;1) + IF([.M55]=&quot;&quot;;0;1) + IF([.J55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stronaut</text:p>
          </table:table-cell>
          <table:table-cell table:style-name="ce8"/>
          <table:table-cell table:number-columns-repeated="2" table:style-name="ce17" office:value-type="string">
            <text:p>Astronaut</text:p>
          </table:table-cell>
          <table:table-cell table:number-columns-repeated="2" table:style-name="ce17"/>
          <table:table-cell table:style-name="ce17" office:value-type="string">
            <text:p>Astronaut</text:p>
          </table:table-cell>
          <table:table-cell table:number-columns-repeated="6" table:style-name="ce17"/>
          <table:table-cell table:style-name="ce17"/>
          <table:table-cell table:style-name="ce18" table:formula="of:=IF([.C56]=&quot;&quot;;0;1) + IF([.D56]=&quot;&quot;;0;1) + IF([.E56]=&quot;&quot;;0;1) + IF([.F56]=&quot;&quot;;0;1) + IF([.G56]=&quot;&quot;;0;1) + IF([.H56]=&quot;&quot;;0;1) + IF([.I56]=&quot;&quot;;0;1) + IF([.K56]=&quot;&quot;;0;1) + IF([.L56]=&quot;&quot;;0;1) + IF([.M56]=&quot;&quot;;0;1) + IF([.J56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ctionalCharacter</text:p>
          </table:table-cell>
          <table:table-cell table:style-name="ce8"/>
          <table:table-cell table:style-name="ce17" office:value-type="string">
            <text:p>FictionalCreature</text:p>
          </table:table-cell>
          <table:table-cell table:style-name="ce17" office:value-type="string">
            <text:p>FictionalCharacter</text:p>
          </table:table-cell>
          <table:table-cell table:number-columns-repeated="2" table:style-name="ce17"/>
          <table:table-cell table:style-name="ce17" office:value-type="string">
            <text:p>FictionalCharacter</text:p>
          </table:table-cell>
          <table:table-cell table:number-columns-repeated="6" table:style-name="ce17"/>
          <table:table-cell table:style-name="ce17"/>
          <table:table-cell table:style-name="ce18" table:formula="of:=IF([.C57]=&quot;&quot;;0;1) + IF([.D57]=&quot;&quot;;0;1) + IF([.E57]=&quot;&quot;;0;1) + IF([.F57]=&quot;&quot;;0;1) + IF([.G57]=&quot;&quot;;0;1) + IF([.H57]=&quot;&quot;;0;1) + IF([.I57]=&quot;&quot;;0;1) + IF([.K57]=&quot;&quot;;0;1) + IF([.L57]=&quot;&quot;;0;1) + IF([.M57]=&quot;&quot;;0;1) + IF([.J57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sCharacter</text:p>
          </table:table-cell>
          <table:table-cell table:style-name="ce8"/>
          <table:table-cell table:style-name="ce17" office:value-type="string">
            <text:p>ComicStripCharacter</text:p>
          </table:table-cell>
          <table:table-cell table:style-name="ce17" office:value-type="string">
            <text:p>ComicsCharacter</text:p>
          </table:table-cell>
          <table:table-cell table:number-columns-repeated="2" table:style-name="ce17"/>
          <table:table-cell table:style-name="ce17" office:value-type="string">
            <text:p>ComicsCharacter</text:p>
          </table:table-cell>
          <table:table-cell table:number-columns-repeated="6" table:style-name="ce17"/>
          <table:table-cell table:style-name="ce17"/>
          <table:table-cell table:style-name="ce18" table:formula="of:=IF([.C58]=&quot;&quot;;0;1) + IF([.D58]=&quot;&quot;;0;1) + IF([.E58]=&quot;&quot;;0;1) + IF([.F58]=&quot;&quot;;0;1) + IF([.G58]=&quot;&quot;;0;1) + IF([.H58]=&quot;&quot;;0;1) + IF([.I58]=&quot;&quot;;0;1) + IF([.K58]=&quot;&quot;;0;1) + IF([.L58]=&quot;&quot;;0;1) + IF([.M58]=&quot;&quot;;0;1) + IF([.J58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elebrity</text:p>
          </table:table-cell>
          <table:table-cell table:style-name="ce8"/>
          <table:table-cell table:number-columns-repeated="2" table:style-name="ce17" office:value-type="string">
            <text:p>Celebrity</text:p>
          </table:table-cell>
          <table:table-cell table:number-columns-repeated="2" table:style-name="ce17"/>
          <table:table-cell table:style-name="ce17" office:value-type="string">
            <text:p>Celebrity</text:p>
          </table:table-cell>
          <table:table-cell table:number-columns-repeated="6" table:style-name="ce17"/>
          <table:table-cell table:style-name="ce17"/>
          <table:table-cell table:style-name="ce18" table:formula="of:=IF([.C59]=&quot;&quot;;0;1) + IF([.D59]=&quot;&quot;;0;1) + IF([.E59]=&quot;&quot;;0;1) + IF([.F59]=&quot;&quot;;0;1) + IF([.G59]=&quot;&quot;;0;1) + IF([.H59]=&quot;&quot;;0;1) + IF([.I59]=&quot;&quot;;0;1) + IF([.K59]=&quot;&quot;;0;1) + IF([.L59]=&quot;&quot;;0;1) + IF([.M59]=&quot;&quot;;0;1) + IF([.J59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rtist</text:p>
          </table:table-cell>
          <table:table-cell table:style-name="ce8"/>
          <table:table-cell table:style-name="ce17"/>
          <table:table-cell table:style-name="ce17" office:value-type="string">
            <text:p>Artist</text:p>
          </table:table-cell>
          <table:table-cell table:number-columns-repeated="2" table:style-name="ce17"/>
          <table:table-cell table:style-name="ce17" office:value-type="string">
            <text:p>Artist</text:p>
          </table:table-cell>
          <table:table-cell table:number-columns-repeated="5" table:style-name="ce17"/>
          <table:table-cell table:style-name="ce17" office:value-type="string">
            <text:p>artist</text:p>
          </table:table-cell>
          <table:table-cell table:style-name="ce17"/>
          <table:table-cell table:style-name="ce18" table:formula="of:=IF([.C60]=&quot;&quot;;0;1) + IF([.D60]=&quot;&quot;;0;1) + IF([.E60]=&quot;&quot;;0;1) + IF([.F60]=&quot;&quot;;0;1) + IF([.G60]=&quot;&quot;;0;1) + IF([.H60]=&quot;&quot;;0;1) + IF([.I60]=&quot;&quot;;0;1) + IF([.K60]=&quot;&quot;;0;1) + IF([.L60]=&quot;&quot;;0;1) + IF([.M60]=&quot;&quot;;0;1) + IF([.J60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alArtist</text:p>
          </table:table-cell>
          <table:table-cell table:style-name="ce8"/>
          <table:table-cell table:number-columns-repeated="2" table:style-name="ce17" office:value-type="string">
            <text:p>MusicalArtist</text:p>
          </table:table-cell>
          <table:table-cell table:number-columns-repeated="2" table:style-name="ce17"/>
          <table:table-cell table:style-name="ce17" office:value-type="string">
            <text:p>MusicalArtist</text:p>
          </table:table-cell>
          <table:table-cell table:number-columns-repeated="6" table:style-name="ce17"/>
          <table:table-cell table:style-name="ce17"/>
          <table:table-cell table:style-name="ce18" table:formula="of:=IF([.C61]=&quot;&quot;;0;1) + IF([.D61]=&quot;&quot;;0;1) + IF([.E61]=&quot;&quot;;0;1) + IF([.F61]=&quot;&quot;;0;1) + IF([.G61]=&quot;&quot;;0;1) + IF([.H61]=&quot;&quot;;0;1) + IF([.I61]=&quot;&quot;;0;1) + IF([.K61]=&quot;&quot;;0;1) + IF([.L61]=&quot;&quot;;0;1) + IF([.M61]=&quot;&quot;;0;1) + IF([.J61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minal</text:p>
          </table:table-cell>
          <table:table-cell table:style-name="ce8"/>
          <table:table-cell table:style-name="ce17"/>
          <table:table-cell table:style-name="ce17" office:value-type="string">
            <text:p>Criminal</text:p>
          </table:table-cell>
          <table:table-cell table:style-name="ce17"/>
          <table:table-cell table:style-name="ce17" office:value-type="string">
            <text:p>CRIMINAL</text:p>
          </table:table-cell>
          <table:table-cell table:style-name="ce17" office:value-type="string">
            <text:p>Criminal</text:p>
          </table:table-cell>
          <table:table-cell table:number-columns-repeated="6" table:style-name="ce17"/>
          <table:table-cell table:style-name="ce17"/>
          <table:table-cell table:style-name="ce18" table:formula="of:=IF([.C62]=&quot;&quot;;0;1) + IF([.D62]=&quot;&quot;;0;1) + IF([.E62]=&quot;&quot;;0;1) + IF([.F62]=&quot;&quot;;0;1) + IF([.G62]=&quot;&quot;;0;1) + IF([.H62]=&quot;&quot;;0;1) + IF([.I62]=&quot;&quot;;0;1) + IF([.K62]=&quot;&quot;;0;1) + IF([.L62]=&quot;&quot;;0;1) + IF([.M62]=&quot;&quot;;0;1) + IF([.J62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rchitect</text:p>
          </table:table-cell>
          <table:table-cell table:style-name="ce8"/>
          <table:table-cell table:number-columns-repeated="2" table:style-name="ce17" office:value-type="string">
            <text:p>Architect</text:p>
          </table:table-cell>
          <table:table-cell table:number-columns-repeated="2" table:style-name="ce17"/>
          <table:table-cell table:style-name="ce17" office:value-type="string">
            <text:p>Architect</text:p>
          </table:table-cell>
          <table:table-cell table:number-columns-repeated="6" table:style-name="ce17"/>
          <table:table-cell table:style-name="ce17"/>
          <table:table-cell table:style-name="ce18" table:formula="of:=IF([.C63]=&quot;&quot;;0;1) + IF([.D63]=&quot;&quot;;0;1) + IF([.E63]=&quot;&quot;;0;1) + IF([.F63]=&quot;&quot;;0;1) + IF([.G63]=&quot;&quot;;0;1) + IF([.H63]=&quot;&quot;;0;1) + IF([.I63]=&quot;&quot;;0;1) + IF([.K63]=&quot;&quot;;0;1) + IF([.L63]=&quot;&quot;;0;1) + IF([.M63]=&quot;&quot;;0;1) + IF([.J63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mbassador</text:p>
          </table:table-cell>
          <table:table-cell table:style-name="ce8"/>
          <table:table-cell table:style-name="ce17"/>
          <table:table-cell table:style-name="ce17" office:value-type="string">
            <text:p>Ambassador</text:p>
          </table:table-cell>
          <table:table-cell table:style-name="ce17"/>
          <table:table-cell table:style-name="ce17" office:value-type="string">
            <text:p>AMBASSADOR</text:p>
          </table:table-cell>
          <table:table-cell table:style-name="ce17" office:value-type="string">
            <text:p>Ambassador</text:p>
          </table:table-cell>
          <table:table-cell table:number-columns-repeated="6" table:style-name="ce17"/>
          <table:table-cell table:style-name="ce17"/>
          <table:table-cell table:style-name="ce18" table:formula="of:=IF([.C64]=&quot;&quot;;0;1) + IF([.D64]=&quot;&quot;;0;1) + IF([.E64]=&quot;&quot;;0;1) + IF([.F64]=&quot;&quot;;0;1) + IF([.G64]=&quot;&quot;;0;1) + IF([.H64]=&quot;&quot;;0;1) + IF([.I64]=&quot;&quot;;0;1) + IF([.K64]=&quot;&quot;;0;1) + IF([.L64]=&quot;&quot;;0;1) + IF([.M64]=&quot;&quot;;0;1) + IF([.J64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yor</text:p>
          </table:table-cell>
          <table:table-cell table:style-name="ce8"/>
          <table:table-cell table:style-name="ce17"/>
          <table:table-cell table:style-name="ce17" office:value-type="string">
            <text:p>Mayor</text:p>
          </table:table-cell>
          <table:table-cell table:style-name="ce17"/>
          <table:table-cell table:style-name="ce17" office:value-type="string">
            <text:p>MAYOR</text:p>
          </table:table-cell>
          <table:table-cell table:style-name="ce17" office:value-type="string">
            <text:p>Mayor</text:p>
          </table:table-cell>
          <table:table-cell table:number-columns-repeated="6" table:style-name="ce17"/>
          <table:table-cell table:style-name="ce17"/>
          <table:table-cell table:style-name="ce18" table:formula="of:=IF([.C65]=&quot;&quot;;0;1) + IF([.D65]=&quot;&quot;;0;1) + IF([.E65]=&quot;&quot;;0;1) + IF([.F65]=&quot;&quot;;0;1) + IF([.G65]=&quot;&quot;;0;1) + IF([.H65]=&quot;&quot;;0;1) + IF([.I65]=&quot;&quot;;0;1) + IF([.K65]=&quot;&quot;;0;1) + IF([.L65]=&quot;&quot;;0;1) + IF([.M65]=&quot;&quot;;0;1) + IF([.J65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thlete</text:p>
          </table:table-cell>
          <table:table-cell table:style-name="ce8"/>
          <table:table-cell table:style-name="ce17"/>
          <table:table-cell table:style-name="ce17" office:value-type="string">
            <text:p>Athlete</text:p>
          </table:table-cell>
          <table:table-cell table:style-name="ce17"/>
          <table:table-cell table:style-name="ce17" office:value-type="string">
            <text:p>ATHLETE</text:p>
          </table:table-cell>
          <table:table-cell table:style-name="ce17" office:value-type="string">
            <text:p>Athlete</text:p>
          </table:table-cell>
          <table:table-cell table:number-columns-repeated="6" table:style-name="ce17"/>
          <table:table-cell table:style-name="ce17"/>
          <table:table-cell table:style-name="ce18" table:formula="of:=IF([.C66]=&quot;&quot;;0;1) + IF([.D66]=&quot;&quot;;0;1) + IF([.E66]=&quot;&quot;;0;1) + IF([.F66]=&quot;&quot;;0;1) + IF([.G66]=&quot;&quot;;0;1) + IF([.H66]=&quot;&quot;;0;1) + IF([.I66]=&quot;&quot;;0;1) + IF([.K66]=&quot;&quot;;0;1) + IF([.L66]=&quot;&quot;;0;1) + IF([.M66]=&quot;&quot;;0;1) + IF([.J66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occerPlayer</text:p>
          </table:table-cell>
          <table:table-cell table:style-name="ce8"/>
          <table:table-cell table:style-name="ce17" office:value-type="string">
            <text:p>FootballPlayer</text:p>
          </table:table-cell>
          <table:table-cell table:style-name="ce17" office:value-type="string">
            <text:p>SoccerPlayer</text:p>
          </table:table-cell>
          <table:table-cell table:style-name="ce17"/>
          <table:table-cell table:style-name="ce17" office:value-type="string">
            <text:p>SOCCERPLAYER</text:p>
          </table:table-cell>
          <table:table-cell table:style-name="ce17" office:value-type="string">
            <text:p>SoccerPlayer</text:p>
          </table:table-cell>
          <table:table-cell table:number-columns-repeated="6" table:style-name="ce17"/>
          <table:table-cell table:style-name="ce17"/>
          <table:table-cell table:style-name="ce18" table:formula="of:=IF([.C67]=&quot;&quot;;0;1) + IF([.D67]=&quot;&quot;;0;1) + IF([.E67]=&quot;&quot;;0;1) + IF([.F67]=&quot;&quot;;0;1) + IF([.G67]=&quot;&quot;;0;1) + IF([.H67]=&quot;&quot;;0;1) + IF([.I67]=&quot;&quot;;0;1) + IF([.K67]=&quot;&quot;;0;1) + IF([.L67]=&quot;&quot;;0;1) + IF([.M67]=&quot;&quot;;0;1) + IF([.J67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ennisPlayer</text:p>
          </table:table-cell>
          <table:table-cell table:style-name="ce8"/>
          <table:table-cell table:number-columns-repeated="2" table:style-name="ce17" office:value-type="string">
            <text:p>TennisPlayer</text:p>
          </table:table-cell>
          <table:table-cell table:number-columns-repeated="2" table:style-name="ce17"/>
          <table:table-cell table:style-name="ce17" office:value-type="string">
            <text:p>TennisPlayer</text:p>
          </table:table-cell>
          <table:table-cell table:number-columns-repeated="6" table:style-name="ce17"/>
          <table:table-cell table:style-name="ce17"/>
          <table:table-cell table:style-name="ce18" table:formula="of:=IF([.C68]=&quot;&quot;;0;1) + IF([.D68]=&quot;&quot;;0;1) + IF([.E68]=&quot;&quot;;0;1) + IF([.F68]=&quot;&quot;;0;1) + IF([.G68]=&quot;&quot;;0;1) + IF([.H68]=&quot;&quot;;0;1) + IF([.I68]=&quot;&quot;;0;1) + IF([.K68]=&quot;&quot;;0;1) + IF([.L68]=&quot;&quot;;0;1) + IF([.M68]=&quot;&quot;;0;1) + IF([.J68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egislature</text:p>
          </table:table-cell>
          <table:table-cell table:style-name="ce8"/>
          <table:table-cell table:number-columns-repeated="2" table:style-name="ce17" office:value-type="string">
            <text:p>Legislature</text:p>
          </table:table-cell>
          <table:table-cell table:number-columns-repeated="2" table:style-name="ce17"/>
          <table:table-cell table:style-name="ce17" office:value-type="string">
            <text:p>Legislature</text:p>
          </table:table-cell>
          <table:table-cell table:number-columns-repeated="6" table:style-name="ce17"/>
          <table:table-cell table:style-name="ce17"/>
          <table:table-cell table:style-name="ce18" table:formula="of:=IF([.C69]=&quot;&quot;;0;1) + IF([.D69]=&quot;&quot;;0;1) + IF([.E69]=&quot;&quot;;0;1) + IF([.F69]=&quot;&quot;;0;1) + IF([.G69]=&quot;&quot;;0;1) + IF([.H69]=&quot;&quot;;0;1) + IF([.I69]=&quot;&quot;;0;1) + IF([.K69]=&quot;&quot;;0;1) + IF([.L69]=&quot;&quot;;0;1) + IF([.M69]=&quot;&quot;;0;1) + IF([.J69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onProfitOrganisation</text:p>
          </table:table-cell>
          <table:table-cell table:style-name="ce8"/>
          <table:table-cell table:number-columns-repeated="2" table:style-name="ce17" office:value-type="string">
            <text:p>Non-profitOrganisation</text:p>
          </table:table-cell>
          <table:table-cell table:number-columns-repeated="2" table:style-name="ce17"/>
          <table:table-cell table:style-name="ce17" office:value-type="string">
            <text:p>Non-profitOrganisation</text:p>
          </table:table-cell>
          <table:table-cell table:number-columns-repeated="6" table:style-name="ce17"/>
          <table:table-cell table:style-name="ce17"/>
          <table:table-cell table:style-name="ce18" table:formula="of:=IF([.C70]=&quot;&quot;;0;1) + IF([.D70]=&quot;&quot;;0;1) + IF([.E70]=&quot;&quot;;0;1) + IF([.F70]=&quot;&quot;;0;1) + IF([.G70]=&quot;&quot;;0;1) + IF([.H70]=&quot;&quot;;0;1) + IF([.I70]=&quot;&quot;;0;1) + IF([.K70]=&quot;&quot;;0;1) + IF([.L70]=&quot;&quot;;0;1) + IF([.M70]=&quot;&quot;;0;1) + IF([.J70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oliticalEvent</text:p>
          </table:table-cell>
          <table:table-cell table:style-name="ce8"/>
          <table:table-cell table:style-name="ce17" office:value-type="string">
            <text:p>PoliticalParty</text:p>
          </table:table-cell>
          <table:table-cell table:number-columns-repeated="2" table:style-name="ce17"/>
          <table:table-cell table:style-name="ce17" office:value-type="string">
            <text:p>POLITICAL_PARTY</text:p>
          </table:table-cell>
          <table:table-cell table:style-name="ce17"/>
          <table:table-cell table:style-name="ce17" office:value-type="string">
            <text:p>PoliticalEvent</text:p>
          </table:table-cell>
          <table:table-cell table:number-columns-repeated="4" table:style-name="ce17"/>
          <table:table-cell table:style-name="ce17" office:value-type="string">
            <text:p>political_party</text:p>
          </table:table-cell>
          <table:table-cell table:style-name="ce17"/>
          <table:table-cell table:style-name="ce18" table:formula="of:=IF([.C71]=&quot;&quot;;0;1) + IF([.D71]=&quot;&quot;;0;1) + IF([.E71]=&quot;&quot;;0;1) + IF([.F71]=&quot;&quot;;0;1) + IF([.G71]=&quot;&quot;;0;1) + IF([.H71]=&quot;&quot;;0;1) + IF([.I71]=&quot;&quot;;0;1) + IF([.K71]=&quot;&quot;;0;1) + IF([.L71]=&quot;&quot;;0;1) + IF([.M71]=&quot;&quot;;0;1) + IF([.J71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occerClub</text:p>
          </table:table-cell>
          <table:table-cell table:style-name="ce8"/>
          <table:table-cell table:number-columns-repeated="2" table:style-name="ce17" office:value-type="string">
            <text:p>SoccerClub</text:p>
          </table:table-cell>
          <table:table-cell table:number-columns-repeated="2" table:style-name="ce17"/>
          <table:table-cell table:style-name="ce17" office:value-type="string">
            <text:p>SoccerClub</text:p>
          </table:table-cell>
          <table:table-cell table:number-columns-repeated="6" table:style-name="ce17"/>
          <table:table-cell table:style-name="ce17"/>
          <table:table-cell table:style-name="ce18" table:formula="of:=IF([.C72]=&quot;&quot;;0;1) + IF([.D72]=&quot;&quot;;0;1) + IF([.E72]=&quot;&quot;;0;1) + IF([.F72]=&quot;&quot;;0;1) + IF([.G72]=&quot;&quot;;0;1) + IF([.H72]=&quot;&quot;;0;1) + IF([.I72]=&quot;&quot;;0;1) + IF([.K72]=&quot;&quot;;0;1) + IF([.L72]=&quot;&quot;;0;1) + IF([.M72]=&quot;&quot;;0;1) + IF([.J72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niversity</text:p>
          </table:table-cell>
          <table:table-cell table:style-name="ce8"/>
          <table:table-cell table:style-name="ce17"/>
          <table:table-cell table:style-name="ce17" office:value-type="string">
            <text:p>University</text:p>
          </table:table-cell>
          <table:table-cell table:style-name="ce17"/>
          <table:table-cell table:style-name="ce17" office:value-type="string">
            <text:p>UNIVERSITY</text:p>
          </table:table-cell>
          <table:table-cell table:style-name="ce17" office:value-type="string">
            <text:p>University</text:p>
          </table:table-cell>
          <table:table-cell table:number-columns-repeated="6" table:style-name="ce17"/>
          <table:table-cell table:style-name="ce17"/>
          <table:table-cell table:style-name="ce18" table:formula="of:=IF([.C73]=&quot;&quot;;0;1) + IF([.D73]=&quot;&quot;;0;1) + IF([.E73]=&quot;&quot;;0;1) + IF([.F73]=&quot;&quot;;0;1) + IF([.G73]=&quot;&quot;;0;1) + IF([.H73]=&quot;&quot;;0;1) + IF([.I73]=&quot;&quot;;0;1) + IF([.K73]=&quot;&quot;;0;1) + IF([.L73]=&quot;&quot;;0;1) + IF([.M73]=&quot;&quot;;0;1) + IF([.J73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staurant</text:p>
          </table:table-cell>
          <table:table-cell table:style-name="ce8"/>
          <table:table-cell table:style-name="ce17" office:value-type="string">
            <text:p>Restaurant</text:p>
          </table:table-cell>
          <table:table-cell table:number-columns-repeated="2" table:style-name="ce17"/>
          <table:table-cell table:style-name="ce17" office:value-type="string">
            <text:p>RESTAURANT</text:p>
          </table:table-cell>
          <table:table-cell table:number-columns-repeated="6" table:style-name="ce17"/>
          <table:table-cell table:style-name="ce17" office:value-type="string">
            <text:p>restaurant</text:p>
          </table:table-cell>
          <table:table-cell table:style-name="ce17"/>
          <table:table-cell table:style-name="ce18" table:formula="of:=IF([.C74]=&quot;&quot;;0;1) + IF([.D74]=&quot;&quot;;0;1) + IF([.E74]=&quot;&quot;;0;1) + IF([.F74]=&quot;&quot;;0;1) + IF([.G74]=&quot;&quot;;0;1) + IF([.H74]=&quot;&quot;;0;1) + IF([.I74]=&quot;&quot;;0;1) + IF([.K74]=&quot;&quot;;0;1) + IF([.L74]=&quot;&quot;;0;1) + IF([.M74]=&quot;&quot;;0;1) + IF([.J74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ircraft</text:p>
          </table:table-cell>
          <table:table-cell table:style-name="ce8"/>
          <table:table-cell table:style-name="ce17"/>
          <table:table-cell table:style-name="ce17" office:value-type="string">
            <text:p>Aircraft</text:p>
          </table:table-cell>
          <table:table-cell table:style-name="ce17"/>
          <table:table-cell table:style-name="ce17" office:value-type="string">
            <text:p>AIRCRAFT</text:p>
          </table:table-cell>
          <table:table-cell table:style-name="ce17" office:value-type="string">
            <text:p>Aircraft</text:p>
          </table:table-cell>
          <table:table-cell table:number-columns-repeated="6" table:style-name="ce17"/>
          <table:table-cell table:style-name="ce17"/>
          <table:table-cell table:style-name="ce18" table:formula="of:=IF([.C75]=&quot;&quot;;0;1) + IF([.D75]=&quot;&quot;;0;1) + IF([.E75]=&quot;&quot;;0;1) + IF([.F75]=&quot;&quot;;0;1) + IF([.G75]=&quot;&quot;;0;1) + IF([.H75]=&quot;&quot;;0;1) + IF([.I75]=&quot;&quot;;0;1) + IF([.K75]=&quot;&quot;;0;1) + IF([.L75]=&quot;&quot;;0;1) + IF([.M75]=&quot;&quot;;0;1) + IF([.J75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utomobile</text:p>
          </table:table-cell>
          <table:table-cell table:style-name="ce8"/>
          <table:table-cell table:number-columns-repeated="2" table:style-name="ce17" office:value-type="string">
            <text:p>Automobile</text:p>
          </table:table-cell>
          <table:table-cell table:number-columns-repeated="2" table:style-name="ce17"/>
          <table:table-cell table:style-name="ce17" office:value-type="string">
            <text:p>Automobile</text:p>
          </table:table-cell>
          <table:table-cell table:number-columns-repeated="6" table:style-name="ce17"/>
          <table:table-cell table:style-name="ce17"/>
          <table:table-cell table:style-name="ce18" table:formula="of:=IF([.C76]=&quot;&quot;;0;1) + IF([.D76]=&quot;&quot;;0;1) + IF([.E76]=&quot;&quot;;0;1) + IF([.F76]=&quot;&quot;;0;1) + IF([.G76]=&quot;&quot;;0;1) + IF([.H76]=&quot;&quot;;0;1) + IF([.I76]=&quot;&quot;;0;1) + IF([.K76]=&quot;&quot;;0;1) + IF([.L76]=&quot;&quot;;0;1) + IF([.M76]=&quot;&quot;;0;1) + IF([.J76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capecraft</text:p>
          </table:table-cell>
          <table:table-cell table:style-name="ce8"/>
          <table:table-cell table:style-name="ce17"/>
          <table:table-cell table:style-name="ce17" office:value-type="string">
            <text:p>Scapecraft</text:p>
          </table:table-cell>
          <table:table-cell table:style-name="ce17"/>
          <table:table-cell table:style-name="ce17" office:value-type="string">
            <text:p>SPACECRAFT</text:p>
          </table:table-cell>
          <table:table-cell table:style-name="ce17" office:value-type="string">
            <text:p>Scapecraft</text:p>
          </table:table-cell>
          <table:table-cell table:number-columns-repeated="6" table:style-name="ce17"/>
          <table:table-cell table:style-name="ce17"/>
          <table:table-cell table:style-name="ce18" table:formula="of:=IF([.C77]=&quot;&quot;;0;1) + IF([.D77]=&quot;&quot;;0;1) + IF([.E77]=&quot;&quot;;0;1) + IF([.F77]=&quot;&quot;;0;1) + IF([.G77]=&quot;&quot;;0;1) + IF([.H77]=&quot;&quot;;0;1) + IF([.I77]=&quot;&quot;;0;1) + IF([.K77]=&quot;&quot;;0;1) + IF([.L77]=&quot;&quot;;0;1) + IF([.M77]=&quot;&quot;;0;1) + IF([.J77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eapon</text:p>
          </table:table-cell>
          <table:table-cell table:style-name="ce8"/>
          <table:table-cell table:style-name="ce17"/>
          <table:table-cell table:style-name="ce17" office:value-type="string">
            <text:p>Weapon</text:p>
          </table:table-cell>
          <table:table-cell table:style-name="ce17"/>
          <table:table-cell table:style-name="ce17" office:value-type="string">
            <text:p>WEAPON</text:p>
          </table:table-cell>
          <table:table-cell table:style-name="ce17" office:value-type="string">
            <text:p>Weapon</text:p>
          </table:table-cell>
          <table:table-cell table:number-columns-repeated="6" table:style-name="ce17"/>
          <table:table-cell table:style-name="ce17"/>
          <table:table-cell table:style-name="ce18" table:formula="of:=IF([.C78]=&quot;&quot;;0;1) + IF([.D78]=&quot;&quot;;0;1) + IF([.E78]=&quot;&quot;;0;1) + IF([.F78]=&quot;&quot;;0;1) + IF([.G78]=&quot;&quot;;0;1) + IF([.H78]=&quot;&quot;;0;1) + IF([.I78]=&quot;&quot;;0;1) + IF([.K78]=&quot;&quot;;0;1) + IF([.L78]=&quot;&quot;;0;1) + IF([.M78]=&quot;&quot;;0;1) + IF([.J78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litaryConflict</text:p>
          </table:table-cell>
          <table:table-cell table:style-name="ce8"/>
          <table:table-cell table:style-name="ce17"/>
          <table:table-cell table:style-name="ce17" office:value-type="string">
            <text:p>MilitaryConflict</text:p>
          </table:table-cell>
          <table:table-cell table:style-name="ce17"/>
          <table:table-cell table:style-name="ce17" office:value-type="string">
            <text:p>CONFLICT</text:p>
          </table:table-cell>
          <table:table-cell table:style-name="ce17" office:value-type="string">
            <text:p>MilitaryConflict</text:p>
          </table:table-cell>
          <table:table-cell table:number-columns-repeated="6" table:style-name="ce17"/>
          <table:table-cell table:style-name="ce17"/>
          <table:table-cell table:style-name="ce18" table:formula="of:=IF([.C79]=&quot;&quot;;0;1) + IF([.D79]=&quot;&quot;;0;1) + IF([.E79]=&quot;&quot;;0;1) + IF([.F79]=&quot;&quot;;0;1) + IF([.G79]=&quot;&quot;;0;1) + IF([.H79]=&quot;&quot;;0;1) + IF([.I79]=&quot;&quot;;0;1) + IF([.K79]=&quot;&quot;;0;1) + IF([.L79]=&quot;&quot;;0;1) + IF([.M79]=&quot;&quot;;0;1) + IF([.J79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ong</text:p>
          </table:table-cell>
          <table:table-cell table:style-name="ce8"/>
          <table:table-cell table:style-name="ce17"/>
          <table:table-cell table:style-name="ce17" office:value-type="string">
            <text:p>Song</text:p>
          </table:table-cell>
          <table:table-cell table:number-columns-repeated="2" table:style-name="ce17"/>
          <table:table-cell table:style-name="ce17" office:value-type="string">
            <text:p>Song</text:p>
          </table:table-cell>
          <table:table-cell table:number-columns-repeated="5" table:style-name="ce17"/>
          <table:table-cell table:style-name="ce17" office:value-type="string">
            <text:p>track</text:p>
          </table:table-cell>
          <table:table-cell table:style-name="ce17"/>
          <table:table-cell table:style-name="ce18" table:formula="of:=IF([.C80]=&quot;&quot;;0;1) + IF([.D80]=&quot;&quot;;0;1) + IF([.E80]=&quot;&quot;;0;1) + IF([.F80]=&quot;&quot;;0;1) + IF([.G80]=&quot;&quot;;0;1) + IF([.H80]=&quot;&quot;;0;1) + IF([.I80]=&quot;&quot;;0;1) + IF([.K80]=&quot;&quot;;0;1) + IF([.L80]=&quot;&quot;;0;1) + IF([.M80]=&quot;&quot;;0;1) + IF([.J80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ok</text:p>
          </table:table-cell>
          <table:table-cell table:style-name="ce8"/>
          <table:table-cell table:style-name="ce17"/>
          <table:table-cell table:style-name="ce17" office:value-type="string">
            <text:p>Book</text:p>
          </table:table-cell>
          <table:table-cell table:number-columns-repeated="2" table:style-name="ce17"/>
          <table:table-cell table:style-name="ce17" office:value-type="string">
            <text:p>Book</text:p>
          </table:table-cell>
          <table:table-cell table:number-columns-repeated="4" table:style-name="ce17"/>
          <table:table-cell table:number-columns-repeated="2" table:style-name="ce17" office:value-type="string">
            <text:p>book</text:p>
          </table:table-cell>
          <table:table-cell table:style-name="ce17"/>
          <table:table-cell table:style-name="ce18" table:formula="of:=IF([.C81]=&quot;&quot;;0;1) + IF([.D81]=&quot;&quot;;0;1) + IF([.E81]=&quot;&quot;;0;1) + IF([.F81]=&quot;&quot;;0;1) + IF([.G81]=&quot;&quot;;0;1) + IF([.H81]=&quot;&quot;;0;1) + IF([.I81]=&quot;&quot;;0;1) + IF([.K81]=&quot;&quot;;0;1) + IF([.L81]=&quot;&quot;;0;1) + IF([.M81]=&quot;&quot;;0;1) + IF([.J81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PORT</text:p>
          </table:table-cell>
          <table:table-cell table:style-name="ce17" office:value-type="string">
            <text:p>Sport</text:p>
          </table:table-cell>
          <table:table-cell table:number-columns-repeated="6" table:style-name="ce17"/>
          <table:table-cell table:style-name="ce17"/>
          <table:table-cell table:style-name="ce18" table:formula="of:=IF([.C82]=&quot;&quot;;0;1) + IF([.D82]=&quot;&quot;;0;1) + IF([.E82]=&quot;&quot;;0;1) + IF([.F82]=&quot;&quot;;0;1) + IF([.G82]=&quot;&quot;;0;1) + IF([.H82]=&quot;&quot;;0;1) + IF([.I82]=&quot;&quot;;0;1) + IF([.K82]=&quot;&quot;;0;1) + IF([.L82]=&quot;&quot;;0;1) + IF([.M82]=&quot;&quot;;0;1) + IF([.J8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ame</text:p>
          </table:table-cell>
          <table:table-cell table:style-name="ce8"/>
          <table:table-cell table:style-name="ce17"/>
          <table:table-cell table:style-name="ce17" office:value-type="string">
            <text:p>Game</text:p>
          </table:table-cell>
          <table:table-cell table:number-columns-repeated="2" table:style-name="ce17"/>
          <table:table-cell table:style-name="ce17" office:value-type="string">
            <text:p>Game</text:p>
          </table:table-cell>
          <table:table-cell table:number-columns-repeated="5" table:style-name="ce17"/>
          <table:table-cell table:style-name="ce17" office:value-type="string">
            <text:p>game</text:p>
          </table:table-cell>
          <table:table-cell table:style-name="ce17"/>
          <table:table-cell table:style-name="ce18" table:formula="of:=IF([.C83]=&quot;&quot;;0;1) + IF([.D83]=&quot;&quot;;0;1) + IF([.E83]=&quot;&quot;;0;1) + IF([.F83]=&quot;&quot;;0;1) + IF([.G83]=&quot;&quot;;0;1) + IF([.H83]=&quot;&quot;;0;1) + IF([.I83]=&quot;&quot;;0;1) + IF([.K83]=&quot;&quot;;0;1) + IF([.L83]=&quot;&quot;;0;1) + IF([.M83]=&quot;&quot;;0;1) + IF([.J83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gazine</text:p>
          </table:table-cell>
          <table:table-cell table:style-name="ce8"/>
          <table:table-cell table:number-columns-repeated="2" table:style-name="ce17" office:value-type="string">
            <text:p>Magazine</text:p>
          </table:table-cell>
          <table:table-cell table:style-name="ce17"/>
          <table:table-cell table:style-name="ce17" office:value-type="string">
            <text:p>MAGAZINE</text:p>
          </table:table-cell>
          <table:table-cell table:style-name="ce17" office:value-type="string">
            <text:p>Magazine</text:p>
          </table:table-cell>
          <table:table-cell table:number-columns-repeated="5" table:style-name="ce17"/>
          <table:table-cell table:style-name="ce17" office:value-type="string">
            <text:p>magazine</text:p>
          </table:table-cell>
          <table:table-cell table:style-name="ce17"/>
          <table:table-cell table:style-name="ce18" table:formula="of:=IF([.C84]=&quot;&quot;;0;1) + IF([.D84]=&quot;&quot;;0;1) + IF([.E84]=&quot;&quot;;0;1) + IF([.F84]=&quot;&quot;;0;1) + IF([.G84]=&quot;&quot;;0;1) + IF([.H84]=&quot;&quot;;0;1) + IF([.I84]=&quot;&quot;;0;1) + IF([.K84]=&quot;&quot;;0;1) + IF([.L84]=&quot;&quot;;0;1) + IF([.M84]=&quot;&quot;;0;1) + IF([.J84]=&quot;&quot;;0;1)" office:value-type="float" office:value="5">
            <text:p>5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choolNewspaper</text:p>
          </table:table-cell>
          <table:table-cell table:style-name="ce8"/>
          <table:table-cell table:number-columns-repeated="2" table:style-name="ce17" office:value-type="string">
            <text:p>SchoolNewspaper</text:p>
          </table:table-cell>
          <table:table-cell table:number-columns-repeated="2" table:style-name="ce17"/>
          <table:table-cell table:style-name="ce17" office:value-type="string">
            <text:p>SchoolNewspaper</text:p>
          </table:table-cell>
          <table:table-cell table:number-columns-repeated="6" table:style-name="ce17"/>
          <table:table-cell table:style-name="ce17"/>
          <table:table-cell table:style-name="ce18" table:formula="of:=IF([.C85]=&quot;&quot;;0;1) + IF([.D85]=&quot;&quot;;0;1) + IF([.E85]=&quot;&quot;;0;1) + IF([.F85]=&quot;&quot;;0;1) + IF([.G85]=&quot;&quot;;0;1) + IF([.H85]=&quot;&quot;;0;1) + IF([.I85]=&quot;&quot;;0;1) + IF([.K85]=&quot;&quot;;0;1) + IF([.L85]=&quot;&quot;;0;1) + IF([.M85]=&quot;&quot;;0;1) + IF([.J85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ebsite</text:p>
          </table:table-cell>
          <table:table-cell table:style-name="ce8"/>
          <table:table-cell table:style-name="ce17"/>
          <table:table-cell table:style-name="ce17" office:value-type="string">
            <text:p>Website</text:p>
          </table:table-cell>
          <table:table-cell table:number-columns-repeated="2" table:style-name="ce17"/>
          <table:table-cell table:style-name="ce17" office:value-type="string">
            <text:p>Website</text:p>
          </table:table-cell>
          <table:table-cell table:number-columns-repeated="5" table:style-name="ce17"/>
          <table:table-cell table:style-name="ce17" office:value-type="string">
            <text:p>website</text:p>
          </table:table-cell>
          <table:table-cell table:style-name="ce17"/>
          <table:table-cell table:style-name="ce18" table:formula="of:=IF([.C86]=&quot;&quot;;0;1) + IF([.D86]=&quot;&quot;;0;1) + IF([.E86]=&quot;&quot;;0;1) + IF([.F86]=&quot;&quot;;0;1) + IF([.G86]=&quot;&quot;;0;1) + IF([.H86]=&quot;&quot;;0;1) + IF([.I86]=&quot;&quot;;0;1) + IF([.K86]=&quot;&quot;;0;1) + IF([.L86]=&quot;&quot;;0;1) + IF([.M86]=&quot;&quot;;0;1) + IF([.J86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RL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URL</text:p>
          </table:table-cell>
          <table:table-cell table:style-name="ce17"/>
          <table:table-cell table:number-columns-repeated="2" table:style-name="ce17" office:value-type="string">
            <text:p>URL</text:p>
          </table:table-cell>
          <table:table-cell table:number-columns-repeated="4" table:style-name="ce17"/>
          <table:table-cell table:style-name="ce17"/>
          <table:table-cell table:style-name="ce18" table:formula="of:=IF([.C87]=&quot;&quot;;0;1) + IF([.D87]=&quot;&quot;;0;1) + IF([.E87]=&quot;&quot;;0;1) + IF([.F87]=&quot;&quot;;0;1) + IF([.G87]=&quot;&quot;;0;1) + IF([.H87]=&quot;&quot;;0;1) + IF([.I87]=&quot;&quot;;0;1) + IF([.K87]=&quot;&quot;;0;1) + IF([.L87]=&quot;&quot;;0;1) + IF([.M87]=&quot;&quot;;0;1) + IF([.J87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14" office:value-type="string">
            <text:p>Event</text:p>
          </table:table-cell>
          <table:table-cell table:style-name="ce14"/>
          <table:table-cell table:style-name="ce17"/>
          <table:table-cell table:number-columns-repeated="2" table:style-name="ce17" office:value-type="string">
            <text:p>Event</text:p>
          </table:table-cell>
          <table:table-cell table:style-name="ce17"/>
          <table:table-cell table:style-name="ce17" office:value-type="string">
            <text:p>Event</text:p>
          </table:table-cell>
          <table:table-cell table:number-columns-repeated="6" table:style-name="ce17"/>
          <table:table-cell table:style-name="ce17"/>
          <table:table-cell table:style-name="ce18" table:formula="of:=IF([.C88]=&quot;&quot;;0;1) + IF([.D88]=&quot;&quot;;0;1) + IF([.E88]=&quot;&quot;;0;1) + IF([.F88]=&quot;&quot;;0;1) + IF([.G88]=&quot;&quot;;0;1) + IF([.H88]=&quot;&quot;;0;1) + IF([.I88]=&quot;&quot;;0;1) + IF([.K88]=&quot;&quot;;0;1) + IF([.L88]=&quot;&quot;;0;1) + IF([.M88]=&quot;&quot;;0;1) + IF([.J88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7" office:value-type="string">
            <text:p>Species</text:p>
          </table:table-cell>
          <table:table-cell table:style-name="ce14"/>
          <table:table-cell table:style-name="ce17"/>
          <table:table-cell table:style-name="ce17" office:value-type="string">
            <text:p>Species</text:p>
          </table:table-cell>
          <table:table-cell table:number-columns-repeated="2" table:style-name="ce17"/>
          <table:table-cell table:style-name="ce17" office:value-type="string">
            <text:p>Species</text:p>
          </table:table-cell>
          <table:table-cell table:number-columns-repeated="6" table:style-name="ce17"/>
          <table:table-cell table:style-name="ce17"/>
          <table:table-cell table:style-name="ce18" table:formula="of:=IF([.C89]=&quot;&quot;;0;1) + IF([.D89]=&quot;&quot;;0;1) + IF([.E89]=&quot;&quot;;0;1) + IF([.F89]=&quot;&quot;;0;1) + IF([.G89]=&quot;&quot;;0;1) + IF([.H89]=&quot;&quot;;0;1) + IF([.I89]=&quot;&quot;;0;1) + IF([.K89]=&quot;&quot;;0;1) + IF([.L89]=&quot;&quot;;0;1) + IF([.M89]=&quot;&quot;;0;1) + IF([.J8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7" office:value-type="string">
            <text:p>Device</text:p>
          </table:table-cell>
          <table:table-cell table:style-name="ce14"/>
          <table:table-cell table:style-name="ce17"/>
          <table:table-cell table:style-name="ce17" office:value-type="string">
            <text:p>Device</text:p>
          </table:table-cell>
          <table:table-cell table:number-columns-repeated="2" table:style-name="ce17"/>
          <table:table-cell table:style-name="ce17" office:value-type="string">
            <text:p>Device</text:p>
          </table:table-cell>
          <table:table-cell table:number-columns-repeated="6" table:style-name="ce17"/>
          <table:table-cell table:style-name="ce17"/>
          <table:table-cell table:style-name="ce18" table:formula="of:=IF([.C90]=&quot;&quot;;0;1) + IF([.D90]=&quot;&quot;;0;1) + IF([.E90]=&quot;&quot;;0;1) + IF([.F90]=&quot;&quot;;0;1) + IF([.G90]=&quot;&quot;;0;1) + IF([.H90]=&quot;&quot;;0;1) + IF([.I90]=&quot;&quot;;0;1) + IF([.K90]=&quot;&quot;;0;1) + IF([.L90]=&quot;&quot;;0;1) + IF([.M90]=&quot;&quot;;0;1) + IF([.J9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7" office:value-type="string">
            <text:p>AnatomicalStructure</text:p>
          </table:table-cell>
          <table:table-cell table:style-name="ce14"/>
          <table:table-cell table:style-name="ce17"/>
          <table:table-cell table:style-name="ce17" office:value-type="string">
            <text:p>AnatomicalStructure</text:p>
          </table:table-cell>
          <table:table-cell table:number-columns-repeated="2" table:style-name="ce17"/>
          <table:table-cell table:style-name="ce17" office:value-type="string">
            <text:p>AnatomicalStructure</text:p>
          </table:table-cell>
          <table:table-cell table:number-columns-repeated="6" table:style-name="ce17"/>
          <table:table-cell table:style-name="ce17"/>
          <table:table-cell table:style-name="ce18" table:formula="of:=IF([.C91]=&quot;&quot;;0;1) + IF([.D91]=&quot;&quot;;0;1) + IF([.E91]=&quot;&quot;;0;1) + IF([.F91]=&quot;&quot;;0;1) + IF([.G91]=&quot;&quot;;0;1) + IF([.H91]=&quot;&quot;;0;1) + IF([.I91]=&quot;&quot;;0;1) + IF([.K91]=&quot;&quot;;0;1) + IF([.L91]=&quot;&quot;;0;1) + IF([.M91]=&quot;&quot;;0;1) + IF([.J9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14" office:value-type="string">
            <text:p>ChemicalCompound</text:p>
          </table:table-cell>
          <table:table-cell table:style-name="ce14"/>
          <table:table-cell table:style-name="ce17"/>
          <table:table-cell table:style-name="ce17" office:value-type="string">
            <text:p>ChemicalCompound</text:p>
          </table:table-cell>
          <table:table-cell table:number-columns-repeated="2" table:style-name="ce17"/>
          <table:table-cell table:style-name="ce17" office:value-type="string">
            <text:p>ChemicalCompound</text:p>
          </table:table-cell>
          <table:table-cell table:number-columns-repeated="6" table:style-name="ce17"/>
          <table:table-cell table:style-name="ce17"/>
          <table:table-cell table:style-name="ce18" table:formula="of:=IF([.C92]=&quot;&quot;;0;1) + IF([.D92]=&quot;&quot;;0;1) + IF([.E92]=&quot;&quot;;0;1) + IF([.F92]=&quot;&quot;;0;1) + IF([.G92]=&quot;&quot;;0;1) + IF([.H92]=&quot;&quot;;0;1) + IF([.I92]=&quot;&quot;;0;1) + IF([.K92]=&quot;&quot;;0;1) + IF([.L92]=&quot;&quot;;0;1) + IF([.M92]=&quot;&quot;;0;1) + IF([.J9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14" office:value-type="string">
            <text:p>Work</text:p>
          </table:table-cell>
          <table:table-cell table:style-name="ce14"/>
          <table:table-cell table:style-name="ce17"/>
          <table:table-cell table:style-name="ce17" office:value-type="string">
            <text:p>Work</text:p>
          </table:table-cell>
          <table:table-cell table:number-columns-repeated="2" table:style-name="ce17"/>
          <table:table-cell table:style-name="ce17" office:value-type="string">
            <text:p>Work</text:p>
          </table:table-cell>
          <table:table-cell table:number-columns-repeated="6" table:style-name="ce17"/>
          <table:table-cell table:style-name="ce17"/>
          <table:table-cell table:style-name="ce18" table:formula="of:=IF([.C93]=&quot;&quot;;0;1) + IF([.D93]=&quot;&quot;;0;1) + IF([.E93]=&quot;&quot;;0;1) + IF([.F93]=&quot;&quot;;0;1) + IF([.G93]=&quot;&quot;;0;1) + IF([.H93]=&quot;&quot;;0;1) + IF([.I93]=&quot;&quot;;0;1) + IF([.K93]=&quot;&quot;;0;1) + IF([.L93]=&quot;&quot;;0;1) + IF([.M93]=&quot;&quot;;0;1) + IF([.J9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ward</text:p>
          </table:table-cell>
          <table:table-cell table:style-name="ce8"/>
          <table:table-cell table:style-name="ce17"/>
          <table:table-cell table:style-name="ce17" office:value-type="string">
            <text:p>Award</text:p>
          </table:table-cell>
          <table:table-cell table:number-columns-repeated="2" table:style-name="ce17"/>
          <table:table-cell table:style-name="ce17" office:value-type="string">
            <text:p>Award</text:p>
          </table:table-cell>
          <table:table-cell table:number-columns-repeated="6" table:style-name="ce17"/>
          <table:table-cell table:style-name="ce17"/>
          <table:table-cell table:style-name="ce18" table:formula="of:=IF([.C94]=&quot;&quot;;0;1) + IF([.D94]=&quot;&quot;;0;1) + IF([.E94]=&quot;&quot;;0;1) + IF([.F94]=&quot;&quot;;0;1) + IF([.G94]=&quot;&quot;;0;1) + IF([.H94]=&quot;&quot;;0;1) + IF([.I94]=&quot;&quot;;0;1) + IF([.K94]=&quot;&quot;;0;1) + IF([.L94]=&quot;&quot;;0;1) + IF([.M94]=&quot;&quot;;0;1) + IF([.J9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nfrastructure</text:p>
          </table:table-cell>
          <table:table-cell table:style-name="ce8"/>
          <table:table-cell table:style-name="ce17"/>
          <table:table-cell table:style-name="ce17" office:value-type="string">
            <text:p>Infrastructure</text:p>
          </table:table-cell>
          <table:table-cell table:number-columns-repeated="2" table:style-name="ce17"/>
          <table:table-cell table:style-name="ce17" office:value-type="string">
            <text:p>Infrastructure</text:p>
          </table:table-cell>
          <table:table-cell table:number-columns-repeated="6" table:style-name="ce17"/>
          <table:table-cell table:style-name="ce17"/>
          <table:table-cell table:style-name="ce18" table:formula="of:=IF([.C95]=&quot;&quot;;0;1) + IF([.D95]=&quot;&quot;;0;1) + IF([.E95]=&quot;&quot;;0;1) + IF([.F95]=&quot;&quot;;0;1) + IF([.G95]=&quot;&quot;;0;1) + IF([.H95]=&quot;&quot;;0;1) + IF([.I95]=&quot;&quot;;0;1) + IF([.K95]=&quot;&quot;;0;1) + IF([.L95]=&quot;&quot;;0;1) + IF([.M95]=&quot;&quot;;0;1) + IF([.J9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ctivity</text:p>
          </table:table-cell>
          <table:table-cell table:style-name="ce8"/>
          <table:table-cell table:style-name="ce17"/>
          <table:table-cell table:style-name="ce17" office:value-type="string">
            <text:p>Activity</text:p>
          </table:table-cell>
          <table:table-cell table:number-columns-repeated="2" table:style-name="ce17"/>
          <table:table-cell table:style-name="ce17" office:value-type="string">
            <text:p>Activity</text:p>
          </table:table-cell>
          <table:table-cell table:number-columns-repeated="6" table:style-name="ce17"/>
          <table:table-cell table:style-name="ce17"/>
          <table:table-cell table:style-name="ce18" table:formula="of:=IF([.C96]=&quot;&quot;;0;1) + IF([.D96]=&quot;&quot;;0;1) + IF([.E96]=&quot;&quot;;0;1) + IF([.F96]=&quot;&quot;;0;1) + IF([.G96]=&quot;&quot;;0;1) + IF([.H96]=&quot;&quot;;0;1) + IF([.I96]=&quot;&quot;;0;1) + IF([.K96]=&quot;&quot;;0;1) + IF([.L96]=&quot;&quot;;0;1) + IF([.M96]=&quot;&quot;;0;1) + IF([.J9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anguage</text:p>
          </table:table-cell>
          <table:table-cell table:style-name="ce8"/>
          <table:table-cell table:style-name="ce17"/>
          <table:table-cell table:style-name="ce17" office:value-type="string">
            <text:p>Language</text:p>
          </table:table-cell>
          <table:table-cell table:number-columns-repeated="2" table:style-name="ce17"/>
          <table:table-cell table:style-name="ce17" office:value-type="string">
            <text:p>Language</text:p>
          </table:table-cell>
          <table:table-cell table:number-columns-repeated="6" table:style-name="ce17"/>
          <table:table-cell table:style-name="ce17"/>
          <table:table-cell table:style-name="ce18" table:formula="of:=IF([.C97]=&quot;&quot;;0;1) + IF([.D97]=&quot;&quot;;0;1) + IF([.E97]=&quot;&quot;;0;1) + IF([.F97]=&quot;&quot;;0;1) + IF([.G97]=&quot;&quot;;0;1) + IF([.H97]=&quot;&quot;;0;1) + IF([.I97]=&quot;&quot;;0;1) + IF([.K97]=&quot;&quot;;0;1) + IF([.L97]=&quot;&quot;;0;1) + IF([.M97]=&quot;&quot;;0;1) + IF([.J9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thnicGroup</text:p>
          </table:table-cell>
          <table:table-cell table:style-name="ce8"/>
          <table:table-cell table:style-name="ce17"/>
          <table:table-cell table:style-name="ce17" office:value-type="string">
            <text:p>EthnicGroup</text:p>
          </table:table-cell>
          <table:table-cell table:number-columns-repeated="2" table:style-name="ce17"/>
          <table:table-cell table:style-name="ce17" office:value-type="string">
            <text:p>EthnicGroup</text:p>
          </table:table-cell>
          <table:table-cell table:number-columns-repeated="6" table:style-name="ce17"/>
          <table:table-cell table:style-name="ce17"/>
          <table:table-cell table:style-name="ce18" table:formula="of:=IF([.C98]=&quot;&quot;;0;1) + IF([.D98]=&quot;&quot;;0;1) + IF([.E98]=&quot;&quot;;0;1) + IF([.F98]=&quot;&quot;;0;1) + IF([.G98]=&quot;&quot;;0;1) + IF([.H98]=&quot;&quot;;0;1) + IF([.I98]=&quot;&quot;;0;1) + IF([.K98]=&quot;&quot;;0;1) + IF([.L98]=&quot;&quot;;0;1) + IF([.M98]=&quot;&quot;;0;1) + IF([.J9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ersonFunction</text:p>
          </table:table-cell>
          <table:table-cell table:style-name="ce8"/>
          <table:table-cell table:style-name="ce17"/>
          <table:table-cell table:style-name="ce17" office:value-type="string">
            <text:p>PersonFunction</text:p>
          </table:table-cell>
          <table:table-cell table:number-columns-repeated="2" table:style-name="ce17"/>
          <table:table-cell table:style-name="ce17" office:value-type="string">
            <text:p>PersonFunction</text:p>
          </table:table-cell>
          <table:table-cell table:number-columns-repeated="6" table:style-name="ce17"/>
          <table:table-cell table:style-name="ce17"/>
          <table:table-cell table:style-name="ce18" table:formula="of:=IF([.C99]=&quot;&quot;;0;1) + IF([.D99]=&quot;&quot;;0;1) + IF([.E99]=&quot;&quot;;0;1) + IF([.F99]=&quot;&quot;;0;1) + IF([.G99]=&quot;&quot;;0;1) + IF([.H99]=&quot;&quot;;0;1) + IF([.I99]=&quot;&quot;;0;1) + IF([.K99]=&quot;&quot;;0;1) + IF([.L99]=&quot;&quot;;0;1) + IF([.M99]=&quot;&quot;;0;1) + IF([.J9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upremeCourtOfTheUnitedStatesCase</text:p>
          </table:table-cell>
          <table:table-cell table:style-name="ce8"/>
          <table:table-cell table:style-name="ce17"/>
          <table:table-cell table:style-name="ce17" office:value-type="string">
            <text:p>SupremeCourtOfTheUnitedStatesCase</text:p>
          </table:table-cell>
          <table:table-cell table:number-columns-repeated="2" table:style-name="ce17"/>
          <table:table-cell table:style-name="ce17" office:value-type="string">
            <text:p>SupremeCourtOfTheUnitedStatesCase</text:p>
          </table:table-cell>
          <table:table-cell table:number-columns-repeated="6" table:style-name="ce17"/>
          <table:table-cell table:style-name="ce17"/>
          <table:table-cell table:style-name="ce18" table:formula="of:=IF([.C100]=&quot;&quot;;0;1) + IF([.D100]=&quot;&quot;;0;1) + IF([.E100]=&quot;&quot;;0;1) + IF([.F100]=&quot;&quot;;0;1) + IF([.G100]=&quot;&quot;;0;1) + IF([.H100]=&quot;&quot;;0;1) + IF([.I100]=&quot;&quot;;0;1) + IF([.K100]=&quot;&quot;;0;1) + IF([.L100]=&quot;&quot;;0;1) + IF([.M100]=&quot;&quot;;0;1) + IF([.J10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ales</text:p>
          </table:table-cell>
          <table:table-cell table:style-name="ce8"/>
          <table:table-cell table:style-name="ce17"/>
          <table:table-cell table:style-name="ce17" office:value-type="string">
            <text:p>Sales</text:p>
          </table:table-cell>
          <table:table-cell table:number-columns-repeated="2" table:style-name="ce17"/>
          <table:table-cell table:style-name="ce17" office:value-type="string">
            <text:p>Sales</text:p>
          </table:table-cell>
          <table:table-cell table:number-columns-repeated="6" table:style-name="ce17"/>
          <table:table-cell table:style-name="ce17"/>
          <table:table-cell table:style-name="ce18" table:formula="of:=IF([.C101]=&quot;&quot;;0;1) + IF([.D101]=&quot;&quot;;0;1) + IF([.E101]=&quot;&quot;;0;1) + IF([.F101]=&quot;&quot;;0;1) + IF([.G101]=&quot;&quot;;0;1) + IF([.H101]=&quot;&quot;;0;1) + IF([.I101]=&quot;&quot;;0;1) + IF([.K101]=&quot;&quot;;0;1) + IF([.L101]=&quot;&quot;;0;1) + IF([.M101]=&quot;&quot;;0;1) + IF([.J10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tein</text:p>
          </table:table-cell>
          <table:table-cell table:style-name="ce8"/>
          <table:table-cell table:style-name="ce17"/>
          <table:table-cell table:style-name="ce17" office:value-type="string">
            <text:p>Protein</text:p>
          </table:table-cell>
          <table:table-cell table:number-columns-repeated="2" table:style-name="ce17"/>
          <table:table-cell table:style-name="ce17" office:value-type="string">
            <text:p>Protein</text:p>
          </table:table-cell>
          <table:table-cell table:number-columns-repeated="6" table:style-name="ce17"/>
          <table:table-cell table:style-name="ce17"/>
          <table:table-cell table:style-name="ce18" table:formula="of:=IF([.C102]=&quot;&quot;;0;1) + IF([.D102]=&quot;&quot;;0;1) + IF([.E102]=&quot;&quot;;0;1) + IF([.F102]=&quot;&quot;;0;1) + IF([.G102]=&quot;&quot;;0;1) + IF([.H102]=&quot;&quot;;0;1) + IF([.I102]=&quot;&quot;;0;1) + IF([.K102]=&quot;&quot;;0;1) + IF([.L102]=&quot;&quot;;0;1) + IF([.M102]=&quot;&quot;;0;1) + IF([.J10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everage</text:p>
          </table:table-cell>
          <table:table-cell table:style-name="ce8"/>
          <table:table-cell table:style-name="ce17"/>
          <table:table-cell table:style-name="ce17" office:value-type="string">
            <text:p>Beverage</text:p>
          </table:table-cell>
          <table:table-cell table:number-columns-repeated="2" table:style-name="ce17"/>
          <table:table-cell table:style-name="ce17" office:value-type="string">
            <text:p>Beverage</text:p>
          </table:table-cell>
          <table:table-cell table:number-columns-repeated="6" table:style-name="ce17"/>
          <table:table-cell table:style-name="ce17"/>
          <table:table-cell table:style-name="ce18" table:formula="of:=IF([.C103]=&quot;&quot;;0;1) + IF([.D103]=&quot;&quot;;0;1) + IF([.E103]=&quot;&quot;;0;1) + IF([.F103]=&quot;&quot;;0;1) + IF([.G103]=&quot;&quot;;0;1) + IF([.H103]=&quot;&quot;;0;1) + IF([.I103]=&quot;&quot;;0;1) + IF([.K103]=&quot;&quot;;0;1) + IF([.L103]=&quot;&quot;;0;1) + IF([.M103]=&quot;&quot;;0;1) + IF([.J10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lanet</text:p>
          </table:table-cell>
          <table:table-cell table:style-name="ce8"/>
          <table:table-cell table:style-name="ce17"/>
          <table:table-cell table:style-name="ce17" office:value-type="string">
            <text:p>Planet</text:p>
          </table:table-cell>
          <table:table-cell table:number-columns-repeated="2" table:style-name="ce17"/>
          <table:table-cell table:style-name="ce17" office:value-type="string">
            <text:p>Planet</text:p>
          </table:table-cell>
          <table:table-cell table:number-columns-repeated="6" table:style-name="ce17"/>
          <table:table-cell table:style-name="ce17"/>
          <table:table-cell table:style-name="ce18" table:formula="of:=IF([.C104]=&quot;&quot;;0;1) + IF([.D104]=&quot;&quot;;0;1) + IF([.E104]=&quot;&quot;;0;1) + IF([.F104]=&quot;&quot;;0;1) + IF([.G104]=&quot;&quot;;0;1) + IF([.H104]=&quot;&quot;;0;1) + IF([.I104]=&quot;&quot;;0;1) + IF([.K104]=&quot;&quot;;0;1) + IF([.L104]=&quot;&quot;;0;1) + IF([.M104]=&quot;&quot;;0;1) + IF([.J10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nancialMarketIndex</text:p>
          </table:table-cell>
          <table:table-cell table:style-name="ce8"/>
          <table:table-cell table:style-name="ce17" office:value-type="string">
            <text:p>FinancialMarketIndex</text:p>
          </table:table-cell>
          <table:table-cell table:number-columns-repeated="4" table:style-name="ce17"/>
          <table:table-cell table:style-name="ce17" office:value-type="string">
            <text:p>MarketIndex</text:p>
          </table:table-cell>
          <table:table-cell table:number-columns-repeated="5" table:style-name="ce17"/>
          <table:table-cell table:style-name="ce17"/>
          <table:table-cell table:style-name="ce18" table:formula="of:=IF([.C105]=&quot;&quot;;0;1) + IF([.D105]=&quot;&quot;;0;1) + IF([.E105]=&quot;&quot;;0;1) + IF([.F105]=&quot;&quot;;0;1) + IF([.G105]=&quot;&quot;;0;1) + IF([.H105]=&quot;&quot;;0;1) + IF([.I105]=&quot;&quot;;0;1) + IF([.K105]=&quot;&quot;;0;1) + IF([.L105]=&quot;&quot;;0;1) + IF([.M105]=&quot;&quot;;0;1) + IF([.J10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intMedia</text:p>
          </table:table-cell>
          <table:table-cell table:style-name="ce8"/>
          <table:table-cell table:style-name="ce17" office:value-type="string">
            <text:p>PrintMedia</text:p>
          </table:table-cell>
          <table:table-cell table:number-columns-repeated="4" table:style-name="ce17"/>
          <table:table-cell table:style-name="ce17" office:value-type="string">
            <text:p>PublishedMedium</text:p>
          </table:table-cell>
          <table:table-cell table:number-columns-repeated="5" table:style-name="ce17"/>
          <table:table-cell table:style-name="ce17"/>
          <table:table-cell table:style-name="ce18" table:formula="of:=IF([.C106]=&quot;&quot;;0;1) + IF([.D106]=&quot;&quot;;0;1) + IF([.E106]=&quot;&quot;;0;1) + IF([.F106]=&quot;&quot;;0;1) + IF([.G106]=&quot;&quot;;0;1) + IF([.H106]=&quot;&quot;;0;1) + IF([.I106]=&quot;&quot;;0;1) + IF([.K106]=&quot;&quot;;0;1) + IF([.L106]=&quot;&quot;;0;1) + IF([.M106]=&quot;&quot;;0;1) + IF([.J10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echnology</text:p>
          </table:table-cell>
          <table:table-cell table:style-name="ce8"/>
          <table:table-cell table:style-name="ce17" office:value-type="string">
            <text:p>Technology</text:p>
          </table:table-cell>
          <table:table-cell table:number-columns-repeated="4" table:style-name="ce17"/>
          <table:table-cell table:style-name="ce17" office:value-type="string">
            <text:p>Technology</text:p>
          </table:table-cell>
          <table:table-cell table:number-columns-repeated="5" table:style-name="ce17"/>
          <table:table-cell table:style-name="ce17"/>
          <table:table-cell table:style-name="ce18" table:formula="of:=IF([.C107]=&quot;&quot;;0;1) + IF([.D107]=&quot;&quot;;0;1) + IF([.E107]=&quot;&quot;;0;1) + IF([.F107]=&quot;&quot;;0;1) + IF([.G107]=&quot;&quot;;0;1) + IF([.H107]=&quot;&quot;;0;1) + IF([.I107]=&quot;&quot;;0;1) + IF([.K107]=&quot;&quot;;0;1) + IF([.L107]=&quot;&quot;;0;1) + IF([.M107]=&quot;&quot;;0;1) + IF([.J10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axNumber</text:p>
          </table:table-cell>
          <table:table-cell table:style-name="ce8"/>
          <table:table-cell table:style-name="ce17" office:value-type="string">
            <text:p>FaxNumber</text:p>
          </table:table-cell>
          <table:table-cell table:number-columns-repeated="4" table:style-name="ce17"/>
          <table:table-cell table:style-name="ce17" office:value-type="string">
            <text:p>FaxNumber</text:p>
          </table:table-cell>
          <table:table-cell table:number-columns-repeated="5" table:style-name="ce17"/>
          <table:table-cell table:style-name="ce17"/>
          <table:table-cell table:style-name="ce18" table:formula="of:=IF([.C108]=&quot;&quot;;0;1) + IF([.D108]=&quot;&quot;;0;1) + IF([.E108]=&quot;&quot;;0;1) + IF([.F108]=&quot;&quot;;0;1) + IF([.G108]=&quot;&quot;;0;1) + IF([.H108]=&quot;&quot;;0;1) + IF([.I108]=&quot;&quot;;0;1) + IF([.K108]=&quot;&quot;;0;1) + IF([.L108]=&quot;&quot;;0;1) + IF([.M108]=&quot;&quot;;0;1) + IF([.J10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axNumber</text:p>
          </table:table-cell>
          <table:table-cell table:style-name="ce8"/>
          <table:table-cell table:style-name="ce17" office:value-type="string">
            <text:p>MediaCondition</text:p>
          </table:table-cell>
          <table:table-cell table:number-columns-repeated="4" table:style-name="ce17"/>
          <table:table-cell table:style-name="ce17" office:value-type="string">
            <text:p>MedicalCondition</text:p>
          </table:table-cell>
          <table:table-cell table:number-columns-repeated="5" table:style-name="ce17"/>
          <table:table-cell table:style-name="ce17"/>
          <table:table-cell table:style-name="ce18" table:formula="of:=IF([.C109]=&quot;&quot;;0;1) + IF([.D109]=&quot;&quot;;0;1) + IF([.E109]=&quot;&quot;;0;1) + IF([.F109]=&quot;&quot;;0;1) + IF([.G109]=&quot;&quot;;0;1) + IF([.H109]=&quot;&quot;;0;1) + IF([.I109]=&quot;&quot;;0;1) + IF([.K109]=&quot;&quot;;0;1) + IF([.L109]=&quot;&quot;;0;1) + IF([.M109]=&quot;&quot;;0;1) + IF([.J10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honeNumber</text:p>
          </table:table-cell>
          <table:table-cell table:style-name="ce8"/>
          <table:table-cell table:style-name="ce17" office:value-type="string">
            <text:p>MedicalTreatment</text:p>
          </table:table-cell>
          <table:table-cell table:number-columns-repeated="4" table:style-name="ce17"/>
          <table:table-cell table:style-name="ce17" office:value-type="string">
            <text:p>MedicalTreatment</text:p>
          </table:table-cell>
          <table:table-cell table:number-columns-repeated="5" table:style-name="ce17"/>
          <table:table-cell table:style-name="ce17"/>
          <table:table-cell table:style-name="ce18" table:formula="of:=IF([.C110]=&quot;&quot;;0;1) + IF([.D110]=&quot;&quot;;0;1) + IF([.E110]=&quot;&quot;;0;1) + IF([.F110]=&quot;&quot;;0;1) + IF([.G110]=&quot;&quot;;0;1) + IF([.H110]=&quot;&quot;;0;1) + IF([.I110]=&quot;&quot;;0;1) + IF([.K110]=&quot;&quot;;0;1) + IF([.L110]=&quot;&quot;;0;1) + IF([.M110]=&quot;&quot;;0;1) + IF([.J11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im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TIME</text:p>
          </table:table-cell>
          <table:table-cell table:number-columns-repeated="6" table:style-name="ce17"/>
          <table:table-cell table:style-name="ce17" office:value-type="string">
            <text:p>time</text:p>
          </table:table-cell>
          <table:table-cell table:style-name="ce17"/>
          <table:table-cell table:style-name="ce18" table:formula="of:=IF([.C111]=&quot;&quot;;0;1) + IF([.D111]=&quot;&quot;;0;1) + IF([.E111]=&quot;&quot;;0;1) + IF([.F111]=&quot;&quot;;0;1) + IF([.G111]=&quot;&quot;;0;1) + IF([.H111]=&quot;&quot;;0;1) + IF([.I111]=&quot;&quot;;0;1) + IF([.K111]=&quot;&quot;;0;1) + IF([.L111]=&quot;&quot;;0;1) + IF([.M111]=&quot;&quot;;0;1) + IF([.J11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ukaryote</text:p>
          </table:table-cell>
          <table:table-cell table:style-name="ce8"/>
          <table:table-cell table:style-name="ce17"/>
          <table:table-cell table:style-name="ce17" office:value-type="string">
            <text:p>Eukaryote</text:p>
          </table:table-cell>
          <table:table-cell table:number-columns-repeated="2" table:style-name="ce17"/>
          <table:table-cell table:style-name="ce17" office:value-type="string">
            <text:p>Eukaryote</text:p>
          </table:table-cell>
          <table:table-cell table:number-columns-repeated="6" table:style-name="ce17"/>
          <table:table-cell table:style-name="ce17"/>
          <table:table-cell table:style-name="ce18" table:formula="of:=IF([.C112]=&quot;&quot;;0;1) + IF([.D112]=&quot;&quot;;0;1) + IF([.E112]=&quot;&quot;;0;1) + IF([.F112]=&quot;&quot;;0;1) + IF([.G112]=&quot;&quot;;0;1) + IF([.H112]=&quot;&quot;;0;1) + IF([.I112]=&quot;&quot;;0;1) + IF([.K112]=&quot;&quot;;0;1) + IF([.L112]=&quot;&quot;;0;1) + IF([.M112]=&quot;&quot;;0;1) + IF([.J11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nimal</text:p>
          </table:table-cell>
          <table:table-cell table:style-name="ce8"/>
          <table:table-cell table:style-name="ce17"/>
          <table:table-cell table:style-name="ce17" office:value-type="string">
            <text:p>Animal</text:p>
          </table:table-cell>
          <table:table-cell table:number-columns-repeated="2" table:style-name="ce17"/>
          <table:table-cell table:style-name="ce17" office:value-type="string">
            <text:p>Animal</text:p>
          </table:table-cell>
          <table:table-cell table:number-columns-repeated="6" table:style-name="ce17"/>
          <table:table-cell table:style-name="ce17"/>
          <table:table-cell table:style-name="ce18" table:formula="of:=IF([.C113]=&quot;&quot;;0;1) + IF([.D113]=&quot;&quot;;0;1) + IF([.E113]=&quot;&quot;;0;1) + IF([.F113]=&quot;&quot;;0;1) + IF([.G113]=&quot;&quot;;0;1) + IF([.H113]=&quot;&quot;;0;1) + IF([.I113]=&quot;&quot;;0;1) + IF([.K113]=&quot;&quot;;0;1) + IF([.L113]=&quot;&quot;;0;1) + IF([.M113]=&quot;&quot;;0;1) + IF([.J11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rachnid</text:p>
          </table:table-cell>
          <table:table-cell table:style-name="ce8"/>
          <table:table-cell table:style-name="ce17"/>
          <table:table-cell table:style-name="ce17" office:value-type="string">
            <text:p>Arachnid</text:p>
          </table:table-cell>
          <table:table-cell table:number-columns-repeated="2" table:style-name="ce17"/>
          <table:table-cell table:style-name="ce17" office:value-type="string">
            <text:p>Arachnid</text:p>
          </table:table-cell>
          <table:table-cell table:number-columns-repeated="6" table:style-name="ce17"/>
          <table:table-cell table:style-name="ce17"/>
          <table:table-cell table:style-name="ce18" table:formula="of:=IF([.C114]=&quot;&quot;;0;1) + IF([.D114]=&quot;&quot;;0;1) + IF([.E114]=&quot;&quot;;0;1) + IF([.F114]=&quot;&quot;;0;1) + IF([.G114]=&quot;&quot;;0;1) + IF([.H114]=&quot;&quot;;0;1) + IF([.I114]=&quot;&quot;;0;1) + IF([.K114]=&quot;&quot;;0;1) + IF([.L114]=&quot;&quot;;0;1) + IF([.M114]=&quot;&quot;;0;1) + IF([.J11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ustacean</text:p>
          </table:table-cell>
          <table:table-cell table:style-name="ce8"/>
          <table:table-cell table:style-name="ce17"/>
          <table:table-cell table:style-name="ce17" office:value-type="string">
            <text:p>Crustacean</text:p>
          </table:table-cell>
          <table:table-cell table:number-columns-repeated="2" table:style-name="ce17"/>
          <table:table-cell table:style-name="ce17" office:value-type="string">
            <text:p>Crustacean</text:p>
          </table:table-cell>
          <table:table-cell table:number-columns-repeated="6" table:style-name="ce17"/>
          <table:table-cell table:style-name="ce17"/>
          <table:table-cell table:style-name="ce18" table:formula="of:=IF([.C115]=&quot;&quot;;0;1) + IF([.D115]=&quot;&quot;;0;1) + IF([.E115]=&quot;&quot;;0;1) + IF([.F115]=&quot;&quot;;0;1) + IF([.G115]=&quot;&quot;;0;1) + IF([.H115]=&quot;&quot;;0;1) + IF([.I115]=&quot;&quot;;0;1) + IF([.K115]=&quot;&quot;;0;1) + IF([.L115]=&quot;&quot;;0;1) + IF([.M115]=&quot;&quot;;0;1) + IF([.J11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mmal</text:p>
          </table:table-cell>
          <table:table-cell table:style-name="ce8"/>
          <table:table-cell table:style-name="ce17"/>
          <table:table-cell table:style-name="ce17" office:value-type="string">
            <text:p>Mammal</text:p>
          </table:table-cell>
          <table:table-cell table:number-columns-repeated="2" table:style-name="ce17"/>
          <table:table-cell table:style-name="ce17" office:value-type="string">
            <text:p>Mammal</text:p>
          </table:table-cell>
          <table:table-cell table:number-columns-repeated="6" table:style-name="ce17"/>
          <table:table-cell table:style-name="ce17"/>
          <table:table-cell table:style-name="ce18" table:formula="of:=IF([.C116]=&quot;&quot;;0;1) + IF([.D116]=&quot;&quot;;0;1) + IF([.E116]=&quot;&quot;;0;1) + IF([.F116]=&quot;&quot;;0;1) + IF([.G116]=&quot;&quot;;0;1) + IF([.H116]=&quot;&quot;;0;1) + IF([.I116]=&quot;&quot;;0;1) + IF([.K116]=&quot;&quot;;0;1) + IF([.L116]=&quot;&quot;;0;1) + IF([.M116]=&quot;&quot;;0;1) + IF([.J11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mphibian</text:p>
          </table:table-cell>
          <table:table-cell table:style-name="ce8"/>
          <table:table-cell table:style-name="ce17"/>
          <table:table-cell table:style-name="ce17" office:value-type="string">
            <text:p>Amphibian</text:p>
          </table:table-cell>
          <table:table-cell table:number-columns-repeated="2" table:style-name="ce17"/>
          <table:table-cell table:style-name="ce17" office:value-type="string">
            <text:p>Amphibian</text:p>
          </table:table-cell>
          <table:table-cell table:number-columns-repeated="6" table:style-name="ce17"/>
          <table:table-cell table:style-name="ce17"/>
          <table:table-cell table:style-name="ce18" table:formula="of:=IF([.C117]=&quot;&quot;;0;1) + IF([.D117]=&quot;&quot;;0;1) + IF([.E117]=&quot;&quot;;0;1) + IF([.F117]=&quot;&quot;;0;1) + IF([.G117]=&quot;&quot;;0;1) + IF([.H117]=&quot;&quot;;0;1) + IF([.I117]=&quot;&quot;;0;1) + IF([.K117]=&quot;&quot;;0;1) + IF([.L117]=&quot;&quot;;0;1) + IF([.M117]=&quot;&quot;;0;1) + IF([.J11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llusca</text:p>
          </table:table-cell>
          <table:table-cell table:style-name="ce8"/>
          <table:table-cell table:style-name="ce17"/>
          <table:table-cell table:style-name="ce17" office:value-type="string">
            <text:p>Mollusca</text:p>
          </table:table-cell>
          <table:table-cell table:number-columns-repeated="2" table:style-name="ce17"/>
          <table:table-cell table:style-name="ce17" office:value-type="string">
            <text:p>Mollusca</text:p>
          </table:table-cell>
          <table:table-cell table:number-columns-repeated="6" table:style-name="ce17"/>
          <table:table-cell table:style-name="ce17"/>
          <table:table-cell table:style-name="ce18" table:formula="of:=IF([.C118]=&quot;&quot;;0;1) + IF([.D118]=&quot;&quot;;0;1) + IF([.E118]=&quot;&quot;;0;1) + IF([.F118]=&quot;&quot;;0;1) + IF([.G118]=&quot;&quot;;0;1) + IF([.H118]=&quot;&quot;;0;1) + IF([.I118]=&quot;&quot;;0;1) + IF([.K118]=&quot;&quot;;0;1) + IF([.L118]=&quot;&quot;;0;1) + IF([.M118]=&quot;&quot;;0;1) + IF([.J11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ptile</text:p>
          </table:table-cell>
          <table:table-cell table:style-name="ce8"/>
          <table:table-cell table:style-name="ce17"/>
          <table:table-cell table:style-name="ce17" office:value-type="string">
            <text:p>Reptile</text:p>
          </table:table-cell>
          <table:table-cell table:number-columns-repeated="2" table:style-name="ce17"/>
          <table:table-cell table:style-name="ce17" office:value-type="string">
            <text:p>Reptile</text:p>
          </table:table-cell>
          <table:table-cell table:number-columns-repeated="6" table:style-name="ce17"/>
          <table:table-cell table:style-name="ce17"/>
          <table:table-cell table:style-name="ce18" table:formula="of:=IF([.C119]=&quot;&quot;;0;1) + IF([.D119]=&quot;&quot;;0;1) + IF([.E119]=&quot;&quot;;0;1) + IF([.F119]=&quot;&quot;;0;1) + IF([.G119]=&quot;&quot;;0;1) + IF([.H119]=&quot;&quot;;0;1) + IF([.I119]=&quot;&quot;;0;1) + IF([.K119]=&quot;&quot;;0;1) + IF([.L119]=&quot;&quot;;0;1) + IF([.M119]=&quot;&quot;;0;1) + IF([.J11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sh</text:p>
          </table:table-cell>
          <table:table-cell table:style-name="ce8"/>
          <table:table-cell table:style-name="ce17"/>
          <table:table-cell table:style-name="ce17" office:value-type="string">
            <text:p>Fish</text:p>
          </table:table-cell>
          <table:table-cell table:number-columns-repeated="2" table:style-name="ce17"/>
          <table:table-cell table:style-name="ce17" office:value-type="string">
            <text:p>Fish</text:p>
          </table:table-cell>
          <table:table-cell table:number-columns-repeated="6" table:style-name="ce17"/>
          <table:table-cell table:style-name="ce17"/>
          <table:table-cell table:style-name="ce18" table:formula="of:=IF([.C120]=&quot;&quot;;0;1) + IF([.D120]=&quot;&quot;;0;1) + IF([.E120]=&quot;&quot;;0;1) + IF([.F120]=&quot;&quot;;0;1) + IF([.G120]=&quot;&quot;;0;1) + IF([.H120]=&quot;&quot;;0;1) + IF([.I120]=&quot;&quot;;0;1) + IF([.K120]=&quot;&quot;;0;1) + IF([.L120]=&quot;&quot;;0;1) + IF([.M120]=&quot;&quot;;0;1) + IF([.J12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ungus</text:p>
          </table:table-cell>
          <table:table-cell table:style-name="ce8"/>
          <table:table-cell table:style-name="ce17"/>
          <table:table-cell table:style-name="ce17" office:value-type="string">
            <text:p>Fungus</text:p>
          </table:table-cell>
          <table:table-cell table:number-columns-repeated="2" table:style-name="ce17"/>
          <table:table-cell table:style-name="ce17" office:value-type="string">
            <text:p>Fungus</text:p>
          </table:table-cell>
          <table:table-cell table:number-columns-repeated="6" table:style-name="ce17"/>
          <table:table-cell table:style-name="ce17"/>
          <table:table-cell table:style-name="ce18" table:formula="of:=IF([.C121]=&quot;&quot;;0;1) + IF([.D121]=&quot;&quot;;0;1) + IF([.E121]=&quot;&quot;;0;1) + IF([.F121]=&quot;&quot;;0;1) + IF([.G121]=&quot;&quot;;0;1) + IF([.H121]=&quot;&quot;;0;1) + IF([.I121]=&quot;&quot;;0;1) + IF([.K121]=&quot;&quot;;0;1) + IF([.L121]=&quot;&quot;;0;1) + IF([.M121]=&quot;&quot;;0;1) + IF([.J12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lant</text:p>
          </table:table-cell>
          <table:table-cell table:style-name="ce8"/>
          <table:table-cell table:style-name="ce17"/>
          <table:table-cell table:style-name="ce17" office:value-type="string">
            <text:p>Plant</text:p>
          </table:table-cell>
          <table:table-cell table:number-columns-repeated="2" table:style-name="ce17"/>
          <table:table-cell table:style-name="ce17" office:value-type="string">
            <text:p>Plant</text:p>
          </table:table-cell>
          <table:table-cell table:number-columns-repeated="6" table:style-name="ce17"/>
          <table:table-cell table:style-name="ce17"/>
          <table:table-cell table:style-name="ce18" table:formula="of:=IF([.C122]=&quot;&quot;;0;1) + IF([.D122]=&quot;&quot;;0;1) + IF([.E122]=&quot;&quot;;0;1) + IF([.F122]=&quot;&quot;;0;1) + IF([.G122]=&quot;&quot;;0;1) + IF([.H122]=&quot;&quot;;0;1) + IF([.I122]=&quot;&quot;;0;1) + IF([.K122]=&quot;&quot;;0;1) + IF([.L122]=&quot;&quot;;0;1) + IF([.M122]=&quot;&quot;;0;1) + IF([.J12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netophytes</text:p>
          </table:table-cell>
          <table:table-cell table:style-name="ce8"/>
          <table:table-cell table:style-name="ce17"/>
          <table:table-cell table:style-name="ce17" office:value-type="string">
            <text:p>Gnetophytes</text:p>
          </table:table-cell>
          <table:table-cell table:number-columns-repeated="2" table:style-name="ce17"/>
          <table:table-cell table:style-name="ce17" office:value-type="string">
            <text:p>Gnetophytes</text:p>
          </table:table-cell>
          <table:table-cell table:number-columns-repeated="6" table:style-name="ce17"/>
          <table:table-cell table:style-name="ce17"/>
          <table:table-cell table:style-name="ce18" table:formula="of:=IF([.C123]=&quot;&quot;;0;1) + IF([.D123]=&quot;&quot;;0;1) + IF([.E123]=&quot;&quot;;0;1) + IF([.F123]=&quot;&quot;;0;1) + IF([.G123]=&quot;&quot;;0;1) + IF([.H123]=&quot;&quot;;0;1) + IF([.I123]=&quot;&quot;;0;1) + IF([.K123]=&quot;&quot;;0;1) + IF([.L123]=&quot;&quot;;0;1) + IF([.M123]=&quot;&quot;;0;1) + IF([.J12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ycad</text:p>
          </table:table-cell>
          <table:table-cell table:style-name="ce8"/>
          <table:table-cell table:style-name="ce17"/>
          <table:table-cell table:style-name="ce17" office:value-type="string">
            <text:p>Cycad</text:p>
          </table:table-cell>
          <table:table-cell table:number-columns-repeated="2" table:style-name="ce17"/>
          <table:table-cell table:style-name="ce17" office:value-type="string">
            <text:p>Cycad</text:p>
          </table:table-cell>
          <table:table-cell table:number-columns-repeated="6" table:style-name="ce17"/>
          <table:table-cell table:style-name="ce17"/>
          <table:table-cell table:style-name="ce18" table:formula="of:=IF([.C124]=&quot;&quot;;0;1) + IF([.D124]=&quot;&quot;;0;1) + IF([.E124]=&quot;&quot;;0;1) + IF([.F124]=&quot;&quot;;0;1) + IF([.G124]=&quot;&quot;;0;1) + IF([.H124]=&quot;&quot;;0;1) + IF([.I124]=&quot;&quot;;0;1) + IF([.K124]=&quot;&quot;;0;1) + IF([.L124]=&quot;&quot;;0;1) + IF([.M124]=&quot;&quot;;0;1) + IF([.J12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reenAlga</text:p>
          </table:table-cell>
          <table:table-cell table:style-name="ce8"/>
          <table:table-cell table:style-name="ce17"/>
          <table:table-cell table:style-name="ce17" office:value-type="string">
            <text:p>GreenAlga</text:p>
          </table:table-cell>
          <table:table-cell table:number-columns-repeated="2" table:style-name="ce17"/>
          <table:table-cell table:style-name="ce17" office:value-type="string">
            <text:p>GreenAlga</text:p>
          </table:table-cell>
          <table:table-cell table:number-columns-repeated="6" table:style-name="ce17"/>
          <table:table-cell table:style-name="ce17"/>
          <table:table-cell table:style-name="ce18" table:formula="of:=IF([.C125]=&quot;&quot;;0;1) + IF([.D125]=&quot;&quot;;0;1) + IF([.E125]=&quot;&quot;;0;1) + IF([.F125]=&quot;&quot;;0;1) + IF([.G125]=&quot;&quot;;0;1) + IF([.H125]=&quot;&quot;;0;1) + IF([.I125]=&quot;&quot;;0;1) + IF([.K125]=&quot;&quot;;0;1) + IF([.L125]=&quot;&quot;;0;1) + IF([.M125]=&quot;&quot;;0;1) + IF([.J12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ss</text:p>
          </table:table-cell>
          <table:table-cell table:style-name="ce8"/>
          <table:table-cell table:style-name="ce17"/>
          <table:table-cell table:style-name="ce17" office:value-type="string">
            <text:p>Moss</text:p>
          </table:table-cell>
          <table:table-cell table:number-columns-repeated="2" table:style-name="ce17"/>
          <table:table-cell table:style-name="ce17" office:value-type="string">
            <text:p>Moss</text:p>
          </table:table-cell>
          <table:table-cell table:number-columns-repeated="6" table:style-name="ce17"/>
          <table:table-cell table:style-name="ce17"/>
          <table:table-cell table:style-name="ce18" table:formula="of:=IF([.C126]=&quot;&quot;;0;1) + IF([.D126]=&quot;&quot;;0;1) + IF([.E126]=&quot;&quot;;0;1) + IF([.F126]=&quot;&quot;;0;1) + IF([.G126]=&quot;&quot;;0;1) + IF([.H126]=&quot;&quot;;0;1) + IF([.I126]=&quot;&quot;;0;1) + IF([.K126]=&quot;&quot;;0;1) + IF([.L126]=&quot;&quot;;0;1) + IF([.M126]=&quot;&quot;;0;1) + IF([.J12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lubMoss</text:p>
          </table:table-cell>
          <table:table-cell table:style-name="ce8"/>
          <table:table-cell table:style-name="ce17"/>
          <table:table-cell table:style-name="ce17" office:value-type="string">
            <text:p>ClubMoss</text:p>
          </table:table-cell>
          <table:table-cell table:number-columns-repeated="2" table:style-name="ce17"/>
          <table:table-cell table:style-name="ce17" office:value-type="string">
            <text:p>ClubMoss</text:p>
          </table:table-cell>
          <table:table-cell table:number-columns-repeated="6" table:style-name="ce17"/>
          <table:table-cell table:style-name="ce17"/>
          <table:table-cell table:style-name="ce18" table:formula="of:=IF([.C127]=&quot;&quot;;0;1) + IF([.D127]=&quot;&quot;;0;1) + IF([.E127]=&quot;&quot;;0;1) + IF([.F127]=&quot;&quot;;0;1) + IF([.G127]=&quot;&quot;;0;1) + IF([.H127]=&quot;&quot;;0;1) + IF([.I127]=&quot;&quot;;0;1) + IF([.K127]=&quot;&quot;;0;1) + IF([.L127]=&quot;&quot;;0;1) + IF([.M127]=&quot;&quot;;0;1) + IF([.J12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loweringPlant</text:p>
          </table:table-cell>
          <table:table-cell table:style-name="ce8"/>
          <table:table-cell table:style-name="ce17"/>
          <table:table-cell table:style-name="ce17" office:value-type="string">
            <text:p>FloweringPlant</text:p>
          </table:table-cell>
          <table:table-cell table:number-columns-repeated="2" table:style-name="ce17"/>
          <table:table-cell table:style-name="ce17" office:value-type="string">
            <text:p>FloweringPlant</text:p>
          </table:table-cell>
          <table:table-cell table:number-columns-repeated="6" table:style-name="ce17"/>
          <table:table-cell table:style-name="ce17"/>
          <table:table-cell table:style-name="ce18" table:formula="of:=IF([.C128]=&quot;&quot;;0;1) + IF([.D128]=&quot;&quot;;0;1) + IF([.E128]=&quot;&quot;;0;1) + IF([.F128]=&quot;&quot;;0;1) + IF([.G128]=&quot;&quot;;0;1) + IF([.H128]=&quot;&quot;;0;1) + IF([.I128]=&quot;&quot;;0;1) + IF([.K128]=&quot;&quot;;0;1) + IF([.L128]=&quot;&quot;;0;1) + IF([.M128]=&quot;&quot;;0;1) + IF([.J12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rape</text:p>
          </table:table-cell>
          <table:table-cell table:style-name="ce8"/>
          <table:table-cell table:style-name="ce17"/>
          <table:table-cell table:style-name="ce17" office:value-type="string">
            <text:p>Grape</text:p>
          </table:table-cell>
          <table:table-cell table:number-columns-repeated="2" table:style-name="ce17"/>
          <table:table-cell table:style-name="ce17" office:value-type="string">
            <text:p>Grape</text:p>
          </table:table-cell>
          <table:table-cell table:number-columns-repeated="6" table:style-name="ce17"/>
          <table:table-cell table:style-name="ce17"/>
          <table:table-cell table:style-name="ce18" table:formula="of:=IF([.C129]=&quot;&quot;;0;1) + IF([.D129]=&quot;&quot;;0;1) + IF([.E129]=&quot;&quot;;0;1) + IF([.F129]=&quot;&quot;;0;1) + IF([.G129]=&quot;&quot;;0;1) + IF([.H129]=&quot;&quot;;0;1) + IF([.I129]=&quot;&quot;;0;1) + IF([.K129]=&quot;&quot;;0;1) + IF([.L129]=&quot;&quot;;0;1) + IF([.M129]=&quot;&quot;;0;1) + IF([.J12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inko</text:p>
          </table:table-cell>
          <table:table-cell table:style-name="ce8"/>
          <table:table-cell table:style-name="ce17"/>
          <table:table-cell table:style-name="ce17" office:value-type="string">
            <text:p>Ginko</text:p>
          </table:table-cell>
          <table:table-cell table:number-columns-repeated="2" table:style-name="ce17"/>
          <table:table-cell table:style-name="ce17" office:value-type="string">
            <text:p>Ginko</text:p>
          </table:table-cell>
          <table:table-cell table:number-columns-repeated="6" table:style-name="ce17"/>
          <table:table-cell table:style-name="ce17"/>
          <table:table-cell table:style-name="ce18" table:formula="of:=IF([.C130]=&quot;&quot;;0;1) + IF([.D130]=&quot;&quot;;0;1) + IF([.E130]=&quot;&quot;;0;1) + IF([.F130]=&quot;&quot;;0;1) + IF([.G130]=&quot;&quot;;0;1) + IF([.H130]=&quot;&quot;;0;1) + IF([.I130]=&quot;&quot;;0;1) + IF([.K130]=&quot;&quot;;0;1) + IF([.L130]=&quot;&quot;;0;1) + IF([.M130]=&quot;&quot;;0;1) + IF([.J13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ern</text:p>
          </table:table-cell>
          <table:table-cell table:style-name="ce8"/>
          <table:table-cell table:style-name="ce17"/>
          <table:table-cell table:style-name="ce17" office:value-type="string">
            <text:p>Fern</text:p>
          </table:table-cell>
          <table:table-cell table:number-columns-repeated="2" table:style-name="ce17"/>
          <table:table-cell table:style-name="ce17" office:value-type="string">
            <text:p>Fern</text:p>
          </table:table-cell>
          <table:table-cell table:number-columns-repeated="6" table:style-name="ce17"/>
          <table:table-cell table:style-name="ce17"/>
          <table:table-cell table:style-name="ce18" table:formula="of:=IF([.C131]=&quot;&quot;;0;1) + IF([.D131]=&quot;&quot;;0;1) + IF([.E131]=&quot;&quot;;0;1) + IF([.F131]=&quot;&quot;;0;1) + IF([.G131]=&quot;&quot;;0;1) + IF([.H131]=&quot;&quot;;0;1) + IF([.I131]=&quot;&quot;;0;1) + IF([.K131]=&quot;&quot;;0;1) + IF([.L131]=&quot;&quot;;0;1) + IF([.M131]=&quot;&quot;;0;1) + IF([.J13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nifer</text:p>
          </table:table-cell>
          <table:table-cell table:style-name="ce8"/>
          <table:table-cell table:style-name="ce17"/>
          <table:table-cell table:style-name="ce17" office:value-type="string">
            <text:p>Conifer</text:p>
          </table:table-cell>
          <table:table-cell table:number-columns-repeated="2" table:style-name="ce17"/>
          <table:table-cell table:style-name="ce17" office:value-type="string">
            <text:p>Conifer</text:p>
          </table:table-cell>
          <table:table-cell table:number-columns-repeated="6" table:style-name="ce17"/>
          <table:table-cell table:style-name="ce17"/>
          <table:table-cell table:style-name="ce18" table:formula="of:=IF([.C132]=&quot;&quot;;0;1) + IF([.D132]=&quot;&quot;;0;1) + IF([.E132]=&quot;&quot;;0;1) + IF([.F132]=&quot;&quot;;0;1) + IF([.G132]=&quot;&quot;;0;1) + IF([.H132]=&quot;&quot;;0;1) + IF([.I132]=&quot;&quot;;0;1) + IF([.K132]=&quot;&quot;;0;1) + IF([.L132]=&quot;&quot;;0;1) + IF([.M132]=&quot;&quot;;0;1) + IF([.J13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acteria</text:p>
          </table:table-cell>
          <table:table-cell table:style-name="ce8"/>
          <table:table-cell table:style-name="ce17"/>
          <table:table-cell table:style-name="ce17" office:value-type="string">
            <text:p>Bacteria</text:p>
          </table:table-cell>
          <table:table-cell table:number-columns-repeated="2" table:style-name="ce17"/>
          <table:table-cell table:style-name="ce17" office:value-type="string">
            <text:p>Bacteria</text:p>
          </table:table-cell>
          <table:table-cell table:number-columns-repeated="6" table:style-name="ce17"/>
          <table:table-cell table:style-name="ce17"/>
          <table:table-cell table:style-name="ce18" table:formula="of:=IF([.C133]=&quot;&quot;;0;1) + IF([.D133]=&quot;&quot;;0;1) + IF([.E133]=&quot;&quot;;0;1) + IF([.F133]=&quot;&quot;;0;1) + IF([.G133]=&quot;&quot;;0;1) + IF([.H133]=&quot;&quot;;0;1) + IF([.I133]=&quot;&quot;;0;1) + IF([.K133]=&quot;&quot;;0;1) + IF([.L133]=&quot;&quot;;0;1) + IF([.M133]=&quot;&quot;;0;1) + IF([.J13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rchaea</text:p>
          </table:table-cell>
          <table:table-cell table:style-name="ce8"/>
          <table:table-cell table:style-name="ce17"/>
          <table:table-cell table:style-name="ce17" office:value-type="string">
            <text:p>Archaea</text:p>
          </table:table-cell>
          <table:table-cell table:number-columns-repeated="2" table:style-name="ce17"/>
          <table:table-cell table:style-name="ce17" office:value-type="string">
            <text:p>Archaea</text:p>
          </table:table-cell>
          <table:table-cell table:number-columns-repeated="6" table:style-name="ce17"/>
          <table:table-cell table:style-name="ce17"/>
          <table:table-cell table:style-name="ce18" table:formula="of:=IF([.C134]=&quot;&quot;;0;1) + IF([.D134]=&quot;&quot;;0;1) + IF([.E134]=&quot;&quot;;0;1) + IF([.F134]=&quot;&quot;;0;1) + IF([.G134]=&quot;&quot;;0;1) + IF([.H134]=&quot;&quot;;0;1) + IF([.I134]=&quot;&quot;;0;1) + IF([.K134]=&quot;&quot;;0;1) + IF([.L134]=&quot;&quot;;0;1) + IF([.M134]=&quot;&quot;;0;1) + IF([.J13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iteOfSpecialScientificInterest</text:p>
          </table:table-cell>
          <table:table-cell table:style-name="ce8"/>
          <table:table-cell table:style-name="ce17"/>
          <table:table-cell table:style-name="ce17" office:value-type="string">
            <text:p>SiteOfSpecialScientificInterest</text:p>
          </table:table-cell>
          <table:table-cell table:number-columns-repeated="2" table:style-name="ce17"/>
          <table:table-cell table:style-name="ce17" office:value-type="string">
            <text:p>SiteOfSpecialScientificInterest</text:p>
          </table:table-cell>
          <table:table-cell table:number-columns-repeated="6" table:style-name="ce17"/>
          <table:table-cell table:style-name="ce17"/>
          <table:table-cell table:style-name="ce18" table:formula="of:=IF([.C135]=&quot;&quot;;0;1) + IF([.D135]=&quot;&quot;;0;1) + IF([.E135]=&quot;&quot;;0;1) + IF([.F135]=&quot;&quot;;0;1) + IF([.G135]=&quot;&quot;;0;1) + IF([.H135]=&quot;&quot;;0;1) + IF([.I135]=&quot;&quot;;0;1) + IF([.K135]=&quot;&quot;;0;1) + IF([.L135]=&quot;&quot;;0;1) + IF([.M135]=&quot;&quot;;0;1) + IF([.J13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unarCrater</text:p>
          </table:table-cell>
          <table:table-cell table:style-name="ce8"/>
          <table:table-cell table:style-name="ce17"/>
          <table:table-cell table:style-name="ce17" office:value-type="string">
            <text:p>LunarCrater</text:p>
          </table:table-cell>
          <table:table-cell table:number-columns-repeated="2" table:style-name="ce17"/>
          <table:table-cell table:style-name="ce17" office:value-type="string">
            <text:p>LunarCrater</text:p>
          </table:table-cell>
          <table:table-cell table:number-columns-repeated="6" table:style-name="ce17"/>
          <table:table-cell table:style-name="ce17"/>
          <table:table-cell table:style-name="ce18" table:formula="of:=IF([.C136]=&quot;&quot;;0;1) + IF([.D136]=&quot;&quot;;0;1) + IF([.E136]=&quot;&quot;;0;1) + IF([.F136]=&quot;&quot;;0;1) + IF([.G136]=&quot;&quot;;0;1) + IF([.H136]=&quot;&quot;;0;1) + IF([.I136]=&quot;&quot;;0;1) + IF([.K136]=&quot;&quot;;0;1) + IF([.L136]=&quot;&quot;;0;1) + IF([.M136]=&quot;&quot;;0;1) + IF([.J13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opulatedPlace</text:p>
          </table:table-cell>
          <table:table-cell table:style-name="ce8"/>
          <table:table-cell table:style-name="ce17"/>
          <table:table-cell table:style-name="ce17" office:value-type="string">
            <text:p>PopulatedPlace</text:p>
          </table:table-cell>
          <table:table-cell table:number-columns-repeated="2" table:style-name="ce17"/>
          <table:table-cell table:style-name="ce17" office:value-type="string">
            <text:p>PopulatedPlace</text:p>
          </table:table-cell>
          <table:table-cell table:number-columns-repeated="6" table:style-name="ce17"/>
          <table:table-cell table:style-name="ce17"/>
          <table:table-cell table:style-name="ce18" table:formula="of:=IF([.C137]=&quot;&quot;;0;1) + IF([.D137]=&quot;&quot;;0;1) + IF([.E137]=&quot;&quot;;0;1) + IF([.F137]=&quot;&quot;;0;1) + IF([.G137]=&quot;&quot;;0;1) + IF([.H137]=&quot;&quot;;0;1) + IF([.I137]=&quot;&quot;;0;1) + IF([.K137]=&quot;&quot;;0;1) + IF([.L137]=&quot;&quot;;0;1) + IF([.M137]=&quot;&quot;;0;1) + IF([.J13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nicipality</text:p>
          </table:table-cell>
          <table:table-cell table:style-name="ce8"/>
          <table:table-cell table:style-name="ce17"/>
          <table:table-cell table:style-name="ce17" office:value-type="string">
            <text:p>Municipality</text:p>
          </table:table-cell>
          <table:table-cell table:number-columns-repeated="2" table:style-name="ce17"/>
          <table:table-cell table:style-name="ce17" office:value-type="string">
            <text:p>Municipality</text:p>
          </table:table-cell>
          <table:table-cell table:number-columns-repeated="6" table:style-name="ce17"/>
          <table:table-cell table:style-name="ce17"/>
          <table:table-cell table:style-name="ce18" table:formula="of:=IF([.C138]=&quot;&quot;;0;1) + IF([.D138]=&quot;&quot;;0;1) + IF([.E138]=&quot;&quot;;0;1) + IF([.F138]=&quot;&quot;;0;1) + IF([.G138]=&quot;&quot;;0;1) + IF([.H138]=&quot;&quot;;0;1) + IF([.I138]=&quot;&quot;;0;1) + IF([.K138]=&quot;&quot;;0;1) + IF([.L138]=&quot;&quot;;0;1) + IF([.M138]=&quot;&quot;;0;1) + IF([.J13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own</text:p>
          </table:table-cell>
          <table:table-cell table:style-name="ce8"/>
          <table:table-cell table:style-name="ce17"/>
          <table:table-cell table:style-name="ce17" office:value-type="string">
            <text:p>Town</text:p>
          </table:table-cell>
          <table:table-cell table:number-columns-repeated="2" table:style-name="ce17"/>
          <table:table-cell table:style-name="ce17" office:value-type="string">
            <text:p>Town</text:p>
          </table:table-cell>
          <table:table-cell table:number-columns-repeated="6" table:style-name="ce17"/>
          <table:table-cell table:style-name="ce17"/>
          <table:table-cell table:style-name="ce18" table:formula="of:=IF([.C139]=&quot;&quot;;0;1) + IF([.D139]=&quot;&quot;;0;1) + IF([.E139]=&quot;&quot;;0;1) + IF([.F139]=&quot;&quot;;0;1) + IF([.G139]=&quot;&quot;;0;1) + IF([.H139]=&quot;&quot;;0;1) + IF([.I139]=&quot;&quot;;0;1) + IF([.K139]=&quot;&quot;;0;1) + IF([.L139]=&quot;&quot;;0;1) + IF([.M139]=&quot;&quot;;0;1) + IF([.J13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llage</text:p>
          </table:table-cell>
          <table:table-cell table:style-name="ce8"/>
          <table:table-cell table:style-name="ce17"/>
          <table:table-cell table:style-name="ce17" office:value-type="string">
            <text:p>Village</text:p>
          </table:table-cell>
          <table:table-cell table:number-columns-repeated="2" table:style-name="ce17"/>
          <table:table-cell table:style-name="ce17" office:value-type="string">
            <text:p>Village</text:p>
          </table:table-cell>
          <table:table-cell table:number-columns-repeated="6" table:style-name="ce17"/>
          <table:table-cell table:style-name="ce17"/>
          <table:table-cell table:style-name="ce18" table:formula="of:=IF([.C140]=&quot;&quot;;0;1) + IF([.D140]=&quot;&quot;;0;1) + IF([.E140]=&quot;&quot;;0;1) + IF([.F140]=&quot;&quot;;0;1) + IF([.G140]=&quot;&quot;;0;1) + IF([.H140]=&quot;&quot;;0;1) + IF([.I140]=&quot;&quot;;0;1) + IF([.K140]=&quot;&quot;;0;1) + IF([.L140]=&quot;&quot;;0;1) + IF([.M140]=&quot;&quot;;0;1) + IF([.J14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tateOrCounty</text:p>
          </table:table-cell>
          <table:table-cell table:style-name="ce8"/>
          <table:table-cell table:style-name="ce17" office:value-type="string">
            <text:p>StateOrCounty</text:p>
          </table:table-cell>
          <table:table-cell table:number-columns-repeated="2" table:style-name="ce17"/>
          <table:table-cell table:style-name="ce17" office:value-type="string">
            <text:p>COUNTY</text:p>
          </table:table-cell>
          <table:table-cell table:number-columns-repeated="7" table:style-name="ce17"/>
          <table:table-cell table:style-name="ce17"/>
          <table:table-cell table:style-name="ce18" table:formula="of:=IF([.C141]=&quot;&quot;;0;1) + IF([.D141]=&quot;&quot;;0;1) + IF([.E141]=&quot;&quot;;0;1) + IF([.F141]=&quot;&quot;;0;1) + IF([.G141]=&quot;&quot;;0;1) + IF([.H141]=&quot;&quot;;0;1) + IF([.I141]=&quot;&quot;;0;1) + IF([.K141]=&quot;&quot;;0;1) + IF([.L141]=&quot;&quot;;0;1) + IF([.M141]=&quot;&quot;;0;1) + IF([.J14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oliticalDistrict</text:p>
          </table:table-cell>
          <table:table-cell table:style-name="ce8"/>
          <table:table-cell table:style-name="ce17" office:value-type="string">
            <text:p>PoliticalDistrict</text:p>
          </table:table-cell>
          <table:table-cell table:number-columns-repeated="4" table:style-name="ce17"/>
          <table:table-cell table:style-name="ce17" office:value-type="string">
            <text:p>ProvinceOrState</text:p>
          </table:table-cell>
          <table:table-cell table:number-columns-repeated="5" table:style-name="ce17"/>
          <table:table-cell table:style-name="ce17"/>
          <table:table-cell table:style-name="ce18" table:formula="of:=IF([.C142]=&quot;&quot;;0;1) + IF([.D142]=&quot;&quot;;0;1) + IF([.E142]=&quot;&quot;;0;1) + IF([.F142]=&quot;&quot;;0;1) + IF([.G142]=&quot;&quot;;0;1) + IF([.H142]=&quot;&quot;;0;1) + IF([.I142]=&quot;&quot;;0;1) + IF([.K142]=&quot;&quot;;0;1) + IF([.L142]=&quot;&quot;;0;1) + IF([.M142]=&quot;&quot;;0;1) + IF([.J14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aunchPad</text:p>
          </table:table-cell>
          <table:table-cell table:style-name="ce8"/>
          <table:table-cell table:style-name="ce17"/>
          <table:table-cell table:style-name="ce17" office:value-type="string">
            <text:p>LaunchPad</text:p>
          </table:table-cell>
          <table:table-cell table:number-columns-repeated="2" table:style-name="ce17"/>
          <table:table-cell table:style-name="ce17" office:value-type="string">
            <text:p>LaunchPad</text:p>
          </table:table-cell>
          <table:table-cell table:number-columns-repeated="6" table:style-name="ce17"/>
          <table:table-cell table:style-name="ce17"/>
          <table:table-cell table:style-name="ce18" table:formula="of:=IF([.C143]=&quot;&quot;;0;1) + IF([.D143]=&quot;&quot;;0;1) + IF([.E143]=&quot;&quot;;0;1) + IF([.F143]=&quot;&quot;;0;1) + IF([.G143]=&quot;&quot;;0;1) + IF([.H143]=&quot;&quot;;0;1) + IF([.I143]=&quot;&quot;;0;1) + IF([.K143]=&quot;&quot;;0;1) + IF([.L143]=&quot;&quot;;0;1) + IF([.M143]=&quot;&quot;;0;1) + IF([.J14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uilding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BUILDING</text:p>
          </table:table-cell>
          <table:table-cell table:number-columns-repeated="6" table:style-name="ce17"/>
          <table:table-cell table:style-name="ce17" office:value-type="string">
            <text:p>building</text:p>
          </table:table-cell>
          <table:table-cell table:style-name="ce17"/>
          <table:table-cell table:style-name="ce18" table:formula="of:=IF([.C144]=&quot;&quot;;0;1) + IF([.D144]=&quot;&quot;;0;1) + IF([.E144]=&quot;&quot;;0;1) + IF([.F144]=&quot;&quot;;0;1) + IF([.G144]=&quot;&quot;;0;1) + IF([.H144]=&quot;&quot;;0;1) + IF([.I144]=&quot;&quot;;0;1) + IF([.K144]=&quot;&quot;;0;1) + IF([.L144]=&quot;&quot;;0;1) + IF([.M144]=&quot;&quot;;0;1) + IF([.J14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istoricBuilding</text:p>
          </table:table-cell>
          <table:table-cell table:style-name="ce8"/>
          <table:table-cell table:style-name="ce17"/>
          <table:table-cell table:style-name="ce17" office:value-type="string">
            <text:p>HistoricBuilding</text:p>
          </table:table-cell>
          <table:table-cell table:number-columns-repeated="2" table:style-name="ce17"/>
          <table:table-cell table:style-name="ce17" office:value-type="string">
            <text:p>HistoricBuilding</text:p>
          </table:table-cell>
          <table:table-cell table:number-columns-repeated="6" table:style-name="ce17"/>
          <table:table-cell table:style-name="ce17"/>
          <table:table-cell table:style-name="ce18" table:formula="of:=IF([.C145]=&quot;&quot;;0;1) + IF([.D145]=&quot;&quot;;0;1) + IF([.E145]=&quot;&quot;;0;1) + IF([.F145]=&quot;&quot;;0;1) + IF([.G145]=&quot;&quot;;0;1) + IF([.H145]=&quot;&quot;;0;1) + IF([.I145]=&quot;&quot;;0;1) + IF([.K145]=&quot;&quot;;0;1) + IF([.L145]=&quot;&quot;;0;1) + IF([.M145]=&quot;&quot;;0;1) + IF([.J14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tream</text:p>
          </table:table-cell>
          <table:table-cell table:style-name="ce8"/>
          <table:table-cell table:style-name="ce17"/>
          <table:table-cell table:style-name="ce17" office:value-type="string">
            <text:p>Stream</text:p>
          </table:table-cell>
          <table:table-cell table:number-columns-repeated="2" table:style-name="ce17"/>
          <table:table-cell table:style-name="ce17" office:value-type="string">
            <text:p>Stream</text:p>
          </table:table-cell>
          <table:table-cell table:number-columns-repeated="6" table:style-name="ce17"/>
          <table:table-cell table:style-name="ce17"/>
          <table:table-cell table:style-name="ce18" table:formula="of:=IF([.C146]=&quot;&quot;;0;1) + IF([.D146]=&quot;&quot;;0;1) + IF([.E146]=&quot;&quot;;0;1) + IF([.F146]=&quot;&quot;;0;1) + IF([.G146]=&quot;&quot;;0;1) + IF([.H146]=&quot;&quot;;0;1) + IF([.I146]=&quot;&quot;;0;1) + IF([.K146]=&quot;&quot;;0;1) + IF([.L146]=&quot;&quot;;0;1) + IF([.M146]=&quot;&quot;;0;1) + IF([.J14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untain</text:p>
          </table:table-cell>
          <table:table-cell table:style-name="ce8"/>
          <table:table-cell table:number-columns-repeated="2" table:style-name="ce17" office:value-type="string">
            <text:p>Mountain</text:p>
          </table:table-cell>
          <table:table-cell table:style-name="ce17"/>
          <table:table-cell table:style-name="ce17" office:value-type="string">
            <text:p>MOUNTAIN</text:p>
          </table:table-cell>
          <table:table-cell table:style-name="ce17" office:value-type="string">
            <text:p>Mountain</text:p>
          </table:table-cell>
          <table:table-cell table:number-columns-repeated="6" table:style-name="ce17"/>
          <table:table-cell table:style-name="ce17"/>
          <table:table-cell table:style-name="ce18" table:formula="of:=IF([.C147]=&quot;&quot;;0;1) + IF([.D147]=&quot;&quot;;0;1) + IF([.E147]=&quot;&quot;;0;1) + IF([.F147]=&quot;&quot;;0;1) + IF([.G147]=&quot;&quot;;0;1) + IF([.H147]=&quot;&quot;;0;1) + IF([.I147]=&quot;&quot;;0;1) + IF([.K147]=&quot;&quot;;0;1) + IF([.L147]=&quot;&quot;;0;1) + IF([.M147]=&quot;&quot;;0;1) + IF([.J147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dyOfWater</text:p>
          </table:table-cell>
          <table:table-cell table:style-name="ce8"/>
          <table:table-cell table:style-name="ce17" office:value-type="string">
            <text:p>BodyOfWater</text:p>
          </table:table-cell>
          <table:table-cell table:number-columns-repeated="2" table:style-name="ce17"/>
          <table:table-cell table:style-name="ce17" office:value-type="string">
            <text:p>WATER_BODY</text:p>
          </table:table-cell>
          <table:table-cell table:number-columns-repeated="7" table:style-name="ce17"/>
          <table:table-cell table:style-name="ce17"/>
          <table:table-cell table:style-name="ce18" table:formula="of:=IF([.C148]=&quot;&quot;;0;1) + IF([.D148]=&quot;&quot;;0;1) + IF([.E148]=&quot;&quot;;0;1) + IF([.F148]=&quot;&quot;;0;1) + IF([.G148]=&quot;&quot;;0;1) + IF([.H148]=&quot;&quot;;0;1) + IF([.I148]=&quot;&quot;;0;1) + IF([.K148]=&quot;&quot;;0;1) + IF([.L148]=&quot;&quot;;0;1) + IF([.M148]=&quot;&quot;;0;1) + IF([.J14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Actor</text:p>
          </table:table-cell>
          <table:table-cell table:style-name="ce8"/>
          <table:table-cell table:style-name="ce17" office:value-type="string">
            <text:p>FilmActor</text:p>
          </table:table-cell>
          <table:table-cell table:number-columns-repeated="2" table:style-name="ce17"/>
          <table:table-cell table:style-name="ce17" office:value-type="string">
            <text:p>SCREEN_ACTOR</text:p>
          </table:table-cell>
          <table:table-cell table:number-columns-repeated="7" table:style-name="ce17"/>
          <table:table-cell table:style-name="ce17"/>
          <table:table-cell table:style-name="ce18" table:formula="of:=IF([.C149]=&quot;&quot;;0;1) + IF([.D149]=&quot;&quot;;0;1) + IF([.E149]=&quot;&quot;;0;1) + IF([.F149]=&quot;&quot;;0;1) + IF([.G149]=&quot;&quot;;0;1) + IF([.H149]=&quot;&quot;;0;1) + IF([.I149]=&quot;&quot;;0;1) + IF([.K149]=&quot;&quot;;0;1) + IF([.L149]=&quot;&quot;;0;1) + IF([.M149]=&quot;&quot;;0;1) + IF([.J14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SCongressperson</text:p>
          </table:table-cell>
          <table:table-cell table:style-name="ce8"/>
          <table:table-cell table:style-name="ce17" office:value-type="string">
            <text:p>U_S_Congressperson</text:p>
          </table:table-cell>
          <table:table-cell table:number-columns-repeated="2" table:style-name="ce17"/>
          <table:table-cell/>
          <table:table-cell table:number-columns-repeated="7" table:style-name="ce17"/>
          <table:table-cell table:style-name="ce17"/>
          <table:table-cell table:style-name="ce18" table:formula="of:=IF([.C150]=&quot;&quot;;0;1) + IF([.D150]=&quot;&quot;;0;1) + IF([.E150]=&quot;&quot;;0;1) + IF([.F150]=&quot;&quot;;0;1) + IF([.G150]=&quot;&quot;;0;1) + IF([.H150]=&quot;&quot;;0;1) + IF([.I150]=&quot;&quot;;0;1) + IF([.K150]=&quot;&quot;;0;1) + IF([.L150]=&quot;&quot;;0;1) + IF([.M150]=&quot;&quot;;0;1) + IF([.J15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leric</text:p>
          </table:table-cell>
          <table:table-cell table:style-name="ce8"/>
          <table:table-cell table:style-name="ce17"/>
          <table:table-cell table:style-name="ce17" office:value-type="string">
            <text:p>Cleric</text:p>
          </table:table-cell>
          <table:table-cell table:number-columns-repeated="2" table:style-name="ce17"/>
          <table:table-cell table:style-name="ce17" office:value-type="string">
            <text:p>Cleric</text:p>
          </table:table-cell>
          <table:table-cell table:number-columns-repeated="6" table:style-name="ce17"/>
          <table:table-cell table:style-name="ce17"/>
          <table:table-cell table:style-name="ce18" table:formula="of:=IF([.C151]=&quot;&quot;;0;1) + IF([.D151]=&quot;&quot;;0;1) + IF([.E151]=&quot;&quot;;0;1) + IF([.F151]=&quot;&quot;;0;1) + IF([.G151]=&quot;&quot;;0;1) + IF([.H151]=&quot;&quot;;0;1) + IF([.I151]=&quot;&quot;;0;1) + IF([.K151]=&quot;&quot;;0;1) + IF([.L151]=&quot;&quot;;0;1) + IF([.M151]=&quot;&quot;;0;1) + IF([.J15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ardinal</text:p>
          </table:table-cell>
          <table:table-cell table:style-name="ce8"/>
          <table:table-cell table:style-name="ce17"/>
          <table:table-cell table:style-name="ce17" office:value-type="string">
            <text:p>Cardinal</text:p>
          </table:table-cell>
          <table:table-cell table:number-columns-repeated="2" table:style-name="ce17"/>
          <table:table-cell table:style-name="ce17" office:value-type="string">
            <text:p>Cardinal</text:p>
          </table:table-cell>
          <table:table-cell table:number-columns-repeated="6" table:style-name="ce17"/>
          <table:table-cell table:style-name="ce17"/>
          <table:table-cell table:style-name="ce18" table:formula="of:=IF([.C152]=&quot;&quot;;0;1) + IF([.D152]=&quot;&quot;;0;1) + IF([.E152]=&quot;&quot;;0;1) + IF([.F152]=&quot;&quot;;0;1) + IF([.G152]=&quot;&quot;;0;1) + IF([.H152]=&quot;&quot;;0;1) + IF([.I152]=&quot;&quot;;0;1) + IF([.K152]=&quot;&quot;;0;1) + IF([.L152]=&quot;&quot;;0;1) + IF([.M152]=&quot;&quot;;0;1) + IF([.J15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hristianBishop</text:p>
          </table:table-cell>
          <table:table-cell table:style-name="ce8"/>
          <table:table-cell table:style-name="ce17"/>
          <table:table-cell table:style-name="ce17" office:value-type="string">
            <text:p>ChristianBishop</text:p>
          </table:table-cell>
          <table:table-cell table:number-columns-repeated="2" table:style-name="ce17"/>
          <table:table-cell table:style-name="ce17" office:value-type="string">
            <text:p>ChristianBishop</text:p>
          </table:table-cell>
          <table:table-cell table:number-columns-repeated="6" table:style-name="ce17"/>
          <table:table-cell table:style-name="ce17"/>
          <table:table-cell table:style-name="ce18" table:formula="of:=IF([.C153]=&quot;&quot;;0;1) + IF([.D153]=&quot;&quot;;0;1) + IF([.E153]=&quot;&quot;;0;1) + IF([.F153]=&quot;&quot;;0;1) + IF([.G153]=&quot;&quot;;0;1) + IF([.H153]=&quot;&quot;;0;1) + IF([.I153]=&quot;&quot;;0;1) + IF([.K153]=&quot;&quot;;0;1) + IF([.L153]=&quot;&quot;;0;1) + IF([.M153]=&quot;&quot;;0;1) + IF([.J15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ope</text:p>
          </table:table-cell>
          <table:table-cell table:style-name="ce8"/>
          <table:table-cell table:style-name="ce17"/>
          <table:table-cell table:style-name="ce17" office:value-type="string">
            <text:p>Pope</text:p>
          </table:table-cell>
          <table:table-cell table:number-columns-repeated="2" table:style-name="ce17"/>
          <table:table-cell table:style-name="ce17" office:value-type="string">
            <text:p>Pope</text:p>
          </table:table-cell>
          <table:table-cell table:number-columns-repeated="6" table:style-name="ce17"/>
          <table:table-cell table:style-name="ce17"/>
          <table:table-cell table:style-name="ce18" table:formula="of:=IF([.C154]=&quot;&quot;;0;1) + IF([.D154]=&quot;&quot;;0;1) + IF([.E154]=&quot;&quot;;0;1) + IF([.F154]=&quot;&quot;;0;1) + IF([.G154]=&quot;&quot;;0;1) + IF([.H154]=&quot;&quot;;0;1) + IF([.I154]=&quot;&quot;;0;1) + IF([.K154]=&quot;&quot;;0;1) + IF([.L154]=&quot;&quot;;0;1) + IF([.M154]=&quot;&quot;;0;1) + IF([.J15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aint</text:p>
          </table:table-cell>
          <table:table-cell table:style-name="ce8"/>
          <table:table-cell table:style-name="ce17"/>
          <table:table-cell table:style-name="ce17" office:value-type="string">
            <text:p>Saint</text:p>
          </table:table-cell>
          <table:table-cell table:number-columns-repeated="2" table:style-name="ce17"/>
          <table:table-cell table:style-name="ce17" office:value-type="string">
            <text:p>Saint</text:p>
          </table:table-cell>
          <table:table-cell table:number-columns-repeated="6" table:style-name="ce17"/>
          <table:table-cell table:style-name="ce17"/>
          <table:table-cell table:style-name="ce18" table:formula="of:=IF([.C155]=&quot;&quot;;0;1) + IF([.D155]=&quot;&quot;;0;1) + IF([.E155]=&quot;&quot;;0;1) + IF([.F155]=&quot;&quot;;0;1) + IF([.G155]=&quot;&quot;;0;1) + IF([.H155]=&quot;&quot;;0;1) + IF([.I155]=&quot;&quot;;0;1) + IF([.K155]=&quot;&quot;;0;1) + IF([.L155]=&quot;&quot;;0;1) + IF([.M155]=&quot;&quot;;0;1) + IF([.J15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fficeHolder</text:p>
          </table:table-cell>
          <table:table-cell table:style-name="ce8"/>
          <table:table-cell table:style-name="ce17"/>
          <table:table-cell table:style-name="ce17" office:value-type="string">
            <text:p>OfficeHolder</text:p>
          </table:table-cell>
          <table:table-cell table:number-columns-repeated="2" table:style-name="ce17"/>
          <table:table-cell table:style-name="ce17" office:value-type="string">
            <text:p>OfficeHolder</text:p>
          </table:table-cell>
          <table:table-cell table:number-columns-repeated="6" table:style-name="ce17"/>
          <table:table-cell table:style-name="ce17"/>
          <table:table-cell table:style-name="ce18" table:formula="of:=IF([.C156]=&quot;&quot;;0;1) + IF([.D156]=&quot;&quot;;0;1) + IF([.E156]=&quot;&quot;;0;1) + IF([.F156]=&quot;&quot;;0;1) + IF([.G156]=&quot;&quot;;0;1) + IF([.H156]=&quot;&quot;;0;1) + IF([.I156]=&quot;&quot;;0;1) + IF([.K156]=&quot;&quot;;0;1) + IF([.L156]=&quot;&quot;;0;1) + IF([.M156]=&quot;&quot;;0;1) + IF([.J15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ritishRoyalty</text:p>
          </table:table-cell>
          <table:table-cell table:style-name="ce8"/>
          <table:table-cell table:style-name="ce17"/>
          <table:table-cell table:style-name="ce17" office:value-type="string">
            <text:p>BritishRoyalty</text:p>
          </table:table-cell>
          <table:table-cell table:number-columns-repeated="2" table:style-name="ce17"/>
          <table:table-cell table:style-name="ce17" office:value-type="string">
            <text:p>BritishRoyalty</text:p>
          </table:table-cell>
          <table:table-cell table:number-columns-repeated="6" table:style-name="ce17"/>
          <table:table-cell table:style-name="ce17"/>
          <table:table-cell table:style-name="ce18" table:formula="of:=IF([.C157]=&quot;&quot;;0;1) + IF([.D157]=&quot;&quot;;0;1) + IF([.E157]=&quot;&quot;;0;1) + IF([.F157]=&quot;&quot;;0;1) + IF([.G157]=&quot;&quot;;0;1) + IF([.H157]=&quot;&quot;;0;1) + IF([.I157]=&quot;&quot;;0;1) + IF([.K157]=&quot;&quot;;0;1) + IF([.L157]=&quot;&quot;;0;1) + IF([.M157]=&quot;&quot;;0;1) + IF([.J15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ctor</text:p>
          </table:table-cell>
          <table:table-cell table:style-name="ce8"/>
          <table:table-cell table:style-name="ce17"/>
          <table:table-cell table:style-name="ce17" office:value-type="string">
            <text:p>Actor</text:p>
          </table:table-cell>
          <table:table-cell table:number-columns-repeated="2" table:style-name="ce17"/>
          <table:table-cell table:style-name="ce17" office:value-type="string">
            <text:p>Actor</text:p>
          </table:table-cell>
          <table:table-cell table:number-columns-repeated="6" table:style-name="ce17"/>
          <table:table-cell table:style-name="ce17"/>
          <table:table-cell table:style-name="ce18" table:formula="of:=IF([.C158]=&quot;&quot;;0;1) + IF([.D158]=&quot;&quot;;0;1) + IF([.E158]=&quot;&quot;;0;1) + IF([.F158]=&quot;&quot;;0;1) + IF([.G158]=&quot;&quot;;0;1) + IF([.H158]=&quot;&quot;;0;1) + IF([.I158]=&quot;&quot;;0;1) + IF([.K158]=&quot;&quot;;0;1) + IF([.L158]=&quot;&quot;;0;1) + IF([.M158]=&quot;&quot;;0;1) + IF([.J15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dultActor</text:p>
          </table:table-cell>
          <table:table-cell table:style-name="ce8"/>
          <table:table-cell table:style-name="ce17"/>
          <table:table-cell table:style-name="ce17" office:value-type="string">
            <text:p>AdultActor</text:p>
          </table:table-cell>
          <table:table-cell table:number-columns-repeated="2" table:style-name="ce17"/>
          <table:table-cell table:style-name="ce17" office:value-type="string">
            <text:p>AdultActor</text:p>
          </table:table-cell>
          <table:table-cell table:number-columns-repeated="6" table:style-name="ce17"/>
          <table:table-cell table:style-name="ce17"/>
          <table:table-cell table:style-name="ce18" table:formula="of:=IF([.C159]=&quot;&quot;;0;1) + IF([.D159]=&quot;&quot;;0;1) + IF([.E159]=&quot;&quot;;0;1) + IF([.F159]=&quot;&quot;;0;1) + IF([.G159]=&quot;&quot;;0;1) + IF([.H159]=&quot;&quot;;0;1) + IF([.I159]=&quot;&quot;;0;1) + IF([.K159]=&quot;&quot;;0;1) + IF([.L159]=&quot;&quot;;0;1) + IF([.M159]=&quot;&quot;;0;1) + IF([.J15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oiceActor</text:p>
          </table:table-cell>
          <table:table-cell table:style-name="ce8"/>
          <table:table-cell table:style-name="ce17"/>
          <table:table-cell table:style-name="ce17" office:value-type="string">
            <text:p>VoiceActor</text:p>
          </table:table-cell>
          <table:table-cell table:number-columns-repeated="2" table:style-name="ce17"/>
          <table:table-cell table:style-name="ce17" office:value-type="string">
            <text:p>VoiceActor</text:p>
          </table:table-cell>
          <table:table-cell table:number-columns-repeated="6" table:style-name="ce17"/>
          <table:table-cell table:style-name="ce17"/>
          <table:table-cell table:style-name="ce18" table:formula="of:=IF([.C160]=&quot;&quot;;0;1) + IF([.D160]=&quot;&quot;;0;1) + IF([.E160]=&quot;&quot;;0;1) + IF([.F160]=&quot;&quot;;0;1) + IF([.G160]=&quot;&quot;;0;1) + IF([.H160]=&quot;&quot;;0;1) + IF([.I160]=&quot;&quot;;0;1) + IF([.K160]=&quot;&quot;;0;1) + IF([.L160]=&quot;&quot;;0;1) + IF([.M160]=&quot;&quot;;0;1) + IF([.J16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sCreator</text:p>
          </table:table-cell>
          <table:table-cell table:style-name="ce8"/>
          <table:table-cell table:style-name="ce17"/>
          <table:table-cell table:style-name="ce17" office:value-type="string">
            <text:p>ComicsCreator</text:p>
          </table:table-cell>
          <table:table-cell table:number-columns-repeated="2" table:style-name="ce17"/>
          <table:table-cell table:style-name="ce17" office:value-type="string">
            <text:p>ComicsCreator</text:p>
          </table:table-cell>
          <table:table-cell table:number-columns-repeated="6" table:style-name="ce17"/>
          <table:table-cell table:style-name="ce17"/>
          <table:table-cell table:style-name="ce18" table:formula="of:=IF([.C161]=&quot;&quot;;0;1) + IF([.D161]=&quot;&quot;;0;1) + IF([.E161]=&quot;&quot;;0;1) + IF([.F161]=&quot;&quot;;0;1) + IF([.G161]=&quot;&quot;;0;1) + IF([.H161]=&quot;&quot;;0;1) + IF([.I161]=&quot;&quot;;0;1) + IF([.K161]=&quot;&quot;;0;1) + IF([.L161]=&quot;&quot;;0;1) + IF([.M161]=&quot;&quot;;0;1) + IF([.J16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edian</text:p>
          </table:table-cell>
          <table:table-cell table:style-name="ce8"/>
          <table:table-cell table:style-name="ce17"/>
          <table:table-cell table:style-name="ce17" office:value-type="string">
            <text:p>Comedian</text:p>
          </table:table-cell>
          <table:table-cell table:number-columns-repeated="2" table:style-name="ce17"/>
          <table:table-cell table:style-name="ce17" office:value-type="string">
            <text:p>Comedian</text:p>
          </table:table-cell>
          <table:table-cell table:number-columns-repeated="6" table:style-name="ce17"/>
          <table:table-cell table:style-name="ce17"/>
          <table:table-cell table:style-name="ce18" table:formula="of:=IF([.C162]=&quot;&quot;;0;1) + IF([.D162]=&quot;&quot;;0;1) + IF([.E162]=&quot;&quot;;0;1) + IF([.F162]=&quot;&quot;;0;1) + IF([.G162]=&quot;&quot;;0;1) + IF([.H162]=&quot;&quot;;0;1) + IF([.I162]=&quot;&quot;;0;1) + IF([.K162]=&quot;&quot;;0;1) + IF([.L162]=&quot;&quot;;0;1) + IF([.M162]=&quot;&quot;;0;1) + IF([.J16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riter</text:p>
          </table:table-cell>
          <table:table-cell table:style-name="ce8"/>
          <table:table-cell table:style-name="ce17"/>
          <table:table-cell table:style-name="ce17" office:value-type="string">
            <text:p>Writer</text:p>
          </table:table-cell>
          <table:table-cell table:number-columns-repeated="2" table:style-name="ce17"/>
          <table:table-cell table:style-name="ce17" office:value-type="string">
            <text:p>Writer</text:p>
          </table:table-cell>
          <table:table-cell table:number-columns-repeated="6" table:style-name="ce17"/>
          <table:table-cell table:style-name="ce17"/>
          <table:table-cell table:style-name="ce18" table:formula="of:=IF([.C163]=&quot;&quot;;0;1) + IF([.D163]=&quot;&quot;;0;1) + IF([.E163]=&quot;&quot;;0;1) + IF([.F163]=&quot;&quot;;0;1) + IF([.G163]=&quot;&quot;;0;1) + IF([.H163]=&quot;&quot;;0;1) + IF([.I163]=&quot;&quot;;0;1) + IF([.K163]=&quot;&quot;;0;1) + IF([.L163]=&quot;&quot;;0;1) + IF([.M163]=&quot;&quot;;0;1) + IF([.J16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cientist</text:p>
          </table:table-cell>
          <table:table-cell table:style-name="ce8"/>
          <table:table-cell table:style-name="ce17"/>
          <table:table-cell table:style-name="ce17" office:value-type="string">
            <text:p>Scientist</text:p>
          </table:table-cell>
          <table:table-cell table:number-columns-repeated="2" table:style-name="ce17"/>
          <table:table-cell table:style-name="ce17" office:value-type="string">
            <text:p>Scientist</text:p>
          </table:table-cell>
          <table:table-cell table:number-columns-repeated="6" table:style-name="ce17"/>
          <table:table-cell table:style-name="ce17"/>
          <table:table-cell table:style-name="ce18" table:formula="of:=IF([.C164]=&quot;&quot;;0;1) + IF([.D164]=&quot;&quot;;0;1) + IF([.E164]=&quot;&quot;;0;1) + IF([.F164]=&quot;&quot;;0;1) + IF([.G164]=&quot;&quot;;0;1) + IF([.H164]=&quot;&quot;;0;1) + IF([.I164]=&quot;&quot;;0;1) + IF([.K164]=&quot;&quot;;0;1) + IF([.L164]=&quot;&quot;;0;1) + IF([.M164]=&quot;&quot;;0;1) + IF([.J16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ournalist</text:p>
          </table:table-cell>
          <table:table-cell table:style-name="ce8"/>
          <table:table-cell table:style-name="ce17"/>
          <table:table-cell table:style-name="ce17" office:value-type="string">
            <text:p>Journalist</text:p>
          </table:table-cell>
          <table:table-cell table:number-columns-repeated="2" table:style-name="ce17"/>
          <table:table-cell table:style-name="ce17" office:value-type="string">
            <text:p>Journalist</text:p>
          </table:table-cell>
          <table:table-cell table:number-columns-repeated="6" table:style-name="ce17"/>
          <table:table-cell table:style-name="ce17"/>
          <table:table-cell table:style-name="ce18" table:formula="of:=IF([.C165]=&quot;&quot;;0;1) + IF([.D165]=&quot;&quot;;0;1) + IF([.E165]=&quot;&quot;;0;1) + IF([.F165]=&quot;&quot;;0;1) + IF([.G165]=&quot;&quot;;0;1) + IF([.H165]=&quot;&quot;;0;1) + IF([.I165]=&quot;&quot;;0;1) + IF([.K165]=&quot;&quot;;0;1) + IF([.L165]=&quot;&quot;;0;1) + IF([.M165]=&quot;&quot;;0;1) + IF([.J16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udge</text:p>
          </table:table-cell>
          <table:table-cell table:style-name="ce8"/>
          <table:table-cell table:style-name="ce17"/>
          <table:table-cell table:style-name="ce17" office:value-type="string">
            <text:p>Judge</text:p>
          </table:table-cell>
          <table:table-cell table:number-columns-repeated="2" table:style-name="ce17"/>
          <table:table-cell table:style-name="ce17" office:value-type="string">
            <text:p>Judge</text:p>
          </table:table-cell>
          <table:table-cell table:number-columns-repeated="6" table:style-name="ce17"/>
          <table:table-cell table:style-name="ce17"/>
          <table:table-cell table:style-name="ce18" table:formula="of:=IF([.C166]=&quot;&quot;;0;1) + IF([.D166]=&quot;&quot;;0;1) + IF([.E166]=&quot;&quot;;0;1) + IF([.F166]=&quot;&quot;;0;1) + IF([.G166]=&quot;&quot;;0;1) + IF([.H166]=&quot;&quot;;0;1) + IF([.I166]=&quot;&quot;;0;1) + IF([.K166]=&quot;&quot;;0;1) + IF([.L166]=&quot;&quot;;0;1) + IF([.M166]=&quot;&quot;;0;1) + IF([.J16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okerPlayer</text:p>
          </table:table-cell>
          <table:table-cell table:style-name="ce8"/>
          <table:table-cell table:style-name="ce17"/>
          <table:table-cell table:style-name="ce17" office:value-type="string">
            <text:p>PokerPlayer </text:p>
          </table:table-cell>
          <table:table-cell table:number-columns-repeated="2" table:style-name="ce17"/>
          <table:table-cell table:style-name="ce17" office:value-type="string">
            <text:p>PokerPlayer </text:p>
          </table:table-cell>
          <table:table-cell table:number-columns-repeated="6" table:style-name="ce17"/>
          <table:table-cell table:style-name="ce17"/>
          <table:table-cell table:style-name="ce18" table:formula="of:=IF([.C167]=&quot;&quot;;0;1) + IF([.D167]=&quot;&quot;;0;1) + IF([.E167]=&quot;&quot;;0;1) + IF([.F167]=&quot;&quot;;0;1) + IF([.G167]=&quot;&quot;;0;1) + IF([.H167]=&quot;&quot;;0;1) + IF([.I167]=&quot;&quot;;0;1) + IF([.K167]=&quot;&quot;;0;1) + IF([.L167]=&quot;&quot;;0;1) + IF([.M167]=&quot;&quot;;0;1) + IF([.J16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del</text:p>
          </table:table-cell>
          <table:table-cell table:style-name="ce8"/>
          <table:table-cell table:style-name="ce17"/>
          <table:table-cell table:style-name="ce17" office:value-type="string">
            <text:p>Model</text:p>
          </table:table-cell>
          <table:table-cell table:number-columns-repeated="2" table:style-name="ce17"/>
          <table:table-cell table:style-name="ce17" office:value-type="string">
            <text:p>Model</text:p>
          </table:table-cell>
          <table:table-cell table:number-columns-repeated="6" table:style-name="ce17"/>
          <table:table-cell table:style-name="ce17"/>
          <table:table-cell table:style-name="ce18" table:formula="of:=IF([.C168]=&quot;&quot;;0;1) + IF([.D168]=&quot;&quot;;0;1) + IF([.E168]=&quot;&quot;;0;1) + IF([.F168]=&quot;&quot;;0;1) + IF([.G168]=&quot;&quot;;0;1) + IF([.H168]=&quot;&quot;;0;1) + IF([.I168]=&quot;&quot;;0;1) + IF([.K168]=&quot;&quot;;0;1) + IF([.L168]=&quot;&quot;;0;1) + IF([.M168]=&quot;&quot;;0;1) + IF([.J16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layboyPlaymate</text:p>
          </table:table-cell>
          <table:table-cell table:style-name="ce8"/>
          <table:table-cell table:style-name="ce17"/>
          <table:table-cell table:style-name="ce17" office:value-type="string">
            <text:p>PlayboyPlaymate</text:p>
          </table:table-cell>
          <table:table-cell table:number-columns-repeated="2" table:style-name="ce17"/>
          <table:table-cell table:style-name="ce17" office:value-type="string">
            <text:p>PlayboyPlaymate</text:p>
          </table:table-cell>
          <table:table-cell table:number-columns-repeated="6" table:style-name="ce17"/>
          <table:table-cell table:style-name="ce17"/>
          <table:table-cell table:style-name="ce18" table:formula="of:=IF([.C169]=&quot;&quot;;0;1) + IF([.D169]=&quot;&quot;;0;1) + IF([.E169]=&quot;&quot;;0;1) + IF([.F169]=&quot;&quot;;0;1) + IF([.G169]=&quot;&quot;;0;1) + IF([.H169]=&quot;&quot;;0;1) + IF([.I169]=&quot;&quot;;0;1) + IF([.K169]=&quot;&quot;;0;1) + IF([.L169]=&quot;&quot;;0;1) + IF([.M169]=&quot;&quot;;0;1) + IF([.J16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narch</text:p>
          </table:table-cell>
          <table:table-cell table:style-name="ce8"/>
          <table:table-cell table:style-name="ce17"/>
          <table:table-cell table:style-name="ce17" office:value-type="string">
            <text:p>Monarch</text:p>
          </table:table-cell>
          <table:table-cell table:number-columns-repeated="2" table:style-name="ce17"/>
          <table:table-cell table:style-name="ce17" office:value-type="string">
            <text:p>Monarch</text:p>
          </table:table-cell>
          <table:table-cell table:number-columns-repeated="6" table:style-name="ce17"/>
          <table:table-cell table:style-name="ce17"/>
          <table:table-cell table:style-name="ce18" table:formula="of:=IF([.C170]=&quot;&quot;;0;1) + IF([.D170]=&quot;&quot;;0;1) + IF([.E170]=&quot;&quot;;0;1) + IF([.F170]=&quot;&quot;;0;1) + IF([.G170]=&quot;&quot;;0;1) + IF([.H170]=&quot;&quot;;0;1) + IF([.I170]=&quot;&quot;;0;1) + IF([.K170]=&quot;&quot;;0;1) + IF([.L170]=&quot;&quot;;0;1) + IF([.M170]=&quot;&quot;;0;1) + IF([.J17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occerManager</text:p>
          </table:table-cell>
          <table:table-cell table:style-name="ce8"/>
          <table:table-cell table:style-name="ce17"/>
          <table:table-cell table:style-name="ce17" office:value-type="string">
            <text:p>SoccerManager</text:p>
          </table:table-cell>
          <table:table-cell table:number-columns-repeated="2" table:style-name="ce17"/>
          <table:table-cell table:style-name="ce17" office:value-type="string">
            <text:p>SoccerManager</text:p>
          </table:table-cell>
          <table:table-cell table:number-columns-repeated="6" table:style-name="ce17"/>
          <table:table-cell table:style-name="ce17"/>
          <table:table-cell table:style-name="ce18" table:formula="of:=IF([.C171]=&quot;&quot;;0;1) + IF([.D171]=&quot;&quot;;0;1) + IF([.E171]=&quot;&quot;;0;1) + IF([.F171]=&quot;&quot;;0;1) + IF([.G171]=&quot;&quot;;0;1) + IF([.H171]=&quot;&quot;;0;1) + IF([.I171]=&quot;&quot;;0;1) + IF([.K171]=&quot;&quot;;0;1) + IF([.L171]=&quot;&quot;;0;1) + IF([.M171]=&quot;&quot;;0;1) + IF([.J17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hilosopher</text:p>
          </table:table-cell>
          <table:table-cell table:style-name="ce8"/>
          <table:table-cell table:style-name="ce17"/>
          <table:table-cell table:style-name="ce17" office:value-type="string">
            <text:p>Philosopher</text:p>
          </table:table-cell>
          <table:table-cell table:number-columns-repeated="2" table:style-name="ce17"/>
          <table:table-cell table:style-name="ce17" office:value-type="string">
            <text:p>Philosopher</text:p>
          </table:table-cell>
          <table:table-cell table:number-columns-repeated="6" table:style-name="ce17"/>
          <table:table-cell table:style-name="ce17"/>
          <table:table-cell table:style-name="ce18" table:formula="of:=IF([.C172]=&quot;&quot;;0;1) + IF([.D172]=&quot;&quot;;0;1) + IF([.E172]=&quot;&quot;;0;1) + IF([.F172]=&quot;&quot;;0;1) + IF([.G172]=&quot;&quot;;0;1) + IF([.H172]=&quot;&quot;;0;1) + IF([.I172]=&quot;&quot;;0;1) + IF([.K172]=&quot;&quot;;0;1) + IF([.L172]=&quot;&quot;;0;1) + IF([.M172]=&quot;&quot;;0;1) + IF([.J17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llegeCoach</text:p>
          </table:table-cell>
          <table:table-cell table:style-name="ce8"/>
          <table:table-cell table:style-name="ce17"/>
          <table:table-cell table:style-name="ce17" office:value-type="string">
            <text:p>CollegeCoach</text:p>
          </table:table-cell>
          <table:table-cell table:number-columns-repeated="2" table:style-name="ce17"/>
          <table:table-cell table:style-name="ce17" office:value-type="string">
            <text:p>CollegeCoach</text:p>
          </table:table-cell>
          <table:table-cell table:number-columns-repeated="6" table:style-name="ce17"/>
          <table:table-cell table:style-name="ce17"/>
          <table:table-cell table:style-name="ce18" table:formula="of:=IF([.C173]=&quot;&quot;;0;1) + IF([.D173]=&quot;&quot;;0;1) + IF([.E173]=&quot;&quot;;0;1) + IF([.F173]=&quot;&quot;;0;1) + IF([.G173]=&quot;&quot;;0;1) + IF([.H173]=&quot;&quot;;0;1) + IF([.I173]=&quot;&quot;;0;1) + IF([.K173]=&quot;&quot;;0;1) + IF([.L173]=&quot;&quot;;0;1) + IF([.M173]=&quot;&quot;;0;1) + IF([.J17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litaryPerson</text:p>
          </table:table-cell>
          <table:table-cell table:style-name="ce8"/>
          <table:table-cell table:style-name="ce17"/>
          <table:table-cell table:style-name="ce17" office:value-type="string">
            <text:p>MilitaryPerson</text:p>
          </table:table-cell>
          <table:table-cell table:number-columns-repeated="2" table:style-name="ce17"/>
          <table:table-cell table:style-name="ce17" office:value-type="string">
            <text:p>MilitaryPerson</text:p>
          </table:table-cell>
          <table:table-cell table:number-columns-repeated="6" table:style-name="ce17"/>
          <table:table-cell table:style-name="ce17"/>
          <table:table-cell table:style-name="ce18" table:formula="of:=IF([.C174]=&quot;&quot;;0;1) + IF([.D174]=&quot;&quot;;0;1) + IF([.E174]=&quot;&quot;;0;1) + IF([.F174]=&quot;&quot;;0;1) + IF([.G174]=&quot;&quot;;0;1) + IF([.H174]=&quot;&quot;;0;1) + IF([.I174]=&quot;&quot;;0;1) + IF([.K174]=&quot;&quot;;0;1) + IF([.L174]=&quot;&quot;;0;1) + IF([.M174]=&quot;&quot;;0;1) + IF([.J17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overnor</text:p>
          </table:table-cell>
          <table:table-cell table:style-name="ce8"/>
          <table:table-cell table:style-name="ce17"/>
          <table:table-cell table:style-name="ce17" office:value-type="string">
            <text:p>Governor</text:p>
          </table:table-cell>
          <table:table-cell table:number-columns-repeated="2" table:style-name="ce17"/>
          <table:table-cell table:style-name="ce17" office:value-type="string">
            <text:p>Governor</text:p>
          </table:table-cell>
          <table:table-cell table:number-columns-repeated="6" table:style-name="ce17"/>
          <table:table-cell table:style-name="ce17"/>
          <table:table-cell table:style-name="ce18" table:formula="of:=IF([.C175]=&quot;&quot;;0;1) + IF([.D175]=&quot;&quot;;0;1) + IF([.E175]=&quot;&quot;;0;1) + IF([.F175]=&quot;&quot;;0;1) + IF([.G175]=&quot;&quot;;0;1) + IF([.H175]=&quot;&quot;;0;1) + IF([.I175]=&quot;&quot;;0;1) + IF([.K175]=&quot;&quot;;0;1) + IF([.L175]=&quot;&quot;;0;1) + IF([.M175]=&quot;&quot;;0;1) + IF([.J17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emberOfParliament</text:p>
          </table:table-cell>
          <table:table-cell table:style-name="ce8"/>
          <table:table-cell table:style-name="ce17"/>
          <table:table-cell table:style-name="ce17" office:value-type="string">
            <text:p>MemberOfParliament</text:p>
          </table:table-cell>
          <table:table-cell table:number-columns-repeated="2" table:style-name="ce17"/>
          <table:table-cell table:style-name="ce17" office:value-type="string">
            <text:p>MemberOfParliament</text:p>
          </table:table-cell>
          <table:table-cell table:number-columns-repeated="6" table:style-name="ce17"/>
          <table:table-cell table:style-name="ce17"/>
          <table:table-cell table:style-name="ce18" table:formula="of:=IF([.C176]=&quot;&quot;;0;1) + IF([.D176]=&quot;&quot;;0;1) + IF([.E176]=&quot;&quot;;0;1) + IF([.F176]=&quot;&quot;;0;1) + IF([.G176]=&quot;&quot;;0;1) + IF([.H176]=&quot;&quot;;0;1) + IF([.I176]=&quot;&quot;;0;1) + IF([.K176]=&quot;&quot;;0;1) + IF([.L176]=&quot;&quot;;0;1) + IF([.M176]=&quot;&quot;;0;1) + IF([.J17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ieutenant</text:p>
          </table:table-cell>
          <table:table-cell table:style-name="ce8"/>
          <table:table-cell table:style-name="ce17"/>
          <table:table-cell table:style-name="ce17" office:value-type="string">
            <text:p>Lieutenant</text:p>
          </table:table-cell>
          <table:table-cell table:number-columns-repeated="2" table:style-name="ce17"/>
          <table:table-cell table:style-name="ce17" office:value-type="string">
            <text:p>Lieutenant</text:p>
          </table:table-cell>
          <table:table-cell table:number-columns-repeated="6" table:style-name="ce17"/>
          <table:table-cell table:style-name="ce17"/>
          <table:table-cell table:style-name="ce18" table:formula="of:=IF([.C177]=&quot;&quot;;0;1) + IF([.D177]=&quot;&quot;;0;1) + IF([.E177]=&quot;&quot;;0;1) + IF([.F177]=&quot;&quot;;0;1) + IF([.G177]=&quot;&quot;;0;1) + IF([.H177]=&quot;&quot;;0;1) + IF([.I177]=&quot;&quot;;0;1) + IF([.K177]=&quot;&quot;;0;1) + IF([.L177]=&quot;&quot;;0;1) + IF([.M177]=&quot;&quot;;0;1) + IF([.J17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cePrimeMinister</text:p>
          </table:table-cell>
          <table:table-cell table:style-name="ce8"/>
          <table:table-cell table:style-name="ce17"/>
          <table:table-cell table:style-name="ce17" office:value-type="string">
            <text:p>VicePrimeMinister</text:p>
          </table:table-cell>
          <table:table-cell table:number-columns-repeated="2" table:style-name="ce17"/>
          <table:table-cell table:style-name="ce17" office:value-type="string">
            <text:p>VicePrimeMinister</text:p>
          </table:table-cell>
          <table:table-cell table:number-columns-repeated="6" table:style-name="ce17"/>
          <table:table-cell table:style-name="ce17"/>
          <table:table-cell table:style-name="ce18" table:formula="of:=IF([.C178]=&quot;&quot;;0;1) + IF([.D178]=&quot;&quot;;0;1) + IF([.E178]=&quot;&quot;;0;1) + IF([.F178]=&quot;&quot;;0;1) + IF([.G178]=&quot;&quot;;0;1) + IF([.H178]=&quot;&quot;;0;1) + IF([.I178]=&quot;&quot;;0;1) + IF([.K178]=&quot;&quot;;0;1) + IF([.L178]=&quot;&quot;;0;1) + IF([.M178]=&quot;&quot;;0;1) + IF([.J17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cePresident</text:p>
          </table:table-cell>
          <table:table-cell table:style-name="ce8"/>
          <table:table-cell table:style-name="ce17"/>
          <table:table-cell table:style-name="ce17" office:value-type="string">
            <text:p>VicePresident</text:p>
          </table:table-cell>
          <table:table-cell table:number-columns-repeated="2" table:style-name="ce17"/>
          <table:table-cell table:style-name="ce17" office:value-type="string">
            <text:p>VicePresident</text:p>
          </table:table-cell>
          <table:table-cell table:number-columns-repeated="6" table:style-name="ce17"/>
          <table:table-cell table:style-name="ce17"/>
          <table:table-cell table:style-name="ce18" table:formula="of:=IF([.C179]=&quot;&quot;;0;1) + IF([.D179]=&quot;&quot;;0;1) + IF([.E179]=&quot;&quot;;0;1) + IF([.F179]=&quot;&quot;;0;1) + IF([.G179]=&quot;&quot;;0;1) + IF([.H179]=&quot;&quot;;0;1) + IF([.I179]=&quot;&quot;;0;1) + IF([.K179]=&quot;&quot;;0;1) + IF([.L179]=&quot;&quot;;0;1) + IF([.M179]=&quot;&quot;;0;1) + IF([.J17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enator</text:p>
          </table:table-cell>
          <table:table-cell table:style-name="ce8"/>
          <table:table-cell table:style-name="ce17"/>
          <table:table-cell table:style-name="ce17" office:value-type="string">
            <text:p>Senator</text:p>
          </table:table-cell>
          <table:table-cell table:number-columns-repeated="2" table:style-name="ce17"/>
          <table:table-cell table:style-name="ce17" office:value-type="string">
            <text:p>Senator</text:p>
          </table:table-cell>
          <table:table-cell table:number-columns-repeated="6" table:style-name="ce17"/>
          <table:table-cell table:style-name="ce17"/>
          <table:table-cell table:style-name="ce18" table:formula="of:=IF([.C180]=&quot;&quot;;0;1) + IF([.D180]=&quot;&quot;;0;1) + IF([.E180]=&quot;&quot;;0;1) + IF([.F180]=&quot;&quot;;0;1) + IF([.G180]=&quot;&quot;;0;1) + IF([.H180]=&quot;&quot;;0;1) + IF([.I180]=&quot;&quot;;0;1) + IF([.K180]=&quot;&quot;;0;1) + IF([.L180]=&quot;&quot;;0;1) + IF([.M180]=&quot;&quot;;0;1) + IF([.J18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ngressman</text:p>
          </table:table-cell>
          <table:table-cell table:style-name="ce8"/>
          <table:table-cell table:style-name="ce17"/>
          <table:table-cell table:style-name="ce17" office:value-type="string">
            <text:p>Congressman</text:p>
          </table:table-cell>
          <table:table-cell table:number-columns-repeated="2" table:style-name="ce17"/>
          <table:table-cell table:style-name="ce17" office:value-type="string">
            <text:p>Congressman</text:p>
          </table:table-cell>
          <table:table-cell table:number-columns-repeated="6" table:style-name="ce17"/>
          <table:table-cell table:style-name="ce17"/>
          <table:table-cell table:style-name="ce18" table:formula="of:=IF([.C181]=&quot;&quot;;0;1) + IF([.D181]=&quot;&quot;;0;1) + IF([.E181]=&quot;&quot;;0;1) + IF([.F181]=&quot;&quot;;0;1) + IF([.G181]=&quot;&quot;;0;1) + IF([.H181]=&quot;&quot;;0;1) + IF([.I181]=&quot;&quot;;0;1) + IF([.K181]=&quot;&quot;;0;1) + IF([.L181]=&quot;&quot;;0;1) + IF([.M181]=&quot;&quot;;0;1) + IF([.J18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eputy</text:p>
          </table:table-cell>
          <table:table-cell table:style-name="ce8"/>
          <table:table-cell table:style-name="ce17"/>
          <table:table-cell table:style-name="ce17" office:value-type="string">
            <text:p>Deputy</text:p>
          </table:table-cell>
          <table:table-cell table:number-columns-repeated="2" table:style-name="ce17"/>
          <table:table-cell table:style-name="ce17" office:value-type="string">
            <text:p>Deputy</text:p>
          </table:table-cell>
          <table:table-cell table:number-columns-repeated="6" table:style-name="ce17"/>
          <table:table-cell table:style-name="ce17"/>
          <table:table-cell table:style-name="ce18" table:formula="of:=IF([.C182]=&quot;&quot;;0;1) + IF([.D182]=&quot;&quot;;0;1) + IF([.E182]=&quot;&quot;;0;1) + IF([.F182]=&quot;&quot;;0;1) + IF([.G182]=&quot;&quot;;0;1) + IF([.H182]=&quot;&quot;;0;1) + IF([.I182]=&quot;&quot;;0;1) + IF([.K182]=&quot;&quot;;0;1) + IF([.L182]=&quot;&quot;;0;1) + IF([.M182]=&quot;&quot;;0;1) + IF([.J18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imeMinister</text:p>
          </table:table-cell>
          <table:table-cell table:style-name="ce8"/>
          <table:table-cell table:style-name="ce17"/>
          <table:table-cell table:style-name="ce17" office:value-type="string">
            <text:p>PrimeMinister</text:p>
          </table:table-cell>
          <table:table-cell table:number-columns-repeated="2" table:style-name="ce17"/>
          <table:table-cell table:style-name="ce17" office:value-type="string">
            <text:p>PrimeMinister</text:p>
          </table:table-cell>
          <table:table-cell table:number-columns-repeated="6" table:style-name="ce17"/>
          <table:table-cell table:style-name="ce17"/>
          <table:table-cell table:style-name="ce18" table:formula="of:=IF([.C183]=&quot;&quot;;0;1) + IF([.D183]=&quot;&quot;;0;1) + IF([.E183]=&quot;&quot;;0;1) + IF([.F183]=&quot;&quot;;0;1) + IF([.G183]=&quot;&quot;;0;1) + IF([.H183]=&quot;&quot;;0;1) + IF([.I183]=&quot;&quot;;0;1) + IF([.K183]=&quot;&quot;;0;1) + IF([.L183]=&quot;&quot;;0;1) + IF([.M183]=&quot;&quot;;0;1) + IF([.J18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esident</text:p>
          </table:table-cell>
          <table:table-cell table:style-name="ce8"/>
          <table:table-cell table:style-name="ce17"/>
          <table:table-cell table:style-name="ce17" office:value-type="string">
            <text:p>President</text:p>
          </table:table-cell>
          <table:table-cell table:number-columns-repeated="2" table:style-name="ce17"/>
          <table:table-cell table:style-name="ce17" office:value-type="string">
            <text:p>President</text:p>
          </table:table-cell>
          <table:table-cell table:number-columns-repeated="6" table:style-name="ce17"/>
          <table:table-cell table:style-name="ce17"/>
          <table:table-cell table:style-name="ce18" table:formula="of:=IF([.C184]=&quot;&quot;;0;1) + IF([.D184]=&quot;&quot;;0;1) + IF([.E184]=&quot;&quot;;0;1) + IF([.F184]=&quot;&quot;;0;1) + IF([.G184]=&quot;&quot;;0;1) + IF([.H184]=&quot;&quot;;0;1) + IF([.I184]=&quot;&quot;;0;1) + IF([.K184]=&quot;&quot;;0;1) + IF([.L184]=&quot;&quot;;0;1) + IF([.M184]=&quot;&quot;;0;1) + IF([.J18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hancellor</text:p>
          </table:table-cell>
          <table:table-cell table:style-name="ce8"/>
          <table:table-cell table:style-name="ce17"/>
          <table:table-cell table:style-name="ce17" office:value-type="string">
            <text:p>Chancellor</text:p>
          </table:table-cell>
          <table:table-cell table:number-columns-repeated="2" table:style-name="ce17"/>
          <table:table-cell table:style-name="ce17" office:value-type="string">
            <text:p>Chancellor</text:p>
          </table:table-cell>
          <table:table-cell table:number-columns-repeated="6" table:style-name="ce17"/>
          <table:table-cell table:style-name="ce17"/>
          <table:table-cell table:style-name="ce18" table:formula="of:=IF([.C185]=&quot;&quot;;0;1) + IF([.D185]=&quot;&quot;;0;1) + IF([.E185]=&quot;&quot;;0;1) + IF([.F185]=&quot;&quot;;0;1) + IF([.G185]=&quot;&quot;;0;1) + IF([.H185]=&quot;&quot;;0;1) + IF([.I185]=&quot;&quot;;0;1) + IF([.K185]=&quot;&quot;;0;1) + IF([.L185]=&quot;&quot;;0;1) + IF([.M185]=&quot;&quot;;0;1) + IF([.J18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gureSkater</text:p>
          </table:table-cell>
          <table:table-cell table:style-name="ce8"/>
          <table:table-cell table:style-name="ce17"/>
          <table:table-cell table:style-name="ce17" office:value-type="string">
            <text:p>FigureSkater</text:p>
          </table:table-cell>
          <table:table-cell table:number-columns-repeated="2" table:style-name="ce17"/>
          <table:table-cell table:style-name="ce17" office:value-type="string">
            <text:p>FigureSkater</text:p>
          </table:table-cell>
          <table:table-cell table:number-columns-repeated="6" table:style-name="ce17"/>
          <table:table-cell table:style-name="ce17"/>
          <table:table-cell table:style-name="ce18" table:formula="of:=IF([.C186]=&quot;&quot;;0;1) + IF([.D186]=&quot;&quot;;0;1) + IF([.E186]=&quot;&quot;;0;1) + IF([.F186]=&quot;&quot;;0;1) + IF([.G186]=&quot;&quot;;0;1) + IF([.H186]=&quot;&quot;;0;1) + IF([.I186]=&quot;&quot;;0;1) + IF([.K186]=&quot;&quot;;0;1) + IF([.L186]=&quot;&quot;;0;1) + IF([.M186]=&quot;&quot;;0;1) + IF([.J18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ridironFootballPlayer</text:p>
          </table:table-cell>
          <table:table-cell table:style-name="ce8"/>
          <table:table-cell table:style-name="ce17"/>
          <table:table-cell table:style-name="ce17" office:value-type="string">
            <text:p>GridironFootballPlayer</text:p>
          </table:table-cell>
          <table:table-cell table:number-columns-repeated="2" table:style-name="ce17"/>
          <table:table-cell table:style-name="ce17" office:value-type="string">
            <text:p>GridironFootballPlayer</text:p>
          </table:table-cell>
          <table:table-cell table:number-columns-repeated="6" table:style-name="ce17"/>
          <table:table-cell table:style-name="ce17"/>
          <table:table-cell table:style-name="ce18" table:formula="of:=IF([.C187]=&quot;&quot;;0;1) + IF([.D187]=&quot;&quot;;0;1) + IF([.E187]=&quot;&quot;;0;1) + IF([.F187]=&quot;&quot;;0;1) + IF([.G187]=&quot;&quot;;0;1) + IF([.H187]=&quot;&quot;;0;1) + IF([.I187]=&quot;&quot;;0;1) + IF([.K187]=&quot;&quot;;0;1) + IF([.L187]=&quot;&quot;;0;1) + IF([.M187]=&quot;&quot;;0;1) + IF([.J18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mericanFootballPlayer</text:p>
          </table:table-cell>
          <table:table-cell table:style-name="ce8"/>
          <table:table-cell table:style-name="ce17"/>
          <table:table-cell table:style-name="ce17" office:value-type="string">
            <text:p>AmericanFootballPlayer</text:p>
          </table:table-cell>
          <table:table-cell table:number-columns-repeated="2" table:style-name="ce17"/>
          <table:table-cell table:style-name="ce17" office:value-type="string">
            <text:p>AmericanFootballPlayer</text:p>
          </table:table-cell>
          <table:table-cell table:number-columns-repeated="6" table:style-name="ce17"/>
          <table:table-cell table:style-name="ce17"/>
          <table:table-cell table:style-name="ce18" table:formula="of:=IF([.C188]=&quot;&quot;;0;1) + IF([.D188]=&quot;&quot;;0;1) + IF([.E188]=&quot;&quot;;0;1) + IF([.F188]=&quot;&quot;;0;1) + IF([.G188]=&quot;&quot;;0;1) + IF([.H188]=&quot;&quot;;0;1) + IF([.I188]=&quot;&quot;;0;1) + IF([.K188]=&quot;&quot;;0;1) + IF([.L188]=&quot;&quot;;0;1) + IF([.M188]=&quot;&quot;;0;1) + IF([.J18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anadianFootballPlayer</text:p>
          </table:table-cell>
          <table:table-cell table:style-name="ce8"/>
          <table:table-cell table:style-name="ce17"/>
          <table:table-cell table:style-name="ce17" office:value-type="string">
            <text:p>CanadianFootballPlayer</text:p>
          </table:table-cell>
          <table:table-cell table:number-columns-repeated="2" table:style-name="ce17"/>
          <table:table-cell table:style-name="ce17" office:value-type="string">
            <text:p>CanadianFootballPlayer</text:p>
          </table:table-cell>
          <table:table-cell table:number-columns-repeated="6" table:style-name="ce17"/>
          <table:table-cell table:style-name="ce17"/>
          <table:table-cell table:style-name="ce18" table:formula="of:=IF([.C189]=&quot;&quot;;0;1) + IF([.D189]=&quot;&quot;;0;1) + IF([.E189]=&quot;&quot;;0;1) + IF([.F189]=&quot;&quot;;0;1) + IF([.G189]=&quot;&quot;;0;1) + IF([.H189]=&quot;&quot;;0;1) + IF([.I189]=&quot;&quot;;0;1) + IF([.K189]=&quot;&quot;;0;1) + IF([.L189]=&quot;&quot;;0;1) + IF([.M189]=&quot;&quot;;0;1) + IF([.J18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ationalCollegiateAthleticAssociationAthlete</text:p>
          </table:table-cell>
          <table:table-cell table:style-name="ce8"/>
          <table:table-cell table:style-name="ce17"/>
          <table:table-cell table:style-name="ce17" office:value-type="string">
            <text:p>NationalCollegiateAthleticAssociationAthlete</text:p>
          </table:table-cell>
          <table:table-cell table:number-columns-repeated="2" table:style-name="ce17"/>
          <table:table-cell table:style-name="ce17" office:value-type="string">
            <text:p>NationalCollegiateAthleticAssociationAthlete</text:p>
          </table:table-cell>
          <table:table-cell table:number-columns-repeated="6" table:style-name="ce17"/>
          <table:table-cell table:style-name="ce17"/>
          <table:table-cell table:style-name="ce18" table:formula="of:=IF([.C190]=&quot;&quot;;0;1) + IF([.D190]=&quot;&quot;;0;1) + IF([.E190]=&quot;&quot;;0;1) + IF([.F190]=&quot;&quot;;0;1) + IF([.G190]=&quot;&quot;;0;1) + IF([.H190]=&quot;&quot;;0;1) + IF([.I190]=&quot;&quot;;0;1) + IF([.K190]=&quot;&quot;;0;1) + IF([.L190]=&quot;&quot;;0;1) + IF([.M190]=&quot;&quot;;0;1) + IF([.J19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xer</text:p>
          </table:table-cell>
          <table:table-cell table:style-name="ce8"/>
          <table:table-cell table:style-name="ce17"/>
          <table:table-cell table:style-name="ce17" office:value-type="string">
            <text:p>Boxer</text:p>
          </table:table-cell>
          <table:table-cell table:number-columns-repeated="2" table:style-name="ce17"/>
          <table:table-cell table:style-name="ce17" office:value-type="string">
            <text:p>Boxer</text:p>
          </table:table-cell>
          <table:table-cell table:number-columns-repeated="6" table:style-name="ce17"/>
          <table:table-cell table:style-name="ce17"/>
          <table:table-cell table:style-name="ce18" table:formula="of:=IF([.C191]=&quot;&quot;;0;1) + IF([.D191]=&quot;&quot;;0;1) + IF([.E191]=&quot;&quot;;0;1) + IF([.F191]=&quot;&quot;;0;1) + IF([.G191]=&quot;&quot;;0;1) + IF([.H191]=&quot;&quot;;0;1) + IF([.I191]=&quot;&quot;;0;1) + IF([.K191]=&quot;&quot;;0;1) + IF([.L191]=&quot;&quot;;0;1) + IF([.M191]=&quot;&quot;;0;1) + IF([.J19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restler</text:p>
          </table:table-cell>
          <table:table-cell table:style-name="ce8"/>
          <table:table-cell table:style-name="ce17"/>
          <table:table-cell table:style-name="ce17" office:value-type="string">
            <text:p>Wrestler</text:p>
          </table:table-cell>
          <table:table-cell table:number-columns-repeated="2" table:style-name="ce17"/>
          <table:table-cell table:style-name="ce17" office:value-type="string">
            <text:p>Wrestler</text:p>
          </table:table-cell>
          <table:table-cell table:number-columns-repeated="6" table:style-name="ce17"/>
          <table:table-cell table:style-name="ce17"/>
          <table:table-cell table:style-name="ce18" table:formula="of:=IF([.C192]=&quot;&quot;;0;1) + IF([.D192]=&quot;&quot;;0;1) + IF([.E192]=&quot;&quot;;0;1) + IF([.F192]=&quot;&quot;;0;1) + IF([.G192]=&quot;&quot;;0;1) + IF([.H192]=&quot;&quot;;0;1) + IF([.I192]=&quot;&quot;;0;1) + IF([.K192]=&quot;&quot;;0;1) + IF([.L192]=&quot;&quot;;0;1) + IF([.M192]=&quot;&quot;;0;1) + IF([.J19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ormulaOneRacer</text:p>
          </table:table-cell>
          <table:table-cell table:style-name="ce8"/>
          <table:table-cell table:style-name="ce17"/>
          <table:table-cell table:style-name="ce17" office:value-type="string">
            <text:p>FormulaOneRacer</text:p>
          </table:table-cell>
          <table:table-cell table:number-columns-repeated="2" table:style-name="ce17"/>
          <table:table-cell table:style-name="ce17" office:value-type="string">
            <text:p>FormulaOneRacer</text:p>
          </table:table-cell>
          <table:table-cell table:number-columns-repeated="6" table:style-name="ce17"/>
          <table:table-cell table:style-name="ce17"/>
          <table:table-cell table:style-name="ce18" table:formula="of:=IF([.C193]=&quot;&quot;;0;1) + IF([.D193]=&quot;&quot;;0;1) + IF([.E193]=&quot;&quot;;0;1) + IF([.F193]=&quot;&quot;;0;1) + IF([.G193]=&quot;&quot;;0;1) + IF([.H193]=&quot;&quot;;0;1) + IF([.I193]=&quot;&quot;;0;1) + IF([.K193]=&quot;&quot;;0;1) + IF([.L193]=&quot;&quot;;0;1) + IF([.M193]=&quot;&quot;;0;1) + IF([.J19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cketer</text:p>
          </table:table-cell>
          <table:table-cell table:style-name="ce8"/>
          <table:table-cell table:style-name="ce17"/>
          <table:table-cell table:style-name="ce17" office:value-type="string">
            <text:p>Cricketer</text:p>
          </table:table-cell>
          <table:table-cell table:number-columns-repeated="2" table:style-name="ce17"/>
          <table:table-cell table:style-name="ce17" office:value-type="string">
            <text:p>Cricketer</text:p>
          </table:table-cell>
          <table:table-cell table:number-columns-repeated="6" table:style-name="ce17"/>
          <table:table-cell table:style-name="ce17"/>
          <table:table-cell table:style-name="ce18" table:formula="of:=IF([.C194]=&quot;&quot;;0;1) + IF([.D194]=&quot;&quot;;0;1) + IF([.E194]=&quot;&quot;;0;1) + IF([.F194]=&quot;&quot;;0;1) + IF([.G194]=&quot;&quot;;0;1) + IF([.H194]=&quot;&quot;;0;1) + IF([.I194]=&quot;&quot;;0;1) + IF([.K194]=&quot;&quot;;0;1) + IF([.L194]=&quot;&quot;;0;1) + IF([.M194]=&quot;&quot;;0;1) + IF([.J19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ceHockeyPlayer</text:p>
          </table:table-cell>
          <table:table-cell table:style-name="ce8"/>
          <table:table-cell table:style-name="ce17"/>
          <table:table-cell table:style-name="ce17" office:value-type="string">
            <text:p>IceHockeyPlayer</text:p>
          </table:table-cell>
          <table:table-cell table:number-columns-repeated="2" table:style-name="ce17"/>
          <table:table-cell table:style-name="ce17" office:value-type="string">
            <text:p>IceHockeyPlayer</text:p>
          </table:table-cell>
          <table:table-cell table:number-columns-repeated="6" table:style-name="ce17"/>
          <table:table-cell table:style-name="ce17"/>
          <table:table-cell table:style-name="ce18" table:formula="of:=IF([.C195]=&quot;&quot;;0;1) + IF([.D195]=&quot;&quot;;0;1) + IF([.E195]=&quot;&quot;;0;1) + IF([.F195]=&quot;&quot;;0;1) + IF([.G195]=&quot;&quot;;0;1) + IF([.H195]=&quot;&quot;;0;1) + IF([.I195]=&quot;&quot;;0;1) + IF([.K195]=&quot;&quot;;0;1) + IF([.L195]=&quot;&quot;;0;1) + IF([.M195]=&quot;&quot;;0;1) + IF([.J19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asketballPlayer</text:p>
          </table:table-cell>
          <table:table-cell table:style-name="ce8"/>
          <table:table-cell table:style-name="ce17"/>
          <table:table-cell table:style-name="ce17" office:value-type="string">
            <text:p>BasketballPlayer</text:p>
          </table:table-cell>
          <table:table-cell table:number-columns-repeated="2" table:style-name="ce17"/>
          <table:table-cell table:style-name="ce17" office:value-type="string">
            <text:p>BasketballPlayer</text:p>
          </table:table-cell>
          <table:table-cell table:number-columns-repeated="6" table:style-name="ce17"/>
          <table:table-cell table:style-name="ce17"/>
          <table:table-cell table:style-name="ce18" table:formula="of:=IF([.C196]=&quot;&quot;;0;1) + IF([.D196]=&quot;&quot;;0;1) + IF([.E196]=&quot;&quot;;0;1) + IF([.F196]=&quot;&quot;;0;1) + IF([.G196]=&quot;&quot;;0;1) + IF([.H196]=&quot;&quot;;0;1) + IF([.I196]=&quot;&quot;;0;1) + IF([.K196]=&quot;&quot;;0;1) + IF([.L196]=&quot;&quot;;0;1) + IF([.M196]=&quot;&quot;;0;1) + IF([.J19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aelicGamesPlayer</text:p>
          </table:table-cell>
          <table:table-cell table:style-name="ce8"/>
          <table:table-cell table:style-name="ce17"/>
          <table:table-cell table:style-name="ce17" office:value-type="string">
            <text:p>GaelicGamesPlayer</text:p>
          </table:table-cell>
          <table:table-cell table:number-columns-repeated="2" table:style-name="ce17"/>
          <table:table-cell table:style-name="ce17" office:value-type="string">
            <text:p>GaelicGamesPlayer</text:p>
          </table:table-cell>
          <table:table-cell table:number-columns-repeated="6" table:style-name="ce17"/>
          <table:table-cell table:style-name="ce17"/>
          <table:table-cell table:style-name="ce18" table:formula="of:=IF([.C197]=&quot;&quot;;0;1) + IF([.D197]=&quot;&quot;;0;1) + IF([.E197]=&quot;&quot;;0;1) + IF([.F197]=&quot;&quot;;0;1) + IF([.G197]=&quot;&quot;;0;1) + IF([.H197]=&quot;&quot;;0;1) + IF([.I197]=&quot;&quot;;0;1) + IF([.K197]=&quot;&quot;;0;1) + IF([.L197]=&quot;&quot;;0;1) + IF([.M197]=&quot;&quot;;0;1) + IF([.J19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ugbyPlayer</text:p>
          </table:table-cell>
          <table:table-cell table:style-name="ce8"/>
          <table:table-cell table:style-name="ce17"/>
          <table:table-cell table:style-name="ce17" office:value-type="string">
            <text:p>RugbyPlayer</text:p>
          </table:table-cell>
          <table:table-cell table:number-columns-repeated="2" table:style-name="ce17"/>
          <table:table-cell table:style-name="ce17" office:value-type="string">
            <text:p>RugbyPlayer</text:p>
          </table:table-cell>
          <table:table-cell table:number-columns-repeated="6" table:style-name="ce17"/>
          <table:table-cell table:style-name="ce17"/>
          <table:table-cell table:style-name="ce18" table:formula="of:=IF([.C198]=&quot;&quot;;0;1) + IF([.D198]=&quot;&quot;;0;1) + IF([.E198]=&quot;&quot;;0;1) + IF([.F198]=&quot;&quot;;0;1) + IF([.G198]=&quot;&quot;;0;1) + IF([.H198]=&quot;&quot;;0;1) + IF([.I198]=&quot;&quot;;0;1) + IF([.K198]=&quot;&quot;;0;1) + IF([.L198]=&quot;&quot;;0;1) + IF([.M198]=&quot;&quot;;0;1) + IF([.J19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admintonPlayer</text:p>
          </table:table-cell>
          <table:table-cell table:style-name="ce8"/>
          <table:table-cell table:style-name="ce17"/>
          <table:table-cell table:style-name="ce17" office:value-type="string">
            <text:p>BadmintonPlayer</text:p>
          </table:table-cell>
          <table:table-cell table:number-columns-repeated="2" table:style-name="ce17"/>
          <table:table-cell table:style-name="ce17" office:value-type="string">
            <text:p>BadmintonPlayer</text:p>
          </table:table-cell>
          <table:table-cell table:number-columns-repeated="6" table:style-name="ce17"/>
          <table:table-cell table:style-name="ce17"/>
          <table:table-cell table:style-name="ce18" table:formula="of:=IF([.C199]=&quot;&quot;;0;1) + IF([.D199]=&quot;&quot;;0;1) + IF([.E199]=&quot;&quot;;0;1) + IF([.F199]=&quot;&quot;;0;1) + IF([.G199]=&quot;&quot;;0;1) + IF([.H199]=&quot;&quot;;0;1) + IF([.I199]=&quot;&quot;;0;1) + IF([.K199]=&quot;&quot;;0;1) + IF([.L199]=&quot;&quot;;0;1) + IF([.M199]=&quot;&quot;;0;1) + IF([.J19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ascarDriver</text:p>
          </table:table-cell>
          <table:table-cell table:style-name="ce8"/>
          <table:table-cell table:style-name="ce17"/>
          <table:table-cell table:style-name="ce17" office:value-type="string">
            <text:p>NascarDriver</text:p>
          </table:table-cell>
          <table:table-cell table:number-columns-repeated="2" table:style-name="ce17"/>
          <table:table-cell table:style-name="ce17" office:value-type="string">
            <text:p>NascarDriver</text:p>
          </table:table-cell>
          <table:table-cell table:number-columns-repeated="6" table:style-name="ce17"/>
          <table:table-cell table:style-name="ce17"/>
          <table:table-cell table:style-name="ce18" table:formula="of:=IF([.C200]=&quot;&quot;;0;1) + IF([.D200]=&quot;&quot;;0;1) + IF([.E200]=&quot;&quot;;0;1) + IF([.F200]=&quot;&quot;;0;1) + IF([.G200]=&quot;&quot;;0;1) + IF([.H200]=&quot;&quot;;0;1) + IF([.I200]=&quot;&quot;;0;1) + IF([.K200]=&quot;&quot;;0;1) + IF([.L200]=&quot;&quot;;0;1) + IF([.M200]=&quot;&quot;;0;1) + IF([.J20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elevisionEpisode</text:p>
          </table:table-cell>
          <table:table-cell table:style-name="ce8"/>
          <table:table-cell table:style-name="ce17"/>
          <table:table-cell table:style-name="ce17" office:value-type="string">
            <text:p>TelevisionEpisode</text:p>
          </table:table-cell>
          <table:table-cell table:number-columns-repeated="2" table:style-name="ce17"/>
          <table:table-cell table:style-name="ce17" office:value-type="string">
            <text:p>TelevisionEpisode</text:p>
          </table:table-cell>
          <table:table-cell table:number-columns-repeated="6" table:style-name="ce17"/>
          <table:table-cell table:style-name="ce17"/>
          <table:table-cell table:style-name="ce18" table:formula="of:=IF([.C201]=&quot;&quot;;0;1) + IF([.D201]=&quot;&quot;;0;1) + IF([.E201]=&quot;&quot;;0;1) + IF([.F201]=&quot;&quot;;0;1) + IF([.G201]=&quot;&quot;;0;1) + IF([.H201]=&quot;&quot;;0;1) + IF([.I201]=&quot;&quot;;0;1) + IF([.K201]=&quot;&quot;;0;1) + IF([.L201]=&quot;&quot;;0;1) + IF([.M201]=&quot;&quot;;0;1) + IF([.J20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overnmen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GOVERNMENT_ORG</text:p>
          </table:table-cell>
          <table:table-cell table:number-columns-repeated="6" table:style-name="ce17"/>
          <table:table-cell table:style-name="ce17" office:value-type="string">
            <text:p>government</text:p>
          </table:table-cell>
          <table:table-cell table:style-name="ce17"/>
          <table:table-cell table:style-name="ce18" table:formula="of:=IF([.C202]=&quot;&quot;;0;1) + IF([.D202]=&quot;&quot;;0;1) + IF([.E202]=&quot;&quot;;0;1) + IF([.F202]=&quot;&quot;;0;1) + IF([.G202]=&quot;&quot;;0;1) + IF([.H202]=&quot;&quot;;0;1) + IF([.I202]=&quot;&quot;;0;1) + IF([.K202]=&quot;&quot;;0;1) + IF([.L202]=&quot;&quot;;0;1) + IF([.M202]=&quot;&quot;;0;1) + IF([.J20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overnmentAgency</text:p>
          </table:table-cell>
          <table:table-cell table:style-name="ce8"/>
          <table:table-cell table:style-name="ce17" office:value-type="string">
            <text:p>GovernmentAgency</text:p>
          </table:table-cell>
          <table:table-cell table:number-columns-repeated="9" table:style-name="ce17"/>
          <table:table-cell table:style-name="ce17" office:value-type="string">
            <text:p>government_agency</text:p>
          </table:table-cell>
          <table:table-cell table:style-name="ce17"/>
          <table:table-cell table:style-name="ce18" table:formula="of:=IF([.C203]=&quot;&quot;;0;1) + IF([.D203]=&quot;&quot;;0;1) + IF([.E203]=&quot;&quot;;0;1) + IF([.F203]=&quot;&quot;;0;1) + IF([.G203]=&quot;&quot;;0;1) + IF([.H203]=&quot;&quot;;0;1) + IF([.I203]=&quot;&quot;;0;1) + IF([.K203]=&quot;&quot;;0;1) + IF([.L203]=&quot;&quot;;0;1) + IF([.M203]=&quot;&quot;;0;1) + IF([.J20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litaryUnit</text:p>
          </table:table-cell>
          <table:table-cell table:style-name="ce8"/>
          <table:table-cell table:style-name="ce17"/>
          <table:table-cell table:style-name="ce17" office:value-type="string">
            <text:p>MilitaryUnit</text:p>
          </table:table-cell>
          <table:table-cell table:number-columns-repeated="2" table:style-name="ce17"/>
          <table:table-cell table:style-name="ce17" office:value-type="string">
            <text:p>MilitaryUnit</text:p>
          </table:table-cell>
          <table:table-cell table:number-columns-repeated="6" table:style-name="ce17"/>
          <table:table-cell table:style-name="ce17"/>
          <table:table-cell table:style-name="ce18" table:formula="of:=IF([.C204]=&quot;&quot;;0;1) + IF([.D204]=&quot;&quot;;0;1) + IF([.E204]=&quot;&quot;;0;1) + IF([.F204]=&quot;&quot;;0;1) + IF([.G204]=&quot;&quot;;0;1) + IF([.H204]=&quot;&quot;;0;1) + IF([.I204]=&quot;&quot;;0;1) + IF([.K204]=&quot;&quot;;0;1) + IF([.L204]=&quot;&quot;;0;1) + IF([.M204]=&quot;&quot;;0;1) + IF([.J20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acrosseLeague</text:p>
          </table:table-cell>
          <table:table-cell table:style-name="ce8"/>
          <table:table-cell table:style-name="ce17"/>
          <table:table-cell table:style-name="ce17" office:value-type="string">
            <text:p>LacrosseLeague</text:p>
          </table:table-cell>
          <table:table-cell table:number-columns-repeated="2" table:style-name="ce17"/>
          <table:table-cell table:style-name="ce17" office:value-type="string">
            <text:p>LacrosseLeague</text:p>
          </table:table-cell>
          <table:table-cell table:number-columns-repeated="6" table:style-name="ce17"/>
          <table:table-cell table:style-name="ce17"/>
          <table:table-cell table:style-name="ce18" table:formula="of:=IF([.C205]=&quot;&quot;;0;1) + IF([.D205]=&quot;&quot;;0;1) + IF([.E205]=&quot;&quot;;0;1) + IF([.F205]=&quot;&quot;;0;1) + IF([.G205]=&quot;&quot;;0;1) + IF([.H205]=&quot;&quot;;0;1) + IF([.I205]=&quot;&quot;;0;1) + IF([.K205]=&quot;&quot;;0;1) + IF([.L205]=&quot;&quot;;0;1) + IF([.M205]=&quot;&quot;;0;1) + IF([.J20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aintballLeague</text:p>
          </table:table-cell>
          <table:table-cell table:style-name="ce8"/>
          <table:table-cell table:style-name="ce17"/>
          <table:table-cell table:style-name="ce17" office:value-type="string">
            <text:p>PaintballLeague</text:p>
          </table:table-cell>
          <table:table-cell table:number-columns-repeated="2" table:style-name="ce17"/>
          <table:table-cell table:style-name="ce17" office:value-type="string">
            <text:p>PaintballLeague</text:p>
          </table:table-cell>
          <table:table-cell table:number-columns-repeated="6" table:style-name="ce17"/>
          <table:table-cell table:style-name="ce17"/>
          <table:table-cell table:style-name="ce18" table:formula="of:=IF([.C206]=&quot;&quot;;0;1) + IF([.D206]=&quot;&quot;;0;1) + IF([.E206]=&quot;&quot;;0;1) + IF([.F206]=&quot;&quot;;0;1) + IF([.G206]=&quot;&quot;;0;1) + IF([.H206]=&quot;&quot;;0;1) + IF([.I206]=&quot;&quot;;0;1) + IF([.K206]=&quot;&quot;;0;1) + IF([.L206]=&quot;&quot;;0;1) + IF([.M206]=&quot;&quot;;0;1) + IF([.J20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aseballLeague</text:p>
          </table:table-cell>
          <table:table-cell table:style-name="ce8"/>
          <table:table-cell table:style-name="ce17"/>
          <table:table-cell table:style-name="ce17" office:value-type="string">
            <text:p>BaseballLeague</text:p>
          </table:table-cell>
          <table:table-cell table:number-columns-repeated="2" table:style-name="ce17"/>
          <table:table-cell table:style-name="ce17" office:value-type="string">
            <text:p>BaseballLeague</text:p>
          </table:table-cell>
          <table:table-cell table:number-columns-repeated="6" table:style-name="ce17"/>
          <table:table-cell table:style-name="ce17"/>
          <table:table-cell table:style-name="ce18" table:formula="of:=IF([.C207]=&quot;&quot;;0;1) + IF([.D207]=&quot;&quot;;0;1) + IF([.E207]=&quot;&quot;;0;1) + IF([.F207]=&quot;&quot;;0;1) + IF([.G207]=&quot;&quot;;0;1) + IF([.H207]=&quot;&quot;;0;1) + IF([.I207]=&quot;&quot;;0;1) + IF([.K207]=&quot;&quot;;0;1) + IF([.L207]=&quot;&quot;;0;1) + IF([.M207]=&quot;&quot;;0;1) + IF([.J20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nlineHockeyLeague</text:p>
          </table:table-cell>
          <table:table-cell table:style-name="ce8"/>
          <table:table-cell table:style-name="ce17"/>
          <table:table-cell table:style-name="ce17" office:value-type="string">
            <text:p>InlineHockeyLeague</text:p>
          </table:table-cell>
          <table:table-cell table:number-columns-repeated="2" table:style-name="ce17"/>
          <table:table-cell table:style-name="ce17" office:value-type="string">
            <text:p>InlineHockeyLeague</text:p>
          </table:table-cell>
          <table:table-cell table:number-columns-repeated="6" table:style-name="ce17"/>
          <table:table-cell table:style-name="ce17"/>
          <table:table-cell table:style-name="ce18" table:formula="of:=IF([.C208]=&quot;&quot;;0;1) + IF([.D208]=&quot;&quot;;0;1) + IF([.E208]=&quot;&quot;;0;1) + IF([.F208]=&quot;&quot;;0;1) + IF([.G208]=&quot;&quot;;0;1) + IF([.H208]=&quot;&quot;;0;1) + IF([.I208]=&quot;&quot;;0;1) + IF([.K208]=&quot;&quot;;0;1) + IF([.L208]=&quot;&quot;;0;1) + IF([.M208]=&quot;&quot;;0;1) + IF([.J20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eldHockeyLeague</text:p>
          </table:table-cell>
          <table:table-cell table:style-name="ce8"/>
          <table:table-cell table:style-name="ce17"/>
          <table:table-cell table:style-name="ce17" office:value-type="string">
            <text:p>FieldHockeyLeague</text:p>
          </table:table-cell>
          <table:table-cell table:number-columns-repeated="2" table:style-name="ce17"/>
          <table:table-cell table:style-name="ce17" office:value-type="string">
            <text:p>FieldHockeyLeague</text:p>
          </table:table-cell>
          <table:table-cell table:number-columns-repeated="6" table:style-name="ce17"/>
          <table:table-cell table:style-name="ce17"/>
          <table:table-cell table:style-name="ce18" table:formula="of:=IF([.C209]=&quot;&quot;;0;1) + IF([.D209]=&quot;&quot;;0;1) + IF([.E209]=&quot;&quot;;0;1) + IF([.F209]=&quot;&quot;;0;1) + IF([.G209]=&quot;&quot;;0;1) + IF([.H209]=&quot;&quot;;0;1) + IF([.I209]=&quot;&quot;;0;1) + IF([.K209]=&quot;&quot;;0;1) + IF([.L209]=&quot;&quot;;0;1) + IF([.M209]=&quot;&quot;;0;1) + IF([.J20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andballLeague</text:p>
          </table:table-cell>
          <table:table-cell table:style-name="ce8"/>
          <table:table-cell table:style-name="ce17"/>
          <table:table-cell table:style-name="ce17" office:value-type="string">
            <text:p>HandballLeague</text:p>
          </table:table-cell>
          <table:table-cell table:number-columns-repeated="2" table:style-name="ce17"/>
          <table:table-cell table:style-name="ce17" office:value-type="string">
            <text:p>HandballLeague</text:p>
          </table:table-cell>
          <table:table-cell table:number-columns-repeated="6" table:style-name="ce17"/>
          <table:table-cell table:style-name="ce17"/>
          <table:table-cell table:style-name="ce18" table:formula="of:=IF([.C210]=&quot;&quot;;0;1) + IF([.D210]=&quot;&quot;;0;1) + IF([.E210]=&quot;&quot;;0;1) + IF([.F210]=&quot;&quot;;0;1) + IF([.G210]=&quot;&quot;;0;1) + IF([.H210]=&quot;&quot;;0;1) + IF([.I210]=&quot;&quot;;0;1) + IF([.K210]=&quot;&quot;;0;1) + IF([.L210]=&quot;&quot;;0;1) + IF([.M210]=&quot;&quot;;0;1) + IF([.J21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olfLeague</text:p>
          </table:table-cell>
          <table:table-cell table:style-name="ce8"/>
          <table:table-cell table:style-name="ce17"/>
          <table:table-cell table:style-name="ce17" office:value-type="string">
            <text:p>GolfLeague</text:p>
          </table:table-cell>
          <table:table-cell table:number-columns-repeated="2" table:style-name="ce17"/>
          <table:table-cell table:style-name="ce17" office:value-type="string">
            <text:p>GolfLeague</text:p>
          </table:table-cell>
          <table:table-cell table:number-columns-repeated="6" table:style-name="ce17"/>
          <table:table-cell table:style-name="ce17"/>
          <table:table-cell table:style-name="ce18" table:formula="of:=IF([.C211]=&quot;&quot;;0;1) + IF([.D211]=&quot;&quot;;0;1) + IF([.E211]=&quot;&quot;;0;1) + IF([.F211]=&quot;&quot;;0;1) + IF([.G211]=&quot;&quot;;0;1) + IF([.H211]=&quot;&quot;;0;1) + IF([.I211]=&quot;&quot;;0;1) + IF([.K211]=&quot;&quot;;0;1) + IF([.L211]=&quot;&quot;;0;1) + IF([.M211]=&quot;&quot;;0;1) + IF([.J21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wlingLeague</text:p>
          </table:table-cell>
          <table:table-cell table:style-name="ce8"/>
          <table:table-cell table:style-name="ce17"/>
          <table:table-cell table:style-name="ce17" office:value-type="string">
            <text:p>BowlingLeague</text:p>
          </table:table-cell>
          <table:table-cell table:number-columns-repeated="2" table:style-name="ce17"/>
          <table:table-cell table:style-name="ce17" office:value-type="string">
            <text:p>BowlingLeague</text:p>
          </table:table-cell>
          <table:table-cell table:number-columns-repeated="6" table:style-name="ce17"/>
          <table:table-cell table:style-name="ce17"/>
          <table:table-cell table:style-name="ce18" table:formula="of:=IF([.C212]=&quot;&quot;;0;1) + IF([.D212]=&quot;&quot;;0;1) + IF([.E212]=&quot;&quot;;0;1) + IF([.F212]=&quot;&quot;;0;1) + IF([.G212]=&quot;&quot;;0;1) + IF([.H212]=&quot;&quot;;0;1) + IF([.I212]=&quot;&quot;;0;1) + IF([.K212]=&quot;&quot;;0;1) + IF([.L212]=&quot;&quot;;0;1) + IF([.M212]=&quot;&quot;;0;1) + IF([.J21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olleyballLeague</text:p>
          </table:table-cell>
          <table:table-cell table:style-name="ce8"/>
          <table:table-cell table:style-name="ce17"/>
          <table:table-cell table:style-name="ce17" office:value-type="string">
            <text:p>VolleyballLeague</text:p>
          </table:table-cell>
          <table:table-cell table:number-columns-repeated="2" table:style-name="ce17"/>
          <table:table-cell table:style-name="ce17" office:value-type="string">
            <text:p>VolleyballLeague</text:p>
          </table:table-cell>
          <table:table-cell table:number-columns-repeated="6" table:style-name="ce17"/>
          <table:table-cell table:style-name="ce17"/>
          <table:table-cell table:style-name="ce18" table:formula="of:=IF([.C213]=&quot;&quot;;0;1) + IF([.D213]=&quot;&quot;;0;1) + IF([.E213]=&quot;&quot;;0;1) + IF([.F213]=&quot;&quot;;0;1) + IF([.G213]=&quot;&quot;;0;1) + IF([.H213]=&quot;&quot;;0;1) + IF([.I213]=&quot;&quot;;0;1) + IF([.K213]=&quot;&quot;;0;1) + IF([.L213]=&quot;&quot;;0;1) + IF([.M213]=&quot;&quot;;0;1) + IF([.J21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anadianFootballLeague</text:p>
          </table:table-cell>
          <table:table-cell table:style-name="ce8"/>
          <table:table-cell table:style-name="ce17"/>
          <table:table-cell table:style-name="ce17" office:value-type="string">
            <text:p>CanadianFootballLeague</text:p>
          </table:table-cell>
          <table:table-cell table:number-columns-repeated="2" table:style-name="ce17"/>
          <table:table-cell table:style-name="ce17" office:value-type="string">
            <text:p>CanadianFootballLeague</text:p>
          </table:table-cell>
          <table:table-cell table:number-columns-repeated="6" table:style-name="ce17"/>
          <table:table-cell table:style-name="ce17"/>
          <table:table-cell table:style-name="ce18" table:formula="of:=IF([.C214]=&quot;&quot;;0;1) + IF([.D214]=&quot;&quot;;0;1) + IF([.E214]=&quot;&quot;;0;1) + IF([.F214]=&quot;&quot;;0;1) + IF([.G214]=&quot;&quot;;0;1) + IF([.H214]=&quot;&quot;;0;1) + IF([.I214]=&quot;&quot;;0;1) + IF([.K214]=&quot;&quot;;0;1) + IF([.L214]=&quot;&quot;;0;1) + IF([.M214]=&quot;&quot;;0;1) + IF([.J21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ceHockeyLeague</text:p>
          </table:table-cell>
          <table:table-cell table:style-name="ce8"/>
          <table:table-cell table:style-name="ce17"/>
          <table:table-cell table:style-name="ce17" office:value-type="string">
            <text:p>IceHockeyLeague</text:p>
          </table:table-cell>
          <table:table-cell table:number-columns-repeated="2" table:style-name="ce17"/>
          <table:table-cell table:style-name="ce17" office:value-type="string">
            <text:p>IceHockeyLeague</text:p>
          </table:table-cell>
          <table:table-cell table:number-columns-repeated="6" table:style-name="ce17"/>
          <table:table-cell table:style-name="ce17"/>
          <table:table-cell table:style-name="ce18" table:formula="of:=IF([.C215]=&quot;&quot;;0;1) + IF([.D215]=&quot;&quot;;0;1) + IF([.E215]=&quot;&quot;;0;1) + IF([.F215]=&quot;&quot;;0;1) + IF([.G215]=&quot;&quot;;0;1) + IF([.H215]=&quot;&quot;;0;1) + IF([.I215]=&quot;&quot;;0;1) + IF([.K215]=&quot;&quot;;0;1) + IF([.L215]=&quot;&quot;;0;1) + IF([.M215]=&quot;&quot;;0;1) + IF([.J21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occerLeague</text:p>
          </table:table-cell>
          <table:table-cell table:style-name="ce8"/>
          <table:table-cell table:style-name="ce17"/>
          <table:table-cell table:style-name="ce17" office:value-type="string">
            <text:p>SoccerLeague</text:p>
          </table:table-cell>
          <table:table-cell table:number-columns-repeated="2" table:style-name="ce17"/>
          <table:table-cell table:style-name="ce17" office:value-type="string">
            <text:p>SoccerLeague</text:p>
          </table:table-cell>
          <table:table-cell table:number-columns-repeated="6" table:style-name="ce17"/>
          <table:table-cell table:style-name="ce17"/>
          <table:table-cell table:style-name="ce18" table:formula="of:=IF([.C216]=&quot;&quot;;0;1) + IF([.D216]=&quot;&quot;;0;1) + IF([.E216]=&quot;&quot;;0;1) + IF([.F216]=&quot;&quot;;0;1) + IF([.G216]=&quot;&quot;;0;1) + IF([.H216]=&quot;&quot;;0;1) + IF([.I216]=&quot;&quot;;0;1) + IF([.K216]=&quot;&quot;;0;1) + IF([.L216]=&quot;&quot;;0;1) + IF([.M216]=&quot;&quot;;0;1) + IF([.J21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torcycleRacingLeague</text:p>
          </table:table-cell>
          <table:table-cell table:style-name="ce8"/>
          <table:table-cell table:style-name="ce17"/>
          <table:table-cell table:style-name="ce17" office:value-type="string">
            <text:p>MotorcycleRacingLeague</text:p>
          </table:table-cell>
          <table:table-cell table:number-columns-repeated="2" table:style-name="ce17"/>
          <table:table-cell table:style-name="ce17" office:value-type="string">
            <text:p>MotorcycleRacingLeague</text:p>
          </table:table-cell>
          <table:table-cell table:number-columns-repeated="6" table:style-name="ce17"/>
          <table:table-cell table:style-name="ce17"/>
          <table:table-cell table:style-name="ce18" table:formula="of:=IF([.C217]=&quot;&quot;;0;1) + IF([.D217]=&quot;&quot;;0;1) + IF([.E217]=&quot;&quot;;0;1) + IF([.F217]=&quot;&quot;;0;1) + IF([.G217]=&quot;&quot;;0;1) + IF([.H217]=&quot;&quot;;0;1) + IF([.I217]=&quot;&quot;;0;1) + IF([.K217]=&quot;&quot;;0;1) + IF([.L217]=&quot;&quot;;0;1) + IF([.M217]=&quot;&quot;;0;1) + IF([.J21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deoGamesLeague</text:p>
          </table:table-cell>
          <table:table-cell table:style-name="ce8"/>
          <table:table-cell table:style-name="ce17"/>
          <table:table-cell table:style-name="ce17" office:value-type="string">
            <text:p>VideogamesLeague</text:p>
          </table:table-cell>
          <table:table-cell table:number-columns-repeated="2" table:style-name="ce17"/>
          <table:table-cell table:style-name="ce17" office:value-type="string">
            <text:p>VideogamesLeague</text:p>
          </table:table-cell>
          <table:table-cell table:number-columns-repeated="6" table:style-name="ce17"/>
          <table:table-cell table:style-name="ce17"/>
          <table:table-cell table:style-name="ce18" table:formula="of:=IF([.C218]=&quot;&quot;;0;1) + IF([.D218]=&quot;&quot;;0;1) + IF([.E218]=&quot;&quot;;0;1) + IF([.F218]=&quot;&quot;;0;1) + IF([.G218]=&quot;&quot;;0;1) + IF([.H218]=&quot;&quot;;0;1) + IF([.I218]=&quot;&quot;;0;1) + IF([.K218]=&quot;&quot;;0;1) + IF([.L218]=&quot;&quot;;0;1) + IF([.M218]=&quot;&quot;;0;1) + IF([.J21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eedwayLeague</text:p>
          </table:table-cell>
          <table:table-cell table:style-name="ce8"/>
          <table:table-cell table:style-name="ce17"/>
          <table:table-cell table:style-name="ce17" office:value-type="string">
            <text:p>SpeedwayLeague</text:p>
          </table:table-cell>
          <table:table-cell table:number-columns-repeated="2" table:style-name="ce17"/>
          <table:table-cell table:style-name="ce17" office:value-type="string">
            <text:p>SpeedwayLeague</text:p>
          </table:table-cell>
          <table:table-cell table:number-columns-repeated="6" table:style-name="ce17"/>
          <table:table-cell table:style-name="ce17"/>
          <table:table-cell table:style-name="ce18" table:formula="of:=IF([.C219]=&quot;&quot;;0;1) + IF([.D219]=&quot;&quot;;0;1) + IF([.E219]=&quot;&quot;;0;1) + IF([.F219]=&quot;&quot;;0;1) + IF([.G219]=&quot;&quot;;0;1) + IF([.H219]=&quot;&quot;;0;1) + IF([.I219]=&quot;&quot;;0;1) + IF([.K219]=&quot;&quot;;0;1) + IF([.L219]=&quot;&quot;;0;1) + IF([.M219]=&quot;&quot;;0;1) + IF([.J21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urlingLeague</text:p>
          </table:table-cell>
          <table:table-cell table:style-name="ce8"/>
          <table:table-cell table:style-name="ce17"/>
          <table:table-cell table:style-name="ce17" office:value-type="string">
            <text:p>CurlingLeague</text:p>
          </table:table-cell>
          <table:table-cell table:number-columns-repeated="2" table:style-name="ce17"/>
          <table:table-cell table:style-name="ce17" office:value-type="string">
            <text:p>CurlingLeague</text:p>
          </table:table-cell>
          <table:table-cell table:number-columns-repeated="6" table:style-name="ce17"/>
          <table:table-cell table:style-name="ce17"/>
          <table:table-cell table:style-name="ce18" table:formula="of:=IF([.C220]=&quot;&quot;;0;1) + IF([.D220]=&quot;&quot;;0;1) + IF([.E220]=&quot;&quot;;0;1) + IF([.F220]=&quot;&quot;;0;1) + IF([.G220]=&quot;&quot;;0;1) + IF([.H220]=&quot;&quot;;0;1) + IF([.I220]=&quot;&quot;;0;1) + IF([.K220]=&quot;&quot;;0;1) + IF([.L220]=&quot;&quot;;0;1) + IF([.M220]=&quot;&quot;;0;1) + IF([.J22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yclingLeague</text:p>
          </table:table-cell>
          <table:table-cell table:style-name="ce8"/>
          <table:table-cell table:style-name="ce17"/>
          <table:table-cell table:style-name="ce17" office:value-type="string">
            <text:p>CyclingLeague</text:p>
          </table:table-cell>
          <table:table-cell table:number-columns-repeated="2" table:style-name="ce17"/>
          <table:table-cell table:style-name="ce17" office:value-type="string">
            <text:p>CyclingLeague</text:p>
          </table:table-cell>
          <table:table-cell table:number-columns-repeated="6" table:style-name="ce17"/>
          <table:table-cell table:style-name="ce17"/>
          <table:table-cell table:style-name="ce18" table:formula="of:=IF([.C221]=&quot;&quot;;0;1) + IF([.D221]=&quot;&quot;;0;1) + IF([.E221]=&quot;&quot;;0;1) + IF([.F221]=&quot;&quot;;0;1) + IF([.G221]=&quot;&quot;;0;1) + IF([.H221]=&quot;&quot;;0;1) + IF([.I221]=&quot;&quot;;0;1) + IF([.K221]=&quot;&quot;;0;1) + IF([.L221]=&quot;&quot;;0;1) + IF([.M221]=&quot;&quot;;0;1) + IF([.J22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asketballLeague</text:p>
          </table:table-cell>
          <table:table-cell table:style-name="ce8"/>
          <table:table-cell table:style-name="ce17"/>
          <table:table-cell table:style-name="ce17" office:value-type="string">
            <text:p>BasketballLeague</text:p>
          </table:table-cell>
          <table:table-cell table:number-columns-repeated="2" table:style-name="ce17"/>
          <table:table-cell table:style-name="ce17" office:value-type="string">
            <text:p>BasketballLeague</text:p>
          </table:table-cell>
          <table:table-cell table:number-columns-repeated="6" table:style-name="ce17"/>
          <table:table-cell table:style-name="ce17"/>
          <table:table-cell table:style-name="ce18" table:formula="of:=IF([.C222]=&quot;&quot;;0;1) + IF([.D222]=&quot;&quot;;0;1) + IF([.E222]=&quot;&quot;;0;1) + IF([.F222]=&quot;&quot;;0;1) + IF([.G222]=&quot;&quot;;0;1) + IF([.H222]=&quot;&quot;;0;1) + IF([.I222]=&quot;&quot;;0;1) + IF([.K222]=&quot;&quot;;0;1) + IF([.L222]=&quot;&quot;;0;1) + IF([.M222]=&quot;&quot;;0;1) + IF([.J22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cketLeague</text:p>
          </table:table-cell>
          <table:table-cell table:style-name="ce8"/>
          <table:table-cell table:style-name="ce17"/>
          <table:table-cell table:style-name="ce17" office:value-type="string">
            <text:p>CricketLeague</text:p>
          </table:table-cell>
          <table:table-cell table:number-columns-repeated="2" table:style-name="ce17"/>
          <table:table-cell table:style-name="ce17" office:value-type="string">
            <text:p>CricketLeague</text:p>
          </table:table-cell>
          <table:table-cell table:number-columns-repeated="6" table:style-name="ce17"/>
          <table:table-cell table:style-name="ce17"/>
          <table:table-cell table:style-name="ce18" table:formula="of:=IF([.C223]=&quot;&quot;;0;1) + IF([.D223]=&quot;&quot;;0;1) + IF([.E223]=&quot;&quot;;0;1) + IF([.F223]=&quot;&quot;;0;1) + IF([.G223]=&quot;&quot;;0;1) + IF([.H223]=&quot;&quot;;0;1) + IF([.I223]=&quot;&quot;;0;1) + IF([.K223]=&quot;&quot;;0;1) + IF([.L223]=&quot;&quot;;0;1) + IF([.M223]=&quot;&quot;;0;1) + IF([.J22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oftballLeague</text:p>
          </table:table-cell>
          <table:table-cell table:style-name="ce8"/>
          <table:table-cell table:style-name="ce17"/>
          <table:table-cell table:style-name="ce17" office:value-type="string">
            <text:p>SoftballLeague</text:p>
          </table:table-cell>
          <table:table-cell table:number-columns-repeated="2" table:style-name="ce17"/>
          <table:table-cell table:style-name="ce17" office:value-type="string">
            <text:p>SoftballLeague</text:p>
          </table:table-cell>
          <table:table-cell table:number-columns-repeated="6" table:style-name="ce17"/>
          <table:table-cell table:style-name="ce17"/>
          <table:table-cell table:style-name="ce18" table:formula="of:=IF([.C224]=&quot;&quot;;0;1) + IF([.D224]=&quot;&quot;;0;1) + IF([.E224]=&quot;&quot;;0;1) + IF([.F224]=&quot;&quot;;0;1) + IF([.G224]=&quot;&quot;;0;1) + IF([.H224]=&quot;&quot;;0;1) + IF([.I224]=&quot;&quot;;0;1) + IF([.K224]=&quot;&quot;;0;1) + IF([.L224]=&quot;&quot;;0;1) + IF([.M224]=&quot;&quot;;0;1) + IF([.J22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xedMartialArtsLeague</text:p>
          </table:table-cell>
          <table:table-cell table:style-name="ce8"/>
          <table:table-cell table:style-name="ce17"/>
          <table:table-cell table:style-name="ce17" office:value-type="string">
            <text:p>MixedMartialArtsLeague</text:p>
          </table:table-cell>
          <table:table-cell table:number-columns-repeated="2" table:style-name="ce17"/>
          <table:table-cell table:style-name="ce17" office:value-type="string">
            <text:p>MixedMartialArtsLeague</text:p>
          </table:table-cell>
          <table:table-cell table:number-columns-repeated="6" table:style-name="ce17"/>
          <table:table-cell table:style-name="ce17"/>
          <table:table-cell table:style-name="ce18" table:formula="of:=IF([.C225]=&quot;&quot;;0;1) + IF([.D225]=&quot;&quot;;0;1) + IF([.E225]=&quot;&quot;;0;1) + IF([.F225]=&quot;&quot;;0;1) + IF([.G225]=&quot;&quot;;0;1) + IF([.H225]=&quot;&quot;;0;1) + IF([.I225]=&quot;&quot;;0;1) + IF([.K225]=&quot;&quot;;0;1) + IF([.L225]=&quot;&quot;;0;1) + IF([.M225]=&quot;&quot;;0;1) + IF([.J22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rtialArtsOrganization</text:p>
          </table:table-cell>
          <table:table-cell table:style-name="ce8"/>
          <table:table-cell table:style-name="ce17"/>
          <table:table-cell table:style-name="ce17" office:value-type="string">
            <text:p>MartialArtsOrganization</text:p>
          </table:table-cell>
          <table:table-cell table:number-columns-repeated="2" table:style-name="ce17"/>
          <table:table-cell table:style-name="ce17" office:value-type="string">
            <text:p>MartialArtsOrganization</text:p>
          </table:table-cell>
          <table:table-cell table:number-columns-repeated="6" table:style-name="ce17"/>
          <table:table-cell table:style-name="ce17"/>
          <table:table-cell table:style-name="ce18" table:formula="of:=IF([.C226]=&quot;&quot;;0;1) + IF([.D226]=&quot;&quot;;0;1) + IF([.E226]=&quot;&quot;;0;1) + IF([.F226]=&quot;&quot;;0;1) + IF([.G226]=&quot;&quot;;0;1) + IF([.H226]=&quot;&quot;;0;1) + IF([.I226]=&quot;&quot;;0;1) + IF([.K226]=&quot;&quot;;0;1) + IF([.L226]=&quot;&quot;;0;1) + IF([.M226]=&quot;&quot;;0;1) + IF([.J22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utoRacingLeague</text:p>
          </table:table-cell>
          <table:table-cell table:style-name="ce8"/>
          <table:table-cell table:style-name="ce17"/>
          <table:table-cell table:style-name="ce17" office:value-type="string">
            <text:p>AutoRacingLeague</text:p>
          </table:table-cell>
          <table:table-cell table:number-columns-repeated="2" table:style-name="ce17"/>
          <table:table-cell table:style-name="ce17" office:value-type="string">
            <text:p>AutoRacingLeague</text:p>
          </table:table-cell>
          <table:table-cell table:number-columns-repeated="6" table:style-name="ce17"/>
          <table:table-cell table:style-name="ce17"/>
          <table:table-cell table:style-name="ce18" table:formula="of:=IF([.C227]=&quot;&quot;;0;1) + IF([.D227]=&quot;&quot;;0;1) + IF([.E227]=&quot;&quot;;0;1) + IF([.F227]=&quot;&quot;;0;1) + IF([.G227]=&quot;&quot;;0;1) + IF([.H227]=&quot;&quot;;0;1) + IF([.I227]=&quot;&quot;;0;1) + IF([.K227]=&quot;&quot;;0;1) + IF([.L227]=&quot;&quot;;0;1) + IF([.M227]=&quot;&quot;;0;1) + IF([.J22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oloLeague</text:p>
          </table:table-cell>
          <table:table-cell table:style-name="ce8"/>
          <table:table-cell table:style-name="ce17"/>
          <table:table-cell table:style-name="ce17" office:value-type="string">
            <text:p>PoloLeague</text:p>
          </table:table-cell>
          <table:table-cell table:number-columns-repeated="2" table:style-name="ce17"/>
          <table:table-cell table:style-name="ce17" office:value-type="string">
            <text:p>PoloLeague</text:p>
          </table:table-cell>
          <table:table-cell table:number-columns-repeated="6" table:style-name="ce17"/>
          <table:table-cell table:style-name="ce17"/>
          <table:table-cell table:style-name="ce18" table:formula="of:=IF([.C228]=&quot;&quot;;0;1) + IF([.D228]=&quot;&quot;;0;1) + IF([.E228]=&quot;&quot;;0;1) + IF([.F228]=&quot;&quot;;0;1) + IF([.G228]=&quot;&quot;;0;1) + IF([.H228]=&quot;&quot;;0;1) + IF([.I228]=&quot;&quot;;0;1) + IF([.K228]=&quot;&quot;;0;1) + IF([.L228]=&quot;&quot;;0;1) + IF([.M228]=&quot;&quot;;0;1) + IF([.J22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ugbyLeague</text:p>
          </table:table-cell>
          <table:table-cell table:style-name="ce8"/>
          <table:table-cell table:style-name="ce17"/>
          <table:table-cell table:style-name="ce17" office:value-type="string">
            <text:p>RugbyLeague</text:p>
          </table:table-cell>
          <table:table-cell table:number-columns-repeated="2" table:style-name="ce17"/>
          <table:table-cell table:style-name="ce17" office:value-type="string">
            <text:p>RugbyLeague</text:p>
          </table:table-cell>
          <table:table-cell table:number-columns-repeated="6" table:style-name="ce17"/>
          <table:table-cell table:style-name="ce17"/>
          <table:table-cell table:style-name="ce18" table:formula="of:=IF([.C229]=&quot;&quot;;0;1) + IF([.D229]=&quot;&quot;;0;1) + IF([.E229]=&quot;&quot;;0;1) + IF([.F229]=&quot;&quot;;0;1) + IF([.G229]=&quot;&quot;;0;1) + IF([.H229]=&quot;&quot;;0;1) + IF([.I229]=&quot;&quot;;0;1) + IF([.K229]=&quot;&quot;;0;1) + IF([.L229]=&quot;&quot;;0;1) + IF([.M229]=&quot;&quot;;0;1) + IF([.J22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ennisLeague</text:p>
          </table:table-cell>
          <table:table-cell table:style-name="ce8"/>
          <table:table-cell table:style-name="ce17"/>
          <table:table-cell table:style-name="ce17" office:value-type="string">
            <text:p>TennisLeague</text:p>
          </table:table-cell>
          <table:table-cell table:number-columns-repeated="2" table:style-name="ce17"/>
          <table:table-cell table:style-name="ce17" office:value-type="string">
            <text:p>TennisLeague</text:p>
          </table:table-cell>
          <table:table-cell table:number-columns-repeated="6" table:style-name="ce17"/>
          <table:table-cell table:style-name="ce17"/>
          <table:table-cell table:style-name="ce18" table:formula="of:=IF([.C230]=&quot;&quot;;0;1) + IF([.D230]=&quot;&quot;;0;1) + IF([.E230]=&quot;&quot;;0;1) + IF([.F230]=&quot;&quot;;0;1) + IF([.G230]=&quot;&quot;;0;1) + IF([.H230]=&quot;&quot;;0;1) + IF([.I230]=&quot;&quot;;0;1) + IF([.K230]=&quot;&quot;;0;1) + IF([.L230]=&quot;&quot;;0;1) + IF([.M230]=&quot;&quot;;0;1) + IF([.J23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adioControlledRacingLeague</text:p>
          </table:table-cell>
          <table:table-cell table:style-name="ce8"/>
          <table:table-cell table:style-name="ce17"/>
          <table:table-cell table:style-name="ce17" office:value-type="string">
            <text:p>Radio-controlledRacingLeague</text:p>
          </table:table-cell>
          <table:table-cell table:number-columns-repeated="2" table:style-name="ce17"/>
          <table:table-cell table:style-name="ce17" office:value-type="string">
            <text:p>Radio-controlledRacingLeague</text:p>
          </table:table-cell>
          <table:table-cell table:number-columns-repeated="6" table:style-name="ce17"/>
          <table:table-cell table:style-name="ce17"/>
          <table:table-cell table:style-name="ce18" table:formula="of:=IF([.C231]=&quot;&quot;;0;1) + IF([.D231]=&quot;&quot;;0;1) + IF([.E231]=&quot;&quot;;0;1) + IF([.F231]=&quot;&quot;;0;1) + IF([.G231]=&quot;&quot;;0;1) + IF([.H231]=&quot;&quot;;0;1) + IF([.I231]=&quot;&quot;;0;1) + IF([.K231]=&quot;&quot;;0;1) + IF([.L231]=&quot;&quot;;0;1) + IF([.M231]=&quot;&quot;;0;1) + IF([.J23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xingLeague</text:p>
          </table:table-cell>
          <table:table-cell table:style-name="ce8"/>
          <table:table-cell table:style-name="ce17"/>
          <table:table-cell table:style-name="ce17" office:value-type="string">
            <text:p>BoxingLeague</text:p>
          </table:table-cell>
          <table:table-cell table:number-columns-repeated="2" table:style-name="ce17"/>
          <table:table-cell table:style-name="ce17" office:value-type="string">
            <text:p>BoxingLeague</text:p>
          </table:table-cell>
          <table:table-cell table:number-columns-repeated="6" table:style-name="ce17"/>
          <table:table-cell table:style-name="ce17"/>
          <table:table-cell table:style-name="ce18" table:formula="of:=IF([.C232]=&quot;&quot;;0;1) + IF([.D232]=&quot;&quot;;0;1) + IF([.E232]=&quot;&quot;;0;1) + IF([.F232]=&quot;&quot;;0;1) + IF([.G232]=&quot;&quot;;0;1) + IF([.H232]=&quot;&quot;;0;1) + IF([.I232]=&quot;&quot;;0;1) + IF([.K232]=&quot;&quot;;0;1) + IF([.L232]=&quot;&quot;;0;1) + IF([.M232]=&quot;&quot;;0;1) + IF([.J23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ustralianFootballLeague</text:p>
          </table:table-cell>
          <table:table-cell table:style-name="ce8"/>
          <table:table-cell table:style-name="ce17"/>
          <table:table-cell table:style-name="ce17" office:value-type="string">
            <text:p>AustralianFootballLeague</text:p>
          </table:table-cell>
          <table:table-cell table:number-columns-repeated="2" table:style-name="ce17"/>
          <table:table-cell table:style-name="ce17" office:value-type="string">
            <text:p>AustralianFootballLeague</text:p>
          </table:table-cell>
          <table:table-cell table:number-columns-repeated="6" table:style-name="ce17"/>
          <table:table-cell table:style-name="ce17"/>
          <table:table-cell table:style-name="ce18" table:formula="of:=IF([.C233]=&quot;&quot;;0;1) + IF([.D233]=&quot;&quot;;0;1) + IF([.E233]=&quot;&quot;;0;1) + IF([.F233]=&quot;&quot;;0;1) + IF([.G233]=&quot;&quot;;0;1) + IF([.H233]=&quot;&quot;;0;1) + IF([.I233]=&quot;&quot;;0;1) + IF([.K233]=&quot;&quot;;0;1) + IF([.L233]=&quot;&quot;;0;1) + IF([.M233]=&quot;&quot;;0;1) + IF([.J23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ootballOrganization</text:p>
          </table:table-cell>
          <table:table-cell table:style-name="ce8"/>
          <table:table-cell table:style-name="ce17"/>
          <table:table-cell table:style-name="ce17" office:value-type="string">
            <text:p>FootballOrganization</text:p>
          </table:table-cell>
          <table:table-cell table:number-columns-repeated="2" table:style-name="ce17"/>
          <table:table-cell table:style-name="ce17" office:value-type="string">
            <text:p>FootballOrganization</text:p>
          </table:table-cell>
          <table:table-cell table:number-columns-repeated="6" table:style-name="ce17"/>
          <table:table-cell table:style-name="ce17"/>
          <table:table-cell table:style-name="ce18" table:formula="of:=IF([.C234]=&quot;&quot;;0;1) + IF([.D234]=&quot;&quot;;0;1) + IF([.E234]=&quot;&quot;;0;1) + IF([.F234]=&quot;&quot;;0;1) + IF([.G234]=&quot;&quot;;0;1) + IF([.H234]=&quot;&quot;;0;1) + IF([.I234]=&quot;&quot;;0;1) + IF([.K234]=&quot;&quot;;0;1) + IF([.L234]=&quot;&quot;;0;1) + IF([.M234]=&quot;&quot;;0;1) + IF([.J23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anadianFootballTeam</text:p>
          </table:table-cell>
          <table:table-cell table:style-name="ce8"/>
          <table:table-cell table:style-name="ce17"/>
          <table:table-cell table:style-name="ce17" office:value-type="string">
            <text:p>CanadianFootballTeam</text:p>
          </table:table-cell>
          <table:table-cell table:number-columns-repeated="2" table:style-name="ce17"/>
          <table:table-cell table:style-name="ce17" office:value-type="string">
            <text:p>CanadianFootballTeam</text:p>
          </table:table-cell>
          <table:table-cell table:number-columns-repeated="6" table:style-name="ce17"/>
          <table:table-cell table:style-name="ce17"/>
          <table:table-cell table:style-name="ce18" table:formula="of:=IF([.C235]=&quot;&quot;;0;1) + IF([.D235]=&quot;&quot;;0;1) + IF([.E235]=&quot;&quot;;0;1) + IF([.F235]=&quot;&quot;;0;1) + IF([.G235]=&quot;&quot;;0;1) + IF([.H235]=&quot;&quot;;0;1) + IF([.I235]=&quot;&quot;;0;1) + IF([.K235]=&quot;&quot;;0;1) + IF([.L235]=&quot;&quot;;0;1) + IF([.M235]=&quot;&quot;;0;1) + IF([.J23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ockeyTeam</text:p>
          </table:table-cell>
          <table:table-cell table:style-name="ce8"/>
          <table:table-cell table:style-name="ce17"/>
          <table:table-cell table:style-name="ce17" office:value-type="string">
            <text:p>HockeyTeam</text:p>
          </table:table-cell>
          <table:table-cell table:number-columns-repeated="2" table:style-name="ce17"/>
          <table:table-cell table:style-name="ce17" office:value-type="string">
            <text:p>HockeyTeam</text:p>
          </table:table-cell>
          <table:table-cell table:number-columns-repeated="6" table:style-name="ce17"/>
          <table:table-cell table:style-name="ce17"/>
          <table:table-cell table:style-name="ce18" table:formula="of:=IF([.C236]=&quot;&quot;;0;1) + IF([.D236]=&quot;&quot;;0;1) + IF([.E236]=&quot;&quot;;0;1) + IF([.F236]=&quot;&quot;;0;1) + IF([.G236]=&quot;&quot;;0;1) + IF([.H236]=&quot;&quot;;0;1) + IF([.I236]=&quot;&quot;;0;1) + IF([.K236]=&quot;&quot;;0;1) + IF([.L236]=&quot;&quot;;0;1) + IF([.M236]=&quot;&quot;;0;1) + IF([.J23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mericanFootballTeam</text:p>
          </table:table-cell>
          <table:table-cell table:style-name="ce8"/>
          <table:table-cell table:style-name="ce17"/>
          <table:table-cell table:style-name="ce17" office:value-type="string">
            <text:p>AmericanFootballTeam</text:p>
          </table:table-cell>
          <table:table-cell table:number-columns-repeated="2" table:style-name="ce17"/>
          <table:table-cell table:style-name="ce17" office:value-type="string">
            <text:p>AmericanFootballTeam</text:p>
          </table:table-cell>
          <table:table-cell table:number-columns-repeated="6" table:style-name="ce17"/>
          <table:table-cell table:style-name="ce17"/>
          <table:table-cell table:style-name="ce18" table:formula="of:=IF([.C237]=&quot;&quot;;0;1) + IF([.D237]=&quot;&quot;;0;1) + IF([.E237]=&quot;&quot;;0;1) + IF([.F237]=&quot;&quot;;0;1) + IF([.G237]=&quot;&quot;;0;1) + IF([.H237]=&quot;&quot;;0;1) + IF([.I237]=&quot;&quot;;0;1) + IF([.K237]=&quot;&quot;;0;1) + IF([.L237]=&quot;&quot;;0;1) + IF([.M237]=&quot;&quot;;0;1) + IF([.J23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llege</text:p>
          </table:table-cell>
          <table:table-cell table:style-name="ce8"/>
          <table:table-cell table:style-name="ce17"/>
          <table:table-cell table:style-name="ce17" office:value-type="string">
            <text:p>College</text:p>
          </table:table-cell>
          <table:table-cell table:number-columns-repeated="2" table:style-name="ce17"/>
          <table:table-cell table:style-name="ce17" office:value-type="string">
            <text:p>College</text:p>
          </table:table-cell>
          <table:table-cell table:number-columns-repeated="6" table:style-name="ce17"/>
          <table:table-cell table:style-name="ce17"/>
          <table:table-cell table:style-name="ce18" table:formula="of:=IF([.C238]=&quot;&quot;;0;1) + IF([.D238]=&quot;&quot;;0;1) + IF([.E238]=&quot;&quot;;0;1) + IF([.F238]=&quot;&quot;;0;1) + IF([.G238]=&quot;&quot;;0;1) + IF([.H238]=&quot;&quot;;0;1) + IF([.I238]=&quot;&quot;;0;1) + IF([.K238]=&quot;&quot;;0;1) + IF([.L238]=&quot;&quot;;0;1) + IF([.M238]=&quot;&quot;;0;1) + IF([.J23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chool</text:p>
          </table:table-cell>
          <table:table-cell table:style-name="ce8"/>
          <table:table-cell table:style-name="ce17"/>
          <table:table-cell table:style-name="ce17" office:value-type="string">
            <text:p>School</text:p>
          </table:table-cell>
          <table:table-cell table:number-columns-repeated="2" table:style-name="ce17"/>
          <table:table-cell table:style-name="ce17" office:value-type="string">
            <text:p>School</text:p>
          </table:table-cell>
          <table:table-cell table:number-columns-repeated="6" table:style-name="ce17"/>
          <table:table-cell table:style-name="ce17"/>
          <table:table-cell table:style-name="ce18" table:formula="of:=IF([.C239]=&quot;&quot;;0;1) + IF([.D239]=&quot;&quot;;0;1) + IF([.E239]=&quot;&quot;;0;1) + IF([.F239]=&quot;&quot;;0;1) + IF([.G239]=&quot;&quot;;0;1) + IF([.H239]=&quot;&quot;;0;1) + IF([.I239]=&quot;&quot;;0;1) + IF([.K239]=&quot;&quot;;0;1) + IF([.L239]=&quot;&quot;;0;1) + IF([.M239]=&quot;&quot;;0;1) + IF([.J23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utomobileCompany</text:p>
          </table:table-cell>
          <table:table-cell table:style-name="ce8"/>
          <table:table-cell table:style-name="ce17" office:value-type="string">
            <text:p>AutomobileCompany</text:p>
          </table:table-cell>
          <table:table-cell table:number-columns-repeated="2" table:style-name="ce17"/>
          <table:table-cell table:style-name="ce17" office:value-type="string">
            <text:p>CAR_COMPANY</text:p>
          </table:table-cell>
          <table:table-cell table:number-columns-repeated="7" table:style-name="ce17"/>
          <table:table-cell table:style-name="ce17"/>
          <table:table-cell table:style-name="ce18" table:formula="of:=IF([.C240]=&quot;&quot;;0;1) + IF([.D240]=&quot;&quot;;0;1) + IF([.E240]=&quot;&quot;;0;1) + IF([.F240]=&quot;&quot;;0;1) + IF([.G240]=&quot;&quot;;0;1) + IF([.H240]=&quot;&quot;;0;1) + IF([.I240]=&quot;&quot;;0;1) + IF([.K240]=&quot;&quot;;0;1) + IF([.L240]=&quot;&quot;;0;1) + IF([.M240]=&quot;&quot;;0;1) + IF([.J24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cordLabel</text:p>
          </table:table-cell>
          <table:table-cell table:style-name="ce8"/>
          <table:table-cell table:style-name="ce17" office:value-type="string">
            <text:p>RecordLabel</text:p>
          </table:table-cell>
          <table:table-cell table:number-columns-repeated="9" table:style-name="ce17"/>
          <table:table-cell table:style-name="ce17" office:value-type="string">
            <text:p>record_label</text:p>
          </table:table-cell>
          <table:table-cell table:style-name="ce17"/>
          <table:table-cell table:style-name="ce18" table:formula="of:=IF([.C241]=&quot;&quot;;0;1) + IF([.D241]=&quot;&quot;;0;1) + IF([.E241]=&quot;&quot;;0;1) + IF([.F241]=&quot;&quot;;0;1) + IF([.G241]=&quot;&quot;;0;1) + IF([.H241]=&quot;&quot;;0;1) + IF([.I241]=&quot;&quot;;0;1) + IF([.K241]=&quot;&quot;;0;1) + IF([.L241]=&quot;&quot;;0;1) + IF([.M241]=&quot;&quot;;0;1) + IF([.J24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Network</text:p>
          </table:table-cell>
          <table:table-cell table:style-name="ce8"/>
          <table:table-cell table:style-name="ce17" office:value-type="string">
            <text:p>TVNetwork</text:p>
          </table:table-cell>
          <table:table-cell table:number-columns-repeated="2" table:style-name="ce17"/>
          <table:table-cell table:style-name="ce17" office:value-type="string">
            <text:p>TV_NETWORK</text:p>
          </table:table-cell>
          <table:table-cell table:number-columns-repeated="7" table:style-name="ce17"/>
          <table:table-cell table:style-name="ce17"/>
          <table:table-cell table:style-name="ce18" table:formula="of:=IF([.C242]=&quot;&quot;;0;1) + IF([.D242]=&quot;&quot;;0;1) + IF([.E242]=&quot;&quot;;0;1) + IF([.F242]=&quot;&quot;;0;1) + IF([.G242]=&quot;&quot;;0;1) + IF([.H242]=&quot;&quot;;0;1) + IF([.I242]=&quot;&quot;;0;1) + IF([.K242]=&quot;&quot;;0;1) + IF([.L242]=&quot;&quot;;0;1) + IF([.M242]=&quot;&quot;;0;1) + IF([.J24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ineProducer</text:p>
          </table:table-cell>
          <table:table-cell table:style-name="ce8"/>
          <table:table-cell table:style-name="ce17" office:value-type="string">
            <text:p>WineProducer</text:p>
          </table:table-cell>
          <table:table-cell table:number-columns-repeated="9" table:style-name="ce17"/>
          <table:table-cell table:style-name="ce17" office:value-type="string">
            <text:p>wine_producer</text:p>
          </table:table-cell>
          <table:table-cell table:style-name="ce17"/>
          <table:table-cell table:style-name="ce18" table:formula="of:=IF([.C243]=&quot;&quot;;0;1) + IF([.D243]=&quot;&quot;;0;1) + IF([.E243]=&quot;&quot;;0;1) + IF([.F243]=&quot;&quot;;0;1) + IF([.G243]=&quot;&quot;;0;1) + IF([.H243]=&quot;&quot;;0;1) + IF([.I243]=&quot;&quot;;0;1) + IF([.K243]=&quot;&quot;;0;1) + IF([.L243]=&quot;&quot;;0;1) + IF([.M243]=&quot;&quot;;0;1) + IF([.J24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eopoliticalOrganisation</text:p>
          </table:table-cell>
          <table:table-cell table:style-name="ce8"/>
          <table:table-cell table:style-name="ce17"/>
          <table:table-cell table:style-name="ce17" office:value-type="string">
            <text:p>GeopoliticalOrganisation</text:p>
          </table:table-cell>
          <table:table-cell table:number-columns-repeated="2" table:style-name="ce17"/>
          <table:table-cell table:style-name="ce17" office:value-type="string">
            <text:p>GeopoliticalOrganisation</text:p>
          </table:table-cell>
          <table:table-cell table:number-columns-repeated="6" table:style-name="ce17"/>
          <table:table-cell table:style-name="ce17"/>
          <table:table-cell table:style-name="ce18" table:formula="of:=IF([.C244]=&quot;&quot;;0;1) + IF([.D244]=&quot;&quot;;0;1) + IF([.E244]=&quot;&quot;;0;1) + IF([.F244]=&quot;&quot;;0;1) + IF([.G244]=&quot;&quot;;0;1) + IF([.H244]=&quot;&quot;;0;1) + IF([.I244]=&quot;&quot;;0;1) + IF([.K244]=&quot;&quot;;0;1) + IF([.L244]=&quot;&quot;;0;1) + IF([.M244]=&quot;&quot;;0;1) + IF([.J24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aceStation</text:p>
          </table:table-cell>
          <table:table-cell table:style-name="ce8"/>
          <table:table-cell table:style-name="ce17"/>
          <table:table-cell table:style-name="ce17" office:value-type="string">
            <text:p>SpaceStation</text:p>
          </table:table-cell>
          <table:table-cell table:number-columns-repeated="2" table:style-name="ce17"/>
          <table:table-cell table:style-name="ce17" office:value-type="string">
            <text:p>SpaceStation</text:p>
          </table:table-cell>
          <table:table-cell table:number-columns-repeated="6" table:style-name="ce17"/>
          <table:table-cell table:style-name="ce17"/>
          <table:table-cell table:style-name="ce18" table:formula="of:=IF([.C245]=&quot;&quot;;0;1) + IF([.D245]=&quot;&quot;;0;1) + IF([.E245]=&quot;&quot;;0;1) + IF([.F245]=&quot;&quot;;0;1) + IF([.G245]=&quot;&quot;;0;1) + IF([.H245]=&quot;&quot;;0;1) + IF([.I245]=&quot;&quot;;0;1) + IF([.K245]=&quot;&quot;;0;1) + IF([.L245]=&quot;&quot;;0;1) + IF([.M245]=&quot;&quot;;0;1) + IF([.J24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hip</text:p>
          </table:table-cell>
          <table:table-cell table:style-name="ce8"/>
          <table:table-cell table:style-name="ce17"/>
          <table:table-cell table:style-name="ce17" office:value-type="string">
            <text:p>Ship</text:p>
          </table:table-cell>
          <table:table-cell table:number-columns-repeated="2" table:style-name="ce17"/>
          <table:table-cell table:style-name="ce17" office:value-type="string">
            <text:p>Ship</text:p>
          </table:table-cell>
          <table:table-cell table:number-columns-repeated="6" table:style-name="ce17"/>
          <table:table-cell table:style-name="ce17"/>
          <table:table-cell table:style-name="ce18" table:formula="of:=IF([.C246]=&quot;&quot;;0;1) + IF([.D246]=&quot;&quot;;0;1) + IF([.E246]=&quot;&quot;;0;1) + IF([.F246]=&quot;&quot;;0;1) + IF([.G246]=&quot;&quot;;0;1) + IF([.H246]=&quot;&quot;;0;1) + IF([.I246]=&quot;&quot;;0;1) + IF([.K246]=&quot;&quot;;0;1) + IF([.L246]=&quot;&quot;;0;1) + IF([.M246]=&quot;&quot;;0;1) + IF([.J24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ocket</text:p>
          </table:table-cell>
          <table:table-cell table:style-name="ce8"/>
          <table:table-cell table:style-name="ce17"/>
          <table:table-cell table:style-name="ce17" office:value-type="string">
            <text:p>Rocket</text:p>
          </table:table-cell>
          <table:table-cell table:number-columns-repeated="2" table:style-name="ce17"/>
          <table:table-cell table:style-name="ce17" office:value-type="string">
            <text:p>Rocket</text:p>
          </table:table-cell>
          <table:table-cell table:number-columns-repeated="6" table:style-name="ce17"/>
          <table:table-cell table:style-name="ce17"/>
          <table:table-cell table:style-name="ce18" table:formula="of:=IF([.C247]=&quot;&quot;;0;1) + IF([.D247]=&quot;&quot;;0;1) + IF([.E247]=&quot;&quot;;0;1) + IF([.F247]=&quot;&quot;;0;1) + IF([.G247]=&quot;&quot;;0;1) + IF([.H247]=&quot;&quot;;0;1) + IF([.I247]=&quot;&quot;;0;1) + IF([.K247]=&quot;&quot;;0;1) + IF([.L247]=&quot;&quot;;0;1) + IF([.M247]=&quot;&quot;;0;1) + IF([.J24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aceShuttle</text:p>
          </table:table-cell>
          <table:table-cell table:style-name="ce8"/>
          <table:table-cell table:style-name="ce17"/>
          <table:table-cell table:style-name="ce17" office:value-type="string">
            <text:p>SpaceShuttle</text:p>
          </table:table-cell>
          <table:table-cell table:number-columns-repeated="2" table:style-name="ce17"/>
          <table:table-cell table:style-name="ce17" office:value-type="string">
            <text:p>SpaceShuttle</text:p>
          </table:table-cell>
          <table:table-cell table:number-columns-repeated="6" table:style-name="ce17"/>
          <table:table-cell table:style-name="ce17"/>
          <table:table-cell table:style-name="ce18" table:formula="of:=IF([.C248]=&quot;&quot;;0;1) + IF([.D248]=&quot;&quot;;0;1) + IF([.E248]=&quot;&quot;;0;1) + IF([.F248]=&quot;&quot;;0;1) + IF([.G248]=&quot;&quot;;0;1) + IF([.H248]=&quot;&quot;;0;1) + IF([.I248]=&quot;&quot;;0;1) + IF([.K248]=&quot;&quot;;0;1) + IF([.L248]=&quot;&quot;;0;1) + IF([.M248]=&quot;&quot;;0;1) + IF([.J24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utomobileEngine</text:p>
          </table:table-cell>
          <table:table-cell table:style-name="ce8"/>
          <table:table-cell table:style-name="ce17"/>
          <table:table-cell table:style-name="ce17" office:value-type="string">
            <text:p>AutomobileEngine</text:p>
          </table:table-cell>
          <table:table-cell table:number-columns-repeated="2" table:style-name="ce17"/>
          <table:table-cell table:style-name="ce17" office:value-type="string">
            <text:p>AutomobileEngine</text:p>
          </table:table-cell>
          <table:table-cell table:number-columns-repeated="6" table:style-name="ce17"/>
          <table:table-cell table:style-name="ce17"/>
          <table:table-cell table:style-name="ce18" table:formula="of:=IF([.C249]=&quot;&quot;;0;1) + IF([.D249]=&quot;&quot;;0;1) + IF([.E249]=&quot;&quot;;0;1) + IF([.F249]=&quot;&quot;;0;1) + IF([.G249]=&quot;&quot;;0;1) + IF([.H249]=&quot;&quot;;0;1) + IF([.I249]=&quot;&quot;;0;1) + IF([.K249]=&quot;&quot;;0;1) + IF([.L249]=&quot;&quot;;0;1) + IF([.M249]=&quot;&quot;;0;1) + IF([.J24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cle</text:p>
          </table:table-cell>
          <table:table-cell table:style-name="ce8"/>
          <table:table-cell table:style-name="ce17"/>
          <table:table-cell table:style-name="ce17" office:value-type="string">
            <text:p>Muscle</text:p>
          </table:table-cell>
          <table:table-cell table:number-columns-repeated="2" table:style-name="ce17"/>
          <table:table-cell table:style-name="ce17" office:value-type="string">
            <text:p>Muscle</text:p>
          </table:table-cell>
          <table:table-cell table:number-columns-repeated="6" table:style-name="ce17"/>
          <table:table-cell table:style-name="ce17"/>
          <table:table-cell table:style-name="ce18" table:formula="of:=IF([.C250]=&quot;&quot;;0;1) + IF([.D250]=&quot;&quot;;0;1) + IF([.E250]=&quot;&quot;;0;1) + IF([.F250]=&quot;&quot;;0;1) + IF([.G250]=&quot;&quot;;0;1) + IF([.H250]=&quot;&quot;;0;1) + IF([.I250]=&quot;&quot;;0;1) + IF([.K250]=&quot;&quot;;0;1) + IF([.L250]=&quot;&quot;;0;1) + IF([.M250]=&quot;&quot;;0;1) + IF([.J25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rain</text:p>
          </table:table-cell>
          <table:table-cell table:style-name="ce8"/>
          <table:table-cell table:style-name="ce17"/>
          <table:table-cell table:style-name="ce17" office:value-type="string">
            <text:p>Brain</text:p>
          </table:table-cell>
          <table:table-cell table:number-columns-repeated="2" table:style-name="ce17"/>
          <table:table-cell table:style-name="ce17" office:value-type="string">
            <text:p>Brain</text:p>
          </table:table-cell>
          <table:table-cell table:number-columns-repeated="6" table:style-name="ce17"/>
          <table:table-cell table:style-name="ce17"/>
          <table:table-cell table:style-name="ce18" table:formula="of:=IF([.C251]=&quot;&quot;;0;1) + IF([.D251]=&quot;&quot;;0;1) + IF([.E251]=&quot;&quot;;0;1) + IF([.F251]=&quot;&quot;;0;1) + IF([.G251]=&quot;&quot;;0;1) + IF([.H251]=&quot;&quot;;0;1) + IF([.I251]=&quot;&quot;;0;1) + IF([.K251]=&quot;&quot;;0;1) + IF([.L251]=&quot;&quot;;0;1) + IF([.M251]=&quot;&quot;;0;1) + IF([.J25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mbryology</text:p>
          </table:table-cell>
          <table:table-cell table:style-name="ce8"/>
          <table:table-cell table:style-name="ce17"/>
          <table:table-cell table:style-name="ce17" office:value-type="string">
            <text:p>Embryology</text:p>
          </table:table-cell>
          <table:table-cell table:number-columns-repeated="2" table:style-name="ce17"/>
          <table:table-cell table:style-name="ce17" office:value-type="string">
            <text:p>Embryology</text:p>
          </table:table-cell>
          <table:table-cell table:number-columns-repeated="6" table:style-name="ce17"/>
          <table:table-cell table:style-name="ce17"/>
          <table:table-cell table:style-name="ce18" table:formula="of:=IF([.C252]=&quot;&quot;;0;1) + IF([.D252]=&quot;&quot;;0;1) + IF([.E252]=&quot;&quot;;0;1) + IF([.F252]=&quot;&quot;;0;1) + IF([.G252]=&quot;&quot;;0;1) + IF([.H252]=&quot;&quot;;0;1) + IF([.I252]=&quot;&quot;;0;1) + IF([.K252]=&quot;&quot;;0;1) + IF([.L252]=&quot;&quot;;0;1) + IF([.M252]=&quot;&quot;;0;1) + IF([.J25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ymph</text:p>
          </table:table-cell>
          <table:table-cell table:style-name="ce8"/>
          <table:table-cell table:style-name="ce17"/>
          <table:table-cell table:style-name="ce17" office:value-type="string">
            <text:p>Lymph</text:p>
          </table:table-cell>
          <table:table-cell table:number-columns-repeated="2" table:style-name="ce17"/>
          <table:table-cell table:style-name="ce17" office:value-type="string">
            <text:p>Lymph</text:p>
          </table:table-cell>
          <table:table-cell table:number-columns-repeated="6" table:style-name="ce17"/>
          <table:table-cell table:style-name="ce17"/>
          <table:table-cell table:style-name="ce18" table:formula="of:=IF([.C253]=&quot;&quot;;0;1) + IF([.D253]=&quot;&quot;;0;1) + IF([.E253]=&quot;&quot;;0;1) + IF([.F253]=&quot;&quot;;0;1) + IF([.G253]=&quot;&quot;;0;1) + IF([.H253]=&quot;&quot;;0;1) + IF([.I253]=&quot;&quot;;0;1) + IF([.K253]=&quot;&quot;;0;1) + IF([.L253]=&quot;&quot;;0;1) + IF([.M253]=&quot;&quot;;0;1) + IF([.J25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ne</text:p>
          </table:table-cell>
          <table:table-cell table:style-name="ce8"/>
          <table:table-cell table:style-name="ce17"/>
          <table:table-cell table:style-name="ce17" office:value-type="string">
            <text:p>Bone</text:p>
          </table:table-cell>
          <table:table-cell table:number-columns-repeated="2" table:style-name="ce17"/>
          <table:table-cell table:style-name="ce17" office:value-type="string">
            <text:p>Bone</text:p>
          </table:table-cell>
          <table:table-cell table:number-columns-repeated="6" table:style-name="ce17"/>
          <table:table-cell table:style-name="ce17"/>
          <table:table-cell table:style-name="ce18" table:formula="of:=IF([.C254]=&quot;&quot;;0;1) + IF([.D254]=&quot;&quot;;0;1) + IF([.E254]=&quot;&quot;;0;1) + IF([.F254]=&quot;&quot;;0;1) + IF([.G254]=&quot;&quot;;0;1) + IF([.H254]=&quot;&quot;;0;1) + IF([.I254]=&quot;&quot;;0;1) + IF([.K254]=&quot;&quot;;0;1) + IF([.L254]=&quot;&quot;;0;1) + IF([.M254]=&quot;&quot;;0;1) + IF([.J25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rtery</text:p>
          </table:table-cell>
          <table:table-cell table:style-name="ce8"/>
          <table:table-cell table:style-name="ce17"/>
          <table:table-cell table:style-name="ce17" office:value-type="string">
            <text:p>Artery</text:p>
          </table:table-cell>
          <table:table-cell table:number-columns-repeated="2" table:style-name="ce17"/>
          <table:table-cell table:style-name="ce17" office:value-type="string">
            <text:p>Artery</text:p>
          </table:table-cell>
          <table:table-cell table:number-columns-repeated="6" table:style-name="ce17"/>
          <table:table-cell table:style-name="ce17"/>
          <table:table-cell table:style-name="ce18" table:formula="of:=IF([.C255]=&quot;&quot;;0;1) + IF([.D255]=&quot;&quot;;0;1) + IF([.E255]=&quot;&quot;;0;1) + IF([.F255]=&quot;&quot;;0;1) + IF([.G255]=&quot;&quot;;0;1) + IF([.H255]=&quot;&quot;;0;1) + IF([.I255]=&quot;&quot;;0;1) + IF([.K255]=&quot;&quot;;0;1) + IF([.L255]=&quot;&quot;;0;1) + IF([.M255]=&quot;&quot;;0;1) + IF([.J25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erve</text:p>
          </table:table-cell>
          <table:table-cell table:style-name="ce8"/>
          <table:table-cell table:style-name="ce17"/>
          <table:table-cell table:style-name="ce17" office:value-type="string">
            <text:p>Nerve</text:p>
          </table:table-cell>
          <table:table-cell table:number-columns-repeated="2" table:style-name="ce17"/>
          <table:table-cell table:style-name="ce17" office:value-type="string">
            <text:p>Nerve</text:p>
          </table:table-cell>
          <table:table-cell table:number-columns-repeated="6" table:style-name="ce17"/>
          <table:table-cell table:style-name="ce17"/>
          <table:table-cell table:style-name="ce18" table:formula="of:=IF([.C256]=&quot;&quot;;0;1) + IF([.D256]=&quot;&quot;;0;1) + IF([.E256]=&quot;&quot;;0;1) + IF([.F256]=&quot;&quot;;0;1) + IF([.G256]=&quot;&quot;;0;1) + IF([.H256]=&quot;&quot;;0;1) + IF([.I256]=&quot;&quot;;0;1) + IF([.K256]=&quot;&quot;;0;1) + IF([.L256]=&quot;&quot;;0;1) + IF([.M256]=&quot;&quot;;0;1) + IF([.J25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ein</text:p>
          </table:table-cell>
          <table:table-cell table:style-name="ce8"/>
          <table:table-cell table:style-name="ce17"/>
          <table:table-cell table:style-name="ce17" office:value-type="string">
            <text:p>Vein</text:p>
          </table:table-cell>
          <table:table-cell table:number-columns-repeated="2" table:style-name="ce17"/>
          <table:table-cell table:style-name="ce17" office:value-type="string">
            <text:p>Vein</text:p>
          </table:table-cell>
          <table:table-cell table:number-columns-repeated="6" table:style-name="ce17"/>
          <table:table-cell table:style-name="ce17"/>
          <table:table-cell table:style-name="ce18" table:formula="of:=IF([.C257]=&quot;&quot;;0;1) + IF([.D257]=&quot;&quot;;0;1) + IF([.E257]=&quot;&quot;;0;1) + IF([.F257]=&quot;&quot;;0;1) + IF([.G257]=&quot;&quot;;0;1) + IF([.H257]=&quot;&quot;;0;1) + IF([.I257]=&quot;&quot;;0;1) + IF([.K257]=&quot;&quot;;0;1) + IF([.L257]=&quot;&quot;;0;1) + IF([.M257]=&quot;&quot;;0;1) + IF([.J25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nniversary</text:p>
          </table:table-cell>
          <table:table-cell table:style-name="ce8"/>
          <table:table-cell table:style-name="ce17" office:value-type="string">
            <text:p>Anniversary</text:p>
          </table:table-cell>
          <table:table-cell table:number-columns-repeated="4" table:style-name="ce17"/>
          <table:table-cell table:style-name="ce17" office:value-type="string">
            <text:p>Anniversary</text:p>
          </table:table-cell>
          <table:table-cell table:number-columns-repeated="5" table:style-name="ce17"/>
          <table:table-cell table:style-name="ce17"/>
          <table:table-cell table:style-name="ce18" table:formula="of:=IF([.C258]=&quot;&quot;;0;1) + IF([.D258]=&quot;&quot;;0;1) + IF([.E258]=&quot;&quot;;0;1) + IF([.F258]=&quot;&quot;;0;1) + IF([.G258]=&quot;&quot;;0;1) + IF([.H258]=&quot;&quot;;0;1) + IF([.I258]=&quot;&quot;;0;1) + IF([.K258]=&quot;&quot;;0;1) + IF([.L258]=&quot;&quot;;0;1) + IF([.M258]=&quot;&quot;;0;1) + IF([.J25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nvention</text:p>
          </table:table-cell>
          <table:table-cell table:style-name="ce8"/>
          <table:table-cell table:style-name="ce17"/>
          <table:table-cell table:style-name="ce17" office:value-type="string">
            <text:p>Convention</text:p>
          </table:table-cell>
          <table:table-cell table:number-columns-repeated="2" table:style-name="ce17"/>
          <table:table-cell table:style-name="ce17" office:value-type="string">
            <text:p>Convention</text:p>
          </table:table-cell>
          <table:table-cell table:number-columns-repeated="6" table:style-name="ce17"/>
          <table:table-cell table:style-name="ce17"/>
          <table:table-cell table:style-name="ce18" table:formula="of:=IF([.C259]=&quot;&quot;;0;1) + IF([.D259]=&quot;&quot;;0;1) + IF([.E259]=&quot;&quot;;0;1) + IF([.F259]=&quot;&quot;;0;1) + IF([.G259]=&quot;&quot;;0;1) + IF([.H259]=&quot;&quot;;0;1) + IF([.I259]=&quot;&quot;;0;1) + IF([.K259]=&quot;&quot;;0;1) + IF([.L259]=&quot;&quot;;0;1) + IF([.M259]=&quot;&quot;;0;1) + IF([.J25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aceMission</text:p>
          </table:table-cell>
          <table:table-cell table:style-name="ce8"/>
          <table:table-cell table:style-name="ce17"/>
          <table:table-cell table:style-name="ce17" office:value-type="string">
            <text:p>SpaceMission</text:p>
          </table:table-cell>
          <table:table-cell table:number-columns-repeated="2" table:style-name="ce17"/>
          <table:table-cell table:style-name="ce17" office:value-type="string">
            <text:p>SpaceMission</text:p>
          </table:table-cell>
          <table:table-cell table:number-columns-repeated="6" table:style-name="ce17"/>
          <table:table-cell table:style-name="ce17"/>
          <table:table-cell table:style-name="ce18" table:formula="of:=IF([.C260]=&quot;&quot;;0;1) + IF([.D260]=&quot;&quot;;0;1) + IF([.E260]=&quot;&quot;;0;1) + IF([.F260]=&quot;&quot;;0;1) + IF([.G260]=&quot;&quot;;0;1) + IF([.H260]=&quot;&quot;;0;1) + IF([.I260]=&quot;&quot;;0;1) + IF([.K260]=&quot;&quot;;0;1) + IF([.L260]=&quot;&quot;;0;1) + IF([.M260]=&quot;&quot;;0;1) + IF([.J26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YearInSpaceflight</text:p>
          </table:table-cell>
          <table:table-cell table:style-name="ce8"/>
          <table:table-cell table:style-name="ce17"/>
          <table:table-cell table:style-name="ce17" office:value-type="string">
            <text:p>YearInSpaceflight</text:p>
          </table:table-cell>
          <table:table-cell table:number-columns-repeated="2" table:style-name="ce17"/>
          <table:table-cell table:style-name="ce17" office:value-type="string">
            <text:p>YearInSpaceflight</text:p>
          </table:table-cell>
          <table:table-cell table:number-columns-repeated="6" table:style-name="ce17"/>
          <table:table-cell table:style-name="ce17"/>
          <table:table-cell table:style-name="ce18" table:formula="of:=IF([.C261]=&quot;&quot;;0;1) + IF([.D261]=&quot;&quot;;0;1) + IF([.E261]=&quot;&quot;;0;1) + IF([.F261]=&quot;&quot;;0;1) + IF([.G261]=&quot;&quot;;0;1) + IF([.H261]=&quot;&quot;;0;1) + IF([.I261]=&quot;&quot;;0;1) + IF([.K261]=&quot;&quot;;0;1) + IF([.L261]=&quot;&quot;;0;1) + IF([.M261]=&quot;&quot;;0;1) + IF([.J26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Festival</text:p>
          </table:table-cell>
          <table:table-cell table:style-name="ce8"/>
          <table:table-cell table:style-name="ce17"/>
          <table:table-cell table:style-name="ce17" office:value-type="string">
            <text:p>FilmFestival</text:p>
          </table:table-cell>
          <table:table-cell table:number-columns-repeated="2" table:style-name="ce17"/>
          <table:table-cell table:style-name="ce17" office:value-type="string">
            <text:p>FilmFestival</text:p>
          </table:table-cell>
          <table:table-cell table:number-columns-repeated="6" table:style-name="ce17"/>
          <table:table-cell table:style-name="ce17"/>
          <table:table-cell table:style-name="ce18" table:formula="of:=IF([.C262]=&quot;&quot;;0;1) + IF([.D262]=&quot;&quot;;0;1) + IF([.E262]=&quot;&quot;;0;1) + IF([.F262]=&quot;&quot;;0;1) + IF([.G262]=&quot;&quot;;0;1) + IF([.H262]=&quot;&quot;;0;1) + IF([.I262]=&quot;&quot;;0;1) + IF([.K262]=&quot;&quot;;0;1) + IF([.L262]=&quot;&quot;;0;1) + IF([.M262]=&quot;&quot;;0;1) + IF([.J262]=&quot;&quot;;0;1)" office:value-type="float" office:value="2">
            <text:p>2</text:p>
          </table:table-cell>
          <table:table-cell table:number-columns-repeated="1009"/>
        </table:table-row>
        <table:table-row table:style-name="ro3">
          <table:table-cell table:style-name="ce8" office:value-type="string">
            <text:p>TVShow</text:p>
          </table:table-cell>
          <table:table-cell table:style-name="ce8"/>
          <table:table-cell table:number-columns-repeated="2" table:style-name="ce17" office:value-type="string">
            <text:p>TelevisionShow</text:p>
          </table:table-cell>
          <table:table-cell table:number-columns-repeated="2" table:style-name="ce17"/>
          <table:table-cell table:style-name="ce17" office:value-type="string">
            <text:p>TelevisionShow</text:p>
          </table:table-cell>
          <table:table-cell table:style-name="ce17" office:value-type="string">
            <text:p>TVShow</text:p>
          </table:table-cell>
          <table:table-cell table:number-columns-repeated="5" table:style-name="ce17"/>
          <table:table-cell table:style-name="ce17"/>
          <table:table-cell table:style-name="ce18" table:formula="of:=IF([.C263]=&quot;&quot;;0;1) + IF([.D263]=&quot;&quot;;0;1) + IF([.E263]=&quot;&quot;;0;1) + IF([.F263]=&quot;&quot;;0;1) + IF([.G263]=&quot;&quot;;0;1) + IF([.H263]=&quot;&quot;;0;1) + IF([.I263]=&quot;&quot;;0;1) + IF([.K263]=&quot;&quot;;0;1) + IF([.L263]=&quot;&quot;;0;1) + IF([.M263]=&quot;&quot;;0;1) + IF([.J263]=&quot;&quot;;0;1)" office:value-type="float" office:value="4">
            <text:p>4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Festival</text:p>
          </table:table-cell>
          <table:table-cell table:style-name="ce8"/>
          <table:table-cell table:style-name="ce17"/>
          <table:table-cell table:style-name="ce17" office:value-type="string">
            <text:p>MusicFestival</text:p>
          </table:table-cell>
          <table:table-cell table:number-columns-repeated="2" table:style-name="ce17"/>
          <table:table-cell table:style-name="ce17" office:value-type="string">
            <text:p>MusicFestival</text:p>
          </table:table-cell>
          <table:table-cell table:number-columns-repeated="6" table:style-name="ce17"/>
          <table:table-cell table:style-name="ce17"/>
          <table:table-cell table:style-name="ce18" table:formula="of:=IF([.C264]=&quot;&quot;;0;1) + IF([.D264]=&quot;&quot;;0;1) + IF([.E264]=&quot;&quot;;0;1) + IF([.F264]=&quot;&quot;;0;1) + IF([.G264]=&quot;&quot;;0;1) + IF([.H264]=&quot;&quot;;0;1) + IF([.I264]=&quot;&quot;;0;1) + IF([.K264]=&quot;&quot;;0;1) + IF([.L264]=&quot;&quot;;0;1) + IF([.M264]=&quot;&quot;;0;1) + IF([.J26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randPrix</text:p>
          </table:table-cell>
          <table:table-cell table:style-name="ce8"/>
          <table:table-cell table:style-name="ce17"/>
          <table:table-cell table:style-name="ce17" office:value-type="string">
            <text:p>GrandPrix</text:p>
          </table:table-cell>
          <table:table-cell table:number-columns-repeated="2" table:style-name="ce17"/>
          <table:table-cell table:style-name="ce17" office:value-type="string">
            <text:p>GrandPrix</text:p>
          </table:table-cell>
          <table:table-cell table:number-columns-repeated="6" table:style-name="ce17"/>
          <table:table-cell table:style-name="ce17"/>
          <table:table-cell table:style-name="ce18" table:formula="of:=IF([.C265]=&quot;&quot;;0;1) + IF([.D265]=&quot;&quot;;0;1) + IF([.E265]=&quot;&quot;;0;1) + IF([.F265]=&quot;&quot;;0;1) + IF([.G265]=&quot;&quot;;0;1) + IF([.H265]=&quot;&quot;;0;1) + IF([.I265]=&quot;&quot;;0;1) + IF([.K265]=&quot;&quot;;0;1) + IF([.L265]=&quot;&quot;;0;1) + IF([.M265]=&quot;&quot;;0;1) + IF([.J26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lympics</text:p>
          </table:table-cell>
          <table:table-cell table:style-name="ce8"/>
          <table:table-cell table:style-name="ce17"/>
          <table:table-cell table:style-name="ce17" office:value-type="string">
            <text:p>Olympics</text:p>
          </table:table-cell>
          <table:table-cell table:number-columns-repeated="2" table:style-name="ce17"/>
          <table:table-cell table:style-name="ce17" office:value-type="string">
            <text:p>Olympics</text:p>
          </table:table-cell>
          <table:table-cell table:number-columns-repeated="6" table:style-name="ce17"/>
          <table:table-cell table:style-name="ce17"/>
          <table:table-cell table:style-name="ce18" table:formula="of:=IF([.C266]=&quot;&quot;;0;1) + IF([.D266]=&quot;&quot;;0;1) + IF([.E266]=&quot;&quot;;0;1) + IF([.F266]=&quot;&quot;;0;1) + IF([.G266]=&quot;&quot;;0;1) + IF([.H266]=&quot;&quot;;0;1) + IF([.I266]=&quot;&quot;;0;1) + IF([.K266]=&quot;&quot;;0;1) + IF([.L266]=&quot;&quot;;0;1) + IF([.M266]=&quot;&quot;;0;1) + IF([.J26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xedMartialArtsEvent</text:p>
          </table:table-cell>
          <table:table-cell table:style-name="ce8"/>
          <table:table-cell table:style-name="ce17"/>
          <table:table-cell table:style-name="ce17" office:value-type="string">
            <text:p>MixedMartialArtsEvent</text:p>
          </table:table-cell>
          <table:table-cell table:number-columns-repeated="2" table:style-name="ce17"/>
          <table:table-cell table:style-name="ce17" office:value-type="string">
            <text:p>MixedMartialArtsEvent</text:p>
          </table:table-cell>
          <table:table-cell table:number-columns-repeated="6" table:style-name="ce17"/>
          <table:table-cell table:style-name="ce17"/>
          <table:table-cell table:style-name="ce18" table:formula="of:=IF([.C267]=&quot;&quot;;0;1) + IF([.D267]=&quot;&quot;;0;1) + IF([.E267]=&quot;&quot;;0;1) + IF([.F267]=&quot;&quot;;0;1) + IF([.G267]=&quot;&quot;;0;1) + IF([.H267]=&quot;&quot;;0;1) + IF([.I267]=&quot;&quot;;0;1) + IF([.K267]=&quot;&quot;;0;1) + IF([.L267]=&quot;&quot;;0;1) + IF([.M267]=&quot;&quot;;0;1) + IF([.J267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ace</text:p>
          </table:table-cell>
          <table:table-cell table:style-name="ce8"/>
          <table:table-cell table:style-name="ce17"/>
          <table:table-cell table:style-name="ce17" office:value-type="string">
            <text:p>Race</text:p>
          </table:table-cell>
          <table:table-cell table:number-columns-repeated="2" table:style-name="ce17"/>
          <table:table-cell table:style-name="ce17" office:value-type="string">
            <text:p>Race</text:p>
          </table:table-cell>
          <table:table-cell table:number-columns-repeated="6" table:style-name="ce17"/>
          <table:table-cell table:style-name="ce17"/>
          <table:table-cell table:style-name="ce18" table:formula="of:=IF([.C268]=&quot;&quot;;0;1) + IF([.D268]=&quot;&quot;;0;1) + IF([.E268]=&quot;&quot;;0;1) + IF([.F268]=&quot;&quot;;0;1) + IF([.G268]=&quot;&quot;;0;1) + IF([.H268]=&quot;&quot;;0;1) + IF([.I268]=&quot;&quot;;0;1) + IF([.K268]=&quot;&quot;;0;1) + IF([.L268]=&quot;&quot;;0;1) + IF([.M268]=&quot;&quot;;0;1) + IF([.J268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restlingEvent</text:p>
          </table:table-cell>
          <table:table-cell table:style-name="ce8"/>
          <table:table-cell table:style-name="ce17"/>
          <table:table-cell table:style-name="ce17" office:value-type="string">
            <text:p>WrestlingEvent</text:p>
          </table:table-cell>
          <table:table-cell table:number-columns-repeated="2" table:style-name="ce17"/>
          <table:table-cell table:style-name="ce17" office:value-type="string">
            <text:p>WrestlingEvent</text:p>
          </table:table-cell>
          <table:table-cell table:number-columns-repeated="6" table:style-name="ce17"/>
          <table:table-cell table:style-name="ce17"/>
          <table:table-cell table:style-name="ce18" table:formula="of:=IF([.C269]=&quot;&quot;;0;1) + IF([.D269]=&quot;&quot;;0;1) + IF([.E269]=&quot;&quot;;0;1) + IF([.F269]=&quot;&quot;;0;1) + IF([.G269]=&quot;&quot;;0;1) + IF([.H269]=&quot;&quot;;0;1) + IF([.I269]=&quot;&quot;;0;1) + IF([.K269]=&quot;&quot;;0;1) + IF([.L269]=&quot;&quot;;0;1) + IF([.M269]=&quot;&quot;;0;1) + IF([.J269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alWork</text:p>
          </table:table-cell>
          <table:table-cell table:style-name="ce8"/>
          <table:table-cell table:style-name="ce17"/>
          <table:table-cell table:style-name="ce17" office:value-type="string">
            <text:p>MusicalWork</text:p>
          </table:table-cell>
          <table:table-cell table:number-columns-repeated="2" table:style-name="ce17"/>
          <table:table-cell table:style-name="ce17" office:value-type="string">
            <text:p>MusicalWork</text:p>
          </table:table-cell>
          <table:table-cell table:number-columns-repeated="6" table:style-name="ce17"/>
          <table:table-cell table:style-name="ce17"/>
          <table:table-cell table:style-name="ce18" table:formula="of:=IF([.C270]=&quot;&quot;;0;1) + IF([.D270]=&quot;&quot;;0;1) + IF([.E270]=&quot;&quot;;0;1) + IF([.F270]=&quot;&quot;;0;1) + IF([.G270]=&quot;&quot;;0;1) + IF([.H270]=&quot;&quot;;0;1) + IF([.I270]=&quot;&quot;;0;1) + IF([.K270]=&quot;&quot;;0;1) + IF([.L270]=&quot;&quot;;0;1) + IF([.M270]=&quot;&quot;;0;1) + IF([.J270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ingle</text:p>
          </table:table-cell>
          <table:table-cell table:style-name="ce8"/>
          <table:table-cell table:style-name="ce17"/>
          <table:table-cell table:style-name="ce17" office:value-type="string">
            <text:p>Single</text:p>
          </table:table-cell>
          <table:table-cell table:number-columns-repeated="2" table:style-name="ce17"/>
          <table:table-cell table:style-name="ce17" office:value-type="string">
            <text:p>Single</text:p>
          </table:table-cell>
          <table:table-cell table:number-columns-repeated="6" table:style-name="ce17"/>
          <table:table-cell table:style-name="ce17"/>
          <table:table-cell table:style-name="ce18" table:formula="of:=IF([.C271]=&quot;&quot;;0;1) + IF([.D271]=&quot;&quot;;0;1) + IF([.E271]=&quot;&quot;;0;1) + IF([.F271]=&quot;&quot;;0;1) + IF([.G271]=&quot;&quot;;0;1) + IF([.H271]=&quot;&quot;;0;1) + IF([.I271]=&quot;&quot;;0;1) + IF([.K271]=&quot;&quot;;0;1) + IF([.L271]=&quot;&quot;;0;1) + IF([.M271]=&quot;&quot;;0;1) + IF([.J271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urovisionSongContestEntry</text:p>
          </table:table-cell>
          <table:table-cell table:style-name="ce8"/>
          <table:table-cell table:style-name="ce17"/>
          <table:table-cell table:style-name="ce17" office:value-type="string">
            <text:p>EurovisionSongContestEntry</text:p>
          </table:table-cell>
          <table:table-cell table:number-columns-repeated="2" table:style-name="ce17"/>
          <table:table-cell table:style-name="ce17" office:value-type="string">
            <text:p>EurovisionSongContestEntry</text:p>
          </table:table-cell>
          <table:table-cell table:number-columns-repeated="6" table:style-name="ce17"/>
          <table:table-cell table:style-name="ce17"/>
          <table:table-cell table:style-name="ce18" table:formula="of:=IF([.C272]=&quot;&quot;;0;1) + IF([.D272]=&quot;&quot;;0;1) + IF([.E272]=&quot;&quot;;0;1) + IF([.F272]=&quot;&quot;;0;1) + IF([.G272]=&quot;&quot;;0;1) + IF([.H272]=&quot;&quot;;0;1) + IF([.I272]=&quot;&quot;;0;1) + IF([.K272]=&quot;&quot;;0;1) + IF([.L272]=&quot;&quot;;0;1) + IF([.M272]=&quot;&quot;;0;1) + IF([.J272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al</text:p>
          </table:table-cell>
          <table:table-cell table:style-name="ce8"/>
          <table:table-cell table:style-name="ce17"/>
          <table:table-cell table:style-name="ce17" office:value-type="string">
            <text:p>Musical</text:p>
          </table:table-cell>
          <table:table-cell table:number-columns-repeated="2" table:style-name="ce17"/>
          <table:table-cell table:style-name="ce17" office:value-type="string">
            <text:p>Musical</text:p>
          </table:table-cell>
          <table:table-cell table:number-columns-repeated="6" table:style-name="ce17"/>
          <table:table-cell table:style-name="ce17"/>
          <table:table-cell table:style-name="ce18" table:formula="of:=IF([.C273]=&quot;&quot;;0;1) + IF([.D273]=&quot;&quot;;0;1) + IF([.E273]=&quot;&quot;;0;1) + IF([.F273]=&quot;&quot;;0;1) + IF([.G273]=&quot;&quot;;0;1) + IF([.H273]=&quot;&quot;;0;1) + IF([.I273]=&quot;&quot;;0;1) + IF([.K273]=&quot;&quot;;0;1) + IF([.L273]=&quot;&quot;;0;1) + IF([.M273]=&quot;&quot;;0;1) + IF([.J273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ntertainmentAward</text:p>
          </table:table-cell>
          <table:table-cell table:style-name="ce8"/>
          <table:table-cell table:style-name="ce17" office:value-type="string">
            <text:p>EntertainmentAward</text:p>
          </table:table-cell>
          <table:table-cell table:number-columns-repeated="2" table:style-name="ce17"/>
          <table:table-cell table:style-name="ce17" office:value-type="string">
            <text:p>ENTERTAINMENT_AWARD</text:p>
          </table:table-cell>
          <table:table-cell table:number-columns-repeated="7" table:style-name="ce17"/>
          <table:table-cell table:style-name="ce17"/>
          <table:table-cell table:style-name="ce18" table:formula="of:=IF([.C274]=&quot;&quot;;0;1) + IF([.D274]=&quot;&quot;;0;1) + IF([.E274]=&quot;&quot;;0;1) + IF([.F274]=&quot;&quot;;0;1) + IF([.G274]=&quot;&quot;;0;1) + IF([.H274]=&quot;&quot;;0;1) + IF([.I274]=&quot;&quot;;0;1) + IF([.K274]=&quot;&quot;;0;1) + IF([.L274]=&quot;&quot;;0;1) + IF([.M274]=&quot;&quot;;0;1) + IF([.J274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aturalDisaster</text:p>
          </table:table-cell>
          <table:table-cell table:style-name="ce8"/>
          <table:table-cell table:style-name="ce17" office:value-type="string">
            <text:p>NaturalDisaster</text:p>
          </table:table-cell>
          <table:table-cell table:number-columns-repeated="2" table:style-name="ce17"/>
          <table:table-cell table:style-name="ce17" office:value-type="string">
            <text:p>NATURAL_DISASTER</text:p>
          </table:table-cell>
          <table:table-cell table:number-columns-repeated="7" table:style-name="ce17"/>
          <table:table-cell table:style-name="ce17"/>
          <table:table-cell table:style-name="ce18" table:formula="of:=IF([.C275]=&quot;&quot;;0;1) + IF([.D275]=&quot;&quot;;0;1) + IF([.E275]=&quot;&quot;;0;1) + IF([.F275]=&quot;&quot;;0;1) + IF([.G275]=&quot;&quot;;0;1) + IF([.H275]=&quot;&quot;;0;1) + IF([.I275]=&quot;&quot;;0;1) + IF([.K275]=&quot;&quot;;0;1) + IF([.L275]=&quot;&quot;;0;1) + IF([.M275]=&quot;&quot;;0;1) + IF([.J275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gion</text:p>
          </table:table-cell>
          <table:table-cell table:style-name="ce8"/>
          <table:table-cell table:style-name="ce17" office:value-type="string">
            <text:p>Region</text:p>
          </table:table-cell>
          <table:table-cell table:number-columns-repeated="4" table:style-name="ce17"/>
          <table:table-cell table:style-name="ce17" office:value-type="string">
            <text:p>Region</text:p>
          </table:table-cell>
          <table:table-cell table:number-columns-repeated="5" table:style-name="ce17"/>
          <table:table-cell table:style-name="ce17"/>
          <table:table-cell table:style-name="ce18" table:formula="of:=IF([.C276]=&quot;&quot;;0;1) + IF([.D276]=&quot;&quot;;0;1) + IF([.E276]=&quot;&quot;;0;1) + IF([.F276]=&quot;&quot;;0;1) + IF([.G276]=&quot;&quot;;0;1) + IF([.H276]=&quot;&quot;;0;1) + IF([.I276]=&quot;&quot;;0;1) + IF([.K276]=&quot;&quot;;0;1) + IF([.L276]=&quot;&quot;;0;1) + IF([.M276]=&quot;&quot;;0;1) + IF([.J276]=&quot;&quot;;0;1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style-name="ce7" office:value-type="string">
            <text:p>Biology</text:p>
          </table:table-cell>
          <table:table-cell table:style-name="ce14"/>
          <table:table-cell table:number-columns-repeated="10" table:style-name="ce17"/>
          <table:table-cell table:style-name="ce17" office:value-type="string">
            <text:p>biology</text:p>
          </table:table-cell>
          <table:table-cell table:style-name="ce17"/>
          <table:table-cell table:style-name="ce18" table:formula="of:=IF([.C277]=&quot;&quot;;0;1) + IF([.D277]=&quot;&quot;;0;1) + IF([.E277]=&quot;&quot;;0;1) + IF([.F277]=&quot;&quot;;0;1) + IF([.G277]=&quot;&quot;;0;1) + IF([.H277]=&quot;&quot;;0;1) + IF([.I277]=&quot;&quot;;0;1) + IF([.K277]=&quot;&quot;;0;1) + IF([.L277]=&quot;&quot;;0;1) + IF([.M277]=&quot;&quot;;0;1) + IF([.J27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aturalFeature</text:p>
          </table:table-cell>
          <table:table-cell table:style-name="ce8"/>
          <table:table-cell table:number-columns-repeated="5" table:style-name="ce17"/>
          <table:table-cell table:style-name="ce17" office:value-type="string">
            <text:p>NaturalFeature</text:p>
          </table:table-cell>
          <table:table-cell table:number-columns-repeated="5" table:style-name="ce17"/>
          <table:table-cell table:style-name="ce17"/>
          <table:table-cell table:style-name="ce18" table:formula="of:=IF([.C278]=&quot;&quot;;0;1) + IF([.D278]=&quot;&quot;;0;1) + IF([.E278]=&quot;&quot;;0;1) + IF([.F278]=&quot;&quot;;0;1) + IF([.G278]=&quot;&quot;;0;1) + IF([.H278]=&quot;&quot;;0;1) + IF([.I278]=&quot;&quot;;0;1) + IF([.K278]=&quot;&quot;;0;1) + IF([.L278]=&quot;&quot;;0;1) + IF([.M278]=&quot;&quot;;0;1) + IF([.J27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eographicFeature</text:p>
          </table:table-cell>
          <table:table-cell table:style-name="ce8"/>
          <table:table-cell table:style-name="ce17" office:value-type="string">
            <text:p>GeographicFeature</text:p>
          </table:table-cell>
          <table:table-cell table:number-columns-repeated="10" table:style-name="ce17"/>
          <table:table-cell table:style-name="ce17"/>
          <table:table-cell table:style-name="ce18" table:formula="of:=IF([.C279]=&quot;&quot;;0;1) + IF([.D279]=&quot;&quot;;0;1) + IF([.E279]=&quot;&quot;;0;1) + IF([.F279]=&quot;&quot;;0;1) + IF([.G279]=&quot;&quot;;0;1) + IF([.H279]=&quot;&quot;;0;1) + IF([.I279]=&quot;&quot;;0;1) + IF([.K279]=&quot;&quot;;0;1) + IF([.L279]=&quot;&quot;;0;1) + IF([.M279]=&quot;&quot;;0;1) + IF([.J27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lgorithm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ALGORITHM</text:p>
          </table:table-cell>
          <table:table-cell table:number-columns-repeated="7" table:style-name="ce17"/>
          <table:table-cell table:style-name="ce17"/>
          <table:table-cell table:style-name="ce18" table:formula="of:=IF([.C280]=&quot;&quot;;0;1) + IF([.D280]=&quot;&quot;;0;1) + IF([.E280]=&quot;&quot;;0;1) + IF([.F280]=&quot;&quot;;0;1) + IF([.G280]=&quot;&quot;;0;1) + IF([.H280]=&quot;&quot;;0;1) + IF([.I280]=&quot;&quot;;0;1) + IF([.K280]=&quot;&quot;;0;1) + IF([.L280]=&quot;&quot;;0;1) + IF([.M280]=&quot;&quot;;0;1) + IF([.J28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ealthCondition</text:p>
          </table:table-cell>
          <table:table-cell table:style-name="ce8"/>
          <table:table-cell table:style-name="ce17" office:value-type="string">
            <text:p>HealthCondition</text:p>
          </table:table-cell>
          <table:table-cell table:number-columns-repeated="10" table:style-name="ce17"/>
          <table:table-cell table:style-name="ce17"/>
          <table:table-cell table:style-name="ce18" table:formula="of:=IF([.C281]=&quot;&quot;;0;1) + IF([.D281]=&quot;&quot;;0;1) + IF([.E281]=&quot;&quot;;0;1) + IF([.F281]=&quot;&quot;;0;1) + IF([.G281]=&quot;&quot;;0;1) + IF([.H281]=&quot;&quot;;0;1) + IF([.I281]=&quot;&quot;;0;1) + IF([.K281]=&quot;&quot;;0;1) + IF([.L281]=&quot;&quot;;0;1) + IF([.M281]=&quot;&quot;;0;1) + IF([.J28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</text:p>
          </table:table-cell>
          <table:table-cell table:style-name="ce8"/>
          <table:table-cell table:style-name="ce17" office:value-type="string">
            <text:p>Sport</text:p>
          </table:table-cell>
          <table:table-cell table:number-columns-repeated="10" table:style-name="ce17"/>
          <table:table-cell table:style-name="ce17"/>
          <table:table-cell table:style-name="ce18" table:formula="of:=IF([.C282]=&quot;&quot;;0;1) + IF([.D282]=&quot;&quot;;0;1) + IF([.E282]=&quot;&quot;;0;1) + IF([.F282]=&quot;&quot;;0;1) + IF([.G282]=&quot;&quot;;0;1) + IF([.H282]=&quot;&quot;;0;1) + IF([.I282]=&quot;&quot;;0;1) + IF([.K282]=&quot;&quot;;0;1) + IF([.L282]=&quot;&quot;;0;1) + IF([.M282]=&quot;&quot;;0;1) + IF([.J28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edicalSympt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EDICAL_SYMPTON</text:p>
          </table:table-cell>
          <table:table-cell table:number-columns-repeated="7" table:style-name="ce17"/>
          <table:table-cell table:style-name="ce17"/>
          <table:table-cell table:style-name="ce18" table:formula="of:=IF([.C283]=&quot;&quot;;0;1) + IF([.D283]=&quot;&quot;;0;1) + IF([.E283]=&quot;&quot;;0;1) + IF([.F283]=&quot;&quot;;0;1) + IF([.G283]=&quot;&quot;;0;1) + IF([.H283]=&quot;&quot;;0;1) + IF([.I283]=&quot;&quot;;0;1) + IF([.K283]=&quot;&quot;;0;1) + IF([.L283]=&quot;&quot;;0;1) + IF([.M283]=&quot;&quot;;0;1) + IF([.J28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sGame</text:p>
          </table:table-cell>
          <table:table-cell table:style-name="ce8"/>
          <table:table-cell table:number-columns-repeated="5" table:style-name="ce17"/>
          <table:table-cell table:style-name="ce17" office:value-type="string">
            <text:p>SportsGame</text:p>
          </table:table-cell>
          <table:table-cell table:number-columns-repeated="5" table:style-name="ce17"/>
          <table:table-cell table:style-name="ce17"/>
          <table:table-cell table:style-name="ce18" table:formula="of:=IF([.C284]=&quot;&quot;;0;1) + IF([.D284]=&quot;&quot;;0;1) + IF([.E284]=&quot;&quot;;0;1) + IF([.F284]=&quot;&quot;;0;1) + IF([.G284]=&quot;&quot;;0;1) + IF([.H284]=&quot;&quot;;0;1) + IF([.I284]=&quot;&quot;;0;1) + IF([.K284]=&quot;&quot;;0;1) + IF([.L284]=&quot;&quot;;0;1) + IF([.M284]=&quot;&quot;;0;1) + IF([.J28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sTeamOwne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PORTS_TEAM_OWNER</text:p>
          </table:table-cell>
          <table:table-cell table:number-columns-repeated="7" table:style-name="ce17"/>
          <table:table-cell table:style-name="ce17"/>
          <table:table-cell table:style-name="ce18" table:formula="of:=IF([.C285]=&quot;&quot;;0;1) + IF([.D285]=&quot;&quot;;0;1) + IF([.E285]=&quot;&quot;;0;1) + IF([.F285]=&quot;&quot;;0;1) + IF([.G285]=&quot;&quot;;0;1) + IF([.H285]=&quot;&quot;;0;1) + IF([.I285]=&quot;&quot;;0;1) + IF([.K285]=&quot;&quot;;0;1) + IF([.L285]=&quot;&quot;;0;1) + IF([.M285]=&quot;&quot;;0;1) + IF([.J28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entury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CENTURY</text:p>
          </table:table-cell>
          <table:table-cell table:number-columns-repeated="7" table:style-name="ce17"/>
          <table:table-cell table:style-name="ce17"/>
          <table:table-cell table:style-name="ce18" table:formula="of:=IF([.C286]=&quot;&quot;;0;1) + IF([.D286]=&quot;&quot;;0;1) + IF([.E286]=&quot;&quot;;0;1) + IF([.F286]=&quot;&quot;;0;1) + IF([.G286]=&quot;&quot;;0;1) + IF([.H286]=&quot;&quot;;0;1) + IF([.I286]=&quot;&quot;;0;1) + IF([.K286]=&quot;&quot;;0;1) + IF([.L286]=&quot;&quot;;0;1) + IF([.M286]=&quot;&quot;;0;1) + IF([.J28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lothing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CLOTHING</text:p>
          </table:table-cell>
          <table:table-cell table:number-columns-repeated="7" table:style-name="ce17"/>
          <table:table-cell table:style-name="ce17"/>
          <table:table-cell table:style-name="ce18" table:formula="of:=IF([.C287]=&quot;&quot;;0;1) + IF([.D287]=&quot;&quot;;0;1) + IF([.E287]=&quot;&quot;;0;1) + IF([.F287]=&quot;&quot;;0;1) + IF([.G287]=&quot;&quot;;0;1) + IF([.H287]=&quot;&quot;;0;1) + IF([.I287]=&quot;&quot;;0;1) + IF([.K287]=&quot;&quot;;0;1) + IF([.L287]=&quot;&quot;;0;1) + IF([.M287]=&quot;&quot;;0;1) + IF([.J28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m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CRIME</text:p>
          </table:table-cell>
          <table:table-cell table:number-columns-repeated="7" table:style-name="ce17"/>
          <table:table-cell table:style-name="ce17"/>
          <table:table-cell table:style-name="ce18" table:formula="of:=IF([.C288]=&quot;&quot;;0;1) + IF([.D288]=&quot;&quot;;0;1) + IF([.E288]=&quot;&quot;;0;1) + IF([.F288]=&quot;&quot;;0;1) + IF([.G288]=&quot;&quot;;0;1) + IF([.H288]=&quot;&quot;;0;1) + IF([.I288]=&quot;&quot;;0;1) + IF([.K288]=&quot;&quot;;0;1) + IF([.L288]=&quot;&quot;;0;1) + IF([.M288]=&quot;&quot;;0;1) + IF([.J28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at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ATE</text:p>
          </table:table-cell>
          <table:table-cell table:number-columns-repeated="7" table:style-name="ce17"/>
          <table:table-cell table:style-name="ce17"/>
          <table:table-cell table:style-name="ce18" table:formula="of:=IF([.C289]=&quot;&quot;;0;1) + IF([.D289]=&quot;&quot;;0;1) + IF([.E289]=&quot;&quot;;0;1) + IF([.F289]=&quot;&quot;;0;1) + IF([.G289]=&quot;&quot;;0;1) + IF([.H289]=&quot;&quot;;0;1) + IF([.I289]=&quot;&quot;;0;1) + IF([.K289]=&quot;&quot;;0;1) + IF([.L289]=&quot;&quot;;0;1) + IF([.M289]=&quot;&quot;;0;1) + IF([.J28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ateRang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ATE_RANGE</text:p>
          </table:table-cell>
          <table:table-cell table:number-columns-repeated="7" table:style-name="ce17"/>
          <table:table-cell table:style-name="ce17"/>
          <table:table-cell table:style-name="ce18" table:formula="of:=IF([.C290]=&quot;&quot;;0;1) + IF([.D290]=&quot;&quot;;0;1) + IF([.E290]=&quot;&quot;;0;1) + IF([.F290]=&quot;&quot;;0;1) + IF([.G290]=&quot;&quot;;0;1) + IF([.H290]=&quot;&quot;;0;1) + IF([.I290]=&quot;&quot;;0;1) + IF([.K290]=&quot;&quot;;0;1) + IF([.L290]=&quot;&quot;;0;1) + IF([.M290]=&quot;&quot;;0;1) + IF([.J29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ayNam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AY_NAME</text:p>
          </table:table-cell>
          <table:table-cell table:number-columns-repeated="7" table:style-name="ce17"/>
          <table:table-cell table:style-name="ce17"/>
          <table:table-cell table:style-name="ce18" table:formula="of:=IF([.C291]=&quot;&quot;;0;1) + IF([.D291]=&quot;&quot;;0;1) + IF([.E291]=&quot;&quot;;0;1) + IF([.F291]=&quot;&quot;;0;1) + IF([.G291]=&quot;&quot;;0;1) + IF([.H291]=&quot;&quot;;0;1) + IF([.I291]=&quot;&quot;;0;1) + IF([.K291]=&quot;&quot;;0;1) + IF([.L291]=&quot;&quot;;0;1) + IF([.M291]=&quot;&quot;;0;1) + IF([.J29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ayOfMonth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AY_OF_MONTH</text:p>
          </table:table-cell>
          <table:table-cell table:number-columns-repeated="7" table:style-name="ce17"/>
          <table:table-cell table:style-name="ce17"/>
          <table:table-cell table:style-name="ce18" table:formula="of:=IF([.C292]=&quot;&quot;;0;1) + IF([.D292]=&quot;&quot;;0;1) + IF([.E292]=&quot;&quot;;0;1) + IF([.F292]=&quot;&quot;;0;1) + IF([.G292]=&quot;&quot;;0;1) + IF([.H292]=&quot;&quot;;0;1) + IF([.I292]=&quot;&quot;;0;1) + IF([.K292]=&quot;&quot;;0;1) + IF([.L292]=&quot;&quot;;0;1) + IF([.M292]=&quot;&quot;;0;1) + IF([.J29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ecad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ECADE</text:p>
          </table:table-cell>
          <table:table-cell table:number-columns-repeated="7" table:style-name="ce17"/>
          <table:table-cell table:style-name="ce17"/>
          <table:table-cell table:style-name="ce18" table:formula="of:=IF([.C293]=&quot;&quot;;0;1) + IF([.D293]=&quot;&quot;;0;1) + IF([.E293]=&quot;&quot;;0;1) + IF([.F293]=&quot;&quot;;0;1) + IF([.G293]=&quot;&quot;;0;1) + IF([.H293]=&quot;&quot;;0;1) + IF([.I293]=&quot;&quot;;0;1) + IF([.K293]=&quot;&quot;;0;1) + IF([.L293]=&quot;&quot;;0;1) + IF([.M293]=&quot;&quot;;0;1) + IF([.J29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urati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URATION</text:p>
          </table:table-cell>
          <table:table-cell table:number-columns-repeated="7" table:style-name="ce17"/>
          <table:table-cell table:style-name="ce17"/>
          <table:table-cell table:style-name="ce18" table:formula="of:=IF([.C294]=&quot;&quot;;0;1) + IF([.D294]=&quot;&quot;;0;1) + IF([.E294]=&quot;&quot;;0;1) + IF([.F294]=&quot;&quot;;0;1) + IF([.G294]=&quot;&quot;;0;1) + IF([.H294]=&quot;&quot;;0;1) + IF([.I294]=&quot;&quot;;0;1) + IF([.K294]=&quot;&quot;;0;1) + IF([.L294]=&quot;&quot;;0;1) + IF([.M294]=&quot;&quot;;0;1) + IF([.J29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xplosiv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EXPLOSIVE</text:p>
          </table:table-cell>
          <table:table-cell table:number-columns-repeated="7" table:style-name="ce17"/>
          <table:table-cell table:style-name="ce17"/>
          <table:table-cell table:style-name="ce18" table:formula="of:=IF([.C295]=&quot;&quot;;0;1) + IF([.D295]=&quot;&quot;;0;1) + IF([.E295]=&quot;&quot;;0;1) + IF([.F295]=&quot;&quot;;0;1) + IF([.G295]=&quot;&quot;;0;1) + IF([.H295]=&quot;&quot;;0;1) + IF([.I295]=&quot;&quot;;0;1) + IF([.K295]=&quot;&quot;;0;1) + IF([.L295]=&quot;&quot;;0;1) + IF([.M295]=&quot;&quot;;0;1) + IF([.J29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rui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FRUIT</text:p>
          </table:table-cell>
          <table:table-cell table:number-columns-repeated="7" table:style-name="ce17"/>
          <table:table-cell table:style-name="ce17"/>
          <table:table-cell table:style-name="ce18" table:formula="of:=IF([.C296]=&quot;&quot;;0;1) + IF([.D296]=&quot;&quot;;0;1) + IF([.E296]=&quot;&quot;;0;1) + IF([.F296]=&quot;&quot;;0;1) + IF([.G296]=&quot;&quot;;0;1) + IF([.H296]=&quot;&quot;;0;1) + IF([.I296]=&quot;&quot;;0;1) + IF([.K296]=&quot;&quot;;0;1) + IF([.L296]=&quot;&quot;;0;1) + IF([.M296]=&quot;&quot;;0;1) + IF([.J29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emispher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HEMISPHERE</text:p>
          </table:table-cell>
          <table:table-cell table:number-columns-repeated="7" table:style-name="ce17"/>
          <table:table-cell table:style-name="ce17"/>
          <table:table-cell table:style-name="ce18" table:formula="of:=IF([.C297]=&quot;&quot;;0;1) + IF([.D297]=&quot;&quot;;0;1) + IF([.E297]=&quot;&quot;;0;1) + IF([.F297]=&quot;&quot;;0;1) + IF([.G297]=&quot;&quot;;0;1) + IF([.H297]=&quot;&quot;;0;1) + IF([.I297]=&quot;&quot;;0;1) + IF([.K297]=&quot;&quot;;0;1) + IF([.L297]=&quot;&quot;;0;1) + IF([.M297]=&quot;&quot;;0;1) + IF([.J29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llness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ILLNESS</text:p>
          </table:table-cell>
          <table:table-cell table:number-columns-repeated="7" table:style-name="ce17"/>
          <table:table-cell table:style-name="ce17"/>
          <table:table-cell table:style-name="ce18" table:formula="of:=IF([.C298]=&quot;&quot;;0;1) + IF([.D298]=&quot;&quot;;0;1) + IF([.E298]=&quot;&quot;;0;1) + IF([.F298]=&quot;&quot;;0;1) + IF([.G298]=&quot;&quot;;0;1) + IF([.H298]=&quot;&quot;;0;1) + IF([.I298]=&quot;&quot;;0;1) + IF([.K298]=&quot;&quot;;0;1) + IF([.L298]=&quot;&quot;;0;1) + IF([.M298]=&quot;&quot;;0;1) + IF([.J29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engh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LENGTH</text:p>
          </table:table-cell>
          <table:table-cell table:number-columns-repeated="7" table:style-name="ce17"/>
          <table:table-cell table:style-name="ce17"/>
          <table:table-cell table:style-name="ce18" table:formula="of:=IF([.C299]=&quot;&quot;;0;1) + IF([.D299]=&quot;&quot;;0;1) + IF([.E299]=&quot;&quot;;0;1) + IF([.F299]=&quot;&quot;;0;1) + IF([.G299]=&quot;&quot;;0;1) + IF([.H299]=&quot;&quot;;0;1) + IF([.I299]=&quot;&quot;;0;1) + IF([.K299]=&quot;&quot;;0;1) + IF([.L299]=&quot;&quot;;0;1) + IF([.M299]=&quot;&quot;;0;1) + IF([.J29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ss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ASS</text:p>
          </table:table-cell>
          <table:table-cell table:number-columns-repeated="7" table:style-name="ce17"/>
          <table:table-cell table:style-name="ce17"/>
          <table:table-cell table:style-name="ce18" table:formula="of:=IF([.C300]=&quot;&quot;;0;1) + IF([.D300]=&quot;&quot;;0;1) + IF([.E300]=&quot;&quot;;0;1) + IF([.F300]=&quot;&quot;;0;1) + IF([.G300]=&quot;&quot;;0;1) + IF([.H300]=&quot;&quot;;0;1) + IF([.I300]=&quot;&quot;;0;1) + IF([.K300]=&quot;&quot;;0;1) + IF([.L300]=&quot;&quot;;0;1) + IF([.M300]=&quot;&quot;;0;1) + IF([.J30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ssil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ISSILE</text:p>
          </table:table-cell>
          <table:table-cell table:number-columns-repeated="7" table:style-name="ce17"/>
          <table:table-cell table:style-name="ce17"/>
          <table:table-cell table:style-name="ce18" table:formula="of:=IF([.C301]=&quot;&quot;;0;1) + IF([.D301]=&quot;&quot;;0;1) + IF([.E301]=&quot;&quot;;0;1) + IF([.F301]=&quot;&quot;;0;1) + IF([.G301]=&quot;&quot;;0;1) + IF([.H301]=&quot;&quot;;0;1) + IF([.I301]=&quot;&quot;;0;1) + IF([.K301]=&quot;&quot;;0;1) + IF([.L301]=&quot;&quot;;0;1) + IF([.M301]=&quot;&quot;;0;1) + IF([.J30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netaryAmoun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ONETARY_AMOUNT</text:p>
          </table:table-cell>
          <table:table-cell table:number-columns-repeated="7" table:style-name="ce17"/>
          <table:table-cell table:style-name="ce17"/>
          <table:table-cell table:style-name="ce18" table:formula="of:=IF([.C302]=&quot;&quot;;0;1) + IF([.D302]=&quot;&quot;;0;1) + IF([.E302]=&quot;&quot;;0;1) + IF([.F302]=&quot;&quot;;0;1) + IF([.G302]=&quot;&quot;;0;1) + IF([.H302]=&quot;&quot;;0;1) + IF([.I302]=&quot;&quot;;0;1) + IF([.K302]=&quot;&quot;;0;1) + IF([.L302]=&quot;&quot;;0;1) + IF([.M302]=&quot;&quot;;0;1) + IF([.J30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neyRang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ONEY_RANGE</text:p>
          </table:table-cell>
          <table:table-cell table:number-columns-repeated="7" table:style-name="ce17"/>
          <table:table-cell table:style-name="ce17"/>
          <table:table-cell table:style-name="ce18" table:formula="of:=IF([.C303]=&quot;&quot;;0;1) + IF([.D303]=&quot;&quot;;0;1) + IF([.E303]=&quot;&quot;;0;1) + IF([.F303]=&quot;&quot;;0;1) + IF([.G303]=&quot;&quot;;0;1) + IF([.H303]=&quot;&quot;;0;1) + IF([.I303]=&quot;&quot;;0;1) + IF([.K303]=&quot;&quot;;0;1) + IF([.L303]=&quot;&quot;;0;1) + IF([.M303]=&quot;&quot;;0;1) + IF([.J30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nthNam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ONTH_NAME</text:p>
          </table:table-cell>
          <table:table-cell table:number-columns-repeated="7" table:style-name="ce17"/>
          <table:table-cell table:style-name="ce17"/>
          <table:table-cell table:style-name="ce18" table:formula="of:=IF([.C304]=&quot;&quot;;0;1) + IF([.D304]=&quot;&quot;;0;1) + IF([.E304]=&quot;&quot;;0;1) + IF([.F304]=&quot;&quot;;0;1) + IF([.G304]=&quot;&quot;;0;1) + IF([.H304]=&quot;&quot;;0;1) + IF([.I304]=&quot;&quot;;0;1) + IF([.K304]=&quot;&quot;;0;1) + IF([.L304]=&quot;&quot;;0;1) + IF([.M304]=&quot;&quot;;0;1) + IF([.J30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nthOfYea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ONTH_OF_YEAR</text:p>
          </table:table-cell>
          <table:table-cell table:number-columns-repeated="7" table:style-name="ce17"/>
          <table:table-cell table:style-name="ce17"/>
          <table:table-cell table:style-name="ce18" table:formula="of:=IF([.C305]=&quot;&quot;;0;1) + IF([.D305]=&quot;&quot;;0;1) + IF([.E305]=&quot;&quot;;0;1) + IF([.F305]=&quot;&quot;;0;1) + IF([.G305]=&quot;&quot;;0;1) + IF([.H305]=&quot;&quot;;0;1) + IF([.I305]=&quot;&quot;;0;1) + IF([.K305]=&quot;&quot;;0;1) + IF([.L305]=&quot;&quot;;0;1) + IF([.M305]=&quot;&quot;;0;1) + IF([.J30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ationality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NATIONALITY</text:p>
          </table:table-cell>
          <table:table-cell table:number-columns-repeated="7" table:style-name="ce17"/>
          <table:table-cell table:style-name="ce17"/>
          <table:table-cell table:style-name="ce18" table:formula="of:=IF([.C306]=&quot;&quot;;0;1) + IF([.D306]=&quot;&quot;;0;1) + IF([.E306]=&quot;&quot;;0;1) + IF([.F306]=&quot;&quot;;0;1) + IF([.G306]=&quot;&quot;;0;1) + IF([.H306]=&quot;&quot;;0;1) + IF([.I306]=&quot;&quot;;0;1) + IF([.K306]=&quot;&quot;;0;1) + IF([.L306]=&quot;&quot;;0;1) + IF([.M306]=&quot;&quot;;0;1) + IF([.J30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umbe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NUMBER</text:p>
          </table:table-cell>
          <table:table-cell table:number-columns-repeated="7" table:style-name="ce17"/>
          <table:table-cell table:style-name="ce17"/>
          <table:table-cell table:style-name="ce18" table:formula="of:=IF([.C307]=&quot;&quot;;0;1) + IF([.D307]=&quot;&quot;;0;1) + IF([.E307]=&quot;&quot;;0;1) + IF([.F307]=&quot;&quot;;0;1) + IF([.G307]=&quot;&quot;;0;1) + IF([.H307]=&quot;&quot;;0;1) + IF([.I307]=&quot;&quot;;0;1) + IF([.K307]=&quot;&quot;;0;1) + IF([.L307]=&quot;&quot;;0;1) + IF([.M307]=&quot;&quot;;0;1) + IF([.J30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umberRang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NUMBER_RANGE</text:p>
          </table:table-cell>
          <table:table-cell table:number-columns-repeated="7" table:style-name="ce17"/>
          <table:table-cell table:style-name="ce17"/>
          <table:table-cell table:style-name="ce18" table:formula="of:=IF([.C308]=&quot;&quot;;0;1) + IF([.D308]=&quot;&quot;;0;1) + IF([.E308]=&quot;&quot;;0;1) + IF([.F308]=&quot;&quot;;0;1) + IF([.G308]=&quot;&quot;;0;1) + IF([.H308]=&quot;&quot;;0;1) + IF([.I308]=&quot;&quot;;0;1) + IF([.K308]=&quot;&quot;;0;1) + IF([.L308]=&quot;&quot;;0;1) + IF([.M308]=&quot;&quot;;0;1) + IF([.J30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rdinal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ORDINAL</text:p>
          </table:table-cell>
          <table:table-cell table:number-columns-repeated="7" table:style-name="ce17"/>
          <table:table-cell table:style-name="ce17"/>
          <table:table-cell table:style-name="ce18" table:formula="of:=IF([.C309]=&quot;&quot;;0;1) + IF([.D309]=&quot;&quot;;0;1) + IF([.E309]=&quot;&quot;;0;1) + IF([.F309]=&quot;&quot;;0;1) + IF([.G309]=&quot;&quot;;0;1) + IF([.H309]=&quot;&quot;;0;1) + IF([.I309]=&quot;&quot;;0;1) + IF([.K309]=&quot;&quot;;0;1) + IF([.L309]=&quot;&quot;;0;1) + IF([.M309]=&quot;&quot;;0;1) + IF([.J30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ercen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PERCENT</text:p>
          </table:table-cell>
          <table:table-cell table:number-columns-repeated="7" table:style-name="ce17"/>
          <table:table-cell table:style-name="ce17"/>
          <table:table-cell table:style-name="ce18" table:formula="of:=IF([.C310]=&quot;&quot;;0;1) + IF([.D310]=&quot;&quot;;0;1) + IF([.E310]=&quot;&quot;;0;1) + IF([.F310]=&quot;&quot;;0;1) + IF([.G310]=&quot;&quot;;0;1) + IF([.H310]=&quot;&quot;;0;1) + IF([.I310]=&quot;&quot;;0;1) + IF([.K310]=&quot;&quot;;0;1) + IF([.L310]=&quot;&quot;;0;1) + IF([.M310]=&quot;&quot;;0;1) + IF([.J31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tes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PROTEST</text:p>
          </table:table-cell>
          <table:table-cell table:number-columns-repeated="7" table:style-name="ce17"/>
          <table:table-cell table:style-name="ce17"/>
          <table:table-cell table:style-name="ce18" table:formula="of:=IF([.C311]=&quot;&quot;;0;1) + IF([.D311]=&quot;&quot;;0;1) + IF([.E311]=&quot;&quot;;0;1) + IF([.F311]=&quot;&quot;;0;1) + IF([.G311]=&quot;&quot;;0;1) + IF([.H311]=&quot;&quot;;0;1) + IF([.I311]=&quot;&quot;;0;1) + IF([.K311]=&quot;&quot;;0;1) + IF([.L311]=&quot;&quot;;0;1) + IF([.M311]=&quot;&quot;;0;1) + IF([.J31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ef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REEF</text:p>
          </table:table-cell>
          <table:table-cell table:number-columns-repeated="7" table:style-name="ce17"/>
          <table:table-cell table:style-name="ce17"/>
          <table:table-cell table:style-name="ce18" table:formula="of:=IF([.C312]=&quot;&quot;;0;1) + IF([.D312]=&quot;&quot;;0;1) + IF([.E312]=&quot;&quot;;0;1) + IF([.F312]=&quot;&quot;;0;1) + IF([.G312]=&quot;&quot;;0;1) + IF([.H312]=&quot;&quot;;0;1) + IF([.I312]=&quot;&quot;;0;1) + IF([.K312]=&quot;&quot;;0;1) + IF([.L312]=&quot;&quot;;0;1) + IF([.M312]=&quot;&quot;;0;1) + IF([.J31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lativeDat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RELATIVE_DATE</text:p>
          </table:table-cell>
          <table:table-cell table:number-columns-repeated="7" table:style-name="ce17"/>
          <table:table-cell table:style-name="ce17"/>
          <table:table-cell table:style-name="ce18" table:formula="of:=IF([.C313]=&quot;&quot;;0;1) + IF([.D313]=&quot;&quot;;0;1) + IF([.E313]=&quot;&quot;;0;1) + IF([.F313]=&quot;&quot;;0;1) + IF([.G313]=&quot;&quot;;0;1) + IF([.H313]=&quot;&quot;;0;1) + IF([.I313]=&quot;&quot;;0;1) + IF([.K313]=&quot;&quot;;0;1) + IF([.L313]=&quot;&quot;;0;1) + IF([.M313]=&quot;&quot;;0;1) + IF([.J31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ligi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RELIGION</text:p>
          </table:table-cell>
          <table:table-cell table:number-columns-repeated="7" table:style-name="ce17"/>
          <table:table-cell table:style-name="ce17"/>
          <table:table-cell table:style-name="ce18" table:formula="of:=IF([.C314]=&quot;&quot;;0;1) + IF([.D314]=&quot;&quot;;0;1) + IF([.E314]=&quot;&quot;;0;1) + IF([.F314]=&quot;&quot;;0;1) + IF([.G314]=&quot;&quot;;0;1) + IF([.H314]=&quot;&quot;;0;1) + IF([.I314]=&quot;&quot;;0;1) + IF([.K314]=&quot;&quot;;0;1) + IF([.L314]=&quot;&quot;;0;1) + IF([.M314]=&quot;&quot;;0;1) + IF([.J31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eas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EASON</text:p>
          </table:table-cell>
          <table:table-cell table:number-columns-repeated="7" table:style-name="ce17"/>
          <table:table-cell table:style-name="ce17"/>
          <table:table-cell table:style-name="ce18" table:formula="of:=IF([.C315]=&quot;&quot;;0;1) + IF([.D315]=&quot;&quot;;0;1) + IF([.E315]=&quot;&quot;;0;1) + IF([.F315]=&quot;&quot;;0;1) + IF([.G315]=&quot;&quot;;0;1) + IF([.H315]=&quot;&quot;;0;1) + IF([.I315]=&quot;&quot;;0;1) + IF([.K315]=&quot;&quot;;0;1) + IF([.L315]=&quot;&quot;;0;1) + IF([.M315]=&quot;&quot;;0;1) + IF([.J31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tockExchang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TOCK_EXCHANGE</text:p>
          </table:table-cell>
          <table:table-cell table:number-columns-repeated="7" table:style-name="ce17"/>
          <table:table-cell table:style-name="ce17"/>
          <table:table-cell table:style-name="ce18" table:formula="of:=IF([.C316]=&quot;&quot;;0;1) + IF([.D316]=&quot;&quot;;0;1) + IF([.E316]=&quot;&quot;;0;1) + IF([.F316]=&quot;&quot;;0;1) + IF([.G316]=&quot;&quot;;0;1) + IF([.H316]=&quot;&quot;;0;1) + IF([.I316]=&quot;&quot;;0;1) + IF([.K316]=&quot;&quot;;0;1) + IF([.L316]=&quot;&quot;;0;1) + IF([.M316]=&quot;&quot;;0;1) + IF([.J31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tockMarketIndex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TOCK_MARKET_INDEX</text:p>
          </table:table-cell>
          <table:table-cell table:number-columns-repeated="7" table:style-name="ce17"/>
          <table:table-cell table:style-name="ce17"/>
          <table:table-cell table:style-name="ce18" table:formula="of:=IF([.C317]=&quot;&quot;;0;1) + IF([.D317]=&quot;&quot;;0;1) + IF([.E317]=&quot;&quot;;0;1) + IF([.F317]=&quot;&quot;;0;1) + IF([.G317]=&quot;&quot;;0;1) + IF([.H317]=&quot;&quot;;0;1) + IF([.I317]=&quot;&quot;;0;1) + IF([.K317]=&quot;&quot;;0;1) + IF([.L317]=&quot;&quot;;0;1) + IF([.M317]=&quot;&quot;;0;1) + IF([.J31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emperatur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TEMPERATURE</text:p>
          </table:table-cell>
          <table:table-cell table:number-columns-repeated="7" table:style-name="ce17"/>
          <table:table-cell table:style-name="ce17"/>
          <table:table-cell table:style-name="ce18" table:formula="of:=IF([.C318]=&quot;&quot;;0;1) + IF([.D318]=&quot;&quot;;0;1) + IF([.E318]=&quot;&quot;;0;1) + IF([.F318]=&quot;&quot;;0;1) + IF([.G318]=&quot;&quot;;0;1) + IF([.H318]=&quot;&quot;;0;1) + IF([.I318]=&quot;&quot;;0;1) + IF([.K318]=&quot;&quot;;0;1) + IF([.L318]=&quot;&quot;;0;1) + IF([.M318]=&quot;&quot;;0;1) + IF([.J31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elocity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VELOCITY</text:p>
          </table:table-cell>
          <table:table-cell table:number-columns-repeated="7" table:style-name="ce17"/>
          <table:table-cell table:style-name="ce17"/>
          <table:table-cell table:style-name="ce18" table:formula="of:=IF([.C319]=&quot;&quot;;0;1) + IF([.D319]=&quot;&quot;;0;1) + IF([.E319]=&quot;&quot;;0;1) + IF([.F319]=&quot;&quot;;0;1) + IF([.G319]=&quot;&quot;;0;1) + IF([.H319]=&quot;&quot;;0;1) + IF([.I319]=&quot;&quot;;0;1) + IF([.K319]=&quot;&quot;;0;1) + IF([.L319]=&quot;&quot;;0;1) + IF([.M319]=&quot;&quot;;0;1) + IF([.J31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rus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VIRUS</text:p>
          </table:table-cell>
          <table:table-cell table:number-columns-repeated="7" table:style-name="ce17"/>
          <table:table-cell table:style-name="ce17"/>
          <table:table-cell table:style-name="ce18" table:formula="of:=IF([.C320]=&quot;&quot;;0;1) + IF([.D320]=&quot;&quot;;0;1) + IF([.E320]=&quot;&quot;;0;1) + IF([.F320]=&quot;&quot;;0;1) + IF([.G320]=&quot;&quot;;0;1) + IF([.H320]=&quot;&quot;;0;1) + IF([.I320]=&quot;&quot;;0;1) + IF([.K320]=&quot;&quot;;0;1) + IF([.L320]=&quot;&quot;;0;1) + IF([.M320]=&quot;&quot;;0;1) + IF([.J32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olum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VOLUME</text:p>
          </table:table-cell>
          <table:table-cell table:number-columns-repeated="7" table:style-name="ce17"/>
          <table:table-cell table:style-name="ce17"/>
          <table:table-cell table:style-name="ce18" table:formula="of:=IF([.C321]=&quot;&quot;;0;1) + IF([.D321]=&quot;&quot;;0;1) + IF([.E321]=&quot;&quot;;0;1) + IF([.F321]=&quot;&quot;;0;1) + IF([.G321]=&quot;&quot;;0;1) + IF([.H321]=&quot;&quot;;0;1) + IF([.I321]=&quot;&quot;;0;1) + IF([.K321]=&quot;&quot;;0;1) + IF([.L321]=&quot;&quot;;0;1) + IF([.M321]=&quot;&quot;;0;1) + IF([.J32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ebBrowse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WEB_BROWSER</text:p>
          </table:table-cell>
          <table:table-cell table:number-columns-repeated="7" table:style-name="ce17"/>
          <table:table-cell table:style-name="ce17"/>
          <table:table-cell table:style-name="ce18" table:formula="of:=IF([.C322]=&quot;&quot;;0;1) + IF([.D322]=&quot;&quot;;0;1) + IF([.E322]=&quot;&quot;;0;1) + IF([.F322]=&quot;&quot;;0;1) + IF([.G322]=&quot;&quot;;0;1) + IF([.H322]=&quot;&quot;;0;1) + IF([.I322]=&quot;&quot;;0;1) + IF([.K322]=&quot;&quot;;0;1) + IF([.L322]=&quot;&quot;;0;1) + IF([.M322]=&quot;&quot;;0;1) + IF([.J32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Yea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YEAR</text:p>
          </table:table-cell>
          <table:table-cell table:number-columns-repeated="7" table:style-name="ce17"/>
          <table:table-cell table:style-name="ce17"/>
          <table:table-cell table:style-name="ce18" table:formula="of:=IF([.C323]=&quot;&quot;;0;1) + IF([.D323]=&quot;&quot;;0;1) + IF([.E323]=&quot;&quot;;0;1) + IF([.F323]=&quot;&quot;;0;1) + IF([.G323]=&quot;&quot;;0;1) + IF([.H323]=&quot;&quot;;0;1) + IF([.I323]=&quot;&quot;;0;1) + IF([.K323]=&quot;&quot;;0;1) + IF([.L323]=&quot;&quot;;0;1) + IF([.M323]=&quot;&quot;;0;1) + IF([.J32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YearRang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YEAR_RANGE</text:p>
          </table:table-cell>
          <table:table-cell table:number-columns-repeated="7" table:style-name="ce17"/>
          <table:table-cell table:style-name="ce17"/>
          <table:table-cell table:style-name="ce18" table:formula="of:=IF([.C324]=&quot;&quot;;0;1) + IF([.D324]=&quot;&quot;;0;1) + IF([.E324]=&quot;&quot;;0;1) + IF([.F324]=&quot;&quot;;0;1) + IF([.G324]=&quot;&quot;;0;1) + IF([.H324]=&quot;&quot;;0;1) + IF([.I324]=&quot;&quot;;0;1) + IF([.K324]=&quot;&quot;;0;1) + IF([.L324]=&quot;&quot;;0;1) + IF([.M324]=&quot;&quot;;0;1) + IF([.J32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rchitecture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architecture</text:p>
          </table:table-cell>
          <table:table-cell table:style-name="ce17"/>
          <table:table-cell table:style-name="ce18" table:formula="of:=IF([.C325]=&quot;&quot;;0;1) + IF([.D325]=&quot;&quot;;0;1) + IF([.E325]=&quot;&quot;;0;1) + IF([.F325]=&quot;&quot;;0;1) + IF([.G325]=&quot;&quot;;0;1) + IF([.H325]=&quot;&quot;;0;1) + IF([.I325]=&quot;&quot;;0;1) + IF([.K325]=&quot;&quot;;0;1) + IF([.L325]=&quot;&quot;;0;1) + IF([.M325]=&quot;&quot;;0;1) + IF([.J32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odcastFeed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podcast_feed</text:p>
          </table:table-cell>
          <table:table-cell table:style-name="ce17"/>
          <table:table-cell table:style-name="ce18" table:formula="of:=IF([.C326]=&quot;&quot;;0;1) + IF([.D326]=&quot;&quot;;0;1) + IF([.E326]=&quot;&quot;;0;1) + IF([.F326]=&quot;&quot;;0;1) + IF([.G326]=&quot;&quot;;0;1) + IF([.H326]=&quot;&quot;;0;1) + IF([.I326]=&quot;&quot;;0;1) + IF([.K326]=&quot;&quot;;0;1) + IF([.L326]=&quot;&quot;;0;1) + IF([.M326]=&quot;&quot;;0;1) + IF([.J32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usiness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business</text:p>
          </table:table-cell>
          <table:table-cell table:style-name="ce17"/>
          <table:table-cell table:style-name="ce18" table:formula="of:=IF([.C327]=&quot;&quot;;0;1) + IF([.D327]=&quot;&quot;;0;1) + IF([.E327]=&quot;&quot;;0;1) + IF([.F327]=&quot;&quot;;0;1) + IF([.G327]=&quot;&quot;;0;1) + IF([.H327]=&quot;&quot;;0;1) + IF([.I327]=&quot;&quot;;0;1) + IF([.K327]=&quot;&quot;;0;1) + IF([.L327]=&quot;&quot;;0;1) + IF([.M327]=&quot;&quot;;0;1) + IF([.J32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puter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computer</text:p>
          </table:table-cell>
          <table:table-cell table:style-name="ce17"/>
          <table:table-cell table:style-name="ce18" table:formula="of:=IF([.C328]=&quot;&quot;;0;1) + IF([.D328]=&quot;&quot;;0;1) + IF([.E328]=&quot;&quot;;0;1) + IF([.F328]=&quot;&quot;;0;1) + IF([.G328]=&quot;&quot;;0;1) + IF([.H328]=&quot;&quot;;0;1) + IF([.I328]=&quot;&quot;;0;1) + IF([.K328]=&quot;&quot;;0;1) + IF([.L328]=&quot;&quot;;0;1) + IF([.M328]=&quot;&quot;;0;1) + IF([.J32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ood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food</text:p>
          </table:table-cell>
          <table:table-cell table:style-name="ce17"/>
          <table:table-cell table:style-name="ce18" table:formula="of:=IF([.C329]=&quot;&quot;;0;1) + IF([.D329]=&quot;&quot;;0;1) + IF([.E329]=&quot;&quot;;0;1) + IF([.F329]=&quot;&quot;;0;1) + IF([.G329]=&quot;&quot;;0;1) + IF([.H329]=&quot;&quot;;0;1) + IF([.I329]=&quot;&quot;;0;1) + IF([.K329]=&quot;&quot;;0;1) + IF([.L329]=&quot;&quot;;0;1) + IF([.M329]=&quot;&quot;;0;1) + IF([.J32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nternet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internet</text:p>
          </table:table-cell>
          <table:table-cell table:style-name="ce17"/>
          <table:table-cell table:style-name="ce18" table:formula="of:=IF([.C330]=&quot;&quot;;0;1) + IF([.D330]=&quot;&quot;;0;1) + IF([.E330]=&quot;&quot;;0;1) + IF([.F330]=&quot;&quot;;0;1) + IF([.G330]=&quot;&quot;;0;1) + IF([.H330]=&quot;&quot;;0;1) + IF([.I330]=&quot;&quot;;0;1) + IF([.K330]=&quot;&quot;;0;1) + IF([.L330]=&quot;&quot;;0;1) + IF([.M330]=&quot;&quot;;0;1) + IF([.J33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music</text:p>
          </table:table-cell>
          <table:table-cell table:style-name="ce17"/>
          <table:table-cell table:style-name="ce18" table:formula="of:=IF([.C331]=&quot;&quot;;0;1) + IF([.D331]=&quot;&quot;;0;1) + IF([.E331]=&quot;&quot;;0;1) + IF([.F331]=&quot;&quot;;0;1) + IF([.G331]=&quot;&quot;;0;1) + IF([.H331]=&quot;&quot;;0;1) + IF([.I331]=&quot;&quot;;0;1) + IF([.K331]=&quot;&quot;;0;1) + IF([.L331]=&quot;&quot;;0;1) + IF([.M331]=&quot;&quot;;0;1) + IF([.J33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ravel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travel</text:p>
          </table:table-cell>
          <table:table-cell table:style-name="ce17"/>
          <table:table-cell table:style-name="ce18" table:formula="of:=IF([.C332]=&quot;&quot;;0;1) + IF([.D332]=&quot;&quot;;0;1) + IF([.E332]=&quot;&quot;;0;1) + IF([.F332]=&quot;&quot;;0;1) + IF([.G332]=&quot;&quot;;0;1) + IF([.H332]=&quot;&quot;;0;1) + IF([.I332]=&quot;&quot;;0;1) + IF([.K332]=&quot;&quot;;0;1) + IF([.L332]=&quot;&quot;;0;1) + IF([.M332]=&quot;&quot;;0;1) + IF([.J33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tv</text:p>
          </table:table-cell>
          <table:table-cell table:style-name="ce17"/>
          <table:table-cell table:style-name="ce18" table:formula="of:=IF([.C333]=&quot;&quot;;0;1) + IF([.D333]=&quot;&quot;;0;1) + IF([.E333]=&quot;&quot;;0;1) + IF([.F333]=&quot;&quot;;0;1) + IF([.G333]=&quot;&quot;;0;1) + IF([.H333]=&quot;&quot;;0;1) + IF([.I333]=&quot;&quot;;0;1) + IF([.K333]=&quot;&quot;;0;1) + IF([.L333]=&quot;&quot;;0;1) + IF([.M333]=&quot;&quot;;0;1) + IF([.J33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ine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wine</text:p>
          </table:table-cell>
          <table:table-cell table:style-name="ce17"/>
          <table:table-cell table:style-name="ce18" table:formula="of:=IF([.C334]=&quot;&quot;;0;1) + IF([.D334]=&quot;&quot;;0;1) + IF([.E334]=&quot;&quot;;0;1) + IF([.F334]=&quot;&quot;;0;1) + IF([.G334]=&quot;&quot;;0;1) + IF([.H334]=&quot;&quot;;0;1) + IF([.I334]=&quot;&quot;;0;1) + IF([.K334]=&quot;&quot;;0;1) + IF([.L334]=&quot;&quot;;0;1) + IF([.M334]=&quot;&quot;;0;1) + IF([.J33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neyard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vineyard</text:p>
          </table:table-cell>
          <table:table-cell table:style-name="ce17"/>
          <table:table-cell table:style-name="ce18" table:formula="of:=IF([.C335]=&quot;&quot;;0;1) + IF([.D335]=&quot;&quot;;0;1) + IF([.E335]=&quot;&quot;;0;1) + IF([.F335]=&quot;&quot;;0;1) + IF([.G335]=&quot;&quot;;0;1) + IF([.H335]=&quot;&quot;;0;1) + IF([.I335]=&quot;&quot;;0;1) + IF([.K335]=&quot;&quot;;0;1) + IF([.L335]=&quot;&quot;;0;1) + IF([.M335]=&quot;&quot;;0;1) + IF([.J33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cea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OCEAN</text:p>
          </table:table-cell>
          <table:table-cell table:number-columns-repeated="7" table:style-name="ce17"/>
          <table:table-cell table:style-name="ce17"/>
          <table:table-cell table:style-name="ce18" table:formula="of:=IF([.C336]=&quot;&quot;;0;1) + IF([.D336]=&quot;&quot;;0;1) + IF([.E336]=&quot;&quot;;0;1) + IF([.F336]=&quot;&quot;;0;1) + IF([.G336]=&quot;&quot;;0;1) + IF([.H336]=&quot;&quot;;0;1) + IF([.I336]=&quot;&quot;;0;1) + IF([.K336]=&quot;&quot;;0;1) + IF([.L336]=&quot;&quot;;0;1) + IF([.M336]=&quot;&quot;;0;1) + IF([.J33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overnmentalJurisdiction</text:p>
          </table:table-cell>
          <table:table-cell table:style-name="ce8"/>
          <table:table-cell table:style-name="ce17" office:value-type="string">
            <text:p>GovernmentalJurisdiction</text:p>
          </table:table-cell>
          <table:table-cell table:number-columns-repeated="10" table:style-name="ce17"/>
          <table:table-cell table:style-name="ce17"/>
          <table:table-cell table:style-name="ce18" table:formula="of:=IF([.C337]=&quot;&quot;;0;1) + IF([.D337]=&quot;&quot;;0;1) + IF([.E337]=&quot;&quot;;0;1) + IF([.F337]=&quot;&quot;;0;1) + IF([.G337]=&quot;&quot;;0;1) + IF([.H337]=&quot;&quot;;0;1) + IF([.I337]=&quot;&quot;;0;1) + IF([.K337]=&quot;&quot;;0;1) + IF([.L337]=&quot;&quot;;0;1) + IF([.M337]=&quot;&quot;;0;1) + IF([.J33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overnmentalBody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governmental_body</text:p>
          </table:table-cell>
          <table:table-cell table:style-name="ce17"/>
          <table:table-cell table:style-name="ce18" table:formula="of:=IF([.C338]=&quot;&quot;;0;1) + IF([.D338]=&quot;&quot;;0;1) + IF([.E338]=&quot;&quot;;0;1) + IF([.F338]=&quot;&quot;;0;1) + IF([.G338]=&quot;&quot;;0;1) + IF([.H338]=&quot;&quot;;0;1) + IF([.I338]=&quot;&quot;;0;1) + IF([.K338]=&quot;&quot;;0;1) + IF([.L338]=&quot;&quot;;0;1) + IF([.M338]=&quot;&quot;;0;1) + IF([.J33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istoricPlace</text:p>
          </table:table-cell>
          <table:table-cell table:style-name="ce8"/>
          <table:table-cell table:style-name="ce17" office:value-type="string">
            <text:p>HistoricPlace</text:p>
          </table:table-cell>
          <table:table-cell table:number-columns-repeated="10" table:style-name="ce17"/>
          <table:table-cell table:style-name="ce17"/>
          <table:table-cell table:style-name="ce18" table:formula="of:=IF([.C339]=&quot;&quot;;0;1) + IF([.D339]=&quot;&quot;;0;1) + IF([.E339]=&quot;&quot;;0;1) + IF([.F339]=&quot;&quot;;0;1) + IF([.G339]=&quot;&quot;;0;1) + IF([.H339]=&quot;&quot;;0;1) + IF([.I339]=&quot;&quot;;0;1) + IF([.K339]=&quot;&quot;;0;1) + IF([.L339]=&quot;&quot;;0;1) + IF([.M339]=&quot;&quot;;0;1) + IF([.J33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heater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theater</text:p>
          </table:table-cell>
          <table:table-cell table:style-name="ce17"/>
          <table:table-cell table:style-name="ce18" table:formula="of:=IF([.C340]=&quot;&quot;;0;1) + IF([.D340]=&quot;&quot;;0;1) + IF([.E340]=&quot;&quot;;0;1) + IF([.F340]=&quot;&quot;;0;1) + IF([.G340]=&quot;&quot;;0;1) + IF([.H340]=&quot;&quot;;0;1) + IF([.I340]=&quot;&quot;;0;1) + IF([.K340]=&quot;&quot;;0;1) + IF([.L340]=&quot;&quot;;0;1) + IF([.M340]=&quot;&quot;;0;1) + IF([.J34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eum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museum</text:p>
          </table:table-cell>
          <table:table-cell table:style-name="ce17"/>
          <table:table-cell table:style-name="ce18" table:formula="of:=IF([.C341]=&quot;&quot;;0;1) + IF([.D341]=&quot;&quot;;0;1) + IF([.E341]=&quot;&quot;;0;1) + IF([.F341]=&quot;&quot;;0;1) + IF([.G341]=&quot;&quot;;0;1) + IF([.H341]=&quot;&quot;;0;1) + IF([.I341]=&quot;&quot;;0;1) + IF([.K341]=&quot;&quot;;0;1) + IF([.L341]=&quot;&quot;;0;1) + IF([.M341]=&quot;&quot;;0;1) + IF([.J34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ulf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GULF</text:p>
          </table:table-cell>
          <table:table-cell table:number-columns-repeated="7" table:style-name="ce17"/>
          <table:table-cell table:style-name="ce17"/>
          <table:table-cell table:style-name="ce18" table:formula="of:=IF([.C342]=&quot;&quot;;0;1) + IF([.D342]=&quot;&quot;;0;1) + IF([.E342]=&quot;&quot;;0;1) + IF([.F342]=&quot;&quot;;0;1) + IF([.G342]=&quot;&quot;;0;1) + IF([.H342]=&quot;&quot;;0;1) + IF([.I342]=&quot;&quot;;0;1) + IF([.K342]=&quot;&quot;;0;1) + IF([.L342]=&quot;&quot;;0;1) + IF([.M342]=&quot;&quot;;0;1) + IF([.J34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ea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EA</text:p>
          </table:table-cell>
          <table:table-cell table:number-columns-repeated="7" table:style-name="ce17"/>
          <table:table-cell table:style-name="ce17"/>
          <table:table-cell table:style-name="ce18" table:formula="of:=IF([.C343]=&quot;&quot;;0;1) + IF([.D343]=&quot;&quot;;0;1) + IF([.E343]=&quot;&quot;;0;1) + IF([.F343]=&quot;&quot;;0;1) + IF([.G343]=&quot;&quot;;0;1) + IF([.H343]=&quot;&quot;;0;1) + IF([.I343]=&quot;&quot;;0;1) + IF([.K343]=&quot;&quot;;0;1) + IF([.L343]=&quot;&quot;;0;1) + IF([.M343]=&quot;&quot;;0;1) + IF([.J34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ave</text:p>
          </table:table-cell>
          <table:table-cell table:style-name="ce8"/>
          <table:table-cell table:style-name="ce17" office:value-type="string">
            <text:p>Cave</text:p>
          </table:table-cell>
          <table:table-cell table:number-columns-repeated="10" table:style-name="ce17"/>
          <table:table-cell table:style-name="ce17"/>
          <table:table-cell table:style-name="ce18" table:formula="of:=IF([.C344]=&quot;&quot;;0;1) + IF([.D344]=&quot;&quot;;0;1) + IF([.E344]=&quot;&quot;;0;1) + IF([.F344]=&quot;&quot;;0;1) + IF([.G344]=&quot;&quot;;0;1) + IF([.H344]=&quot;&quot;;0;1) + IF([.I344]=&quot;&quot;;0;1) + IF([.K344]=&quot;&quot;;0;1) + IF([.L344]=&quot;&quot;;0;1) + IF([.M344]=&quot;&quot;;0;1) + IF([.J34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lacier</text:p>
          </table:table-cell>
          <table:table-cell table:style-name="ce8"/>
          <table:table-cell table:style-name="ce17" office:value-type="string">
            <text:p>Glacier</text:p>
          </table:table-cell>
          <table:table-cell table:number-columns-repeated="10" table:style-name="ce17"/>
          <table:table-cell table:style-name="ce17"/>
          <table:table-cell table:style-name="ce18" table:formula="of:=IF([.C345]=&quot;&quot;;0;1) + IF([.D345]=&quot;&quot;;0;1) + IF([.E345]=&quot;&quot;;0;1) + IF([.F345]=&quot;&quot;;0;1) + IF([.G345]=&quot;&quot;;0;1) + IF([.H345]=&quot;&quot;;0;1) + IF([.I345]=&quot;&quot;;0;1) + IF([.K345]=&quot;&quot;;0;1) + IF([.L345]=&quot;&quot;;0;1) + IF([.M345]=&quot;&quot;;0;1) + IF([.J34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sland</text:p>
          </table:table-cell>
          <table:table-cell table:style-name="ce8"/>
          <table:table-cell table:number-columns-repeated="2" table:style-name="ce17" office:value-type="string">
            <text:p>Island</text:p>
          </table:table-cell>
          <table:table-cell table:number-columns-repeated="2" table:style-name="ce17"/>
          <table:table-cell table:style-name="ce17" office:value-type="string">
            <text:p>Island</text:p>
          </table:table-cell>
          <table:table-cell table:number-columns-repeated="6" table:style-name="ce17"/>
          <table:table-cell table:style-name="ce17"/>
          <table:table-cell table:style-name="ce18" table:formula="of:=IF([.C346]=&quot;&quot;;0;1) + IF([.D346]=&quot;&quot;;0;1) + IF([.E346]=&quot;&quot;;0;1) + IF([.F346]=&quot;&quot;;0;1) + IF([.G346]=&quot;&quot;;0;1) + IF([.H346]=&quot;&quot;;0;1) + IF([.I346]=&quot;&quot;;0;1) + IF([.K346]=&quot;&quot;;0;1) + IF([.L346]=&quot;&quot;;0;1) + IF([.M346]=&quot;&quot;;0;1) + IF([.J346]=&quot;&quot;;0;1)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15" office:value-type="string">
            <text:p>IslandGroup</text:p>
          </table:table-cell>
          <table:table-cell table:style-name="ce8"/>
          <table:table-cell table:style-name="ce17" office:value-type="string">
            <text:p>IslandGroup</text:p>
          </table:table-cell>
          <table:table-cell table:number-columns-repeated="10" table:style-name="ce17"/>
          <table:table-cell table:style-name="ce17"/>
          <table:table-cell table:style-name="ce18" table:formula="of:=IF([.C347]=&quot;&quot;;0;1) + IF([.D347]=&quot;&quot;;0;1) + IF([.E347]=&quot;&quot;;0;1) + IF([.F347]=&quot;&quot;;0;1) + IF([.G347]=&quot;&quot;;0;1) + IF([.H347]=&quot;&quot;;0;1) + IF([.I347]=&quot;&quot;;0;1) + IF([.K347]=&quot;&quot;;0;1) + IF([.L347]=&quot;&quot;;0;1) + IF([.M347]=&quot;&quot;;0;1) + IF([.J34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untainPass</text:p>
          </table:table-cell>
          <table:table-cell table:style-name="ce8"/>
          <table:table-cell table:style-name="ce17" office:value-type="string">
            <text:p>MountainPass</text:p>
          </table:table-cell>
          <table:table-cell table:number-columns-repeated="10" table:style-name="ce17"/>
          <table:table-cell table:style-name="ce17"/>
          <table:table-cell table:style-name="ce18" table:formula="of:=IF([.C348]=&quot;&quot;;0;1) + IF([.D348]=&quot;&quot;;0;1) + IF([.E348]=&quot;&quot;;0;1) + IF([.F348]=&quot;&quot;;0;1) + IF([.G348]=&quot;&quot;;0;1) + IF([.H348]=&quot;&quot;;0;1) + IF([.I348]=&quot;&quot;;0;1) + IF([.K348]=&quot;&quot;;0;1) + IF([.L348]=&quot;&quot;;0;1) + IF([.M348]=&quot;&quot;;0;1) + IF([.J34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untainRange</text:p>
          </table:table-cell>
          <table:table-cell table:style-name="ce8"/>
          <table:table-cell table:style-name="ce17" office:value-type="string">
            <text:p>MountainRange</text:p>
          </table:table-cell>
          <table:table-cell table:number-columns-repeated="10" table:style-name="ce17"/>
          <table:table-cell table:style-name="ce17"/>
          <table:table-cell table:style-name="ce18" table:formula="of:=IF([.C349]=&quot;&quot;;0;1) + IF([.D349]=&quot;&quot;;0;1) + IF([.E349]=&quot;&quot;;0;1) + IF([.F349]=&quot;&quot;;0;1) + IF([.G349]=&quot;&quot;;0;1) + IF([.H349]=&quot;&quot;;0;1) + IF([.I349]=&quot;&quot;;0;1) + IF([.K349]=&quot;&quot;;0;1) + IF([.L349]=&quot;&quot;;0;1) + IF([.M349]=&quot;&quot;;0;1) + IF([.J34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aterfall</text:p>
          </table:table-cell>
          <table:table-cell table:style-name="ce8"/>
          <table:table-cell table:style-name="ce17" office:value-type="string">
            <text:p>Waterfall</text:p>
          </table:table-cell>
          <table:table-cell table:number-columns-repeated="10" table:style-name="ce17"/>
          <table:table-cell table:style-name="ce17"/>
          <table:table-cell table:style-name="ce18" table:formula="of:=IF([.C350]=&quot;&quot;;0;1) + IF([.D350]=&quot;&quot;;0;1) + IF([.E350]=&quot;&quot;;0;1) + IF([.F350]=&quot;&quot;;0;1) + IF([.G350]=&quot;&quot;;0;1) + IF([.H350]=&quot;&quot;;0;1) + IF([.I350]=&quot;&quot;;0;1) + IF([.K350]=&quot;&quot;;0;1) + IF([.L350]=&quot;&quot;;0;1) + IF([.M350]=&quot;&quot;;0;1) + IF([.J35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eologicalFormation</text:p>
          </table:table-cell>
          <table:table-cell table:style-name="ce8"/>
          <table:table-cell table:style-name="ce17" office:value-type="string">
            <text:p>GeologicalFormation</text:p>
          </table:table-cell>
          <table:table-cell table:number-columns-repeated="10" table:style-name="ce17"/>
          <table:table-cell table:style-name="ce17"/>
          <table:table-cell table:style-name="ce18" table:formula="of:=IF([.C351]=&quot;&quot;;0;1) + IF([.D351]=&quot;&quot;;0;1) + IF([.E351]=&quot;&quot;;0;1) + IF([.F351]=&quot;&quot;;0;1) + IF([.G351]=&quot;&quot;;0;1) + IF([.H351]=&quot;&quot;;0;1) + IF([.I351]=&quot;&quot;;0;1) + IF([.K351]=&quot;&quot;;0;1) + IF([.L351]=&quot;&quot;;0;1) + IF([.M351]=&quot;&quot;;0;1) + IF([.J35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ilField</text:p>
          </table:table-cell>
          <table:table-cell table:style-name="ce8"/>
          <table:table-cell table:style-name="ce17" office:value-type="string">
            <text:p>OilField</text:p>
          </table:table-cell>
          <table:table-cell table:number-columns-repeated="10" table:style-name="ce17"/>
          <table:table-cell table:style-name="ce17"/>
          <table:table-cell table:style-name="ce18" table:formula="of:=IF([.C352]=&quot;&quot;;0;1) + IF([.D352]=&quot;&quot;;0;1) + IF([.E352]=&quot;&quot;;0;1) + IF([.F352]=&quot;&quot;;0;1) + IF([.G352]=&quot;&quot;;0;1) + IF([.H352]=&quot;&quot;;0;1) + IF([.I352]=&quot;&quot;;0;1) + IF([.K352]=&quot;&quot;;0;1) + IF([.L352]=&quot;&quot;;0;1) + IF([.M352]=&quot;&quot;;0;1) + IF([.J35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tectedArea</text:p>
          </table:table-cell>
          <table:table-cell table:style-name="ce8"/>
          <table:table-cell table:style-name="ce17" office:value-type="string">
            <text:p>ProtectedArea</text:p>
          </table:table-cell>
          <table:table-cell table:number-columns-repeated="10" table:style-name="ce17"/>
          <table:table-cell table:style-name="ce17"/>
          <table:table-cell table:style-name="ce18" table:formula="of:=IF([.C353]=&quot;&quot;;0;1) + IF([.D353]=&quot;&quot;;0;1) + IF([.E353]=&quot;&quot;;0;1) + IF([.F353]=&quot;&quot;;0;1) + IF([.G353]=&quot;&quot;;0;1) + IF([.H353]=&quot;&quot;;0;1) + IF([.I353]=&quot;&quot;;0;1) + IF([.K353]=&quot;&quot;;0;1) + IF([.L353]=&quot;&quot;;0;1) + IF([.M353]=&quot;&quot;;0;1) + IF([.J35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cademic</text:p>
          </table:table-cell>
          <table:table-cell table:style-name="ce8"/>
          <table:table-cell table:style-name="ce17" office:value-type="string">
            <text:p>Academic</text:p>
          </table:table-cell>
          <table:table-cell table:number-columns-repeated="10" table:style-name="ce17"/>
          <table:table-cell table:style-name="ce17"/>
          <table:table-cell table:style-name="ce18" table:formula="of:=IF([.C354]=&quot;&quot;;0;1) + IF([.D354]=&quot;&quot;;0;1) + IF([.E354]=&quot;&quot;;0;1) + IF([.F354]=&quot;&quot;;0;1) + IF([.G354]=&quot;&quot;;0;1) + IF([.H354]=&quot;&quot;;0;1) + IF([.I354]=&quot;&quot;;0;1) + IF([.K354]=&quot;&quot;;0;1) + IF([.L354]=&quot;&quot;;0;1) + IF([.M354]=&quot;&quot;;0;1) + IF([.J35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ircraftDesigner</text:p>
          </table:table-cell>
          <table:table-cell table:style-name="ce8"/>
          <table:table-cell table:style-name="ce17" office:value-type="string">
            <text:p>AircraftDesigner</text:p>
          </table:table-cell>
          <table:table-cell table:number-columns-repeated="10" table:style-name="ce17"/>
          <table:table-cell table:style-name="ce17"/>
          <table:table-cell table:style-name="ce18" table:formula="of:=IF([.C355]=&quot;&quot;;0;1) + IF([.D355]=&quot;&quot;;0;1) + IF([.E355]=&quot;&quot;;0;1) + IF([.F355]=&quot;&quot;;0;1) + IF([.G355]=&quot;&quot;;0;1) + IF([.H355]=&quot;&quot;;0;1) + IF([.I355]=&quot;&quot;;0;1) + IF([.K355]=&quot;&quot;;0;1) + IF([.L355]=&quot;&quot;;0;1) + IF([.M355]=&quot;&quot;;0;1) + IF([.J35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iploma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IPLOMAT</text:p>
          </table:table-cell>
          <table:table-cell table:number-columns-repeated="7" table:style-name="ce17"/>
          <table:table-cell table:style-name="ce17"/>
          <table:table-cell table:style-name="ce18" table:formula="of:=IF([.C356]=&quot;&quot;;0;1) + IF([.D356]=&quot;&quot;;0;1) + IF([.E356]=&quot;&quot;;0;1) + IF([.F356]=&quot;&quot;;0;1) + IF([.G356]=&quot;&quot;;0;1) + IF([.H356]=&quot;&quot;;0;1) + IF([.I356]=&quot;&quot;;0;1) + IF([.K356]=&quot;&quot;;0;1) + IF([.L356]=&quot;&quot;;0;1) + IF([.M356]=&quot;&quot;;0;1) + IF([.J35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octo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OCTOR</text:p>
          </table:table-cell>
          <table:table-cell table:number-columns-repeated="7" table:style-name="ce17"/>
          <table:table-cell table:style-name="ce17"/>
          <table:table-cell table:style-name="ce18" table:formula="of:=IF([.C357]=&quot;&quot;;0;1) + IF([.D357]=&quot;&quot;;0;1) + IF([.E357]=&quot;&quot;;0;1) + IF([.F357]=&quot;&quot;;0;1) + IF([.G357]=&quot;&quot;;0;1) + IF([.H357]=&quot;&quot;;0;1) + IF([.I357]=&quot;&quot;;0;1) + IF([.K357]=&quot;&quot;;0;1) + IF([.L357]=&quot;&quot;;0;1) + IF([.M357]=&quot;&quot;;0;1) + IF([.J35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ppointee</text:p>
          </table:table-cell>
          <table:table-cell table:style-name="ce8"/>
          <table:table-cell table:style-name="ce17" office:value-type="string">
            <text:p>Appointee</text:p>
          </table:table-cell>
          <table:table-cell table:number-columns-repeated="10" table:style-name="ce17"/>
          <table:table-cell table:style-name="ce17"/>
          <table:table-cell table:style-name="ce18" table:formula="of:=IF([.C358]=&quot;&quot;;0;1) + IF([.D358]=&quot;&quot;;0;1) + IF([.E358]=&quot;&quot;;0;1) + IF([.F358]=&quot;&quot;;0;1) + IF([.G358]=&quot;&quot;;0;1) + IF([.H358]=&quot;&quot;;0;1) + IF([.I358]=&quot;&quot;;0;1) + IF([.K358]=&quot;&quot;;0;1) + IF([.L358]=&quot;&quot;;0;1) + IF([.M358]=&quot;&quot;;0;1) + IF([.J35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rchitectureFirmPartner</text:p>
          </table:table-cell>
          <table:table-cell table:style-name="ce8"/>
          <table:table-cell table:style-name="ce17" office:value-type="string">
            <text:p>ArchitectureFirmPartner</text:p>
          </table:table-cell>
          <table:table-cell table:number-columns-repeated="10" table:style-name="ce17"/>
          <table:table-cell table:style-name="ce17"/>
          <table:table-cell table:style-name="ce18" table:formula="of:=IF([.C359]=&quot;&quot;;0;1) + IF([.D359]=&quot;&quot;;0;1) + IF([.E359]=&quot;&quot;;0;1) + IF([.F359]=&quot;&quot;;0;1) + IF([.G359]=&quot;&quot;;0;1) + IF([.H359]=&quot;&quot;;0;1) + IF([.I359]=&quot;&quot;;0;1) + IF([.K359]=&quot;&quot;;0;1) + IF([.L359]=&quot;&quot;;0;1) + IF([.M359]=&quot;&quot;;0;1) + IF([.J35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stronomer</text:p>
          </table:table-cell>
          <table:table-cell table:style-name="ce8"/>
          <table:table-cell table:style-name="ce17" office:value-type="string">
            <text:p>Astronomer</text:p>
          </table:table-cell>
          <table:table-cell table:number-columns-repeated="10" table:style-name="ce17"/>
          <table:table-cell table:style-name="ce17"/>
          <table:table-cell table:style-name="ce18" table:formula="of:=IF([.C360]=&quot;&quot;;0;1) + IF([.D360]=&quot;&quot;;0;1) + IF([.E360]=&quot;&quot;;0;1) + IF([.F360]=&quot;&quot;;0;1) + IF([.G360]=&quot;&quot;;0;1) + IF([.H360]=&quot;&quot;;0;1) + IF([.I360]=&quot;&quot;;0;1) + IF([.K360]=&quot;&quot;;0;1) + IF([.L360]=&quot;&quot;;0;1) + IF([.M360]=&quot;&quot;;0;1) + IF([.J36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uthor</text:p>
          </table:table-cell>
          <table:table-cell table:style-name="ce8"/>
          <table:table-cell table:style-name="ce17" office:value-type="string">
            <text:p>Author</text:p>
          </table:table-cell>
          <table:table-cell table:number-columns-repeated="10" table:style-name="ce17"/>
          <table:table-cell table:style-name="ce17"/>
          <table:table-cell table:style-name="ce18" table:formula="of:=IF([.C361]=&quot;&quot;;0;1) + IF([.D361]=&quot;&quot;;0;1) + IF([.E361]=&quot;&quot;;0;1) + IF([.F361]=&quot;&quot;;0;1) + IF([.G361]=&quot;&quot;;0;1) + IF([.H361]=&quot;&quot;;0;1) + IF([.I361]=&quot;&quot;;0;1) + IF([.K361]=&quot;&quot;;0;1) + IF([.L361]=&quot;&quot;;0;1) + IF([.M361]=&quot;&quot;;0;1) + IF([.J36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utomotiveDesigner</text:p>
          </table:table-cell>
          <table:table-cell table:style-name="ce8"/>
          <table:table-cell table:style-name="ce17" office:value-type="string">
            <text:p>AutomotiveDesigner</text:p>
          </table:table-cell>
          <table:table-cell table:number-columns-repeated="10" table:style-name="ce17"/>
          <table:table-cell table:style-name="ce17"/>
          <table:table-cell table:style-name="ce18" table:formula="of:=IF([.C362]=&quot;&quot;;0;1) + IF([.D362]=&quot;&quot;;0;1) + IF([.E362]=&quot;&quot;;0;1) + IF([.F362]=&quot;&quot;;0;1) + IF([.G362]=&quot;&quot;;0;1) + IF([.H362]=&quot;&quot;;0;1) + IF([.I362]=&quot;&quot;;0;1) + IF([.K362]=&quot;&quot;;0;1) + IF([.L362]=&quot;&quot;;0;1) + IF([.M362]=&quot;&quot;;0;1) + IF([.J36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wardJudge</text:p>
          </table:table-cell>
          <table:table-cell table:style-name="ce8"/>
          <table:table-cell table:style-name="ce17" office:value-type="string">
            <text:p>AwardJudge</text:p>
          </table:table-cell>
          <table:table-cell table:number-columns-repeated="10" table:style-name="ce17"/>
          <table:table-cell table:style-name="ce17"/>
          <table:table-cell table:style-name="ce18" table:formula="of:=IF([.C363]=&quot;&quot;;0;1) + IF([.D363]=&quot;&quot;;0;1) + IF([.E363]=&quot;&quot;;0;1) + IF([.F363]=&quot;&quot;;0;1) + IF([.G363]=&quot;&quot;;0;1) + IF([.H363]=&quot;&quot;;0;1) + IF([.I363]=&quot;&quot;;0;1) + IF([.K363]=&quot;&quot;;0;1) + IF([.L363]=&quot;&quot;;0;1) + IF([.M363]=&quot;&quot;;0;1) + IF([.J36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wardNominee</text:p>
          </table:table-cell>
          <table:table-cell table:style-name="ce8"/>
          <table:table-cell table:style-name="ce17" office:value-type="string">
            <text:p>AwardNominee</text:p>
          </table:table-cell>
          <table:table-cell table:number-columns-repeated="10" table:style-name="ce17"/>
          <table:table-cell table:style-name="ce17"/>
          <table:table-cell table:style-name="ce18" table:formula="of:=IF([.C364]=&quot;&quot;;0;1) + IF([.D364]=&quot;&quot;;0;1) + IF([.E364]=&quot;&quot;;0;1) + IF([.F364]=&quot;&quot;;0;1) + IF([.G364]=&quot;&quot;;0;1) + IF([.H364]=&quot;&quot;;0;1) + IF([.I364]=&quot;&quot;;0;1) + IF([.K364]=&quot;&quot;;0;1) + IF([.L364]=&quot;&quot;;0;1) + IF([.M364]=&quot;&quot;;0;1) + IF([.J36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wardWinner</text:p>
          </table:table-cell>
          <table:table-cell table:style-name="ce8"/>
          <table:table-cell table:style-name="ce17" office:value-type="string">
            <text:p>AwardWinner</text:p>
          </table:table-cell>
          <table:table-cell table:number-columns-repeated="10" table:style-name="ce17"/>
          <table:table-cell table:style-name="ce17"/>
          <table:table-cell table:style-name="ce18" table:formula="of:=IF([.C365]=&quot;&quot;;0;1) + IF([.D365]=&quot;&quot;;0;1) + IF([.E365]=&quot;&quot;;0;1) + IF([.F365]=&quot;&quot;;0;1) + IF([.G365]=&quot;&quot;;0;1) + IF([.H365]=&quot;&quot;;0;1) + IF([.I365]=&quot;&quot;;0;1) + IF([.K365]=&quot;&quot;;0;1) + IF([.L365]=&quot;&quot;;0;1) + IF([.M365]=&quot;&quot;;0;1) + IF([.J36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ach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COACH</text:p>
          </table:table-cell>
          <table:table-cell table:number-columns-repeated="7" table:style-name="ce17"/>
          <table:table-cell table:style-name="ce17"/>
          <table:table-cell table:style-name="ce18" table:formula="of:=IF([.C366]=&quot;&quot;;0;1) + IF([.D366]=&quot;&quot;;0;1) + IF([.E366]=&quot;&quot;;0;1) + IF([.F366]=&quot;&quot;;0;1) + IF([.G366]=&quot;&quot;;0;1) + IF([.H366]=&quot;&quot;;0;1) + IF([.I366]=&quot;&quot;;0;1) + IF([.K366]=&quot;&quot;;0;1) + IF([.L366]=&quot;&quot;;0;1) + IF([.M366]=&quot;&quot;;0;1) + IF([.J36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asketballCoach</text:p>
          </table:table-cell>
          <table:table-cell table:style-name="ce8"/>
          <table:table-cell table:style-name="ce17" office:value-type="string">
            <text:p>BasketballCoach</text:p>
          </table:table-cell>
          <table:table-cell table:number-columns-repeated="10" table:style-name="ce17"/>
          <table:table-cell table:style-name="ce17"/>
          <table:table-cell table:style-name="ce18" table:formula="of:=IF([.C367]=&quot;&quot;;0;1) + IF([.D367]=&quot;&quot;;0;1) + IF([.E367]=&quot;&quot;;0;1) + IF([.F367]=&quot;&quot;;0;1) + IF([.G367]=&quot;&quot;;0;1) + IF([.H367]=&quot;&quot;;0;1) + IF([.I367]=&quot;&quot;;0;1) + IF([.K367]=&quot;&quot;;0;1) + IF([.L367]=&quot;&quot;;0;1) + IF([.M367]=&quot;&quot;;0;1) + IF([.J36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assist</text:p>
          </table:table-cell>
          <table:table-cell table:style-name="ce8"/>
          <table:table-cell table:style-name="ce17" office:value-type="string">
            <text:p>Bassist</text:p>
          </table:table-cell>
          <table:table-cell table:number-columns-repeated="10" table:style-name="ce17"/>
          <table:table-cell table:style-name="ce17"/>
          <table:table-cell table:style-name="ce18" table:formula="of:=IF([.C368]=&quot;&quot;;0;1) + IF([.D368]=&quot;&quot;;0;1) + IF([.E368]=&quot;&quot;;0;1) + IF([.F368]=&quot;&quot;;0;1) + IF([.G368]=&quot;&quot;;0;1) + IF([.H368]=&quot;&quot;;0;1) + IF([.I368]=&quot;&quot;;0;1) + IF([.K368]=&quot;&quot;;0;1) + IF([.L368]=&quot;&quot;;0;1) + IF([.M368]=&quot;&quot;;0;1) + IF([.J36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logger</text:p>
          </table:table-cell>
          <table:table-cell table:style-name="ce8"/>
          <table:table-cell table:style-name="ce17" office:value-type="string">
            <text:p>Blogger</text:p>
          </table:table-cell>
          <table:table-cell table:number-columns-repeated="10" table:style-name="ce17"/>
          <table:table-cell table:style-name="ce17"/>
          <table:table-cell table:style-name="ce18" table:formula="of:=IF([.C369]=&quot;&quot;;0;1) + IF([.D369]=&quot;&quot;;0;1) + IF([.E369]=&quot;&quot;;0;1) + IF([.F369]=&quot;&quot;;0;1) + IF([.G369]=&quot;&quot;;0;1) + IF([.H369]=&quot;&quot;;0;1) + IF([.I369]=&quot;&quot;;0;1) + IF([.K369]=&quot;&quot;;0;1) + IF([.L369]=&quot;&quot;;0;1) + IF([.M369]=&quot;&quot;;0;1) + IF([.J36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ardMember</text:p>
          </table:table-cell>
          <table:table-cell table:style-name="ce8"/>
          <table:table-cell table:style-name="ce17" office:value-type="string">
            <text:p>BoardMember</text:p>
          </table:table-cell>
          <table:table-cell table:number-columns-repeated="10" table:style-name="ce17"/>
          <table:table-cell table:style-name="ce17"/>
          <table:table-cell table:style-name="ce18" table:formula="of:=IF([.C370]=&quot;&quot;;0;1) + IF([.D370]=&quot;&quot;;0;1) + IF([.E370]=&quot;&quot;;0;1) + IF([.F370]=&quot;&quot;;0;1) + IF([.G370]=&quot;&quot;;0;1) + IF([.H370]=&quot;&quot;;0;1) + IF([.I370]=&quot;&quot;;0;1) + IF([.K370]=&quot;&quot;;0;1) + IF([.L370]=&quot;&quot;;0;1) + IF([.M370]=&quot;&quot;;0;1) + IF([.J37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xer</text:p>
          </table:table-cell>
          <table:table-cell table:style-name="ce8"/>
          <table:table-cell table:style-name="ce17" office:value-type="string">
            <text:p>Boxer</text:p>
          </table:table-cell>
          <table:table-cell table:number-columns-repeated="10" table:style-name="ce17"/>
          <table:table-cell table:style-name="ce17"/>
          <table:table-cell table:style-name="ce18" table:formula="of:=IF([.C371]=&quot;&quot;;0;1) + IF([.D371]=&quot;&quot;;0;1) + IF([.E371]=&quot;&quot;;0;1) + IF([.F371]=&quot;&quot;;0;1) + IF([.G371]=&quot;&quot;;0;1) + IF([.H371]=&quot;&quot;;0;1) + IF([.I371]=&quot;&quot;;0;1) + IF([.K371]=&quot;&quot;;0;1) + IF([.L371]=&quot;&quot;;0;1) + IF([.M371]=&quot;&quot;;0;1) + IF([.J37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roadcastArtist</text:p>
          </table:table-cell>
          <table:table-cell table:style-name="ce8"/>
          <table:table-cell table:style-name="ce17" office:value-type="string">
            <text:p>BroadcastArtist</text:p>
          </table:table-cell>
          <table:table-cell table:number-columns-repeated="10" table:style-name="ce17"/>
          <table:table-cell table:style-name="ce17"/>
          <table:table-cell table:style-name="ce18" table:formula="of:=IF([.C372]=&quot;&quot;;0;1) + IF([.D372]=&quot;&quot;;0;1) + IF([.E372]=&quot;&quot;;0;1) + IF([.F372]=&quot;&quot;;0;1) + IF([.G372]=&quot;&quot;;0;1) + IF([.H372]=&quot;&quot;;0;1) + IF([.I372]=&quot;&quot;;0;1) + IF([.K372]=&quot;&quot;;0;1) + IF([.L372]=&quot;&quot;;0;1) + IF([.M372]=&quot;&quot;;0;1) + IF([.J37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hef</text:p>
          </table:table-cell>
          <table:table-cell table:style-name="ce8"/>
          <table:table-cell table:style-name="ce17" office:value-type="string">
            <text:p>Chef</text:p>
          </table:table-cell>
          <table:table-cell table:number-columns-repeated="10" table:style-name="ce17"/>
          <table:table-cell table:style-name="ce17"/>
          <table:table-cell table:style-name="ce18" table:formula="of:=IF([.C373]=&quot;&quot;;0;1) + IF([.D373]=&quot;&quot;;0;1) + IF([.E373]=&quot;&quot;;0;1) + IF([.F373]=&quot;&quot;;0;1) + IF([.G373]=&quot;&quot;;0;1) + IF([.H373]=&quot;&quot;;0;1) + IF([.I373]=&quot;&quot;;0;1) + IF([.K373]=&quot;&quot;;0;1) + IF([.L373]=&quot;&quot;;0;1) + IF([.M373]=&quot;&quot;;0;1) + IF([.J37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hessPlayer</text:p>
          </table:table-cell>
          <table:table-cell table:style-name="ce8"/>
          <table:table-cell table:style-name="ce17" office:value-type="string">
            <text:p>ChessPlayer</text:p>
          </table:table-cell>
          <table:table-cell table:number-columns-repeated="10" table:style-name="ce17"/>
          <table:table-cell table:style-name="ce17"/>
          <table:table-cell table:style-name="ce18" table:formula="of:=IF([.C374]=&quot;&quot;;0;1) + IF([.D374]=&quot;&quot;;0;1) + IF([.E374]=&quot;&quot;;0;1) + IF([.F374]=&quot;&quot;;0;1) + IF([.G374]=&quot;&quot;;0;1) + IF([.H374]=&quot;&quot;;0;1) + IF([.I374]=&quot;&quot;;0;1) + IF([.K374]=&quot;&quot;;0;1) + IF([.L374]=&quot;&quot;;0;1) + IF([.M374]=&quot;&quot;;0;1) + IF([.J37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hivalricOrderFounder</text:p>
          </table:table-cell>
          <table:table-cell table:style-name="ce8"/>
          <table:table-cell table:style-name="ce17" office:value-type="string">
            <text:p>ChivalricOrderFounder</text:p>
          </table:table-cell>
          <table:table-cell table:number-columns-repeated="10" table:style-name="ce17"/>
          <table:table-cell table:style-name="ce17"/>
          <table:table-cell table:style-name="ce18" table:formula="of:=IF([.C375]=&quot;&quot;;0;1) + IF([.D375]=&quot;&quot;;0;1) + IF([.E375]=&quot;&quot;;0;1) + IF([.F375]=&quot;&quot;;0;1) + IF([.G375]=&quot;&quot;;0;1) + IF([.H375]=&quot;&quot;;0;1) + IF([.I375]=&quot;&quot;;0;1) + IF([.K375]=&quot;&quot;;0;1) + IF([.L375]=&quot;&quot;;0;1) + IF([.M375]=&quot;&quot;;0;1) + IF([.J37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hivalricOrderMember</text:p>
          </table:table-cell>
          <table:table-cell table:style-name="ce8"/>
          <table:table-cell table:style-name="ce17" office:value-type="string">
            <text:p>ChivalricOrderMember</text:p>
          </table:table-cell>
          <table:table-cell table:number-columns-repeated="10" table:style-name="ce17"/>
          <table:table-cell table:style-name="ce17"/>
          <table:table-cell table:style-name="ce18" table:formula="of:=IF([.C376]=&quot;&quot;;0;1) + IF([.D376]=&quot;&quot;;0;1) + IF([.E376]=&quot;&quot;;0;1) + IF([.F376]=&quot;&quot;;0;1) + IF([.G376]=&quot;&quot;;0;1) + IF([.H376]=&quot;&quot;;0;1) + IF([.I376]=&quot;&quot;;0;1) + IF([.K376]=&quot;&quot;;0;1) + IF([.L376]=&quot;&quot;;0;1) + IF([.M376]=&quot;&quot;;0;1) + IF([.J37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hivalricOrderOfficer</text:p>
          </table:table-cell>
          <table:table-cell table:style-name="ce8"/>
          <table:table-cell table:style-name="ce17" office:value-type="string">
            <text:p>ChivalricOrderOfficer</text:p>
          </table:table-cell>
          <table:table-cell table:number-columns-repeated="10" table:style-name="ce17"/>
          <table:table-cell table:style-name="ce17"/>
          <table:table-cell table:style-name="ce18" table:formula="of:=IF([.C377]=&quot;&quot;;0;1) + IF([.D377]=&quot;&quot;;0;1) + IF([.E377]=&quot;&quot;;0;1) + IF([.F377]=&quot;&quot;;0;1) + IF([.G377]=&quot;&quot;;0;1) + IF([.H377]=&quot;&quot;;0;1) + IF([.I377]=&quot;&quot;;0;1) + IF([.K377]=&quot;&quot;;0;1) + IF([.L377]=&quot;&quot;;0;1) + IF([.M377]=&quot;&quot;;0;1) + IF([.J37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llector</text:p>
          </table:table-cell>
          <table:table-cell table:style-name="ce8"/>
          <table:table-cell table:style-name="ce17" office:value-type="string">
            <text:p>Collector</text:p>
          </table:table-cell>
          <table:table-cell table:number-columns-repeated="10" table:style-name="ce17"/>
          <table:table-cell table:style-name="ce17"/>
          <table:table-cell table:style-name="ce18" table:formula="of:=IF([.C378]=&quot;&quot;;0;1) + IF([.D378]=&quot;&quot;;0;1) + IF([.E378]=&quot;&quot;;0;1) + IF([.F378]=&quot;&quot;;0;1) + IF([.G378]=&quot;&quot;;0;1) + IF([.H378]=&quot;&quot;;0;1) + IF([.I378]=&quot;&quot;;0;1) + IF([.K378]=&quot;&quot;;0;1) + IF([.L378]=&quot;&quot;;0;1) + IF([.M378]=&quot;&quot;;0;1) + IF([.J37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BookColorist</text:p>
          </table:table-cell>
          <table:table-cell table:style-name="ce8"/>
          <table:table-cell table:style-name="ce17" office:value-type="string">
            <text:p>ComicBookColorist</text:p>
          </table:table-cell>
          <table:table-cell table:number-columns-repeated="10" table:style-name="ce17"/>
          <table:table-cell table:style-name="ce17"/>
          <table:table-cell table:style-name="ce18" table:formula="of:=IF([.C379]=&quot;&quot;;0;1) + IF([.D379]=&quot;&quot;;0;1) + IF([.E379]=&quot;&quot;;0;1) + IF([.F379]=&quot;&quot;;0;1) + IF([.G379]=&quot;&quot;;0;1) + IF([.H379]=&quot;&quot;;0;1) + IF([.I379]=&quot;&quot;;0;1) + IF([.K379]=&quot;&quot;;0;1) + IF([.L379]=&quot;&quot;;0;1) + IF([.M379]=&quot;&quot;;0;1) + IF([.J37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BookCreator</text:p>
          </table:table-cell>
          <table:table-cell table:style-name="ce8"/>
          <table:table-cell table:style-name="ce17" office:value-type="string">
            <text:p>ComicBookCreator</text:p>
          </table:table-cell>
          <table:table-cell table:number-columns-repeated="10" table:style-name="ce17"/>
          <table:table-cell table:style-name="ce17"/>
          <table:table-cell table:style-name="ce18" table:formula="of:=IF([.C380]=&quot;&quot;;0;1) + IF([.D380]=&quot;&quot;;0;1) + IF([.E380]=&quot;&quot;;0;1) + IF([.F380]=&quot;&quot;;0;1) + IF([.G380]=&quot;&quot;;0;1) + IF([.H380]=&quot;&quot;;0;1) + IF([.I380]=&quot;&quot;;0;1) + IF([.K380]=&quot;&quot;;0;1) + IF([.L380]=&quot;&quot;;0;1) + IF([.M380]=&quot;&quot;;0;1) + IF([.J38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BookEditor</text:p>
          </table:table-cell>
          <table:table-cell table:style-name="ce8"/>
          <table:table-cell table:style-name="ce17" office:value-type="string">
            <text:p>ComicBookEditor</text:p>
          </table:table-cell>
          <table:table-cell table:number-columns-repeated="10" table:style-name="ce17"/>
          <table:table-cell table:style-name="ce17"/>
          <table:table-cell table:style-name="ce18" table:formula="of:=IF([.C381]=&quot;&quot;;0;1) + IF([.D381]=&quot;&quot;;0;1) + IF([.E381]=&quot;&quot;;0;1) + IF([.F381]=&quot;&quot;;0;1) + IF([.G381]=&quot;&quot;;0;1) + IF([.H381]=&quot;&quot;;0;1) + IF([.I381]=&quot;&quot;;0;1) + IF([.K381]=&quot;&quot;;0;1) + IF([.L381]=&quot;&quot;;0;1) + IF([.M381]=&quot;&quot;;0;1) + IF([.J38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BookInker</text:p>
          </table:table-cell>
          <table:table-cell table:style-name="ce8"/>
          <table:table-cell table:style-name="ce17" office:value-type="string">
            <text:p>ComicBookInker</text:p>
          </table:table-cell>
          <table:table-cell table:number-columns-repeated="10" table:style-name="ce17"/>
          <table:table-cell table:style-name="ce17"/>
          <table:table-cell table:style-name="ce18" table:formula="of:=IF([.C382]=&quot;&quot;;0;1) + IF([.D382]=&quot;&quot;;0;1) + IF([.E382]=&quot;&quot;;0;1) + IF([.F382]=&quot;&quot;;0;1) + IF([.G382]=&quot;&quot;;0;1) + IF([.H382]=&quot;&quot;;0;1) + IF([.I382]=&quot;&quot;;0;1) + IF([.K382]=&quot;&quot;;0;1) + IF([.L382]=&quot;&quot;;0;1) + IF([.M382]=&quot;&quot;;0;1) + IF([.J38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BookLetterer</text:p>
          </table:table-cell>
          <table:table-cell table:style-name="ce8"/>
          <table:table-cell table:style-name="ce17" office:value-type="string">
            <text:p>ComicBookLetterer</text:p>
          </table:table-cell>
          <table:table-cell table:number-columns-repeated="10" table:style-name="ce17"/>
          <table:table-cell table:style-name="ce17"/>
          <table:table-cell table:style-name="ce18" table:formula="of:=IF([.C383]=&quot;&quot;;0;1) + IF([.D383]=&quot;&quot;;0;1) + IF([.E383]=&quot;&quot;;0;1) + IF([.F383]=&quot;&quot;;0;1) + IF([.G383]=&quot;&quot;;0;1) + IF([.H383]=&quot;&quot;;0;1) + IF([.I383]=&quot;&quot;;0;1) + IF([.K383]=&quot;&quot;;0;1) + IF([.L383]=&quot;&quot;;0;1) + IF([.M383]=&quot;&quot;;0;1) + IF([.J38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BookPenciler</text:p>
          </table:table-cell>
          <table:table-cell table:style-name="ce8"/>
          <table:table-cell table:style-name="ce17" office:value-type="string">
            <text:p>ComicBookPenciler</text:p>
          </table:table-cell>
          <table:table-cell table:number-columns-repeated="10" table:style-name="ce17"/>
          <table:table-cell table:style-name="ce17"/>
          <table:table-cell table:style-name="ce18" table:formula="of:=IF([.C384]=&quot;&quot;;0;1) + IF([.D384]=&quot;&quot;;0;1) + IF([.E384]=&quot;&quot;;0;1) + IF([.F384]=&quot;&quot;;0;1) + IF([.G384]=&quot;&quot;;0;1) + IF([.H384]=&quot;&quot;;0;1) + IF([.I384]=&quot;&quot;;0;1) + IF([.K384]=&quot;&quot;;0;1) + IF([.L384]=&quot;&quot;;0;1) + IF([.M384]=&quot;&quot;;0;1) + IF([.J38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BookWriter</text:p>
          </table:table-cell>
          <table:table-cell table:style-name="ce8"/>
          <table:table-cell table:style-name="ce17" office:value-type="string">
            <text:p>ComicBookWriter</text:p>
          </table:table-cell>
          <table:table-cell table:number-columns-repeated="10" table:style-name="ce17"/>
          <table:table-cell table:style-name="ce17"/>
          <table:table-cell table:style-name="ce18" table:formula="of:=IF([.C385]=&quot;&quot;;0;1) + IF([.D385]=&quot;&quot;;0;1) + IF([.E385]=&quot;&quot;;0;1) + IF([.F385]=&quot;&quot;;0;1) + IF([.G385]=&quot;&quot;;0;1) + IF([.H385]=&quot;&quot;;0;1) + IF([.I385]=&quot;&quot;;0;1) + IF([.K385]=&quot;&quot;;0;1) + IF([.L385]=&quot;&quot;;0;1) + IF([.M385]=&quot;&quot;;0;1) + IF([.J38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StripArtist</text:p>
          </table:table-cell>
          <table:table-cell table:style-name="ce8"/>
          <table:table-cell table:style-name="ce17" office:value-type="string">
            <text:p>ComicStripArtist</text:p>
          </table:table-cell>
          <table:table-cell table:number-columns-repeated="10" table:style-name="ce17"/>
          <table:table-cell table:style-name="ce17"/>
          <table:table-cell table:style-name="ce18" table:formula="of:=IF([.C386]=&quot;&quot;;0;1) + IF([.D386]=&quot;&quot;;0;1) + IF([.E386]=&quot;&quot;;0;1) + IF([.F386]=&quot;&quot;;0;1) + IF([.G386]=&quot;&quot;;0;1) + IF([.H386]=&quot;&quot;;0;1) + IF([.I386]=&quot;&quot;;0;1) + IF([.K386]=&quot;&quot;;0;1) + IF([.L386]=&quot;&quot;;0;1) + IF([.M386]=&quot;&quot;;0;1) + IF([.J38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StripCreator</text:p>
          </table:table-cell>
          <table:table-cell table:style-name="ce8"/>
          <table:table-cell table:style-name="ce17" office:value-type="string">
            <text:p>ComicStripCreator</text:p>
          </table:table-cell>
          <table:table-cell table:number-columns-repeated="10" table:style-name="ce17"/>
          <table:table-cell table:style-name="ce17"/>
          <table:table-cell table:style-name="ce18" table:formula="of:=IF([.C387]=&quot;&quot;;0;1) + IF([.D387]=&quot;&quot;;0;1) + IF([.E387]=&quot;&quot;;0;1) + IF([.F387]=&quot;&quot;;0;1) + IF([.G387]=&quot;&quot;;0;1) + IF([.H387]=&quot;&quot;;0;1) + IF([.I387]=&quot;&quot;;0;1) + IF([.K387]=&quot;&quot;;0;1) + IF([.L387]=&quot;&quot;;0;1) + IF([.M387]=&quot;&quot;;0;1) + IF([.J38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panyAdvisor</text:p>
          </table:table-cell>
          <table:table-cell table:style-name="ce8"/>
          <table:table-cell table:style-name="ce17" office:value-type="string">
            <text:p>CompanyAdvisor</text:p>
          </table:table-cell>
          <table:table-cell table:number-columns-repeated="10" table:style-name="ce17"/>
          <table:table-cell table:style-name="ce17"/>
          <table:table-cell table:style-name="ce18" table:formula="of:=IF([.C388]=&quot;&quot;;0;1) + IF([.D388]=&quot;&quot;;0;1) + IF([.E388]=&quot;&quot;;0;1) + IF([.F388]=&quot;&quot;;0;1) + IF([.G388]=&quot;&quot;;0;1) + IF([.H388]=&quot;&quot;;0;1) + IF([.I388]=&quot;&quot;;0;1) + IF([.K388]=&quot;&quot;;0;1) + IF([.L388]=&quot;&quot;;0;1) + IF([.M388]=&quot;&quot;;0;1) + IF([.J38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panyFounder</text:p>
          </table:table-cell>
          <table:table-cell table:style-name="ce8"/>
          <table:table-cell table:style-name="ce17" office:value-type="string">
            <text:p>CompanyFounder</text:p>
          </table:table-cell>
          <table:table-cell table:number-columns-repeated="10" table:style-name="ce17"/>
          <table:table-cell table:style-name="ce17"/>
          <table:table-cell table:style-name="ce18" table:formula="of:=IF([.C389]=&quot;&quot;;0;1) + IF([.D389]=&quot;&quot;;0;1) + IF([.E389]=&quot;&quot;;0;1) + IF([.F389]=&quot;&quot;;0;1) + IF([.G389]=&quot;&quot;;0;1) + IF([.H389]=&quot;&quot;;0;1) + IF([.I389]=&quot;&quot;;0;1) + IF([.K389]=&quot;&quot;;0;1) + IF([.L389]=&quot;&quot;;0;1) + IF([.M389]=&quot;&quot;;0;1) + IF([.J38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panyShareholder</text:p>
          </table:table-cell>
          <table:table-cell table:style-name="ce8"/>
          <table:table-cell table:style-name="ce17" office:value-type="string">
            <text:p>CompanyShareholder</text:p>
          </table:table-cell>
          <table:table-cell table:number-columns-repeated="10" table:style-name="ce17"/>
          <table:table-cell table:style-name="ce17"/>
          <table:table-cell table:style-name="ce18" table:formula="of:=IF([.C390]=&quot;&quot;;0;1) + IF([.D390]=&quot;&quot;;0;1) + IF([.E390]=&quot;&quot;;0;1) + IF([.F390]=&quot;&quot;;0;1) + IF([.G390]=&quot;&quot;;0;1) + IF([.H390]=&quot;&quot;;0;1) + IF([.I390]=&quot;&quot;;0;1) + IF([.K390]=&quot;&quot;;0;1) + IF([.L390]=&quot;&quot;;0;1) + IF([.M390]=&quot;&quot;;0;1) + IF([.J39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poser</text:p>
          </table:table-cell>
          <table:table-cell table:style-name="ce8"/>
          <table:table-cell table:style-name="ce17" office:value-type="string">
            <text:p>Composer</text:p>
          </table:table-cell>
          <table:table-cell table:number-columns-repeated="10" table:style-name="ce17"/>
          <table:table-cell table:style-name="ce17"/>
          <table:table-cell table:style-name="ce18" table:formula="of:=IF([.C391]=&quot;&quot;;0;1) + IF([.D391]=&quot;&quot;;0;1) + IF([.E391]=&quot;&quot;;0;1) + IF([.F391]=&quot;&quot;;0;1) + IF([.G391]=&quot;&quot;;0;1) + IF([.H391]=&quot;&quot;;0;1) + IF([.I391]=&quot;&quot;;0;1) + IF([.K391]=&quot;&quot;;0;1) + IF([.L391]=&quot;&quot;;0;1) + IF([.M391]=&quot;&quot;;0;1) + IF([.J39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puterDesigner</text:p>
          </table:table-cell>
          <table:table-cell table:style-name="ce8"/>
          <table:table-cell table:style-name="ce17" office:value-type="string">
            <text:p>ComputerDesigner</text:p>
          </table:table-cell>
          <table:table-cell table:number-columns-repeated="10" table:style-name="ce17"/>
          <table:table-cell table:style-name="ce17"/>
          <table:table-cell table:style-name="ce18" table:formula="of:=IF([.C392]=&quot;&quot;;0;1) + IF([.D392]=&quot;&quot;;0;1) + IF([.E392]=&quot;&quot;;0;1) + IF([.F392]=&quot;&quot;;0;1) + IF([.G392]=&quot;&quot;;0;1) + IF([.H392]=&quot;&quot;;0;1) + IF([.I392]=&quot;&quot;;0;1) + IF([.K392]=&quot;&quot;;0;1) + IF([.L392]=&quot;&quot;;0;1) + IF([.M392]=&quot;&quot;;0;1) + IF([.J39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puterScientist</text:p>
          </table:table-cell>
          <table:table-cell table:style-name="ce8"/>
          <table:table-cell table:style-name="ce17" office:value-type="string">
            <text:p>ComputerScientist</text:p>
          </table:table-cell>
          <table:table-cell table:number-columns-repeated="10" table:style-name="ce17"/>
          <table:table-cell table:style-name="ce17"/>
          <table:table-cell table:style-name="ce18" table:formula="of:=IF([.C393]=&quot;&quot;;0;1) + IF([.D393]=&quot;&quot;;0;1) + IF([.E393]=&quot;&quot;;0;1) + IF([.F393]=&quot;&quot;;0;1) + IF([.G393]=&quot;&quot;;0;1) + IF([.H393]=&quot;&quot;;0;1) + IF([.I393]=&quot;&quot;;0;1) + IF([.K393]=&quot;&quot;;0;1) + IF([.L393]=&quot;&quot;;0;1) + IF([.M393]=&quot;&quot;;0;1) + IF([.J39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nductedEnsemble</text:p>
          </table:table-cell>
          <table:table-cell table:style-name="ce8"/>
          <table:table-cell table:style-name="ce17" office:value-type="string">
            <text:p>ConductedEnsemble</text:p>
          </table:table-cell>
          <table:table-cell table:number-columns-repeated="10" table:style-name="ce17"/>
          <table:table-cell table:style-name="ce17"/>
          <table:table-cell table:style-name="ce18" table:formula="of:=IF([.C394]=&quot;&quot;;0;1) + IF([.D394]=&quot;&quot;;0;1) + IF([.E394]=&quot;&quot;;0;1) + IF([.F394]=&quot;&quot;;0;1) + IF([.G394]=&quot;&quot;;0;1) + IF([.H394]=&quot;&quot;;0;1) + IF([.I394]=&quot;&quot;;0;1) + IF([.K394]=&quot;&quot;;0;1) + IF([.L394]=&quot;&quot;;0;1) + IF([.M394]=&quot;&quot;;0;1) + IF([.J39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nductor</text:p>
          </table:table-cell>
          <table:table-cell table:style-name="ce8"/>
          <table:table-cell table:style-name="ce17" office:value-type="string">
            <text:p>Conductor</text:p>
          </table:table-cell>
          <table:table-cell table:number-columns-repeated="10" table:style-name="ce17"/>
          <table:table-cell table:style-name="ce17"/>
          <table:table-cell table:style-name="ce18" table:formula="of:=IF([.C395]=&quot;&quot;;0;1) + IF([.D395]=&quot;&quot;;0;1) + IF([.E395]=&quot;&quot;;0;1) + IF([.F395]=&quot;&quot;;0;1) + IF([.G395]=&quot;&quot;;0;1) + IF([.H395]=&quot;&quot;;0;1) + IF([.I395]=&quot;&quot;;0;1) + IF([.K395]=&quot;&quot;;0;1) + IF([.L395]=&quot;&quot;;0;1) + IF([.M395]=&quot;&quot;;0;1) + IF([.J39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cketBowler</text:p>
          </table:table-cell>
          <table:table-cell table:style-name="ce8"/>
          <table:table-cell table:style-name="ce17" office:value-type="string">
            <text:p>CricketBowler</text:p>
          </table:table-cell>
          <table:table-cell table:number-columns-repeated="10" table:style-name="ce17"/>
          <table:table-cell table:style-name="ce17"/>
          <table:table-cell table:style-name="ce18" table:formula="of:=IF([.C396]=&quot;&quot;;0;1) + IF([.D396]=&quot;&quot;;0;1) + IF([.E396]=&quot;&quot;;0;1) + IF([.F396]=&quot;&quot;;0;1) + IF([.G396]=&quot;&quot;;0;1) + IF([.H396]=&quot;&quot;;0;1) + IF([.I396]=&quot;&quot;;0;1) + IF([.K396]=&quot;&quot;;0;1) + IF([.L396]=&quot;&quot;;0;1) + IF([.M396]=&quot;&quot;;0;1) + IF([.J39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cketCoach</text:p>
          </table:table-cell>
          <table:table-cell table:style-name="ce8"/>
          <table:table-cell table:style-name="ce17" office:value-type="string">
            <text:p>CricketCoach</text:p>
          </table:table-cell>
          <table:table-cell table:number-columns-repeated="10" table:style-name="ce17"/>
          <table:table-cell table:style-name="ce17"/>
          <table:table-cell table:style-name="ce18" table:formula="of:=IF([.C397]=&quot;&quot;;0;1) + IF([.D397]=&quot;&quot;;0;1) + IF([.E397]=&quot;&quot;;0;1) + IF([.F397]=&quot;&quot;;0;1) + IF([.G397]=&quot;&quot;;0;1) + IF([.H397]=&quot;&quot;;0;1) + IF([.I397]=&quot;&quot;;0;1) + IF([.K397]=&quot;&quot;;0;1) + IF([.L397]=&quot;&quot;;0;1) + IF([.M397]=&quot;&quot;;0;1) + IF([.J39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cketPlayer</text:p>
          </table:table-cell>
          <table:table-cell table:style-name="ce8"/>
          <table:table-cell table:style-name="ce15" office:value-type="string">
            <text:p>CricketPlayer</text:p>
          </table:table-cell>
          <table:table-cell table:number-columns-repeated="10" table:style-name="ce17"/>
          <table:table-cell table:style-name="ce17"/>
          <table:table-cell table:style-name="ce18" table:formula="of:=IF([.C398]=&quot;&quot;;0;1) + IF([.D398]=&quot;&quot;;0;1) + IF([.E398]=&quot;&quot;;0;1) + IF([.F398]=&quot;&quot;;0;1) + IF([.G398]=&quot;&quot;;0;1) + IF([.H398]=&quot;&quot;;0;1) + IF([.I398]=&quot;&quot;;0;1) + IF([.K398]=&quot;&quot;;0;1) + IF([.L398]=&quot;&quot;;0;1) + IF([.M398]=&quot;&quot;;0;1) + IF([.J39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cketUmpire</text:p>
          </table:table-cell>
          <table:table-cell table:style-name="ce8"/>
          <table:table-cell table:style-name="ce17" office:value-type="string">
            <text:p>CricketUmpire</text:p>
          </table:table-cell>
          <table:table-cell table:number-columns-repeated="10" table:style-name="ce17"/>
          <table:table-cell table:style-name="ce17"/>
          <table:table-cell table:style-name="ce18" table:formula="of:=IF([.C399]=&quot;&quot;;0;1) + IF([.D399]=&quot;&quot;;0;1) + IF([.E399]=&quot;&quot;;0;1) + IF([.F399]=&quot;&quot;;0;1) + IF([.G399]=&quot;&quot;;0;1) + IF([.H399]=&quot;&quot;;0;1) + IF([.I399]=&quot;&quot;;0;1) + IF([.K399]=&quot;&quot;;0;1) + IF([.L399]=&quot;&quot;;0;1) + IF([.M399]=&quot;&quot;;0;1) + IF([.J39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yclist</text:p>
          </table:table-cell>
          <table:table-cell table:style-name="ce8"/>
          <table:table-cell table:style-name="ce17" office:value-type="string">
            <text:p>Cyclist</text:p>
          </table:table-cell>
          <table:table-cell table:number-columns-repeated="10" table:style-name="ce17"/>
          <table:table-cell table:style-name="ce17"/>
          <table:table-cell table:style-name="ce18" table:formula="of:=IF([.C400]=&quot;&quot;;0;1) + IF([.D400]=&quot;&quot;;0;1) + IF([.E400]=&quot;&quot;;0;1) + IF([.F400]=&quot;&quot;;0;1) + IF([.G400]=&quot;&quot;;0;1) + IF([.H400]=&quot;&quot;;0;1) + IF([.I400]=&quot;&quot;;0;1) + IF([.K400]=&quot;&quot;;0;1) + IF([.L400]=&quot;&quot;;0;1) + IF([.M400]=&quot;&quot;;0;1) + IF([.J40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edicatee</text:p>
          </table:table-cell>
          <table:table-cell table:style-name="ce8"/>
          <table:table-cell table:style-name="ce17" office:value-type="string">
            <text:p>Dedicatee</text:p>
          </table:table-cell>
          <table:table-cell table:number-columns-repeated="10" table:style-name="ce17"/>
          <table:table-cell table:style-name="ce17"/>
          <table:table-cell table:style-name="ce18" table:formula="of:=IF([.C401]=&quot;&quot;;0;1) + IF([.D401]=&quot;&quot;;0;1) + IF([.E401]=&quot;&quot;;0;1) + IF([.F401]=&quot;&quot;;0;1) + IF([.G401]=&quot;&quot;;0;1) + IF([.H401]=&quot;&quot;;0;1) + IF([.I401]=&quot;&quot;;0;1) + IF([.K401]=&quot;&quot;;0;1) + IF([.L401]=&quot;&quot;;0;1) + IF([.M401]=&quot;&quot;;0;1) + IF([.J40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edicator</text:p>
          </table:table-cell>
          <table:table-cell table:style-name="ce8"/>
          <table:table-cell table:style-name="ce17" office:value-type="string">
            <text:p>Dedicator</text:p>
          </table:table-cell>
          <table:table-cell table:number-columns-repeated="10" table:style-name="ce17"/>
          <table:table-cell table:style-name="ce17"/>
          <table:table-cell table:style-name="ce18" table:formula="of:=IF([.C402]=&quot;&quot;;0;1) + IF([.D402]=&quot;&quot;;0;1) + IF([.E402]=&quot;&quot;;0;1) + IF([.F402]=&quot;&quot;;0;1) + IF([.G402]=&quot;&quot;;0;1) + IF([.H402]=&quot;&quot;;0;1) + IF([.I402]=&quot;&quot;;0;1) + IF([.K402]=&quot;&quot;;0;1) + IF([.L402]=&quot;&quot;;0;1) + IF([.M402]=&quot;&quot;;0;1) + IF([.J40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eity</text:p>
          </table:table-cell>
          <table:table-cell table:style-name="ce8"/>
          <table:table-cell table:style-name="ce17" office:value-type="string">
            <text:p>Deity</text:p>
          </table:table-cell>
          <table:table-cell table:number-columns-repeated="10" table:style-name="ce17"/>
          <table:table-cell table:style-name="ce17"/>
          <table:table-cell table:style-name="ce18" table:formula="of:=IF([.C403]=&quot;&quot;;0;1) + IF([.D403]=&quot;&quot;;0;1) + IF([.E403]=&quot;&quot;;0;1) + IF([.F403]=&quot;&quot;;0;1) + IF([.G403]=&quot;&quot;;0;1) + IF([.H403]=&quot;&quot;;0;1) + IF([.I403]=&quot;&quot;;0;1) + IF([.K403]=&quot;&quot;;0;1) + IF([.L403]=&quot;&quot;;0;1) + IF([.M403]=&quot;&quot;;0;1) + IF([.J40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ietFollower</text:p>
          </table:table-cell>
          <table:table-cell table:style-name="ce8"/>
          <table:table-cell table:style-name="ce17" office:value-type="string">
            <text:p>DietFollower</text:p>
          </table:table-cell>
          <table:table-cell table:number-columns-repeated="10" table:style-name="ce17"/>
          <table:table-cell table:style-name="ce17"/>
          <table:table-cell table:style-name="ce18" table:formula="of:=IF([.C404]=&quot;&quot;;0;1) + IF([.D404]=&quot;&quot;;0;1) + IF([.E404]=&quot;&quot;;0;1) + IF([.F404]=&quot;&quot;;0;1) + IF([.G404]=&quot;&quot;;0;1) + IF([.H404]=&quot;&quot;;0;1) + IF([.I404]=&quot;&quot;;0;1) + IF([.K404]=&quot;&quot;;0;1) + IF([.L404]=&quot;&quot;;0;1) + IF([.M404]=&quot;&quot;;0;1) + IF([.J40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isasterSurvivor</text:p>
          </table:table-cell>
          <table:table-cell table:style-name="ce8"/>
          <table:table-cell table:style-name="ce17" office:value-type="string">
            <text:p>DisasterSurvivor</text:p>
          </table:table-cell>
          <table:table-cell table:number-columns-repeated="10" table:style-name="ce17"/>
          <table:table-cell table:style-name="ce17"/>
          <table:table-cell table:style-name="ce18" table:formula="of:=IF([.C405]=&quot;&quot;;0;1) + IF([.D405]=&quot;&quot;;0;1) + IF([.E405]=&quot;&quot;;0;1) + IF([.F405]=&quot;&quot;;0;1) + IF([.G405]=&quot;&quot;;0;1) + IF([.H405]=&quot;&quot;;0;1) + IF([.I405]=&quot;&quot;;0;1) + IF([.K405]=&quot;&quot;;0;1) + IF([.L405]=&quot;&quot;;0;1) + IF([.M405]=&quot;&quot;;0;1) + IF([.J40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isasterVictim</text:p>
          </table:table-cell>
          <table:table-cell table:style-name="ce8"/>
          <table:table-cell table:style-name="ce17" office:value-type="string">
            <text:p>DisasterVictim</text:p>
          </table:table-cell>
          <table:table-cell table:number-columns-repeated="10" table:style-name="ce17"/>
          <table:table-cell table:style-name="ce17"/>
          <table:table-cell table:style-name="ce18" table:formula="of:=IF([.C406]=&quot;&quot;;0;1) + IF([.D406]=&quot;&quot;;0;1) + IF([.E406]=&quot;&quot;;0;1) + IF([.F406]=&quot;&quot;;0;1) + IF([.G406]=&quot;&quot;;0;1) + IF([.H406]=&quot;&quot;;0;1) + IF([.I406]=&quot;&quot;;0;1) + IF([.K406]=&quot;&quot;;0;1) + IF([.L406]=&quot;&quot;;0;1) + IF([.M406]=&quot;&quot;;0;1) + IF([.J40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rummer</text:p>
          </table:table-cell>
          <table:table-cell table:style-name="ce8"/>
          <table:table-cell table:style-name="ce17" office:value-type="string">
            <text:p>Drummer</text:p>
          </table:table-cell>
          <table:table-cell table:number-columns-repeated="10" table:style-name="ce17"/>
          <table:table-cell table:style-name="ce17"/>
          <table:table-cell table:style-name="ce18" table:formula="of:=IF([.C407]=&quot;&quot;;0;1) + IF([.D407]=&quot;&quot;;0;1) + IF([.E407]=&quot;&quot;;0;1) + IF([.F407]=&quot;&quot;;0;1) + IF([.G407]=&quot;&quot;;0;1) + IF([.H407]=&quot;&quot;;0;1) + IF([.I407]=&quot;&quot;;0;1) + IF([.K407]=&quot;&quot;;0;1) + IF([.L407]=&quot;&quot;;0;1) + IF([.M407]=&quot;&quot;;0;1) + IF([.J40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lementDiscoverer</text:p>
          </table:table-cell>
          <table:table-cell table:style-name="ce8"/>
          <table:table-cell table:style-name="ce17" office:value-type="string">
            <text:p>ElementDiscoverer</text:p>
          </table:table-cell>
          <table:table-cell table:number-columns-repeated="10" table:style-name="ce17"/>
          <table:table-cell table:style-name="ce17"/>
          <table:table-cell table:style-name="ce18" table:formula="of:=IF([.C408]=&quot;&quot;;0;1) + IF([.D408]=&quot;&quot;;0;1) + IF([.E408]=&quot;&quot;;0;1) + IF([.F408]=&quot;&quot;;0;1) + IF([.G408]=&quot;&quot;;0;1) + IF([.H408]=&quot;&quot;;0;1) + IF([.I408]=&quot;&quot;;0;1) + IF([.K408]=&quot;&quot;;0;1) + IF([.L408]=&quot;&quot;;0;1) + IF([.M408]=&quot;&quot;;0;1) + IF([.J40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ashionDesigner</text:p>
          </table:table-cell>
          <table:table-cell table:style-name="ce8"/>
          <table:table-cell table:style-name="ce17" office:value-type="string">
            <text:p>FashionDesigner</text:p>
          </table:table-cell>
          <table:table-cell table:number-columns-repeated="10" table:style-name="ce17"/>
          <table:table-cell table:style-name="ce17"/>
          <table:table-cell table:style-name="ce18" table:formula="of:=IF([.C409]=&quot;&quot;;0;1) + IF([.D409]=&quot;&quot;;0;1) + IF([.E409]=&quot;&quot;;0;1) + IF([.F409]=&quot;&quot;;0;1) + IF([.G409]=&quot;&quot;;0;1) + IF([.H409]=&quot;&quot;;0;1) + IF([.I409]=&quot;&quot;;0;1) + IF([.K409]=&quot;&quot;;0;1) + IF([.L409]=&quot;&quot;;0;1) + IF([.M409]=&quot;&quot;;0;1) + IF([.J40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ctionalUniverseCreator</text:p>
          </table:table-cell>
          <table:table-cell table:style-name="ce8"/>
          <table:table-cell table:style-name="ce17" office:value-type="string">
            <text:p>FictionalUniverseCreator</text:p>
          </table:table-cell>
          <table:table-cell table:number-columns-repeated="10" table:style-name="ce17"/>
          <table:table-cell table:style-name="ce17"/>
          <table:table-cell table:style-name="ce18" table:formula="of:=IF([.C410]=&quot;&quot;;0;1) + IF([.D410]=&quot;&quot;;0;1) + IF([.E410]=&quot;&quot;;0;1) + IF([.F410]=&quot;&quot;;0;1) + IF([.G410]=&quot;&quot;;0;1) + IF([.H410]=&quot;&quot;;0;1) + IF([.I410]=&quot;&quot;;0;1) + IF([.K410]=&quot;&quot;;0;1) + IF([.L410]=&quot;&quot;;0;1) + IF([.M410]=&quot;&quot;;0;1) + IF([.J41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ArtDirector</text:p>
          </table:table-cell>
          <table:table-cell table:style-name="ce8"/>
          <table:table-cell table:style-name="ce17" office:value-type="string">
            <text:p>FilmArtDirector</text:p>
          </table:table-cell>
          <table:table-cell table:number-columns-repeated="10" table:style-name="ce17"/>
          <table:table-cell table:style-name="ce17"/>
          <table:table-cell table:style-name="ce18" table:formula="of:=IF([.C411]=&quot;&quot;;0;1) + IF([.D411]=&quot;&quot;;0;1) + IF([.E411]=&quot;&quot;;0;1) + IF([.F411]=&quot;&quot;;0;1) + IF([.G411]=&quot;&quot;;0;1) + IF([.H411]=&quot;&quot;;0;1) + IF([.I411]=&quot;&quot;;0;1) + IF([.K411]=&quot;&quot;;0;1) + IF([.L411]=&quot;&quot;;0;1) + IF([.M411]=&quot;&quot;;0;1) + IF([.J41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ArtDirector</text:p>
          </table:table-cell>
          <table:table-cell table:style-name="ce8"/>
          <table:table-cell table:style-name="ce17" office:value-type="string">
            <text:p>FilmArtDirector</text:p>
          </table:table-cell>
          <table:table-cell table:number-columns-repeated="10" table:style-name="ce17"/>
          <table:table-cell table:style-name="ce17"/>
          <table:table-cell table:style-name="ce18" table:formula="of:=IF([.C412]=&quot;&quot;;0;1) + IF([.D412]=&quot;&quot;;0;1) + IF([.E412]=&quot;&quot;;0;1) + IF([.F412]=&quot;&quot;;0;1) + IF([.G412]=&quot;&quot;;0;1) + IF([.H412]=&quot;&quot;;0;1) + IF([.I412]=&quot;&quot;;0;1) + IF([.K412]=&quot;&quot;;0;1) + IF([.L412]=&quot;&quot;;0;1) + IF([.M412]=&quot;&quot;;0;1) + IF([.J41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CastingDirector</text:p>
          </table:table-cell>
          <table:table-cell table:style-name="ce8"/>
          <table:table-cell table:style-name="ce17" office:value-type="string">
            <text:p>FilmCastingDirector</text:p>
          </table:table-cell>
          <table:table-cell table:number-columns-repeated="10" table:style-name="ce17"/>
          <table:table-cell table:style-name="ce17"/>
          <table:table-cell table:style-name="ce18" table:formula="of:=IF([.C413]=&quot;&quot;;0;1) + IF([.D413]=&quot;&quot;;0;1) + IF([.E413]=&quot;&quot;;0;1) + IF([.F413]=&quot;&quot;;0;1) + IF([.G413]=&quot;&quot;;0;1) + IF([.H413]=&quot;&quot;;0;1) + IF([.I413]=&quot;&quot;;0;1) + IF([.K413]=&quot;&quot;;0;1) + IF([.L413]=&quot;&quot;;0;1) + IF([.M413]=&quot;&quot;;0;1) + IF([.J41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Cinematographer</text:p>
          </table:table-cell>
          <table:table-cell table:style-name="ce8"/>
          <table:table-cell table:style-name="ce17" office:value-type="string">
            <text:p>FilmCinematographer</text:p>
          </table:table-cell>
          <table:table-cell table:number-columns-repeated="10" table:style-name="ce17"/>
          <table:table-cell table:style-name="ce17"/>
          <table:table-cell table:style-name="ce18" table:formula="of:=IF([.C414]=&quot;&quot;;0;1) + IF([.D414]=&quot;&quot;;0;1) + IF([.E414]=&quot;&quot;;0;1) + IF([.F414]=&quot;&quot;;0;1) + IF([.G414]=&quot;&quot;;0;1) + IF([.H414]=&quot;&quot;;0;1) + IF([.I414]=&quot;&quot;;0;1) + IF([.K414]=&quot;&quot;;0;1) + IF([.L414]=&quot;&quot;;0;1) + IF([.M414]=&quot;&quot;;0;1) + IF([.J41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CostumerDesigner</text:p>
          </table:table-cell>
          <table:table-cell table:style-name="ce8"/>
          <table:table-cell table:style-name="ce17" office:value-type="string">
            <text:p>FilmCostumerDesigner</text:p>
          </table:table-cell>
          <table:table-cell table:number-columns-repeated="10" table:style-name="ce17"/>
          <table:table-cell table:style-name="ce17"/>
          <table:table-cell table:style-name="ce18" table:formula="of:=IF([.C415]=&quot;&quot;;0;1) + IF([.D415]=&quot;&quot;;0;1) + IF([.E415]=&quot;&quot;;0;1) + IF([.F415]=&quot;&quot;;0;1) + IF([.G415]=&quot;&quot;;0;1) + IF([.H415]=&quot;&quot;;0;1) + IF([.I415]=&quot;&quot;;0;1) + IF([.K415]=&quot;&quot;;0;1) + IF([.L415]=&quot;&quot;;0;1) + IF([.M415]=&quot;&quot;;0;1) + IF([.J41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Crewmember</text:p>
          </table:table-cell>
          <table:table-cell table:style-name="ce8"/>
          <table:table-cell table:style-name="ce17" office:value-type="string">
            <text:p>FilmCrewmember</text:p>
          </table:table-cell>
          <table:table-cell table:number-columns-repeated="10" table:style-name="ce17"/>
          <table:table-cell table:style-name="ce17"/>
          <table:table-cell table:style-name="ce18" table:formula="of:=IF([.C416]=&quot;&quot;;0;1) + IF([.D416]=&quot;&quot;;0;1) + IF([.E416]=&quot;&quot;;0;1) + IF([.F416]=&quot;&quot;;0;1) + IF([.G416]=&quot;&quot;;0;1) + IF([.H416]=&quot;&quot;;0;1) + IF([.I416]=&quot;&quot;;0;1) + IF([.K416]=&quot;&quot;;0;1) + IF([.L416]=&quot;&quot;;0;1) + IF([.M416]=&quot;&quot;;0;1) + IF([.J41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Critic</text:p>
          </table:table-cell>
          <table:table-cell table:style-name="ce8"/>
          <table:table-cell table:style-name="ce17" office:value-type="string">
            <text:p>FilmCritic</text:p>
          </table:table-cell>
          <table:table-cell table:number-columns-repeated="10" table:style-name="ce17"/>
          <table:table-cell table:style-name="ce17"/>
          <table:table-cell table:style-name="ce18" table:formula="of:=IF([.C417]=&quot;&quot;;0;1) + IF([.D417]=&quot;&quot;;0;1) + IF([.E417]=&quot;&quot;;0;1) + IF([.F417]=&quot;&quot;;0;1) + IF([.G417]=&quot;&quot;;0;1) + IF([.H417]=&quot;&quot;;0;1) + IF([.I417]=&quot;&quot;;0;1) + IF([.K417]=&quot;&quot;;0;1) + IF([.L417]=&quot;&quot;;0;1) + IF([.M417]=&quot;&quot;;0;1) + IF([.J41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Director</text:p>
          </table:table-cell>
          <table:table-cell table:style-name="ce8"/>
          <table:table-cell table:style-name="ce17" office:value-type="string">
            <text:p>FilmDirector</text:p>
          </table:table-cell>
          <table:table-cell table:number-columns-repeated="10" table:style-name="ce17"/>
          <table:table-cell table:style-name="ce17"/>
          <table:table-cell table:style-name="ce18" table:formula="of:=IF([.C418]=&quot;&quot;;0;1) + IF([.D418]=&quot;&quot;;0;1) + IF([.E418]=&quot;&quot;;0;1) + IF([.F418]=&quot;&quot;;0;1) + IF([.G418]=&quot;&quot;;0;1) + IF([.H418]=&quot;&quot;;0;1) + IF([.I418]=&quot;&quot;;0;1) + IF([.K418]=&quot;&quot;;0;1) + IF([.L418]=&quot;&quot;;0;1) + IF([.M418]=&quot;&quot;;0;1) + IF([.J41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Editor</text:p>
          </table:table-cell>
          <table:table-cell table:style-name="ce8"/>
          <table:table-cell table:style-name="ce17" office:value-type="string">
            <text:p>FilmEditor</text:p>
          </table:table-cell>
          <table:table-cell table:number-columns-repeated="10" table:style-name="ce17"/>
          <table:table-cell table:style-name="ce17"/>
          <table:table-cell table:style-name="ce18" table:formula="of:=IF([.C419]=&quot;&quot;;0;1) + IF([.D419]=&quot;&quot;;0;1) + IF([.E419]=&quot;&quot;;0;1) + IF([.F419]=&quot;&quot;;0;1) + IF([.G419]=&quot;&quot;;0;1) + IF([.H419]=&quot;&quot;;0;1) + IF([.I419]=&quot;&quot;;0;1) + IF([.K419]=&quot;&quot;;0;1) + IF([.L419]=&quot;&quot;;0;1) + IF([.M419]=&quot;&quot;;0;1) + IF([.J41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MusicContributor</text:p>
          </table:table-cell>
          <table:table-cell table:style-name="ce8"/>
          <table:table-cell table:style-name="ce17" office:value-type="string">
            <text:p>FilmMusicContributor</text:p>
          </table:table-cell>
          <table:table-cell table:number-columns-repeated="10" table:style-name="ce17"/>
          <table:table-cell table:style-name="ce17"/>
          <table:table-cell table:style-name="ce18" table:formula="of:=IF([.C420]=&quot;&quot;;0;1) + IF([.D420]=&quot;&quot;;0;1) + IF([.E420]=&quot;&quot;;0;1) + IF([.F420]=&quot;&quot;;0;1) + IF([.G420]=&quot;&quot;;0;1) + IF([.H420]=&quot;&quot;;0;1) + IF([.I420]=&quot;&quot;;0;1) + IF([.K420]=&quot;&quot;;0;1) + IF([.L420]=&quot;&quot;;0;1) + IF([.M420]=&quot;&quot;;0;1) + IF([.J42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Producer</text:p>
          </table:table-cell>
          <table:table-cell table:style-name="ce8"/>
          <table:table-cell table:style-name="ce17" office:value-type="string">
            <text:p>FilmProducer</text:p>
          </table:table-cell>
          <table:table-cell table:number-columns-repeated="10" table:style-name="ce17"/>
          <table:table-cell table:style-name="ce17"/>
          <table:table-cell table:style-name="ce18" table:formula="of:=IF([.C421]=&quot;&quot;;0;1) + IF([.D421]=&quot;&quot;;0;1) + IF([.E421]=&quot;&quot;;0;1) + IF([.F421]=&quot;&quot;;0;1) + IF([.G421]=&quot;&quot;;0;1) + IF([.H421]=&quot;&quot;;0;1) + IF([.I421]=&quot;&quot;;0;1) + IF([.K421]=&quot;&quot;;0;1) + IF([.L421]=&quot;&quot;;0;1) + IF([.M421]=&quot;&quot;;0;1) + IF([.J42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ProductionDesigner</text:p>
          </table:table-cell>
          <table:table-cell table:style-name="ce8"/>
          <table:table-cell table:style-name="ce17" office:value-type="string">
            <text:p>FilmProductionDesigner</text:p>
          </table:table-cell>
          <table:table-cell table:number-columns-repeated="10" table:style-name="ce17"/>
          <table:table-cell table:style-name="ce17"/>
          <table:table-cell table:style-name="ce18" table:formula="of:=IF([.C422]=&quot;&quot;;0;1) + IF([.D422]=&quot;&quot;;0;1) + IF([.E422]=&quot;&quot;;0;1) + IF([.F422]=&quot;&quot;;0;1) + IF([.G422]=&quot;&quot;;0;1) + IF([.H422]=&quot;&quot;;0;1) + IF([.I422]=&quot;&quot;;0;1) + IF([.K422]=&quot;&quot;;0;1) + IF([.L422]=&quot;&quot;;0;1) + IF([.M422]=&quot;&quot;;0;1) + IF([.J42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SetDesigner</text:p>
          </table:table-cell>
          <table:table-cell table:style-name="ce8"/>
          <table:table-cell table:style-name="ce17" office:value-type="string">
            <text:p>FilmSetDesigner</text:p>
          </table:table-cell>
          <table:table-cell table:number-columns-repeated="10" table:style-name="ce17"/>
          <table:table-cell table:style-name="ce17"/>
          <table:table-cell table:style-name="ce18" table:formula="of:=IF([.C423]=&quot;&quot;;0;1) + IF([.D423]=&quot;&quot;;0;1) + IF([.E423]=&quot;&quot;;0;1) + IF([.F423]=&quot;&quot;;0;1) + IF([.G423]=&quot;&quot;;0;1) + IF([.H423]=&quot;&quot;;0;1) + IF([.I423]=&quot;&quot;;0;1) + IF([.K423]=&quot;&quot;;0;1) + IF([.L423]=&quot;&quot;;0;1) + IF([.M423]=&quot;&quot;;0;1) + IF([.J42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Theorist</text:p>
          </table:table-cell>
          <table:table-cell table:style-name="ce8"/>
          <table:table-cell table:style-name="ce17" office:value-type="string">
            <text:p>FilmTheorist</text:p>
          </table:table-cell>
          <table:table-cell table:number-columns-repeated="10" table:style-name="ce17"/>
          <table:table-cell table:style-name="ce17"/>
          <table:table-cell table:style-name="ce18" table:formula="of:=IF([.C424]=&quot;&quot;;0;1) + IF([.D424]=&quot;&quot;;0;1) + IF([.E424]=&quot;&quot;;0;1) + IF([.F424]=&quot;&quot;;0;1) + IF([.G424]=&quot;&quot;;0;1) + IF([.H424]=&quot;&quot;;0;1) + IF([.I424]=&quot;&quot;;0;1) + IF([.K424]=&quot;&quot;;0;1) + IF([.L424]=&quot;&quot;;0;1) + IF([.M424]=&quot;&quot;;0;1) + IF([.J42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Writer</text:p>
          </table:table-cell>
          <table:table-cell table:style-name="ce8"/>
          <table:table-cell table:style-name="ce17" office:value-type="string">
            <text:p>FilmWriter</text:p>
          </table:table-cell>
          <table:table-cell table:number-columns-repeated="10" table:style-name="ce17"/>
          <table:table-cell table:style-name="ce17"/>
          <table:table-cell table:style-name="ce18" table:formula="of:=IF([.C425]=&quot;&quot;;0;1) + IF([.D425]=&quot;&quot;;0;1) + IF([.E425]=&quot;&quot;;0;1) + IF([.F425]=&quot;&quot;;0;1) + IF([.G425]=&quot;&quot;;0;1) + IF([.H425]=&quot;&quot;;0;1) + IF([.I425]=&quot;&quot;;0;1) + IF([.K425]=&quot;&quot;;0;1) + IF([.L425]=&quot;&quot;;0;1) + IF([.M425]=&quot;&quot;;0;1) + IF([.J42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Genr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CREEN_GENRE</text:p>
          </table:table-cell>
          <table:table-cell table:number-columns-repeated="7" table:style-name="ce17"/>
          <table:table-cell table:style-name="ce17"/>
          <table:table-cell table:style-name="ce18" table:formula="of:=IF([.C426]=&quot;&quot;;0;1) + IF([.D426]=&quot;&quot;;0;1) + IF([.E426]=&quot;&quot;;0;1) + IF([.F426]=&quot;&quot;;0;1) + IF([.G426]=&quot;&quot;;0;1) + IF([.H426]=&quot;&quot;;0;1) + IF([.I426]=&quot;&quot;;0;1) + IF([.K426]=&quot;&quot;;0;1) + IF([.L426]=&quot;&quot;;0;1) + IF([.M426]=&quot;&quot;;0;1) + IF([.J42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ootballCoach</text:p>
          </table:table-cell>
          <table:table-cell table:style-name="ce8"/>
          <table:table-cell table:style-name="ce17" office:value-type="string">
            <text:p>FootballCoach</text:p>
          </table:table-cell>
          <table:table-cell table:number-columns-repeated="10" table:style-name="ce17"/>
          <table:table-cell table:style-name="ce17"/>
          <table:table-cell table:style-name="ce18" table:formula="of:=IF([.C427]=&quot;&quot;;0;1) + IF([.D427]=&quot;&quot;;0;1) + IF([.E427]=&quot;&quot;;0;1) + IF([.F427]=&quot;&quot;;0;1) + IF([.G427]=&quot;&quot;;0;1) + IF([.H427]=&quot;&quot;;0;1) + IF([.I427]=&quot;&quot;;0;1) + IF([.K427]=&quot;&quot;;0;1) + IF([.L427]=&quot;&quot;;0;1) + IF([.M427]=&quot;&quot;;0;1) + IF([.J42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ootballReferee</text:p>
          </table:table-cell>
          <table:table-cell table:style-name="ce8"/>
          <table:table-cell table:style-name="ce17" office:value-type="string">
            <text:p>FootballReferee</text:p>
          </table:table-cell>
          <table:table-cell table:number-columns-repeated="10" table:style-name="ce17"/>
          <table:table-cell table:style-name="ce17"/>
          <table:table-cell table:style-name="ce18" table:formula="of:=IF([.C428]=&quot;&quot;;0;1) + IF([.D428]=&quot;&quot;;0;1) + IF([.E428]=&quot;&quot;;0;1) + IF([.F428]=&quot;&quot;;0;1) + IF([.G428]=&quot;&quot;;0;1) + IF([.H428]=&quot;&quot;;0;1) + IF([.I428]=&quot;&quot;;0;1) + IF([.K428]=&quot;&quot;;0;1) + IF([.L428]=&quot;&quot;;0;1) + IF([.M428]=&quot;&quot;;0;1) + IF([.J42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ootballTeamManager</text:p>
          </table:table-cell>
          <table:table-cell table:style-name="ce8"/>
          <table:table-cell table:style-name="ce17" office:value-type="string">
            <text:p>FootballTeamManager</text:p>
          </table:table-cell>
          <table:table-cell table:number-columns-repeated="10" table:style-name="ce17"/>
          <table:table-cell table:style-name="ce17"/>
          <table:table-cell table:style-name="ce18" table:formula="of:=IF([.C429]=&quot;&quot;;0;1) + IF([.D429]=&quot;&quot;;0;1) + IF([.E429]=&quot;&quot;;0;1) + IF([.F429]=&quot;&quot;;0;1) + IF([.G429]=&quot;&quot;;0;1) + IF([.H429]=&quot;&quot;;0;1) + IF([.I429]=&quot;&quot;;0;1) + IF([.K429]=&quot;&quot;;0;1) + IF([.L429]=&quot;&quot;;0;1) + IF([.M429]=&quot;&quot;;0;1) + IF([.J42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oundingFigure</text:p>
          </table:table-cell>
          <table:table-cell table:style-name="ce8"/>
          <table:table-cell table:style-name="ce17" office:value-type="string">
            <text:p>FoundingFigure</text:p>
          </table:table-cell>
          <table:table-cell table:number-columns-repeated="10" table:style-name="ce17"/>
          <table:table-cell table:style-name="ce17"/>
          <table:table-cell table:style-name="ce18" table:formula="of:=IF([.C430]=&quot;&quot;;0;1) + IF([.D430]=&quot;&quot;;0;1) + IF([.E430]=&quot;&quot;;0;1) + IF([.F430]=&quot;&quot;;0;1) + IF([.G430]=&quot;&quot;;0;1) + IF([.H430]=&quot;&quot;;0;1) + IF([.I430]=&quot;&quot;;0;1) + IF([.K430]=&quot;&quot;;0;1) + IF([.L430]=&quot;&quot;;0;1) + IF([.M430]=&quot;&quot;;0;1) + IF([.J43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ameDesigner</text:p>
          </table:table-cell>
          <table:table-cell table:style-name="ce8"/>
          <table:table-cell table:style-name="ce17" office:value-type="string">
            <text:p>GameDesigner</text:p>
          </table:table-cell>
          <table:table-cell table:number-columns-repeated="10" table:style-name="ce17"/>
          <table:table-cell table:style-name="ce17"/>
          <table:table-cell table:style-name="ce18" table:formula="of:=IF([.C431]=&quot;&quot;;0;1) + IF([.D431]=&quot;&quot;;0;1) + IF([.E431]=&quot;&quot;;0;1) + IF([.F431]=&quot;&quot;;0;1) + IF([.G431]=&quot;&quot;;0;1) + IF([.H431]=&quot;&quot;;0;1) + IF([.I431]=&quot;&quot;;0;1) + IF([.K431]=&quot;&quot;;0;1) + IF([.L431]=&quot;&quot;;0;1) + IF([.M431]=&quot;&quot;;0;1) + IF([.J43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olfer</text:p>
          </table:table-cell>
          <table:table-cell table:style-name="ce8"/>
          <table:table-cell table:style-name="ce17" office:value-type="string">
            <text:p>Golfer</text:p>
          </table:table-cell>
          <table:table-cell table:number-columns-repeated="10" table:style-name="ce17"/>
          <table:table-cell table:style-name="ce17"/>
          <table:table-cell table:style-name="ce18" table:formula="of:=IF([.C432]=&quot;&quot;;0;1) + IF([.D432]=&quot;&quot;;0;1) + IF([.E432]=&quot;&quot;;0;1) + IF([.F432]=&quot;&quot;;0;1) + IF([.G432]=&quot;&quot;;0;1) + IF([.H432]=&quot;&quot;;0;1) + IF([.I432]=&quot;&quot;;0;1) + IF([.K432]=&quot;&quot;;0;1) + IF([.L432]=&quot;&quot;;0;1) + IF([.M432]=&quot;&quot;;0;1) + IF([.J43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uitarist</text:p>
          </table:table-cell>
          <table:table-cell table:style-name="ce8"/>
          <table:table-cell table:style-name="ce17" office:value-type="string">
            <text:p>Guitarist</text:p>
          </table:table-cell>
          <table:table-cell table:number-columns-repeated="10" table:style-name="ce17"/>
          <table:table-cell table:style-name="ce17"/>
          <table:table-cell table:style-name="ce18" table:formula="of:=IF([.C433]=&quot;&quot;;0;1) + IF([.D433]=&quot;&quot;;0;1) + IF([.E433]=&quot;&quot;;0;1) + IF([.F433]=&quot;&quot;;0;1) + IF([.G433]=&quot;&quot;;0;1) + IF([.H433]=&quot;&quot;;0;1) + IF([.I433]=&quot;&quot;;0;1) + IF([.K433]=&quot;&quot;;0;1) + IF([.L433]=&quot;&quot;;0;1) + IF([.M433]=&quot;&quot;;0;1) + IF([.J43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allOfFameInductee</text:p>
          </table:table-cell>
          <table:table-cell table:style-name="ce8"/>
          <table:table-cell table:style-name="ce17" office:value-type="string">
            <text:p>HallOfFameInductee</text:p>
          </table:table-cell>
          <table:table-cell table:number-columns-repeated="10" table:style-name="ce17"/>
          <table:table-cell table:style-name="ce17"/>
          <table:table-cell table:style-name="ce18" table:formula="of:=IF([.C434]=&quot;&quot;;0;1) + IF([.D434]=&quot;&quot;;0;1) + IF([.E434]=&quot;&quot;;0;1) + IF([.F434]=&quot;&quot;;0;1) + IF([.G434]=&quot;&quot;;0;1) + IF([.H434]=&quot;&quot;;0;1) + IF([.I434]=&quot;&quot;;0;1) + IF([.K434]=&quot;&quot;;0;1) + IF([.L434]=&quot;&quot;;0;1) + IF([.M434]=&quot;&quot;;0;1) + IF([.J43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obbyist</text:p>
          </table:table-cell>
          <table:table-cell table:style-name="ce8"/>
          <table:table-cell table:style-name="ce17" office:value-type="string">
            <text:p>Hobbyist</text:p>
          </table:table-cell>
          <table:table-cell table:number-columns-repeated="10" table:style-name="ce17"/>
          <table:table-cell table:style-name="ce17"/>
          <table:table-cell table:style-name="ce18" table:formula="of:=IF([.C435]=&quot;&quot;;0;1) + IF([.D435]=&quot;&quot;;0;1) + IF([.E435]=&quot;&quot;;0;1) + IF([.F435]=&quot;&quot;;0;1) + IF([.G435]=&quot;&quot;;0;1) + IF([.H435]=&quot;&quot;;0;1) + IF([.I435]=&quot;&quot;;0;1) + IF([.K435]=&quot;&quot;;0;1) + IF([.L435]=&quot;&quot;;0;1) + IF([.M435]=&quot;&quot;;0;1) + IF([.J43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ockeyCoach</text:p>
          </table:table-cell>
          <table:table-cell table:style-name="ce8"/>
          <table:table-cell table:style-name="ce17" office:value-type="string">
            <text:p>HockeyCoach</text:p>
          </table:table-cell>
          <table:table-cell table:number-columns-repeated="10" table:style-name="ce17"/>
          <table:table-cell table:style-name="ce17"/>
          <table:table-cell table:style-name="ce18" table:formula="of:=IF([.C436]=&quot;&quot;;0;1) + IF([.D436]=&quot;&quot;;0;1) + IF([.E436]=&quot;&quot;;0;1) + IF([.F436]=&quot;&quot;;0;1) + IF([.G436]=&quot;&quot;;0;1) + IF([.H436]=&quot;&quot;;0;1) + IF([.I436]=&quot;&quot;;0;1) + IF([.K436]=&quot;&quot;;0;1) + IF([.L436]=&quot;&quot;;0;1) + IF([.M436]=&quot;&quot;;0;1) + IF([.J43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ockeyPlayer</text:p>
          </table:table-cell>
          <table:table-cell table:style-name="ce8"/>
          <table:table-cell table:style-name="ce17" office:value-type="string">
            <text:p>HockeyPlayer</text:p>
          </table:table-cell>
          <table:table-cell table:number-columns-repeated="10" table:style-name="ce17"/>
          <table:table-cell table:style-name="ce17"/>
          <table:table-cell table:style-name="ce18" table:formula="of:=IF([.C437]=&quot;&quot;;0;1) + IF([.D437]=&quot;&quot;;0;1) + IF([.E437]=&quot;&quot;;0;1) + IF([.F437]=&quot;&quot;;0;1) + IF([.G437]=&quot;&quot;;0;1) + IF([.H437]=&quot;&quot;;0;1) + IF([.I437]=&quot;&quot;;0;1) + IF([.K437]=&quot;&quot;;0;1) + IF([.L437]=&quot;&quot;;0;1) + IF([.M437]=&quot;&quot;;0;1) + IF([.J43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onoraryDegreeRecipient</text:p>
          </table:table-cell>
          <table:table-cell table:style-name="ce8"/>
          <table:table-cell table:style-name="ce17" office:value-type="string">
            <text:p>HonoraryDegreeRecipient</text:p>
          </table:table-cell>
          <table:table-cell table:number-columns-repeated="10" table:style-name="ce17"/>
          <table:table-cell table:style-name="ce17"/>
          <table:table-cell table:style-name="ce18" table:formula="of:=IF([.C438]=&quot;&quot;;0;1) + IF([.D438]=&quot;&quot;;0;1) + IF([.E438]=&quot;&quot;;0;1) + IF([.F438]=&quot;&quot;;0;1) + IF([.G438]=&quot;&quot;;0;1) + IF([.H438]=&quot;&quot;;0;1) + IF([.I438]=&quot;&quot;;0;1) + IF([.K438]=&quot;&quot;;0;1) + IF([.L438]=&quot;&quot;;0;1) + IF([.M438]=&quot;&quot;;0;1) + IF([.J43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llustrator</text:p>
          </table:table-cell>
          <table:table-cell table:style-name="ce8"/>
          <table:table-cell table:style-name="ce17" office:value-type="string">
            <text:p>Illustrator</text:p>
          </table:table-cell>
          <table:table-cell table:number-columns-repeated="10" table:style-name="ce17"/>
          <table:table-cell table:style-name="ce17"/>
          <table:table-cell table:style-name="ce18" table:formula="of:=IF([.C439]=&quot;&quot;;0;1) + IF([.D439]=&quot;&quot;;0;1) + IF([.E439]=&quot;&quot;;0;1) + IF([.F439]=&quot;&quot;;0;1) + IF([.G439]=&quot;&quot;;0;1) + IF([.H439]=&quot;&quot;;0;1) + IF([.I439]=&quot;&quot;;0;1) + IF([.K439]=&quot;&quot;;0;1) + IF([.L439]=&quot;&quot;;0;1) + IF([.M439]=&quot;&quot;;0;1) + IF([.J43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nterviewer</text:p>
          </table:table-cell>
          <table:table-cell table:style-name="ce8"/>
          <table:table-cell table:style-name="ce17" office:value-type="string">
            <text:p>Interviewer</text:p>
          </table:table-cell>
          <table:table-cell table:number-columns-repeated="10" table:style-name="ce17"/>
          <table:table-cell table:style-name="ce17"/>
          <table:table-cell table:style-name="ce18" table:formula="of:=IF([.C440]=&quot;&quot;;0;1) + IF([.D440]=&quot;&quot;;0;1) + IF([.E440]=&quot;&quot;;0;1) + IF([.F440]=&quot;&quot;;0;1) + IF([.G440]=&quot;&quot;;0;1) + IF([.H440]=&quot;&quot;;0;1) + IF([.I440]=&quot;&quot;;0;1) + IF([.K440]=&quot;&quot;;0;1) + IF([.L440]=&quot;&quot;;0;1) + IF([.M440]=&quot;&quot;;0;1) + IF([.J44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nventor</text:p>
          </table:table-cell>
          <table:table-cell table:style-name="ce8"/>
          <table:table-cell table:style-name="ce17" office:value-type="string">
            <text:p>Inventor</text:p>
          </table:table-cell>
          <table:table-cell table:number-columns-repeated="10" table:style-name="ce17"/>
          <table:table-cell table:style-name="ce17"/>
          <table:table-cell table:style-name="ce18" table:formula="of:=IF([.C441]=&quot;&quot;;0;1) + IF([.D441]=&quot;&quot;;0;1) + IF([.E441]=&quot;&quot;;0;1) + IF([.F441]=&quot;&quot;;0;1) + IF([.G441]=&quot;&quot;;0;1) + IF([.H441]=&quot;&quot;;0;1) + IF([.I441]=&quot;&quot;;0;1) + IF([.K441]=&quot;&quot;;0;1) + IF([.L441]=&quot;&quot;;0;1) + IF([.M441]=&quot;&quot;;0;1) + IF([.J44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andscapeArchitect</text:p>
          </table:table-cell>
          <table:table-cell table:style-name="ce8"/>
          <table:table-cell table:style-name="ce17" office:value-type="string">
            <text:p>LandscapeArchitect</text:p>
          </table:table-cell>
          <table:table-cell table:number-columns-repeated="10" table:style-name="ce17"/>
          <table:table-cell table:style-name="ce17"/>
          <table:table-cell table:style-name="ce18" table:formula="of:=IF([.C442]=&quot;&quot;;0;1) + IF([.D442]=&quot;&quot;;0;1) + IF([.E442]=&quot;&quot;;0;1) + IF([.F442]=&quot;&quot;;0;1) + IF([.G442]=&quot;&quot;;0;1) + IF([.H442]=&quot;&quot;;0;1) + IF([.I442]=&quot;&quot;;0;1) + IF([.K442]=&quot;&quot;;0;1) + IF([.L442]=&quot;&quot;;0;1) + IF([.M442]=&quot;&quot;;0;1) + IF([.J44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anguageCreator</text:p>
          </table:table-cell>
          <table:table-cell table:style-name="ce8"/>
          <table:table-cell table:style-name="ce17" office:value-type="string">
            <text:p>LanguageCreator</text:p>
          </table:table-cell>
          <table:table-cell table:number-columns-repeated="10" table:style-name="ce17"/>
          <table:table-cell table:style-name="ce17"/>
          <table:table-cell table:style-name="ce18" table:formula="of:=IF([.C443]=&quot;&quot;;0;1) + IF([.D443]=&quot;&quot;;0;1) + IF([.E443]=&quot;&quot;;0;1) + IF([.F443]=&quot;&quot;;0;1) + IF([.G443]=&quot;&quot;;0;1) + IF([.H443]=&quot;&quot;;0;1) + IF([.I443]=&quot;&quot;;0;1) + IF([.K443]=&quot;&quot;;0;1) + IF([.L443]=&quot;&quot;;0;1) + IF([.M443]=&quot;&quot;;0;1) + IF([.J44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yricist</text:p>
          </table:table-cell>
          <table:table-cell table:style-name="ce8"/>
          <table:table-cell table:style-name="ce17" office:value-type="string">
            <text:p>Lyricist</text:p>
          </table:table-cell>
          <table:table-cell table:number-columns-repeated="10" table:style-name="ce17"/>
          <table:table-cell table:style-name="ce17"/>
          <table:table-cell table:style-name="ce18" table:formula="of:=IF([.C444]=&quot;&quot;;0;1) + IF([.D444]=&quot;&quot;;0;1) + IF([.E444]=&quot;&quot;;0;1) + IF([.F444]=&quot;&quot;;0;1) + IF([.G444]=&quot;&quot;;0;1) + IF([.H444]=&quot;&quot;;0;1) + IF([.I444]=&quot;&quot;;0;1) + IF([.K444]=&quot;&quot;;0;1) + IF([.L444]=&quot;&quot;;0;1) + IF([.M444]=&quot;&quot;;0;1) + IF([.J44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rtialArtist</text:p>
          </table:table-cell>
          <table:table-cell table:style-name="ce8"/>
          <table:table-cell table:style-name="ce17" office:value-type="string">
            <text:p>MartialArtist</text:p>
          </table:table-cell>
          <table:table-cell table:number-columns-repeated="10" table:style-name="ce17"/>
          <table:table-cell table:style-name="ce17"/>
          <table:table-cell table:style-name="ce18" table:formula="of:=IF([.C445]=&quot;&quot;;0;1) + IF([.D445]=&quot;&quot;;0;1) + IF([.E445]=&quot;&quot;;0;1) + IF([.F445]=&quot;&quot;;0;1) + IF([.G445]=&quot;&quot;;0;1) + IF([.H445]=&quot;&quot;;0;1) + IF([.I445]=&quot;&quot;;0;1) + IF([.K445]=&quot;&quot;;0;1) + IF([.L445]=&quot;&quot;;0;1) + IF([.M445]=&quot;&quot;;0;1) + IF([.J44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litaryCommander</text:p>
          </table:table-cell>
          <table:table-cell table:style-name="ce8"/>
          <table:table-cell table:style-name="ce17" office:value-type="string">
            <text:p>MilitaryCommander</text:p>
          </table:table-cell>
          <table:table-cell table:number-columns-repeated="10" table:style-name="ce17"/>
          <table:table-cell table:style-name="ce17"/>
          <table:table-cell table:style-name="ce18" table:formula="of:=IF([.C446]=&quot;&quot;;0;1) + IF([.D446]=&quot;&quot;;0;1) + IF([.E446]=&quot;&quot;;0;1) + IF([.F446]=&quot;&quot;;0;1) + IF([.G446]=&quot;&quot;;0;1) + IF([.H446]=&quot;&quot;;0;1) + IF([.I446]=&quot;&quot;;0;1) + IF([.K446]=&quot;&quot;;0;1) + IF([.L446]=&quot;&quot;;0;1) + IF([.M446]=&quot;&quot;;0;1) + IF([.J44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litaryPerson</text:p>
          </table:table-cell>
          <table:table-cell table:style-name="ce8"/>
          <table:table-cell table:style-name="ce17" office:value-type="string">
            <text:p>MilitaryPerson</text:p>
          </table:table-cell>
          <table:table-cell table:number-columns-repeated="10" table:style-name="ce17"/>
          <table:table-cell table:style-name="ce17"/>
          <table:table-cell table:style-name="ce18" table:formula="of:=IF([.C447]=&quot;&quot;;0;1) + IF([.D447]=&quot;&quot;;0;1) + IF([.E447]=&quot;&quot;;0;1) + IF([.F447]=&quot;&quot;;0;1) + IF([.G447]=&quot;&quot;;0;1) + IF([.H447]=&quot;&quot;;0;1) + IF([.I447]=&quot;&quot;;0;1) + IF([.K447]=&quot;&quot;;0;1) + IF([.L447]=&quot;&quot;;0;1) + IF([.M447]=&quot;&quot;;0;1) + IF([.J44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narch</text:p>
          </table:table-cell>
          <table:table-cell table:style-name="ce8"/>
          <table:table-cell table:style-name="ce17" office:value-type="string">
            <text:p>Monarch</text:p>
          </table:table-cell>
          <table:table-cell table:number-columns-repeated="10" table:style-name="ce17"/>
          <table:table-cell table:style-name="ce17"/>
          <table:table-cell table:style-name="ce18" table:formula="of:=IF([.C448]=&quot;&quot;;0;1) + IF([.D448]=&quot;&quot;;0;1) + IF([.E448]=&quot;&quot;;0;1) + IF([.F448]=&quot;&quot;;0;1) + IF([.G448]=&quot;&quot;;0;1) + IF([.H448]=&quot;&quot;;0;1) + IF([.I448]=&quot;&quot;;0;1) + IF([.K448]=&quot;&quot;;0;1) + IF([.L448]=&quot;&quot;;0;1) + IF([.M448]=&quot;&quot;;0;1) + IF([.J44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ountaineer</text:p>
          </table:table-cell>
          <table:table-cell table:style-name="ce8"/>
          <table:table-cell table:style-name="ce17" office:value-type="string">
            <text:p>Mountaineer</text:p>
          </table:table-cell>
          <table:table-cell table:number-columns-repeated="10" table:style-name="ce17"/>
          <table:table-cell table:style-name="ce17"/>
          <table:table-cell table:style-name="ce18" table:formula="of:=IF([.C449]=&quot;&quot;;0;1) + IF([.D449]=&quot;&quot;;0;1) + IF([.E449]=&quot;&quot;;0;1) + IF([.F449]=&quot;&quot;;0;1) + IF([.G449]=&quot;&quot;;0;1) + IF([.H449]=&quot;&quot;;0;1) + IF([.I449]=&quot;&quot;;0;1) + IF([.K449]=&quot;&quot;;0;1) + IF([.L449]=&quot;&quot;;0;1) + IF([.M449]=&quot;&quot;;0;1) + IF([.J44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alGroup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musical_group</text:p>
          </table:table-cell>
          <table:table-cell table:style-name="ce17"/>
          <table:table-cell table:style-name="ce18" table:formula="of:=IF([.C450]=&quot;&quot;;0;1) + IF([.D450]=&quot;&quot;;0;1) + IF([.E450]=&quot;&quot;;0;1) + IF([.F450]=&quot;&quot;;0;1) + IF([.G450]=&quot;&quot;;0;1) + IF([.H450]=&quot;&quot;;0;1) + IF([.I450]=&quot;&quot;;0;1) + IF([.K450]=&quot;&quot;;0;1) + IF([.L450]=&quot;&quot;;0;1) + IF([.M450]=&quot;&quot;;0;1) + IF([.J45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alGroupMember</text:p>
          </table:table-cell>
          <table:table-cell table:style-name="ce8"/>
          <table:table-cell table:style-name="ce17" office:value-type="string">
            <text:p>MusicalGroupMember</text:p>
          </table:table-cell>
          <table:table-cell table:number-columns-repeated="10" table:style-name="ce17"/>
          <table:table-cell table:style-name="ce17"/>
          <table:table-cell table:style-name="ce18" table:formula="of:=IF([.C451]=&quot;&quot;;0;1) + IF([.D451]=&quot;&quot;;0;1) + IF([.E451]=&quot;&quot;;0;1) + IF([.F451]=&quot;&quot;;0;1) + IF([.G451]=&quot;&quot;;0;1) + IF([.H451]=&quot;&quot;;0;1) + IF([.I451]=&quot;&quot;;0;1) + IF([.K451]=&quot;&quot;;0;1) + IF([.L451]=&quot;&quot;;0;1) + IF([.M451]=&quot;&quot;;0;1) + IF([.J45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oblePerson</text:p>
          </table:table-cell>
          <table:table-cell table:style-name="ce8"/>
          <table:table-cell table:style-name="ce17" office:value-type="string">
            <text:p>NoblePerson</text:p>
          </table:table-cell>
          <table:table-cell table:number-columns-repeated="10" table:style-name="ce17"/>
          <table:table-cell table:style-name="ce17"/>
          <table:table-cell table:style-name="ce18" table:formula="of:=IF([.C452]=&quot;&quot;;0;1) + IF([.D452]=&quot;&quot;;0;1) + IF([.E452]=&quot;&quot;;0;1) + IF([.F452]=&quot;&quot;;0;1) + IF([.G452]=&quot;&quot;;0;1) + IF([.H452]=&quot;&quot;;0;1) + IF([.I452]=&quot;&quot;;0;1) + IF([.K452]=&quot;&quot;;0;1) + IF([.L452]=&quot;&quot;;0;1) + IF([.M452]=&quot;&quot;;0;1) + IF([.J45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obleTitle</text:p>
          </table:table-cell>
          <table:table-cell table:style-name="ce8"/>
          <table:table-cell table:style-name="ce17" office:value-type="string">
            <text:p>NobleTitle</text:p>
          </table:table-cell>
          <table:table-cell table:number-columns-repeated="10" table:style-name="ce17"/>
          <table:table-cell table:style-name="ce17"/>
          <table:table-cell table:style-name="ce18" table:formula="of:=IF([.C453]=&quot;&quot;;0;1) + IF([.D453]=&quot;&quot;;0;1) + IF([.E453]=&quot;&quot;;0;1) + IF([.F453]=&quot;&quot;;0;1) + IF([.G453]=&quot;&quot;;0;1) + IF([.H453]=&quot;&quot;;0;1) + IF([.I453]=&quot;&quot;;0;1) + IF([.K453]=&quot;&quot;;0;1) + IF([.L453]=&quot;&quot;;0;1) + IF([.M453]=&quot;&quot;;0;1) + IF([.J45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lympicAthlete</text:p>
          </table:table-cell>
          <table:table-cell table:style-name="ce8"/>
          <table:table-cell table:style-name="ce17" office:value-type="string">
            <text:p>OlympicAthlete</text:p>
          </table:table-cell>
          <table:table-cell table:number-columns-repeated="10" table:style-name="ce17"/>
          <table:table-cell table:style-name="ce17"/>
          <table:table-cell table:style-name="ce18" table:formula="of:=IF([.C454]=&quot;&quot;;0;1) + IF([.D454]=&quot;&quot;;0;1) + IF([.E454]=&quot;&quot;;0;1) + IF([.F454]=&quot;&quot;;0;1) + IF([.G454]=&quot;&quot;;0;1) + IF([.H454]=&quot;&quot;;0;1) + IF([.I454]=&quot;&quot;;0;1) + IF([.K454]=&quot;&quot;;0;1) + IF([.L454]=&quot;&quot;;0;1) + IF([.M454]=&quot;&quot;;0;1) + IF([.J45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peraCharacter</text:p>
          </table:table-cell>
          <table:table-cell table:style-name="ce8"/>
          <table:table-cell table:style-name="ce17" office:value-type="string">
            <text:p>OperaCharacter</text:p>
          </table:table-cell>
          <table:table-cell table:number-columns-repeated="10" table:style-name="ce17"/>
          <table:table-cell table:style-name="ce17"/>
          <table:table-cell table:style-name="ce18" table:formula="of:=IF([.C455]=&quot;&quot;;0;1) + IF([.D455]=&quot;&quot;;0;1) + IF([.E455]=&quot;&quot;;0;1) + IF([.F455]=&quot;&quot;;0;1) + IF([.G455]=&quot;&quot;;0;1) + IF([.H455]=&quot;&quot;;0;1) + IF([.I455]=&quot;&quot;;0;1) + IF([.K455]=&quot;&quot;;0;1) + IF([.L455]=&quot;&quot;;0;1) + IF([.M455]=&quot;&quot;;0;1) + IF([.J45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peraDirector</text:p>
          </table:table-cell>
          <table:table-cell table:style-name="ce8"/>
          <table:table-cell table:style-name="ce17" office:value-type="string">
            <text:p>OperaDirector</text:p>
          </table:table-cell>
          <table:table-cell table:number-columns-repeated="10" table:style-name="ce17"/>
          <table:table-cell table:style-name="ce17"/>
          <table:table-cell table:style-name="ce18" table:formula="of:=IF([.C456]=&quot;&quot;;0;1) + IF([.D456]=&quot;&quot;;0;1) + IF([.E456]=&quot;&quot;;0;1) + IF([.F456]=&quot;&quot;;0;1) + IF([.G456]=&quot;&quot;;0;1) + IF([.H456]=&quot;&quot;;0;1) + IF([.I456]=&quot;&quot;;0;1) + IF([.K456]=&quot;&quot;;0;1) + IF([.L456]=&quot;&quot;;0;1) + IF([.M456]=&quot;&quot;;0;1) + IF([.J45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peraLibretto</text:p>
          </table:table-cell>
          <table:table-cell table:style-name="ce8"/>
          <table:table-cell table:style-name="ce17" office:value-type="string">
            <text:p>OperaLibretto</text:p>
          </table:table-cell>
          <table:table-cell table:number-columns-repeated="10" table:style-name="ce17"/>
          <table:table-cell table:style-name="ce17"/>
          <table:table-cell table:style-name="ce18" table:formula="of:=IF([.C457]=&quot;&quot;;0;1) + IF([.D457]=&quot;&quot;;0;1) + IF([.E457]=&quot;&quot;;0;1) + IF([.F457]=&quot;&quot;;0;1) + IF([.G457]=&quot;&quot;;0;1) + IF([.H457]=&quot;&quot;;0;1) + IF([.I457]=&quot;&quot;;0;1) + IF([.K457]=&quot;&quot;;0;1) + IF([.L457]=&quot;&quot;;0;1) + IF([.M457]=&quot;&quot;;0;1) + IF([.J45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peraSinger</text:p>
          </table:table-cell>
          <table:table-cell table:style-name="ce8"/>
          <table:table-cell table:style-name="ce17" office:value-type="string">
            <text:p>OperaSinger</text:p>
          </table:table-cell>
          <table:table-cell table:number-columns-repeated="10" table:style-name="ce17"/>
          <table:table-cell table:style-name="ce17"/>
          <table:table-cell table:style-name="ce18" table:formula="of:=IF([.C458]=&quot;&quot;;0;1) + IF([.D458]=&quot;&quot;;0;1) + IF([.E458]=&quot;&quot;;0;1) + IF([.F458]=&quot;&quot;;0;1) + IF([.G458]=&quot;&quot;;0;1) + IF([.H458]=&quot;&quot;;0;1) + IF([.I458]=&quot;&quot;;0;1) + IF([.K458]=&quot;&quot;;0;1) + IF([.L458]=&quot;&quot;;0;1) + IF([.M458]=&quot;&quot;;0;1) + IF([.J45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eriodicalEditor</text:p>
          </table:table-cell>
          <table:table-cell table:style-name="ce8"/>
          <table:table-cell table:style-name="ce17" office:value-type="string">
            <text:p>PeriodicalEditor</text:p>
          </table:table-cell>
          <table:table-cell table:number-columns-repeated="10" table:style-name="ce17"/>
          <table:table-cell table:style-name="ce17"/>
          <table:table-cell table:style-name="ce18" table:formula="of:=IF([.C459]=&quot;&quot;;0;1) + IF([.D459]=&quot;&quot;;0;1) + IF([.E459]=&quot;&quot;;0;1) + IF([.F459]=&quot;&quot;;0;1) + IF([.G459]=&quot;&quot;;0;1) + IF([.H459]=&quot;&quot;;0;1) + IF([.I459]=&quot;&quot;;0;1) + IF([.K459]=&quot;&quot;;0;1) + IF([.L459]=&quot;&quot;;0;1) + IF([.M459]=&quot;&quot;;0;1) + IF([.J45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hysician</text:p>
          </table:table-cell>
          <table:table-cell table:style-name="ce8"/>
          <table:table-cell table:style-name="ce17" office:value-type="string">
            <text:p>Physician</text:p>
          </table:table-cell>
          <table:table-cell table:number-columns-repeated="10" table:style-name="ce17"/>
          <table:table-cell table:style-name="ce17"/>
          <table:table-cell table:style-name="ce18" table:formula="of:=IF([.C460]=&quot;&quot;;0;1) + IF([.D460]=&quot;&quot;;0;1) + IF([.E460]=&quot;&quot;;0;1) + IF([.F460]=&quot;&quot;;0;1) + IF([.G460]=&quot;&quot;;0;1) + IF([.H460]=&quot;&quot;;0;1) + IF([.I460]=&quot;&quot;;0;1) + IF([.K460]=&quot;&quot;;0;1) + IF([.L460]=&quot;&quot;;0;1) + IF([.M460]=&quot;&quot;;0;1) + IF([.J46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oliticalAppointer</text:p>
          </table:table-cell>
          <table:table-cell table:style-name="ce8"/>
          <table:table-cell table:style-name="ce17" office:value-type="string">
            <text:p>PoliticalAppointer</text:p>
          </table:table-cell>
          <table:table-cell table:number-columns-repeated="10" table:style-name="ce17"/>
          <table:table-cell table:style-name="ce17"/>
          <table:table-cell table:style-name="ce18" table:formula="of:=IF([.C461]=&quot;&quot;;0;1) + IF([.D461]=&quot;&quot;;0;1) + IF([.E461]=&quot;&quot;;0;1) + IF([.F461]=&quot;&quot;;0;1) + IF([.G461]=&quot;&quot;;0;1) + IF([.H461]=&quot;&quot;;0;1) + IF([.I461]=&quot;&quot;;0;1) + IF([.K461]=&quot;&quot;;0;1) + IF([.L461]=&quot;&quot;;0;1) + IF([.M461]=&quot;&quot;;0;1) + IF([.J46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Athlete</text:p>
          </table:table-cell>
          <table:table-cell table:style-name="ce8"/>
          <table:table-cell table:style-name="ce17" office:value-type="string">
            <text:p>ProAthlete</text:p>
          </table:table-cell>
          <table:table-cell table:number-columns-repeated="10" table:style-name="ce17"/>
          <table:table-cell table:style-name="ce17"/>
          <table:table-cell table:style-name="ce18" table:formula="of:=IF([.C462]=&quot;&quot;;0;1) + IF([.D462]=&quot;&quot;;0;1) + IF([.E462]=&quot;&quot;;0;1) + IF([.F462]=&quot;&quot;;0;1) + IF([.G462]=&quot;&quot;;0;1) + IF([.H462]=&quot;&quot;;0;1) + IF([.I462]=&quot;&quot;;0;1) + IF([.K462]=&quot;&quot;;0;1) + IF([.L462]=&quot;&quot;;0;1) + IF([.M462]=&quot;&quot;;0;1) + IF([.J46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grammingLanguageDesigner</text:p>
          </table:table-cell>
          <table:table-cell table:style-name="ce8"/>
          <table:table-cell table:style-name="ce17" office:value-type="string">
            <text:p>ProgrammingLanguageDesigner</text:p>
          </table:table-cell>
          <table:table-cell table:number-columns-repeated="10" table:style-name="ce17"/>
          <table:table-cell table:style-name="ce17"/>
          <table:table-cell table:style-name="ce18" table:formula="of:=IF([.C463]=&quot;&quot;;0;1) + IF([.D463]=&quot;&quot;;0;1) + IF([.E463]=&quot;&quot;;0;1) + IF([.F463]=&quot;&quot;;0;1) + IF([.G463]=&quot;&quot;;0;1) + IF([.H463]=&quot;&quot;;0;1) + IF([.I463]=&quot;&quot;;0;1) + IF([.K463]=&quot;&quot;;0;1) + IF([.L463]=&quot;&quot;;0;1) + IF([.M463]=&quot;&quot;;0;1) + IF([.J46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grammingLanguageDeveloper</text:p>
          </table:table-cell>
          <table:table-cell table:style-name="ce8"/>
          <table:table-cell table:style-name="ce17" office:value-type="string">
            <text:p>ProgrammingLanguageDeveloper</text:p>
          </table:table-cell>
          <table:table-cell table:number-columns-repeated="10" table:style-name="ce17"/>
          <table:table-cell table:style-name="ce17"/>
          <table:table-cell table:style-name="ce18" table:formula="of:=IF([.C464]=&quot;&quot;;0;1) + IF([.D464]=&quot;&quot;;0;1) + IF([.E464]=&quot;&quot;;0;1) + IF([.F464]=&quot;&quot;;0;1) + IF([.G464]=&quot;&quot;;0;1) + IF([.H464]=&quot;&quot;;0;1) + IF([.I464]=&quot;&quot;;0;1) + IF([.K464]=&quot;&quot;;0;1) + IF([.L464]=&quot;&quot;;0;1) + IF([.M464]=&quot;&quot;;0;1) + IF([.J46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jectParticipant</text:p>
          </table:table-cell>
          <table:table-cell table:style-name="ce8"/>
          <table:table-cell table:style-name="ce17" office:value-type="string">
            <text:p>ProjectParticipant</text:p>
          </table:table-cell>
          <table:table-cell table:number-columns-repeated="10" table:style-name="ce17"/>
          <table:table-cell table:style-name="ce17"/>
          <table:table-cell table:style-name="ce18" table:formula="of:=IF([.C465]=&quot;&quot;;0;1) + IF([.D465]=&quot;&quot;;0;1) + IF([.E465]=&quot;&quot;;0;1) + IF([.F465]=&quot;&quot;;0;1) + IF([.G465]=&quot;&quot;;0;1) + IF([.H465]=&quot;&quot;;0;1) + IF([.I465]=&quot;&quot;;0;1) + IF([.K465]=&quot;&quot;;0;1) + IF([.L465]=&quot;&quot;;0;1) + IF([.M465]=&quot;&quot;;0;1) + IF([.J46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cordingEngineer</text:p>
          </table:table-cell>
          <table:table-cell table:style-name="ce8"/>
          <table:table-cell table:style-name="ce17" office:value-type="string">
            <text:p>RecordingEngineer</text:p>
          </table:table-cell>
          <table:table-cell table:number-columns-repeated="10" table:style-name="ce17"/>
          <table:table-cell table:style-name="ce17"/>
          <table:table-cell table:style-name="ce18" table:formula="of:=IF([.C466]=&quot;&quot;;0;1) + IF([.D466]=&quot;&quot;;0;1) + IF([.E466]=&quot;&quot;;0;1) + IF([.F466]=&quot;&quot;;0;1) + IF([.G466]=&quot;&quot;;0;1) + IF([.H466]=&quot;&quot;;0;1) + IF([.I466]=&quot;&quot;;0;1) + IF([.K466]=&quot;&quot;;0;1) + IF([.L466]=&quot;&quot;;0;1) + IF([.M466]=&quot;&quot;;0;1) + IF([.J46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cordProducer</text:p>
          </table:table-cell>
          <table:table-cell table:style-name="ce8"/>
          <table:table-cell table:style-name="ce17" office:value-type="string">
            <text:p>RecordProducer</text:p>
          </table:table-cell>
          <table:table-cell table:number-columns-repeated="10" table:style-name="ce17"/>
          <table:table-cell table:style-name="ce17"/>
          <table:table-cell table:style-name="ce18" table:formula="of:=IF([.C467]=&quot;&quot;;0;1) + IF([.D467]=&quot;&quot;;0;1) + IF([.E467]=&quot;&quot;;0;1) + IF([.F467]=&quot;&quot;;0;1) + IF([.G467]=&quot;&quot;;0;1) + IF([.H467]=&quot;&quot;;0;1) + IF([.I467]=&quot;&quot;;0;1) + IF([.K467]=&quot;&quot;;0;1) + IF([.L467]=&quot;&quot;;0;1) + IF([.M467]=&quot;&quot;;0;1) + IF([.J46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ligiousLeader</text:p>
          </table:table-cell>
          <table:table-cell table:style-name="ce8"/>
          <table:table-cell table:style-name="ce17" office:value-type="string">
            <text:p>ReligiousLeader</text:p>
          </table:table-cell>
          <table:table-cell table:number-columns-repeated="10" table:style-name="ce17"/>
          <table:table-cell table:style-name="ce17"/>
          <table:table-cell table:style-name="ce18" table:formula="of:=IF([.C468]=&quot;&quot;;0;1) + IF([.D468]=&quot;&quot;;0;1) + IF([.E468]=&quot;&quot;;0;1) + IF([.F468]=&quot;&quot;;0;1) + IF([.G468]=&quot;&quot;;0;1) + IF([.H468]=&quot;&quot;;0;1) + IF([.I468]=&quot;&quot;;0;1) + IF([.K468]=&quot;&quot;;0;1) + IF([.L468]=&quot;&quot;;0;1) + IF([.M468]=&quot;&quot;;0;1) + IF([.J46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choolFounder</text:p>
          </table:table-cell>
          <table:table-cell table:style-name="ce8"/>
          <table:table-cell table:style-name="ce17" office:value-type="string">
            <text:p>SchoolFounder</text:p>
          </table:table-cell>
          <table:table-cell table:number-columns-repeated="10" table:style-name="ce17"/>
          <table:table-cell table:style-name="ce17"/>
          <table:table-cell table:style-name="ce18" table:formula="of:=IF([.C469]=&quot;&quot;;0;1) + IF([.D469]=&quot;&quot;;0;1) + IF([.E469]=&quot;&quot;;0;1) + IF([.F469]=&quot;&quot;;0;1) + IF([.G469]=&quot;&quot;;0;1) + IF([.H469]=&quot;&quot;;0;1) + IF([.I469]=&quot;&quot;;0;1) + IF([.K469]=&quot;&quot;;0;1) + IF([.L469]=&quot;&quot;;0;1) + IF([.M469]=&quot;&quot;;0;1) + IF([.J46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hipDesigner</text:p>
          </table:table-cell>
          <table:table-cell table:style-name="ce8"/>
          <table:table-cell table:style-name="ce17" office:value-type="string">
            <text:p>ShipDesigner</text:p>
          </table:table-cell>
          <table:table-cell table:number-columns-repeated="10" table:style-name="ce17"/>
          <table:table-cell table:style-name="ce17"/>
          <table:table-cell table:style-name="ce18" table:formula="of:=IF([.C470]=&quot;&quot;;0;1) + IF([.D470]=&quot;&quot;;0;1) + IF([.E470]=&quot;&quot;;0;1) + IF([.F470]=&quot;&quot;;0;1) + IF([.G470]=&quot;&quot;;0;1) + IF([.H470]=&quot;&quot;;0;1) + IF([.I470]=&quot;&quot;;0;1) + IF([.K470]=&quot;&quot;;0;1) + IF([.L470]=&quot;&quot;;0;1) + IF([.M470]=&quot;&quot;;0;1) + IF([.J47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ongwriter</text:p>
          </table:table-cell>
          <table:table-cell table:style-name="ce8"/>
          <table:table-cell table:style-name="ce17" office:value-type="string">
            <text:p>Songwriter</text:p>
          </table:table-cell>
          <table:table-cell table:number-columns-repeated="10" table:style-name="ce17"/>
          <table:table-cell table:style-name="ce17"/>
          <table:table-cell table:style-name="ce18" table:formula="of:=IF([.C471]=&quot;&quot;;0;1) + IF([.D471]=&quot;&quot;;0;1) + IF([.E471]=&quot;&quot;;0;1) + IF([.F471]=&quot;&quot;;0;1) + IF([.G471]=&quot;&quot;;0;1) + IF([.H471]=&quot;&quot;;0;1) + IF([.I471]=&quot;&quot;;0;1) + IF([.K471]=&quot;&quot;;0;1) + IF([.L471]=&quot;&quot;;0;1) + IF([.M471]=&quot;&quot;;0;1) + IF([.J47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sLeagueAwardWinner</text:p>
          </table:table-cell>
          <table:table-cell table:style-name="ce8"/>
          <table:table-cell table:style-name="ce17" office:value-type="string">
            <text:p>SportsLeagueAwardWinner</text:p>
          </table:table-cell>
          <table:table-cell table:number-columns-repeated="10" table:style-name="ce17"/>
          <table:table-cell table:style-name="ce17"/>
          <table:table-cell table:style-name="ce18" table:formula="of:=IF([.C472]=&quot;&quot;;0;1) + IF([.D472]=&quot;&quot;;0;1) + IF([.E472]=&quot;&quot;;0;1) + IF([.F472]=&quot;&quot;;0;1) + IF([.G472]=&quot;&quot;;0;1) + IF([.H472]=&quot;&quot;;0;1) + IF([.I472]=&quot;&quot;;0;1) + IF([.K472]=&quot;&quot;;0;1) + IF([.L472]=&quot;&quot;;0;1) + IF([.M472]=&quot;&quot;;0;1) + IF([.J47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sOfficial</text:p>
          </table:table-cell>
          <table:table-cell table:style-name="ce8"/>
          <table:table-cell table:style-name="ce17" office:value-type="string">
            <text:p>SportsOfficial</text:p>
          </table:table-cell>
          <table:table-cell table:number-columns-repeated="10" table:style-name="ce17"/>
          <table:table-cell table:style-name="ce17"/>
          <table:table-cell table:style-name="ce18" table:formula="of:=IF([.C473]=&quot;&quot;;0;1) + IF([.D473]=&quot;&quot;;0;1) + IF([.E473]=&quot;&quot;;0;1) + IF([.F473]=&quot;&quot;;0;1) + IF([.G473]=&quot;&quot;;0;1) + IF([.H473]=&quot;&quot;;0;1) + IF([.I473]=&quot;&quot;;0;1) + IF([.K473]=&quot;&quot;;0;1) + IF([.L473]=&quot;&quot;;0;1) + IF([.M473]=&quot;&quot;;0;1) + IF([.J47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urgeon</text:p>
          </table:table-cell>
          <table:table-cell table:style-name="ce8"/>
          <table:table-cell table:style-name="ce17" office:value-type="string">
            <text:p>Surgeon</text:p>
          </table:table-cell>
          <table:table-cell table:number-columns-repeated="10" table:style-name="ce17"/>
          <table:table-cell table:style-name="ce17"/>
          <table:table-cell table:style-name="ce18" table:formula="of:=IF([.C474]=&quot;&quot;;0;1) + IF([.D474]=&quot;&quot;;0;1) + IF([.E474]=&quot;&quot;;0;1) + IF([.F474]=&quot;&quot;;0;1) + IF([.G474]=&quot;&quot;;0;1) + IF([.H474]=&quot;&quot;;0;1) + IF([.I474]=&quot;&quot;;0;1) + IF([.K474]=&quot;&quot;;0;1) + IF([.L474]=&quot;&quot;;0;1) + IF([.M474]=&quot;&quot;;0;1) + IF([.J47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heaterActor</text:p>
          </table:table-cell>
          <table:table-cell table:style-name="ce8"/>
          <table:table-cell table:style-name="ce17" office:value-type="string">
            <text:p>TheaterActor</text:p>
          </table:table-cell>
          <table:table-cell table:number-columns-repeated="10" table:style-name="ce17"/>
          <table:table-cell table:style-name="ce17"/>
          <table:table-cell table:style-name="ce18" table:formula="of:=IF([.C475]=&quot;&quot;;0;1) + IF([.D475]=&quot;&quot;;0;1) + IF([.E475]=&quot;&quot;;0;1) + IF([.F475]=&quot;&quot;;0;1) + IF([.G475]=&quot;&quot;;0;1) + IF([.H475]=&quot;&quot;;0;1) + IF([.I475]=&quot;&quot;;0;1) + IF([.K475]=&quot;&quot;;0;1) + IF([.L475]=&quot;&quot;;0;1) + IF([.M475]=&quot;&quot;;0;1) + IF([.J47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heaterCharacter</text:p>
          </table:table-cell>
          <table:table-cell table:style-name="ce8"/>
          <table:table-cell table:style-name="ce17" office:value-type="string">
            <text:p>TheaterCharacter</text:p>
          </table:table-cell>
          <table:table-cell table:number-columns-repeated="10" table:style-name="ce17"/>
          <table:table-cell table:style-name="ce17"/>
          <table:table-cell table:style-name="ce18" table:formula="of:=IF([.C476]=&quot;&quot;;0;1) + IF([.D476]=&quot;&quot;;0;1) + IF([.E476]=&quot;&quot;;0;1) + IF([.F476]=&quot;&quot;;0;1) + IF([.G476]=&quot;&quot;;0;1) + IF([.H476]=&quot;&quot;;0;1) + IF([.I476]=&quot;&quot;;0;1) + IF([.K476]=&quot;&quot;;0;1) + IF([.L476]=&quot;&quot;;0;1) + IF([.M476]=&quot;&quot;;0;1) + IF([.J47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heaterChoreographer</text:p>
          </table:table-cell>
          <table:table-cell table:style-name="ce8"/>
          <table:table-cell table:style-name="ce17" office:value-type="string">
            <text:p>TheaterChoreographer</text:p>
          </table:table-cell>
          <table:table-cell table:number-columns-repeated="10" table:style-name="ce17"/>
          <table:table-cell table:style-name="ce17"/>
          <table:table-cell table:style-name="ce18" table:formula="of:=IF([.C477]=&quot;&quot;;0;1) + IF([.D477]=&quot;&quot;;0;1) + IF([.E477]=&quot;&quot;;0;1) + IF([.F477]=&quot;&quot;;0;1) + IF([.G477]=&quot;&quot;;0;1) + IF([.H477]=&quot;&quot;;0;1) + IF([.I477]=&quot;&quot;;0;1) + IF([.K477]=&quot;&quot;;0;1) + IF([.L477]=&quot;&quot;;0;1) + IF([.M477]=&quot;&quot;;0;1) + IF([.J47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heaterDesigner</text:p>
          </table:table-cell>
          <table:table-cell table:style-name="ce8"/>
          <table:table-cell table:style-name="ce17" office:value-type="string">
            <text:p>TheaterDesigner</text:p>
          </table:table-cell>
          <table:table-cell table:number-columns-repeated="10" table:style-name="ce17"/>
          <table:table-cell table:style-name="ce17"/>
          <table:table-cell table:style-name="ce18" table:formula="of:=IF([.C478]=&quot;&quot;;0;1) + IF([.D478]=&quot;&quot;;0;1) + IF([.E478]=&quot;&quot;;0;1) + IF([.F478]=&quot;&quot;;0;1) + IF([.G478]=&quot;&quot;;0;1) + IF([.H478]=&quot;&quot;;0;1) + IF([.I478]=&quot;&quot;;0;1) + IF([.K478]=&quot;&quot;;0;1) + IF([.L478]=&quot;&quot;;0;1) + IF([.M478]=&quot;&quot;;0;1) + IF([.J47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heaterDirector</text:p>
          </table:table-cell>
          <table:table-cell table:style-name="ce8"/>
          <table:table-cell table:style-name="ce17" office:value-type="string">
            <text:p>TheaterDirector</text:p>
          </table:table-cell>
          <table:table-cell table:number-columns-repeated="10" table:style-name="ce17"/>
          <table:table-cell table:style-name="ce17"/>
          <table:table-cell table:style-name="ce18" table:formula="of:=IF([.C479]=&quot;&quot;;0;1) + IF([.D479]=&quot;&quot;;0;1) + IF([.E479]=&quot;&quot;;0;1) + IF([.F479]=&quot;&quot;;0;1) + IF([.G479]=&quot;&quot;;0;1) + IF([.H479]=&quot;&quot;;0;1) + IF([.I479]=&quot;&quot;;0;1) + IF([.K479]=&quot;&quot;;0;1) + IF([.L479]=&quot;&quot;;0;1) + IF([.M479]=&quot;&quot;;0;1) + IF([.J47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heaterProducer</text:p>
          </table:table-cell>
          <table:table-cell table:style-name="ce8"/>
          <table:table-cell table:style-name="ce17" office:value-type="string">
            <text:p>TheaterProducer</text:p>
          </table:table-cell>
          <table:table-cell table:number-columns-repeated="10" table:style-name="ce17"/>
          <table:table-cell table:style-name="ce17"/>
          <table:table-cell table:style-name="ce18" table:formula="of:=IF([.C480]=&quot;&quot;;0;1) + IF([.D480]=&quot;&quot;;0;1) + IF([.E480]=&quot;&quot;;0;1) + IF([.F480]=&quot;&quot;;0;1) + IF([.G480]=&quot;&quot;;0;1) + IF([.H480]=&quot;&quot;;0;1) + IF([.I480]=&quot;&quot;;0;1) + IF([.K480]=&quot;&quot;;0;1) + IF([.L480]=&quot;&quot;;0;1) + IF([.M480]=&quot;&quot;;0;1) + IF([.J48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heatricalComposer</text:p>
          </table:table-cell>
          <table:table-cell table:style-name="ce8"/>
          <table:table-cell table:style-name="ce17" office:value-type="string">
            <text:p>TheatricalComposer</text:p>
          </table:table-cell>
          <table:table-cell table:number-columns-repeated="10" table:style-name="ce17"/>
          <table:table-cell table:style-name="ce17"/>
          <table:table-cell table:style-name="ce18" table:formula="of:=IF([.C481]=&quot;&quot;;0;1) + IF([.D481]=&quot;&quot;;0;1) + IF([.E481]=&quot;&quot;;0;1) + IF([.F481]=&quot;&quot;;0;1) + IF([.G481]=&quot;&quot;;0;1) + IF([.H481]=&quot;&quot;;0;1) + IF([.I481]=&quot;&quot;;0;1) + IF([.K481]=&quot;&quot;;0;1) + IF([.L481]=&quot;&quot;;0;1) + IF([.M481]=&quot;&quot;;0;1) + IF([.J48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heatricalLyricist</text:p>
          </table:table-cell>
          <table:table-cell table:style-name="ce8"/>
          <table:table-cell table:style-name="ce17" office:value-type="string">
            <text:p>TheatricalLyricist</text:p>
          </table:table-cell>
          <table:table-cell table:number-columns-repeated="10" table:style-name="ce17"/>
          <table:table-cell table:style-name="ce17"/>
          <table:table-cell table:style-name="ce18" table:formula="of:=IF([.C482]=&quot;&quot;;0;1) + IF([.D482]=&quot;&quot;;0;1) + IF([.E482]=&quot;&quot;;0;1) + IF([.F482]=&quot;&quot;;0;1) + IF([.G482]=&quot;&quot;;0;1) + IF([.H482]=&quot;&quot;;0;1) + IF([.I482]=&quot;&quot;;0;1) + IF([.K482]=&quot;&quot;;0;1) + IF([.L482]=&quot;&quot;;0;1) + IF([.M482]=&quot;&quot;;0;1) + IF([.J48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ranslator</text:p>
          </table:table-cell>
          <table:table-cell table:style-name="ce8"/>
          <table:table-cell table:style-name="ce17" office:value-type="string">
            <text:p>Translator</text:p>
          </table:table-cell>
          <table:table-cell table:number-columns-repeated="10" table:style-name="ce17"/>
          <table:table-cell table:style-name="ce17"/>
          <table:table-cell table:style-name="ce18" table:formula="of:=IF([.C483]=&quot;&quot;;0;1) + IF([.D483]=&quot;&quot;;0;1) + IF([.E483]=&quot;&quot;;0;1) + IF([.F483]=&quot;&quot;;0;1) + IF([.G483]=&quot;&quot;;0;1) + IF([.H483]=&quot;&quot;;0;1) + IF([.I483]=&quot;&quot;;0;1) + IF([.K483]=&quot;&quot;;0;1) + IF([.L483]=&quot;&quot;;0;1) + IF([.M483]=&quot;&quot;;0;1) + IF([.J48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Actor</text:p>
          </table:table-cell>
          <table:table-cell table:style-name="ce8"/>
          <table:table-cell table:style-name="ce17" office:value-type="string">
            <text:p>TVActor</text:p>
          </table:table-cell>
          <table:table-cell table:number-columns-repeated="10" table:style-name="ce17"/>
          <table:table-cell table:style-name="ce17"/>
          <table:table-cell table:style-name="ce18" table:formula="of:=IF([.C484]=&quot;&quot;;0;1) + IF([.D484]=&quot;&quot;;0;1) + IF([.E484]=&quot;&quot;;0;1) + IF([.F484]=&quot;&quot;;0;1) + IF([.G484]=&quot;&quot;;0;1) + IF([.H484]=&quot;&quot;;0;1) + IF([.I484]=&quot;&quot;;0;1) + IF([.K484]=&quot;&quot;;0;1) + IF([.L484]=&quot;&quot;;0;1) + IF([.M484]=&quot;&quot;;0;1) + IF([.J48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Character</text:p>
          </table:table-cell>
          <table:table-cell table:style-name="ce8"/>
          <table:table-cell table:style-name="ce17" office:value-type="string">
            <text:p>TVCharacter</text:p>
          </table:table-cell>
          <table:table-cell table:number-columns-repeated="10" table:style-name="ce17"/>
          <table:table-cell table:style-name="ce17"/>
          <table:table-cell table:style-name="ce18" table:formula="of:=IF([.C485]=&quot;&quot;;0;1) + IF([.D485]=&quot;&quot;;0;1) + IF([.E485]=&quot;&quot;;0;1) + IF([.F485]=&quot;&quot;;0;1) + IF([.G485]=&quot;&quot;;0;1) + IF([.H485]=&quot;&quot;;0;1) + IF([.I485]=&quot;&quot;;0;1) + IF([.K485]=&quot;&quot;;0;1) + IF([.L485]=&quot;&quot;;0;1) + IF([.M485]=&quot;&quot;;0;1) + IF([.J48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Director</text:p>
          </table:table-cell>
          <table:table-cell table:style-name="ce8"/>
          <table:table-cell table:style-name="ce17" office:value-type="string">
            <text:p>TVDirector</text:p>
          </table:table-cell>
          <table:table-cell table:number-columns-repeated="10" table:style-name="ce17"/>
          <table:table-cell table:style-name="ce17"/>
          <table:table-cell table:style-name="ce18" table:formula="of:=IF([.C486]=&quot;&quot;;0;1) + IF([.D486]=&quot;&quot;;0;1) + IF([.E486]=&quot;&quot;;0;1) + IF([.F486]=&quot;&quot;;0;1) + IF([.G486]=&quot;&quot;;0;1) + IF([.H486]=&quot;&quot;;0;1) + IF([.I486]=&quot;&quot;;0;1) + IF([.K486]=&quot;&quot;;0;1) + IF([.L486]=&quot;&quot;;0;1) + IF([.M486]=&quot;&quot;;0;1) + IF([.J48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Personality</text:p>
          </table:table-cell>
          <table:table-cell table:style-name="ce8"/>
          <table:table-cell table:style-name="ce17" office:value-type="string">
            <text:p>TVPersonality</text:p>
          </table:table-cell>
          <table:table-cell table:number-columns-repeated="10" table:style-name="ce17"/>
          <table:table-cell table:style-name="ce17"/>
          <table:table-cell table:style-name="ce18" table:formula="of:=IF([.C487]=&quot;&quot;;0;1) + IF([.D487]=&quot;&quot;;0;1) + IF([.E487]=&quot;&quot;;0;1) + IF([.F487]=&quot;&quot;;0;1) + IF([.G487]=&quot;&quot;;0;1) + IF([.H487]=&quot;&quot;;0;1) + IF([.I487]=&quot;&quot;;0;1) + IF([.K487]=&quot;&quot;;0;1) + IF([.L487]=&quot;&quot;;0;1) + IF([.M487]=&quot;&quot;;0;1) + IF([.J48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Producer</text:p>
          </table:table-cell>
          <table:table-cell table:style-name="ce8"/>
          <table:table-cell table:style-name="ce17" office:value-type="string">
            <text:p>TVProducer</text:p>
          </table:table-cell>
          <table:table-cell table:number-columns-repeated="10" table:style-name="ce17"/>
          <table:table-cell table:style-name="ce17"/>
          <table:table-cell table:style-name="ce18" table:formula="of:=IF([.C488]=&quot;&quot;;0;1) + IF([.D488]=&quot;&quot;;0;1) + IF([.E488]=&quot;&quot;;0;1) + IF([.F488]=&quot;&quot;;0;1) + IF([.G488]=&quot;&quot;;0;1) + IF([.H488]=&quot;&quot;;0;1) + IF([.I488]=&quot;&quot;;0;1) + IF([.K488]=&quot;&quot;;0;1) + IF([.L488]=&quot;&quot;;0;1) + IF([.M488]=&quot;&quot;;0;1) + IF([.J48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ProgramCreator</text:p>
          </table:table-cell>
          <table:table-cell table:style-name="ce8"/>
          <table:table-cell table:style-name="ce17" office:value-type="string">
            <text:p>TVProgramCreator</text:p>
          </table:table-cell>
          <table:table-cell table:number-columns-repeated="10" table:style-name="ce17"/>
          <table:table-cell table:style-name="ce17"/>
          <table:table-cell table:style-name="ce18" table:formula="of:=IF([.C489]=&quot;&quot;;0;1) + IF([.D489]=&quot;&quot;;0;1) + IF([.E489]=&quot;&quot;;0;1) + IF([.F489]=&quot;&quot;;0;1) + IF([.G489]=&quot;&quot;;0;1) + IF([.H489]=&quot;&quot;;0;1) + IF([.I489]=&quot;&quot;;0;1) + IF([.K489]=&quot;&quot;;0;1) + IF([.L489]=&quot;&quot;;0;1) + IF([.M489]=&quot;&quot;;0;1) + IF([.J48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Writer</text:p>
          </table:table-cell>
          <table:table-cell table:style-name="ce8"/>
          <table:table-cell table:style-name="ce17" office:value-type="string">
            <text:p>TVWriter</text:p>
          </table:table-cell>
          <table:table-cell table:number-columns-repeated="10" table:style-name="ce17"/>
          <table:table-cell table:style-name="ce17"/>
          <table:table-cell table:style-name="ce18" table:formula="of:=IF([.C490]=&quot;&quot;;0;1) + IF([.D490]=&quot;&quot;;0;1) + IF([.E490]=&quot;&quot;;0;1) + IF([.F490]=&quot;&quot;;0;1) + IF([.G490]=&quot;&quot;;0;1) + IF([.H490]=&quot;&quot;;0;1) + IF([.I490]=&quot;&quot;;0;1) + IF([.K490]=&quot;&quot;;0;1) + IF([.L490]=&quot;&quot;;0;1) + IF([.M490]=&quot;&quot;;0;1) + IF([.J49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SGoverno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US_GOVERNOR</text:p>
          </table:table-cell>
          <table:table-cell table:number-columns-repeated="7" table:style-name="ce17"/>
          <table:table-cell table:style-name="ce17"/>
          <table:table-cell table:style-name="ce18" table:formula="of:=IF([.C491]=&quot;&quot;;0;1) + IF([.D491]=&quot;&quot;;0;1) + IF([.E491]=&quot;&quot;;0;1) + IF([.F491]=&quot;&quot;;0;1) + IF([.G491]=&quot;&quot;;0;1) + IF([.H491]=&quot;&quot;;0;1) + IF([.I491]=&quot;&quot;;0;1) + IF([.K491]=&quot;&quot;;0;1) + IF([.L491]=&quot;&quot;;0;1) + IF([.M491]=&quot;&quot;;0;1) + IF([.J49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SSenato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US_SENATOR</text:p>
          </table:table-cell>
          <table:table-cell table:number-columns-repeated="7" table:style-name="ce17"/>
          <table:table-cell table:style-name="ce17"/>
          <table:table-cell table:style-name="ce18" table:formula="of:=IF([.C492]=&quot;&quot;;0;1) + IF([.D492]=&quot;&quot;;0;1) + IF([.E492]=&quot;&quot;;0;1) + IF([.F492]=&quot;&quot;;0;1) + IF([.G492]=&quot;&quot;;0;1) + IF([.H492]=&quot;&quot;;0;1) + IF([.I492]=&quot;&quot;;0;1) + IF([.K492]=&quot;&quot;;0;1) + IF([.L492]=&quot;&quot;;0;1) + IF([.M492]=&quot;&quot;;0;1) + IF([.J49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SCabinetMembe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US_CABINET_MEMBER</text:p>
          </table:table-cell>
          <table:table-cell table:number-columns-repeated="7" table:style-name="ce17"/>
          <table:table-cell table:style-name="ce17"/>
          <table:table-cell table:style-name="ce18" table:formula="of:=IF([.C493]=&quot;&quot;;0;1) + IF([.D493]=&quot;&quot;;0;1) + IF([.E493]=&quot;&quot;;0;1) + IF([.F493]=&quot;&quot;;0;1) + IF([.G493]=&quot;&quot;;0;1) + IF([.H493]=&quot;&quot;;0;1) + IF([.I493]=&quot;&quot;;0;1) + IF([.K493]=&quot;&quot;;0;1) + IF([.L493]=&quot;&quot;;0;1) + IF([.M493]=&quot;&quot;;0;1) + IF([.J49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SPresident</text:p>
          </table:table-cell>
          <table:table-cell table:style-name="ce8"/>
          <table:table-cell table:style-name="ce17" office:value-type="string">
            <text:p>USPresident</text:p>
          </table:table-cell>
          <table:table-cell table:number-columns-repeated="10" table:style-name="ce17"/>
          <table:table-cell table:style-name="ce17"/>
          <table:table-cell table:style-name="ce18" table:formula="of:=IF([.C494]=&quot;&quot;;0;1) + IF([.D494]=&quot;&quot;;0;1) + IF([.E494]=&quot;&quot;;0;1) + IF([.F494]=&quot;&quot;;0;1) + IF([.G494]=&quot;&quot;;0;1) + IF([.H494]=&quot;&quot;;0;1) + IF([.I494]=&quot;&quot;;0;1) + IF([.K494]=&quot;&quot;;0;1) + IF([.L494]=&quot;&quot;;0;1) + IF([.M494]=&quot;&quot;;0;1) + IF([.J49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SVicePresident</text:p>
          </table:table-cell>
          <table:table-cell table:style-name="ce8"/>
          <table:table-cell table:style-name="ce17" office:value-type="string">
            <text:p>USVicePresident</text:p>
          </table:table-cell>
          <table:table-cell table:number-columns-repeated="10" table:style-name="ce17"/>
          <table:table-cell table:style-name="ce17"/>
          <table:table-cell table:style-name="ce18" table:formula="of:=IF([.C495]=&quot;&quot;;0;1) + IF([.D495]=&quot;&quot;;0;1) + IF([.E495]=&quot;&quot;;0;1) + IF([.F495]=&quot;&quot;;0;1) + IF([.G495]=&quot;&quot;;0;1) + IF([.H495]=&quot;&quot;;0;1) + IF([.I495]=&quot;&quot;;0;1) + IF([.K495]=&quot;&quot;;0;1) + IF([.L495]=&quot;&quot;;0;1) + IF([.M495]=&quot;&quot;;0;1) + IF([.J49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SStat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US_STATE</text:p>
          </table:table-cell>
          <table:table-cell table:number-columns-repeated="7" table:style-name="ce17"/>
          <table:table-cell table:style-name="ce17"/>
          <table:table-cell table:style-name="ce18" table:formula="of:=IF([.C496]=&quot;&quot;;0;1) + IF([.D496]=&quot;&quot;;0;1) + IF([.E496]=&quot;&quot;;0;1) + IF([.F496]=&quot;&quot;;0;1) + IF([.G496]=&quot;&quot;;0;1) + IF([.H496]=&quot;&quot;;0;1) + IF([.I496]=&quot;&quot;;0;1) + IF([.K496]=&quot;&quot;;0;1) + IF([.L496]=&quot;&quot;;0;1) + IF([.M496]=&quot;&quot;;0;1) + IF([.J49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deoGameActor</text:p>
          </table:table-cell>
          <table:table-cell table:style-name="ce8"/>
          <table:table-cell table:style-name="ce17" office:value-type="string">
            <text:p>VideoGameActor</text:p>
          </table:table-cell>
          <table:table-cell table:number-columns-repeated="10" table:style-name="ce17"/>
          <table:table-cell table:style-name="ce17"/>
          <table:table-cell table:style-name="ce18" table:formula="of:=IF([.C497]=&quot;&quot;;0;1) + IF([.D497]=&quot;&quot;;0;1) + IF([.E497]=&quot;&quot;;0;1) + IF([.F497]=&quot;&quot;;0;1) + IF([.G497]=&quot;&quot;;0;1) + IF([.H497]=&quot;&quot;;0;1) + IF([.I497]=&quot;&quot;;0;1) + IF([.K497]=&quot;&quot;;0;1) + IF([.L497]=&quot;&quot;;0;1) + IF([.M497]=&quot;&quot;;0;1) + IF([.J49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deoGameDesigner</text:p>
          </table:table-cell>
          <table:table-cell table:style-name="ce8"/>
          <table:table-cell table:style-name="ce17" office:value-type="string">
            <text:p>VideoGameDesigner</text:p>
          </table:table-cell>
          <table:table-cell table:number-columns-repeated="10" table:style-name="ce17"/>
          <table:table-cell table:style-name="ce17"/>
          <table:table-cell table:style-name="ce18" table:formula="of:=IF([.C498]=&quot;&quot;;0;1) + IF([.D498]=&quot;&quot;;0;1) + IF([.E498]=&quot;&quot;;0;1) + IF([.F498]=&quot;&quot;;0;1) + IF([.G498]=&quot;&quot;;0;1) + IF([.H498]=&quot;&quot;;0;1) + IF([.I498]=&quot;&quot;;0;1) + IF([.K498]=&quot;&quot;;0;1) + IF([.L498]=&quot;&quot;;0;1) + IF([.M498]=&quot;&quot;;0;1) + IF([.J49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sualArtist</text:p>
          </table:table-cell>
          <table:table-cell table:style-name="ce8"/>
          <table:table-cell table:style-name="ce17" office:value-type="string">
            <text:p>VisualArtist</text:p>
          </table:table-cell>
          <table:table-cell table:number-columns-repeated="10" table:style-name="ce17"/>
          <table:table-cell table:style-name="ce17"/>
          <table:table-cell table:style-name="ce18" table:formula="of:=IF([.C499]=&quot;&quot;;0;1) + IF([.D499]=&quot;&quot;;0;1) + IF([.E499]=&quot;&quot;;0;1) + IF([.F499]=&quot;&quot;;0;1) + IF([.G499]=&quot;&quot;;0;1) + IF([.H499]=&quot;&quot;;0;1) + IF([.I499]=&quot;&quot;;0;1) + IF([.K499]=&quot;&quot;;0;1) + IF([.L499]=&quot;&quot;;0;1) + IF([.M499]=&quot;&quot;;0;1) + IF([.J49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ennisTournamentChampion</text:p>
          </table:table-cell>
          <table:table-cell table:style-name="ce8"/>
          <table:table-cell table:style-name="ce17" office:value-type="string">
            <text:p>TennisTournamentChampion</text:p>
          </table:table-cell>
          <table:table-cell table:number-columns-repeated="10" table:style-name="ce17"/>
          <table:table-cell table:style-name="ce17"/>
          <table:table-cell table:style-name="ce18" table:formula="of:=IF([.C500]=&quot;&quot;;0;1) + IF([.D500]=&quot;&quot;;0;1) + IF([.E500]=&quot;&quot;;0;1) + IF([.F500]=&quot;&quot;;0;1) + IF([.G500]=&quot;&quot;;0;1) + IF([.H500]=&quot;&quot;;0;1) + IF([.I500]=&quot;&quot;;0;1) + IF([.K500]=&quot;&quot;;0;1) + IF([.L500]=&quot;&quot;;0;1) + IF([.M500]=&quot;&quot;;0;1) + IF([.J50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ligiousOrganizati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RELIGIOUS_ORG</text:p>
          </table:table-cell>
          <table:table-cell table:number-columns-repeated="7" table:style-name="ce17"/>
          <table:table-cell table:style-name="ce17"/>
          <table:table-cell table:style-name="ce18" table:formula="of:=IF([.C501]=&quot;&quot;;0;1) + IF([.D501]=&quot;&quot;;0;1) + IF([.E501]=&quot;&quot;;0;1) + IF([.F501]=&quot;&quot;;0;1) + IF([.G501]=&quot;&quot;;0;1) + IF([.H501]=&quot;&quot;;0;1) + IF([.I501]=&quot;&quot;;0;1) + IF([.K501]=&quot;&quot;;0;1) + IF([.L501]=&quot;&quot;;0;1) + IF([.M501]=&quot;&quot;;0;1) + IF([.J50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litaryOrganizati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ILITARY_ORG</text:p>
          </table:table-cell>
          <table:table-cell table:number-columns-repeated="7" table:style-name="ce17"/>
          <table:table-cell table:style-name="ce17"/>
          <table:table-cell table:style-name="ce18" table:formula="of:=IF([.C502]=&quot;&quot;;0;1) + IF([.D502]=&quot;&quot;;0;1) + IF([.E502]=&quot;&quot;;0;1) + IF([.F502]=&quot;&quot;;0;1) + IF([.G502]=&quot;&quot;;0;1) + IF([.H502]=&quot;&quot;;0;1) + IF([.I502]=&quot;&quot;;0;1) + IF([.K502]=&quot;&quot;;0;1) + IF([.L502]=&quot;&quot;;0;1) + IF([.M502]=&quot;&quot;;0;1) + IF([.J50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minalOrganizati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CRIMINAL_ORGANIZATION</text:p>
          </table:table-cell>
          <table:table-cell table:number-columns-repeated="7" table:style-name="ce17"/>
          <table:table-cell table:style-name="ce17"/>
          <table:table-cell table:style-name="ce18" table:formula="of:=IF([.C503]=&quot;&quot;;0;1) + IF([.D503]=&quot;&quot;;0;1) + IF([.E503]=&quot;&quot;;0;1) + IF([.F503]=&quot;&quot;;0;1) + IF([.G503]=&quot;&quot;;0;1) + IF([.H503]=&quot;&quot;;0;1) + IF([.I503]=&quot;&quot;;0;1) + IF([.K503]=&quot;&quot;;0;1) + IF([.L503]=&quot;&quot;;0;1) + IF([.M503]=&quot;&quot;;0;1) + IF([.J50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VProgram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tv_program</text:p>
          </table:table-cell>
          <table:table-cell table:style-name="ce17"/>
          <table:table-cell table:style-name="ce18" table:formula="of:=IF([.C504]=&quot;&quot;;0;1) + IF([.D504]=&quot;&quot;;0;1) + IF([.E504]=&quot;&quot;;0;1) + IF([.F504]=&quot;&quot;;0;1) + IF([.G504]=&quot;&quot;;0;1) + IF([.H504]=&quot;&quot;;0;1) + IF([.I504]=&quot;&quot;;0;1) + IF([.K504]=&quot;&quot;;0;1) + IF([.L504]=&quot;&quot;;0;1) + IF([.M504]=&quot;&quot;;0;1) + IF([.J50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lub</text:p>
          </table:table-cell>
          <table:table-cell table:style-name="ce8"/>
          <table:table-cell table:style-name="ce17" office:value-type="string">
            <text:p>Club</text:p>
          </table:table-cell>
          <table:table-cell table:number-columns-repeated="10" table:style-name="ce17"/>
          <table:table-cell table:style-name="ce17"/>
          <table:table-cell table:style-name="ce18" table:formula="of:=IF([.C505]=&quot;&quot;;0;1) + IF([.D505]=&quot;&quot;;0;1) + IF([.E505]=&quot;&quot;;0;1) + IF([.F505]=&quot;&quot;;0;1) + IF([.G505]=&quot;&quot;;0;1) + IF([.H505]=&quot;&quot;;0;1) + IF([.I505]=&quot;&quot;;0;1) + IF([.K505]=&quot;&quot;;0;1) + IF([.L505]=&quot;&quot;;0;1) + IF([.M505]=&quot;&quot;;0;1) + IF([.J50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Group</text:p>
          </table:table-cell>
          <table:table-cell table:style-name="ce8"/>
          <table:table-cell table:number-columns-repeated="5" table:style-name="ce17"/>
          <table:table-cell table:style-name="ce17" office:value-type="string">
            <text:p>MusicGroup</text:p>
          </table:table-cell>
          <table:table-cell table:number-columns-repeated="5" table:style-name="ce17"/>
          <table:table-cell table:style-name="ce17"/>
          <table:table-cell table:style-name="ce18" table:formula="of:=IF([.C506]=&quot;&quot;;0;1) + IF([.D506]=&quot;&quot;;0;1) + IF([.E506]=&quot;&quot;;0;1) + IF([.F506]=&quot;&quot;;0;1) + IF([.G506]=&quot;&quot;;0;1) + IF([.H506]=&quot;&quot;;0;1) + IF([.I506]=&quot;&quot;;0;1) + IF([.K506]=&quot;&quot;;0;1) + IF([.L506]=&quot;&quot;;0;1) + IF([.M506]=&quot;&quot;;0;1) + IF([.J50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llegeUniversity</text:p>
          </table:table-cell>
          <table:table-cell table:style-name="ce8"/>
          <table:table-cell table:style-name="ce17" office:value-type="string">
            <text:p>CollegeUniversity</text:p>
          </table:table-cell>
          <table:table-cell table:number-columns-repeated="10" table:style-name="ce17"/>
          <table:table-cell table:style-name="ce17"/>
          <table:table-cell table:style-name="ce18" table:formula="of:=IF([.C507]=&quot;&quot;;0;1) + IF([.D507]=&quot;&quot;;0;1) + IF([.E507]=&quot;&quot;;0;1) + IF([.F507]=&quot;&quot;;0;1) + IF([.G507]=&quot;&quot;;0;1) + IF([.H507]=&quot;&quot;;0;1) + IF([.I507]=&quot;&quot;;0;1) + IF([.K507]=&quot;&quot;;0;1) + IF([.L507]=&quot;&quot;;0;1) + IF([.M507]=&quot;&quot;;0;1) + IF([.J50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ricketAdministrativeBody</text:p>
          </table:table-cell>
          <table:table-cell table:style-name="ce8"/>
          <table:table-cell table:style-name="ce17" office:value-type="string">
            <text:p>CricketAdministrativeBody</text:p>
          </table:table-cell>
          <table:table-cell table:number-columns-repeated="10" table:style-name="ce17"/>
          <table:table-cell table:style-name="ce17"/>
          <table:table-cell table:style-name="ce18" table:formula="of:=IF([.C508]=&quot;&quot;;0;1) + IF([.D508]=&quot;&quot;;0;1) + IF([.E508]=&quot;&quot;;0;1) + IF([.F508]=&quot;&quot;;0;1) + IF([.G508]=&quot;&quot;;0;1) + IF([.H508]=&quot;&quot;;0;1) + IF([.I508]=&quot;&quot;;0;1) + IF([.K508]=&quot;&quot;;0;1) + IF([.L508]=&quot;&quot;;0;1) + IF([.M508]=&quot;&quot;;0;1) + IF([.J50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nancialSupportProvider</text:p>
          </table:table-cell>
          <table:table-cell table:style-name="ce8"/>
          <table:table-cell table:style-name="ce17" office:value-type="string">
            <text:p>FinancialSupportProvider</text:p>
          </table:table-cell>
          <table:table-cell table:number-columns-repeated="10" table:style-name="ce17"/>
          <table:table-cell table:style-name="ce17"/>
          <table:table-cell table:style-name="ce18" table:formula="of:=IF([.C509]=&quot;&quot;;0;1) + IF([.D509]=&quot;&quot;;0;1) + IF([.E509]=&quot;&quot;;0;1) + IF([.F509]=&quot;&quot;;0;1) + IF([.G509]=&quot;&quot;;0;1) + IF([.H509]=&quot;&quot;;0;1) + IF([.I509]=&quot;&quot;;0;1) + IF([.K509]=&quot;&quot;;0;1) + IF([.L509]=&quot;&quot;;0;1) + IF([.M509]=&quot;&quot;;0;1) + IF([.J50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raternitySorority</text:p>
          </table:table-cell>
          <table:table-cell table:style-name="ce8"/>
          <table:table-cell table:style-name="ce17" office:value-type="string">
            <text:p>FraternitySorority</text:p>
          </table:table-cell>
          <table:table-cell table:number-columns-repeated="10" table:style-name="ce17"/>
          <table:table-cell table:style-name="ce17"/>
          <table:table-cell table:style-name="ce18" table:formula="of:=IF([.C510]=&quot;&quot;;0;1) + IF([.D510]=&quot;&quot;;0;1) + IF([.E510]=&quot;&quot;;0;1) + IF([.F510]=&quot;&quot;;0;1) + IF([.G510]=&quot;&quot;;0;1) + IF([.H510]=&quot;&quot;;0;1) + IF([.I510]=&quot;&quot;;0;1) + IF([.K510]=&quot;&quot;;0;1) + IF([.L510]=&quot;&quot;;0;1) + IF([.M510]=&quot;&quot;;0;1) + IF([.J51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otGovernmen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NON_GOVERNMENT_ORG</text:p>
          </table:table-cell>
          <table:table-cell table:number-columns-repeated="7" table:style-name="ce17"/>
          <table:table-cell table:style-name="ce17"/>
          <table:table-cell table:style-name="ce18" table:formula="of:=IF([.C511]=&quot;&quot;;0;1) + IF([.D511]=&quot;&quot;;0;1) + IF([.E511]=&quot;&quot;;0;1) + IF([.F511]=&quot;&quot;;0;1) + IF([.G511]=&quot;&quot;;0;1) + IF([.H511]=&quot;&quot;;0;1) + IF([.I511]=&quot;&quot;;0;1) + IF([.K511]=&quot;&quot;;0;1) + IF([.L511]=&quot;&quot;;0;1) + IF([.M511]=&quot;&quot;;0;1) + IF([.J51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overnmentBody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government_body</text:p>
          </table:table-cell>
          <table:table-cell table:style-name="ce17"/>
          <table:table-cell table:style-name="ce18" table:formula="of:=IF([.C512]=&quot;&quot;;0;1) + IF([.D512]=&quot;&quot;;0;1) + IF([.E512]=&quot;&quot;;0;1) + IF([.F512]=&quot;&quot;;0;1) + IF([.G512]=&quot;&quot;;0;1) + IF([.H512]=&quot;&quot;;0;1) + IF([.I512]=&quot;&quot;;0;1) + IF([.K512]=&quot;&quot;;0;1) + IF([.L512]=&quot;&quot;;0;1) + IF([.M512]=&quot;&quot;;0;1) + IF([.J51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egislativeCommittee</text:p>
          </table:table-cell>
          <table:table-cell table:style-name="ce8"/>
          <table:table-cell table:style-name="ce17" office:value-type="string">
            <text:p>LegislativeCommittee</text:p>
          </table:table-cell>
          <table:table-cell table:number-columns-repeated="10" table:style-name="ce17"/>
          <table:table-cell table:style-name="ce17"/>
          <table:table-cell table:style-name="ce18" table:formula="of:=IF([.C513]=&quot;&quot;;0;1) + IF([.D513]=&quot;&quot;;0;1) + IF([.E513]=&quot;&quot;;0;1) + IF([.F513]=&quot;&quot;;0;1) + IF([.G513]=&quot;&quot;;0;1) + IF([.H513]=&quot;&quot;;0;1) + IF([.I513]=&quot;&quot;;0;1) + IF([.K513]=&quot;&quot;;0;1) + IF([.L513]=&quot;&quot;;0;1) + IF([.M513]=&quot;&quot;;0;1) + IF([.J51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stronomicalSurveyProjectOrganization</text:p>
          </table:table-cell>
          <table:table-cell table:style-name="ce8"/>
          <table:table-cell table:style-name="ce17" office:value-type="string">
            <text:p>AstronomicalSurveyProjectOrganization</text:p>
          </table:table-cell>
          <table:table-cell table:number-columns-repeated="10" table:style-name="ce17"/>
          <table:table-cell table:style-name="ce17"/>
          <table:table-cell table:style-name="ce18" table:formula="of:=IF([.C514]=&quot;&quot;;0;1) + IF([.D514]=&quot;&quot;;0;1) + IF([.E514]=&quot;&quot;;0;1) + IF([.F514]=&quot;&quot;;0;1) + IF([.G514]=&quot;&quot;;0;1) + IF([.H514]=&quot;&quot;;0;1) + IF([.I514]=&quot;&quot;;0;1) + IF([.K514]=&quot;&quot;;0;1) + IF([.L514]=&quot;&quot;;0;1) + IF([.M514]=&quot;&quot;;0;1) + IF([.J51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wardPresentingOrganization</text:p>
          </table:table-cell>
          <table:table-cell table:style-name="ce8"/>
          <table:table-cell table:style-name="ce17" office:value-type="string">
            <text:p>AwardPresentingOrganization</text:p>
          </table:table-cell>
          <table:table-cell table:number-columns-repeated="10" table:style-name="ce17"/>
          <table:table-cell table:style-name="ce17"/>
          <table:table-cell table:style-name="ce18" table:formula="of:=IF([.C515]=&quot;&quot;;0;1) + IF([.D515]=&quot;&quot;;0;1) + IF([.E515]=&quot;&quot;;0;1) + IF([.F515]=&quot;&quot;;0;1) + IF([.G515]=&quot;&quot;;0;1) + IF([.H515]=&quot;&quot;;0;1) + IF([.I515]=&quot;&quot;;0;1) + IF([.K515]=&quot;&quot;;0;1) + IF([.L515]=&quot;&quot;;0;1) + IF([.M515]=&quot;&quot;;0;1) + IF([.J51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embershipOrganization</text:p>
          </table:table-cell>
          <table:table-cell table:style-name="ce8"/>
          <table:table-cell table:style-name="ce17" office:value-type="string">
            <text:p>MembershipOrganization</text:p>
          </table:table-cell>
          <table:table-cell table:number-columns-repeated="10" table:style-name="ce17"/>
          <table:table-cell table:style-name="ce17"/>
          <table:table-cell table:style-name="ce18" table:formula="of:=IF([.C516]=&quot;&quot;;0;1) + IF([.D516]=&quot;&quot;;0;1) + IF([.E516]=&quot;&quot;;0;1) + IF([.F516]=&quot;&quot;;0;1) + IF([.G516]=&quot;&quot;;0;1) + IF([.H516]=&quot;&quot;;0;1) + IF([.I516]=&quot;&quot;;0;1) + IF([.K516]=&quot;&quot;;0;1) + IF([.L516]=&quot;&quot;;0;1) + IF([.M516]=&quot;&quot;;0;1) + IF([.J51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aturalOrCulturalPreservationAgency</text:p>
          </table:table-cell>
          <table:table-cell table:style-name="ce8"/>
          <table:table-cell table:style-name="ce17" office:value-type="string">
            <text:p>NaturalOrCulturalPreservationAgency</text:p>
          </table:table-cell>
          <table:table-cell table:number-columns-repeated="10" table:style-name="ce17"/>
          <table:table-cell table:style-name="ce17"/>
          <table:table-cell table:style-name="ce18" table:formula="of:=IF([.C517]=&quot;&quot;;0;1) + IF([.D517]=&quot;&quot;;0;1) + IF([.E517]=&quot;&quot;;0;1) + IF([.F517]=&quot;&quot;;0;1) + IF([.G517]=&quot;&quot;;0;1) + IF([.H517]=&quot;&quot;;0;1) + IF([.I517]=&quot;&quot;;0;1) + IF([.K517]=&quot;&quot;;0;1) + IF([.L517]=&quot;&quot;;0;1) + IF([.M517]=&quot;&quot;;0;1) + IF([.J51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rganizationCommittee</text:p>
          </table:table-cell>
          <table:table-cell table:style-name="ce8"/>
          <table:table-cell table:style-name="ce17" office:value-type="string">
            <text:p>OrganizationCommittee</text:p>
          </table:table-cell>
          <table:table-cell table:number-columns-repeated="10" table:style-name="ce17"/>
          <table:table-cell table:style-name="ce17"/>
          <table:table-cell table:style-name="ce18" table:formula="of:=IF([.C518]=&quot;&quot;;0;1) + IF([.D518]=&quot;&quot;;0;1) + IF([.E518]=&quot;&quot;;0;1) + IF([.F518]=&quot;&quot;;0;1) + IF([.G518]=&quot;&quot;;0;1) + IF([.H518]=&quot;&quot;;0;1) + IF([.I518]=&quot;&quot;;0;1) + IF([.K518]=&quot;&quot;;0;1) + IF([.L518]=&quot;&quot;;0;1) + IF([.M518]=&quot;&quot;;0;1) + IF([.J51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eriodicalPublisher</text:p>
          </table:table-cell>
          <table:table-cell table:style-name="ce8"/>
          <table:table-cell table:style-name="ce17" office:value-type="string">
            <text:p>PeriodicalPublisher</text:p>
          </table:table-cell>
          <table:table-cell table:number-columns-repeated="10" table:style-name="ce17"/>
          <table:table-cell table:style-name="ce17"/>
          <table:table-cell table:style-name="ce18" table:formula="of:=IF([.C519]=&quot;&quot;;0;1) + IF([.D519]=&quot;&quot;;0;1) + IF([.E519]=&quot;&quot;;0;1) + IF([.F519]=&quot;&quot;;0;1) + IF([.G519]=&quot;&quot;;0;1) + IF([.H519]=&quot;&quot;;0;1) + IF([.I519]=&quot;&quot;;0;1) + IF([.K519]=&quot;&quot;;0;1) + IF([.L519]=&quot;&quot;;0;1) + IF([.M519]=&quot;&quot;;0;1) + IF([.J51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ligiousOrder</text:p>
          </table:table-cell>
          <table:table-cell table:style-name="ce8"/>
          <table:table-cell table:style-name="ce17" office:value-type="string">
            <text:p>ReligiousOrder</text:p>
          </table:table-cell>
          <table:table-cell table:number-columns-repeated="10" table:style-name="ce17"/>
          <table:table-cell table:style-name="ce17"/>
          <table:table-cell table:style-name="ce18" table:formula="of:=IF([.C520]=&quot;&quot;;0;1) + IF([.D520]=&quot;&quot;;0;1) + IF([.E520]=&quot;&quot;;0;1) + IF([.F520]=&quot;&quot;;0;1) + IF([.G520]=&quot;&quot;;0;1) + IF([.H520]=&quot;&quot;;0;1) + IF([.I520]=&quot;&quot;;0;1) + IF([.K520]=&quot;&quot;;0;1) + IF([.L520]=&quot;&quot;;0;1) + IF([.M520]=&quot;&quot;;0;1) + IF([.J52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ligiousOrganization</text:p>
          </table:table-cell>
          <table:table-cell table:style-name="ce8"/>
          <table:table-cell table:style-name="ce17" office:value-type="string">
            <text:p>ReligiousOrganization</text:p>
          </table:table-cell>
          <table:table-cell table:number-columns-repeated="10" table:style-name="ce17"/>
          <table:table-cell table:style-name="ce17"/>
          <table:table-cell table:style-name="ce18" table:formula="of:=IF([.C521]=&quot;&quot;;0;1) + IF([.D521]=&quot;&quot;;0;1) + IF([.E521]=&quot;&quot;;0;1) + IF([.F521]=&quot;&quot;;0;1) + IF([.G521]=&quot;&quot;;0;1) + IF([.H521]=&quot;&quot;;0;1) + IF([.I521]=&quot;&quot;;0;1) + IF([.K521]=&quot;&quot;;0;1) + IF([.L521]=&quot;&quot;;0;1) + IF([.M521]=&quot;&quot;;0;1) + IF([.J52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eportIssuingInstitution</text:p>
          </table:table-cell>
          <table:table-cell table:style-name="ce8"/>
          <table:table-cell table:style-name="ce17" office:value-type="string">
            <text:p>ReportIssuingInstitution</text:p>
          </table:table-cell>
          <table:table-cell table:number-columns-repeated="10" table:style-name="ce17"/>
          <table:table-cell table:style-name="ce17"/>
          <table:table-cell table:style-name="ce18" table:formula="of:=IF([.C522]=&quot;&quot;;0;1) + IF([.D522]=&quot;&quot;;0;1) + IF([.E522]=&quot;&quot;;0;1) + IF([.F522]=&quot;&quot;;0;1) + IF([.G522]=&quot;&quot;;0;1) + IF([.H522]=&quot;&quot;;0;1) + IF([.I522]=&quot;&quot;;0;1) + IF([.K522]=&quot;&quot;;0;1) + IF([.L522]=&quot;&quot;;0;1) + IF([.M522]=&quot;&quot;;0;1) + IF([.J52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aceAgency</text:p>
          </table:table-cell>
          <table:table-cell table:style-name="ce8"/>
          <table:table-cell table:style-name="ce17" office:value-type="string">
            <text:p>SpaceAgency</text:p>
          </table:table-cell>
          <table:table-cell table:number-columns-repeated="10" table:style-name="ce17"/>
          <table:table-cell table:style-name="ce17"/>
          <table:table-cell table:style-name="ce18" table:formula="of:=IF([.C523]=&quot;&quot;;0;1) + IF([.D523]=&quot;&quot;;0;1) + IF([.E523]=&quot;&quot;;0;1) + IF([.F523]=&quot;&quot;;0;1) + IF([.G523]=&quot;&quot;;0;1) + IF([.H523]=&quot;&quot;;0;1) + IF([.I523]=&quot;&quot;;0;1) + IF([.K523]=&quot;&quot;;0;1) + IF([.L523]=&quot;&quot;;0;1) + IF([.M523]=&quot;&quot;;0;1) + IF([.J52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sAssociation</text:p>
          </table:table-cell>
          <table:table-cell table:style-name="ce8"/>
          <table:table-cell table:style-name="ce17" office:value-type="string">
            <text:p>SportsAssociation</text:p>
          </table:table-cell>
          <table:table-cell table:number-columns-repeated="10" table:style-name="ce17"/>
          <table:table-cell table:style-name="ce17"/>
          <table:table-cell table:style-name="ce18" table:formula="of:=IF([.C524]=&quot;&quot;;0;1) + IF([.D524]=&quot;&quot;;0;1) + IF([.E524]=&quot;&quot;;0;1) + IF([.F524]=&quot;&quot;;0;1) + IF([.G524]=&quot;&quot;;0;1) + IF([.H524]=&quot;&quot;;0;1) + IF([.I524]=&quot;&quot;;0;1) + IF([.K524]=&quot;&quot;;0;1) + IF([.L524]=&quot;&quot;;0;1) + IF([.M524]=&quot;&quot;;0;1) + IF([.J52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tudentOrganization</text:p>
          </table:table-cell>
          <table:table-cell table:style-name="ce8"/>
          <table:table-cell table:style-name="ce17" office:value-type="string">
            <text:p>StudentOrganization</text:p>
          </table:table-cell>
          <table:table-cell table:number-columns-repeated="10" table:style-name="ce17"/>
          <table:table-cell table:style-name="ce17"/>
          <table:table-cell table:style-name="ce18" table:formula="of:=IF([.C525]=&quot;&quot;;0;1) + IF([.D525]=&quot;&quot;;0;1) + IF([.E525]=&quot;&quot;;0;1) + IF([.F525]=&quot;&quot;;0;1) + IF([.G525]=&quot;&quot;;0;1) + IF([.H525]=&quot;&quot;;0;1) + IF([.I525]=&quot;&quot;;0;1) + IF([.K525]=&quot;&quot;;0;1) + IF([.L525]=&quot;&quot;;0;1) + IF([.M525]=&quot;&quot;;0;1) + IF([.J52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opLevelDomainRegistry</text:p>
          </table:table-cell>
          <table:table-cell table:style-name="ce8"/>
          <table:table-cell table:style-name="ce17" office:value-type="string">
            <text:p>TopLevelDomainRegistry</text:p>
          </table:table-cell>
          <table:table-cell table:number-columns-repeated="10" table:style-name="ce17"/>
          <table:table-cell table:style-name="ce17"/>
          <table:table-cell table:style-name="ce18" table:formula="of:=IF([.C526]=&quot;&quot;;0;1) + IF([.D526]=&quot;&quot;;0;1) + IF([.E526]=&quot;&quot;;0;1) + IF([.F526]=&quot;&quot;;0;1) + IF([.G526]=&quot;&quot;;0;1) + IF([.H526]=&quot;&quot;;0;1) + IF([.I526]=&quot;&quot;;0;1) + IF([.K526]=&quot;&quot;;0;1) + IF([.L526]=&quot;&quot;;0;1) + IF([.M526]=&quot;&quot;;0;1) + IF([.J52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Uni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UNION</text:p>
          </table:table-cell>
          <table:table-cell table:number-columns-repeated="7" table:style-name="ce17"/>
          <table:table-cell table:style-name="ce17"/>
          <table:table-cell table:style-name="ce18" table:formula="of:=IF([.C527]=&quot;&quot;;0;1) + IF([.D527]=&quot;&quot;;0;1) + IF([.E527]=&quot;&quot;;0;1) + IF([.F527]=&quot;&quot;;0;1) + IF([.G527]=&quot;&quot;;0;1) + IF([.H527]=&quot;&quot;;0;1) + IF([.I527]=&quot;&quot;;0;1) + IF([.K527]=&quot;&quot;;0;1) + IF([.L527]=&quot;&quot;;0;1) + IF([.M527]=&quot;&quot;;0;1) + IF([.J52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radeUnion</text:p>
          </table:table-cell>
          <table:table-cell table:style-name="ce8"/>
          <table:table-cell table:style-name="ce17" office:value-type="string">
            <text:p>TradeUnion</text:p>
          </table:table-cell>
          <table:table-cell table:number-columns-repeated="10" table:style-name="ce17"/>
          <table:table-cell table:style-name="ce17"/>
          <table:table-cell table:style-name="ce18" table:formula="of:=IF([.C528]=&quot;&quot;;0;1) + IF([.D528]=&quot;&quot;;0;1) + IF([.E528]=&quot;&quot;;0;1) + IF([.F528]=&quot;&quot;;0;1) + IF([.G528]=&quot;&quot;;0;1) + IF([.H528]=&quot;&quot;;0;1) + IF([.I528]=&quot;&quot;;0;1) + IF([.K528]=&quot;&quot;;0;1) + IF([.L528]=&quot;&quot;;0;1) + IF([.M528]=&quot;&quot;;0;1) + IF([.J52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rand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brand</text:p>
          </table:table-cell>
          <table:table-cell table:style-name="ce17"/>
          <table:table-cell table:style-name="ce18" table:formula="of:=IF([.C529]=&quot;&quot;;0;1) + IF([.D529]=&quot;&quot;;0;1) + IF([.E529]=&quot;&quot;;0;1) + IF([.F529]=&quot;&quot;;0;1) + IF([.G529]=&quot;&quot;;0;1) + IF([.H529]=&quot;&quot;;0;1) + IF([.I529]=&quot;&quot;;0;1) + IF([.K529]=&quot;&quot;;0;1) + IF([.L529]=&quot;&quot;;0;1) + IF([.M529]=&quot;&quot;;0;1) + IF([.J52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hoppingCenter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shopping_center</text:p>
          </table:table-cell>
          <table:table-cell table:style-name="ce17"/>
          <table:table-cell table:style-name="ce18" table:formula="of:=IF([.C530]=&quot;&quot;;0;1) + IF([.D530]=&quot;&quot;;0;1) + IF([.E530]=&quot;&quot;;0;1) + IF([.F530]=&quot;&quot;;0;1) + IF([.G530]=&quot;&quot;;0;1) + IF([.H530]=&quot;&quot;;0;1) + IF([.I530]=&quot;&quot;;0;1) + IF([.K530]=&quot;&quot;;0;1) + IF([.L530]=&quot;&quot;;0;1) + IF([.M530]=&quot;&quot;;0;1) + IF([.J53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ndustry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industry</text:p>
          </table:table-cell>
          <table:table-cell table:style-name="ce17"/>
          <table:table-cell table:style-name="ce18" table:formula="of:=IF([.C531]=&quot;&quot;;0;1) + IF([.D531]=&quot;&quot;;0;1) + IF([.E531]=&quot;&quot;;0;1) + IF([.F531]=&quot;&quot;;0;1) + IF([.G531]=&quot;&quot;;0;1) + IF([.H531]=&quot;&quot;;0;1) + IF([.I531]=&quot;&quot;;0;1) + IF([.K531]=&quot;&quot;;0;1) + IF([.L531]=&quot;&quot;;0;1) + IF([.M531]=&quot;&quot;;0;1) + IF([.J53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lectronicsCompany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ELECTRONICS_ORG</text:p>
          </table:table-cell>
          <table:table-cell table:number-columns-repeated="7" table:style-name="ce17"/>
          <table:table-cell table:style-name="ce17"/>
          <table:table-cell table:style-name="ce18" table:formula="of:=IF([.C532]=&quot;&quot;;0;1) + IF([.D532]=&quot;&quot;;0;1) + IF([.E532]=&quot;&quot;;0;1) + IF([.F532]=&quot;&quot;;0;1) + IF([.G532]=&quot;&quot;;0;1) + IF([.H532]=&quot;&quot;;0;1) + IF([.I532]=&quot;&quot;;0;1) + IF([.K532]=&quot;&quot;;0;1) + IF([.L532]=&quot;&quot;;0;1) + IF([.M532]=&quot;&quot;;0;1) + IF([.J53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ntertainmentCompany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ENTERTAINMENT_ORG</text:p>
          </table:table-cell>
          <table:table-cell table:number-columns-repeated="7" table:style-name="ce17"/>
          <table:table-cell table:style-name="ce17"/>
          <table:table-cell table:style-name="ce18" table:formula="of:=IF([.C533]=&quot;&quot;;0;1) + IF([.D533]=&quot;&quot;;0;1) + IF([.E533]=&quot;&quot;;0;1) + IF([.F533]=&quot;&quot;;0;1) + IF([.G533]=&quot;&quot;;0;1) + IF([.H533]=&quot;&quot;;0;1) + IF([.I533]=&quot;&quot;;0;1) + IF([.K533]=&quot;&quot;;0;1) + IF([.L533]=&quot;&quot;;0;1) + IF([.M533]=&quot;&quot;;0;1) + IF([.J53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ediaCompany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EDIA_ORG</text:p>
          </table:table-cell>
          <table:table-cell table:number-columns-repeated="7" table:style-name="ce17"/>
          <table:table-cell table:style-name="ce17"/>
          <table:table-cell table:style-name="ce18" table:formula="of:=IF([.C534]=&quot;&quot;;0;1) + IF([.D534]=&quot;&quot;;0;1) + IF([.E534]=&quot;&quot;;0;1) + IF([.F534]=&quot;&quot;;0;1) + IF([.G534]=&quot;&quot;;0;1) + IF([.H534]=&quot;&quot;;0;1) + IF([.I534]=&quot;&quot;;0;1) + IF([.K534]=&quot;&quot;;0;1) + IF([.L534]=&quot;&quot;;0;1) + IF([.M534]=&quot;&quot;;0;1) + IF([.J53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nancialCompany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FINANCIAL_ORG</text:p>
          </table:table-cell>
          <table:table-cell table:number-columns-repeated="7" table:style-name="ce17"/>
          <table:table-cell table:style-name="ce17"/>
          <table:table-cell table:style-name="ce18" table:formula="of:=IF([.C535]=&quot;&quot;;0;1) + IF([.D535]=&quot;&quot;;0;1) + IF([.E535]=&quot;&quot;;0;1) + IF([.F535]=&quot;&quot;;0;1) + IF([.G535]=&quot;&quot;;0;1) + IF([.H535]=&quot;&quot;;0;1) + IF([.I535]=&quot;&quot;;0;1) + IF([.K535]=&quot;&quot;;0;1) + IF([.L535]=&quot;&quot;;0;1) + IF([.M535]=&quot;&quot;;0;1) + IF([.J53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harmaceuticalCompany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PHARMACEUTICAL_COMPANY</text:p>
          </table:table-cell>
          <table:table-cell table:number-columns-repeated="7" table:style-name="ce17"/>
          <table:table-cell table:style-name="ce17"/>
          <table:table-cell table:style-name="ce18" table:formula="of:=IF([.C536]=&quot;&quot;;0;1) + IF([.D536]=&quot;&quot;;0;1) + IF([.E536]=&quot;&quot;;0;1) + IF([.F536]=&quot;&quot;;0;1) + IF([.G536]=&quot;&quot;;0;1) + IF([.H536]=&quot;&quot;;0;1) + IF([.I536]=&quot;&quot;;0;1) + IF([.K536]=&quot;&quot;;0;1) + IF([.L536]=&quot;&quot;;0;1) + IF([.M536]=&quot;&quot;;0;1) + IF([.J53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ircraftManufacturer</text:p>
          </table:table-cell>
          <table:table-cell table:style-name="ce8"/>
          <table:table-cell table:style-name="ce17" office:value-type="string">
            <text:p>AircraftManufacturer</text:p>
          </table:table-cell>
          <table:table-cell table:number-columns-repeated="10" table:style-name="ce17"/>
          <table:table-cell table:style-name="ce17"/>
          <table:table-cell table:style-name="ce18" table:formula="of:=IF([.C537]=&quot;&quot;;0;1) + IF([.D537]=&quot;&quot;;0;1) + IF([.E537]=&quot;&quot;;0;1) + IF([.F537]=&quot;&quot;;0;1) + IF([.G537]=&quot;&quot;;0;1) + IF([.H537]=&quot;&quot;;0;1) + IF([.I537]=&quot;&quot;;0;1) + IF([.K537]=&quot;&quot;;0;1) + IF([.L537]=&quot;&quot;;0;1) + IF([.M537]=&quot;&quot;;0;1) + IF([.J53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irportOperator</text:p>
          </table:table-cell>
          <table:table-cell table:style-name="ce8"/>
          <table:table-cell table:style-name="ce17" office:value-type="string">
            <text:p>AirportOperator</text:p>
          </table:table-cell>
          <table:table-cell table:number-columns-repeated="10" table:style-name="ce17"/>
          <table:table-cell table:style-name="ce17"/>
          <table:table-cell table:style-name="ce18" table:formula="of:=IF([.C538]=&quot;&quot;;0;1) + IF([.D538]=&quot;&quot;;0;1) + IF([.E538]=&quot;&quot;;0;1) + IF([.F538]=&quot;&quot;;0;1) + IF([.G538]=&quot;&quot;;0;1) + IF([.H538]=&quot;&quot;;0;1) + IF([.I538]=&quot;&quot;;0;1) + IF([.K538]=&quot;&quot;;0;1) + IF([.L538]=&quot;&quot;;0;1) + IF([.M538]=&quot;&quot;;0;1) + IF([.J53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rchitectureFirm</text:p>
          </table:table-cell>
          <table:table-cell table:style-name="ce8"/>
          <table:table-cell table:style-name="ce17" office:value-type="string">
            <text:p>ArchitectureFirm</text:p>
          </table:table-cell>
          <table:table-cell table:number-columns-repeated="10" table:style-name="ce17"/>
          <table:table-cell table:style-name="ce17"/>
          <table:table-cell table:style-name="ce18" table:formula="of:=IF([.C539]=&quot;&quot;;0;1) + IF([.D539]=&quot;&quot;;0;1) + IF([.E539]=&quot;&quot;;0;1) + IF([.F539]=&quot;&quot;;0;1) + IF([.G539]=&quot;&quot;;0;1) + IF([.H539]=&quot;&quot;;0;1) + IF([.I539]=&quot;&quot;;0;1) + IF([.K539]=&quot;&quot;;0;1) + IF([.L539]=&quot;&quot;;0;1) + IF([.M539]=&quot;&quot;;0;1) + IF([.J53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icycleManufacturer</text:p>
          </table:table-cell>
          <table:table-cell table:style-name="ce8"/>
          <table:table-cell table:style-name="ce17" office:value-type="string">
            <text:p>BicycleManufacturer</text:p>
          </table:table-cell>
          <table:table-cell table:number-columns-repeated="10" table:style-name="ce17"/>
          <table:table-cell table:style-name="ce17"/>
          <table:table-cell table:style-name="ce18" table:formula="of:=IF([.C540]=&quot;&quot;;0;1) + IF([.D540]=&quot;&quot;;0;1) + IF([.E540]=&quot;&quot;;0;1) + IF([.F540]=&quot;&quot;;0;1) + IF([.G540]=&quot;&quot;;0;1) + IF([.H540]=&quot;&quot;;0;1) + IF([.I540]=&quot;&quot;;0;1) + IF([.K540]=&quot;&quot;;0;1) + IF([.L540]=&quot;&quot;;0;1) + IF([.M540]=&quot;&quot;;0;1) + IF([.J54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ttledWater</text:p>
          </table:table-cell>
          <table:table-cell table:style-name="ce8"/>
          <table:table-cell table:style-name="ce17" office:value-type="string">
            <text:p>BottledWater</text:p>
          </table:table-cell>
          <table:table-cell table:number-columns-repeated="10" table:style-name="ce17"/>
          <table:table-cell table:style-name="ce17"/>
          <table:table-cell table:style-name="ce18" table:formula="of:=IF([.C541]=&quot;&quot;;0;1) + IF([.D541]=&quot;&quot;;0;1) + IF([.E541]=&quot;&quot;;0;1) + IF([.F541]=&quot;&quot;;0;1) + IF([.G541]=&quot;&quot;;0;1) + IF([.H541]=&quot;&quot;;0;1) + IF([.I541]=&quot;&quot;;0;1) + IF([.K541]=&quot;&quot;;0;1) + IF([.L541]=&quot;&quot;;0;1) + IF([.M541]=&quot;&quot;;0;1) + IF([.J54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reweryBrandOfBeer</text:p>
          </table:table-cell>
          <table:table-cell table:style-name="ce8"/>
          <table:table-cell table:style-name="ce17" office:value-type="string">
            <text:p>BreweryBrandOfBeer</text:p>
          </table:table-cell>
          <table:table-cell table:number-columns-repeated="10" table:style-name="ce17"/>
          <table:table-cell table:style-name="ce17"/>
          <table:table-cell table:style-name="ce18" table:formula="of:=IF([.C542]=&quot;&quot;;0;1) + IF([.D542]=&quot;&quot;;0;1) + IF([.E542]=&quot;&quot;;0;1) + IF([.F542]=&quot;&quot;;0;1) + IF([.G542]=&quot;&quot;;0;1) + IF([.H542]=&quot;&quot;;0;1) + IF([.I542]=&quot;&quot;;0;1) + IF([.K542]=&quot;&quot;;0;1) + IF([.L542]=&quot;&quot;;0;1) + IF([.M542]=&quot;&quot;;0;1) + IF([.J54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roadcastDistributor</text:p>
          </table:table-cell>
          <table:table-cell table:style-name="ce8"/>
          <table:table-cell table:style-name="ce17" office:value-type="string">
            <text:p>BroadcastDistributor</text:p>
          </table:table-cell>
          <table:table-cell table:number-columns-repeated="10" table:style-name="ce17"/>
          <table:table-cell table:style-name="ce17"/>
          <table:table-cell table:style-name="ce18" table:formula="of:=IF([.C543]=&quot;&quot;;0;1) + IF([.D543]=&quot;&quot;;0;1) + IF([.E543]=&quot;&quot;;0;1) + IF([.F543]=&quot;&quot;;0;1) + IF([.G543]=&quot;&quot;;0;1) + IF([.H543]=&quot;&quot;;0;1) + IF([.I543]=&quot;&quot;;0;1) + IF([.K543]=&quot;&quot;;0;1) + IF([.L543]=&quot;&quot;;0;1) + IF([.M543]=&quot;&quot;;0;1) + IF([.J54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andyBarManufacturer</text:p>
          </table:table-cell>
          <table:table-cell table:style-name="ce8"/>
          <table:table-cell table:style-name="ce17" office:value-type="string">
            <text:p>CandyBarManufacturer</text:p>
          </table:table-cell>
          <table:table-cell table:number-columns-repeated="10" table:style-name="ce17"/>
          <table:table-cell table:style-name="ce17"/>
          <table:table-cell table:style-name="ce18" table:formula="of:=IF([.C544]=&quot;&quot;;0;1) + IF([.D544]=&quot;&quot;;0;1) + IF([.E544]=&quot;&quot;;0;1) + IF([.F544]=&quot;&quot;;0;1) + IF([.G544]=&quot;&quot;;0;1) + IF([.H544]=&quot;&quot;;0;1) + IF([.I544]=&quot;&quot;;0;1) + IF([.K544]=&quot;&quot;;0;1) + IF([.L544]=&quot;&quot;;0;1) + IF([.M544]=&quot;&quot;;0;1) + IF([.J54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icBookPublisher</text:p>
          </table:table-cell>
          <table:table-cell table:style-name="ce8"/>
          <table:table-cell table:style-name="ce17" office:value-type="string">
            <text:p>ComicBookPublisher</text:p>
          </table:table-cell>
          <table:table-cell table:number-columns-repeated="10" table:style-name="ce17"/>
          <table:table-cell table:style-name="ce17"/>
          <table:table-cell table:style-name="ce18" table:formula="of:=IF([.C545]=&quot;&quot;;0;1) + IF([.D545]=&quot;&quot;;0;1) + IF([.E545]=&quot;&quot;;0;1) + IF([.F545]=&quot;&quot;;0;1) + IF([.G545]=&quot;&quot;;0;1) + IF([.H545]=&quot;&quot;;0;1) + IF([.I545]=&quot;&quot;;0;1) + IF([.K545]=&quot;&quot;;0;1) + IF([.L545]=&quot;&quot;;0;1) + IF([.M545]=&quot;&quot;;0;1) + IF([.J54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mputerManufacturerBrand</text:p>
          </table:table-cell>
          <table:table-cell table:style-name="ce8"/>
          <table:table-cell table:style-name="ce17" office:value-type="string">
            <text:p>ComputerManufacturerBrand</text:p>
          </table:table-cell>
          <table:table-cell table:number-columns-repeated="10" table:style-name="ce17"/>
          <table:table-cell table:style-name="ce17"/>
          <table:table-cell table:style-name="ce18" table:formula="of:=IF([.C546]=&quot;&quot;;0;1) + IF([.D546]=&quot;&quot;;0;1) + IF([.E546]=&quot;&quot;;0;1) + IF([.F546]=&quot;&quot;;0;1) + IF([.G546]=&quot;&quot;;0;1) + IF([.H546]=&quot;&quot;;0;1) + IF([.I546]=&quot;&quot;;0;1) + IF([.K546]=&quot;&quot;;0;1) + IF([.L546]=&quot;&quot;;0;1) + IF([.M546]=&quot;&quot;;0;1) + IF([.J54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istillery</text:p>
          </table:table-cell>
          <table:table-cell table:style-name="ce8"/>
          <table:table-cell table:style-name="ce17" office:value-type="string">
            <text:p>Distillery</text:p>
          </table:table-cell>
          <table:table-cell table:number-columns-repeated="10" table:style-name="ce17"/>
          <table:table-cell table:style-name="ce17"/>
          <table:table-cell table:style-name="ce18" table:formula="of:=IF([.C547]=&quot;&quot;;0;1) + IF([.D547]=&quot;&quot;;0;1) + IF([.E547]=&quot;&quot;;0;1) + IF([.F547]=&quot;&quot;;0;1) + IF([.G547]=&quot;&quot;;0;1) + IF([.H547]=&quot;&quot;;0;1) + IF([.I547]=&quot;&quot;;0;1) + IF([.K547]=&quot;&quot;;0;1) + IF([.L547]=&quot;&quot;;0;1) + IF([.M547]=&quot;&quot;;0;1) + IF([.J54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ngineeringFirm</text:p>
          </table:table-cell>
          <table:table-cell table:style-name="ce8"/>
          <table:table-cell table:style-name="ce17" office:value-type="string">
            <text:p>EngineeringFirm</text:p>
          </table:table-cell>
          <table:table-cell table:number-columns-repeated="10" table:style-name="ce17"/>
          <table:table-cell table:style-name="ce17"/>
          <table:table-cell table:style-name="ce18" table:formula="of:=IF([.C548]=&quot;&quot;;0;1) + IF([.D548]=&quot;&quot;;0;1) + IF([.E548]=&quot;&quot;;0;1) + IF([.F548]=&quot;&quot;;0;1) + IF([.G548]=&quot;&quot;;0;1) + IF([.H548]=&quot;&quot;;0;1) + IF([.I548]=&quot;&quot;;0;1) + IF([.K548]=&quot;&quot;;0;1) + IF([.L548]=&quot;&quot;;0;1) + IF([.M548]=&quot;&quot;;0;1) + IF([.J54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ashionLabel</text:p>
          </table:table-cell>
          <table:table-cell table:style-name="ce8"/>
          <table:table-cell table:style-name="ce17" office:value-type="string">
            <text:p>FashionLabel</text:p>
          </table:table-cell>
          <table:table-cell table:number-columns-repeated="10" table:style-name="ce17"/>
          <table:table-cell table:style-name="ce17"/>
          <table:table-cell table:style-name="ce18" table:formula="of:=IF([.C549]=&quot;&quot;;0;1) + IF([.D549]=&quot;&quot;;0;1) + IF([.E549]=&quot;&quot;;0;1) + IF([.F549]=&quot;&quot;;0;1) + IF([.G549]=&quot;&quot;;0;1) + IF([.H549]=&quot;&quot;;0;1) + IF([.I549]=&quot;&quot;;0;1) + IF([.K549]=&quot;&quot;;0;1) + IF([.L549]=&quot;&quot;;0;1) + IF([.M549]=&quot;&quot;;0;1) + IF([.J54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Company</text:p>
          </table:table-cell>
          <table:table-cell table:style-name="ce8"/>
          <table:table-cell table:style-name="ce17" office:value-type="string">
            <text:p>FilmCompany</text:p>
          </table:table-cell>
          <table:table-cell table:number-columns-repeated="10" table:style-name="ce17"/>
          <table:table-cell table:style-name="ce17"/>
          <table:table-cell table:style-name="ce18" table:formula="of:=IF([.C550]=&quot;&quot;;0;1) + IF([.D550]=&quot;&quot;;0;1) + IF([.E550]=&quot;&quot;;0;1) + IF([.F550]=&quot;&quot;;0;1) + IF([.G550]=&quot;&quot;;0;1) + IF([.H550]=&quot;&quot;;0;1) + IF([.I550]=&quot;&quot;;0;1) + IF([.K550]=&quot;&quot;;0;1) + IF([.L550]=&quot;&quot;;0;1) + IF([.M550]=&quot;&quot;;0;1) + IF([.J55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ilmDistributor</text:p>
          </table:table-cell>
          <table:table-cell table:style-name="ce8"/>
          <table:table-cell table:style-name="ce17" office:value-type="string">
            <text:p>FilmDistributor</text:p>
          </table:table-cell>
          <table:table-cell table:number-columns-repeated="10" table:style-name="ce17"/>
          <table:table-cell table:style-name="ce17"/>
          <table:table-cell table:style-name="ce18" table:formula="of:=IF([.C551]=&quot;&quot;;0;1) + IF([.D551]=&quot;&quot;;0;1) + IF([.E551]=&quot;&quot;;0;1) + IF([.F551]=&quot;&quot;;0;1) + IF([.G551]=&quot;&quot;;0;1) + IF([.H551]=&quot;&quot;;0;1) + IF([.I551]=&quot;&quot;;0;1) + IF([.K551]=&quot;&quot;;0;1) + IF([.L551]=&quot;&quot;;0;1) + IF([.M551]=&quot;&quot;;0;1) + IF([.J55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GamePublisher</text:p>
          </table:table-cell>
          <table:table-cell table:style-name="ce8"/>
          <table:table-cell table:style-name="ce17" office:value-type="string">
            <text:p>GamePublisher</text:p>
          </table:table-cell>
          <table:table-cell table:number-columns-repeated="10" table:style-name="ce17"/>
          <table:table-cell table:style-name="ce17"/>
          <table:table-cell table:style-name="ce18" table:formula="of:=IF([.C552]=&quot;&quot;;0;1) + IF([.D552]=&quot;&quot;;0;1) + IF([.E552]=&quot;&quot;;0;1) + IF([.F552]=&quot;&quot;;0;1) + IF([.G552]=&quot;&quot;;0;1) + IF([.H552]=&quot;&quot;;0;1) + IF([.I552]=&quot;&quot;;0;1) + IF([.K552]=&quot;&quot;;0;1) + IF([.L552]=&quot;&quot;;0;1) + IF([.M552]=&quot;&quot;;0;1) + IF([.J55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nufacturingPlant</text:p>
          </table:table-cell>
          <table:table-cell table:style-name="ce8"/>
          <table:table-cell table:style-name="ce17" office:value-type="string">
            <text:p>ManufacturingPlant</text:p>
          </table:table-cell>
          <table:table-cell table:number-columns-repeated="10" table:style-name="ce17"/>
          <table:table-cell table:style-name="ce17"/>
          <table:table-cell table:style-name="ce18" table:formula="of:=IF([.C553]=&quot;&quot;;0;1) + IF([.D553]=&quot;&quot;;0;1) + IF([.E553]=&quot;&quot;;0;1) + IF([.F553]=&quot;&quot;;0;1) + IF([.G553]=&quot;&quot;;0;1) + IF([.H553]=&quot;&quot;;0;1) + IF([.I553]=&quot;&quot;;0;1) + IF([.K553]=&quot;&quot;;0;1) + IF([.L553]=&quot;&quot;;0;1) + IF([.M553]=&quot;&quot;;0;1) + IF([.J55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usicalInstrumentCompany</text:p>
          </table:table-cell>
          <table:table-cell table:style-name="ce8"/>
          <table:table-cell table:style-name="ce17" office:value-type="string">
            <text:p>MusicalInstrumentCompany</text:p>
          </table:table-cell>
          <table:table-cell table:number-columns-repeated="10" table:style-name="ce17"/>
          <table:table-cell table:style-name="ce17"/>
          <table:table-cell table:style-name="ce18" table:formula="of:=IF([.C554]=&quot;&quot;;0;1) + IF([.D554]=&quot;&quot;;0;1) + IF([.E554]=&quot;&quot;;0;1) + IF([.F554]=&quot;&quot;;0;1) + IF([.G554]=&quot;&quot;;0;1) + IF([.H554]=&quot;&quot;;0;1) + IF([.I554]=&quot;&quot;;0;1) + IF([.K554]=&quot;&quot;;0;1) + IF([.L554]=&quot;&quot;;0;1) + IF([.M554]=&quot;&quot;;0;1) + IF([.J55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OperatingSystemDeveloper</text:p>
          </table:table-cell>
          <table:table-cell table:style-name="ce8"/>
          <table:table-cell table:style-name="ce17" office:value-type="string">
            <text:p>OperatingSystemDeveloper</text:p>
          </table:table-cell>
          <table:table-cell table:number-columns-repeated="10" table:style-name="ce17"/>
          <table:table-cell table:style-name="ce17"/>
          <table:table-cell table:style-name="ce18" table:formula="of:=IF([.C555]=&quot;&quot;;0;1) + IF([.D555]=&quot;&quot;;0;1) + IF([.E555]=&quot;&quot;;0;1) + IF([.F555]=&quot;&quot;;0;1) + IF([.G555]=&quot;&quot;;0;1) + IF([.H555]=&quot;&quot;;0;1) + IF([.I555]=&quot;&quot;;0;1) + IF([.K555]=&quot;&quot;;0;1) + IF([.L555]=&quot;&quot;;0;1) + IF([.M555]=&quot;&quot;;0;1) + IF([.J55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cessorManufacturer</text:p>
          </table:table-cell>
          <table:table-cell table:style-name="ce8"/>
          <table:table-cell table:style-name="ce17" office:value-type="string">
            <text:p>ProcessorManufacturer</text:p>
          </table:table-cell>
          <table:table-cell table:number-columns-repeated="10" table:style-name="ce17"/>
          <table:table-cell table:style-name="ce17"/>
          <table:table-cell table:style-name="ce18" table:formula="of:=IF([.C556]=&quot;&quot;;0;1) + IF([.D556]=&quot;&quot;;0;1) + IF([.E556]=&quot;&quot;;0;1) + IF([.F556]=&quot;&quot;;0;1) + IF([.G556]=&quot;&quot;;0;1) + IF([.H556]=&quot;&quot;;0;1) + IF([.I556]=&quot;&quot;;0;1) + IF([.K556]=&quot;&quot;;0;1) + IF([.L556]=&quot;&quot;;0;1) + IF([.M556]=&quot;&quot;;0;1) + IF([.J55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ductionCompany</text:p>
          </table:table-cell>
          <table:table-cell table:style-name="ce8"/>
          <table:table-cell table:style-name="ce17" office:value-type="string">
            <text:p>ProductionCompany</text:p>
          </table:table-cell>
          <table:table-cell table:number-columns-repeated="10" table:style-name="ce17"/>
          <table:table-cell table:style-name="ce17"/>
          <table:table-cell table:style-name="ce18" table:formula="of:=IF([.C557]=&quot;&quot;;0;1) + IF([.D557]=&quot;&quot;;0;1) + IF([.E557]=&quot;&quot;;0;1) + IF([.F557]=&quot;&quot;;0;1) + IF([.G557]=&quot;&quot;;0;1) + IF([.H557]=&quot;&quot;;0;1) + IF([.I557]=&quot;&quot;;0;1) + IF([.K557]=&quot;&quot;;0;1) + IF([.L557]=&quot;&quot;;0;1) + IF([.M557]=&quot;&quot;;0;1) + IF([.J55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adioNetwork</text:p>
          </table:table-cell>
          <table:table-cell table:style-name="ce8"/>
          <table:table-cell table:style-name="ce17" office:value-type="string">
            <text:p>RadioNetwork</text:p>
          </table:table-cell>
          <table:table-cell table:number-columns-repeated="10" table:style-name="ce17"/>
          <table:table-cell table:style-name="ce17"/>
          <table:table-cell table:style-name="ce18" table:formula="of:=IF([.C558]=&quot;&quot;;0;1) + IF([.D558]=&quot;&quot;;0;1) + IF([.E558]=&quot;&quot;;0;1) + IF([.F558]=&quot;&quot;;0;1) + IF([.G558]=&quot;&quot;;0;1) + IF([.H558]=&quot;&quot;;0;1) + IF([.I558]=&quot;&quot;;0;1) + IF([.K558]=&quot;&quot;;0;1) + IF([.L558]=&quot;&quot;;0;1) + IF([.M558]=&quot;&quot;;0;1) + IF([.J55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ocketEngineDesigner</text:p>
          </table:table-cell>
          <table:table-cell table:style-name="ce8"/>
          <table:table-cell table:style-name="ce17" office:value-type="string">
            <text:p>RocketEngineDesigner</text:p>
          </table:table-cell>
          <table:table-cell table:number-columns-repeated="10" table:style-name="ce17"/>
          <table:table-cell table:style-name="ce17"/>
          <table:table-cell table:style-name="ce18" table:formula="of:=IF([.C559]=&quot;&quot;;0;1) + IF([.D559]=&quot;&quot;;0;1) + IF([.E559]=&quot;&quot;;0;1) + IF([.F559]=&quot;&quot;;0;1) + IF([.G559]=&quot;&quot;;0;1) + IF([.H559]=&quot;&quot;;0;1) + IF([.I559]=&quot;&quot;;0;1) + IF([.K559]=&quot;&quot;;0;1) + IF([.L559]=&quot;&quot;;0;1) + IF([.M559]=&quot;&quot;;0;1) + IF([.J55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ocketManufacturer</text:p>
          </table:table-cell>
          <table:table-cell table:style-name="ce8"/>
          <table:table-cell table:style-name="ce17" office:value-type="string">
            <text:p>RocketManufacturer</text:p>
          </table:table-cell>
          <table:table-cell table:number-columns-repeated="10" table:style-name="ce17"/>
          <table:table-cell table:style-name="ce17"/>
          <table:table-cell table:style-name="ce18" table:formula="of:=IF([.C560]=&quot;&quot;;0;1) + IF([.D560]=&quot;&quot;;0;1) + IF([.E560]=&quot;&quot;;0;1) + IF([.F560]=&quot;&quot;;0;1) + IF([.G560]=&quot;&quot;;0;1) + IF([.H560]=&quot;&quot;;0;1) + IF([.I560]=&quot;&quot;;0;1) + IF([.K560]=&quot;&quot;;0;1) + IF([.L560]=&quot;&quot;;0;1) + IF([.M560]=&quot;&quot;;0;1) + IF([.J56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hipBuilder</text:p>
          </table:table-cell>
          <table:table-cell table:style-name="ce8"/>
          <table:table-cell table:style-name="ce17" office:value-type="string">
            <text:p>ShipBuilder</text:p>
          </table:table-cell>
          <table:table-cell table:number-columns-repeated="10" table:style-name="ce17"/>
          <table:table-cell table:style-name="ce17"/>
          <table:table-cell table:style-name="ce18" table:formula="of:=IF([.C561]=&quot;&quot;;0;1) + IF([.D561]=&quot;&quot;;0;1) + IF([.E561]=&quot;&quot;;0;1) + IF([.F561]=&quot;&quot;;0;1) + IF([.G561]=&quot;&quot;;0;1) + IF([.H561]=&quot;&quot;;0;1) + IF([.I561]=&quot;&quot;;0;1) + IF([.K561]=&quot;&quot;;0;1) + IF([.L561]=&quot;&quot;;0;1) + IF([.M561]=&quot;&quot;;0;1) + IF([.J56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oftwareDeveloper</text:p>
          </table:table-cell>
          <table:table-cell table:style-name="ce8"/>
          <table:table-cell table:style-name="ce17" office:value-type="string">
            <text:p>SoftwareDeveloper</text:p>
          </table:table-cell>
          <table:table-cell table:number-columns-repeated="10" table:style-name="ce17"/>
          <table:table-cell table:style-name="ce17"/>
          <table:table-cell table:style-name="ce18" table:formula="of:=IF([.C562]=&quot;&quot;;0;1) + IF([.D562]=&quot;&quot;;0;1) + IF([.E562]=&quot;&quot;;0;1) + IF([.F562]=&quot;&quot;;0;1) + IF([.G562]=&quot;&quot;;0;1) + IF([.H562]=&quot;&quot;;0;1) + IF([.I562]=&quot;&quot;;0;1) + IF([.K562]=&quot;&quot;;0;1) + IF([.L562]=&quot;&quot;;0;1) + IF([.M562]=&quot;&quot;;0;1) + IF([.J56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acecraftManufacturer</text:p>
          </table:table-cell>
          <table:table-cell table:style-name="ce8"/>
          <table:table-cell table:style-name="ce17" office:value-type="string">
            <text:p>SpacecraftManufacturer</text:p>
          </table:table-cell>
          <table:table-cell table:number-columns-repeated="10" table:style-name="ce17"/>
          <table:table-cell table:style-name="ce17"/>
          <table:table-cell table:style-name="ce18" table:formula="of:=IF([.C563]=&quot;&quot;;0;1) + IF([.D563]=&quot;&quot;;0;1) + IF([.E563]=&quot;&quot;;0;1) + IF([.F563]=&quot;&quot;;0;1) + IF([.G563]=&quot;&quot;;0;1) + IF([.H563]=&quot;&quot;;0;1) + IF([.I563]=&quot;&quot;;0;1) + IF([.K563]=&quot;&quot;;0;1) + IF([.L563]=&quot;&quot;;0;1) + IF([.M563]=&quot;&quot;;0;1) + IF([.J56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iritBottler</text:p>
          </table:table-cell>
          <table:table-cell table:style-name="ce8"/>
          <table:table-cell table:style-name="ce17" office:value-type="string">
            <text:p>SpiritBottler</text:p>
          </table:table-cell>
          <table:table-cell table:number-columns-repeated="10" table:style-name="ce17"/>
          <table:table-cell table:style-name="ce17"/>
          <table:table-cell table:style-name="ce18" table:formula="of:=IF([.C564]=&quot;&quot;;0;1) + IF([.D564]=&quot;&quot;;0;1) + IF([.E564]=&quot;&quot;;0;1) + IF([.F564]=&quot;&quot;;0;1) + IF([.G564]=&quot;&quot;;0;1) + IF([.H564]=&quot;&quot;;0;1) + IF([.I564]=&quot;&quot;;0;1) + IF([.K564]=&quot;&quot;;0;1) + IF([.L564]=&quot;&quot;;0;1) + IF([.M564]=&quot;&quot;;0;1) + IF([.J56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iritProductManufacturer</text:p>
          </table:table-cell>
          <table:table-cell table:style-name="ce8"/>
          <table:table-cell table:style-name="ce17" office:value-type="string">
            <text:p>SpiritProductManufacturer</text:p>
          </table:table-cell>
          <table:table-cell table:number-columns-repeated="10" table:style-name="ce17"/>
          <table:table-cell table:style-name="ce17"/>
          <table:table-cell table:style-name="ce18" table:formula="of:=IF([.C565]=&quot;&quot;;0;1) + IF([.D565]=&quot;&quot;;0;1) + IF([.E565]=&quot;&quot;;0;1) + IF([.F565]=&quot;&quot;;0;1) + IF([.G565]=&quot;&quot;;0;1) + IF([.H565]=&quot;&quot;;0;1) + IF([.I565]=&quot;&quot;;0;1) + IF([.K565]=&quot;&quot;;0;1) + IF([.L565]=&quot;&quot;;0;1) + IF([.M565]=&quot;&quot;;0;1) + IF([.J56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ransportOperator</text:p>
          </table:table-cell>
          <table:table-cell table:style-name="ce8"/>
          <table:table-cell table:style-name="ce17" office:value-type="string">
            <text:p>TransportOperator</text:p>
          </table:table-cell>
          <table:table-cell table:number-columns-repeated="10" table:style-name="ce17"/>
          <table:table-cell table:style-name="ce17"/>
          <table:table-cell table:style-name="ce18" table:formula="of:=IF([.C566]=&quot;&quot;;0;1) + IF([.D566]=&quot;&quot;;0;1) + IF([.E566]=&quot;&quot;;0;1) + IF([.F566]=&quot;&quot;;0;1) + IF([.G566]=&quot;&quot;;0;1) + IF([.H566]=&quot;&quot;;0;1) + IF([.I566]=&quot;&quot;;0;1) + IF([.K566]=&quot;&quot;;0;1) + IF([.L566]=&quot;&quot;;0;1) + IF([.M566]=&quot;&quot;;0;1) + IF([.J56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entureFundedCompany</text:p>
          </table:table-cell>
          <table:table-cell table:style-name="ce8"/>
          <table:table-cell table:style-name="ce17" office:value-type="string">
            <text:p>VentureFundedCompany</text:p>
          </table:table-cell>
          <table:table-cell table:number-columns-repeated="10" table:style-name="ce17"/>
          <table:table-cell table:style-name="ce17"/>
          <table:table-cell table:style-name="ce18" table:formula="of:=IF([.C567]=&quot;&quot;;0;1) + IF([.D567]=&quot;&quot;;0;1) + IF([.E567]=&quot;&quot;;0;1) + IF([.F567]=&quot;&quot;;0;1) + IF([.G567]=&quot;&quot;;0;1) + IF([.H567]=&quot;&quot;;0;1) + IF([.I567]=&quot;&quot;;0;1) + IF([.K567]=&quot;&quot;;0;1) + IF([.L567]=&quot;&quot;;0;1) + IF([.M567]=&quot;&quot;;0;1) + IF([.J56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entureInvestor</text:p>
          </table:table-cell>
          <table:table-cell table:style-name="ce8"/>
          <table:table-cell table:style-name="ce17" office:value-type="string">
            <text:p>VentureInvestor</text:p>
          </table:table-cell>
          <table:table-cell table:number-columns-repeated="10" table:style-name="ce17"/>
          <table:table-cell table:style-name="ce17"/>
          <table:table-cell table:style-name="ce18" table:formula="of:=IF([.C568]=&quot;&quot;;0;1) + IF([.D568]=&quot;&quot;;0;1) + IF([.E568]=&quot;&quot;;0;1) + IF([.F568]=&quot;&quot;;0;1) + IF([.G568]=&quot;&quot;;0;1) + IF([.H568]=&quot;&quot;;0;1) + IF([.I568]=&quot;&quot;;0;1) + IF([.K568]=&quot;&quot;;0;1) + IF([.L568]=&quot;&quot;;0;1) + IF([.M568]=&quot;&quot;;0;1) + IF([.J56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deoGameDeveloper</text:p>
          </table:table-cell>
          <table:table-cell table:style-name="ce8"/>
          <table:table-cell table:style-name="ce17" office:value-type="string">
            <text:p>VideoGameDeveloper</text:p>
          </table:table-cell>
          <table:table-cell table:number-columns-repeated="10" table:style-name="ce17"/>
          <table:table-cell table:style-name="ce17"/>
          <table:table-cell table:style-name="ce18" table:formula="of:=IF([.C569]=&quot;&quot;;0;1) + IF([.D569]=&quot;&quot;;0;1) + IF([.E569]=&quot;&quot;;0;1) + IF([.F569]=&quot;&quot;;0;1) + IF([.G569]=&quot;&quot;;0;1) + IF([.H569]=&quot;&quot;;0;1) + IF([.I569]=&quot;&quot;;0;1) + IF([.K569]=&quot;&quot;;0;1) + IF([.L569]=&quot;&quot;;0;1) + IF([.M569]=&quot;&quot;;0;1) + IF([.J56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deoGameEngineDeveloper</text:p>
          </table:table-cell>
          <table:table-cell table:style-name="ce8"/>
          <table:table-cell table:style-name="ce17" office:value-type="string">
            <text:p>VideoGameEngineDeveloper</text:p>
          </table:table-cell>
          <table:table-cell table:number-columns-repeated="10" table:style-name="ce17"/>
          <table:table-cell table:style-name="ce17"/>
          <table:table-cell table:style-name="ce18" table:formula="of:=IF([.C570]=&quot;&quot;;0;1) + IF([.D570]=&quot;&quot;;0;1) + IF([.E570]=&quot;&quot;;0;1) + IF([.F570]=&quot;&quot;;0;1) + IF([.G570]=&quot;&quot;;0;1) + IF([.H570]=&quot;&quot;;0;1) + IF([.I570]=&quot;&quot;;0;1) + IF([.K570]=&quot;&quot;;0;1) + IF([.L570]=&quot;&quot;;0;1) + IF([.M570]=&quot;&quot;;0;1) + IF([.J57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deoGamePublisher</text:p>
          </table:table-cell>
          <table:table-cell table:style-name="ce8"/>
          <table:table-cell table:style-name="ce17" office:value-type="string">
            <text:p>VideoGamePublisher</text:p>
          </table:table-cell>
          <table:table-cell table:number-columns-repeated="10" table:style-name="ce17"/>
          <table:table-cell table:style-name="ce17"/>
          <table:table-cell table:style-name="ce18" table:formula="of:=IF([.C571]=&quot;&quot;;0;1) + IF([.D571]=&quot;&quot;;0;1) + IF([.E571]=&quot;&quot;;0;1) + IF([.F571]=&quot;&quot;;0;1) + IF([.G571]=&quot;&quot;;0;1) + IF([.H571]=&quot;&quot;;0;1) + IF([.I571]=&quot;&quot;;0;1) + IF([.K571]=&quot;&quot;;0;1) + IF([.L571]=&quot;&quot;;0;1) + IF([.M571]=&quot;&quot;;0;1) + IF([.J57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aterCraf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WATERCRAFT</text:p>
          </table:table-cell>
          <table:table-cell table:number-columns-repeated="7" table:style-name="ce17"/>
          <table:table-cell table:style-name="ce17"/>
          <table:table-cell table:style-name="ce18" table:formula="of:=IF([.C572]=&quot;&quot;;0;1) + IF([.D572]=&quot;&quot;;0;1) + IF([.E572]=&quot;&quot;;0;1) + IF([.F572]=&quot;&quot;;0;1) + IF([.G572]=&quot;&quot;;0;1) + IF([.H572]=&quot;&quot;;0;1) + IF([.I572]=&quot;&quot;;0;1) + IF([.K572]=&quot;&quot;;0;1) + IF([.L572]=&quot;&quot;;0;1) + IF([.M572]=&quot;&quot;;0;1) + IF([.J57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ivilianCraf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CIVILIAN_WATERCRAFT</text:p>
          </table:table-cell>
          <table:table-cell table:number-columns-repeated="7" table:style-name="ce17"/>
          <table:table-cell table:style-name="ce17"/>
          <table:table-cell table:style-name="ce18" table:formula="of:=IF([.C573]=&quot;&quot;;0;1) + IF([.D573]=&quot;&quot;;0;1) + IF([.E573]=&quot;&quot;;0;1) + IF([.F573]=&quot;&quot;;0;1) + IF([.G573]=&quot;&quot;;0;1) + IF([.H573]=&quot;&quot;;0;1) + IF([.I573]=&quot;&quot;;0;1) + IF([.K573]=&quot;&quot;;0;1) + IF([.L573]=&quot;&quot;;0;1) + IF([.M573]=&quot;&quot;;0;1) + IF([.J57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litaryCraft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ILITARY_AIRCRAFT</text:p>
          </table:table-cell>
          <table:table-cell table:number-columns-repeated="7" table:style-name="ce17"/>
          <table:table-cell table:style-name="ce17"/>
          <table:table-cell table:style-name="ce18" table:formula="of:=IF([.C574]=&quot;&quot;;0;1) + IF([.D574]=&quot;&quot;;0;1) + IF([.E574]=&quot;&quot;;0;1) + IF([.F574]=&quot;&quot;;0;1) + IF([.G574]=&quot;&quot;;0;1) + IF([.H574]=&quot;&quot;;0;1) + IF([.I574]=&quot;&quot;;0;1) + IF([.K574]=&quot;&quot;;0;1) + IF([.L574]=&quot;&quot;;0;1) + IF([.M574]=&quot;&quot;;0;1) + IF([.J57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ubmarin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UBMARINE</text:p>
          </table:table-cell>
          <table:table-cell table:number-columns-repeated="7" table:style-name="ce17"/>
          <table:table-cell table:style-name="ce17"/>
          <table:table-cell table:style-name="ce18" table:formula="of:=IF([.C575]=&quot;&quot;;0;1) + IF([.D575]=&quot;&quot;;0;1) + IF([.E575]=&quot;&quot;;0;1) + IF([.F575]=&quot;&quot;;0;1) + IF([.G575]=&quot;&quot;;0;1) + IF([.H575]=&quot;&quot;;0;1) + IF([.I575]=&quot;&quot;;0;1) + IF([.K575]=&quot;&quot;;0;1) + IF([.L575]=&quot;&quot;;0;1) + IF([.M575]=&quot;&quot;;0;1) + IF([.J57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elicopter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HELICOPTER</text:p>
          </table:table-cell>
          <table:table-cell table:number-columns-repeated="7" table:style-name="ce17"/>
          <table:table-cell table:style-name="ce17"/>
          <table:table-cell table:style-name="ce18" table:formula="of:=IF([.C576]=&quot;&quot;;0;1) + IF([.D576]=&quot;&quot;;0;1) + IF([.E576]=&quot;&quot;;0;1) + IF([.F576]=&quot;&quot;;0;1) + IF([.G576]=&quot;&quot;;0;1) + IF([.H576]=&quot;&quot;;0;1) + IF([.I576]=&quot;&quot;;0;1) + IF([.K576]=&quot;&quot;;0;1) + IF([.L576]=&quot;&quot;;0;1) + IF([.M576]=&quot;&quot;;0;1) + IF([.J57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ilitaryShip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MILITARY_SURFACE_SHIP</text:p>
          </table:table-cell>
          <table:table-cell table:number-columns-repeated="7" table:style-name="ce17"/>
          <table:table-cell table:style-name="ce17"/>
          <table:table-cell table:style-name="ce18" table:formula="of:=IF([.C577]=&quot;&quot;;0;1) + IF([.D577]=&quot;&quot;;0;1) + IF([.E577]=&quot;&quot;;0;1) + IF([.F577]=&quot;&quot;;0;1) + IF([.G577]=&quot;&quot;;0;1) + IF([.H577]=&quot;&quot;;0;1) + IF([.I577]=&quot;&quot;;0;1) + IF([.K577]=&quot;&quot;;0;1) + IF([.L577]=&quot;&quot;;0;1) + IF([.M577]=&quot;&quot;;0;1) + IF([.J57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iologicalWeap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BIOLOGICAL_WEAPON</text:p>
          </table:table-cell>
          <table:table-cell table:number-columns-repeated="7" table:style-name="ce17"/>
          <table:table-cell table:style-name="ce17"/>
          <table:table-cell table:style-name="ce18" table:formula="of:=IF([.C578]=&quot;&quot;;0;1) + IF([.D578]=&quot;&quot;;0;1) + IF([.E578]=&quot;&quot;;0;1) + IF([.F578]=&quot;&quot;;0;1) + IF([.G578]=&quot;&quot;;0;1) + IF([.H578]=&quot;&quot;;0;1) + IF([.I578]=&quot;&quot;;0;1) + IF([.K578]=&quot;&quot;;0;1) + IF([.L578]=&quot;&quot;;0;1) + IF([.M578]=&quot;&quot;;0;1) + IF([.J57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luntWeap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BLUNT_WEAPON</text:p>
          </table:table-cell>
          <table:table-cell table:number-columns-repeated="7" table:style-name="ce17"/>
          <table:table-cell table:style-name="ce17"/>
          <table:table-cell table:style-name="ce18" table:formula="of:=IF([.C579]=&quot;&quot;;0;1) + IF([.D579]=&quot;&quot;;0;1) + IF([.E579]=&quot;&quot;;0;1) + IF([.F579]=&quot;&quot;;0;1) + IF([.G579]=&quot;&quot;;0;1) + IF([.H579]=&quot;&quot;;0;1) + IF([.I579]=&quot;&quot;;0;1) + IF([.K579]=&quot;&quot;;0;1) + IF([.L579]=&quot;&quot;;0;1) + IF([.M579]=&quot;&quot;;0;1) + IF([.J57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ombWeap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BOMB_WEAPON</text:p>
          </table:table-cell>
          <table:table-cell table:number-columns-repeated="7" table:style-name="ce17"/>
          <table:table-cell table:style-name="ce17"/>
          <table:table-cell table:style-name="ce18" table:formula="of:=IF([.C580]=&quot;&quot;;0;1) + IF([.D580]=&quot;&quot;;0;1) + IF([.E580]=&quot;&quot;;0;1) + IF([.F580]=&quot;&quot;;0;1) + IF([.G580]=&quot;&quot;;0;1) + IF([.H580]=&quot;&quot;;0;1) + IF([.I580]=&quot;&quot;;0;1) + IF([.K580]=&quot;&quot;;0;1) + IF([.L580]=&quot;&quot;;0;1) + IF([.M580]=&quot;&quot;;0;1) + IF([.J58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hemicalWeap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CHEMICAL_WEAPON</text:p>
          </table:table-cell>
          <table:table-cell table:number-columns-repeated="7" table:style-name="ce17"/>
          <table:table-cell table:style-name="ce17"/>
          <table:table-cell table:style-name="ce18" table:formula="of:=IF([.C581]=&quot;&quot;;0;1) + IF([.D581]=&quot;&quot;;0;1) + IF([.E581]=&quot;&quot;;0;1) + IF([.F581]=&quot;&quot;;0;1) + IF([.G581]=&quot;&quot;;0;1) + IF([.H581]=&quot;&quot;;0;1) + IF([.I581]=&quot;&quot;;0;1) + IF([.K581]=&quot;&quot;;0;1) + IF([.L581]=&quot;&quot;;0;1) + IF([.M581]=&quot;&quot;;0;1) + IF([.J58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NuclearWeap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NUCLEAR_WEAPON</text:p>
          </table:table-cell>
          <table:table-cell table:number-columns-repeated="7" table:style-name="ce17"/>
          <table:table-cell table:style-name="ce17"/>
          <table:table-cell table:style-name="ce18" table:formula="of:=IF([.C582]=&quot;&quot;;0;1) + IF([.D582]=&quot;&quot;;0;1) + IF([.E582]=&quot;&quot;;0;1) + IF([.F582]=&quot;&quot;;0;1) + IF([.G582]=&quot;&quot;;0;1) + IF([.H582]=&quot;&quot;;0;1) + IF([.I582]=&quot;&quot;;0;1) + IF([.K582]=&quot;&quot;;0;1) + IF([.L582]=&quot;&quot;;0;1) + IF([.M582]=&quot;&quot;;0;1) + IF([.J58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harpWeap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HARP_WEAPON</text:p>
          </table:table-cell>
          <table:table-cell table:number-columns-repeated="7" table:style-name="ce17"/>
          <table:table-cell table:style-name="ce17"/>
          <table:table-cell table:style-name="ce18" table:formula="of:=IF([.C583]=&quot;&quot;;0;1) + IF([.D583]=&quot;&quot;;0;1) + IF([.E583]=&quot;&quot;;0;1) + IF([.F583]=&quot;&quot;;0;1) + IF([.G583]=&quot;&quot;;0;1) + IF([.H583]=&quot;&quot;;0;1) + IF([.I583]=&quot;&quot;;0;1) + IF([.K583]=&quot;&quot;;0;1) + IF([.L583]=&quot;&quot;;0;1) + IF([.M583]=&quot;&quot;;0;1) + IF([.J58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hootingWeap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HOOTING_WEAPON</text:p>
          </table:table-cell>
          <table:table-cell table:number-columns-repeated="7" table:style-name="ce17"/>
          <table:table-cell table:style-name="ce17"/>
          <table:table-cell table:style-name="ce18" table:formula="of:=IF([.C584]=&quot;&quot;;0;1) + IF([.D584]=&quot;&quot;;0;1) + IF([.E584]=&quot;&quot;;0;1) + IF([.F584]=&quot;&quot;;0;1) + IF([.G584]=&quot;&quot;;0;1) + IF([.H584]=&quot;&quot;;0;1) + IF([.I584]=&quot;&quot;;0;1) + IF([.K584]=&quot;&quot;;0;1) + IF([.L584]=&quot;&quot;;0;1) + IF([.M584]=&quot;&quot;;0;1) + IF([.J58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jectileWeap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PROJECTILE_WEAPON</text:p>
          </table:table-cell>
          <table:table-cell table:number-columns-repeated="7" table:style-name="ce17"/>
          <table:table-cell table:style-name="ce17"/>
          <table:table-cell table:style-name="ce18" table:formula="of:=IF([.C585]=&quot;&quot;;0;1) + IF([.D585]=&quot;&quot;;0;1) + IF([.E585]=&quot;&quot;;0;1) + IF([.F585]=&quot;&quot;;0;1) + IF([.G585]=&quot;&quot;;0;1) + IF([.H585]=&quot;&quot;;0;1) + IF([.I585]=&quot;&quot;;0;1) + IF([.K585]=&quot;&quot;;0;1) + IF([.L585]=&quot;&quot;;0;1) + IF([.M585]=&quot;&quot;;0;1) + IF([.J58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ntertainmentAwardEvent</text:p>
          </table:table-cell>
          <table:table-cell table:style-name="ce8"/>
          <table:table-cell table:number-columns-repeated="5" table:style-name="ce17"/>
          <table:table-cell table:style-name="ce17" office:value-type="string">
            <text:p>EntertainmentAwardEvent</text:p>
          </table:table-cell>
          <table:table-cell table:number-columns-repeated="5" table:style-name="ce17"/>
          <table:table-cell table:style-name="ce17"/>
          <table:table-cell table:style-name="ce18" table:formula="of:=IF([.C586]=&quot;&quot;;0;1) + IF([.D586]=&quot;&quot;;0;1) + IF([.E586]=&quot;&quot;;0;1) + IF([.F586]=&quot;&quot;;0;1) + IF([.G586]=&quot;&quot;;0;1) + IF([.H586]=&quot;&quot;;0;1) + IF([.I586]=&quot;&quot;;0;1) + IF([.K586]=&quot;&quot;;0;1) + IF([.L586]=&quot;&quot;;0;1) + IF([.M586]=&quot;&quot;;0;1) + IF([.J58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RadioShow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RADIO_SHOW</text:p>
          </table:table-cell>
          <table:table-cell table:number-columns-repeated="7" table:style-name="ce17"/>
          <table:table-cell table:style-name="ce17"/>
          <table:table-cell table:style-name="ce18" table:formula="of:=IF([.C587]=&quot;&quot;;0;1) + IF([.D587]=&quot;&quot;;0;1) + IF([.E587]=&quot;&quot;;0;1) + IF([.F587]=&quot;&quot;;0;1) + IF([.G587]=&quot;&quot;;0;1) + IF([.H587]=&quot;&quot;;0;1) + IF([.I587]=&quot;&quot;;0;1) + IF([.K587]=&quot;&quot;;0;1) + IF([.L587]=&quot;&quot;;0;1) + IF([.M587]=&quot;&quot;;0;1) + IF([.J58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Journal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journal</text:p>
          </table:table-cell>
          <table:table-cell table:style-name="ce17"/>
          <table:table-cell table:style-name="ce18" table:formula="of:=IF([.C588]=&quot;&quot;;0;1) + IF([.D588]=&quot;&quot;;0;1) + IF([.E588]=&quot;&quot;;0;1) + IF([.F588]=&quot;&quot;;0;1) + IF([.G588]=&quot;&quot;;0;1) + IF([.H588]=&quot;&quot;;0;1) + IF([.I588]=&quot;&quot;;0;1) + IF([.K588]=&quot;&quot;;0;1) + IF([.L588]=&quot;&quot;;0;1) + IF([.M588]=&quot;&quot;;0;1) + IF([.J58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llicitDrug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ILLICIT_DRUG</text:p>
          </table:table-cell>
          <table:table-cell table:number-columns-repeated="7" table:style-name="ce17"/>
          <table:table-cell table:style-name="ce17"/>
          <table:table-cell table:style-name="ce18" table:formula="of:=IF([.C589]=&quot;&quot;;0;1) + IF([.D589]=&quot;&quot;;0;1) + IF([.E589]=&quot;&quot;;0;1) + IF([.F589]=&quot;&quot;;0;1) + IF([.G589]=&quot;&quot;;0;1) + IF([.H589]=&quot;&quot;;0;1) + IF([.I589]=&quot;&quot;;0;1) + IF([.K589]=&quot;&quot;;0;1) + IF([.L589]=&quot;&quot;;0;1) + IF([.M589]=&quot;&quot;;0;1) + IF([.J58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SportPositi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SPORT_POSITION</text:p>
          </table:table-cell>
          <table:table-cell table:number-columns-repeated="7" table:style-name="ce17"/>
          <table:table-cell table:style-name="ce17"/>
          <table:table-cell table:style-name="ce18" table:formula="of:=IF([.C590]=&quot;&quot;;0;1) + IF([.D590]=&quot;&quot;;0;1) + IF([.E590]=&quot;&quot;;0;1) + IF([.F590]=&quot;&quot;;0;1) + IF([.G590]=&quot;&quot;;0;1) + IF([.H590]=&quot;&quot;;0;1) + IF([.I590]=&quot;&quot;;0;1) + IF([.K590]=&quot;&quot;;0;1) + IF([.L590]=&quot;&quot;;0;1) + IF([.M590]=&quot;&quot;;0;1) + IF([.J59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ropicalCyclone</text:p>
          </table:table-cell>
          <table:table-cell table:style-name="ce8"/>
          <table:table-cell table:style-name="ce17" office:value-type="string">
            <text:p>TropicalCyclone</text:p>
          </table:table-cell>
          <table:table-cell table:number-columns-repeated="10" table:style-name="ce17"/>
          <table:table-cell table:style-name="ce17"/>
          <table:table-cell table:style-name="ce18" table:formula="of:=IF([.C591]=&quot;&quot;;0;1) + IF([.D591]=&quot;&quot;;0;1) + IF([.E591]=&quot;&quot;;0;1) + IF([.F591]=&quot;&quot;;0;1) + IF([.G591]=&quot;&quot;;0;1) + IF([.H591]=&quot;&quot;;0;1) + IF([.I591]=&quot;&quot;;0;1) + IF([.K591]=&quot;&quot;;0;1) + IF([.L591]=&quot;&quot;;0;1) + IF([.M591]=&quot;&quot;;0;1) + IF([.J59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nglishRegion</text:p>
          </table:table-cell>
          <table:table-cell table:style-name="ce8"/>
          <table:table-cell table:style-name="ce17" office:value-type="string">
            <text:p>EnglishRegion</text:p>
          </table:table-cell>
          <table:table-cell table:number-columns-repeated="10" table:style-name="ce17"/>
          <table:table-cell table:style-name="ce17"/>
          <table:table-cell table:style-name="ce18" table:formula="of:=IF([.C592]=&quot;&quot;;0;1) + IF([.D592]=&quot;&quot;;0;1) + IF([.E592]=&quot;&quot;;0;1) + IF([.F592]=&quot;&quot;;0;1) + IF([.G592]=&quot;&quot;;0;1) + IF([.H592]=&quot;&quot;;0;1) + IF([.I592]=&quot;&quot;;0;1) + IF([.K592]=&quot;&quot;;0;1) + IF([.L592]=&quot;&quot;;0;1) + IF([.M592]=&quot;&quot;;0;1) + IF([.J59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renchRegion</text:p>
          </table:table-cell>
          <table:table-cell table:style-name="ce8"/>
          <table:table-cell table:style-name="ce17" office:value-type="string">
            <text:p>FrenchRegion</text:p>
          </table:table-cell>
          <table:table-cell table:number-columns-repeated="10" table:style-name="ce17"/>
          <table:table-cell table:style-name="ce17"/>
          <table:table-cell table:style-name="ce18" table:formula="of:=IF([.C593]=&quot;&quot;;0;1) + IF([.D593]=&quot;&quot;;0;1) + IF([.E593]=&quot;&quot;;0;1) + IF([.F593]=&quot;&quot;;0;1) + IF([.G593]=&quot;&quot;;0;1) + IF([.H593]=&quot;&quot;;0;1) + IF([.I593]=&quot;&quot;;0;1) + IF([.K593]=&quot;&quot;;0;1) + IF([.L593]=&quot;&quot;;0;1) + IF([.M593]=&quot;&quot;;0;1) + IF([.J59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talianRegion</text:p>
          </table:table-cell>
          <table:table-cell table:style-name="ce8"/>
          <table:table-cell table:style-name="ce17" office:value-type="string">
            <text:p>ItalianRegion</text:p>
          </table:table-cell>
          <table:table-cell table:number-columns-repeated="10" table:style-name="ce17"/>
          <table:table-cell table:style-name="ce17"/>
          <table:table-cell table:style-name="ce18" table:formula="of:=IF([.C594]=&quot;&quot;;0;1) + IF([.D594]=&quot;&quot;;0;1) + IF([.E594]=&quot;&quot;;0;1) + IF([.F594]=&quot;&quot;;0;1) + IF([.G594]=&quot;&quot;;0;1) + IF([.H594]=&quot;&quot;;0;1) + IF([.I594]=&quot;&quot;;0;1) + IF([.K594]=&quot;&quot;;0;1) + IF([.L594]=&quot;&quot;;0;1) + IF([.M594]=&quot;&quot;;0;1) + IF([.J59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InternationalRegi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INTERNATIONAL_REGION</text:p>
          </table:table-cell>
          <table:table-cell table:number-columns-repeated="7" table:style-name="ce17"/>
          <table:table-cell table:style-name="ce17"/>
          <table:table-cell table:style-name="ce18" table:formula="of:=IF([.C595]=&quot;&quot;;0;1) + IF([.D595]=&quot;&quot;;0;1) + IF([.E595]=&quot;&quot;;0;1) + IF([.F595]=&quot;&quot;;0;1) + IF([.G595]=&quot;&quot;;0;1) + IF([.H595]=&quot;&quot;;0;1) + IF([.I595]=&quot;&quot;;0;1) + IF([.K595]=&quot;&quot;;0;1) + IF([.L595]=&quot;&quot;;0;1) + IF([.M595]=&quot;&quot;;0;1) + IF([.J59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andRegion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LAND_REGION</text:p>
          </table:table-cell>
          <table:table-cell table:number-columns-repeated="7" table:style-name="ce17"/>
          <table:table-cell table:style-name="ce17"/>
          <table:table-cell table:style-name="ce18" table:formula="of:=IF([.C596]=&quot;&quot;;0;1) + IF([.D596]=&quot;&quot;;0;1) + IF([.E596]=&quot;&quot;;0;1) + IF([.F596]=&quot;&quot;;0;1) + IF([.G596]=&quot;&quot;;0;1) + IF([.H596]=&quot;&quot;;0;1) + IF([.I596]=&quot;&quot;;0;1) + IF([.K596]=&quot;&quot;;0;1) + IF([.L596]=&quot;&quot;;0;1) + IF([.M596]=&quot;&quot;;0;1) + IF([.J59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VideoGameRegion</text:p>
          </table:table-cell>
          <table:table-cell table:style-name="ce8"/>
          <table:table-cell table:style-name="ce17" office:value-type="string">
            <text:p>VideoGameRegion</text:p>
          </table:table-cell>
          <table:table-cell table:number-columns-repeated="10" table:style-name="ce17"/>
          <table:table-cell table:style-name="ce17"/>
          <table:table-cell table:style-name="ce18" table:formula="of:=IF([.C597]=&quot;&quot;;0;1) + IF([.D597]=&quot;&quot;;0;1) + IF([.E597]=&quot;&quot;;0;1) + IF([.F597]=&quot;&quot;;0;1) + IF([.G597]=&quot;&quot;;0;1) + IF([.H597]=&quot;&quot;;0;1) + IF([.I597]=&quot;&quot;;0;1) + IF([.K597]=&quot;&quot;;0;1) + IF([.L597]=&quot;&quot;;0;1) + IF([.M597]=&quot;&quot;;0;1) + IF([.J59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WineRegion</text:p>
          </table:table-cell>
          <table:table-cell table:style-name="ce8"/>
          <table:table-cell table:style-name="ce17" office:value-type="string">
            <text:p>WineRegion</text:p>
          </table:table-cell>
          <table:table-cell table:number-columns-repeated="10" table:style-name="ce17"/>
          <table:table-cell table:style-name="ce17"/>
          <table:table-cell table:style-name="ce18" table:formula="of:=IF([.C598]=&quot;&quot;;0;1) + IF([.D598]=&quot;&quot;;0;1) + IF([.E598]=&quot;&quot;;0;1) + IF([.F598]=&quot;&quot;;0;1) + IF([.G598]=&quot;&quot;;0;1) + IF([.H598]=&quot;&quot;;0;1) + IF([.I598]=&quot;&quot;;0;1) + IF([.K598]=&quot;&quot;;0;1) + IF([.L598]=&quot;&quot;;0;1) + IF([.M598]=&quot;&quot;;0;1) + IF([.J59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artialArt</text:p>
          </table:table-cell>
          <table:table-cell table:style-name="ce8"/>
          <table:table-cell table:style-name="ce17" office:value-type="string">
            <text:p>MartialArt</text:p>
          </table:table-cell>
          <table:table-cell table:number-columns-repeated="10" table:style-name="ce17"/>
          <table:table-cell table:style-name="ce17"/>
          <table:table-cell table:style-name="ce18" table:formula="of:=IF([.C599]=&quot;&quot;;0;1) + IF([.D599]=&quot;&quot;;0;1) + IF([.E599]=&quot;&quot;;0;1) + IF([.F599]=&quot;&quot;;0;1) + IF([.G599]=&quot;&quot;;0;1) + IF([.H599]=&quot;&quot;;0;1) + IF([.I599]=&quot;&quot;;0;1) + IF([.K599]=&quot;&quot;;0;1) + IF([.L599]=&quot;&quot;;0;1) + IF([.M599]=&quot;&quot;;0;1) + IF([.J59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rinkingEstablishment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drinking_establishment</text:p>
          </table:table-cell>
          <table:table-cell table:style-name="ce17"/>
          <table:table-cell table:style-name="ce18" table:formula="of:=IF([.C600]=&quot;&quot;;0;1) + IF([.D600]=&quot;&quot;;0;1) + IF([.E600]=&quot;&quot;;0;1) + IF([.F600]=&quot;&quot;;0;1) + IF([.G600]=&quot;&quot;;0;1) + IF([.H600]=&quot;&quot;;0;1) + IF([.I600]=&quot;&quot;;0;1) + IF([.K600]=&quot;&quot;;0;1) + IF([.L600]=&quot;&quot;;0;1) + IF([.M600]=&quot;&quot;;0;1) + IF([.J60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Blog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blog</text:p>
          </table:table-cell>
          <table:table-cell table:style-name="ce17"/>
          <table:table-cell table:style-name="ce18" table:formula="of:=IF([.C601]=&quot;&quot;;0;1) + IF([.D601]=&quot;&quot;;0;1) + IF([.E601]=&quot;&quot;;0;1) + IF([.F601]=&quot;&quot;;0;1) + IF([.G601]=&quot;&quot;;0;1) + IF([.H601]=&quot;&quot;;0;1) + IF([.I601]=&quot;&quot;;0;1) + IF([.K601]=&quot;&quot;;0;1) + IF([.L601]=&quot;&quot;;0;1) + IF([.M601]=&quot;&quot;;0;1) + IF([.J60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opLevelDomain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top_level_domain</text:p>
          </table:table-cell>
          <table:table-cell table:style-name="ce17"/>
          <table:table-cell table:style-name="ce18" table:formula="of:=IF([.C602]=&quot;&quot;;0;1) + IF([.D602]=&quot;&quot;;0;1) + IF([.E602]=&quot;&quot;;0;1) + IF([.F602]=&quot;&quot;;0;1) + IF([.G602]=&quot;&quot;;0;1) + IF([.H602]=&quot;&quot;;0;1) + IF([.I602]=&quot;&quot;;0;1) + IF([.K602]=&quot;&quot;;0;1) + IF([.L602]=&quot;&quot;;0;1) + IF([.M602]=&quot;&quot;;0;1) + IF([.J60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ListedSite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listed_site</text:p>
          </table:table-cell>
          <table:table-cell table:style-name="ce17"/>
          <table:table-cell table:style-name="ce18" table:formula="of:=IF([.C603]=&quot;&quot;;0;1) + IF([.D603]=&quot;&quot;;0;1) + IF([.E603]=&quot;&quot;;0;1) + IF([.F603]=&quot;&quot;;0;1) + IF([.G603]=&quot;&quot;;0;1) + IF([.H603]=&quot;&quot;;0;1) + IF([.I603]=&quot;&quot;;0;1) + IF([.K603]=&quot;&quot;;0;1) + IF([.L603]=&quot;&quot;;0;1) + IF([.M603]=&quot;&quot;;0;1) + IF([.J60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ProtectedSite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protected_site</text:p>
          </table:table-cell>
          <table:table-cell table:style-name="ce17"/>
          <table:table-cell table:style-name="ce18" table:formula="of:=IF([.C604]=&quot;&quot;;0;1) + IF([.D604]=&quot;&quot;;0;1) + IF([.E604]=&quot;&quot;;0;1) + IF([.F604]=&quot;&quot;;0;1) + IF([.G604]=&quot;&quot;;0;1) + IF([.H604]=&quot;&quot;;0;1) + IF([.I604]=&quot;&quot;;0;1) + IF([.K604]=&quot;&quot;;0;1) + IF([.L604]=&quot;&quot;;0;1) + IF([.M604]=&quot;&quot;;0;1) + IF([.J60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ccomodation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accomodation</text:p>
          </table:table-cell>
          <table:table-cell table:style-name="ce17"/>
          <table:table-cell table:style-name="ce18" table:formula="of:=IF([.C605]=&quot;&quot;;0;1) + IF([.D605]=&quot;&quot;;0;1) + IF([.E605]=&quot;&quot;;0;1) + IF([.F605]=&quot;&quot;;0;1) + IF([.G605]=&quot;&quot;;0;1) + IF([.H605]=&quot;&quot;;0;1) + IF([.I605]=&quot;&quot;;0;1) + IF([.K605]=&quot;&quot;;0;1) + IF([.L605]=&quot;&quot;;0;1) + IF([.M605]=&quot;&quot;;0;1) + IF([.J605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ouristAttraction</text:p>
          </table:table-cell>
          <table:table-cell table:style-name="ce8"/>
          <table:table-cell table:number-columns-repeated="10" table:style-name="ce17"/>
          <table:table-cell table:style-name="ce17" office:value-type="string">
            <text:p>tourist_attraction</text:p>
          </table:table-cell>
          <table:table-cell table:style-name="ce17"/>
          <table:table-cell table:style-name="ce18" table:formula="of:=IF([.C606]=&quot;&quot;;0;1) + IF([.D606]=&quot;&quot;;0;1) + IF([.E606]=&quot;&quot;;0;1) + IF([.F606]=&quot;&quot;;0;1) + IF([.G606]=&quot;&quot;;0;1) + IF([.H606]=&quot;&quot;;0;1) + IF([.I606]=&quot;&quot;;0;1) + IF([.K606]=&quot;&quot;;0;1) + IF([.L606]=&quot;&quot;;0;1) + IF([.M606]=&quot;&quot;;0;1) + IF([.J606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igitalMeasur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IGITAL_MEASURE</text:p>
          </table:table-cell>
          <table:table-cell table:number-columns-repeated="7" table:style-name="ce17"/>
          <table:table-cell table:style-name="ce17"/>
          <table:table-cell table:style-name="ce18" table:formula="of:=IF([.C607]=&quot;&quot;;0;1) + IF([.D607]=&quot;&quot;;0;1) + IF([.E607]=&quot;&quot;;0;1) + IF([.F607]=&quot;&quot;;0;1) + IF([.G607]=&quot;&quot;;0;1) + IF([.H607]=&quot;&quot;;0;1) + IF([.I607]=&quot;&quot;;0;1) + IF([.K607]=&quot;&quot;;0;1) + IF([.L607]=&quot;&quot;;0;1) + IF([.M607]=&quot;&quot;;0;1) + IF([.J607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ElectronicsMeasur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ELECTRONICS_MEASURE</text:p>
          </table:table-cell>
          <table:table-cell table:number-columns-repeated="7" table:style-name="ce17"/>
          <table:table-cell table:style-name="ce17"/>
          <table:table-cell table:style-name="ce18" table:formula="of:=IF([.C608]=&quot;&quot;;0;1) + IF([.D608]=&quot;&quot;;0;1) + IF([.E608]=&quot;&quot;;0;1) + IF([.F608]=&quot;&quot;;0;1) + IF([.G608]=&quot;&quot;;0;1) + IF([.H608]=&quot;&quot;;0;1) + IF([.I608]=&quot;&quot;;0;1) + IF([.K608]=&quot;&quot;;0;1) + IF([.L608]=&quot;&quot;;0;1) + IF([.M608]=&quot;&quot;;0;1) + IF([.J608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DomainName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DOMAIN_NAME</text:p>
          </table:table-cell>
          <table:table-cell table:number-columns-repeated="7" table:style-name="ce17"/>
          <table:table-cell table:style-name="ce17"/>
          <table:table-cell table:style-name="ce18" table:formula="of:=IF([.C609]=&quot;&quot;;0;1) + IF([.D609]=&quot;&quot;;0;1) + IF([.E609]=&quot;&quot;;0;1) + IF([.F609]=&quot;&quot;;0;1) + IF([.G609]=&quot;&quot;;0;1) + IF([.H609]=&quot;&quot;;0;1) + IF([.I609]=&quot;&quot;;0;1) + IF([.K609]=&quot;&quot;;0;1) + IF([.L609]=&quot;&quot;;0;1) + IF([.M609]=&quot;&quot;;0;1) + IF([.J609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TP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FTP</text:p>
          </table:table-cell>
          <table:table-cell table:number-columns-repeated="7" table:style-name="ce17"/>
          <table:table-cell table:style-name="ce17"/>
          <table:table-cell table:style-name="ce18" table:formula="of:=IF([.C610]=&quot;&quot;;0;1) + IF([.D610]=&quot;&quot;;0;1) + IF([.E610]=&quot;&quot;;0;1) + IF([.F610]=&quot;&quot;;0;1) + IF([.G610]=&quot;&quot;;0;1) + IF([.H610]=&quot;&quot;;0;1) + IF([.I610]=&quot;&quot;;0;1) + IF([.K610]=&quot;&quot;;0;1) + IF([.L610]=&quot;&quot;;0;1) + IF([.M610]=&quot;&quot;;0;1) + IF([.J610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HTTP</text:p>
          </table:table-cell>
          <table:table-cell table:style-name="ce8"/>
          <table:table-cell table:number-columns-repeated="3" table:style-name="ce17"/>
          <table:table-cell table:style-name="ce17" office:value-type="string">
            <text:p>HTTP</text:p>
          </table:table-cell>
          <table:table-cell table:number-columns-repeated="7" table:style-name="ce17"/>
          <table:table-cell table:style-name="ce17"/>
          <table:table-cell table:style-name="ce18" table:formula="of:=IF([.C611]=&quot;&quot;;0;1) + IF([.D611]=&quot;&quot;;0;1) + IF([.E611]=&quot;&quot;;0;1) + IF([.F611]=&quot;&quot;;0;1) + IF([.G611]=&quot;&quot;;0;1) + IF([.H611]=&quot;&quot;;0;1) + IF([.I611]=&quot;&quot;;0;1) + IF([.K611]=&quot;&quot;;0;1) + IF([.L611]=&quot;&quot;;0;1) + IF([.M611]=&quot;&quot;;0;1) + IF([.J611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Function</text:p>
          </table:table-cell>
          <table:table-cell table:style-name="ce8"/>
          <table:table-cell table:number-columns-repeated="8" table:style-name="ce17"/>
          <table:table-cell table:style-name="ce17" office:value-type="string">
            <text:p>FONC</text:p>
          </table:table-cell>
          <table:table-cell table:number-columns-repeated="2" table:style-name="ce17"/>
          <table:table-cell table:style-name="ce17"/>
          <table:table-cell table:style-name="ce18" table:formula="of:=IF([.C612]=&quot;&quot;;0;1) + IF([.D612]=&quot;&quot;;0;1) + IF([.E612]=&quot;&quot;;0;1) + IF([.F612]=&quot;&quot;;0;1) + IF([.G612]=&quot;&quot;;0;1) + IF([.H612]=&quot;&quot;;0;1) + IF([.I612]=&quot;&quot;;0;1) + IF([.K612]=&quot;&quot;;0;1) + IF([.L612]=&quot;&quot;;0;1) + IF([.M612]=&quot;&quot;;0;1) + IF([.J612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Amount</text:p>
          </table:table-cell>
          <table:table-cell table:style-name="ce8"/>
          <table:table-cell table:number-columns-repeated="8" table:style-name="ce17"/>
          <table:table-cell table:style-name="ce17" office:value-type="string">
            <text:p>AMOUNT</text:p>
          </table:table-cell>
          <table:table-cell table:number-columns-repeated="2" table:style-name="ce17"/>
          <table:table-cell table:style-name="ce17"/>
          <table:table-cell table:style-name="ce18" table:formula="of:=IF([.C613]=&quot;&quot;;0;1) + IF([.D613]=&quot;&quot;;0;1) + IF([.E613]=&quot;&quot;;0;1) + IF([.F613]=&quot;&quot;;0;1) + IF([.G613]=&quot;&quot;;0;1) + IF([.H613]=&quot;&quot;;0;1) + IF([.I613]=&quot;&quot;;0;1) + IF([.K613]=&quot;&quot;;0;1) + IF([.L613]=&quot;&quot;;0;1) + IF([.M613]=&quot;&quot;;0;1) + IF([.J613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Time</text:p>
          </table:table-cell>
          <table:table-cell table:style-name="ce8"/>
          <table:table-cell table:number-columns-repeated="8" table:style-name="ce17"/>
          <table:table-cell table:style-name="ce17" office:value-type="string">
            <text:p>TIME</text:p>
          </table:table-cell>
          <table:table-cell table:number-columns-repeated="2" table:style-name="ce17"/>
          <table:table-cell table:style-name="ce17"/>
          <table:table-cell table:style-name="ce18" table:formula="of:=IF([.C614]=&quot;&quot;;0;1) + IF([.D614]=&quot;&quot;;0;1) + IF([.E614]=&quot;&quot;;0;1) + IF([.F614]=&quot;&quot;;0;1) + IF([.G614]=&quot;&quot;;0;1) + IF([.H614]=&quot;&quot;;0;1) + IF([.I614]=&quot;&quot;;0;1) + IF([.K614]=&quot;&quot;;0;1) + IF([.L614]=&quot;&quot;;0;1) + IF([.M614]=&quot;&quot;;0;1) + IF([.J614]=&quot;&quot;;0;1)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Concept</text:p>
          </table:table-cell>
          <table:table-cell table:style-name="ce8"/>
          <table:table-cell table:number-columns-repeated="2" table:style-name="ce17"/>
          <table:table-cell table:style-name="ce17" office:value-type="string">
            <text:p>Concept</text:p>
          </table:table-cell>
          <table:table-cell table:number-columns-repeated="8" table:style-name="ce17"/>
          <table:table-cell table:style-name="ce17"/>
          <table:table-cell table:style-name="ce18" table:formula="of:=IF([.C615]=&quot;&quot;;0;1) + IF([.D615]=&quot;&quot;;0;1) + IF([.E615]=&quot;&quot;;0;1) + IF([.F615]=&quot;&quot;;0;1) + IF([.G615]=&quot;&quot;;0;1) + IF([.H615]=&quot;&quot;;0;1) + IF([.I615]=&quot;&quot;;0;1) + IF([.K615]=&quot;&quot;;0;1) + IF([.L615]=&quot;&quot;;0;1) + IF([.M615]=&quot;&quot;;0;1) + IF([.J615]=&quot;&quot;;0;1)" office:value-type="float" office:value="1">
            <text:p>1</text:p>
          </table:table-cell>
          <table:table-cell table:number-columns-repeated="1009"/>
        </table:table-row>
        <table:table-row table:style-name="ro1" table:number-rows-repeated="10479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ngtail" table:style-name="ta1">
        <table:table-column table:style-name="co22" table:default-cell-style-name="Default"/>
        <table:table-column table:style-name="co19" table:default-cell-style-name="Default"/>
        <table:table-row table:style-name="ro1">
          <table:table-cell/>
          <table:table-cell table:formula="of:=[alignment.O1]" office:value-type="string" office:string-value="Occurrence">
            <text:p>Occurrence</text:p>
          </table:table-cell>
        </table:table-row>
        <table:table-row table:style-name="ro1">
          <table:table-cell table:formula="of:=[alignment.A2]" office:value-type="string" office:string-value="Person">
            <text:p>Person</text:p>
          </table:table-cell>
          <table:table-cell table:formula="of:=[alignment.O2]" office:value-type="float" office:value="11">
            <text:p>11</text:p>
          </table:table-cell>
        </table:table-row>
        <table:table-row table:style-name="ro1">
          <table:table-cell table:formula="of:=[alignment.A3]" office:value-type="string" office:string-value="Organization">
            <text:p>Organization</text:p>
          </table:table-cell>
          <table:table-cell table:formula="of:=[alignment.O3]" office:value-type="float" office:value="11">
            <text:p>11</text:p>
          </table:table-cell>
        </table:table-row>
        <table:table-row table:style-name="ro1">
          <table:table-cell table:formula="of:=[alignment.A6]" office:value-type="string" office:string-value="Location">
            <text:p>Location</text:p>
          </table:table-cell>
          <table:table-cell table:formula="of:=[alignment.O6]" office:value-type="float" office:value="7">
            <text:p>7</text:p>
          </table:table-cell>
        </table:table-row>
        <table:table-row table:style-name="ro1">
          <table:table-cell table:formula="of:=[alignment.A4]" office:value-type="string" office:string-value="Country">
            <text:p>Country</text:p>
          </table:table-cell>
          <table:table-cell table:formula="of:=[alignment.O4]" office:value-type="float" office:value="6">
            <text:p>6</text:p>
          </table:table-cell>
        </table:table-row>
        <table:table-row table:style-name="ro1">
          <table:table-cell table:formula="of:=[alignment.A5]" office:value-type="string" office:string-value="Company">
            <text:p>Company</text:p>
          </table:table-cell>
          <table:table-cell table:formula="of:=[alignment.O5]" office:value-type="float" office:value="6">
            <text:p>6</text:p>
          </table:table-cell>
        </table:table-row>
        <table:table-row table:style-name="ro1">
          <table:table-cell table:formula="of:=[alignment.A9]" office:value-type="string" office:string-value="RadioStation">
            <text:p>RadioStation</text:p>
          </table:table-cell>
          <table:table-cell table:formula="of:=[alignment.O9]" office:value-type="float" office:value="5">
            <text:p>5</text:p>
          </table:table-cell>
        </table:table-row>
        <table:table-row table:style-name="ro1">
          <table:table-cell table:formula="of:=[alignment.A11]" office:value-type="string" office:string-value="Product">
            <text:p>Product</text:p>
          </table:table-cell>
          <table:table-cell table:formula="of:=[alignment.O11]" office:value-type="float" office:value="5">
            <text:p>5</text:p>
          </table:table-cell>
        </table:table-row>
        <table:table-row table:style-name="ro1">
          <table:table-cell table:formula="of:=[alignment.A7]" office:value-type="string" office:string-value="Continent">
            <text:p>Continent</text:p>
          </table:table-cell>
          <table:table-cell table:formula="of:=[alignment.O7]" office:value-type="float" office:value="5">
            <text:p>5</text:p>
          </table:table-cell>
        </table:table-row>
        <table:table-row table:style-name="ro1">
          <table:table-cell table:formula="of:=[alignment.A8]" office:value-type="string" office:string-value="City">
            <text:p>City</text:p>
          </table:table-cell>
          <table:table-cell table:formula="of:=[alignment.O8]" office:value-type="float" office:value="5">
            <text:p>5</text:p>
          </table:table-cell>
        </table:table-row>
        <table:table-row table:style-name="ro1">
          <table:table-cell table:formula="of:=[alignment.A10]" office:value-type="string" office:string-value="Album">
            <text:p>Album</text:p>
          </table:table-cell>
          <table:table-cell table:formula="of:=[alignment.O10]" office:value-type="float" office:value="5">
            <text:p>5</text:p>
          </table:table-cell>
        </table:table-row>
        <table:table-row table:style-name="ro1">
          <table:table-cell table:formula="of:=[alignment.A30]" office:value-type="string" office:string-value="VideoGame">
            <text:p>VideoGame</text:p>
          </table:table-cell>
          <table:table-cell table:formula="of:=[alignment.O30]" office:value-type="float" office:value="4">
            <text:p>4</text:p>
          </table:table-cell>
        </table:table-row>
        <table:table-row table:style-name="ro1">
          <table:table-cell table:formula="of:=[alignment.A21]" office:value-type="string" office:string-value="TVStation">
            <text:p>TVStation</text:p>
          </table:table-cell>
          <table:table-cell table:formula="of:=[alignment.O21]" office:value-type="float" office:value="4">
            <text:p>4</text:p>
          </table:table-cell>
        </table:table-row>
        <table:table-row table:style-name="ro1">
          <table:table-cell table:formula="of:=[alignment.A14]" office:value-type="string" office:string-value="Stadium">
            <text:p>Stadium</text:p>
          </table:table-cell>
          <table:table-cell table:formula="of:=[alignment.O14]" office:value-type="float" office:value="4">
            <text:p>4</text:p>
          </table:table-cell>
        </table:table-row>
        <table:table-row table:style-name="ro1">
          <table:table-cell table:formula="of:=[alignment.A25]" office:value-type="string" office:string-value="SportsTeam">
            <text:p>SportsTeam</text:p>
          </table:table-cell>
          <table:table-cell table:formula="of:=[alignment.O25]" office:value-type="float" office:value="4">
            <text:p>4</text:p>
          </table:table-cell>
        </table:table-row>
        <table:table-row table:style-name="ro1">
          <table:table-cell table:formula="of:=[alignment.A24]" office:value-type="string" office:string-value="SportsLeague">
            <text:p>SportsLeague</text:p>
          </table:table-cell>
          <table:table-cell table:formula="of:=[alignment.O24]" office:value-type="float" office:value="4">
            <text:p>4</text:p>
          </table:table-cell>
        </table:table-row>
        <table:table-row table:style-name="ro1">
          <table:table-cell table:formula="of:=[alignment.A28]" office:value-type="string" office:string-value="SportEvents">
            <text:p>SportEvents</text:p>
          </table:table-cell>
          <table:table-cell table:formula="of:=[alignment.O28]" office:value-type="float" office:value="4">
            <text:p>4</text:p>
          </table:table-cell>
        </table:table-row>
        <table:table-row table:style-name="ro1">
          <table:table-cell table:formula="of:=[alignment.A29]" office:value-type="string" office:string-value="Software">
            <text:p>Software</text:p>
          </table:table-cell>
          <table:table-cell table:formula="of:=[alignment.O29]" office:value-type="float" office:value="4">
            <text:p>4</text:p>
          </table:table-cell>
        </table:table-row>
        <table:table-row table:style-name="ro1">
          <table:table-cell table:formula="of:=[alignment.A67]" office:value-type="string" office:string-value="SoccerPlayer">
            <text:p>SoccerPlayer</text:p>
          </table:table-cell>
          <table:table-cell table:formula="of:=[alignment.O67]" office:value-type="float" office:value="4">
            <text:p>4</text:p>
          </table:table-cell>
        </table:table-row>
        <table:table-row table:style-name="ro1">
          <table:table-cell table:formula="of:=[alignment.A31]" office:value-type="string" office:string-value="Road">
            <text:p>Road</text:p>
          </table:table-cell>
          <table:table-cell table:formula="of:=[alignment.O31]" office:value-type="float" office:value="4">
            <text:p>4</text:p>
          </table:table-cell>
        </table:table-row>
        <table:table-row table:style-name="ro1">
          <table:table-cell table:formula="of:=[alignment.A18]" office:value-type="string" office:string-value="River">
            <text:p>River</text:p>
          </table:table-cell>
          <table:table-cell table:formula="of:=[alignment.O18]" office:value-type="float" office:value="4">
            <text:p>4</text:p>
          </table:table-cell>
        </table:table-row>
        <table:table-row table:style-name="ro1">
          <table:table-cell table:formula="of:=[alignment.A20]" office:value-type="string" office:string-value="Politician">
            <text:p>Politician</text:p>
          </table:table-cell>
          <table:table-cell table:formula="of:=[alignment.O20]" office:value-type="float" office:value="4">
            <text:p>4</text:p>
          </table:table-cell>
        </table:table-row>
        <table:table-row table:style-name="ro1">
          <table:table-cell table:formula="of:=[alignment.A13]" office:value-type="string" office:string-value="OperatingSystem">
            <text:p>OperatingSystem</text:p>
          </table:table-cell>
          <table:table-cell table:formula="of:=[alignment.O13]" office:value-type="float" office:value="4">
            <text:p>4</text:p>
          </table:table-cell>
        </table:table-row>
        <table:table-row table:style-name="ro1">
          <table:table-cell table:formula="of:=[alignment.A33]" office:value-type="string" office:string-value="Newspaper">
            <text:p>Newspaper</text:p>
          </table:table-cell>
          <table:table-cell table:formula="of:=[alignment.O33]" office:value-type="float" office:value="4">
            <text:p>4</text:p>
          </table:table-cell>
        </table:table-row>
        <table:table-row table:style-name="ro1">
          <table:table-cell table:formula="of:=[alignment.A32]" office:value-type="string" office:string-value="Movie">
            <text:p>Movie</text:p>
          </table:table-cell>
          <table:table-cell table:formula="of:=[alignment.O32]" office:value-type="float" office:value="4">
            <text:p>4</text:p>
          </table:table-cell>
        </table:table-row>
        <table:table-row table:style-name="ro1">
          <table:table-cell table:formula="of:=[alignment.A147]" office:value-type="string" office:string-value="Mountain">
            <text:p>Mountain</text:p>
          </table:table-cell>
          <table:table-cell table:formula="of:=[alignment.O147]" office:value-type="float" office:value="4">
            <text:p>4</text:p>
          </table:table-cell>
        </table:table-row>
        <table:table-row table:style-name="ro1">
          <table:table-cell table:formula="of:=[alignment.A19]" office:value-type="string" office:string-value="Lake">
            <text:p>Lake</text:p>
          </table:table-cell>
          <table:table-cell table:formula="of:=[alignment.O19]" office:value-type="float" office:value="4">
            <text:p>4</text:p>
          </table:table-cell>
        </table:table-row>
        <table:table-row table:style-name="ro1">
          <table:table-cell table:formula="of:=[alignment.A15]" office:value-type="string" office:string-value="Hospital">
            <text:p>Hospital</text:p>
          </table:table-cell>
          <table:table-cell table:formula="of:=[alignment.O15]" office:value-type="float" office:value="4">
            <text:p>4</text:p>
          </table:table-cell>
        </table:table-row>
        <table:table-row table:style-name="ro1">
          <table:table-cell table:formula="of:=[alignment.A26]" office:value-type="string" office:string-value="EducationInstitution">
            <text:p>EducationInstitution</text:p>
          </table:table-cell>
          <table:table-cell table:formula="of:=[alignment.O26]" office:value-type="float" office:value="4">
            <text:p>4</text:p>
          </table:table-cell>
        </table:table-row>
        <table:table-row table:style-name="ro1">
          <table:table-cell table:formula="of:=[alignment.A12]" office:value-type="string" office:string-value="Drug">
            <text:p>Drug</text:p>
          </table:table-cell>
          <table:table-cell table:formula="of:=[alignment.O12]" office:value-type="float" office:value="4">
            <text:p>4</text:p>
          </table:table-cell>
        </table:table-row>
        <table:table-row table:style-name="ro1">
          <table:table-cell table:formula="of:=[alignment.A22]" office:value-type="string" office:string-value="Broadcast">
            <text:p>Broadcast</text:p>
          </table:table-cell>
          <table:table-cell table:formula="of:=[alignment.O22]" office:value-type="float" office:value="4">
            <text:p>4</text:p>
          </table:table-cell>
        </table:table-row>
        <table:table-row table:style-name="ro1">
          <table:table-cell table:formula="of:=[alignment.A17]" office:value-type="string" office:string-value="Bridge">
            <text:p>Bridge</text:p>
          </table:table-cell>
          <table:table-cell table:formula="of:=[alignment.O17]" office:value-type="float" office:value="4">
            <text:p>4</text:p>
          </table:table-cell>
        </table:table-row>
        <table:table-row table:style-name="ro1">
          <table:table-cell table:formula="of:=[alignment.A23]" office:value-type="string" office:string-value="Band">
            <text:p>Band</text:p>
          </table:table-cell>
          <table:table-cell table:formula="of:=[alignment.O23]" office:value-type="float" office:value="4">
            <text:p>4</text:p>
          </table:table-cell>
        </table:table-row>
        <table:table-row table:style-name="ro1">
          <table:table-cell table:formula="of:=[alignment.A16]" office:value-type="string" office:string-value="Airport">
            <text:p>Airport</text:p>
          </table:table-cell>
          <table:table-cell table:formula="of:=[alignment.O16]" office:value-type="float" office:value="4">
            <text:p>4</text:p>
          </table:table-cell>
        </table:table-row>
        <table:table-row table:style-name="ro1">
          <table:table-cell table:formula="of:=[alignment.A27]" office:value-type="string" office:string-value="Airline">
            <text:p>Airline</text:p>
          </table:table-cell>
          <table:table-cell table:formula="of:=[alignment.O27]" office:value-type="float" office:value="4">
            <text:p>4</text:p>
          </table:table-cell>
        </table:table-row>
        <table:table-row table:style-name="ro1">
          <table:table-cell table:formula="of:=[alignment.A86]" office:value-type="string" office:string-value="Website">
            <text:p>Website</text:p>
          </table:table-cell>
          <table:table-cell table:formula="of:=[alignment.O86]" office:value-type="float" office:value="3">
            <text:p>3</text:p>
          </table:table-cell>
        </table:table-row>
        <table:table-row table:style-name="ro1">
          <table:table-cell table:formula="of:=[alignment.A78]" office:value-type="string" office:string-value="Weapon">
            <text:p>Weapon</text:p>
          </table:table-cell>
          <table:table-cell table:formula="of:=[alignment.O78]" office:value-type="float" office:value="3">
            <text:p>3</text:p>
          </table:table-cell>
        </table:table-row>
        <table:table-row table:style-name="ro1">
          <table:table-cell table:formula="of:=[alignment.A47]" office:value-type="string" office:string-value="Valley">
            <text:p>Valley</text:p>
          </table:table-cell>
          <table:table-cell table:formula="of:=[alignment.O47]" office:value-type="float" office:value="3">
            <text:p>3</text:p>
          </table:table-cell>
        </table:table-row>
        <table:table-row table:style-name="ro1">
          <table:table-cell table:formula="of:=[alignment.A87]" office:value-type="string" office:string-value="URL">
            <text:p>URL</text:p>
          </table:table-cell>
          <table:table-cell table:formula="of:=[alignment.O87]" office:value-type="float" office:value="3">
            <text:p>3</text:p>
          </table:table-cell>
        </table:table-row>
        <table:table-row table:style-name="ro1">
          <table:table-cell table:formula="of:=[alignment.A73]" office:value-type="string" office:string-value="University">
            <text:p>University</text:p>
          </table:table-cell>
          <table:table-cell table:formula="of:=[alignment.O73]" office:value-type="float" office:value="3">
            <text:p>3</text:p>
          </table:table-cell>
        </table:table-row>
        <table:table-row table:style-name="ro1">
          <table:table-cell table:formula="of:=[alignment.A68]" office:value-type="string" office:string-value="TennisPlayer">
            <text:p>TennisPlayer</text:p>
          </table:table-cell>
          <table:table-cell table:formula="of:=[alignment.O68]" office:value-type="float" office:value="3">
            <text:p>3</text:p>
          </table:table-cell>
        </table:table-row>
        <table:table-row table:style-name="ro1">
          <table:table-cell table:formula="of:=[alignment.A53]" office:value-type="string" office:string-value="Station">
            <text:p>Station</text:p>
          </table:table-cell>
          <table:table-cell table:formula="of:=[alignment.O53]" office:value-type="float" office:value="3">
            <text:p>3</text:p>
          </table:table-cell>
        </table:table-row>
        <table:table-row table:style-name="ro1">
          <table:table-cell table:formula="of:=[alignment.A80]" office:value-type="string" office:string-value="Song">
            <text:p>Song</text:p>
          </table:table-cell>
          <table:table-cell table:formula="of:=[alignment.O80]" office:value-type="float" office:value="3">
            <text:p>3</text:p>
          </table:table-cell>
        </table:table-row>
        <table:table-row table:style-name="ro1">
          <table:table-cell table:formula="of:=[alignment.A72]" office:value-type="string" office:string-value="SoccerClub">
            <text:p>SoccerClub</text:p>
          </table:table-cell>
          <table:table-cell table:formula="of:=[alignment.O72]" office:value-type="float" office:value="3">
            <text:p>3</text:p>
          </table:table-cell>
        </table:table-row>
        <table:table-row table:style-name="ro1">
          <table:table-cell table:formula="of:=[alignment.A51]" office:value-type="string" office:string-value="Skyscraper">
            <text:p>Skyscraper</text:p>
          </table:table-cell>
          <table:table-cell table:formula="of:=[alignment.O51]" office:value-type="float" office:value="3">
            <text:p>3</text:p>
          </table:table-cell>
        </table:table-row>
        <table:table-row table:style-name="ro1">
          <table:table-cell table:formula="of:=[alignment.A54]" office:value-type="string" office:string-value="ShoppingMall">
            <text:p>ShoppingMall</text:p>
          </table:table-cell>
          <table:table-cell table:formula="of:=[alignment.O54]" office:value-type="float" office:value="3">
            <text:p>3</text:p>
          </table:table-cell>
        </table:table-row>
        <table:table-row table:style-name="ro1">
          <table:table-cell table:formula="of:=[alignment.A85]" office:value-type="string" office:string-value="SchoolNewspaper">
            <text:p>SchoolNewspaper</text:p>
          </table:table-cell>
          <table:table-cell table:formula="of:=[alignment.O85]" office:value-type="float" office:value="3">
            <text:p>3</text:p>
          </table:table-cell>
        </table:table-row>
        <table:table-row table:style-name="ro1">
          <table:table-cell table:formula="of:=[alignment.A77]" office:value-type="string" office:string-value="Scapecraft">
            <text:p>Scapecraft</text:p>
          </table:table-cell>
          <table:table-cell table:formula="of:=[alignment.O77]" office:value-type="float" office:value="3">
            <text:p>3</text:p>
          </table:table-cell>
        </table:table-row>
        <table:table-row table:style-name="ro1">
          <table:table-cell table:formula="of:=[alignment.A74]" office:value-type="string" office:string-value="Restaurant">
            <text:p>Restaurant</text:p>
          </table:table-cell>
          <table:table-cell table:formula="of:=[alignment.O74]" office:value-type="float" office:value="3">
            <text:p>3</text:p>
          </table:table-cell>
        </table:table-row>
        <table:table-row table:style-name="ro1">
          <table:table-cell table:formula="of:=[alignment.A40]" office:value-type="string" office:string-value="RadioProgram">
            <text:p>RadioProgram</text:p>
          </table:table-cell>
          <table:table-cell table:formula="of:=[alignment.O40]" office:value-type="float" office:value="3">
            <text:p>3</text:p>
          </table:table-cell>
        </table:table-row>
        <table:table-row table:style-name="ro1">
          <table:table-cell table:formula="of:=[alignment.A43]" office:value-type="string" office:string-value="ProgrammingLanguage">
            <text:p>ProgrammingLanguage</text:p>
          </table:table-cell>
          <table:table-cell table:formula="of:=[alignment.O43]" office:value-type="float" office:value="3">
            <text:p>3</text:p>
          </table:table-cell>
        </table:table-row>
        <table:table-row table:style-name="ro1">
          <table:table-cell table:formula="of:=[alignment.A71]" office:value-type="string" office:string-value="PoliticalEvent">
            <text:p>PoliticalEvent</text:p>
          </table:table-cell>
          <table:table-cell table:formula="of:=[alignment.O71]" office:value-type="float" office:value="4">
            <text:p>4</text:p>
          </table:table-cell>
        </table:table-row>
        <table:table-row table:style-name="ro1">
          <table:table-cell table:formula="of:=[alignment.A42]" office:value-type="string" office:string-value="PhoneNumber">
            <text:p>PhoneNumber</text:p>
          </table:table-cell>
          <table:table-cell table:formula="of:=[alignment.O42]" office:value-type="float" office:value="3">
            <text:p>3</text:p>
          </table:table-cell>
        </table:table-row>
        <table:table-row table:style-name="ro1">
          <table:table-cell table:formula="of:=[alignment.A48]" office:value-type="string" office:string-value="Park">
            <text:p>Park</text:p>
          </table:table-cell>
          <table:table-cell table:formula="of:=[alignment.O48]" office:value-type="float" office:value="3">
            <text:p>3</text:p>
          </table:table-cell>
        </table:table-row>
        <table:table-row table:style-name="ro1">
          <table:table-cell table:formula="of:=[alignment.A70]" office:value-type="string" office:string-value="NonProfitOrganisation">
            <text:p>NonProfitOrganisation</text:p>
          </table:table-cell>
          <table:table-cell table:formula="of:=[alignment.O70]" office:value-type="float" office:value="3">
            <text:p>3</text:p>
          </table:table-cell>
        </table:table-row>
        <table:table-row table:style-name="ro1">
          <table:table-cell table:formula="of:=[alignment.A61]" office:value-type="string" office:string-value="MusicalArtist">
            <text:p>MusicalArtist</text:p>
          </table:table-cell>
          <table:table-cell table:formula="of:=[alignment.O61]" office:value-type="float" office:value="3">
            <text:p>3</text:p>
          </table:table-cell>
        </table:table-row>
        <table:table-row table:style-name="ro1">
          <table:table-cell table:formula="of:=[alignment.A79]" office:value-type="string" office:string-value="MilitaryConflict">
            <text:p>MilitaryConflict</text:p>
          </table:table-cell>
          <table:table-cell table:formula="of:=[alignment.O79]" office:value-type="float" office:value="3">
            <text:p>3</text:p>
          </table:table-cell>
        </table:table-row>
        <table:table-row table:style-name="ro1">
          <table:table-cell table:formula="of:=[alignment.A36]" office:value-type="string" office:string-value="MeanOfTransportation">
            <text:p>MeanOfTransportation</text:p>
          </table:table-cell>
          <table:table-cell table:formula="of:=[alignment.O36]" office:value-type="float" office:value="3">
            <text:p>3</text:p>
          </table:table-cell>
        </table:table-row>
        <table:table-row table:style-name="ro1">
          <table:table-cell table:formula="of:=[alignment.A65]" office:value-type="string" office:string-value="Mayor">
            <text:p>Mayor</text:p>
          </table:table-cell>
          <table:table-cell table:formula="of:=[alignment.O65]" office:value-type="float" office:value="3">
            <text:p>3</text:p>
          </table:table-cell>
        </table:table-row>
        <table:table-row table:style-name="ro1">
          <table:table-cell table:formula="of:=[alignment.A84]" office:value-type="string" office:string-value="Magazine">
            <text:p>Magazine</text:p>
          </table:table-cell>
          <table:table-cell table:formula="of:=[alignment.O84]" office:value-type="float" office:value="5">
            <text:p>5</text:p>
          </table:table-cell>
        </table:table-row>
        <table:table-row table:style-name="ro1">
          <table:table-cell table:formula="of:=[alignment.A52]" office:value-type="string" office:string-value="Lighthouse">
            <text:p>Lighthouse</text:p>
          </table:table-cell>
          <table:table-cell table:formula="of:=[alignment.O52]" office:value-type="float" office:value="3">
            <text:p>3</text:p>
          </table:table-cell>
        </table:table-row>
        <table:table-row table:style-name="ro1">
          <table:table-cell table:formula="of:=[alignment.A69]" office:value-type="string" office:string-value="Legislature">
            <text:p>Legislature</text:p>
          </table:table-cell>
          <table:table-cell table:formula="of:=[alignment.O69]" office:value-type="float" office:value="3">
            <text:p>3</text:p>
          </table:table-cell>
        </table:table-row>
        <table:table-row table:style-name="ro1">
          <table:table-cell table:formula="of:=[alignment.A49]" office:value-type="string" office:string-value="Island">
            <text:p>Island</text:p>
          </table:table-cell>
          <table:table-cell table:formula="of:=[alignment.O49]" office:value-type="float" office:value="3">
            <text:p>3</text:p>
          </table:table-cell>
        </table:table-row>
        <table:table-row table:style-name="ro1">
          <table:table-cell table:formula="of:=[alignment.A45]" office:value-type="string" office:string-value="Insect">
            <text:p>Insect</text:p>
          </table:table-cell>
          <table:table-cell table:formula="of:=[alignment.O45]" office:value-type="float" office:value="3">
            <text:p>3</text:p>
          </table:table-cell>
        </table:table-row>
        <table:table-row table:style-name="ro1">
          <table:table-cell table:formula="of:=[alignment.A39]" office:value-type="string" office:string-value="Holiday">
            <text:p>Holiday</text:p>
          </table:table-cell>
          <table:table-cell table:formula="of:=[alignment.O39]" office:value-type="float" office:value="3">
            <text:p>3</text:p>
          </table:table-cell>
        </table:table-row>
        <table:table-row table:style-name="ro1">
          <table:table-cell table:formula="of:=[alignment.A83]" office:value-type="string" office:string-value="Game">
            <text:p>Game</text:p>
          </table:table-cell>
          <table:table-cell table:formula="of:=[alignment.O83]" office:value-type="float" office:value="3">
            <text:p>3</text:p>
          </table:table-cell>
        </table:table-row>
        <table:table-row table:style-name="ro1">
          <table:table-cell table:formula="of:=[alignment.A57]" office:value-type="string" office:string-value="FictionalCharacter">
            <text:p>FictionalCharacter</text:p>
          </table:table-cell>
          <table:table-cell table:formula="of:=[alignment.O57]" office:value-type="float" office:value="3">
            <text:p>3</text:p>
          </table:table-cell>
        </table:table-row>
        <table:table-row table:style-name="ro1">
          <table:table-cell table:formula="of:=[alignment.A88]" office:value-type="string" office:string-value="Event">
            <text:p>Event</text:p>
          </table:table-cell>
          <table:table-cell table:formula="of:=[alignment.O88]" office:value-type="float" office:value="3">
            <text:p>3</text:p>
          </table:table-cell>
        </table:table-row>
        <table:table-row table:style-name="ro1">
          <table:table-cell table:formula="of:=[alignment.A41]" office:value-type="string" office:string-value="EmailAddress">
            <text:p>EmailAddress</text:p>
          </table:table-cell>
          <table:table-cell table:formula="of:=[alignment.O41]" office:value-type="float" office:value="3">
            <text:p>3</text:p>
          </table:table-cell>
        </table:table-row>
        <table:table-row table:style-name="ro1">
          <table:table-cell table:formula="of:=[alignment.A34]" office:value-type="string" office:string-value="Currency">
            <text:p>Currency</text:p>
          </table:table-cell>
          <table:table-cell table:formula="of:=[alignment.O34]" office:value-type="float" office:value="3">
            <text:p>3</text:p>
          </table:table-cell>
        </table:table-row>
        <table:table-row table:style-name="ro1">
          <table:table-cell table:formula="of:=[alignment.A62]" office:value-type="string" office:string-value="Criminal">
            <text:p>Criminal</text:p>
          </table:table-cell>
          <table:table-cell table:formula="of:=[alignment.O62]" office:value-type="float" office:value="3">
            <text:p>3</text:p>
          </table:table-cell>
        </table:table-row>
        <table:table-row table:style-name="ro1">
          <table:table-cell table:formula="of:=[alignment.A58]" office:value-type="string" office:string-value="ComicsCharacter">
            <text:p>ComicsCharacter</text:p>
          </table:table-cell>
          <table:table-cell table:formula="of:=[alignment.O58]" office:value-type="float" office:value="3">
            <text:p>3</text:p>
          </table:table-cell>
        </table:table-row>
        <table:table-row table:style-name="ro1">
          <table:table-cell table:formula="of:=[alignment.A37]" office:value-type="string" office:string-value="Colour">
            <text:p>Colour</text:p>
          </table:table-cell>
          <table:table-cell table:formula="of:=[alignment.O37]" office:value-type="float" office:value="3">
            <text:p>3</text:p>
          </table:table-cell>
        </table:table-row>
        <table:table-row table:style-name="ro1">
          <table:table-cell table:formula="of:=[alignment.A59]" office:value-type="string" office:string-value="Celebrity">
            <text:p>Celebrity</text:p>
          </table:table-cell>
          <table:table-cell table:formula="of:=[alignment.O59]" office:value-type="float" office:value="3">
            <text:p>3</text:p>
          </table:table-cell>
        </table:table-row>
        <table:table-row table:style-name="ro1">
          <table:table-cell table:formula="of:=[alignment.A55]" office:value-type="string" office:string-value="Canal">
            <text:p>Canal</text:p>
          </table:table-cell>
          <table:table-cell table:formula="of:=[alignment.O55]" office:value-type="float" office:value="3">
            <text:p>3</text:p>
          </table:table-cell>
        </table:table-row>
        <table:table-row table:style-name="ro1">
          <table:table-cell table:formula="of:=[alignment.A81]" office:value-type="string" office:string-value="Book">
            <text:p>Book</text:p>
          </table:table-cell>
          <table:table-cell table:formula="of:=[alignment.O81]" office:value-type="float" office:value="4">
            <text:p>4</text:p>
          </table:table-cell>
        </table:table-row>
        <table:table-row table:style-name="ro1">
          <table:table-cell table:formula="of:=[alignment.A44]" office:value-type="string" office:string-value="Bird">
            <text:p>Bird</text:p>
          </table:table-cell>
          <table:table-cell table:formula="of:=[alignment.O44]" office:value-type="float" office:value="3">
            <text:p>3</text:p>
          </table:table-cell>
        </table:table-row>
        <table:table-row table:style-name="ro1">
          <table:table-cell table:formula="of:=[alignment.A76]" office:value-type="string" office:string-value="Automobile">
            <text:p>Automobile</text:p>
          </table:table-cell>
          <table:table-cell table:formula="of:=[alignment.O76]" office:value-type="float" office:value="3">
            <text:p>3</text:p>
          </table:table-cell>
        </table:table-row>
        <table:table-row table:style-name="ro1">
          <table:table-cell table:formula="of:=[alignment.A66]" office:value-type="string" office:string-value="Athlete">
            <text:p>Athlete</text:p>
          </table:table-cell>
          <table:table-cell table:formula="of:=[alignment.O66]" office:value-type="float" office:value="3">
            <text:p>3</text:p>
          </table:table-cell>
        </table:table-row>
        <table:table-row table:style-name="ro1">
          <table:table-cell table:formula="of:=[alignment.A56]" office:value-type="string" office:string-value="Astronaut">
            <text:p>Astronaut</text:p>
          </table:table-cell>
          <table:table-cell table:formula="of:=[alignment.O56]" office:value-type="float" office:value="3">
            <text:p>3</text:p>
          </table:table-cell>
        </table:table-row>
        <table:table-row table:style-name="ro1">
          <table:table-cell table:formula="of:=[alignment.A60]" office:value-type="string" office:string-value="Artist">
            <text:p>Artist</text:p>
          </table:table-cell>
          <table:table-cell table:formula="of:=[alignment.O60]" office:value-type="float" office:value="3">
            <text:p>3</text:p>
          </table:table-cell>
        </table:table-row>
        <table:table-row table:style-name="ro1">
          <table:table-cell table:formula="of:=[alignment.A63]" office:value-type="string" office:string-value="Architect">
            <text:p>Architect</text:p>
          </table:table-cell>
          <table:table-cell table:formula="of:=[alignment.O63]" office:value-type="float" office:value="3">
            <text:p>3</text:p>
          </table:table-cell>
        </table:table-row>
        <table:table-row table:style-name="ro1">
          <table:table-cell table:formula="of:=[alignment.A64]" office:value-type="string" office:string-value="Ambassador">
            <text:p>Ambassador</text:p>
          </table:table-cell>
          <table:table-cell table:formula="of:=[alignment.O64]" office:value-type="float" office:value="3">
            <text:p>3</text:p>
          </table:table-cell>
        </table:table-row>
        <table:table-row table:style-name="ro1">
          <table:table-cell table:formula="of:=[alignment.A75]" office:value-type="string" office:string-value="Aircraft">
            <text:p>Aircraft</text:p>
          </table:table-cell>
          <table:table-cell table:formula="of:=[alignment.O75]" office:value-type="float" office:value="3">
            <text:p>3</text:p>
          </table:table-cell>
        </table:table-row>
        <table:table-row table:style-name="ro1">
          <table:table-cell table:formula="of:=[alignment.A50]" office:value-type="string" office:string-value="AdministrativeRegion">
            <text:p>AdministrativeRegion</text:p>
          </table:table-cell>
          <table:table-cell table:formula="of:=[alignment.O50]" office:value-type="float" office:value="3">
            <text:p>3</text:p>
          </table:table-cell>
        </table:table-row>
        <table:table-row table:style-name="ro1">
          <table:table-cell table:formula="of:=[alignment.A261]" office:value-type="string" office:string-value="YearInSpaceflight">
            <text:p>YearInSpaceflight</text:p>
          </table:table-cell>
          <table:table-cell table:formula="of:=[alignment.O261]" office:value-type="float" office:value="2">
            <text:p>2</text:p>
          </table:table-cell>
        </table:table-row>
        <table:table-row table:style-name="ro1">
          <table:table-cell table:formula="of:=[alignment.A163]" office:value-type="string" office:string-value="Writer">
            <text:p>Writer</text:p>
          </table:table-cell>
          <table:table-cell table:formula="of:=[alignment.O163]" office:value-type="float" office:value="2">
            <text:p>2</text:p>
          </table:table-cell>
        </table:table-row>
        <table:table-row table:style-name="ro1">
          <table:table-cell table:formula="of:=[alignment.A269]" office:value-type="string" office:string-value="WrestlingEvent">
            <text:p>WrestlingEvent</text:p>
          </table:table-cell>
          <table:table-cell table:formula="of:=[alignment.O269]" office:value-type="float" office:value="2">
            <text:p>2</text:p>
          </table:table-cell>
        </table:table-row>
        <table:table-row table:style-name="ro1">
          <table:table-cell table:formula="of:=[alignment.A192]" office:value-type="string" office:string-value="Wrestler">
            <text:p>Wrestler</text:p>
          </table:table-cell>
          <table:table-cell table:formula="of:=[alignment.O192]" office:value-type="float" office:value="2">
            <text:p>2</text:p>
          </table:table-cell>
        </table:table-row>
        <table:table-row table:style-name="ro1">
          <table:table-cell table:formula="of:=[alignment.A93]" office:value-type="string" office:string-value="Work">
            <text:p>Work</text:p>
          </table:table-cell>
          <table:table-cell table:formula="of:=[alignment.O93]" office:value-type="float" office:value="2">
            <text:p>2</text:p>
          </table:table-cell>
        </table:table-row>
        <table:table-row table:style-name="ro1">
          <table:table-cell table:formula="of:=[alignment.A243]" office:value-type="string" office:string-value="WineProducer">
            <text:p>WineProducer</text:p>
          </table:table-cell>
          <table:table-cell table:formula="of:=[alignment.O243]" office:value-type="float" office:value="2">
            <text:p>2</text:p>
          </table:table-cell>
        </table:table-row>
        <table:table-row table:style-name="ro1">
          <table:table-cell table:formula="of:=[alignment.A213]" office:value-type="string" office:string-value="VolleyballLeague">
            <text:p>VolleyballLeague</text:p>
          </table:table-cell>
          <table:table-cell table:formula="of:=[alignment.O213]" office:value-type="float" office:value="2">
            <text:p>2</text:p>
          </table:table-cell>
        </table:table-row>
        <table:table-row table:style-name="ro1">
          <table:table-cell table:formula="of:=[alignment.A160]" office:value-type="string" office:string-value="VoiceActor">
            <text:p>VoiceActor</text:p>
          </table:table-cell>
          <table:table-cell table:formula="of:=[alignment.O160]" office:value-type="float" office:value="2">
            <text:p>2</text:p>
          </table:table-cell>
        </table:table-row>
        <table:table-row table:style-name="ro1">
          <table:table-cell table:formula="of:=[alignment.A140]" office:value-type="string" office:string-value="Village">
            <text:p>Village</text:p>
          </table:table-cell>
          <table:table-cell table:formula="of:=[alignment.O140]" office:value-type="float" office:value="2">
            <text:p>2</text:p>
          </table:table-cell>
        </table:table-row>
        <table:table-row table:style-name="ro1">
          <table:table-cell table:formula="of:=[alignment.A218]" office:value-type="string" office:string-value="VideoGamesLeague">
            <text:p>VideoGamesLeague</text:p>
          </table:table-cell>
          <table:table-cell table:formula="of:=[alignment.O218]" office:value-type="float" office:value="2">
            <text:p>2</text:p>
          </table:table-cell>
        </table:table-row>
        <table:table-row table:style-name="ro1">
          <table:table-cell table:formula="of:=[alignment.A178]" office:value-type="string" office:string-value="VicePrimeMinister">
            <text:p>VicePrimeMinister</text:p>
          </table:table-cell>
          <table:table-cell table:formula="of:=[alignment.O178]" office:value-type="float" office:value="2">
            <text:p>2</text:p>
          </table:table-cell>
        </table:table-row>
        <table:table-row table:style-name="ro1">
          <table:table-cell table:formula="of:=[alignment.A179]" office:value-type="string" office:string-value="VicePresident">
            <text:p>VicePresident</text:p>
          </table:table-cell>
          <table:table-cell table:formula="of:=[alignment.O179]" office:value-type="float" office:value="2">
            <text:p>2</text:p>
          </table:table-cell>
        </table:table-row>
        <table:table-row table:style-name="ro1">
          <table:table-cell table:formula="of:=[alignment.A257]" office:value-type="string" office:string-value="Vein">
            <text:p>Vein</text:p>
          </table:table-cell>
          <table:table-cell table:formula="of:=[alignment.O257]" office:value-type="float" office:value="2">
            <text:p>2</text:p>
          </table:table-cell>
        </table:table-row>
        <table:table-row table:style-name="ro1">
          <table:table-cell table:formula="of:=[alignment.A263]" office:value-type="string" office:string-value="TVShow">
            <text:p>TVShow</text:p>
          </table:table-cell>
          <table:table-cell table:formula="of:=[alignment.O263]" office:value-type="float" office:value="4">
            <text:p>4</text:p>
          </table:table-cell>
        </table:table-row>
        <table:table-row table:style-name="ro1">
          <table:table-cell table:formula="of:=[alignment.A242]" office:value-type="string" office:string-value="TVNetwork">
            <text:p>TVNetwork</text:p>
          </table:table-cell>
          <table:table-cell table:formula="of:=[alignment.O242]" office:value-type="float" office:value="2">
            <text:p>2</text:p>
          </table:table-cell>
        </table:table-row>
        <table:table-row table:style-name="ro1">
          <table:table-cell table:formula="of:=[alignment.A139]" office:value-type="string" office:string-value="Town">
            <text:p>Town</text:p>
          </table:table-cell>
          <table:table-cell table:formula="of:=[alignment.O139]" office:value-type="float" office:value="2">
            <text:p>2</text:p>
          </table:table-cell>
        </table:table-row>
        <table:table-row table:style-name="ro1">
          <table:table-cell table:formula="of:=[alignment.A111]" office:value-type="string" office:string-value="Time">
            <text:p>Time</text:p>
          </table:table-cell>
          <table:table-cell table:formula="of:=[alignment.O111]" office:value-type="float" office:value="2">
            <text:p>2</text:p>
          </table:table-cell>
        </table:table-row>
        <table:table-row table:style-name="ro1">
          <table:table-cell table:formula="of:=[alignment.A230]" office:value-type="string" office:string-value="TennisLeague">
            <text:p>TennisLeague</text:p>
          </table:table-cell>
          <table:table-cell table:formula="of:=[alignment.O230]" office:value-type="float" office:value="2">
            <text:p>2</text:p>
          </table:table-cell>
        </table:table-row>
        <table:table-row table:style-name="ro1">
          <table:table-cell table:formula="of:=[#REF!]" office:value-type="float" office:value="0">
            <text:p>#REF!</text:p>
          </table:table-cell>
          <table:table-cell table:formula="of:=[#REF!]" office:value-type="float" office:value="0">
            <text:p>#REF!</text:p>
          </table:table-cell>
        </table:table-row>
        <table:table-row table:style-name="ro1">
          <table:table-cell table:formula="of:=[alignment.A201]" office:value-type="string" office:string-value="TelevisionEpisode">
            <text:p>TelevisionEpisode</text:p>
          </table:table-cell>
          <table:table-cell table:formula="of:=[alignment.O201]" office:value-type="float" office:value="2">
            <text:p>2</text:p>
          </table:table-cell>
        </table:table-row>
        <table:table-row table:style-name="ro1">
          <table:table-cell table:formula="of:=[alignment.A107]" office:value-type="string" office:string-value="Technology">
            <text:p>Technology</text:p>
          </table:table-cell>
          <table:table-cell table:formula="of:=[alignment.O107]" office:value-type="float" office:value="2">
            <text:p>2</text:p>
          </table:table-cell>
        </table:table-row>
        <table:table-row table:style-name="ro1">
          <table:table-cell table:formula="of:=[alignment.A100]" office:value-type="string" office:string-value="SupremeCourtOfTheUnitedStatesCase">
            <text:p>SupremeCourtOfTheUnitedStatesCase</text:p>
          </table:table-cell>
          <table:table-cell table:formula="of:=[alignment.O100]" office:value-type="float" office:value="2">
            <text:p>2</text:p>
          </table:table-cell>
        </table:table-row>
        <table:table-row table:style-name="ro1">
          <table:table-cell table:formula="of:=[alignment.A146]" office:value-type="string" office:string-value="Stream">
            <text:p>Stream</text:p>
          </table:table-cell>
          <table:table-cell table:formula="of:=[alignment.O146]" office:value-type="float" office:value="2">
            <text:p>2</text:p>
          </table:table-cell>
        </table:table-row>
        <table:table-row table:style-name="ro1">
          <table:table-cell table:formula="of:=[alignment.A141]" office:value-type="string" office:string-value="StateOrCounty">
            <text:p>StateOrCounty</text:p>
          </table:table-cell>
          <table:table-cell table:formula="of:=[alignment.O141]" office:value-type="float" office:value="2">
            <text:p>2</text:p>
          </table:table-cell>
        </table:table-row>
        <table:table-row table:style-name="ro1">
          <table:table-cell table:formula="of:=[alignment.A82]" office:value-type="string" office:string-value="Sport">
            <text:p>Sport</text:p>
          </table:table-cell>
          <table:table-cell table:formula="of:=[alignment.O82]" office:value-type="float" office:value="2">
            <text:p>2</text:p>
          </table:table-cell>
        </table:table-row>
        <table:table-row table:style-name="ro1">
          <table:table-cell table:formula="of:=[alignment.A219]" office:value-type="string" office:string-value="SpeedwayLeague">
            <text:p>SpeedwayLeague</text:p>
          </table:table-cell>
          <table:table-cell table:formula="of:=[alignment.O219]" office:value-type="float" office:value="2">
            <text:p>2</text:p>
          </table:table-cell>
        </table:table-row>
        <table:table-row table:style-name="ro1">
          <table:table-cell table:formula="of:=[alignment.A89]" office:value-type="string" office:string-value="Species">
            <text:p>Species</text:p>
          </table:table-cell>
          <table:table-cell table:formula="of:=[alignment.O89]" office:value-type="float" office:value="2">
            <text:p>2</text:p>
          </table:table-cell>
        </table:table-row>
        <table:table-row table:style-name="ro1">
          <table:table-cell table:formula="of:=[alignment.A245]" office:value-type="string" office:string-value="SpaceStation">
            <text:p>SpaceStation</text:p>
          </table:table-cell>
          <table:table-cell table:formula="of:=[alignment.O245]" office:value-type="float" office:value="2">
            <text:p>2</text:p>
          </table:table-cell>
        </table:table-row>
        <table:table-row table:style-name="ro1">
          <table:table-cell table:formula="of:=[alignment.A248]" office:value-type="string" office:string-value="SpaceShuttle">
            <text:p>SpaceShuttle</text:p>
          </table:table-cell>
          <table:table-cell table:formula="of:=[alignment.O248]" office:value-type="float" office:value="2">
            <text:p>2</text:p>
          </table:table-cell>
        </table:table-row>
        <table:table-row table:style-name="ro1">
          <table:table-cell table:formula="of:=[alignment.A260]" office:value-type="string" office:string-value="SpaceMission">
            <text:p>SpaceMission</text:p>
          </table:table-cell>
          <table:table-cell table:formula="of:=[alignment.O260]" office:value-type="float" office:value="2">
            <text:p>2</text:p>
          </table:table-cell>
        </table:table-row>
        <table:table-row table:style-name="ro1">
          <table:table-cell table:formula="of:=[alignment.A224]" office:value-type="string" office:string-value="SoftballLeague">
            <text:p>SoftballLeague</text:p>
          </table:table-cell>
          <table:table-cell table:formula="of:=[alignment.O224]" office:value-type="float" office:value="2">
            <text:p>2</text:p>
          </table:table-cell>
        </table:table-row>
        <table:table-row table:style-name="ro1">
          <table:table-cell table:formula="of:=[alignment.A171]" office:value-type="string" office:string-value="SoccerManager">
            <text:p>SoccerManager</text:p>
          </table:table-cell>
          <table:table-cell table:formula="of:=[alignment.O171]" office:value-type="float" office:value="2">
            <text:p>2</text:p>
          </table:table-cell>
        </table:table-row>
        <table:table-row table:style-name="ro1">
          <table:table-cell table:formula="of:=[alignment.A216]" office:value-type="string" office:string-value="SoccerLeague">
            <text:p>SoccerLeague</text:p>
          </table:table-cell>
          <table:table-cell table:formula="of:=[alignment.O216]" office:value-type="float" office:value="2">
            <text:p>2</text:p>
          </table:table-cell>
        </table:table-row>
        <table:table-row table:style-name="ro1">
          <table:table-cell table:formula="of:=[alignment.A46]" office:value-type="string" office:string-value="SkyArea">
            <text:p>SkyArea</text:p>
          </table:table-cell>
          <table:table-cell table:formula="of:=[alignment.O46]" office:value-type="float" office:value="2">
            <text:p>2</text:p>
          </table:table-cell>
        </table:table-row>
        <table:table-row table:style-name="ro1">
          <table:table-cell table:formula="of:=[alignment.A135]" office:value-type="string" office:string-value="SiteOfSpecialScientificInterest">
            <text:p>SiteOfSpecialScientificInterest</text:p>
          </table:table-cell>
          <table:table-cell table:formula="of:=[alignment.O135]" office:value-type="float" office:value="2">
            <text:p>2</text:p>
          </table:table-cell>
        </table:table-row>
        <table:table-row table:style-name="ro1">
          <table:table-cell table:formula="of:=[alignment.A271]" office:value-type="string" office:string-value="Single">
            <text:p>Single</text:p>
          </table:table-cell>
          <table:table-cell table:formula="of:=[alignment.O271]" office:value-type="float" office:value="2">
            <text:p>2</text:p>
          </table:table-cell>
        </table:table-row>
        <table:table-row table:style-name="ro1">
          <table:table-cell table:formula="of:=[alignment.A246]" office:value-type="string" office:string-value="Ship">
            <text:p>Ship</text:p>
          </table:table-cell>
          <table:table-cell table:formula="of:=[alignment.O246]" office:value-type="float" office:value="2">
            <text:p>2</text:p>
          </table:table-cell>
        </table:table-row>
        <table:table-row table:style-name="ro1">
          <table:table-cell table:formula="of:=[alignment.A180]" office:value-type="string" office:string-value="Senator">
            <text:p>Senator</text:p>
          </table:table-cell>
          <table:table-cell table:formula="of:=[alignment.O180]" office:value-type="float" office:value="2">
            <text:p>2</text:p>
          </table:table-cell>
        </table:table-row>
        <table:table-row table:style-name="ro1">
          <table:table-cell table:formula="of:=[alignment.A164]" office:value-type="string" office:string-value="Scientist">
            <text:p>Scientist</text:p>
          </table:table-cell>
          <table:table-cell table:formula="of:=[alignment.O164]" office:value-type="float" office:value="2">
            <text:p>2</text:p>
          </table:table-cell>
        </table:table-row>
        <table:table-row table:style-name="ro1">
          <table:table-cell table:formula="of:=[alignment.A239]" office:value-type="string" office:string-value="School">
            <text:p>School</text:p>
          </table:table-cell>
          <table:table-cell table:formula="of:=[alignment.O239]" office:value-type="float" office:value="2">
            <text:p>2</text:p>
          </table:table-cell>
        </table:table-row>
        <table:table-row table:style-name="ro1">
          <table:table-cell table:formula="of:=[alignment.A101]" office:value-type="string" office:string-value="Sales">
            <text:p>Sales</text:p>
          </table:table-cell>
          <table:table-cell table:formula="of:=[alignment.O101]" office:value-type="float" office:value="2">
            <text:p>2</text:p>
          </table:table-cell>
        </table:table-row>
        <table:table-row table:style-name="ro1">
          <table:table-cell table:formula="of:=[alignment.A155]" office:value-type="string" office:string-value="Saint">
            <text:p>Saint</text:p>
          </table:table-cell>
          <table:table-cell table:formula="of:=[alignment.O155]" office:value-type="float" office:value="2">
            <text:p>2</text:p>
          </table:table-cell>
        </table:table-row>
        <table:table-row table:style-name="ro1">
          <table:table-cell table:formula="of:=[alignment.A198]" office:value-type="string" office:string-value="RugbyPlayer">
            <text:p>RugbyPlayer</text:p>
          </table:table-cell>
          <table:table-cell table:formula="of:=[alignment.O198]" office:value-type="float" office:value="2">
            <text:p>2</text:p>
          </table:table-cell>
        </table:table-row>
        <table:table-row table:style-name="ro1">
          <table:table-cell table:formula="of:=[alignment.A229]" office:value-type="string" office:string-value="RugbyLeague">
            <text:p>RugbyLeague</text:p>
          </table:table-cell>
          <table:table-cell table:formula="of:=[alignment.O229]" office:value-type="float" office:value="2">
            <text:p>2</text:p>
          </table:table-cell>
        </table:table-row>
        <table:table-row table:style-name="ro1">
          <table:table-cell table:formula="of:=[alignment.A247]" office:value-type="string" office:string-value="Rocket">
            <text:p>Rocket</text:p>
          </table:table-cell>
          <table:table-cell table:formula="of:=[alignment.O247]" office:value-type="float" office:value="2">
            <text:p>2</text:p>
          </table:table-cell>
        </table:table-row>
        <table:table-row table:style-name="ro1">
          <table:table-cell table:formula="of:=[alignment.A119]" office:value-type="string" office:string-value="Reptile">
            <text:p>Reptile</text:p>
          </table:table-cell>
          <table:table-cell table:formula="of:=[alignment.O119]" office:value-type="float" office:value="2">
            <text:p>2</text:p>
          </table:table-cell>
        </table:table-row>
        <table:table-row table:style-name="ro1">
          <table:table-cell table:formula="of:=[alignment.A276]" office:value-type="string" office:string-value="Region">
            <text:p>Region</text:p>
          </table:table-cell>
          <table:table-cell table:formula="of:=[alignment.O276]" office:value-type="float" office:value="2">
            <text:p>2</text:p>
          </table:table-cell>
        </table:table-row>
        <table:table-row table:style-name="ro1">
          <table:table-cell table:formula="of:=[alignment.A241]" office:value-type="string" office:string-value="RecordLabel">
            <text:p>RecordLabel</text:p>
          </table:table-cell>
          <table:table-cell table:formula="of:=[alignment.O241]" office:value-type="float" office:value="2">
            <text:p>2</text:p>
          </table:table-cell>
        </table:table-row>
        <table:table-row table:style-name="ro1">
          <table:table-cell table:formula="of:=[alignment.A231]" office:value-type="string" office:string-value="RadioControlledRacingLeague">
            <text:p>RadioControlledRacingLeague</text:p>
          </table:table-cell>
          <table:table-cell table:formula="of:=[alignment.O231]" office:value-type="float" office:value="2">
            <text:p>2</text:p>
          </table:table-cell>
        </table:table-row>
        <table:table-row table:style-name="ro1">
          <table:table-cell table:formula="of:=[alignment.A268]" office:value-type="string" office:string-value="Race">
            <text:p>Race</text:p>
          </table:table-cell>
          <table:table-cell table:formula="of:=[alignment.O268]" office:value-type="float" office:value="2">
            <text:p>2</text:p>
          </table:table-cell>
        </table:table-row>
        <table:table-row table:style-name="ro1">
          <table:table-cell table:formula="of:=[alignment.A102]" office:value-type="string" office:string-value="Protein">
            <text:p>Protein</text:p>
          </table:table-cell>
          <table:table-cell table:formula="of:=[alignment.O102]" office:value-type="float" office:value="2">
            <text:p>2</text:p>
          </table:table-cell>
        </table:table-row>
        <table:table-row table:style-name="ro1">
          <table:table-cell table:formula="of:=[alignment.A106]" office:value-type="string" office:string-value="PrintMedia">
            <text:p>PrintMedia</text:p>
          </table:table-cell>
          <table:table-cell table:formula="of:=[alignment.O106]" office:value-type="float" office:value="2">
            <text:p>2</text:p>
          </table:table-cell>
        </table:table-row>
        <table:table-row table:style-name="ro1">
          <table:table-cell table:formula="of:=[alignment.A183]" office:value-type="string" office:string-value="PrimeMinister">
            <text:p>PrimeMinister</text:p>
          </table:table-cell>
          <table:table-cell table:formula="of:=[alignment.O183]" office:value-type="float" office:value="2">
            <text:p>2</text:p>
          </table:table-cell>
        </table:table-row>
        <table:table-row table:style-name="ro1">
          <table:table-cell table:formula="of:=[alignment.A184]" office:value-type="string" office:string-value="President">
            <text:p>President</text:p>
          </table:table-cell>
          <table:table-cell table:formula="of:=[alignment.O184]" office:value-type="float" office:value="2">
            <text:p>2</text:p>
          </table:table-cell>
        </table:table-row>
        <table:table-row table:style-name="ro1">
          <table:table-cell table:formula="of:=[alignment.A137]" office:value-type="string" office:string-value="PopulatedPlace">
            <text:p>PopulatedPlace</text:p>
          </table:table-cell>
          <table:table-cell table:formula="of:=[alignment.O137]" office:value-type="float" office:value="2">
            <text:p>2</text:p>
          </table:table-cell>
        </table:table-row>
        <table:table-row table:style-name="ro1">
          <table:table-cell table:formula="of:=[alignment.A154]" office:value-type="string" office:string-value="Pope">
            <text:p>Pope</text:p>
          </table:table-cell>
          <table:table-cell table:formula="of:=[alignment.O154]" office:value-type="float" office:value="2">
            <text:p>2</text:p>
          </table:table-cell>
        </table:table-row>
        <table:table-row table:style-name="ro1">
          <table:table-cell table:formula="of:=[alignment.A228]" office:value-type="string" office:string-value="PoloLeague">
            <text:p>PoloLeague</text:p>
          </table:table-cell>
          <table:table-cell table:formula="of:=[alignment.O228]" office:value-type="float" office:value="2">
            <text:p>2</text:p>
          </table:table-cell>
        </table:table-row>
        <table:table-row table:style-name="ro1">
          <table:table-cell table:formula="of:=[alignment.A142]" office:value-type="string" office:string-value="PoliticalDistrict">
            <text:p>PoliticalDistrict</text:p>
          </table:table-cell>
          <table:table-cell table:formula="of:=[alignment.O142]" office:value-type="float" office:value="2">
            <text:p>2</text:p>
          </table:table-cell>
        </table:table-row>
        <table:table-row table:style-name="ro1">
          <table:table-cell table:formula="of:=[alignment.A167]" office:value-type="string" office:string-value="PokerPlayer">
            <text:p>PokerPlayer</text:p>
          </table:table-cell>
          <table:table-cell table:formula="of:=[alignment.O167]" office:value-type="float" office:value="2">
            <text:p>2</text:p>
          </table:table-cell>
        </table:table-row>
        <table:table-row table:style-name="ro1">
          <table:table-cell table:formula="of:=[alignment.A169]" office:value-type="string" office:string-value="PlayboyPlaymate">
            <text:p>PlayboyPlaymate</text:p>
          </table:table-cell>
          <table:table-cell table:formula="of:=[alignment.O169]" office:value-type="float" office:value="2">
            <text:p>2</text:p>
          </table:table-cell>
        </table:table-row>
        <table:table-row table:style-name="ro1">
          <table:table-cell table:formula="of:=[alignment.A122]" office:value-type="string" office:string-value="Plant">
            <text:p>Plant</text:p>
          </table:table-cell>
          <table:table-cell table:formula="of:=[alignment.O122]" office:value-type="float" office:value="2">
            <text:p>2</text:p>
          </table:table-cell>
        </table:table-row>
        <table:table-row table:style-name="ro1">
          <table:table-cell table:formula="of:=[alignment.A104]" office:value-type="string" office:string-value="Planet">
            <text:p>Planet</text:p>
          </table:table-cell>
          <table:table-cell table:formula="of:=[alignment.O104]" office:value-type="float" office:value="2">
            <text:p>2</text:p>
          </table:table-cell>
        </table:table-row>
        <table:table-row table:style-name="ro1">
          <table:table-cell table:formula="of:=[alignment.A110]" office:value-type="string" office:string-value="PhoneNumber">
            <text:p>PhoneNumber</text:p>
          </table:table-cell>
          <table:table-cell table:formula="of:=[alignment.O110]" office:value-type="float" office:value="2">
            <text:p>2</text:p>
          </table:table-cell>
        </table:table-row>
        <table:table-row table:style-name="ro1">
          <table:table-cell table:formula="of:=[alignment.A172]" office:value-type="string" office:string-value="Philosopher">
            <text:p>Philosopher</text:p>
          </table:table-cell>
          <table:table-cell table:formula="of:=[alignment.O172]" office:value-type="float" office:value="2">
            <text:p>2</text:p>
          </table:table-cell>
        </table:table-row>
        <table:table-row table:style-name="ro1">
          <table:table-cell table:formula="of:=[alignment.A99]" office:value-type="string" office:string-value="PersonFunction">
            <text:p>PersonFunction</text:p>
          </table:table-cell>
          <table:table-cell table:formula="of:=[alignment.O99]" office:value-type="float" office:value="2">
            <text:p>2</text:p>
          </table:table-cell>
        </table:table-row>
        <table:table-row table:style-name="ro1">
          <table:table-cell table:formula="of:=[alignment.A206]" office:value-type="string" office:string-value="PaintballLeague">
            <text:p>PaintballLeague</text:p>
          </table:table-cell>
          <table:table-cell table:formula="of:=[alignment.O206]" office:value-type="float" office:value="2">
            <text:p>2</text:p>
          </table:table-cell>
        </table:table-row>
        <table:table-row table:style-name="ro1">
          <table:table-cell table:formula="of:=[alignment.A266]" office:value-type="string" office:string-value="Olympics">
            <text:p>Olympics</text:p>
          </table:table-cell>
          <table:table-cell table:formula="of:=[alignment.O266]" office:value-type="float" office:value="2">
            <text:p>2</text:p>
          </table:table-cell>
        </table:table-row>
        <table:table-row table:style-name="ro1">
          <table:table-cell table:formula="of:=[alignment.A156]" office:value-type="string" office:string-value="OfficeHolder">
            <text:p>OfficeHolder</text:p>
          </table:table-cell>
          <table:table-cell table:formula="of:=[alignment.O156]" office:value-type="float" office:value="2">
            <text:p>2</text:p>
          </table:table-cell>
        </table:table-row>
        <table:table-row table:style-name="ro1">
          <table:table-cell table:formula="of:=[alignment.A256]" office:value-type="string" office:string-value="Nerve">
            <text:p>Nerve</text:p>
          </table:table-cell>
          <table:table-cell table:formula="of:=[alignment.O256]" office:value-type="float" office:value="2">
            <text:p>2</text:p>
          </table:table-cell>
        </table:table-row>
        <table:table-row table:style-name="ro1">
          <table:table-cell table:formula="of:=[alignment.A275]" office:value-type="string" office:string-value="NaturalDisaster">
            <text:p>NaturalDisaster</text:p>
          </table:table-cell>
          <table:table-cell table:formula="of:=[alignment.O275]" office:value-type="float" office:value="2">
            <text:p>2</text:p>
          </table:table-cell>
        </table:table-row>
        <table:table-row table:style-name="ro1">
          <table:table-cell table:formula="of:=[alignment.A190]" office:value-type="string" office:string-value="NationalCollegiateAthleticAssociationAthlete">
            <text:p>NationalCollegiateAthleticAssociationAthlete</text:p>
          </table:table-cell>
          <table:table-cell table:formula="of:=[alignment.O190]" office:value-type="float" office:value="2">
            <text:p>2</text:p>
          </table:table-cell>
        </table:table-row>
        <table:table-row table:style-name="ro1">
          <table:table-cell table:formula="of:=[alignment.A200]" office:value-type="string" office:string-value="NascarDriver">
            <text:p>NascarDriver</text:p>
          </table:table-cell>
          <table:table-cell table:formula="of:=[alignment.O200]" office:value-type="float" office:value="2">
            <text:p>2</text:p>
          </table:table-cell>
        </table:table-row>
        <table:table-row table:style-name="ro1">
          <table:table-cell table:formula="of:=[alignment.A35]" office:value-type="string" office:string-value="MusicGenre">
            <text:p>MusicGenre</text:p>
          </table:table-cell>
          <table:table-cell table:formula="of:=[alignment.O35]" office:value-type="float" office:value="2">
            <text:p>2</text:p>
          </table:table-cell>
        </table:table-row>
        <table:table-row table:style-name="ro1">
          <table:table-cell table:formula="of:=[alignment.A264]" office:value-type="string" office:string-value="MusicFestival">
            <text:p>MusicFestival</text:p>
          </table:table-cell>
          <table:table-cell table:formula="of:=[alignment.O264]" office:value-type="float" office:value="2">
            <text:p>2</text:p>
          </table:table-cell>
        </table:table-row>
        <table:table-row table:style-name="ro1">
          <table:table-cell table:formula="of:=[alignment.A270]" office:value-type="string" office:string-value="MusicalWork">
            <text:p>MusicalWork</text:p>
          </table:table-cell>
          <table:table-cell table:formula="of:=[alignment.O270]" office:value-type="float" office:value="2">
            <text:p>2</text:p>
          </table:table-cell>
        </table:table-row>
        <table:table-row table:style-name="ro1">
          <table:table-cell table:formula="of:=[alignment.A273]" office:value-type="string" office:string-value="Musical">
            <text:p>Musical</text:p>
          </table:table-cell>
          <table:table-cell table:formula="of:=[alignment.O273]" office:value-type="float" office:value="2">
            <text:p>2</text:p>
          </table:table-cell>
        </table:table-row>
        <table:table-row table:style-name="ro1">
          <table:table-cell table:formula="of:=[alignment.A250]" office:value-type="string" office:string-value="Muscle">
            <text:p>Muscle</text:p>
          </table:table-cell>
          <table:table-cell table:formula="of:=[alignment.O250]" office:value-type="float" office:value="2">
            <text:p>2</text:p>
          </table:table-cell>
        </table:table-row>
        <table:table-row table:style-name="ro1">
          <table:table-cell table:formula="of:=[alignment.A138]" office:value-type="string" office:string-value="Municipality">
            <text:p>Municipality</text:p>
          </table:table-cell>
          <table:table-cell table:formula="of:=[alignment.O138]" office:value-type="float" office:value="2">
            <text:p>2</text:p>
          </table:table-cell>
        </table:table-row>
        <table:table-row table:style-name="ro1">
          <table:table-cell table:formula="of:=[alignment.A217]" office:value-type="string" office:string-value="MotorcycleRacingLeague">
            <text:p>MotorcycleRacingLeague</text:p>
          </table:table-cell>
          <table:table-cell table:formula="of:=[alignment.O217]" office:value-type="float" office:value="2">
            <text:p>2</text:p>
          </table:table-cell>
        </table:table-row>
        <table:table-row table:style-name="ro1">
          <table:table-cell table:formula="of:=[alignment.A126]" office:value-type="string" office:string-value="Moss">
            <text:p>Moss</text:p>
          </table:table-cell>
          <table:table-cell table:formula="of:=[alignment.O126]" office:value-type="float" office:value="2">
            <text:p>2</text:p>
          </table:table-cell>
        </table:table-row>
        <table:table-row table:style-name="ro1">
          <table:table-cell table:formula="of:=[alignment.A170]" office:value-type="string" office:string-value="Monarch">
            <text:p>Monarch</text:p>
          </table:table-cell>
          <table:table-cell table:formula="of:=[alignment.O170]" office:value-type="float" office:value="2">
            <text:p>2</text:p>
          </table:table-cell>
        </table:table-row>
        <table:table-row table:style-name="ro1">
          <table:table-cell table:formula="of:=[alignment.A118]" office:value-type="string" office:string-value="Mollusca">
            <text:p>Mollusca</text:p>
          </table:table-cell>
          <table:table-cell table:formula="of:=[alignment.O118]" office:value-type="float" office:value="2">
            <text:p>2</text:p>
          </table:table-cell>
        </table:table-row>
        <table:table-row table:style-name="ro1">
          <table:table-cell table:formula="of:=[alignment.A168]" office:value-type="string" office:string-value="Model">
            <text:p>Model</text:p>
          </table:table-cell>
          <table:table-cell table:formula="of:=[alignment.O168]" office:value-type="float" office:value="2">
            <text:p>2</text:p>
          </table:table-cell>
        </table:table-row>
        <table:table-row table:style-name="ro1">
          <table:table-cell table:formula="of:=[alignment.A225]" office:value-type="string" office:string-value="MixedMartialArtsLeague">
            <text:p>MixedMartialArtsLeague</text:p>
          </table:table-cell>
          <table:table-cell table:formula="of:=[alignment.O225]" office:value-type="float" office:value="2">
            <text:p>2</text:p>
          </table:table-cell>
        </table:table-row>
        <table:table-row table:style-name="ro1">
          <table:table-cell table:formula="of:=[alignment.A267]" office:value-type="string" office:string-value="MixedMartialArtsEvent">
            <text:p>MixedMartialArtsEvent</text:p>
          </table:table-cell>
          <table:table-cell table:formula="of:=[alignment.O267]" office:value-type="float" office:value="2">
            <text:p>2</text:p>
          </table:table-cell>
        </table:table-row>
        <table:table-row table:style-name="ro1">
          <table:table-cell table:formula="of:=[alignment.A204]" office:value-type="string" office:string-value="MilitaryUnit">
            <text:p>MilitaryUnit</text:p>
          </table:table-cell>
          <table:table-cell table:formula="of:=[alignment.O204]" office:value-type="float" office:value="2">
            <text:p>2</text:p>
          </table:table-cell>
        </table:table-row>
        <table:table-row table:style-name="ro1">
          <table:table-cell table:formula="of:=[alignment.A174]" office:value-type="string" office:string-value="MilitaryPerson">
            <text:p>MilitaryPerson</text:p>
          </table:table-cell>
          <table:table-cell table:formula="of:=[alignment.O174]" office:value-type="float" office:value="2">
            <text:p>2</text:p>
          </table:table-cell>
        </table:table-row>
        <table:table-row table:style-name="ro1">
          <table:table-cell table:formula="of:=[alignment.A176]" office:value-type="string" office:string-value="MemberOfParliament">
            <text:p>MemberOfParliament</text:p>
          </table:table-cell>
          <table:table-cell table:formula="of:=[alignment.O176]" office:value-type="float" office:value="2">
            <text:p>2</text:p>
          </table:table-cell>
        </table:table-row>
        <table:table-row table:style-name="ro1">
          <table:table-cell table:formula="of:=[alignment.A226]" office:value-type="string" office:string-value="MartialArtsOrganization">
            <text:p>MartialArtsOrganization</text:p>
          </table:table-cell>
          <table:table-cell table:formula="of:=[alignment.O226]" office:value-type="float" office:value="2">
            <text:p>2</text:p>
          </table:table-cell>
        </table:table-row>
        <table:table-row table:style-name="ro1">
          <table:table-cell table:formula="of:=[alignment.A116]" office:value-type="string" office:string-value="Mammal">
            <text:p>Mammal</text:p>
          </table:table-cell>
          <table:table-cell table:formula="of:=[alignment.O116]" office:value-type="float" office:value="2">
            <text:p>2</text:p>
          </table:table-cell>
        </table:table-row>
        <table:table-row table:style-name="ro1">
          <table:table-cell table:formula="of:=[alignment.A253]" office:value-type="string" office:string-value="Lymph">
            <text:p>Lymph</text:p>
          </table:table-cell>
          <table:table-cell table:formula="of:=[alignment.O253]" office:value-type="float" office:value="2">
            <text:p>2</text:p>
          </table:table-cell>
        </table:table-row>
        <table:table-row table:style-name="ro1">
          <table:table-cell table:formula="of:=[alignment.A136]" office:value-type="string" office:string-value="LunarCrater">
            <text:p>LunarCrater</text:p>
          </table:table-cell>
          <table:table-cell table:formula="of:=[alignment.O136]" office:value-type="float" office:value="2">
            <text:p>2</text:p>
          </table:table-cell>
        </table:table-row>
        <table:table-row table:style-name="ro1">
          <table:table-cell table:formula="of:=[alignment.A177]" office:value-type="string" office:string-value="Lieutenant">
            <text:p>Lieutenant</text:p>
          </table:table-cell>
          <table:table-cell table:formula="of:=[alignment.O177]" office:value-type="float" office:value="2">
            <text:p>2</text:p>
          </table:table-cell>
        </table:table-row>
        <table:table-row table:style-name="ro1">
          <table:table-cell table:formula="of:=[alignment.A143]" office:value-type="string" office:string-value="LaunchPad">
            <text:p>LaunchPad</text:p>
          </table:table-cell>
          <table:table-cell table:formula="of:=[alignment.O143]" office:value-type="float" office:value="2">
            <text:p>2</text:p>
          </table:table-cell>
        </table:table-row>
        <table:table-row table:style-name="ro1">
          <table:table-cell table:formula="of:=[alignment.A97]" office:value-type="string" office:string-value="Language">
            <text:p>Language</text:p>
          </table:table-cell>
          <table:table-cell table:formula="of:=[alignment.O97]" office:value-type="float" office:value="2">
            <text:p>2</text:p>
          </table:table-cell>
        </table:table-row>
        <table:table-row table:style-name="ro1">
          <table:table-cell table:formula="of:=[alignment.A205]" office:value-type="string" office:string-value="LacrosseLeague">
            <text:p>LacrosseLeague</text:p>
          </table:table-cell>
          <table:table-cell table:formula="of:=[alignment.O205]" office:value-type="float" office:value="2">
            <text:p>2</text:p>
          </table:table-cell>
        </table:table-row>
        <table:table-row table:style-name="ro1">
          <table:table-cell table:formula="of:=[alignment.A166]" office:value-type="string" office:string-value="Judge">
            <text:p>Judge</text:p>
          </table:table-cell>
          <table:table-cell table:formula="of:=[alignment.O166]" office:value-type="float" office:value="2">
            <text:p>2</text:p>
          </table:table-cell>
        </table:table-row>
        <table:table-row table:style-name="ro1">
          <table:table-cell table:formula="of:=[alignment.A165]" office:value-type="string" office:string-value="Journalist">
            <text:p>Journalist</text:p>
          </table:table-cell>
          <table:table-cell table:formula="of:=[alignment.O165]" office:value-type="float" office:value="2">
            <text:p>2</text:p>
          </table:table-cell>
        </table:table-row>
        <table:table-row table:style-name="ro1">
          <table:table-cell table:formula="of:=[alignment.A208]" office:value-type="string" office:string-value="InlineHockeyLeague">
            <text:p>InlineHockeyLeague</text:p>
          </table:table-cell>
          <table:table-cell table:formula="of:=[alignment.O208]" office:value-type="float" office:value="2">
            <text:p>2</text:p>
          </table:table-cell>
        </table:table-row>
        <table:table-row table:style-name="ro1">
          <table:table-cell table:formula="of:=[alignment.A95]" office:value-type="string" office:string-value="Infrastructure">
            <text:p>Infrastructure</text:p>
          </table:table-cell>
          <table:table-cell table:formula="of:=[alignment.O95]" office:value-type="float" office:value="2">
            <text:p>2</text:p>
          </table:table-cell>
        </table:table-row>
        <table:table-row table:style-name="ro1">
          <table:table-cell table:formula="of:=[alignment.A195]" office:value-type="string" office:string-value="IceHockeyPlayer">
            <text:p>IceHockeyPlayer</text:p>
          </table:table-cell>
          <table:table-cell table:formula="of:=[alignment.O195]" office:value-type="float" office:value="2">
            <text:p>2</text:p>
          </table:table-cell>
        </table:table-row>
        <table:table-row table:style-name="ro1">
          <table:table-cell table:formula="of:=[alignment.A215]" office:value-type="string" office:string-value="IceHockeyLeague">
            <text:p>IceHockeyLeague</text:p>
          </table:table-cell>
          <table:table-cell table:formula="of:=[alignment.O215]" office:value-type="float" office:value="2">
            <text:p>2</text:p>
          </table:table-cell>
        </table:table-row>
        <table:table-row table:style-name="ro1">
          <table:table-cell table:formula="of:=[alignment.A236]" office:value-type="string" office:string-value="HockeyTeam">
            <text:p>HockeyTeam</text:p>
          </table:table-cell>
          <table:table-cell table:formula="of:=[alignment.O236]" office:value-type="float" office:value="2">
            <text:p>2</text:p>
          </table:table-cell>
        </table:table-row>
        <table:table-row table:style-name="ro1">
          <table:table-cell table:formula="of:=[alignment.A145]" office:value-type="string" office:string-value="HistoricBuilding">
            <text:p>HistoricBuilding</text:p>
          </table:table-cell>
          <table:table-cell table:formula="of:=[alignment.O145]" office:value-type="float" office:value="2">
            <text:p>2</text:p>
          </table:table-cell>
        </table:table-row>
        <table:table-row table:style-name="ro1">
          <table:table-cell table:formula="of:=[alignment.A210]" office:value-type="string" office:string-value="HandballLeague">
            <text:p>HandballLeague</text:p>
          </table:table-cell>
          <table:table-cell table:formula="of:=[alignment.O210]" office:value-type="float" office:value="2">
            <text:p>2</text:p>
          </table:table-cell>
        </table:table-row>
        <table:table-row table:style-name="ro1">
          <table:table-cell table:formula="of:=[alignment.A187]" office:value-type="string" office:string-value="GridironFootballPlayer">
            <text:p>GridironFootballPlayer</text:p>
          </table:table-cell>
          <table:table-cell table:formula="of:=[alignment.O187]" office:value-type="float" office:value="2">
            <text:p>2</text:p>
          </table:table-cell>
        </table:table-row>
        <table:table-row table:style-name="ro1">
          <table:table-cell table:formula="of:=[alignment.A125]" office:value-type="string" office:string-value="GreenAlga">
            <text:p>GreenAlga</text:p>
          </table:table-cell>
          <table:table-cell table:formula="of:=[alignment.O125]" office:value-type="float" office:value="2">
            <text:p>2</text:p>
          </table:table-cell>
        </table:table-row>
        <table:table-row table:style-name="ro1">
          <table:table-cell table:formula="of:=[alignment.A129]" office:value-type="string" office:string-value="Grape">
            <text:p>Grape</text:p>
          </table:table-cell>
          <table:table-cell table:formula="of:=[alignment.O129]" office:value-type="float" office:value="2">
            <text:p>2</text:p>
          </table:table-cell>
        </table:table-row>
        <table:table-row table:style-name="ro1">
          <table:table-cell table:formula="of:=[alignment.A265]" office:value-type="string" office:string-value="GrandPrix">
            <text:p>GrandPrix</text:p>
          </table:table-cell>
          <table:table-cell table:formula="of:=[alignment.O265]" office:value-type="float" office:value="2">
            <text:p>2</text:p>
          </table:table-cell>
        </table:table-row>
        <table:table-row table:style-name="ro1">
          <table:table-cell table:formula="of:=[alignment.A175]" office:value-type="string" office:string-value="Governor">
            <text:p>Governor</text:p>
          </table:table-cell>
          <table:table-cell table:formula="of:=[alignment.O175]" office:value-type="float" office:value="2">
            <text:p>2</text:p>
          </table:table-cell>
        </table:table-row>
        <table:table-row table:style-name="ro1">
          <table:table-cell table:formula="of:=[alignment.A203]" office:value-type="string" office:string-value="GovernmentAgency">
            <text:p>GovernmentAgency</text:p>
          </table:table-cell>
          <table:table-cell table:formula="of:=[alignment.O203]" office:value-type="float" office:value="2">
            <text:p>2</text:p>
          </table:table-cell>
        </table:table-row>
        <table:table-row table:style-name="ro1">
          <table:table-cell table:formula="of:=[alignment.A202]" office:value-type="string" office:string-value="Government">
            <text:p>Government</text:p>
          </table:table-cell>
          <table:table-cell table:formula="of:=[alignment.O202]" office:value-type="float" office:value="2">
            <text:p>2</text:p>
          </table:table-cell>
        </table:table-row>
        <table:table-row table:style-name="ro1">
          <table:table-cell table:formula="of:=[alignment.A211]" office:value-type="string" office:string-value="GolfLeague">
            <text:p>GolfLeague</text:p>
          </table:table-cell>
          <table:table-cell table:formula="of:=[alignment.O211]" office:value-type="float" office:value="2">
            <text:p>2</text:p>
          </table:table-cell>
        </table:table-row>
        <table:table-row table:style-name="ro1">
          <table:table-cell table:formula="of:=[alignment.A123]" office:value-type="string" office:string-value="Gnetophytes">
            <text:p>Gnetophytes</text:p>
          </table:table-cell>
          <table:table-cell table:formula="of:=[alignment.O123]" office:value-type="float" office:value="2">
            <text:p>2</text:p>
          </table:table-cell>
        </table:table-row>
        <table:table-row table:style-name="ro1">
          <table:table-cell table:formula="of:=[alignment.A130]" office:value-type="string" office:string-value="Ginko">
            <text:p>Ginko</text:p>
          </table:table-cell>
          <table:table-cell table:formula="of:=[alignment.O130]" office:value-type="float" office:value="2">
            <text:p>2</text:p>
          </table:table-cell>
        </table:table-row>
        <table:table-row table:style-name="ro1">
          <table:table-cell table:formula="of:=[alignment.A244]" office:value-type="string" office:string-value="GeopoliticalOrganisation">
            <text:p>GeopoliticalOrganisation</text:p>
          </table:table-cell>
          <table:table-cell table:formula="of:=[alignment.O244]" office:value-type="float" office:value="2">
            <text:p>2</text:p>
          </table:table-cell>
        </table:table-row>
        <table:table-row table:style-name="ro1">
          <table:table-cell table:formula="of:=[alignment.A197]" office:value-type="string" office:string-value="GaelicGamesPlayer">
            <text:p>GaelicGamesPlayer</text:p>
          </table:table-cell>
          <table:table-cell table:formula="of:=[alignment.O197]" office:value-type="float" office:value="2">
            <text:p>2</text:p>
          </table:table-cell>
        </table:table-row>
        <table:table-row table:style-name="ro1">
          <table:table-cell table:formula="of:=[alignment.A121]" office:value-type="string" office:string-value="Fungus">
            <text:p>Fungus</text:p>
          </table:table-cell>
          <table:table-cell table:formula="of:=[alignment.O121]" office:value-type="float" office:value="2">
            <text:p>2</text:p>
          </table:table-cell>
        </table:table-row>
        <table:table-row table:style-name="ro1">
          <table:table-cell table:formula="of:=[alignment.A193]" office:value-type="string" office:string-value="FormulaOneRacer">
            <text:p>FormulaOneRacer</text:p>
          </table:table-cell>
          <table:table-cell table:formula="of:=[alignment.O193]" office:value-type="float" office:value="2">
            <text:p>2</text:p>
          </table:table-cell>
        </table:table-row>
        <table:table-row table:style-name="ro1">
          <table:table-cell table:formula="of:=[alignment.A234]" office:value-type="string" office:string-value="FootballOrganization">
            <text:p>FootballOrganization</text:p>
          </table:table-cell>
          <table:table-cell table:formula="of:=[alignment.O234]" office:value-type="float" office:value="2">
            <text:p>2</text:p>
          </table:table-cell>
        </table:table-row>
        <table:table-row table:style-name="ro1">
          <table:table-cell table:formula="of:=[alignment.A128]" office:value-type="string" office:string-value="FloweringPlant">
            <text:p>FloweringPlant</text:p>
          </table:table-cell>
          <table:table-cell table:formula="of:=[alignment.O128]" office:value-type="float" office:value="2">
            <text:p>2</text:p>
          </table:table-cell>
        </table:table-row>
        <table:table-row table:style-name="ro1">
          <table:table-cell table:formula="of:=[alignment.A120]" office:value-type="string" office:string-value="Fish">
            <text:p>Fish</text:p>
          </table:table-cell>
          <table:table-cell table:formula="of:=[alignment.O120]" office:value-type="float" office:value="2">
            <text:p>2</text:p>
          </table:table-cell>
        </table:table-row>
        <table:table-row table:style-name="ro1">
          <table:table-cell table:formula="of:=[alignment.A105]" office:value-type="string" office:string-value="FinancialMarketIndex">
            <text:p>FinancialMarketIndex</text:p>
          </table:table-cell>
          <table:table-cell table:formula="of:=[alignment.O105]" office:value-type="float" office:value="2">
            <text:p>2</text:p>
          </table:table-cell>
        </table:table-row>
        <table:table-row table:style-name="ro1">
          <table:table-cell table:formula="of:=[alignment.A262]" office:value-type="string" office:string-value="FilmFestival">
            <text:p>FilmFestival</text:p>
          </table:table-cell>
          <table:table-cell table:formula="of:=[alignment.O262]" office:value-type="float" office:value="2">
            <text:p>2</text:p>
          </table:table-cell>
        </table:table-row>
        <table:table-row table:style-name="ro1">
          <table:table-cell table:formula="of:=[alignment.A149]" office:value-type="string" office:string-value="FilmActor">
            <text:p>FilmActor</text:p>
          </table:table-cell>
          <table:table-cell table:formula="of:=[alignment.O149]" office:value-type="float" office:value="2">
            <text:p>2</text:p>
          </table:table-cell>
        </table:table-row>
        <table:table-row table:style-name="ro1">
          <table:table-cell table:formula="of:=[alignment.A186]" office:value-type="string" office:string-value="FigureSkater">
            <text:p>FigureSkater</text:p>
          </table:table-cell>
          <table:table-cell table:formula="of:=[alignment.O186]" office:value-type="float" office:value="2">
            <text:p>2</text:p>
          </table:table-cell>
        </table:table-row>
        <table:table-row table:style-name="ro1">
          <table:table-cell table:formula="of:=[alignment.A38]" office:value-type="string" office:string-value="FieldTerminology">
            <text:p>FieldTerminology</text:p>
          </table:table-cell>
          <table:table-cell table:formula="of:=[alignment.O38]" office:value-type="float" office:value="2">
            <text:p>2</text:p>
          </table:table-cell>
        </table:table-row>
        <table:table-row table:style-name="ro1">
          <table:table-cell table:formula="of:=[alignment.A209]" office:value-type="string" office:string-value="FieldHockeyLeague">
            <text:p>FieldHockeyLeague</text:p>
          </table:table-cell>
          <table:table-cell table:formula="of:=[alignment.O209]" office:value-type="float" office:value="2">
            <text:p>2</text:p>
          </table:table-cell>
        </table:table-row>
        <table:table-row table:style-name="ro1">
          <table:table-cell table:formula="of:=[alignment.A131]" office:value-type="string" office:string-value="Fern">
            <text:p>Fern</text:p>
          </table:table-cell>
          <table:table-cell table:formula="of:=[alignment.O131]" office:value-type="float" office:value="2">
            <text:p>2</text:p>
          </table:table-cell>
        </table:table-row>
        <table:table-row table:style-name="ro1">
          <table:table-cell table:formula="of:=[alignment.A108]" office:value-type="string" office:string-value="FaxNumber">
            <text:p>FaxNumber</text:p>
          </table:table-cell>
          <table:table-cell table:formula="of:=[alignment.O108]" office:value-type="float" office:value="2">
            <text:p>2</text:p>
          </table:table-cell>
        </table:table-row>
        <table:table-row table:style-name="ro1">
          <table:table-cell table:formula="of:=[alignment.A109]" office:value-type="string" office:string-value="FaxNumber">
            <text:p>FaxNumber</text:p>
          </table:table-cell>
          <table:table-cell table:formula="of:=[alignment.O109]" office:value-type="float" office:value="2">
            <text:p>2</text:p>
          </table:table-cell>
        </table:table-row>
        <table:table-row table:style-name="ro1">
          <table:table-cell table:formula="of:=[alignment.A272]" office:value-type="string" office:string-value="EurovisionSongContestEntry">
            <text:p>EurovisionSongContestEntry</text:p>
          </table:table-cell>
          <table:table-cell table:formula="of:=[alignment.O272]" office:value-type="float" office:value="2">
            <text:p>2</text:p>
          </table:table-cell>
        </table:table-row>
        <table:table-row table:style-name="ro1">
          <table:table-cell table:formula="of:=[alignment.A112]" office:value-type="string" office:string-value="Eukaryote">
            <text:p>Eukaryote</text:p>
          </table:table-cell>
          <table:table-cell table:formula="of:=[alignment.O112]" office:value-type="float" office:value="2">
            <text:p>2</text:p>
          </table:table-cell>
        </table:table-row>
        <table:table-row table:style-name="ro1">
          <table:table-cell table:formula="of:=[alignment.A98]" office:value-type="string" office:string-value="EthnicGroup">
            <text:p>EthnicGroup</text:p>
          </table:table-cell>
          <table:table-cell table:formula="of:=[alignment.O98]" office:value-type="float" office:value="2">
            <text:p>2</text:p>
          </table:table-cell>
        </table:table-row>
        <table:table-row table:style-name="ro1">
          <table:table-cell table:formula="of:=[alignment.A274]" office:value-type="string" office:string-value="EntertainmentAward">
            <text:p>EntertainmentAward</text:p>
          </table:table-cell>
          <table:table-cell table:formula="of:=[alignment.O274]" office:value-type="float" office:value="2">
            <text:p>2</text:p>
          </table:table-cell>
        </table:table-row>
        <table:table-row table:style-name="ro1">
          <table:table-cell table:formula="of:=[alignment.A252]" office:value-type="string" office:string-value="Embryology">
            <text:p>Embryology</text:p>
          </table:table-cell>
          <table:table-cell table:formula="of:=[alignment.O252]" office:value-type="float" office:value="2">
            <text:p>2</text:p>
          </table:table-cell>
        </table:table-row>
        <table:table-row table:style-name="ro1">
          <table:table-cell table:formula="of:=[alignment.A90]" office:value-type="string" office:string-value="Device">
            <text:p>Device</text:p>
          </table:table-cell>
          <table:table-cell table:formula="of:=[alignment.O90]" office:value-type="float" office:value="2">
            <text:p>2</text:p>
          </table:table-cell>
        </table:table-row>
        <table:table-row table:style-name="ro1">
          <table:table-cell table:formula="of:=[alignment.A182]" office:value-type="string" office:string-value="Deputy">
            <text:p>Deputy</text:p>
          </table:table-cell>
          <table:table-cell table:formula="of:=[alignment.O182]" office:value-type="float" office:value="2">
            <text:p>2</text:p>
          </table:table-cell>
        </table:table-row>
        <table:table-row table:style-name="ro1">
          <table:table-cell table:formula="of:=[alignment.A221]" office:value-type="string" office:string-value="CyclingLeague">
            <text:p>CyclingLeague</text:p>
          </table:table-cell>
          <table:table-cell table:formula="of:=[alignment.O221]" office:value-type="float" office:value="2">
            <text:p>2</text:p>
          </table:table-cell>
        </table:table-row>
        <table:table-row table:style-name="ro1">
          <table:table-cell table:formula="of:=[alignment.A124]" office:value-type="string" office:string-value="Cycad">
            <text:p>Cycad</text:p>
          </table:table-cell>
          <table:table-cell table:formula="of:=[alignment.O124]" office:value-type="float" office:value="2">
            <text:p>2</text:p>
          </table:table-cell>
        </table:table-row>
        <table:table-row table:style-name="ro1">
          <table:table-cell table:formula="of:=[alignment.A220]" office:value-type="string" office:string-value="CurlingLeague">
            <text:p>CurlingLeague</text:p>
          </table:table-cell>
          <table:table-cell table:formula="of:=[alignment.O220]" office:value-type="float" office:value="2">
            <text:p>2</text:p>
          </table:table-cell>
        </table:table-row>
        <table:table-row table:style-name="ro1">
          <table:table-cell table:formula="of:=[alignment.A115]" office:value-type="string" office:string-value="Crustacean">
            <text:p>Crustacean</text:p>
          </table:table-cell>
          <table:table-cell table:formula="of:=[alignment.O115]" office:value-type="float" office:value="2">
            <text:p>2</text:p>
          </table:table-cell>
        </table:table-row>
        <table:table-row table:style-name="ro1">
          <table:table-cell table:formula="of:=[alignment.A223]" office:value-type="string" office:string-value="CricketLeague">
            <text:p>CricketLeague</text:p>
          </table:table-cell>
          <table:table-cell table:formula="of:=[alignment.O223]" office:value-type="float" office:value="2">
            <text:p>2</text:p>
          </table:table-cell>
        </table:table-row>
        <table:table-row table:style-name="ro1">
          <table:table-cell table:formula="of:=[alignment.A194]" office:value-type="string" office:string-value="Cricketer">
            <text:p>Cricketer</text:p>
          </table:table-cell>
          <table:table-cell table:formula="of:=[alignment.O194]" office:value-type="float" office:value="2">
            <text:p>2</text:p>
          </table:table-cell>
        </table:table-row>
        <table:table-row table:style-name="ro1">
          <table:table-cell table:formula="of:=[alignment.A259]" office:value-type="string" office:string-value="Convention">
            <text:p>Convention</text:p>
          </table:table-cell>
          <table:table-cell table:formula="of:=[alignment.O259]" office:value-type="float" office:value="2">
            <text:p>2</text:p>
          </table:table-cell>
        </table:table-row>
        <table:table-row table:style-name="ro1">
          <table:table-cell table:formula="of:=[alignment.A132]" office:value-type="string" office:string-value="Conifer">
            <text:p>Conifer</text:p>
          </table:table-cell>
          <table:table-cell table:formula="of:=[alignment.O132]" office:value-type="float" office:value="2">
            <text:p>2</text:p>
          </table:table-cell>
        </table:table-row>
        <table:table-row table:style-name="ro1">
          <table:table-cell table:formula="of:=[alignment.A181]" office:value-type="string" office:string-value="Congressman">
            <text:p>Congressman</text:p>
          </table:table-cell>
          <table:table-cell table:formula="of:=[alignment.O181]" office:value-type="float" office:value="2">
            <text:p>2</text:p>
          </table:table-cell>
        </table:table-row>
        <table:table-row table:style-name="ro1">
          <table:table-cell table:formula="of:=[alignment.A161]" office:value-type="string" office:string-value="ComicsCreator">
            <text:p>ComicsCreator</text:p>
          </table:table-cell>
          <table:table-cell table:formula="of:=[alignment.O161]" office:value-type="float" office:value="2">
            <text:p>2</text:p>
          </table:table-cell>
        </table:table-row>
        <table:table-row table:style-name="ro1">
          <table:table-cell table:formula="of:=[alignment.A162]" office:value-type="string" office:string-value="Comedian">
            <text:p>Comedian</text:p>
          </table:table-cell>
          <table:table-cell table:formula="of:=[alignment.O162]" office:value-type="float" office:value="2">
            <text:p>2</text:p>
          </table:table-cell>
        </table:table-row>
        <table:table-row table:style-name="ro1">
          <table:table-cell table:formula="of:=[alignment.A173]" office:value-type="string" office:string-value="CollegeCoach">
            <text:p>CollegeCoach</text:p>
          </table:table-cell>
          <table:table-cell table:formula="of:=[alignment.O173]" office:value-type="float" office:value="2">
            <text:p>2</text:p>
          </table:table-cell>
        </table:table-row>
        <table:table-row table:style-name="ro1">
          <table:table-cell table:formula="of:=[alignment.A238]" office:value-type="string" office:string-value="College">
            <text:p>College</text:p>
          </table:table-cell>
          <table:table-cell table:formula="of:=[alignment.O238]" office:value-type="float" office:value="2">
            <text:p>2</text:p>
          </table:table-cell>
        </table:table-row>
        <table:table-row table:style-name="ro1">
          <table:table-cell table:formula="of:=[alignment.A127]" office:value-type="string" office:string-value="ClubMoss">
            <text:p>ClubMoss</text:p>
          </table:table-cell>
          <table:table-cell table:formula="of:=[alignment.O127]" office:value-type="float" office:value="2">
            <text:p>2</text:p>
          </table:table-cell>
        </table:table-row>
        <table:table-row table:style-name="ro1">
          <table:table-cell table:formula="of:=[alignment.A151]" office:value-type="string" office:string-value="Cleric">
            <text:p>Cleric</text:p>
          </table:table-cell>
          <table:table-cell table:formula="of:=[alignment.O151]" office:value-type="float" office:value="2">
            <text:p>2</text:p>
          </table:table-cell>
        </table:table-row>
        <table:table-row table:style-name="ro1">
          <table:table-cell table:formula="of:=[alignment.A153]" office:value-type="string" office:string-value="ChristianBishop">
            <text:p>ChristianBishop</text:p>
          </table:table-cell>
          <table:table-cell table:formula="of:=[alignment.O153]" office:value-type="float" office:value="2">
            <text:p>2</text:p>
          </table:table-cell>
        </table:table-row>
        <table:table-row table:style-name="ro1">
          <table:table-cell table:formula="of:=[alignment.A92]" office:value-type="string" office:string-value="ChemicalCompound">
            <text:p>ChemicalCompound</text:p>
          </table:table-cell>
          <table:table-cell table:formula="of:=[alignment.O92]" office:value-type="float" office:value="2">
            <text:p>2</text:p>
          </table:table-cell>
        </table:table-row>
        <table:table-row table:style-name="ro1">
          <table:table-cell table:formula="of:=[alignment.A185]" office:value-type="string" office:string-value="Chancellor">
            <text:p>Chancellor</text:p>
          </table:table-cell>
          <table:table-cell table:formula="of:=[alignment.O185]" office:value-type="float" office:value="2">
            <text:p>2</text:p>
          </table:table-cell>
        </table:table-row>
        <table:table-row table:style-name="ro1">
          <table:table-cell table:formula="of:=[alignment.A152]" office:value-type="string" office:string-value="Cardinal">
            <text:p>Cardinal</text:p>
          </table:table-cell>
          <table:table-cell table:formula="of:=[alignment.O152]" office:value-type="float" office:value="2">
            <text:p>2</text:p>
          </table:table-cell>
        </table:table-row>
        <table:table-row table:style-name="ro1">
          <table:table-cell table:formula="of:=[alignment.A235]" office:value-type="string" office:string-value="CanadianFootballTeam">
            <text:p>CanadianFootballTeam</text:p>
          </table:table-cell>
          <table:table-cell table:formula="of:=[alignment.O235]" office:value-type="float" office:value="2">
            <text:p>2</text:p>
          </table:table-cell>
        </table:table-row>
        <table:table-row table:style-name="ro1">
          <table:table-cell table:formula="of:=[alignment.A189]" office:value-type="string" office:string-value="CanadianFootballPlayer">
            <text:p>CanadianFootballPlayer</text:p>
          </table:table-cell>
          <table:table-cell table:formula="of:=[alignment.O189]" office:value-type="float" office:value="2">
            <text:p>2</text:p>
          </table:table-cell>
        </table:table-row>
        <table:table-row table:style-name="ro1">
          <table:table-cell table:formula="of:=[alignment.A214]" office:value-type="string" office:string-value="CanadianFootballLeague">
            <text:p>CanadianFootballLeague</text:p>
          </table:table-cell>
          <table:table-cell table:formula="of:=[alignment.O214]" office:value-type="float" office:value="2">
            <text:p>2</text:p>
          </table:table-cell>
        </table:table-row>
        <table:table-row table:style-name="ro1">
          <table:table-cell table:formula="of:=[alignment.A144]" office:value-type="string" office:string-value="Building">
            <text:p>Building</text:p>
          </table:table-cell>
          <table:table-cell table:formula="of:=[alignment.O144]" office:value-type="float" office:value="2">
            <text:p>2</text:p>
          </table:table-cell>
        </table:table-row>
        <table:table-row table:style-name="ro1">
          <table:table-cell table:formula="of:=[alignment.A157]" office:value-type="string" office:string-value="BritishRoyalty">
            <text:p>BritishRoyalty</text:p>
          </table:table-cell>
          <table:table-cell table:formula="of:=[alignment.O157]" office:value-type="float" office:value="2">
            <text:p>2</text:p>
          </table:table-cell>
        </table:table-row>
        <table:table-row table:style-name="ro1">
          <table:table-cell table:formula="of:=[alignment.A251]" office:value-type="string" office:string-value="Brain">
            <text:p>Brain</text:p>
          </table:table-cell>
          <table:table-cell table:formula="of:=[alignment.O251]" office:value-type="float" office:value="2">
            <text:p>2</text:p>
          </table:table-cell>
        </table:table-row>
        <table:table-row table:style-name="ro1">
          <table:table-cell table:formula="of:=[alignment.A232]" office:value-type="string" office:string-value="BoxingLeague">
            <text:p>BoxingLeague</text:p>
          </table:table-cell>
          <table:table-cell table:formula="of:=[alignment.O232]" office:value-type="float" office:value="2">
            <text:p>2</text:p>
          </table:table-cell>
        </table:table-row>
        <table:table-row table:style-name="ro1">
          <table:table-cell table:formula="of:=[alignment.A191]" office:value-type="string" office:string-value="Boxer">
            <text:p>Boxer</text:p>
          </table:table-cell>
          <table:table-cell table:formula="of:=[alignment.O191]" office:value-type="float" office:value="2">
            <text:p>2</text:p>
          </table:table-cell>
        </table:table-row>
        <table:table-row table:style-name="ro1">
          <table:table-cell table:formula="of:=[alignment.A212]" office:value-type="string" office:string-value="BowlingLeague">
            <text:p>BowlingLeague</text:p>
          </table:table-cell>
          <table:table-cell table:formula="of:=[alignment.O212]" office:value-type="float" office:value="2">
            <text:p>2</text:p>
          </table:table-cell>
        </table:table-row>
        <table:table-row table:style-name="ro1">
          <table:table-cell table:formula="of:=[alignment.A254]" office:value-type="string" office:string-value="Bone">
            <text:p>Bone</text:p>
          </table:table-cell>
          <table:table-cell table:formula="of:=[alignment.O254]" office:value-type="float" office:value="2">
            <text:p>2</text:p>
          </table:table-cell>
        </table:table-row>
        <table:table-row table:style-name="ro1">
          <table:table-cell table:formula="of:=[alignment.A148]" office:value-type="string" office:string-value="BodyOfWater">
            <text:p>BodyOfWater</text:p>
          </table:table-cell>
          <table:table-cell table:formula="of:=[alignment.O148]" office:value-type="float" office:value="2">
            <text:p>2</text:p>
          </table:table-cell>
        </table:table-row>
        <table:table-row table:style-name="ro1">
          <table:table-cell table:formula="of:=[alignment.A103]" office:value-type="string" office:string-value="Beverage">
            <text:p>Beverage</text:p>
          </table:table-cell>
          <table:table-cell table:formula="of:=[alignment.O103]" office:value-type="float" office:value="2">
            <text:p>2</text:p>
          </table:table-cell>
        </table:table-row>
        <table:table-row table:style-name="ro1">
          <table:table-cell table:formula="of:=[alignment.A196]" office:value-type="string" office:string-value="BasketballPlayer">
            <text:p>BasketballPlayer</text:p>
          </table:table-cell>
          <table:table-cell table:formula="of:=[alignment.O196]" office:value-type="float" office:value="2">
            <text:p>2</text:p>
          </table:table-cell>
        </table:table-row>
        <table:table-row table:style-name="ro1">
          <table:table-cell table:formula="of:=[alignment.A222]" office:value-type="string" office:string-value="BasketballLeague">
            <text:p>BasketballLeague</text:p>
          </table:table-cell>
          <table:table-cell table:formula="of:=[alignment.O222]" office:value-type="float" office:value="2">
            <text:p>2</text:p>
          </table:table-cell>
        </table:table-row>
        <table:table-row table:style-name="ro1">
          <table:table-cell table:formula="of:=[alignment.A207]" office:value-type="string" office:string-value="BaseballLeague">
            <text:p>BaseballLeague</text:p>
          </table:table-cell>
          <table:table-cell table:formula="of:=[alignment.O207]" office:value-type="float" office:value="2">
            <text:p>2</text:p>
          </table:table-cell>
        </table:table-row>
        <table:table-row table:style-name="ro1">
          <table:table-cell table:formula="of:=[alignment.A199]" office:value-type="string" office:string-value="BadmintonPlayer">
            <text:p>BadmintonPlayer</text:p>
          </table:table-cell>
          <table:table-cell table:formula="of:=[alignment.O199]" office:value-type="float" office:value="2">
            <text:p>2</text:p>
          </table:table-cell>
        </table:table-row>
        <table:table-row table:style-name="ro1">
          <table:table-cell table:formula="of:=[alignment.A133]" office:value-type="string" office:string-value="Bacteria">
            <text:p>Bacteria</text:p>
          </table:table-cell>
          <table:table-cell table:formula="of:=[alignment.O133]" office:value-type="float" office:value="2">
            <text:p>2</text:p>
          </table:table-cell>
        </table:table-row>
        <table:table-row table:style-name="ro1">
          <table:table-cell table:formula="of:=[alignment.A94]" office:value-type="string" office:string-value="Award">
            <text:p>Award</text:p>
          </table:table-cell>
          <table:table-cell table:formula="of:=[alignment.O94]" office:value-type="float" office:value="2">
            <text:p>2</text:p>
          </table:table-cell>
        </table:table-row>
        <table:table-row table:style-name="ro1">
          <table:table-cell table:formula="of:=[alignment.A227]" office:value-type="string" office:string-value="AutoRacingLeague">
            <text:p>AutoRacingLeague</text:p>
          </table:table-cell>
          <table:table-cell table:formula="of:=[alignment.O227]" office:value-type="float" office:value="2">
            <text:p>2</text:p>
          </table:table-cell>
        </table:table-row>
        <table:table-row table:style-name="ro1">
          <table:table-cell table:formula="of:=[alignment.A249]" office:value-type="string" office:string-value="AutomobileEngine">
            <text:p>AutomobileEngine</text:p>
          </table:table-cell>
          <table:table-cell table:formula="of:=[alignment.O249]" office:value-type="float" office:value="2">
            <text:p>2</text:p>
          </table:table-cell>
        </table:table-row>
        <table:table-row table:style-name="ro1">
          <table:table-cell table:formula="of:=[alignment.A240]" office:value-type="string" office:string-value="AutomobileCompany">
            <text:p>AutomobileCompany</text:p>
          </table:table-cell>
          <table:table-cell table:formula="of:=[alignment.O240]" office:value-type="float" office:value="2">
            <text:p>2</text:p>
          </table:table-cell>
        </table:table-row>
        <table:table-row table:style-name="ro1">
          <table:table-cell table:formula="of:=[alignment.A233]" office:value-type="string" office:string-value="AustralianFootballLeague">
            <text:p>AustralianFootballLeague</text:p>
          </table:table-cell>
          <table:table-cell table:formula="of:=[alignment.O233]" office:value-type="float" office:value="2">
            <text:p>2</text:p>
          </table:table-cell>
        </table:table-row>
        <table:table-row table:style-name="ro1">
          <table:table-cell table:formula="of:=[alignment.A255]" office:value-type="string" office:string-value="Artery">
            <text:p>Artery</text:p>
          </table:table-cell>
          <table:table-cell table:formula="of:=[alignment.O255]" office:value-type="float" office:value="2">
            <text:p>2</text:p>
          </table:table-cell>
        </table:table-row>
        <table:table-row table:style-name="ro1">
          <table:table-cell table:formula="of:=[alignment.A134]" office:value-type="string" office:string-value="Archaea">
            <text:p>Archaea</text:p>
          </table:table-cell>
          <table:table-cell table:formula="of:=[alignment.O134]" office:value-type="float" office:value="2">
            <text:p>2</text:p>
          </table:table-cell>
        </table:table-row>
        <table:table-row table:style-name="ro1">
          <table:table-cell table:formula="of:=[alignment.A114]" office:value-type="string" office:string-value="Arachnid">
            <text:p>Arachnid</text:p>
          </table:table-cell>
          <table:table-cell table:formula="of:=[alignment.O114]" office:value-type="float" office:value="2">
            <text:p>2</text:p>
          </table:table-cell>
        </table:table-row>
        <table:table-row table:style-name="ro1">
          <table:table-cell table:formula="of:=[alignment.A258]" office:value-type="string" office:string-value="Anniversary">
            <text:p>Anniversary</text:p>
          </table:table-cell>
          <table:table-cell table:formula="of:=[alignment.O258]" office:value-type="float" office:value="2">
            <text:p>2</text:p>
          </table:table-cell>
        </table:table-row>
        <table:table-row table:style-name="ro1">
          <table:table-cell table:formula="of:=[alignment.A113]" office:value-type="string" office:string-value="Animal">
            <text:p>Animal</text:p>
          </table:table-cell>
          <table:table-cell table:formula="of:=[alignment.O113]" office:value-type="float" office:value="2">
            <text:p>2</text:p>
          </table:table-cell>
        </table:table-row>
        <table:table-row table:style-name="ro1">
          <table:table-cell table:formula="of:=[alignment.A91]" office:value-type="string" office:string-value="AnatomicalStructure">
            <text:p>AnatomicalStructure</text:p>
          </table:table-cell>
          <table:table-cell table:formula="of:=[alignment.O91]" office:value-type="float" office:value="2">
            <text:p>2</text:p>
          </table:table-cell>
        </table:table-row>
        <table:table-row table:style-name="ro1">
          <table:table-cell table:formula="of:=[alignment.A117]" office:value-type="string" office:string-value="Amphibian">
            <text:p>Amphibian</text:p>
          </table:table-cell>
          <table:table-cell table:formula="of:=[alignment.O117]" office:value-type="float" office:value="2">
            <text:p>2</text:p>
          </table:table-cell>
        </table:table-row>
        <table:table-row table:style-name="ro1">
          <table:table-cell table:formula="of:=[alignment.A237]" office:value-type="string" office:string-value="AmericanFootballTeam">
            <text:p>AmericanFootballTeam</text:p>
          </table:table-cell>
          <table:table-cell table:formula="of:=[alignment.O237]" office:value-type="float" office:value="2">
            <text:p>2</text:p>
          </table:table-cell>
        </table:table-row>
        <table:table-row table:style-name="ro1">
          <table:table-cell table:formula="of:=[alignment.A188]" office:value-type="string" office:string-value="AmericanFootballPlayer">
            <text:p>AmericanFootballPlayer</text:p>
          </table:table-cell>
          <table:table-cell table:formula="of:=[alignment.O188]" office:value-type="float" office:value="2">
            <text:p>2</text:p>
          </table:table-cell>
        </table:table-row>
        <table:table-row table:style-name="ro1">
          <table:table-cell table:formula="of:=[alignment.A159]" office:value-type="string" office:string-value="AdultActor">
            <text:p>AdultActor</text:p>
          </table:table-cell>
          <table:table-cell table:formula="of:=[alignment.O159]" office:value-type="float" office:value="2">
            <text:p>2</text:p>
          </table:table-cell>
        </table:table-row>
        <table:table-row table:style-name="ro1">
          <table:table-cell table:formula="of:=[alignment.A158]" office:value-type="string" office:string-value="Actor">
            <text:p>Actor</text:p>
          </table:table-cell>
          <table:table-cell table:formula="of:=[alignment.O158]" office:value-type="float" office:value="2">
            <text:p>2</text:p>
          </table:table-cell>
        </table:table-row>
        <table:table-row table:style-name="ro1">
          <table:table-cell table:formula="of:=[alignment.A96]" office:value-type="string" office:string-value="Activity">
            <text:p>Activity</text:p>
          </table:table-cell>
          <table:table-cell table:formula="of:=[alignment.O96]" office:value-type="float" office:value="2">
            <text:p>2</text:p>
          </table:table-cell>
        </table:table-row>
        <table:table-row table:style-name="ro1">
          <table:table-cell table:formula="of:=[alignment.A324]" office:value-type="string" office:string-value="YearRange">
            <text:p>YearRange</text:p>
          </table:table-cell>
          <table:table-cell table:formula="of:=[alignment.O324]" office:value-type="float" office:value="1">
            <text:p>1</text:p>
          </table:table-cell>
        </table:table-row>
        <table:table-row table:style-name="ro1">
          <table:table-cell table:formula="of:=[alignment.A323]" office:value-type="string" office:string-value="Year">
            <text:p>Year</text:p>
          </table:table-cell>
          <table:table-cell table:formula="of:=[alignment.O323]" office:value-type="float" office:value="1">
            <text:p>1</text:p>
          </table:table-cell>
        </table:table-row>
        <table:table-row table:style-name="ro1">
          <table:table-cell table:formula="of:=[alignment.A598]" office:value-type="string" office:string-value="WineRegion">
            <text:p>WineRegion</text:p>
          </table:table-cell>
          <table:table-cell table:formula="of:=[alignment.O598]" office:value-type="float" office:value="1">
            <text:p>1</text:p>
          </table:table-cell>
        </table:table-row>
        <table:table-row table:style-name="ro1">
          <table:table-cell table:formula="of:=[alignment.A334]" office:value-type="string" office:string-value="Wine">
            <text:p>Wine</text:p>
          </table:table-cell>
          <table:table-cell table:formula="of:=[alignment.O334]" office:value-type="float" office:value="1">
            <text:p>1</text:p>
          </table:table-cell>
        </table:table-row>
        <table:table-row table:style-name="ro1">
          <table:table-cell table:formula="of:=[alignment.A322]" office:value-type="string" office:string-value="WebBrowser">
            <text:p>WebBrowser</text:p>
          </table:table-cell>
          <table:table-cell table:formula="of:=[alignment.O322]" office:value-type="float" office:value="1">
            <text:p>1</text:p>
          </table:table-cell>
        </table:table-row>
        <table:table-row table:style-name="ro1">
          <table:table-cell table:formula="of:=[alignment.A350]" office:value-type="string" office:string-value="Waterfall">
            <text:p>Waterfall</text:p>
          </table:table-cell>
          <table:table-cell table:formula="of:=[alignment.O350]" office:value-type="float" office:value="1">
            <text:p>1</text:p>
          </table:table-cell>
        </table:table-row>
        <table:table-row table:style-name="ro1">
          <table:table-cell table:formula="of:=[alignment.A572]" office:value-type="string" office:string-value="WaterCraft">
            <text:p>WaterCraft</text:p>
          </table:table-cell>
          <table:table-cell table:formula="of:=[alignment.O572]" office:value-type="float" office:value="1">
            <text:p>1</text:p>
          </table:table-cell>
        </table:table-row>
        <table:table-row table:style-name="ro1">
          <table:table-cell table:formula="of:=[alignment.A321]" office:value-type="string" office:string-value="Volume">
            <text:p>Volume</text:p>
          </table:table-cell>
          <table:table-cell table:formula="of:=[alignment.O321]" office:value-type="float" office:value="1">
            <text:p>1</text:p>
          </table:table-cell>
        </table:table-row>
        <table:table-row table:style-name="ro1">
          <table:table-cell table:formula="of:=[alignment.A499]" office:value-type="string" office:string-value="VisualArtist">
            <text:p>VisualArtist</text:p>
          </table:table-cell>
          <table:table-cell table:formula="of:=[alignment.O499]" office:value-type="float" office:value="1">
            <text:p>1</text:p>
          </table:table-cell>
        </table:table-row>
        <table:table-row table:style-name="ro1">
          <table:table-cell table:formula="of:=[alignment.A320]" office:value-type="string" office:string-value="Virus">
            <text:p>Virus</text:p>
          </table:table-cell>
          <table:table-cell table:formula="of:=[alignment.O320]" office:value-type="float" office:value="1">
            <text:p>1</text:p>
          </table:table-cell>
        </table:table-row>
        <table:table-row table:style-name="ro1">
          <table:table-cell table:formula="of:=[alignment.A335]" office:value-type="string" office:string-value="Vineyard">
            <text:p>Vineyard</text:p>
          </table:table-cell>
          <table:table-cell table:formula="of:=[alignment.O335]" office:value-type="float" office:value="1">
            <text:p>1</text:p>
          </table:table-cell>
        </table:table-row>
        <table:table-row table:style-name="ro1">
          <table:table-cell table:formula="of:=[alignment.A597]" office:value-type="string" office:string-value="VideoGameRegion">
            <text:p>VideoGameRegion</text:p>
          </table:table-cell>
          <table:table-cell table:formula="of:=[alignment.O597]" office:value-type="float" office:value="1">
            <text:p>1</text:p>
          </table:table-cell>
        </table:table-row>
        <table:table-row table:style-name="ro1">
          <table:table-cell table:formula="of:=[alignment.A571]" office:value-type="string" office:string-value="VideoGamePublisher">
            <text:p>VideoGamePublisher</text:p>
          </table:table-cell>
          <table:table-cell table:formula="of:=[alignment.O571]" office:value-type="float" office:value="1">
            <text:p>1</text:p>
          </table:table-cell>
        </table:table-row>
        <table:table-row table:style-name="ro1">
          <table:table-cell table:formula="of:=[alignment.A570]" office:value-type="string" office:string-value="VideoGameEngineDeveloper">
            <text:p>VideoGameEngineDeveloper</text:p>
          </table:table-cell>
          <table:table-cell table:formula="of:=[alignment.O570]" office:value-type="float" office:value="1">
            <text:p>1</text:p>
          </table:table-cell>
        </table:table-row>
        <table:table-row table:style-name="ro1">
          <table:table-cell table:formula="of:=[alignment.A569]" office:value-type="string" office:string-value="VideoGameDeveloper">
            <text:p>VideoGameDeveloper</text:p>
          </table:table-cell>
          <table:table-cell table:formula="of:=[alignment.O569]" office:value-type="float" office:value="1">
            <text:p>1</text:p>
          </table:table-cell>
        </table:table-row>
        <table:table-row table:style-name="ro1">
          <table:table-cell table:formula="of:=[alignment.A498]" office:value-type="string" office:string-value="VideoGameDesigner">
            <text:p>VideoGameDesigner</text:p>
          </table:table-cell>
          <table:table-cell table:formula="of:=[alignment.O498]" office:value-type="float" office:value="1">
            <text:p>1</text:p>
          </table:table-cell>
        </table:table-row>
        <table:table-row table:style-name="ro1">
          <table:table-cell table:formula="of:=[alignment.A497]" office:value-type="string" office:string-value="VideoGameActor">
            <text:p>VideoGameActor</text:p>
          </table:table-cell>
          <table:table-cell table:formula="of:=[alignment.O497]" office:value-type="float" office:value="1">
            <text:p>1</text:p>
          </table:table-cell>
        </table:table-row>
        <table:table-row table:style-name="ro1">
          <table:table-cell table:formula="of:=[alignment.A568]" office:value-type="string" office:string-value="VentureInvestor">
            <text:p>VentureInvestor</text:p>
          </table:table-cell>
          <table:table-cell table:formula="of:=[alignment.O568]" office:value-type="float" office:value="1">
            <text:p>1</text:p>
          </table:table-cell>
        </table:table-row>
        <table:table-row table:style-name="ro1">
          <table:table-cell table:formula="of:=[alignment.A567]" office:value-type="string" office:string-value="VentureFundedCompany">
            <text:p>VentureFundedCompany</text:p>
          </table:table-cell>
          <table:table-cell table:formula="of:=[alignment.O567]" office:value-type="float" office:value="1">
            <text:p>1</text:p>
          </table:table-cell>
        </table:table-row>
        <table:table-row table:style-name="ro1">
          <table:table-cell table:formula="of:=[alignment.A319]" office:value-type="string" office:string-value="Velocity">
            <text:p>Velocity</text:p>
          </table:table-cell>
          <table:table-cell table:formula="of:=[alignment.O319]" office:value-type="float" office:value="1">
            <text:p>1</text:p>
          </table:table-cell>
        </table:table-row>
        <table:table-row table:style-name="ro1">
          <table:table-cell table:formula="of:=[alignment.A495]" office:value-type="string" office:string-value="USVicePresident">
            <text:p>USVicePresident</text:p>
          </table:table-cell>
          <table:table-cell table:formula="of:=[alignment.O495]" office:value-type="float" office:value="1">
            <text:p>1</text:p>
          </table:table-cell>
        </table:table-row>
        <table:table-row table:style-name="ro1">
          <table:table-cell table:formula="of:=[alignment.A496]" office:value-type="string" office:string-value="USState">
            <text:p>USState</text:p>
          </table:table-cell>
          <table:table-cell table:formula="of:=[alignment.O496]" office:value-type="float" office:value="1">
            <text:p>1</text:p>
          </table:table-cell>
        </table:table-row>
        <table:table-row table:style-name="ro1">
          <table:table-cell table:formula="of:=[alignment.A492]" office:value-type="string" office:string-value="USSenator">
            <text:p>USSenator</text:p>
          </table:table-cell>
          <table:table-cell table:formula="of:=[alignment.O492]" office:value-type="float" office:value="1">
            <text:p>1</text:p>
          </table:table-cell>
        </table:table-row>
        <table:table-row table:style-name="ro1">
          <table:table-cell table:formula="of:=[alignment.A494]" office:value-type="string" office:string-value="USPresident">
            <text:p>USPresident</text:p>
          </table:table-cell>
          <table:table-cell table:formula="of:=[alignment.O494]" office:value-type="float" office:value="1">
            <text:p>1</text:p>
          </table:table-cell>
        </table:table-row>
        <table:table-row table:style-name="ro1">
          <table:table-cell table:formula="of:=[alignment.A491]" office:value-type="string" office:string-value="USGovernor">
            <text:p>USGovernor</text:p>
          </table:table-cell>
          <table:table-cell table:formula="of:=[alignment.O491]" office:value-type="float" office:value="1">
            <text:p>1</text:p>
          </table:table-cell>
        </table:table-row>
        <table:table-row table:style-name="ro1">
          <table:table-cell table:formula="of:=[alignment.A150]" office:value-type="string" office:string-value="USCongressperson">
            <text:p>USCongressperson</text:p>
          </table:table-cell>
          <table:table-cell table:formula="of:=[alignment.O150]" office:value-type="float" office:value="1">
            <text:p>1</text:p>
          </table:table-cell>
        </table:table-row>
        <table:table-row table:style-name="ro1">
          <table:table-cell table:formula="of:=[alignment.A493]" office:value-type="string" office:string-value="USCabinetMember">
            <text:p>USCabinetMember</text:p>
          </table:table-cell>
          <table:table-cell table:formula="of:=[alignment.O493]" office:value-type="float" office:value="1">
            <text:p>1</text:p>
          </table:table-cell>
        </table:table-row>
        <table:table-row table:style-name="ro1">
          <table:table-cell table:formula="of:=[alignment.A527]" office:value-type="string" office:string-value="Union">
            <text:p>Union</text:p>
          </table:table-cell>
          <table:table-cell table:formula="of:=[alignment.O527]" office:value-type="float" office:value="1">
            <text:p>1</text:p>
          </table:table-cell>
        </table:table-row>
        <table:table-row table:style-name="ro1">
          <table:table-cell table:formula="of:=[alignment.A490]" office:value-type="string" office:string-value="TVWriter">
            <text:p>TVWriter</text:p>
          </table:table-cell>
          <table:table-cell table:formula="of:=[alignment.O490]" office:value-type="float" office:value="1">
            <text:p>1</text:p>
          </table:table-cell>
        </table:table-row>
        <table:table-row table:style-name="ro1">
          <table:table-cell table:formula="of:=[alignment.A489]" office:value-type="string" office:string-value="TVProgramCreator">
            <text:p>TVProgramCreator</text:p>
          </table:table-cell>
          <table:table-cell table:formula="of:=[alignment.O489]" office:value-type="float" office:value="1">
            <text:p>1</text:p>
          </table:table-cell>
        </table:table-row>
        <table:table-row table:style-name="ro1">
          <table:table-cell table:formula="of:=[alignment.A504]" office:value-type="string" office:string-value="TVProgram">
            <text:p>TVProgram</text:p>
          </table:table-cell>
          <table:table-cell table:formula="of:=[alignment.O504]" office:value-type="float" office:value="1">
            <text:p>1</text:p>
          </table:table-cell>
        </table:table-row>
        <table:table-row table:style-name="ro1">
          <table:table-cell table:formula="of:=[alignment.A488]" office:value-type="string" office:string-value="TVProducer">
            <text:p>TVProducer</text:p>
          </table:table-cell>
          <table:table-cell table:formula="of:=[alignment.O488]" office:value-type="float" office:value="1">
            <text:p>1</text:p>
          </table:table-cell>
        </table:table-row>
        <table:table-row table:style-name="ro1">
          <table:table-cell table:formula="of:=[alignment.A487]" office:value-type="string" office:string-value="TVPersonality">
            <text:p>TVPersonality</text:p>
          </table:table-cell>
          <table:table-cell table:formula="of:=[alignment.O487]" office:value-type="float" office:value="1">
            <text:p>1</text:p>
          </table:table-cell>
        </table:table-row>
        <table:table-row table:style-name="ro1">
          <table:table-cell table:formula="of:=[alignment.A486]" office:value-type="string" office:string-value="TVDirector">
            <text:p>TVDirector</text:p>
          </table:table-cell>
          <table:table-cell table:formula="of:=[alignment.O486]" office:value-type="float" office:value="1">
            <text:p>1</text:p>
          </table:table-cell>
        </table:table-row>
        <table:table-row table:style-name="ro1">
          <table:table-cell table:formula="of:=[alignment.A485]" office:value-type="string" office:string-value="TVCharacter">
            <text:p>TVCharacter</text:p>
          </table:table-cell>
          <table:table-cell table:formula="of:=[alignment.O485]" office:value-type="float" office:value="1">
            <text:p>1</text:p>
          </table:table-cell>
        </table:table-row>
        <table:table-row table:style-name="ro1">
          <table:table-cell table:formula="of:=[alignment.A484]" office:value-type="string" office:string-value="TVActor">
            <text:p>TVActor</text:p>
          </table:table-cell>
          <table:table-cell table:formula="of:=[alignment.O484]" office:value-type="float" office:value="1">
            <text:p>1</text:p>
          </table:table-cell>
        </table:table-row>
        <table:table-row table:style-name="ro1">
          <table:table-cell table:formula="of:=[alignment.A333]" office:value-type="string" office:string-value="TV">
            <text:p>TV</text:p>
          </table:table-cell>
          <table:table-cell table:formula="of:=[alignment.O333]" office:value-type="float" office:value="1">
            <text:p>1</text:p>
          </table:table-cell>
        </table:table-row>
        <table:table-row table:style-name="ro1">
          <table:table-cell table:formula="of:=[alignment.A591]" office:value-type="string" office:string-value="TropicalCyclone">
            <text:p>TropicalCyclone</text:p>
          </table:table-cell>
          <table:table-cell table:formula="of:=[alignment.O591]" office:value-type="float" office:value="1">
            <text:p>1</text:p>
          </table:table-cell>
        </table:table-row>
        <table:table-row table:style-name="ro1">
          <table:table-cell table:formula="of:=[alignment.A332]" office:value-type="string" office:string-value="Travel">
            <text:p>Travel</text:p>
          </table:table-cell>
          <table:table-cell table:formula="of:=[alignment.O332]" office:value-type="float" office:value="1">
            <text:p>1</text:p>
          </table:table-cell>
        </table:table-row>
        <table:table-row table:style-name="ro1">
          <table:table-cell table:formula="of:=[alignment.A566]" office:value-type="string" office:string-value="TransportOperator">
            <text:p>TransportOperator</text:p>
          </table:table-cell>
          <table:table-cell table:formula="of:=[alignment.O566]" office:value-type="float" office:value="1">
            <text:p>1</text:p>
          </table:table-cell>
        </table:table-row>
        <table:table-row table:style-name="ro1">
          <table:table-cell table:formula="of:=[alignment.A483]" office:value-type="string" office:string-value="Translator">
            <text:p>Translator</text:p>
          </table:table-cell>
          <table:table-cell table:formula="of:=[alignment.O483]" office:value-type="float" office:value="1">
            <text:p>1</text:p>
          </table:table-cell>
        </table:table-row>
        <table:table-row table:style-name="ro1">
          <table:table-cell table:formula="of:=[alignment.A528]" office:value-type="string" office:string-value="TradeUnion">
            <text:p>TradeUnion</text:p>
          </table:table-cell>
          <table:table-cell table:formula="of:=[alignment.O528]" office:value-type="float" office:value="1">
            <text:p>1</text:p>
          </table:table-cell>
        </table:table-row>
        <table:table-row table:style-name="ro1">
          <table:table-cell table:formula="of:=[alignment.A606]" office:value-type="string" office:string-value="TouristAttraction">
            <text:p>TouristAttraction</text:p>
          </table:table-cell>
          <table:table-cell table:formula="of:=[alignment.O606]" office:value-type="float" office:value="1">
            <text:p>1</text:p>
          </table:table-cell>
        </table:table-row>
        <table:table-row table:style-name="ro1">
          <table:table-cell table:formula="of:=[alignment.A526]" office:value-type="string" office:string-value="TopLevelDomainRegistry">
            <text:p>TopLevelDomainRegistry</text:p>
          </table:table-cell>
          <table:table-cell table:formula="of:=[alignment.O526]" office:value-type="float" office:value="1">
            <text:p>1</text:p>
          </table:table-cell>
        </table:table-row>
        <table:table-row table:style-name="ro1">
          <table:table-cell table:formula="of:=[alignment.A602]" office:value-type="string" office:string-value="TopLevelDomain">
            <text:p>TopLevelDomain</text:p>
          </table:table-cell>
          <table:table-cell table:formula="of:=[alignment.O602]" office:value-type="float" office:value="1">
            <text:p>1</text:p>
          </table:table-cell>
        </table:table-row>
        <table:table-row table:style-name="ro1">
          <table:table-cell table:formula="of:=[alignment.A614]" office:value-type="string" office:string-value="Time">
            <text:p>Time</text:p>
          </table:table-cell>
          <table:table-cell table:formula="of:=[alignment.O614]" office:value-type="float" office:value="1">
            <text:p>1</text:p>
          </table:table-cell>
        </table:table-row>
        <table:table-row table:style-name="ro1">
          <table:table-cell table:formula="of:=[alignment.A482]" office:value-type="string" office:string-value="TheatricalLyricist">
            <text:p>TheatricalLyricist</text:p>
          </table:table-cell>
          <table:table-cell table:formula="of:=[alignment.O482]" office:value-type="float" office:value="1">
            <text:p>1</text:p>
          </table:table-cell>
        </table:table-row>
        <table:table-row table:style-name="ro1">
          <table:table-cell table:formula="of:=[alignment.A481]" office:value-type="string" office:string-value="TheatricalComposer">
            <text:p>TheatricalComposer</text:p>
          </table:table-cell>
          <table:table-cell table:formula="of:=[alignment.O481]" office:value-type="float" office:value="1">
            <text:p>1</text:p>
          </table:table-cell>
        </table:table-row>
        <table:table-row table:style-name="ro1">
          <table:table-cell table:formula="of:=[alignment.A480]" office:value-type="string" office:string-value="TheaterProducer">
            <text:p>TheaterProducer</text:p>
          </table:table-cell>
          <table:table-cell table:formula="of:=[alignment.O480]" office:value-type="float" office:value="1">
            <text:p>1</text:p>
          </table:table-cell>
        </table:table-row>
        <table:table-row table:style-name="ro1">
          <table:table-cell table:formula="of:=[alignment.A479]" office:value-type="string" office:string-value="TheaterDirector">
            <text:p>TheaterDirector</text:p>
          </table:table-cell>
          <table:table-cell table:formula="of:=[alignment.O479]" office:value-type="float" office:value="1">
            <text:p>1</text:p>
          </table:table-cell>
        </table:table-row>
        <table:table-row table:style-name="ro1">
          <table:table-cell table:formula="of:=[alignment.A478]" office:value-type="string" office:string-value="TheaterDesigner">
            <text:p>TheaterDesigner</text:p>
          </table:table-cell>
          <table:table-cell table:formula="of:=[alignment.O478]" office:value-type="float" office:value="1">
            <text:p>1</text:p>
          </table:table-cell>
        </table:table-row>
        <table:table-row table:style-name="ro1">
          <table:table-cell table:formula="of:=[alignment.A477]" office:value-type="string" office:string-value="TheaterChoreographer">
            <text:p>TheaterChoreographer</text:p>
          </table:table-cell>
          <table:table-cell table:formula="of:=[alignment.O477]" office:value-type="float" office:value="1">
            <text:p>1</text:p>
          </table:table-cell>
        </table:table-row>
        <table:table-row table:style-name="ro1">
          <table:table-cell table:formula="of:=[alignment.A476]" office:value-type="string" office:string-value="TheaterCharacter">
            <text:p>TheaterCharacter</text:p>
          </table:table-cell>
          <table:table-cell table:formula="of:=[alignment.O476]" office:value-type="float" office:value="1">
            <text:p>1</text:p>
          </table:table-cell>
        </table:table-row>
        <table:table-row table:style-name="ro1">
          <table:table-cell table:formula="of:=[alignment.A475]" office:value-type="string" office:string-value="TheaterActor">
            <text:p>TheaterActor</text:p>
          </table:table-cell>
          <table:table-cell table:formula="of:=[alignment.O475]" office:value-type="float" office:value="1">
            <text:p>1</text:p>
          </table:table-cell>
        </table:table-row>
        <table:table-row table:style-name="ro1">
          <table:table-cell table:formula="of:=[alignment.A340]" office:value-type="string" office:string-value="Theater">
            <text:p>Theater</text:p>
          </table:table-cell>
          <table:table-cell table:formula="of:=[alignment.O340]" office:value-type="float" office:value="1">
            <text:p>1</text:p>
          </table:table-cell>
        </table:table-row>
        <table:table-row table:style-name="ro1">
          <table:table-cell table:formula="of:=[alignment.A500]" office:value-type="string" office:string-value="TennisTournamentChampion">
            <text:p>TennisTournamentChampion</text:p>
          </table:table-cell>
          <table:table-cell table:formula="of:=[alignment.O500]" office:value-type="float" office:value="1">
            <text:p>1</text:p>
          </table:table-cell>
        </table:table-row>
        <table:table-row table:style-name="ro1">
          <table:table-cell table:formula="of:=[alignment.A318]" office:value-type="string" office:string-value="Temperature">
            <text:p>Temperature</text:p>
          </table:table-cell>
          <table:table-cell table:formula="of:=[alignment.O318]" office:value-type="float" office:value="1">
            <text:p>1</text:p>
          </table:table-cell>
        </table:table-row>
        <table:table-row table:style-name="ro1">
          <table:table-cell table:formula="of:=[alignment.A474]" office:value-type="string" office:string-value="Surgeon">
            <text:p>Surgeon</text:p>
          </table:table-cell>
          <table:table-cell table:formula="of:=[alignment.O474]" office:value-type="float" office:value="1">
            <text:p>1</text:p>
          </table:table-cell>
        </table:table-row>
        <table:table-row table:style-name="ro1">
          <table:table-cell table:formula="of:=[alignment.A575]" office:value-type="string" office:string-value="Submarine">
            <text:p>Submarine</text:p>
          </table:table-cell>
          <table:table-cell table:formula="of:=[alignment.O575]" office:value-type="float" office:value="1">
            <text:p>1</text:p>
          </table:table-cell>
        </table:table-row>
        <table:table-row table:style-name="ro1">
          <table:table-cell table:formula="of:=[alignment.A525]" office:value-type="string" office:string-value="StudentOrganization">
            <text:p>StudentOrganization</text:p>
          </table:table-cell>
          <table:table-cell table:formula="of:=[alignment.O525]" office:value-type="float" office:value="1">
            <text:p>1</text:p>
          </table:table-cell>
        </table:table-row>
        <table:table-row table:style-name="ro1">
          <table:table-cell table:formula="of:=[alignment.A317]" office:value-type="string" office:string-value="StockMarketIndex">
            <text:p>StockMarketIndex</text:p>
          </table:table-cell>
          <table:table-cell table:formula="of:=[alignment.O317]" office:value-type="float" office:value="1">
            <text:p>1</text:p>
          </table:table-cell>
        </table:table-row>
        <table:table-row table:style-name="ro1">
          <table:table-cell table:formula="of:=[alignment.A316]" office:value-type="string" office:string-value="StockExchange">
            <text:p>StockExchange</text:p>
          </table:table-cell>
          <table:table-cell table:formula="of:=[alignment.O316]" office:value-type="float" office:value="1">
            <text:p>1</text:p>
          </table:table-cell>
        </table:table-row>
        <table:table-row table:style-name="ro1">
          <table:table-cell table:formula="of:=[alignment.A285]" office:value-type="string" office:string-value="SportsTeamOwner">
            <text:p>SportsTeamOwner</text:p>
          </table:table-cell>
          <table:table-cell table:formula="of:=[alignment.O285]" office:value-type="float" office:value="1">
            <text:p>1</text:p>
          </table:table-cell>
        </table:table-row>
        <table:table-row table:style-name="ro1">
          <table:table-cell table:formula="of:=[alignment.A473]" office:value-type="string" office:string-value="SportsOfficial">
            <text:p>SportsOfficial</text:p>
          </table:table-cell>
          <table:table-cell table:formula="of:=[alignment.O473]" office:value-type="float" office:value="1">
            <text:p>1</text:p>
          </table:table-cell>
        </table:table-row>
        <table:table-row table:style-name="ro1">
          <table:table-cell table:formula="of:=[alignment.A472]" office:value-type="string" office:string-value="SportsLeagueAwardWinner">
            <text:p>SportsLeagueAwardWinner</text:p>
          </table:table-cell>
          <table:table-cell table:formula="of:=[alignment.O472]" office:value-type="float" office:value="1">
            <text:p>1</text:p>
          </table:table-cell>
        </table:table-row>
        <table:table-row table:style-name="ro1">
          <table:table-cell table:formula="of:=[alignment.A284]" office:value-type="string" office:string-value="SportsGame">
            <text:p>SportsGame</text:p>
          </table:table-cell>
          <table:table-cell table:formula="of:=[alignment.O284]" office:value-type="float" office:value="1">
            <text:p>1</text:p>
          </table:table-cell>
        </table:table-row>
        <table:table-row table:style-name="ro1">
          <table:table-cell table:formula="of:=[alignment.A524]" office:value-type="string" office:string-value="SportsAssociation">
            <text:p>SportsAssociation</text:p>
          </table:table-cell>
          <table:table-cell table:formula="of:=[alignment.O524]" office:value-type="float" office:value="1">
            <text:p>1</text:p>
          </table:table-cell>
        </table:table-row>
        <table:table-row table:style-name="ro1">
          <table:table-cell table:formula="of:=[alignment.A590]" office:value-type="string" office:string-value="SportPosition">
            <text:p>SportPosition</text:p>
          </table:table-cell>
          <table:table-cell table:formula="of:=[alignment.O590]" office:value-type="float" office:value="1">
            <text:p>1</text:p>
          </table:table-cell>
        </table:table-row>
        <table:table-row table:style-name="ro1">
          <table:table-cell table:formula="of:=[alignment.A282]" office:value-type="string" office:string-value="Sport">
            <text:p>Sport</text:p>
          </table:table-cell>
          <table:table-cell table:formula="of:=[alignment.O282]" office:value-type="float" office:value="1">
            <text:p>1</text:p>
          </table:table-cell>
        </table:table-row>
        <table:table-row table:style-name="ro1">
          <table:table-cell table:formula="of:=[alignment.A565]" office:value-type="string" office:string-value="SpiritProductManufacturer">
            <text:p>SpiritProductManufacturer</text:p>
          </table:table-cell>
          <table:table-cell table:formula="of:=[alignment.O565]" office:value-type="float" office:value="1">
            <text:p>1</text:p>
          </table:table-cell>
        </table:table-row>
        <table:table-row table:style-name="ro1">
          <table:table-cell table:formula="of:=[alignment.A564]" office:value-type="string" office:string-value="SpiritBottler">
            <text:p>SpiritBottler</text:p>
          </table:table-cell>
          <table:table-cell table:formula="of:=[alignment.O564]" office:value-type="float" office:value="1">
            <text:p>1</text:p>
          </table:table-cell>
        </table:table-row>
        <table:table-row table:style-name="ro1">
          <table:table-cell table:formula="of:=[alignment.A563]" office:value-type="string" office:string-value="SpacecraftManufacturer">
            <text:p>SpacecraftManufacturer</text:p>
          </table:table-cell>
          <table:table-cell table:formula="of:=[alignment.O563]" office:value-type="float" office:value="1">
            <text:p>1</text:p>
          </table:table-cell>
        </table:table-row>
        <table:table-row table:style-name="ro1">
          <table:table-cell table:formula="of:=[alignment.A523]" office:value-type="string" office:string-value="SpaceAgency">
            <text:p>SpaceAgency</text:p>
          </table:table-cell>
          <table:table-cell table:formula="of:=[alignment.O523]" office:value-type="float" office:value="1">
            <text:p>1</text:p>
          </table:table-cell>
        </table:table-row>
        <table:table-row table:style-name="ro1">
          <table:table-cell table:formula="of:=[alignment.A471]" office:value-type="string" office:string-value="Songwriter">
            <text:p>Songwriter</text:p>
          </table:table-cell>
          <table:table-cell table:formula="of:=[alignment.O471]" office:value-type="float" office:value="1">
            <text:p>1</text:p>
          </table:table-cell>
        </table:table-row>
        <table:table-row table:style-name="ro1">
          <table:table-cell table:formula="of:=[alignment.A562]" office:value-type="string" office:string-value="SoftwareDeveloper">
            <text:p>SoftwareDeveloper</text:p>
          </table:table-cell>
          <table:table-cell table:formula="of:=[alignment.O562]" office:value-type="float" office:value="1">
            <text:p>1</text:p>
          </table:table-cell>
        </table:table-row>
        <table:table-row table:style-name="ro1">
          <table:table-cell table:formula="of:=[alignment.A530]" office:value-type="string" office:string-value="ShoppingCenter">
            <text:p>ShoppingCenter</text:p>
          </table:table-cell>
          <table:table-cell table:formula="of:=[alignment.O530]" office:value-type="float" office:value="1">
            <text:p>1</text:p>
          </table:table-cell>
        </table:table-row>
        <table:table-row table:style-name="ro1">
          <table:table-cell table:formula="of:=[alignment.A584]" office:value-type="string" office:string-value="ShootingWeapon">
            <text:p>ShootingWeapon</text:p>
          </table:table-cell>
          <table:table-cell table:formula="of:=[alignment.O584]" office:value-type="float" office:value="1">
            <text:p>1</text:p>
          </table:table-cell>
        </table:table-row>
        <table:table-row table:style-name="ro1">
          <table:table-cell table:formula="of:=[alignment.A470]" office:value-type="string" office:string-value="ShipDesigner">
            <text:p>ShipDesigner</text:p>
          </table:table-cell>
          <table:table-cell table:formula="of:=[alignment.O470]" office:value-type="float" office:value="1">
            <text:p>1</text:p>
          </table:table-cell>
        </table:table-row>
        <table:table-row table:style-name="ro1">
          <table:table-cell table:formula="of:=[alignment.A561]" office:value-type="string" office:string-value="ShipBuilder">
            <text:p>ShipBuilder</text:p>
          </table:table-cell>
          <table:table-cell table:formula="of:=[alignment.O561]" office:value-type="float" office:value="1">
            <text:p>1</text:p>
          </table:table-cell>
        </table:table-row>
        <table:table-row table:style-name="ro1">
          <table:table-cell table:formula="of:=[alignment.A583]" office:value-type="string" office:string-value="SharpWeapon">
            <text:p>SharpWeapon</text:p>
          </table:table-cell>
          <table:table-cell table:formula="of:=[alignment.O583]" office:value-type="float" office:value="1">
            <text:p>1</text:p>
          </table:table-cell>
        </table:table-row>
        <table:table-row table:style-name="ro1">
          <table:table-cell table:formula="of:=[alignment.A315]" office:value-type="string" office:string-value="Season">
            <text:p>Season</text:p>
          </table:table-cell>
          <table:table-cell table:formula="of:=[alignment.O315]" office:value-type="float" office:value="1">
            <text:p>1</text:p>
          </table:table-cell>
        </table:table-row>
        <table:table-row table:style-name="ro1">
          <table:table-cell table:formula="of:=[alignment.A343]" office:value-type="string" office:string-value="Sea">
            <text:p>Sea</text:p>
          </table:table-cell>
          <table:table-cell table:formula="of:=[alignment.O343]" office:value-type="float" office:value="1">
            <text:p>1</text:p>
          </table:table-cell>
        </table:table-row>
        <table:table-row table:style-name="ro1">
          <table:table-cell table:formula="of:=[alignment.A469]" office:value-type="string" office:string-value="SchoolFounder">
            <text:p>SchoolFounder</text:p>
          </table:table-cell>
          <table:table-cell table:formula="of:=[alignment.O469]" office:value-type="float" office:value="1">
            <text:p>1</text:p>
          </table:table-cell>
        </table:table-row>
        <table:table-row table:style-name="ro1">
          <table:table-cell table:formula="of:=[alignment.A560]" office:value-type="string" office:string-value="RocketManufacturer">
            <text:p>RocketManufacturer</text:p>
          </table:table-cell>
          <table:table-cell table:formula="of:=[alignment.O560]" office:value-type="float" office:value="1">
            <text:p>1</text:p>
          </table:table-cell>
        </table:table-row>
        <table:table-row table:style-name="ro1">
          <table:table-cell table:formula="of:=[alignment.A559]" office:value-type="string" office:string-value="RocketEngineDesigner">
            <text:p>RocketEngineDesigner</text:p>
          </table:table-cell>
          <table:table-cell table:formula="of:=[alignment.O559]" office:value-type="float" office:value="1">
            <text:p>1</text:p>
          </table:table-cell>
        </table:table-row>
        <table:table-row table:style-name="ro1">
          <table:table-cell table:formula="of:=[alignment.A522]" office:value-type="string" office:string-value="ReportIssuingInstitution">
            <text:p>ReportIssuingInstitution</text:p>
          </table:table-cell>
          <table:table-cell table:formula="of:=[alignment.O522]" office:value-type="float" office:value="1">
            <text:p>1</text:p>
          </table:table-cell>
        </table:table-row>
        <table:table-row table:style-name="ro1">
          <table:table-cell table:formula="of:=[alignment.A501]" office:value-type="string" office:string-value="ReligiousOrganization">
            <text:p>ReligiousOrganization</text:p>
          </table:table-cell>
          <table:table-cell table:formula="of:=[alignment.O501]" office:value-type="float" office:value="1">
            <text:p>1</text:p>
          </table:table-cell>
        </table:table-row>
        <table:table-row table:style-name="ro1">
          <table:table-cell table:formula="of:=[alignment.A521]" office:value-type="string" office:string-value="ReligiousOrganization">
            <text:p>ReligiousOrganization</text:p>
          </table:table-cell>
          <table:table-cell table:formula="of:=[alignment.O521]" office:value-type="float" office:value="1">
            <text:p>1</text:p>
          </table:table-cell>
        </table:table-row>
        <table:table-row table:style-name="ro1">
          <table:table-cell table:formula="of:=[alignment.A520]" office:value-type="string" office:string-value="ReligiousOrder">
            <text:p>ReligiousOrder</text:p>
          </table:table-cell>
          <table:table-cell table:formula="of:=[alignment.O520]" office:value-type="float" office:value="1">
            <text:p>1</text:p>
          </table:table-cell>
        </table:table-row>
        <table:table-row table:style-name="ro1">
          <table:table-cell table:formula="of:=[alignment.A468]" office:value-type="string" office:string-value="ReligiousLeader">
            <text:p>ReligiousLeader</text:p>
          </table:table-cell>
          <table:table-cell table:formula="of:=[alignment.O468]" office:value-type="float" office:value="1">
            <text:p>1</text:p>
          </table:table-cell>
        </table:table-row>
        <table:table-row table:style-name="ro1">
          <table:table-cell table:formula="of:=[alignment.A314]" office:value-type="string" office:string-value="Religion">
            <text:p>Religion</text:p>
          </table:table-cell>
          <table:table-cell table:formula="of:=[alignment.O314]" office:value-type="float" office:value="1">
            <text:p>1</text:p>
          </table:table-cell>
        </table:table-row>
        <table:table-row table:style-name="ro1">
          <table:table-cell table:formula="of:=[alignment.A313]" office:value-type="string" office:string-value="RelativeDate">
            <text:p>RelativeDate</text:p>
          </table:table-cell>
          <table:table-cell table:formula="of:=[alignment.O313]" office:value-type="float" office:value="1">
            <text:p>1</text:p>
          </table:table-cell>
        </table:table-row>
        <table:table-row table:style-name="ro1">
          <table:table-cell table:formula="of:=[alignment.A312]" office:value-type="string" office:string-value="Reef">
            <text:p>Reef</text:p>
          </table:table-cell>
          <table:table-cell table:formula="of:=[alignment.O312]" office:value-type="float" office:value="1">
            <text:p>1</text:p>
          </table:table-cell>
        </table:table-row>
        <table:table-row table:style-name="ro1">
          <table:table-cell table:formula="of:=[alignment.A467]" office:value-type="string" office:string-value="RecordProducer">
            <text:p>RecordProducer</text:p>
          </table:table-cell>
          <table:table-cell table:formula="of:=[alignment.O467]" office:value-type="float" office:value="1">
            <text:p>1</text:p>
          </table:table-cell>
        </table:table-row>
        <table:table-row table:style-name="ro1">
          <table:table-cell table:formula="of:=[alignment.A466]" office:value-type="string" office:string-value="RecordingEngineer">
            <text:p>RecordingEngineer</text:p>
          </table:table-cell>
          <table:table-cell table:formula="of:=[alignment.O466]" office:value-type="float" office:value="1">
            <text:p>1</text:p>
          </table:table-cell>
        </table:table-row>
        <table:table-row table:style-name="ro1">
          <table:table-cell table:formula="of:=[alignment.A587]" office:value-type="string" office:string-value="RadioShow">
            <text:p>RadioShow</text:p>
          </table:table-cell>
          <table:table-cell table:formula="of:=[alignment.O587]" office:value-type="float" office:value="1">
            <text:p>1</text:p>
          </table:table-cell>
        </table:table-row>
        <table:table-row table:style-name="ro1">
          <table:table-cell table:formula="of:=[alignment.A558]" office:value-type="string" office:string-value="RadioNetwork">
            <text:p>RadioNetwork</text:p>
          </table:table-cell>
          <table:table-cell table:formula="of:=[alignment.O558]" office:value-type="float" office:value="1">
            <text:p>1</text:p>
          </table:table-cell>
        </table:table-row>
        <table:table-row table:style-name="ro1">
          <table:table-cell table:formula="of:=[alignment.A311]" office:value-type="string" office:string-value="Protest">
            <text:p>Protest</text:p>
          </table:table-cell>
          <table:table-cell table:formula="of:=[alignment.O311]" office:value-type="float" office:value="1">
            <text:p>1</text:p>
          </table:table-cell>
        </table:table-row>
        <table:table-row table:style-name="ro1">
          <table:table-cell table:formula="of:=[alignment.A604]" office:value-type="string" office:string-value="ProtectedSite">
            <text:p>ProtectedSite</text:p>
          </table:table-cell>
          <table:table-cell table:formula="of:=[alignment.O604]" office:value-type="float" office:value="1">
            <text:p>1</text:p>
          </table:table-cell>
        </table:table-row>
        <table:table-row table:style-name="ro1">
          <table:table-cell table:formula="of:=[alignment.A353]" office:value-type="string" office:string-value="ProtectedArea">
            <text:p>ProtectedArea</text:p>
          </table:table-cell>
          <table:table-cell table:formula="of:=[alignment.O353]" office:value-type="float" office:value="1">
            <text:p>1</text:p>
          </table:table-cell>
        </table:table-row>
        <table:table-row table:style-name="ro1">
          <table:table-cell table:formula="of:=[alignment.A465]" office:value-type="string" office:string-value="ProjectParticipant">
            <text:p>ProjectParticipant</text:p>
          </table:table-cell>
          <table:table-cell table:formula="of:=[alignment.O465]" office:value-type="float" office:value="1">
            <text:p>1</text:p>
          </table:table-cell>
        </table:table-row>
        <table:table-row table:style-name="ro1">
          <table:table-cell table:formula="of:=[alignment.A585]" office:value-type="string" office:string-value="ProjectileWeapon">
            <text:p>ProjectileWeapon</text:p>
          </table:table-cell>
          <table:table-cell table:formula="of:=[alignment.O585]" office:value-type="float" office:value="1">
            <text:p>1</text:p>
          </table:table-cell>
        </table:table-row>
        <table:table-row table:style-name="ro1">
          <table:table-cell table:formula="of:=[alignment.A464]" office:value-type="string" office:string-value="ProgrammingLanguageDeveloper">
            <text:p>ProgrammingLanguageDeveloper</text:p>
          </table:table-cell>
          <table:table-cell table:formula="of:=[alignment.O464]" office:value-type="float" office:value="1">
            <text:p>1</text:p>
          </table:table-cell>
        </table:table-row>
        <table:table-row table:style-name="ro1">
          <table:table-cell table:formula="of:=[alignment.A463]" office:value-type="string" office:string-value="ProgrammingLanguageDesigner">
            <text:p>ProgrammingLanguageDesigner</text:p>
          </table:table-cell>
          <table:table-cell table:formula="of:=[alignment.O463]" office:value-type="float" office:value="1">
            <text:p>1</text:p>
          </table:table-cell>
        </table:table-row>
        <table:table-row table:style-name="ro1">
          <table:table-cell table:formula="of:=[alignment.A557]" office:value-type="string" office:string-value="ProductionCompany">
            <text:p>ProductionCompany</text:p>
          </table:table-cell>
          <table:table-cell table:formula="of:=[alignment.O557]" office:value-type="float" office:value="1">
            <text:p>1</text:p>
          </table:table-cell>
        </table:table-row>
        <table:table-row table:style-name="ro1">
          <table:table-cell table:formula="of:=[alignment.A556]" office:value-type="string" office:string-value="ProcessorManufacturer">
            <text:p>ProcessorManufacturer</text:p>
          </table:table-cell>
          <table:table-cell table:formula="of:=[alignment.O556]" office:value-type="float" office:value="1">
            <text:p>1</text:p>
          </table:table-cell>
        </table:table-row>
        <table:table-row table:style-name="ro1">
          <table:table-cell table:formula="of:=[alignment.A462]" office:value-type="string" office:string-value="ProAthlete">
            <text:p>ProAthlete</text:p>
          </table:table-cell>
          <table:table-cell table:formula="of:=[alignment.O462]" office:value-type="float" office:value="1">
            <text:p>1</text:p>
          </table:table-cell>
        </table:table-row>
        <table:table-row table:style-name="ro1">
          <table:table-cell table:formula="of:=[alignment.A461]" office:value-type="string" office:string-value="PoliticalAppointer">
            <text:p>PoliticalAppointer</text:p>
          </table:table-cell>
          <table:table-cell table:formula="of:=[alignment.O461]" office:value-type="float" office:value="1">
            <text:p>1</text:p>
          </table:table-cell>
        </table:table-row>
        <table:table-row table:style-name="ro1">
          <table:table-cell table:formula="of:=[alignment.A326]" office:value-type="string" office:string-value="PodcastFeed">
            <text:p>PodcastFeed</text:p>
          </table:table-cell>
          <table:table-cell table:formula="of:=[alignment.O326]" office:value-type="float" office:value="1">
            <text:p>1</text:p>
          </table:table-cell>
        </table:table-row>
        <table:table-row table:style-name="ro1">
          <table:table-cell table:formula="of:=[alignment.A460]" office:value-type="string" office:string-value="Physician">
            <text:p>Physician</text:p>
          </table:table-cell>
          <table:table-cell table:formula="of:=[alignment.O460]" office:value-type="float" office:value="1">
            <text:p>1</text:p>
          </table:table-cell>
        </table:table-row>
        <table:table-row table:style-name="ro1">
          <table:table-cell table:formula="of:=[alignment.A536]" office:value-type="string" office:string-value="PharmaceuticalCompany">
            <text:p>PharmaceuticalCompany</text:p>
          </table:table-cell>
          <table:table-cell table:formula="of:=[alignment.O536]" office:value-type="float" office:value="1">
            <text:p>1</text:p>
          </table:table-cell>
        </table:table-row>
        <table:table-row table:style-name="ro1">
          <table:table-cell table:formula="of:=[alignment.A519]" office:value-type="string" office:string-value="PeriodicalPublisher">
            <text:p>PeriodicalPublisher</text:p>
          </table:table-cell>
          <table:table-cell table:formula="of:=[alignment.O519]" office:value-type="float" office:value="1">
            <text:p>1</text:p>
          </table:table-cell>
        </table:table-row>
        <table:table-row table:style-name="ro1">
          <table:table-cell table:formula="of:=[alignment.A459]" office:value-type="string" office:string-value="PeriodicalEditor">
            <text:p>PeriodicalEditor</text:p>
          </table:table-cell>
          <table:table-cell table:formula="of:=[alignment.O459]" office:value-type="float" office:value="1">
            <text:p>1</text:p>
          </table:table-cell>
        </table:table-row>
        <table:table-row table:style-name="ro1">
          <table:table-cell table:formula="of:=[alignment.A310]" office:value-type="string" office:string-value="Percent">
            <text:p>Percent</text:p>
          </table:table-cell>
          <table:table-cell table:formula="of:=[alignment.O310]" office:value-type="float" office:value="1">
            <text:p>1</text:p>
          </table:table-cell>
        </table:table-row>
        <table:table-row table:style-name="ro1">
          <table:table-cell table:formula="of:=[alignment.A518]" office:value-type="string" office:string-value="OrganizationCommittee">
            <text:p>OrganizationCommittee</text:p>
          </table:table-cell>
          <table:table-cell table:formula="of:=[alignment.O518]" office:value-type="float" office:value="1">
            <text:p>1</text:p>
          </table:table-cell>
        </table:table-row>
        <table:table-row table:style-name="ro1">
          <table:table-cell table:formula="of:=[alignment.A309]" office:value-type="string" office:string-value="Ordinal">
            <text:p>Ordinal</text:p>
          </table:table-cell>
          <table:table-cell table:formula="of:=[alignment.O309]" office:value-type="float" office:value="1">
            <text:p>1</text:p>
          </table:table-cell>
        </table:table-row>
        <table:table-row table:style-name="ro1">
          <table:table-cell table:formula="of:=[alignment.A555]" office:value-type="string" office:string-value="OperatingSystemDeveloper">
            <text:p>OperatingSystemDeveloper</text:p>
          </table:table-cell>
          <table:table-cell table:formula="of:=[alignment.O555]" office:value-type="float" office:value="1">
            <text:p>1</text:p>
          </table:table-cell>
        </table:table-row>
        <table:table-row table:style-name="ro1">
          <table:table-cell table:formula="of:=[alignment.A458]" office:value-type="string" office:string-value="OperaSinger">
            <text:p>OperaSinger</text:p>
          </table:table-cell>
          <table:table-cell table:formula="of:=[alignment.O458]" office:value-type="float" office:value="1">
            <text:p>1</text:p>
          </table:table-cell>
        </table:table-row>
        <table:table-row table:style-name="ro1">
          <table:table-cell table:formula="of:=[alignment.A457]" office:value-type="string" office:string-value="OperaLibretto">
            <text:p>OperaLibretto</text:p>
          </table:table-cell>
          <table:table-cell table:formula="of:=[alignment.O457]" office:value-type="float" office:value="1">
            <text:p>1</text:p>
          </table:table-cell>
        </table:table-row>
        <table:table-row table:style-name="ro1">
          <table:table-cell table:formula="of:=[alignment.A456]" office:value-type="string" office:string-value="OperaDirector">
            <text:p>OperaDirector</text:p>
          </table:table-cell>
          <table:table-cell table:formula="of:=[alignment.O456]" office:value-type="float" office:value="1">
            <text:p>1</text:p>
          </table:table-cell>
        </table:table-row>
        <table:table-row table:style-name="ro1">
          <table:table-cell table:formula="of:=[alignment.A455]" office:value-type="string" office:string-value="OperaCharacter">
            <text:p>OperaCharacter</text:p>
          </table:table-cell>
          <table:table-cell table:formula="of:=[alignment.O455]" office:value-type="float" office:value="1">
            <text:p>1</text:p>
          </table:table-cell>
        </table:table-row>
        <table:table-row table:style-name="ro1">
          <table:table-cell table:formula="of:=[alignment.A454]" office:value-type="string" office:string-value="OlympicAthlete">
            <text:p>OlympicAthlete</text:p>
          </table:table-cell>
          <table:table-cell table:formula="of:=[alignment.O454]" office:value-type="float" office:value="1">
            <text:p>1</text:p>
          </table:table-cell>
        </table:table-row>
        <table:table-row table:style-name="ro1">
          <table:table-cell table:formula="of:=[alignment.A352]" office:value-type="string" office:string-value="OilField">
            <text:p>OilField</text:p>
          </table:table-cell>
          <table:table-cell table:formula="of:=[alignment.O352]" office:value-type="float" office:value="1">
            <text:p>1</text:p>
          </table:table-cell>
        </table:table-row>
        <table:table-row table:style-name="ro1">
          <table:table-cell table:formula="of:=[alignment.A336]" office:value-type="string" office:string-value="Ocean">
            <text:p>Ocean</text:p>
          </table:table-cell>
          <table:table-cell table:formula="of:=[alignment.O336]" office:value-type="float" office:value="1">
            <text:p>1</text:p>
          </table:table-cell>
        </table:table-row>
        <table:table-row table:style-name="ro1">
          <table:table-cell table:formula="of:=[alignment.A308]" office:value-type="string" office:string-value="NumberRange">
            <text:p>NumberRange</text:p>
          </table:table-cell>
          <table:table-cell table:formula="of:=[alignment.O308]" office:value-type="float" office:value="1">
            <text:p>1</text:p>
          </table:table-cell>
        </table:table-row>
        <table:table-row table:style-name="ro1">
          <table:table-cell table:formula="of:=[alignment.A307]" office:value-type="string" office:string-value="Number">
            <text:p>Number</text:p>
          </table:table-cell>
          <table:table-cell table:formula="of:=[alignment.O307]" office:value-type="float" office:value="1">
            <text:p>1</text:p>
          </table:table-cell>
        </table:table-row>
        <table:table-row table:style-name="ro1">
          <table:table-cell table:formula="of:=[alignment.A582]" office:value-type="string" office:string-value="NuclearWeapon">
            <text:p>NuclearWeapon</text:p>
          </table:table-cell>
          <table:table-cell table:formula="of:=[alignment.O582]" office:value-type="float" office:value="1">
            <text:p>1</text:p>
          </table:table-cell>
        </table:table-row>
        <table:table-row table:style-name="ro1">
          <table:table-cell table:formula="of:=[alignment.A511]" office:value-type="string" office:string-value="NotGovernment">
            <text:p>NotGovernment</text:p>
          </table:table-cell>
          <table:table-cell table:formula="of:=[alignment.O511]" office:value-type="float" office:value="1">
            <text:p>1</text:p>
          </table:table-cell>
        </table:table-row>
        <table:table-row table:style-name="ro1">
          <table:table-cell table:formula="of:=[alignment.A453]" office:value-type="string" office:string-value="NobleTitle">
            <text:p>NobleTitle</text:p>
          </table:table-cell>
          <table:table-cell table:formula="of:=[alignment.O453]" office:value-type="float" office:value="1">
            <text:p>1</text:p>
          </table:table-cell>
        </table:table-row>
        <table:table-row table:style-name="ro1">
          <table:table-cell table:formula="of:=[alignment.A452]" office:value-type="string" office:string-value="NoblePerson">
            <text:p>NoblePerson</text:p>
          </table:table-cell>
          <table:table-cell table:formula="of:=[alignment.O452]" office:value-type="float" office:value="1">
            <text:p>1</text:p>
          </table:table-cell>
        </table:table-row>
        <table:table-row table:style-name="ro1">
          <table:table-cell table:formula="of:=[alignment.A517]" office:value-type="string" office:string-value="NaturalOrCulturalPreservationAgency">
            <text:p>NaturalOrCulturalPreservationAgency</text:p>
          </table:table-cell>
          <table:table-cell table:formula="of:=[alignment.O517]" office:value-type="float" office:value="1">
            <text:p>1</text:p>
          </table:table-cell>
        </table:table-row>
        <table:table-row table:style-name="ro1">
          <table:table-cell table:formula="of:=[alignment.A278]" office:value-type="string" office:string-value="NaturalFeature">
            <text:p>NaturalFeature</text:p>
          </table:table-cell>
          <table:table-cell table:formula="of:=[alignment.O278]" office:value-type="float" office:value="1">
            <text:p>1</text:p>
          </table:table-cell>
        </table:table-row>
        <table:table-row table:style-name="ro1">
          <table:table-cell table:formula="of:=[alignment.A306]" office:value-type="string" office:string-value="Nationality">
            <text:p>Nationality</text:p>
          </table:table-cell>
          <table:table-cell table:formula="of:=[alignment.O306]" office:value-type="float" office:value="1">
            <text:p>1</text:p>
          </table:table-cell>
        </table:table-row>
        <table:table-row table:style-name="ro1">
          <table:table-cell table:formula="of:=[alignment.A506]" office:value-type="string" office:string-value="MusicGroup">
            <text:p>MusicGroup</text:p>
          </table:table-cell>
          <table:table-cell table:formula="of:=[alignment.O506]" office:value-type="float" office:value="1">
            <text:p>1</text:p>
          </table:table-cell>
        </table:table-row>
        <table:table-row table:style-name="ro1">
          <table:table-cell table:formula="of:=[alignment.A554]" office:value-type="string" office:string-value="MusicalInstrumentCompany">
            <text:p>MusicalInstrumentCompany</text:p>
          </table:table-cell>
          <table:table-cell table:formula="of:=[alignment.O554]" office:value-type="float" office:value="1">
            <text:p>1</text:p>
          </table:table-cell>
        </table:table-row>
        <table:table-row table:style-name="ro1">
          <table:table-cell table:formula="of:=[alignment.A451]" office:value-type="string" office:string-value="MusicalGroupMember">
            <text:p>MusicalGroupMember</text:p>
          </table:table-cell>
          <table:table-cell table:formula="of:=[alignment.O451]" office:value-type="float" office:value="1">
            <text:p>1</text:p>
          </table:table-cell>
        </table:table-row>
        <table:table-row table:style-name="ro1">
          <table:table-cell table:formula="of:=[alignment.A450]" office:value-type="string" office:string-value="MusicalGroup">
            <text:p>MusicalGroup</text:p>
          </table:table-cell>
          <table:table-cell table:formula="of:=[alignment.O450]" office:value-type="float" office:value="1">
            <text:p>1</text:p>
          </table:table-cell>
        </table:table-row>
        <table:table-row table:style-name="ro1">
          <table:table-cell table:formula="of:=[alignment.A331]" office:value-type="string" office:string-value="Music">
            <text:p>Music</text:p>
          </table:table-cell>
          <table:table-cell table:formula="of:=[alignment.O331]" office:value-type="float" office:value="1">
            <text:p>1</text:p>
          </table:table-cell>
        </table:table-row>
        <table:table-row table:style-name="ro1">
          <table:table-cell table:formula="of:=[alignment.A341]" office:value-type="string" office:string-value="Museum">
            <text:p>Museum</text:p>
          </table:table-cell>
          <table:table-cell table:formula="of:=[alignment.O341]" office:value-type="float" office:value="1">
            <text:p>1</text:p>
          </table:table-cell>
        </table:table-row>
        <table:table-row table:style-name="ro1">
          <table:table-cell table:formula="of:=[alignment.A349]" office:value-type="string" office:string-value="MountainRange">
            <text:p>MountainRange</text:p>
          </table:table-cell>
          <table:table-cell table:formula="of:=[alignment.O349]" office:value-type="float" office:value="1">
            <text:p>1</text:p>
          </table:table-cell>
        </table:table-row>
        <table:table-row table:style-name="ro1">
          <table:table-cell table:formula="of:=[alignment.A348]" office:value-type="string" office:string-value="MountainPass">
            <text:p>MountainPass</text:p>
          </table:table-cell>
          <table:table-cell table:formula="of:=[alignment.O348]" office:value-type="float" office:value="1">
            <text:p>1</text:p>
          </table:table-cell>
        </table:table-row>
        <table:table-row table:style-name="ro1">
          <table:table-cell table:formula="of:=[alignment.A449]" office:value-type="string" office:string-value="Mountaineer">
            <text:p>Mountaineer</text:p>
          </table:table-cell>
          <table:table-cell table:formula="of:=[alignment.O449]" office:value-type="float" office:value="1">
            <text:p>1</text:p>
          </table:table-cell>
        </table:table-row>
        <table:table-row table:style-name="ro1">
          <table:table-cell table:formula="of:=[alignment.A305]" office:value-type="string" office:string-value="MonthOfYear">
            <text:p>MonthOfYear</text:p>
          </table:table-cell>
          <table:table-cell table:formula="of:=[alignment.O305]" office:value-type="float" office:value="1">
            <text:p>1</text:p>
          </table:table-cell>
        </table:table-row>
        <table:table-row table:style-name="ro1">
          <table:table-cell table:formula="of:=[alignment.A304]" office:value-type="string" office:string-value="MonthName">
            <text:p>MonthName</text:p>
          </table:table-cell>
          <table:table-cell table:formula="of:=[alignment.O304]" office:value-type="float" office:value="1">
            <text:p>1</text:p>
          </table:table-cell>
        </table:table-row>
        <table:table-row table:style-name="ro1">
          <table:table-cell table:formula="of:=[alignment.A303]" office:value-type="string" office:string-value="MoneyRange">
            <text:p>MoneyRange</text:p>
          </table:table-cell>
          <table:table-cell table:formula="of:=[alignment.O303]" office:value-type="float" office:value="1">
            <text:p>1</text:p>
          </table:table-cell>
        </table:table-row>
        <table:table-row table:style-name="ro1">
          <table:table-cell table:formula="of:=[alignment.A302]" office:value-type="string" office:string-value="MonetaryAmount">
            <text:p>MonetaryAmount</text:p>
          </table:table-cell>
          <table:table-cell table:formula="of:=[alignment.O302]" office:value-type="float" office:value="1">
            <text:p>1</text:p>
          </table:table-cell>
        </table:table-row>
        <table:table-row table:style-name="ro1">
          <table:table-cell table:formula="of:=[alignment.A448]" office:value-type="string" office:string-value="Monarch">
            <text:p>Monarch</text:p>
          </table:table-cell>
          <table:table-cell table:formula="of:=[alignment.O448]" office:value-type="float" office:value="1">
            <text:p>1</text:p>
          </table:table-cell>
        </table:table-row>
        <table:table-row table:style-name="ro1">
          <table:table-cell table:formula="of:=[alignment.A301]" office:value-type="string" office:string-value="Missile">
            <text:p>Missile</text:p>
          </table:table-cell>
          <table:table-cell table:formula="of:=[alignment.O301]" office:value-type="float" office:value="1">
            <text:p>1</text:p>
          </table:table-cell>
        </table:table-row>
        <table:table-row table:style-name="ro1">
          <table:table-cell table:formula="of:=[alignment.A577]" office:value-type="string" office:string-value="MilitaryShip">
            <text:p>MilitaryShip</text:p>
          </table:table-cell>
          <table:table-cell table:formula="of:=[alignment.O577]" office:value-type="float" office:value="1">
            <text:p>1</text:p>
          </table:table-cell>
        </table:table-row>
        <table:table-row table:style-name="ro1">
          <table:table-cell table:formula="of:=[alignment.A447]" office:value-type="string" office:string-value="MilitaryPerson">
            <text:p>MilitaryPerson</text:p>
          </table:table-cell>
          <table:table-cell table:formula="of:=[alignment.O447]" office:value-type="float" office:value="1">
            <text:p>1</text:p>
          </table:table-cell>
        </table:table-row>
        <table:table-row table:style-name="ro1">
          <table:table-cell table:formula="of:=[alignment.A502]" office:value-type="string" office:string-value="MilitaryOrganization">
            <text:p>MilitaryOrganization</text:p>
          </table:table-cell>
          <table:table-cell table:formula="of:=[alignment.O502]" office:value-type="float" office:value="1">
            <text:p>1</text:p>
          </table:table-cell>
        </table:table-row>
        <table:table-row table:style-name="ro1">
          <table:table-cell table:formula="of:=[alignment.A574]" office:value-type="string" office:string-value="MilitaryCraft">
            <text:p>MilitaryCraft</text:p>
          </table:table-cell>
          <table:table-cell table:formula="of:=[alignment.O574]" office:value-type="float" office:value="1">
            <text:p>1</text:p>
          </table:table-cell>
        </table:table-row>
        <table:table-row table:style-name="ro1">
          <table:table-cell table:formula="of:=[alignment.A446]" office:value-type="string" office:string-value="MilitaryCommander">
            <text:p>MilitaryCommander</text:p>
          </table:table-cell>
          <table:table-cell table:formula="of:=[alignment.O446]" office:value-type="float" office:value="1">
            <text:p>1</text:p>
          </table:table-cell>
        </table:table-row>
        <table:table-row table:style-name="ro1">
          <table:table-cell table:formula="of:=[alignment.A516]" office:value-type="string" office:string-value="MembershipOrganization">
            <text:p>MembershipOrganization</text:p>
          </table:table-cell>
          <table:table-cell table:formula="of:=[alignment.O516]" office:value-type="float" office:value="1">
            <text:p>1</text:p>
          </table:table-cell>
        </table:table-row>
        <table:table-row table:style-name="ro1">
          <table:table-cell table:formula="of:=[alignment.A283]" office:value-type="string" office:string-value="MedicalSympton">
            <text:p>MedicalSympton</text:p>
          </table:table-cell>
          <table:table-cell table:formula="of:=[alignment.O283]" office:value-type="float" office:value="1">
            <text:p>1</text:p>
          </table:table-cell>
        </table:table-row>
        <table:table-row table:style-name="ro1">
          <table:table-cell table:formula="of:=[alignment.A534]" office:value-type="string" office:string-value="MediaCompany">
            <text:p>MediaCompany</text:p>
          </table:table-cell>
          <table:table-cell table:formula="of:=[alignment.O534]" office:value-type="float" office:value="1">
            <text:p>1</text:p>
          </table:table-cell>
        </table:table-row>
        <table:table-row table:style-name="ro1">
          <table:table-cell table:formula="of:=[alignment.A300]" office:value-type="string" office:string-value="Mass">
            <text:p>Mass</text:p>
          </table:table-cell>
          <table:table-cell table:formula="of:=[alignment.O300]" office:value-type="float" office:value="1">
            <text:p>1</text:p>
          </table:table-cell>
        </table:table-row>
        <table:table-row table:style-name="ro1">
          <table:table-cell table:formula="of:=[alignment.A445]" office:value-type="string" office:string-value="MartialArtist">
            <text:p>MartialArtist</text:p>
          </table:table-cell>
          <table:table-cell table:formula="of:=[alignment.O445]" office:value-type="float" office:value="1">
            <text:p>1</text:p>
          </table:table-cell>
        </table:table-row>
        <table:table-row table:style-name="ro1">
          <table:table-cell table:formula="of:=[alignment.A599]" office:value-type="string" office:string-value="MartialArt">
            <text:p>MartialArt</text:p>
          </table:table-cell>
          <table:table-cell table:formula="of:=[alignment.O599]" office:value-type="float" office:value="1">
            <text:p>1</text:p>
          </table:table-cell>
        </table:table-row>
        <table:table-row table:style-name="ro1">
          <table:table-cell table:formula="of:=[alignment.A553]" office:value-type="string" office:string-value="ManufacturingPlant">
            <text:p>ManufacturingPlant</text:p>
          </table:table-cell>
          <table:table-cell table:formula="of:=[alignment.O553]" office:value-type="float" office:value="1">
            <text:p>1</text:p>
          </table:table-cell>
        </table:table-row>
        <table:table-row table:style-name="ro1">
          <table:table-cell table:formula="of:=[alignment.A444]" office:value-type="string" office:string-value="Lyricist">
            <text:p>Lyricist</text:p>
          </table:table-cell>
          <table:table-cell table:formula="of:=[alignment.O444]" office:value-type="float" office:value="1">
            <text:p>1</text:p>
          </table:table-cell>
        </table:table-row>
        <table:table-row table:style-name="ro1">
          <table:table-cell table:formula="of:=[alignment.A603]" office:value-type="string" office:string-value="ListedSite">
            <text:p>ListedSite</text:p>
          </table:table-cell>
          <table:table-cell table:formula="of:=[alignment.O603]" office:value-type="float" office:value="1">
            <text:p>1</text:p>
          </table:table-cell>
        </table:table-row>
        <table:table-row table:style-name="ro1">
          <table:table-cell table:formula="of:=[alignment.A299]" office:value-type="string" office:string-value="Lenght">
            <text:p>Lenght</text:p>
          </table:table-cell>
          <table:table-cell table:formula="of:=[alignment.O299]" office:value-type="float" office:value="1">
            <text:p>1</text:p>
          </table:table-cell>
        </table:table-row>
        <table:table-row table:style-name="ro1">
          <table:table-cell table:formula="of:=[alignment.A513]" office:value-type="string" office:string-value="LegislativeCommittee">
            <text:p>LegislativeCommittee</text:p>
          </table:table-cell>
          <table:table-cell table:formula="of:=[alignment.O513]" office:value-type="float" office:value="1">
            <text:p>1</text:p>
          </table:table-cell>
        </table:table-row>
        <table:table-row table:style-name="ro1">
          <table:table-cell table:formula="of:=[alignment.A443]" office:value-type="string" office:string-value="LanguageCreator">
            <text:p>LanguageCreator</text:p>
          </table:table-cell>
          <table:table-cell table:formula="of:=[alignment.O443]" office:value-type="float" office:value="1">
            <text:p>1</text:p>
          </table:table-cell>
        </table:table-row>
        <table:table-row table:style-name="ro1">
          <table:table-cell table:formula="of:=[alignment.A442]" office:value-type="string" office:string-value="LandscapeArchitect">
            <text:p>LandscapeArchitect</text:p>
          </table:table-cell>
          <table:table-cell table:formula="of:=[alignment.O442]" office:value-type="float" office:value="1">
            <text:p>1</text:p>
          </table:table-cell>
        </table:table-row>
        <table:table-row table:style-name="ro1">
          <table:table-cell table:formula="of:=[alignment.A596]" office:value-type="string" office:string-value="LandRegion">
            <text:p>LandRegion</text:p>
          </table:table-cell>
          <table:table-cell table:formula="of:=[alignment.O596]" office:value-type="float" office:value="1">
            <text:p>1</text:p>
          </table:table-cell>
        </table:table-row>
        <table:table-row table:style-name="ro1">
          <table:table-cell table:formula="of:=[alignment.A588]" office:value-type="string" office:string-value="Journal">
            <text:p>Journal</text:p>
          </table:table-cell>
          <table:table-cell table:formula="of:=[alignment.O588]" office:value-type="float" office:value="1">
            <text:p>1</text:p>
          </table:table-cell>
        </table:table-row>
        <table:table-row table:style-name="ro1">
          <table:table-cell table:formula="of:=[alignment.A594]" office:value-type="string" office:string-value="ItalianRegion">
            <text:p>ItalianRegion</text:p>
          </table:table-cell>
          <table:table-cell table:formula="of:=[alignment.O594]" office:value-type="float" office:value="1">
            <text:p>1</text:p>
          </table:table-cell>
        </table:table-row>
        <table:table-row table:style-name="ro1">
          <table:table-cell table:formula="of:=[alignment.A347]" office:value-type="string" office:string-value="IslandGroup">
            <text:p>IslandGroup</text:p>
          </table:table-cell>
          <table:table-cell table:formula="of:=[alignment.O347]" office:value-type="float" office:value="1">
            <text:p>1</text:p>
          </table:table-cell>
        </table:table-row>
        <table:table-row table:style-name="ro1">
          <table:table-cell table:formula="of:=[alignment.A346]" office:value-type="string" office:string-value="Island">
            <text:p>Island</text:p>
          </table:table-cell>
          <table:table-cell table:formula="of:=[alignment.O346]" office:value-type="float" office:value="3">
            <text:p>3</text:p>
          </table:table-cell>
        </table:table-row>
        <table:table-row table:style-name="ro1">
          <table:table-cell table:formula="of:=[alignment.A441]" office:value-type="string" office:string-value="Inventor">
            <text:p>Inventor</text:p>
          </table:table-cell>
          <table:table-cell table:formula="of:=[alignment.O441]" office:value-type="float" office:value="1">
            <text:p>1</text:p>
          </table:table-cell>
        </table:table-row>
        <table:table-row table:style-name="ro1">
          <table:table-cell table:formula="of:=[alignment.A440]" office:value-type="string" office:string-value="Interviewer">
            <text:p>Interviewer</text:p>
          </table:table-cell>
          <table:table-cell table:formula="of:=[alignment.O440]" office:value-type="float" office:value="1">
            <text:p>1</text:p>
          </table:table-cell>
        </table:table-row>
        <table:table-row table:style-name="ro1">
          <table:table-cell table:formula="of:=[alignment.A330]" office:value-type="string" office:string-value="Internet">
            <text:p>Internet</text:p>
          </table:table-cell>
          <table:table-cell table:formula="of:=[alignment.O330]" office:value-type="float" office:value="1">
            <text:p>1</text:p>
          </table:table-cell>
        </table:table-row>
        <table:table-row table:style-name="ro1">
          <table:table-cell table:formula="of:=[alignment.A595]" office:value-type="string" office:string-value="InternationalRegion">
            <text:p>InternationalRegion</text:p>
          </table:table-cell>
          <table:table-cell table:formula="of:=[alignment.O595]" office:value-type="float" office:value="1">
            <text:p>1</text:p>
          </table:table-cell>
        </table:table-row>
        <table:table-row table:style-name="ro1">
          <table:table-cell table:formula="of:=[alignment.A531]" office:value-type="string" office:string-value="Industry">
            <text:p>Industry</text:p>
          </table:table-cell>
          <table:table-cell table:formula="of:=[alignment.O531]" office:value-type="float" office:value="1">
            <text:p>1</text:p>
          </table:table-cell>
        </table:table-row>
        <table:table-row table:style-name="ro1">
          <table:table-cell table:formula="of:=[alignment.A439]" office:value-type="string" office:string-value="Illustrator">
            <text:p>Illustrator</text:p>
          </table:table-cell>
          <table:table-cell table:formula="of:=[alignment.O439]" office:value-type="float" office:value="1">
            <text:p>1</text:p>
          </table:table-cell>
        </table:table-row>
        <table:table-row table:style-name="ro1">
          <table:table-cell table:formula="of:=[alignment.A298]" office:value-type="string" office:string-value="Illness">
            <text:p>Illness</text:p>
          </table:table-cell>
          <table:table-cell table:formula="of:=[alignment.O298]" office:value-type="float" office:value="1">
            <text:p>1</text:p>
          </table:table-cell>
        </table:table-row>
        <table:table-row table:style-name="ro1">
          <table:table-cell table:formula="of:=[alignment.A589]" office:value-type="string" office:string-value="IllicitDrug">
            <text:p>IllicitDrug</text:p>
          </table:table-cell>
          <table:table-cell table:formula="of:=[alignment.O589]" office:value-type="float" office:value="1">
            <text:p>1</text:p>
          </table:table-cell>
        </table:table-row>
        <table:table-row table:style-name="ro1">
          <table:table-cell table:formula="of:=[alignment.A611]" office:value-type="string" office:string-value="HTTP">
            <text:p>HTTP</text:p>
          </table:table-cell>
          <table:table-cell table:formula="of:=[alignment.O611]" office:value-type="float" office:value="1">
            <text:p>1</text:p>
          </table:table-cell>
        </table:table-row>
        <table:table-row table:style-name="ro1">
          <table:table-cell table:formula="of:=[alignment.A438]" office:value-type="string" office:string-value="HonoraryDegreeRecipient">
            <text:p>HonoraryDegreeRecipient</text:p>
          </table:table-cell>
          <table:table-cell table:formula="of:=[alignment.O438]" office:value-type="float" office:value="1">
            <text:p>1</text:p>
          </table:table-cell>
        </table:table-row>
        <table:table-row table:style-name="ro1">
          <table:table-cell table:formula="of:=[alignment.A437]" office:value-type="string" office:string-value="HockeyPlayer">
            <text:p>HockeyPlayer</text:p>
          </table:table-cell>
          <table:table-cell table:formula="of:=[alignment.O437]" office:value-type="float" office:value="1">
            <text:p>1</text:p>
          </table:table-cell>
        </table:table-row>
        <table:table-row table:style-name="ro1">
          <table:table-cell table:formula="of:=[alignment.A436]" office:value-type="string" office:string-value="HockeyCoach">
            <text:p>HockeyCoach</text:p>
          </table:table-cell>
          <table:table-cell table:formula="of:=[alignment.O436]" office:value-type="float" office:value="1">
            <text:p>1</text:p>
          </table:table-cell>
        </table:table-row>
        <table:table-row table:style-name="ro1">
          <table:table-cell table:formula="of:=[alignment.A435]" office:value-type="string" office:string-value="Hobbyist">
            <text:p>Hobbyist</text:p>
          </table:table-cell>
          <table:table-cell table:formula="of:=[alignment.O435]" office:value-type="float" office:value="1">
            <text:p>1</text:p>
          </table:table-cell>
        </table:table-row>
        <table:table-row table:style-name="ro1">
          <table:table-cell table:formula="of:=[alignment.A339]" office:value-type="string" office:string-value="HistoricPlace">
            <text:p>HistoricPlace</text:p>
          </table:table-cell>
          <table:table-cell table:formula="of:=[alignment.O339]" office:value-type="float" office:value="1">
            <text:p>1</text:p>
          </table:table-cell>
        </table:table-row>
        <table:table-row table:style-name="ro1">
          <table:table-cell table:formula="of:=[alignment.A297]" office:value-type="string" office:string-value="Hemisphere">
            <text:p>Hemisphere</text:p>
          </table:table-cell>
          <table:table-cell table:formula="of:=[alignment.O297]" office:value-type="float" office:value="1">
            <text:p>1</text:p>
          </table:table-cell>
        </table:table-row>
        <table:table-row table:style-name="ro1">
          <table:table-cell table:formula="of:=[alignment.A576]" office:value-type="string" office:string-value="Helicopter">
            <text:p>Helicopter</text:p>
          </table:table-cell>
          <table:table-cell table:formula="of:=[alignment.O576]" office:value-type="float" office:value="1">
            <text:p>1</text:p>
          </table:table-cell>
        </table:table-row>
        <table:table-row table:style-name="ro1">
          <table:table-cell table:formula="of:=[alignment.A281]" office:value-type="string" office:string-value="HealthCondition">
            <text:p>HealthCondition</text:p>
          </table:table-cell>
          <table:table-cell table:formula="of:=[alignment.O281]" office:value-type="float" office:value="1">
            <text:p>1</text:p>
          </table:table-cell>
        </table:table-row>
        <table:table-row table:style-name="ro1">
          <table:table-cell table:formula="of:=[alignment.A434]" office:value-type="string" office:string-value="HallOfFameInductee">
            <text:p>HallOfFameInductee</text:p>
          </table:table-cell>
          <table:table-cell table:formula="of:=[alignment.O434]" office:value-type="float" office:value="1">
            <text:p>1</text:p>
          </table:table-cell>
        </table:table-row>
        <table:table-row table:style-name="ro1">
          <table:table-cell table:formula="of:=[alignment.A342]" office:value-type="string" office:string-value="Gulf">
            <text:p>Gulf</text:p>
          </table:table-cell>
          <table:table-cell table:formula="of:=[alignment.O342]" office:value-type="float" office:value="1">
            <text:p>1</text:p>
          </table:table-cell>
        </table:table-row>
        <table:table-row table:style-name="ro1">
          <table:table-cell table:formula="of:=[alignment.A433]" office:value-type="string" office:string-value="Guitarist">
            <text:p>Guitarist</text:p>
          </table:table-cell>
          <table:table-cell table:formula="of:=[alignment.O433]" office:value-type="float" office:value="1">
            <text:p>1</text:p>
          </table:table-cell>
        </table:table-row>
        <table:table-row table:style-name="ro1">
          <table:table-cell table:formula="of:=[alignment.A512]" office:value-type="string" office:string-value="GovernmentBody">
            <text:p>GovernmentBody</text:p>
          </table:table-cell>
          <table:table-cell table:formula="of:=[alignment.O512]" office:value-type="float" office:value="1">
            <text:p>1</text:p>
          </table:table-cell>
        </table:table-row>
        <table:table-row table:style-name="ro1">
          <table:table-cell table:formula="of:=[alignment.A337]" office:value-type="string" office:string-value="GovernmentalJurisdiction">
            <text:p>GovernmentalJurisdiction</text:p>
          </table:table-cell>
          <table:table-cell table:formula="of:=[alignment.O337]" office:value-type="float" office:value="1">
            <text:p>1</text:p>
          </table:table-cell>
        </table:table-row>
        <table:table-row table:style-name="ro1">
          <table:table-cell table:formula="of:=[alignment.A338]" office:value-type="string" office:string-value="GovernmentalBody">
            <text:p>GovernmentalBody</text:p>
          </table:table-cell>
          <table:table-cell table:formula="of:=[alignment.O338]" office:value-type="float" office:value="1">
            <text:p>1</text:p>
          </table:table-cell>
        </table:table-row>
        <table:table-row table:style-name="ro1">
          <table:table-cell table:formula="of:=[alignment.A432]" office:value-type="string" office:string-value="Golfer">
            <text:p>Golfer</text:p>
          </table:table-cell>
          <table:table-cell table:formula="of:=[alignment.O432]" office:value-type="float" office:value="1">
            <text:p>1</text:p>
          </table:table-cell>
        </table:table-row>
        <table:table-row table:style-name="ro1">
          <table:table-cell table:formula="of:=[alignment.A345]" office:value-type="string" office:string-value="Glacier">
            <text:p>Glacier</text:p>
          </table:table-cell>
          <table:table-cell table:formula="of:=[alignment.O345]" office:value-type="float" office:value="1">
            <text:p>1</text:p>
          </table:table-cell>
        </table:table-row>
        <table:table-row table:style-name="ro1">
          <table:table-cell table:formula="of:=[alignment.A351]" office:value-type="string" office:string-value="GeologicalFormation">
            <text:p>GeologicalFormation</text:p>
          </table:table-cell>
          <table:table-cell table:formula="of:=[alignment.O351]" office:value-type="float" office:value="1">
            <text:p>1</text:p>
          </table:table-cell>
        </table:table-row>
        <table:table-row table:style-name="ro1">
          <table:table-cell table:formula="of:=[alignment.A279]" office:value-type="string" office:string-value="GeographicFeature">
            <text:p>GeographicFeature</text:p>
          </table:table-cell>
          <table:table-cell table:formula="of:=[alignment.O279]" office:value-type="float" office:value="1">
            <text:p>1</text:p>
          </table:table-cell>
        </table:table-row>
        <table:table-row table:style-name="ro1">
          <table:table-cell table:formula="of:=[alignment.A552]" office:value-type="string" office:string-value="GamePublisher">
            <text:p>GamePublisher</text:p>
          </table:table-cell>
          <table:table-cell table:formula="of:=[alignment.O552]" office:value-type="float" office:value="1">
            <text:p>1</text:p>
          </table:table-cell>
        </table:table-row>
        <table:table-row table:style-name="ro1">
          <table:table-cell table:formula="of:=[alignment.A431]" office:value-type="string" office:string-value="GameDesigner">
            <text:p>GameDesigner</text:p>
          </table:table-cell>
          <table:table-cell table:formula="of:=[alignment.O431]" office:value-type="float" office:value="1">
            <text:p>1</text:p>
          </table:table-cell>
        </table:table-row>
        <table:table-row table:style-name="ro1">
          <table:table-cell table:formula="of:=[alignment.A612]" office:value-type="string" office:string-value="Function">
            <text:p>Function</text:p>
          </table:table-cell>
          <table:table-cell table:formula="of:=[alignment.O612]" office:value-type="float" office:value="1">
            <text:p>1</text:p>
          </table:table-cell>
        </table:table-row>
        <table:table-row table:style-name="ro1">
          <table:table-cell table:formula="of:=[alignment.A610]" office:value-type="string" office:string-value="FTP">
            <text:p>FTP</text:p>
          </table:table-cell>
          <table:table-cell table:formula="of:=[alignment.O610]" office:value-type="float" office:value="1">
            <text:p>1</text:p>
          </table:table-cell>
        </table:table-row>
        <table:table-row table:style-name="ro1">
          <table:table-cell table:formula="of:=[alignment.A296]" office:value-type="string" office:string-value="Fruit">
            <text:p>Fruit</text:p>
          </table:table-cell>
          <table:table-cell table:formula="of:=[alignment.O296]" office:value-type="float" office:value="1">
            <text:p>1</text:p>
          </table:table-cell>
        </table:table-row>
        <table:table-row table:style-name="ro1">
          <table:table-cell table:formula="of:=[alignment.A593]" office:value-type="string" office:string-value="FrenchRegion">
            <text:p>FrenchRegion</text:p>
          </table:table-cell>
          <table:table-cell table:formula="of:=[alignment.O593]" office:value-type="float" office:value="1">
            <text:p>1</text:p>
          </table:table-cell>
        </table:table-row>
        <table:table-row table:style-name="ro1">
          <table:table-cell table:formula="of:=[alignment.A510]" office:value-type="string" office:string-value="FraternitySorority">
            <text:p>FraternitySorority</text:p>
          </table:table-cell>
          <table:table-cell table:formula="of:=[alignment.O510]" office:value-type="float" office:value="1">
            <text:p>1</text:p>
          </table:table-cell>
        </table:table-row>
        <table:table-row table:style-name="ro1">
          <table:table-cell table:formula="of:=[alignment.A430]" office:value-type="string" office:string-value="FoundingFigure">
            <text:p>FoundingFigure</text:p>
          </table:table-cell>
          <table:table-cell table:formula="of:=[alignment.O430]" office:value-type="float" office:value="1">
            <text:p>1</text:p>
          </table:table-cell>
        </table:table-row>
        <table:table-row table:style-name="ro1">
          <table:table-cell table:formula="of:=[alignment.A429]" office:value-type="string" office:string-value="FootballTeamManager">
            <text:p>FootballTeamManager</text:p>
          </table:table-cell>
          <table:table-cell table:formula="of:=[alignment.O429]" office:value-type="float" office:value="1">
            <text:p>1</text:p>
          </table:table-cell>
        </table:table-row>
        <table:table-row table:style-name="ro1">
          <table:table-cell table:formula="of:=[alignment.A428]" office:value-type="string" office:string-value="FootballReferee">
            <text:p>FootballReferee</text:p>
          </table:table-cell>
          <table:table-cell table:formula="of:=[alignment.O428]" office:value-type="float" office:value="1">
            <text:p>1</text:p>
          </table:table-cell>
        </table:table-row>
        <table:table-row table:style-name="ro1">
          <table:table-cell table:formula="of:=[alignment.A427]" office:value-type="string" office:string-value="FootballCoach">
            <text:p>FootballCoach</text:p>
          </table:table-cell>
          <table:table-cell table:formula="of:=[alignment.O427]" office:value-type="float" office:value="1">
            <text:p>1</text:p>
          </table:table-cell>
        </table:table-row>
        <table:table-row table:style-name="ro1">
          <table:table-cell table:formula="of:=[alignment.A329]" office:value-type="string" office:string-value="Food">
            <text:p>Food</text:p>
          </table:table-cell>
          <table:table-cell table:formula="of:=[alignment.O329]" office:value-type="float" office:value="1">
            <text:p>1</text:p>
          </table:table-cell>
        </table:table-row>
        <table:table-row table:style-name="ro1">
          <table:table-cell table:formula="of:=[alignment.A509]" office:value-type="string" office:string-value="FinancialSupportProvider">
            <text:p>FinancialSupportProvider</text:p>
          </table:table-cell>
          <table:table-cell table:formula="of:=[alignment.O509]" office:value-type="float" office:value="1">
            <text:p>1</text:p>
          </table:table-cell>
        </table:table-row>
        <table:table-row table:style-name="ro1">
          <table:table-cell table:formula="of:=[alignment.A535]" office:value-type="string" office:string-value="FinancialCompany">
            <text:p>FinancialCompany</text:p>
          </table:table-cell>
          <table:table-cell table:formula="of:=[alignment.O535]" office:value-type="float" office:value="1">
            <text:p>1</text:p>
          </table:table-cell>
        </table:table-row>
        <table:table-row table:style-name="ro1">
          <table:table-cell table:formula="of:=[alignment.A425]" office:value-type="string" office:string-value="FilmWriter">
            <text:p>FilmWriter</text:p>
          </table:table-cell>
          <table:table-cell table:formula="of:=[alignment.O425]" office:value-type="float" office:value="1">
            <text:p>1</text:p>
          </table:table-cell>
        </table:table-row>
        <table:table-row table:style-name="ro1">
          <table:table-cell table:formula="of:=[alignment.A424]" office:value-type="string" office:string-value="FilmTheorist">
            <text:p>FilmTheorist</text:p>
          </table:table-cell>
          <table:table-cell table:formula="of:=[alignment.O424]" office:value-type="float" office:value="1">
            <text:p>1</text:p>
          </table:table-cell>
        </table:table-row>
        <table:table-row table:style-name="ro1">
          <table:table-cell table:formula="of:=[alignment.A423]" office:value-type="string" office:string-value="FilmSetDesigner">
            <text:p>FilmSetDesigner</text:p>
          </table:table-cell>
          <table:table-cell table:formula="of:=[alignment.O423]" office:value-type="float" office:value="1">
            <text:p>1</text:p>
          </table:table-cell>
        </table:table-row>
        <table:table-row table:style-name="ro1">
          <table:table-cell table:formula="of:=[alignment.A422]" office:value-type="string" office:string-value="FilmProductionDesigner">
            <text:p>FilmProductionDesigner</text:p>
          </table:table-cell>
          <table:table-cell table:formula="of:=[alignment.O422]" office:value-type="float" office:value="1">
            <text:p>1</text:p>
          </table:table-cell>
        </table:table-row>
        <table:table-row table:style-name="ro1">
          <table:table-cell table:formula="of:=[alignment.A421]" office:value-type="string" office:string-value="FilmProducer">
            <text:p>FilmProducer</text:p>
          </table:table-cell>
          <table:table-cell table:formula="of:=[alignment.O421]" office:value-type="float" office:value="1">
            <text:p>1</text:p>
          </table:table-cell>
        </table:table-row>
        <table:table-row table:style-name="ro1">
          <table:table-cell table:formula="of:=[alignment.A420]" office:value-type="string" office:string-value="FilmMusicContributor">
            <text:p>FilmMusicContributor</text:p>
          </table:table-cell>
          <table:table-cell table:formula="of:=[alignment.O420]" office:value-type="float" office:value="1">
            <text:p>1</text:p>
          </table:table-cell>
        </table:table-row>
        <table:table-row table:style-name="ro1">
          <table:table-cell table:formula="of:=[alignment.A426]" office:value-type="string" office:string-value="FilmGenre">
            <text:p>FilmGenre</text:p>
          </table:table-cell>
          <table:table-cell table:formula="of:=[alignment.O426]" office:value-type="float" office:value="1">
            <text:p>1</text:p>
          </table:table-cell>
        </table:table-row>
        <table:table-row table:style-name="ro1">
          <table:table-cell table:formula="of:=[alignment.A419]" office:value-type="string" office:string-value="FilmEditor">
            <text:p>FilmEditor</text:p>
          </table:table-cell>
          <table:table-cell table:formula="of:=[alignment.O419]" office:value-type="float" office:value="1">
            <text:p>1</text:p>
          </table:table-cell>
        </table:table-row>
        <table:table-row table:style-name="ro1">
          <table:table-cell table:formula="of:=[alignment.A551]" office:value-type="string" office:string-value="FilmDistributor">
            <text:p>FilmDistributor</text:p>
          </table:table-cell>
          <table:table-cell table:formula="of:=[alignment.O551]" office:value-type="float" office:value="1">
            <text:p>1</text:p>
          </table:table-cell>
        </table:table-row>
        <table:table-row table:style-name="ro1">
          <table:table-cell table:formula="of:=[alignment.A418]" office:value-type="string" office:string-value="FilmDirector">
            <text:p>FilmDirector</text:p>
          </table:table-cell>
          <table:table-cell table:formula="of:=[alignment.O418]" office:value-type="float" office:value="1">
            <text:p>1</text:p>
          </table:table-cell>
        </table:table-row>
        <table:table-row table:style-name="ro1">
          <table:table-cell table:formula="of:=[alignment.A417]" office:value-type="string" office:string-value="FilmCritic">
            <text:p>FilmCritic</text:p>
          </table:table-cell>
          <table:table-cell table:formula="of:=[alignment.O417]" office:value-type="float" office:value="1">
            <text:p>1</text:p>
          </table:table-cell>
        </table:table-row>
        <table:table-row table:style-name="ro1">
          <table:table-cell table:formula="of:=[alignment.A416]" office:value-type="string" office:string-value="FilmCrewmember">
            <text:p>FilmCrewmember</text:p>
          </table:table-cell>
          <table:table-cell table:formula="of:=[alignment.O416]" office:value-type="float" office:value="1">
            <text:p>1</text:p>
          </table:table-cell>
        </table:table-row>
        <table:table-row table:style-name="ro1">
          <table:table-cell table:formula="of:=[alignment.A415]" office:value-type="string" office:string-value="FilmCostumerDesigner">
            <text:p>FilmCostumerDesigner</text:p>
          </table:table-cell>
          <table:table-cell table:formula="of:=[alignment.O415]" office:value-type="float" office:value="1">
            <text:p>1</text:p>
          </table:table-cell>
        </table:table-row>
        <table:table-row table:style-name="ro1">
          <table:table-cell table:formula="of:=[alignment.A550]" office:value-type="string" office:string-value="FilmCompany">
            <text:p>FilmCompany</text:p>
          </table:table-cell>
          <table:table-cell table:formula="of:=[alignment.O550]" office:value-type="float" office:value="1">
            <text:p>1</text:p>
          </table:table-cell>
        </table:table-row>
        <table:table-row table:style-name="ro1">
          <table:table-cell table:formula="of:=[alignment.A414]" office:value-type="string" office:string-value="FilmCinematographer">
            <text:p>FilmCinematographer</text:p>
          </table:table-cell>
          <table:table-cell table:formula="of:=[alignment.O414]" office:value-type="float" office:value="1">
            <text:p>1</text:p>
          </table:table-cell>
        </table:table-row>
        <table:table-row table:style-name="ro1">
          <table:table-cell table:formula="of:=[alignment.A413]" office:value-type="string" office:string-value="FilmCastingDirector">
            <text:p>FilmCastingDirector</text:p>
          </table:table-cell>
          <table:table-cell table:formula="of:=[alignment.O413]" office:value-type="float" office:value="1">
            <text:p>1</text:p>
          </table:table-cell>
        </table:table-row>
        <table:table-row table:style-name="ro1">
          <table:table-cell table:formula="of:=[alignment.A411]" office:value-type="string" office:string-value="FilmArtDirector">
            <text:p>FilmArtDirector</text:p>
          </table:table-cell>
          <table:table-cell table:formula="of:=[alignment.O411]" office:value-type="float" office:value="1">
            <text:p>1</text:p>
          </table:table-cell>
        </table:table-row>
        <table:table-row table:style-name="ro1">
          <table:table-cell table:formula="of:=[alignment.A412]" office:value-type="string" office:string-value="FilmArtDirector">
            <text:p>FilmArtDirector</text:p>
          </table:table-cell>
          <table:table-cell table:formula="of:=[alignment.O412]" office:value-type="float" office:value="1">
            <text:p>1</text:p>
          </table:table-cell>
        </table:table-row>
        <table:table-row table:style-name="ro1">
          <table:table-cell table:formula="of:=[alignment.A410]" office:value-type="string" office:string-value="FictionalUniverseCreator">
            <text:p>FictionalUniverseCreator</text:p>
          </table:table-cell>
          <table:table-cell table:formula="of:=[alignment.O410]" office:value-type="float" office:value="1">
            <text:p>1</text:p>
          </table:table-cell>
        </table:table-row>
        <table:table-row table:style-name="ro1">
          <table:table-cell table:formula="of:=[alignment.A549]" office:value-type="string" office:string-value="FashionLabel">
            <text:p>FashionLabel</text:p>
          </table:table-cell>
          <table:table-cell table:formula="of:=[alignment.O549]" office:value-type="float" office:value="1">
            <text:p>1</text:p>
          </table:table-cell>
        </table:table-row>
        <table:table-row table:style-name="ro1">
          <table:table-cell table:formula="of:=[alignment.A409]" office:value-type="string" office:string-value="FashionDesigner">
            <text:p>FashionDesigner</text:p>
          </table:table-cell>
          <table:table-cell table:formula="of:=[alignment.O409]" office:value-type="float" office:value="1">
            <text:p>1</text:p>
          </table:table-cell>
        </table:table-row>
        <table:table-row table:style-name="ro1">
          <table:table-cell table:formula="of:=[alignment.A295]" office:value-type="string" office:string-value="Explosive">
            <text:p>Explosive</text:p>
          </table:table-cell>
          <table:table-cell table:formula="of:=[alignment.O295]" office:value-type="float" office:value="1">
            <text:p>1</text:p>
          </table:table-cell>
        </table:table-row>
        <table:table-row table:style-name="ro1">
          <table:table-cell table:formula="of:=[alignment.A533]" office:value-type="string" office:string-value="EntertainmentCompany">
            <text:p>EntertainmentCompany</text:p>
          </table:table-cell>
          <table:table-cell table:formula="of:=[alignment.O533]" office:value-type="float" office:value="1">
            <text:p>1</text:p>
          </table:table-cell>
        </table:table-row>
        <table:table-row table:style-name="ro1">
          <table:table-cell table:formula="of:=[alignment.A586]" office:value-type="string" office:string-value="EntertainmentAwardEvent">
            <text:p>EntertainmentAwardEvent</text:p>
          </table:table-cell>
          <table:table-cell table:formula="of:=[alignment.O586]" office:value-type="float" office:value="1">
            <text:p>1</text:p>
          </table:table-cell>
        </table:table-row>
        <table:table-row table:style-name="ro1">
          <table:table-cell table:formula="of:=[alignment.A592]" office:value-type="string" office:string-value="EnglishRegion">
            <text:p>EnglishRegion</text:p>
          </table:table-cell>
          <table:table-cell table:formula="of:=[alignment.O592]" office:value-type="float" office:value="1">
            <text:p>1</text:p>
          </table:table-cell>
        </table:table-row>
        <table:table-row table:style-name="ro1">
          <table:table-cell table:formula="of:=[alignment.A548]" office:value-type="string" office:string-value="EngineeringFirm">
            <text:p>EngineeringFirm</text:p>
          </table:table-cell>
          <table:table-cell table:formula="of:=[alignment.O548]" office:value-type="float" office:value="1">
            <text:p>1</text:p>
          </table:table-cell>
        </table:table-row>
        <table:table-row table:style-name="ro1">
          <table:table-cell table:formula="of:=[alignment.A408]" office:value-type="string" office:string-value="ElementDiscoverer">
            <text:p>ElementDiscoverer</text:p>
          </table:table-cell>
          <table:table-cell table:formula="of:=[alignment.O408]" office:value-type="float" office:value="1">
            <text:p>1</text:p>
          </table:table-cell>
        </table:table-row>
        <table:table-row table:style-name="ro1">
          <table:table-cell table:formula="of:=[alignment.A608]" office:value-type="string" office:string-value="ElectronicsMeasure">
            <text:p>ElectronicsMeasure</text:p>
          </table:table-cell>
          <table:table-cell table:formula="of:=[alignment.O608]" office:value-type="float" office:value="1">
            <text:p>1</text:p>
          </table:table-cell>
        </table:table-row>
        <table:table-row table:style-name="ro1">
          <table:table-cell table:formula="of:=[alignment.A532]" office:value-type="string" office:string-value="ElectronicsCompany">
            <text:p>ElectronicsCompany</text:p>
          </table:table-cell>
          <table:table-cell table:formula="of:=[alignment.O532]" office:value-type="float" office:value="1">
            <text:p>1</text:p>
          </table:table-cell>
        </table:table-row>
        <table:table-row table:style-name="ro1">
          <table:table-cell table:formula="of:=[alignment.A294]" office:value-type="string" office:string-value="Duration">
            <text:p>Duration</text:p>
          </table:table-cell>
          <table:table-cell table:formula="of:=[alignment.O294]" office:value-type="float" office:value="1">
            <text:p>1</text:p>
          </table:table-cell>
        </table:table-row>
        <table:table-row table:style-name="ro1">
          <table:table-cell table:formula="of:=[alignment.A407]" office:value-type="string" office:string-value="Drummer">
            <text:p>Drummer</text:p>
          </table:table-cell>
          <table:table-cell table:formula="of:=[alignment.O407]" office:value-type="float" office:value="1">
            <text:p>1</text:p>
          </table:table-cell>
        </table:table-row>
        <table:table-row table:style-name="ro1">
          <table:table-cell table:formula="of:=[alignment.A600]" office:value-type="string" office:string-value="DrinkingEstablishment">
            <text:p>DrinkingEstablishment</text:p>
          </table:table-cell>
          <table:table-cell table:formula="of:=[alignment.O600]" office:value-type="float" office:value="1">
            <text:p>1</text:p>
          </table:table-cell>
        </table:table-row>
        <table:table-row table:style-name="ro1">
          <table:table-cell table:formula="of:=[alignment.A609]" office:value-type="string" office:string-value="DomainName">
            <text:p>DomainName</text:p>
          </table:table-cell>
          <table:table-cell table:formula="of:=[alignment.O609]" office:value-type="float" office:value="1">
            <text:p>1</text:p>
          </table:table-cell>
        </table:table-row>
        <table:table-row table:style-name="ro1">
          <table:table-cell table:formula="of:=[alignment.A357]" office:value-type="string" office:string-value="Doctor">
            <text:p>Doctor</text:p>
          </table:table-cell>
          <table:table-cell table:formula="of:=[alignment.O357]" office:value-type="float" office:value="1">
            <text:p>1</text:p>
          </table:table-cell>
        </table:table-row>
        <table:table-row table:style-name="ro1">
          <table:table-cell table:formula="of:=[alignment.A547]" office:value-type="string" office:string-value="Distillery">
            <text:p>Distillery</text:p>
          </table:table-cell>
          <table:table-cell table:formula="of:=[alignment.O547]" office:value-type="float" office:value="1">
            <text:p>1</text:p>
          </table:table-cell>
        </table:table-row>
        <table:table-row table:style-name="ro1">
          <table:table-cell table:formula="of:=[alignment.A406]" office:value-type="string" office:string-value="DisasterVictim">
            <text:p>DisasterVictim</text:p>
          </table:table-cell>
          <table:table-cell table:formula="of:=[alignment.O406]" office:value-type="float" office:value="1">
            <text:p>1</text:p>
          </table:table-cell>
        </table:table-row>
        <table:table-row table:style-name="ro1">
          <table:table-cell table:formula="of:=[alignment.A405]" office:value-type="string" office:string-value="DisasterSurvivor">
            <text:p>DisasterSurvivor</text:p>
          </table:table-cell>
          <table:table-cell table:formula="of:=[alignment.O405]" office:value-type="float" office:value="1">
            <text:p>1</text:p>
          </table:table-cell>
        </table:table-row>
        <table:table-row table:style-name="ro1">
          <table:table-cell table:formula="of:=[alignment.A356]" office:value-type="string" office:string-value="Diplomat">
            <text:p>Diplomat</text:p>
          </table:table-cell>
          <table:table-cell table:formula="of:=[alignment.O356]" office:value-type="float" office:value="1">
            <text:p>1</text:p>
          </table:table-cell>
        </table:table-row>
        <table:table-row table:style-name="ro1">
          <table:table-cell table:formula="of:=[alignment.A607]" office:value-type="string" office:string-value="DigitalMeasure">
            <text:p>DigitalMeasure</text:p>
          </table:table-cell>
          <table:table-cell table:formula="of:=[alignment.O607]" office:value-type="float" office:value="1">
            <text:p>1</text:p>
          </table:table-cell>
        </table:table-row>
        <table:table-row table:style-name="ro1">
          <table:table-cell table:formula="of:=[alignment.A404]" office:value-type="string" office:string-value="DietFollower">
            <text:p>DietFollower</text:p>
          </table:table-cell>
          <table:table-cell table:formula="of:=[alignment.O404]" office:value-type="float" office:value="1">
            <text:p>1</text:p>
          </table:table-cell>
        </table:table-row>
        <table:table-row table:style-name="ro1">
          <table:table-cell table:formula="of:=[alignment.A403]" office:value-type="string" office:string-value="Deity">
            <text:p>Deity</text:p>
          </table:table-cell>
          <table:table-cell table:formula="of:=[alignment.O403]" office:value-type="float" office:value="1">
            <text:p>1</text:p>
          </table:table-cell>
        </table:table-row>
        <table:table-row table:style-name="ro1">
          <table:table-cell table:formula="of:=[alignment.A402]" office:value-type="string" office:string-value="Dedicator">
            <text:p>Dedicator</text:p>
          </table:table-cell>
          <table:table-cell table:formula="of:=[alignment.O402]" office:value-type="float" office:value="1">
            <text:p>1</text:p>
          </table:table-cell>
        </table:table-row>
        <table:table-row table:style-name="ro1">
          <table:table-cell table:formula="of:=[alignment.A401]" office:value-type="string" office:string-value="Dedicatee">
            <text:p>Dedicatee</text:p>
          </table:table-cell>
          <table:table-cell table:formula="of:=[alignment.O401]" office:value-type="float" office:value="1">
            <text:p>1</text:p>
          </table:table-cell>
        </table:table-row>
        <table:table-row table:style-name="ro1">
          <table:table-cell table:formula="of:=[alignment.A293]" office:value-type="string" office:string-value="Decade">
            <text:p>Decade</text:p>
          </table:table-cell>
          <table:table-cell table:formula="of:=[alignment.O293]" office:value-type="float" office:value="1">
            <text:p>1</text:p>
          </table:table-cell>
        </table:table-row>
        <table:table-row table:style-name="ro1">
          <table:table-cell table:formula="of:=[alignment.A292]" office:value-type="string" office:string-value="DayOfMonth">
            <text:p>DayOfMonth</text:p>
          </table:table-cell>
          <table:table-cell table:formula="of:=[alignment.O292]" office:value-type="float" office:value="1">
            <text:p>1</text:p>
          </table:table-cell>
        </table:table-row>
        <table:table-row table:style-name="ro1">
          <table:table-cell table:formula="of:=[alignment.A291]" office:value-type="string" office:string-value="DayName">
            <text:p>DayName</text:p>
          </table:table-cell>
          <table:table-cell table:formula="of:=[alignment.O291]" office:value-type="float" office:value="1">
            <text:p>1</text:p>
          </table:table-cell>
        </table:table-row>
        <table:table-row table:style-name="ro1">
          <table:table-cell table:formula="of:=[alignment.A290]" office:value-type="string" office:string-value="DateRange">
            <text:p>DateRange</text:p>
          </table:table-cell>
          <table:table-cell table:formula="of:=[alignment.O290]" office:value-type="float" office:value="1">
            <text:p>1</text:p>
          </table:table-cell>
        </table:table-row>
        <table:table-row table:style-name="ro1">
          <table:table-cell table:formula="of:=[alignment.A289]" office:value-type="string" office:string-value="Date">
            <text:p>Date</text:p>
          </table:table-cell>
          <table:table-cell table:formula="of:=[alignment.O289]" office:value-type="float" office:value="1">
            <text:p>1</text:p>
          </table:table-cell>
        </table:table-row>
        <table:table-row table:style-name="ro1">
          <table:table-cell table:formula="of:=[alignment.A400]" office:value-type="string" office:string-value="Cyclist">
            <text:p>Cyclist</text:p>
          </table:table-cell>
          <table:table-cell table:formula="of:=[alignment.O400]" office:value-type="float" office:value="1">
            <text:p>1</text:p>
          </table:table-cell>
        </table:table-row>
        <table:table-row table:style-name="ro1">
          <table:table-cell table:formula="of:=[alignment.A503]" office:value-type="string" office:string-value="CriminalOrganization">
            <text:p>CriminalOrganization</text:p>
          </table:table-cell>
          <table:table-cell table:formula="of:=[alignment.O503]" office:value-type="float" office:value="1">
            <text:p>1</text:p>
          </table:table-cell>
        </table:table-row>
        <table:table-row table:style-name="ro1">
          <table:table-cell table:formula="of:=[alignment.A288]" office:value-type="string" office:string-value="Crime">
            <text:p>Crime</text:p>
          </table:table-cell>
          <table:table-cell table:formula="of:=[alignment.O288]" office:value-type="float" office:value="1">
            <text:p>1</text:p>
          </table:table-cell>
        </table:table-row>
        <table:table-row table:style-name="ro1">
          <table:table-cell table:formula="of:=[alignment.A399]" office:value-type="string" office:string-value="CricketUmpire">
            <text:p>CricketUmpire</text:p>
          </table:table-cell>
          <table:table-cell table:formula="of:=[alignment.O399]" office:value-type="float" office:value="1">
            <text:p>1</text:p>
          </table:table-cell>
        </table:table-row>
        <table:table-row table:style-name="ro1">
          <table:table-cell table:formula="of:=[alignment.A398]" office:value-type="string" office:string-value="CricketPlayer">
            <text:p>CricketPlayer</text:p>
          </table:table-cell>
          <table:table-cell table:formula="of:=[alignment.O398]" office:value-type="float" office:value="1">
            <text:p>1</text:p>
          </table:table-cell>
        </table:table-row>
        <table:table-row table:style-name="ro1">
          <table:table-cell table:formula="of:=[alignment.A397]" office:value-type="string" office:string-value="CricketCoach">
            <text:p>CricketCoach</text:p>
          </table:table-cell>
          <table:table-cell table:formula="of:=[alignment.O397]" office:value-type="float" office:value="1">
            <text:p>1</text:p>
          </table:table-cell>
        </table:table-row>
        <table:table-row table:style-name="ro1">
          <table:table-cell table:formula="of:=[alignment.A396]" office:value-type="string" office:string-value="CricketBowler">
            <text:p>CricketBowler</text:p>
          </table:table-cell>
          <table:table-cell table:formula="of:=[alignment.O396]" office:value-type="float" office:value="1">
            <text:p>1</text:p>
          </table:table-cell>
        </table:table-row>
        <table:table-row table:style-name="ro1">
          <table:table-cell table:formula="of:=[alignment.A508]" office:value-type="string" office:string-value="CricketAdministrativeBody">
            <text:p>CricketAdministrativeBody</text:p>
          </table:table-cell>
          <table:table-cell table:formula="of:=[alignment.O508]" office:value-type="float" office:value="1">
            <text:p>1</text:p>
          </table:table-cell>
        </table:table-row>
        <table:table-row table:style-name="ro1">
          <table:table-cell table:formula="of:=[alignment.A395]" office:value-type="string" office:string-value="Conductor">
            <text:p>Conductor</text:p>
          </table:table-cell>
          <table:table-cell table:formula="of:=[alignment.O395]" office:value-type="float" office:value="1">
            <text:p>1</text:p>
          </table:table-cell>
        </table:table-row>
        <table:table-row table:style-name="ro1">
          <table:table-cell table:formula="of:=[alignment.A394]" office:value-type="string" office:string-value="ConductedEnsemble">
            <text:p>ConductedEnsemble</text:p>
          </table:table-cell>
          <table:table-cell table:formula="of:=[alignment.O394]" office:value-type="float" office:value="1">
            <text:p>1</text:p>
          </table:table-cell>
        </table:table-row>
        <table:table-row table:style-name="ro1">
          <table:table-cell table:formula="of:=[alignment.A615]" office:value-type="string" office:string-value="Concept">
            <text:p>Concept</text:p>
          </table:table-cell>
          <table:table-cell table:formula="of:=[alignment.O615]" office:value-type="float" office:value="1">
            <text:p>1</text:p>
          </table:table-cell>
        </table:table-row>
        <table:table-row table:style-name="ro1">
          <table:table-cell table:formula="of:=[alignment.A393]" office:value-type="string" office:string-value="ComputerScientist">
            <text:p>ComputerScientist</text:p>
          </table:table-cell>
          <table:table-cell table:formula="of:=[alignment.O393]" office:value-type="float" office:value="1">
            <text:p>1</text:p>
          </table:table-cell>
        </table:table-row>
        <table:table-row table:style-name="ro1">
          <table:table-cell table:formula="of:=[alignment.A546]" office:value-type="string" office:string-value="ComputerManufacturerBrand">
            <text:p>ComputerManufacturerBrand</text:p>
          </table:table-cell>
          <table:table-cell table:formula="of:=[alignment.O546]" office:value-type="float" office:value="1">
            <text:p>1</text:p>
          </table:table-cell>
        </table:table-row>
        <table:table-row table:style-name="ro1">
          <table:table-cell table:formula="of:=[alignment.A392]" office:value-type="string" office:string-value="ComputerDesigner">
            <text:p>ComputerDesigner</text:p>
          </table:table-cell>
          <table:table-cell table:formula="of:=[alignment.O392]" office:value-type="float" office:value="1">
            <text:p>1</text:p>
          </table:table-cell>
        </table:table-row>
        <table:table-row table:style-name="ro1">
          <table:table-cell table:formula="of:=[alignment.A328]" office:value-type="string" office:string-value="Computer">
            <text:p>Computer</text:p>
          </table:table-cell>
          <table:table-cell table:formula="of:=[alignment.O328]" office:value-type="float" office:value="1">
            <text:p>1</text:p>
          </table:table-cell>
        </table:table-row>
        <table:table-row table:style-name="ro1">
          <table:table-cell table:formula="of:=[alignment.A391]" office:value-type="string" office:string-value="Composer">
            <text:p>Composer</text:p>
          </table:table-cell>
          <table:table-cell table:formula="of:=[alignment.O391]" office:value-type="float" office:value="1">
            <text:p>1</text:p>
          </table:table-cell>
        </table:table-row>
        <table:table-row table:style-name="ro1">
          <table:table-cell table:formula="of:=[alignment.A390]" office:value-type="string" office:string-value="CompanyShareholder">
            <text:p>CompanyShareholder</text:p>
          </table:table-cell>
          <table:table-cell table:formula="of:=[alignment.O390]" office:value-type="float" office:value="1">
            <text:p>1</text:p>
          </table:table-cell>
        </table:table-row>
        <table:table-row table:style-name="ro1">
          <table:table-cell table:formula="of:=[alignment.A389]" office:value-type="string" office:string-value="CompanyFounder">
            <text:p>CompanyFounder</text:p>
          </table:table-cell>
          <table:table-cell table:formula="of:=[alignment.O389]" office:value-type="float" office:value="1">
            <text:p>1</text:p>
          </table:table-cell>
        </table:table-row>
        <table:table-row table:style-name="ro1">
          <table:table-cell table:formula="of:=[alignment.A388]" office:value-type="string" office:string-value="CompanyAdvisor">
            <text:p>CompanyAdvisor</text:p>
          </table:table-cell>
          <table:table-cell table:formula="of:=[alignment.O388]" office:value-type="float" office:value="1">
            <text:p>1</text:p>
          </table:table-cell>
        </table:table-row>
        <table:table-row table:style-name="ro1">
          <table:table-cell table:formula="of:=[alignment.A387]" office:value-type="string" office:string-value="ComicStripCreator">
            <text:p>ComicStripCreator</text:p>
          </table:table-cell>
          <table:table-cell table:formula="of:=[alignment.O387]" office:value-type="float" office:value="1">
            <text:p>1</text:p>
          </table:table-cell>
        </table:table-row>
        <table:table-row table:style-name="ro1">
          <table:table-cell table:formula="of:=[alignment.A386]" office:value-type="string" office:string-value="ComicStripArtist">
            <text:p>ComicStripArtist</text:p>
          </table:table-cell>
          <table:table-cell table:formula="of:=[alignment.O386]" office:value-type="float" office:value="1">
            <text:p>1</text:p>
          </table:table-cell>
        </table:table-row>
        <table:table-row table:style-name="ro1">
          <table:table-cell table:formula="of:=[alignment.A385]" office:value-type="string" office:string-value="ComicBookWriter">
            <text:p>ComicBookWriter</text:p>
          </table:table-cell>
          <table:table-cell table:formula="of:=[alignment.O385]" office:value-type="float" office:value="1">
            <text:p>1</text:p>
          </table:table-cell>
        </table:table-row>
        <table:table-row table:style-name="ro1">
          <table:table-cell table:formula="of:=[alignment.A545]" office:value-type="string" office:string-value="ComicBookPublisher">
            <text:p>ComicBookPublisher</text:p>
          </table:table-cell>
          <table:table-cell table:formula="of:=[alignment.O545]" office:value-type="float" office:value="1">
            <text:p>1</text:p>
          </table:table-cell>
        </table:table-row>
        <table:table-row table:style-name="ro1">
          <table:table-cell table:formula="of:=[alignment.A384]" office:value-type="string" office:string-value="ComicBookPenciler">
            <text:p>ComicBookPenciler</text:p>
          </table:table-cell>
          <table:table-cell table:formula="of:=[alignment.O384]" office:value-type="float" office:value="1">
            <text:p>1</text:p>
          </table:table-cell>
        </table:table-row>
        <table:table-row table:style-name="ro1">
          <table:table-cell table:formula="of:=[alignment.A383]" office:value-type="string" office:string-value="ComicBookLetterer">
            <text:p>ComicBookLetterer</text:p>
          </table:table-cell>
          <table:table-cell table:formula="of:=[alignment.O383]" office:value-type="float" office:value="1">
            <text:p>1</text:p>
          </table:table-cell>
        </table:table-row>
        <table:table-row table:style-name="ro1">
          <table:table-cell table:formula="of:=[alignment.A382]" office:value-type="string" office:string-value="ComicBookInker">
            <text:p>ComicBookInker</text:p>
          </table:table-cell>
          <table:table-cell table:formula="of:=[alignment.O382]" office:value-type="float" office:value="1">
            <text:p>1</text:p>
          </table:table-cell>
        </table:table-row>
        <table:table-row table:style-name="ro1">
          <table:table-cell table:formula="of:=[alignment.A381]" office:value-type="string" office:string-value="ComicBookEditor">
            <text:p>ComicBookEditor</text:p>
          </table:table-cell>
          <table:table-cell table:formula="of:=[alignment.O381]" office:value-type="float" office:value="1">
            <text:p>1</text:p>
          </table:table-cell>
        </table:table-row>
        <table:table-row table:style-name="ro1">
          <table:table-cell table:formula="of:=[alignment.A380]" office:value-type="string" office:string-value="ComicBookCreator">
            <text:p>ComicBookCreator</text:p>
          </table:table-cell>
          <table:table-cell table:formula="of:=[alignment.O380]" office:value-type="float" office:value="1">
            <text:p>1</text:p>
          </table:table-cell>
        </table:table-row>
        <table:table-row table:style-name="ro1">
          <table:table-cell table:formula="of:=[alignment.A379]" office:value-type="string" office:string-value="ComicBookColorist">
            <text:p>ComicBookColorist</text:p>
          </table:table-cell>
          <table:table-cell table:formula="of:=[alignment.O379]" office:value-type="float" office:value="1">
            <text:p>1</text:p>
          </table:table-cell>
        </table:table-row>
        <table:table-row table:style-name="ro1">
          <table:table-cell table:formula="of:=[alignment.A507]" office:value-type="string" office:string-value="CollegeUniversity">
            <text:p>CollegeUniversity</text:p>
          </table:table-cell>
          <table:table-cell table:formula="of:=[alignment.O507]" office:value-type="float" office:value="1">
            <text:p>1</text:p>
          </table:table-cell>
        </table:table-row>
        <table:table-row table:style-name="ro1">
          <table:table-cell table:formula="of:=[alignment.A378]" office:value-type="string" office:string-value="Collector">
            <text:p>Collector</text:p>
          </table:table-cell>
          <table:table-cell table:formula="of:=[alignment.O378]" office:value-type="float" office:value="1">
            <text:p>1</text:p>
          </table:table-cell>
        </table:table-row>
        <table:table-row table:style-name="ro1">
          <table:table-cell table:formula="of:=[alignment.A366]" office:value-type="string" office:string-value="Coach">
            <text:p>Coach</text:p>
          </table:table-cell>
          <table:table-cell table:formula="of:=[alignment.O366]" office:value-type="float" office:value="1">
            <text:p>1</text:p>
          </table:table-cell>
        </table:table-row>
        <table:table-row table:style-name="ro1">
          <table:table-cell table:formula="of:=[alignment.A505]" office:value-type="string" office:string-value="Club">
            <text:p>Club</text:p>
          </table:table-cell>
          <table:table-cell table:formula="of:=[alignment.O505]" office:value-type="float" office:value="1">
            <text:p>1</text:p>
          </table:table-cell>
        </table:table-row>
        <table:table-row table:style-name="ro1">
          <table:table-cell table:formula="of:=[alignment.A287]" office:value-type="string" office:string-value="Clothing">
            <text:p>Clothing</text:p>
          </table:table-cell>
          <table:table-cell table:formula="of:=[alignment.O287]" office:value-type="float" office:value="1">
            <text:p>1</text:p>
          </table:table-cell>
        </table:table-row>
        <table:table-row table:style-name="ro1">
          <table:table-cell table:formula="of:=[alignment.A573]" office:value-type="string" office:string-value="CivilianCraft">
            <text:p>CivilianCraft</text:p>
          </table:table-cell>
          <table:table-cell table:formula="of:=[alignment.O573]" office:value-type="float" office:value="1">
            <text:p>1</text:p>
          </table:table-cell>
        </table:table-row>
        <table:table-row table:style-name="ro1">
          <table:table-cell table:formula="of:=[alignment.A377]" office:value-type="string" office:string-value="ChivalricOrderOfficer">
            <text:p>ChivalricOrderOfficer</text:p>
          </table:table-cell>
          <table:table-cell table:formula="of:=[alignment.O377]" office:value-type="float" office:value="1">
            <text:p>1</text:p>
          </table:table-cell>
        </table:table-row>
        <table:table-row table:style-name="ro1">
          <table:table-cell table:formula="of:=[alignment.A376]" office:value-type="string" office:string-value="ChivalricOrderMember">
            <text:p>ChivalricOrderMember</text:p>
          </table:table-cell>
          <table:table-cell table:formula="of:=[alignment.O376]" office:value-type="float" office:value="1">
            <text:p>1</text:p>
          </table:table-cell>
        </table:table-row>
        <table:table-row table:style-name="ro1">
          <table:table-cell table:formula="of:=[alignment.A375]" office:value-type="string" office:string-value="ChivalricOrderFounder">
            <text:p>ChivalricOrderFounder</text:p>
          </table:table-cell>
          <table:table-cell table:formula="of:=[alignment.O375]" office:value-type="float" office:value="1">
            <text:p>1</text:p>
          </table:table-cell>
        </table:table-row>
        <table:table-row table:style-name="ro1">
          <table:table-cell table:formula="of:=[alignment.A374]" office:value-type="string" office:string-value="ChessPlayer">
            <text:p>ChessPlayer</text:p>
          </table:table-cell>
          <table:table-cell table:formula="of:=[alignment.O374]" office:value-type="float" office:value="1">
            <text:p>1</text:p>
          </table:table-cell>
        </table:table-row>
        <table:table-row table:style-name="ro1">
          <table:table-cell table:formula="of:=[alignment.A581]" office:value-type="string" office:string-value="ChemicalWeapon">
            <text:p>ChemicalWeapon</text:p>
          </table:table-cell>
          <table:table-cell table:formula="of:=[alignment.O581]" office:value-type="float" office:value="1">
            <text:p>1</text:p>
          </table:table-cell>
        </table:table-row>
        <table:table-row table:style-name="ro1">
          <table:table-cell table:formula="of:=[alignment.A373]" office:value-type="string" office:string-value="Chef">
            <text:p>Chef</text:p>
          </table:table-cell>
          <table:table-cell table:formula="of:=[alignment.O373]" office:value-type="float" office:value="1">
            <text:p>1</text:p>
          </table:table-cell>
        </table:table-row>
        <table:table-row table:style-name="ro1">
          <table:table-cell table:formula="of:=[alignment.A286]" office:value-type="string" office:string-value="Century">
            <text:p>Century</text:p>
          </table:table-cell>
          <table:table-cell table:formula="of:=[alignment.O286]" office:value-type="float" office:value="1">
            <text:p>1</text:p>
          </table:table-cell>
        </table:table-row>
        <table:table-row table:style-name="ro1">
          <table:table-cell table:formula="of:=[alignment.A344]" office:value-type="string" office:string-value="Cave">
            <text:p>Cave</text:p>
          </table:table-cell>
          <table:table-cell table:formula="of:=[alignment.O344]" office:value-type="float" office:value="1">
            <text:p>1</text:p>
          </table:table-cell>
        </table:table-row>
        <table:table-row table:style-name="ro1">
          <table:table-cell table:formula="of:=[alignment.A544]" office:value-type="string" office:string-value="CandyBarManufacturer">
            <text:p>CandyBarManufacturer</text:p>
          </table:table-cell>
          <table:table-cell table:formula="of:=[alignment.O544]" office:value-type="float" office:value="1">
            <text:p>1</text:p>
          </table:table-cell>
        </table:table-row>
        <table:table-row table:style-name="ro1">
          <table:table-cell table:formula="of:=[alignment.A327]" office:value-type="string" office:string-value="Business">
            <text:p>Business</text:p>
          </table:table-cell>
          <table:table-cell table:formula="of:=[alignment.O327]" office:value-type="float" office:value="1">
            <text:p>1</text:p>
          </table:table-cell>
        </table:table-row>
        <table:table-row table:style-name="ro1">
          <table:table-cell table:formula="of:=[alignment.A543]" office:value-type="string" office:string-value="BroadcastDistributor">
            <text:p>BroadcastDistributor</text:p>
          </table:table-cell>
          <table:table-cell table:formula="of:=[alignment.O543]" office:value-type="float" office:value="1">
            <text:p>1</text:p>
          </table:table-cell>
        </table:table-row>
        <table:table-row table:style-name="ro1">
          <table:table-cell table:formula="of:=[alignment.A372]" office:value-type="string" office:string-value="BroadcastArtist">
            <text:p>BroadcastArtist</text:p>
          </table:table-cell>
          <table:table-cell table:formula="of:=[alignment.O372]" office:value-type="float" office:value="1">
            <text:p>1</text:p>
          </table:table-cell>
        </table:table-row>
        <table:table-row table:style-name="ro1">
          <table:table-cell table:formula="of:=[alignment.A542]" office:value-type="string" office:string-value="BreweryBrandOfBeer">
            <text:p>BreweryBrandOfBeer</text:p>
          </table:table-cell>
          <table:table-cell table:formula="of:=[alignment.O542]" office:value-type="float" office:value="1">
            <text:p>1</text:p>
          </table:table-cell>
        </table:table-row>
        <table:table-row table:style-name="ro1">
          <table:table-cell table:formula="of:=[alignment.A529]" office:value-type="string" office:string-value="Brand">
            <text:p>Brand</text:p>
          </table:table-cell>
          <table:table-cell table:formula="of:=[alignment.O529]" office:value-type="float" office:value="1">
            <text:p>1</text:p>
          </table:table-cell>
        </table:table-row>
        <table:table-row table:style-name="ro1">
          <table:table-cell table:formula="of:=[alignment.A371]" office:value-type="string" office:string-value="Boxer">
            <text:p>Boxer</text:p>
          </table:table-cell>
          <table:table-cell table:formula="of:=[alignment.O371]" office:value-type="float" office:value="1">
            <text:p>1</text:p>
          </table:table-cell>
        </table:table-row>
        <table:table-row table:style-name="ro1">
          <table:table-cell table:formula="of:=[alignment.A541]" office:value-type="string" office:string-value="BottledWater">
            <text:p>BottledWater</text:p>
          </table:table-cell>
          <table:table-cell table:formula="of:=[alignment.O541]" office:value-type="float" office:value="1">
            <text:p>1</text:p>
          </table:table-cell>
        </table:table-row>
        <table:table-row table:style-name="ro1">
          <table:table-cell table:formula="of:=[alignment.A580]" office:value-type="string" office:string-value="BombWeapon">
            <text:p>BombWeapon</text:p>
          </table:table-cell>
          <table:table-cell table:formula="of:=[alignment.O580]" office:value-type="float" office:value="1">
            <text:p>1</text:p>
          </table:table-cell>
        </table:table-row>
        <table:table-row table:style-name="ro1">
          <table:table-cell table:formula="of:=[alignment.A370]" office:value-type="string" office:string-value="BoardMember">
            <text:p>BoardMember</text:p>
          </table:table-cell>
          <table:table-cell table:formula="of:=[alignment.O370]" office:value-type="float" office:value="1">
            <text:p>1</text:p>
          </table:table-cell>
        </table:table-row>
        <table:table-row table:style-name="ro1">
          <table:table-cell table:formula="of:=[alignment.A579]" office:value-type="string" office:string-value="BluntWeapon">
            <text:p>BluntWeapon</text:p>
          </table:table-cell>
          <table:table-cell table:formula="of:=[alignment.O579]" office:value-type="float" office:value="1">
            <text:p>1</text:p>
          </table:table-cell>
        </table:table-row>
        <table:table-row table:style-name="ro1">
          <table:table-cell table:formula="of:=[alignment.A369]" office:value-type="string" office:string-value="Blogger">
            <text:p>Blogger</text:p>
          </table:table-cell>
          <table:table-cell table:formula="of:=[alignment.O369]" office:value-type="float" office:value="1">
            <text:p>1</text:p>
          </table:table-cell>
        </table:table-row>
        <table:table-row table:style-name="ro1">
          <table:table-cell table:formula="of:=[alignment.A601]" office:value-type="string" office:string-value="Blog">
            <text:p>Blog</text:p>
          </table:table-cell>
          <table:table-cell table:formula="of:=[alignment.O601]" office:value-type="float" office:value="1">
            <text:p>1</text:p>
          </table:table-cell>
        </table:table-row>
        <table:table-row table:style-name="ro1">
          <table:table-cell table:formula="of:=[alignment.A277]" office:value-type="string" office:string-value="Biology">
            <text:p>Biology</text:p>
          </table:table-cell>
          <table:table-cell table:formula="of:=[alignment.O277]" office:value-type="float" office:value="1">
            <text:p>1</text:p>
          </table:table-cell>
        </table:table-row>
        <table:table-row table:style-name="ro1">
          <table:table-cell table:formula="of:=[alignment.A578]" office:value-type="string" office:string-value="BiologicalWeapon">
            <text:p>BiologicalWeapon</text:p>
          </table:table-cell>
          <table:table-cell table:formula="of:=[alignment.O578]" office:value-type="float" office:value="1">
            <text:p>1</text:p>
          </table:table-cell>
        </table:table-row>
        <table:table-row table:style-name="ro1">
          <table:table-cell table:formula="of:=[alignment.A540]" office:value-type="string" office:string-value="BicycleManufacturer">
            <text:p>BicycleManufacturer</text:p>
          </table:table-cell>
          <table:table-cell table:formula="of:=[alignment.O540]" office:value-type="float" office:value="1">
            <text:p>1</text:p>
          </table:table-cell>
        </table:table-row>
        <table:table-row table:style-name="ro1">
          <table:table-cell table:formula="of:=[alignment.A368]" office:value-type="string" office:string-value="Bassist">
            <text:p>Bassist</text:p>
          </table:table-cell>
          <table:table-cell table:formula="of:=[alignment.O368]" office:value-type="float" office:value="1">
            <text:p>1</text:p>
          </table:table-cell>
        </table:table-row>
        <table:table-row table:style-name="ro1">
          <table:table-cell table:formula="of:=[alignment.A367]" office:value-type="string" office:string-value="BasketballCoach">
            <text:p>BasketballCoach</text:p>
          </table:table-cell>
          <table:table-cell table:formula="of:=[alignment.O367]" office:value-type="float" office:value="1">
            <text:p>1</text:p>
          </table:table-cell>
        </table:table-row>
        <table:table-row table:style-name="ro1">
          <table:table-cell table:formula="of:=[alignment.A365]" office:value-type="string" office:string-value="AwardWinner">
            <text:p>AwardWinner</text:p>
          </table:table-cell>
          <table:table-cell table:formula="of:=[alignment.O365]" office:value-type="float" office:value="1">
            <text:p>1</text:p>
          </table:table-cell>
        </table:table-row>
        <table:table-row table:style-name="ro1">
          <table:table-cell table:formula="of:=[alignment.A515]" office:value-type="string" office:string-value="AwardPresentingOrganization">
            <text:p>AwardPresentingOrganization</text:p>
          </table:table-cell>
          <table:table-cell table:formula="of:=[alignment.O515]" office:value-type="float" office:value="1">
            <text:p>1</text:p>
          </table:table-cell>
        </table:table-row>
        <table:table-row table:style-name="ro1">
          <table:table-cell table:formula="of:=[alignment.A364]" office:value-type="string" office:string-value="AwardNominee">
            <text:p>AwardNominee</text:p>
          </table:table-cell>
          <table:table-cell table:formula="of:=[alignment.O364]" office:value-type="float" office:value="1">
            <text:p>1</text:p>
          </table:table-cell>
        </table:table-row>
        <table:table-row table:style-name="ro1">
          <table:table-cell table:formula="of:=[alignment.A363]" office:value-type="string" office:string-value="AwardJudge">
            <text:p>AwardJudge</text:p>
          </table:table-cell>
          <table:table-cell table:formula="of:=[alignment.O363]" office:value-type="float" office:value="1">
            <text:p>1</text:p>
          </table:table-cell>
        </table:table-row>
        <table:table-row table:style-name="ro1">
          <table:table-cell table:formula="of:=[alignment.A362]" office:value-type="string" office:string-value="AutomotiveDesigner">
            <text:p>AutomotiveDesigner</text:p>
          </table:table-cell>
          <table:table-cell table:formula="of:=[alignment.O362]" office:value-type="float" office:value="1">
            <text:p>1</text:p>
          </table:table-cell>
        </table:table-row>
        <table:table-row table:style-name="ro1">
          <table:table-cell table:formula="of:=[alignment.A361]" office:value-type="string" office:string-value="Author">
            <text:p>Author</text:p>
          </table:table-cell>
          <table:table-cell table:formula="of:=[alignment.O361]" office:value-type="float" office:value="1">
            <text:p>1</text:p>
          </table:table-cell>
        </table:table-row>
        <table:table-row table:style-name="ro1">
          <table:table-cell table:formula="of:=[alignment.A514]" office:value-type="string" office:string-value="AstronomicalSurveyProjectOrganization">
            <text:p>AstronomicalSurveyProjectOrganization</text:p>
          </table:table-cell>
          <table:table-cell table:formula="of:=[alignment.O514]" office:value-type="float" office:value="1">
            <text:p>1</text:p>
          </table:table-cell>
        </table:table-row>
        <table:table-row table:style-name="ro1">
          <table:table-cell table:formula="of:=[alignment.A360]" office:value-type="string" office:string-value="Astronomer">
            <text:p>Astronomer</text:p>
          </table:table-cell>
          <table:table-cell table:formula="of:=[alignment.O360]" office:value-type="float" office:value="1">
            <text:p>1</text:p>
          </table:table-cell>
        </table:table-row>
        <table:table-row table:style-name="ro1">
          <table:table-cell table:formula="of:=[alignment.A359]" office:value-type="string" office:string-value="ArchitectureFirmPartner">
            <text:p>ArchitectureFirmPartner</text:p>
          </table:table-cell>
          <table:table-cell table:formula="of:=[alignment.O359]" office:value-type="float" office:value="1">
            <text:p>1</text:p>
          </table:table-cell>
        </table:table-row>
        <table:table-row table:style-name="ro1">
          <table:table-cell table:formula="of:=[alignment.A539]" office:value-type="string" office:string-value="ArchitectureFirm">
            <text:p>ArchitectureFirm</text:p>
          </table:table-cell>
          <table:table-cell table:formula="of:=[alignment.O539]" office:value-type="float" office:value="1">
            <text:p>1</text:p>
          </table:table-cell>
        </table:table-row>
        <table:table-row table:style-name="ro1">
          <table:table-cell table:formula="of:=[alignment.A325]" office:value-type="string" office:string-value="Architecture">
            <text:p>Architecture</text:p>
          </table:table-cell>
          <table:table-cell table:formula="of:=[alignment.O325]" office:value-type="float" office:value="1">
            <text:p>1</text:p>
          </table:table-cell>
        </table:table-row>
        <table:table-row table:style-name="ro1">
          <table:table-cell table:formula="of:=[alignment.A358]" office:value-type="string" office:string-value="Appointee">
            <text:p>Appointee</text:p>
          </table:table-cell>
          <table:table-cell table:formula="of:=[alignment.O358]" office:value-type="float" office:value="1">
            <text:p>1</text:p>
          </table:table-cell>
        </table:table-row>
        <table:table-row table:style-name="ro1">
          <table:table-cell table:formula="of:=[alignment.A613]" office:value-type="string" office:string-value="Amount">
            <text:p>Amount</text:p>
          </table:table-cell>
          <table:table-cell table:formula="of:=[alignment.O613]" office:value-type="float" office:value="1">
            <text:p>1</text:p>
          </table:table-cell>
        </table:table-row>
        <table:table-row table:style-name="ro1">
          <table:table-cell table:formula="of:=[alignment.A280]" office:value-type="string" office:string-value="Algorithm">
            <text:p>Algorithm</text:p>
          </table:table-cell>
          <table:table-cell table:formula="of:=[alignment.O280]" office:value-type="float" office:value="1">
            <text:p>1</text:p>
          </table:table-cell>
        </table:table-row>
        <table:table-row table:style-name="ro1">
          <table:table-cell table:formula="of:=[alignment.A538]" office:value-type="string" office:string-value="AirportOperator">
            <text:p>AirportOperator</text:p>
          </table:table-cell>
          <table:table-cell table:formula="of:=[alignment.O538]" office:value-type="float" office:value="1">
            <text:p>1</text:p>
          </table:table-cell>
        </table:table-row>
        <table:table-row table:style-name="ro1">
          <table:table-cell table:formula="of:=[alignment.A537]" office:value-type="string" office:string-value="AircraftManufacturer">
            <text:p>AircraftManufacturer</text:p>
          </table:table-cell>
          <table:table-cell table:formula="of:=[alignment.O537]" office:value-type="float" office:value="1">
            <text:p>1</text:p>
          </table:table-cell>
        </table:table-row>
        <table:table-row table:style-name="ro1">
          <table:table-cell table:formula="of:=[alignment.A355]" office:value-type="string" office:string-value="AircraftDesigner">
            <text:p>AircraftDesigner</text:p>
          </table:table-cell>
          <table:table-cell table:formula="of:=[alignment.O355]" office:value-type="float" office:value="1">
            <text:p>1</text:p>
          </table:table-cell>
        </table:table-row>
        <table:table-row table:style-name="ro1">
          <table:table-cell table:formula="of:=[alignment.A605]" office:value-type="string" office:string-value="Accomodation">
            <text:p>Accomodation</text:p>
          </table:table-cell>
          <table:table-cell table:formula="of:=[alignment.O605]" office:value-type="float" office:value="1">
            <text:p>1</text:p>
          </table:table-cell>
        </table:table-row>
        <table:table-row table:style-name="ro1">
          <table:table-cell table:formula="of:=[alignment.A354]" office:value-type="string" office:string-value="Academic">
            <text:p>Academic</text:p>
          </table:table-cell>
          <table:table-cell table:formula="of:=[alignment.O354]" office:value-type="float" office:value="1">
            <text:p>1</text:p>
          </table:table-cell>
        </table:table-row>
      </table:table>
      <table:table table:name="nerd-ontology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Ontological Hierarchical representation</text:p>
          </table:table-cell>
          <table:table-cell table:number-columns-repeated="2"/>
          <table:table-cell office:value-type="string">
            <text:p>LEGEND</text:p>
          </table:table-cell>
          <table:table-cell office:value-type="string">
            <text:p>1st level classes: equivantClassOf </text:p>
          </table:table-cell>
          <table:table-cell/>
        </table:table-row>
        <table:table-row table:style-name="ro1">
          <table:table-cell/>
          <table:table-cell office:value-type="string">
            <text:p>1st level</text:p>
          </table:table-cell>
          <table:table-cell office:value-type="string">
            <text:p>2nd level</text:p>
          </table:table-cell>
          <table:table-cell/>
          <table:table-cell office:value-type="string">
            <text:p>2nd level classes: subClassOf </text:p>
          </table:table-cell>
          <table:table-cell/>
        </table:table-row>
        <table:table-row table:style-name="ro1">
          <table:table-cell office:value-type="string">
            <text:p>T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mount</text:p>
          </table:table-cell>
          <table:table-cell table:number-columns-repeated="2"/>
          <table:table-cell table:style-name="ce10"/>
          <table:table-cell office:value-type="string">
            <text:p><text:s/>to add?</text:p>
          </table:table-cell>
        </table:table-row>
        <table:table-row table:style-name="ro1">
          <table:table-cell/>
          <table:table-cell table:style-name="ce9" office:value-type="string">
            <text:p>Animal</text:p>
          </table:table-cell>
          <table:table-cell office:value-type="string">
            <text:p>Bird</text:p>
          </table:table-cell>
          <table:table-cell/>
          <table:table-cell table:style-name="ce9"/>
          <table:table-cell office:value-type="string">
            <text:p><text:s/>already added</text:p>
          </table:table-cell>
        </table:table-row>
        <table:table-row table:style-name="ro1">
          <table:table-cell table:number-columns-repeated="2"/>
          <table:table-cell office:value-type="string">
            <text:p>Insec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0" office:value-type="string">
            <text:p>Colour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>
            <text:p>Currenc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v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portEv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liticalEv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litaryConflict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>
            <text:p>Function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>
            <text:p>G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dministrativeReg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irpo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rid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n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ntin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unt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ospi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sl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ak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ighthou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unta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staura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iv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oa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oppingM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adi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Valley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>
            <text:p>MeanOfTransport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rganiz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ir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roadca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a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ducationalInstitu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gislatu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NonProfitOrganis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dioSt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ccerClu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portsLeag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portsTe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VSt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niversi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rs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mbassad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rchit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rt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strona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thle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eleb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icsCharac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rimin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ictionalCharac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y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usicalArt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litici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ccerPlay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nnisPlay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duc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ircraf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lb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utomob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oo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mailAddres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gaz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v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ewspap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peratingSyst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honeNumb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rogrammingLangu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dioProgr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apecraf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oolNewspap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ftwa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>
            <text:p>UR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VideoGa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eap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ebs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oliday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lignment.A2:alignment.O615" table:contains-header="false">
          <table:sort>
            <table:sort-by table:field-number="13" table:order="descending" table:data-type="automatic"/>
          </table:sort>
        </table:database-range>
        <table:database-range table:name="__Anonymous_Sheet_DB__1" table:target-range-address="longtail.A2:longtail.B61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erd-ontology'.B4:'nerd-ontology'.B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6e6e6" style:vertical-justify="auto"/>
      <style:paragraph-properties css3t:text-justify="auto"/>
    </style:style>
    <style:style style:name="Untitled2" style:family="table-cell" style:parent-style-name="Default">
      <style:table-cell-properties fo:background-color="#e6e6e6" style:vertical-justify="auto"/>
      <style:paragraph-properties css3t:text-justify="auto"/>
    </style:style>
    <style:style style:name="Untitled3" style:family="table-cell" style:parent-style-name="Default">
      <style:table-cell-properties fo:background-color="#e6e6e6"/>
    </style:style>
    <style:style style:name="Untitled4" style:family="table-cell" style:parent-style-name="Default">
      <style:table-cell-properties fo:background-color="#e6e6e6"/>
    </style:style>
    <style:style style:name="Untitled5" style:family="table-cell" style:parent-style-name="Default">
      <style:table-cell-properties fo:background-color="#e6e6e6"/>
    </style:style>
    <style:style style:name="Untitled6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8T08:55:09</meta:creation-date>
    <dc:date>2013-02-27T17:02:06</dc:date>
    <meta:editing-duration>PT14H38M14S</meta:editing-duration>
    <meta:editing-cycles>1122</meta:editing-cycles>
    <meta:generator>LibreOffice/3.5$Linux_X86_64 LibreOffice_project/350m1$Build-2</meta:generator>
    <meta:document-statistic meta:table-count="3" meta:cell-count="9321" meta:object-count="0"/>
  </office:meta>
</office:document-meta>
</file>